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1" style:family="table-cell" style:parent-style-name="Default" style:data-style-name="N0">
      <style:text-properties fo:font-style="italic" style:font-style-asian="italic" style:font-style-complex="italic" style:font-family-generic="swiss"/>
    </style:style>
    <style:style style:name="ce12" style:family="table-cell" style:parent-style-name="Default" style:data-style-name="N36">
      <style:table-cell-properties fo:border="thin solid #000000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2pt solid #000000"/>
    </style:style>
    <style:style style:name="ce14" style:family="table-cell" style:parent-style-name="Default" style:data-style-name="N36">
      <style:table-cell-properties fo:border-top="thin solid #000000" fo:border-bottom="2pt solid #000000" fo:border-left="thin solid #000000" fo:border-right="thin solid #000000"/>
    </style:style>
    <style:style style:name="ce15" style:family="table-cell" style:parent-style-name="Default" style:data-style-name="N36">
      <style:table-cell-properties fo:border-top="thin solid #000000" fo:border-bottom="2pt solid #000000" fo:border-left="thin solid #000000" fo:border-right="2pt solid #000000"/>
    </style:style>
    <style:style style:name="ce16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20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thin solid #000000" fo:border-right="2pt solid #000000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2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30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Problema_6_Folla_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1">
            <text:p>Parámetros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3">
            <text:p>W<text:s/></text:p>
          </table:table-cell>
          <table:table-cell office:value-type="float" office:value="100" table:style-name="ce4">
            <text:p>100</text:p>
          </table:table-cell>
          <table:table-cell office:value-type="string" table:style-name="ce5">
            <text:p>kg<text:span text:style-name="T4">.</text:span><text:span text:style-name="T5">min</text:span><text:span text:style-name="T4">-1</text:span></text:p>
          </table:table-cell>
          <table:table-cell table:style-name="ce1"/>
          <table:table-cell office:value-type="string" table:style-name="ce30">
            <text:p>Solución Ryntge-Kuta</text:p>
          </table:table-cell>
          <table:table-cell table:style-name="ce31"/>
          <table:table-cell table:number-columns-repeated="16377" table:style-name="ce1"/>
        </table:table-row>
        <table:table-row table:style-name="ro4">
          <table:table-cell/>
          <table:table-cell office:value-type="string" table:style-name="ce6">
            <text:p>C<text:span text:style-name="T1">P</text:span></text:p>
          </table:table-cell>
          <table:table-cell office:value-type="float" office:value="2" table:style-name="ce2">
            <text:p>2</text:p>
          </table:table-cell>
          <table:table-cell office:value-type="string" table:style-name="ce7">
            <text:p>KJ<text:span text:style-name="T4">.</text:span><text:span text:style-name="T5">kg</text:span><text:span text:style-name="T4">-1</text:span>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6">
            <text:p>T<text:span text:style-name="T1">0</text:span></text:p>
          </table:table-cell>
          <table:table-cell office:value-type="float" office:value="20" table:style-name="ce2">
            <text:p>20</text:p>
          </table:table-cell>
          <table:table-cell office:value-type="string" table:style-name="ce7">
            <text:p>°C</text:p>
          </table:table-cell>
          <table:table-cell table:number-columns-repeated="16380" table:style-name="ce1"/>
        </table:table-row>
        <table:table-row table:style-name="ro5">
          <table:table-cell/>
          <table:table-cell office:value-type="string" table:style-name="ce6">
            <text:p>UA<text:s text:c="2"/></text:p>
          </table:table-cell>
          <table:table-cell office:value-type="float" office:value="10" table:style-name="ce2">
            <text:p>10</text:p>
          </table:table-cell>
          <table:table-cell office:value-type="string" table:style-name="ce7">
            <text:p>kJ<text:span text:style-name="T4">.</text:span><text:span text:style-name="T5">min</text:span><text:span text:style-name="T4">-1.</text:span><text:span text:style-name="T5">°C</text:span><text:span text:style-name="T4">-1</text:span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Tvapor</text:p>
          </table:table-cell>
          <table:table-cell office:value-type="float" office:value="250" table:style-name="ce2">
            <text:p>250</text:p>
          </table:table-cell>
          <table:table-cell office:value-type="string" table:style-name="ce7">
            <text:p>°C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M</text:p>
          </table:table-cell>
          <table:table-cell office:value-type="float" office:value="1000" table:style-name="ce2">
            <text:p>1000</text:p>
          </table:table-cell>
          <table:table-cell office:value-type="string" table:style-name="ce7">
            <text:p>kg</text:p>
          </table:table-cell>
          <table:table-cell table:number-columns-repeated="16380" table:style-name="ce1"/>
        </table:table-row>
        <table:table-row table:style-name="ro6">
          <table:table-cell/>
          <table:table-cell office:value-type="string" table:style-name="ce8">
            <text:p>h</text:p>
          </table:table-cell>
          <table:table-cell office:value-type="float" office:value="0.5" table:style-name="ce9">
            <text:p>0,5</text:p>
          </table:table-cell>
          <table:table-cell office:value-type="string" table:style-name="ce10">
            <text:p>mi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1">
            <text:p>Táboa de valores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6">
            <text:p>Tempo</text:p>
          </table:table-cell>
          <table:table-cell office:value-type="string" table:style-name="ce17">
            <text:p>T<text:span text:style-name="T3">1<text:s/></text:span>(t) (°C)</text:p>
          </table:table-cell>
          <table:table-cell office:value-type="string" table:style-name="ce18">
            <text:p>k<text:span text:style-name="T3">11</text:span></text:p>
          </table:table-cell>
          <table:table-cell office:value-type="string" table:style-name="ce18">
            <text:p>k<text:span text:style-name="T3">12</text:span></text:p>
          </table:table-cell>
          <table:table-cell office:value-type="string" table:style-name="ce18">
            <text:p>k<text:span text:style-name="T3">13</text:span></text:p>
          </table:table-cell>
          <table:table-cell office:value-type="string" table:style-name="ce19">
            <text:p>k<text:span text:style-name="T3">14</text:span></text:p>
          </table:table-cell>
          <table:table-cell office:value-type="string" table:style-name="ce17">
            <text:p>T<text:span text:style-name="T3">2<text:s/></text:span>(t) (°C)</text:p>
          </table:table-cell>
          <table:table-cell office:value-type="string" table:style-name="ce18">
            <text:p>k<text:span text:style-name="T3">21</text:span></text:p>
          </table:table-cell>
          <table:table-cell office:value-type="string" table:style-name="ce18">
            <text:p>k<text:span text:style-name="T3">22</text:span></text:p>
          </table:table-cell>
          <table:table-cell office:value-type="string" table:style-name="ce18">
            <text:p>k<text:span text:style-name="T3">23</text:span></text:p>
          </table:table-cell>
          <table:table-cell office:value-type="string" table:style-name="ce19">
            <text:p>k<text:span text:style-name="T3">24</text:span></text:p>
          </table:table-cell>
          <table:table-cell office:value-type="string" table:style-name="ce22">
            <text:p>T<text:span text:style-name="T3">3<text:s/></text:span>(t) (°C)</text:p>
          </table:table-cell>
          <table:table-cell office:value-type="string" table:style-name="ce18">
            <text:p>k<text:span text:style-name="T3">31</text:span></text:p>
          </table:table-cell>
          <table:table-cell office:value-type="string" table:style-name="ce18">
            <text:p>k<text:span text:style-name="T3">32</text:span></text:p>
          </table:table-cell>
          <table:table-cell office:value-type="string" table:style-name="ce18">
            <text:p>k<text:span text:style-name="T3">33</text:span></text:p>
          </table:table-cell>
          <table:table-cell office:value-type="string" table:style-name="ce19">
            <text:p>k<text:span text:style-name="T3">34</text:span>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0" table:style-name="ce27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0.57499999999999996" table:formula="of:=[.$C$9]*(([.$C$3]*[.$C$4]*([.$C$5]-[.$C13])+[.$C$6]*([.$C$7]-[.$C13]))/[.$C$8]/[.$C$4])" table:style-name="ce20">
            <text:p>0,575000</text:p>
          </table:table-cell>
          <table:table-cell office:value-type="float" office:value="0.55990624999999994" table:formula="of:=[.$C$9]*(([.$C$3]*[.$C$4]*([.$C$5]-([.$C13]+1/2*[.D13]))+[.$C$6]*([.$C$7]-([.$C13]+1/2*[.D13])))/[.$C$8]/[.$C$4])" table:style-name="ce20">
            <text:p>0,559906</text:p>
          </table:table-cell>
          <table:table-cell office:value-type="float" office:value="0.56030246093750014" table:formula="of:=[.$C$9]*(([.$C$3]*[.$C$4]*([.$C$5]-([.$C13]+1/2*[.E13]))+[.$C$6]*([.$C$7]-([.$C13]+1/2*[.E13])))/[.$C$8]/[.$C$4])" table:style-name="ce20">
            <text:p>0,560302</text:p>
          </table:table-cell>
          <table:table-cell office:value-type="float" office:value="0.54558412080078122" table:formula="of:=[.$C$9]*(([.$C$3]*[.$C$4]*([.$C$5]-([.$C13]+[.F13]))+[.$C$6]*([.$C$7]-([.$C13]+[.F13])))/[.$C$8]/[.$C$4])" table:style-name="ce21">
            <text:p>0,545584</text:p>
          </table:table-cell>
          <table:table-cell office:value-type="float" office:value="20" table:style-name="ce16">
            <text:p>20</text:p>
          </table:table-cell>
          <table:table-cell office:value-type="float" office:value="0.57499999999999996" table:formula="of:=[.$C$9]*(([.$C$3]*[.$C$4]*([.$C13]-[.$H13])+[.$C$6]*([.$C$7]-[.$H13]))/[.$C$8]/[.$C$4])" table:style-name="ce20">
            <text:p>0,575000</text:p>
          </table:table-cell>
          <table:table-cell office:value-type="float" office:value="0.55990624999999994" table:formula="of:=[.$C$9]*(([.$C$3]*[.$C$4]*([.$C13]-([.$H13]+1/2*[.I13]))+[.$C$6]*([.$C$7]-([.$H13]+1/2*[.I13])))/[.$C$8]/[.$C$4])" table:style-name="ce20">
            <text:p>0,559906</text:p>
          </table:table-cell>
          <table:table-cell office:value-type="float" office:value="0.56030246093750014" table:formula="of:=[.$C$9]*(([.$C$3]*[.$C$4]*([.$C13]-([.$H13]+1/2*[.J13]))+[.$C$6]*([.$C$7]-([.$H13]+1/2*[.J13])))/[.$C$8]/[.$C$4])" table:style-name="ce20">
            <text:p>0,560302</text:p>
          </table:table-cell>
          <table:table-cell office:value-type="float" office:value="0.54558412080078122" table:formula="of:=[.$C$9]*(([.$C$3]*[.$C$4]*([.$C13]-([.$H13]+[.K13]))+[.$C$6]*([.$C$7]-([.$H13]+[.K13])))/[.$C$8]/[.$C$4])" table:style-name="ce21">
            <text:p>0,545584</text:p>
          </table:table-cell>
          <table:table-cell office:value-type="float" office:value="20" table:style-name="ce23">
            <text:p>20</text:p>
          </table:table-cell>
          <table:table-cell office:value-type="float" office:value="0.57499999999999996" table:formula="of:=[.$C$9]*(([.$C$3]*[.$C$4]*([.$H13]-[.$M13])+[.$C$6]*([.$C$7]-[.$M13]))/[.$C$8]/[.$C$4])" table:style-name="ce20">
            <text:p>0,575000</text:p>
          </table:table-cell>
          <table:table-cell office:value-type="float" office:value="0.55990624999999994" table:formula="of:=[.$C$9]*(([.$C$3]*[.$C$4]*([.$H13]-([.$M13]+1/2*[.N13]))+[.$C$6]*([.$C$7]-([.$M13]+1/2*[.N13])))/[.$C$8]/[.$C$4])" table:style-name="ce20">
            <text:p>0,559906</text:p>
          </table:table-cell>
          <table:table-cell office:value-type="float" office:value="0.56030246093750014" table:formula="of:=[.$C$9]*(([.$C$3]*[.$C$4]*([.$H13]-([.$M13]+1/2*[.O13]))+[.$C$6]*([.$C$7]-([.$M13]+1/2*[.O13])))/[.$C$8]/[.$C$4])" table:style-name="ce20">
            <text:p>0,560302</text:p>
          </table:table-cell>
          <table:table-cell office:value-type="float" office:value="0.54558412080078122" table:formula="of:=[.$C$9]*(([.$C$3]*[.$C$4]*([.$H13]-([.$M13]+[.P13]))+[.$C$6]*([.$C$7]-([.$M13]+[.P13])))/[.$C$8]/[.$C$4])" table:style-name="ce21">
            <text:p>0,5455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0.5" table:formula="of:=[.B13]+[.$C$9]" table:style-name="ce28">
            <text:p>0,5</text:p>
          </table:table-cell>
          <table:table-cell office:value-type="float" office:value="20.560166923779295" table:formula="of:=[.C13]+1/6*([.D13]+2*[.E13]+2*[.F13]+[.G13])" table:style-name="ce6">
            <text:p>20,56016692</text:p>
          </table:table-cell>
          <table:table-cell office:value-type="float" office:value="0.54559123650158703" table:formula="of:=[.$C$9]*(([.$C$3]*[.$C$4]*([.$C$5]-[.$C14])+[.$C$6]*([.$C$7]-[.$C14]))/[.$C$8]/[.$C$4])" table:style-name="ce12">
            <text:p>0,545591</text:p>
          </table:table-cell>
          <table:table-cell office:value-type="float" office:value="0.53126946654342033" table:formula="of:=[.$C$9]*(([.$C$3]*[.$C$4]*([.$C$5]-([.$C14]+1/2*[.D14]))+[.$C$6]*([.$C$7]-([.$C14]+1/2*[.D14])))/[.$C$8]/[.$C$4])" table:style-name="ce12">
            <text:p>0,531269</text:p>
          </table:table-cell>
          <table:table-cell office:value-type="float" office:value="0.53164541300482215" table:formula="of:=[.$C$9]*(([.$C$3]*[.$C$4]*([.$C$5]-([.$C14]+1/2*[.E14]))+[.$C$6]*([.$C$7]-([.$C14]+1/2*[.E14])))/[.$C$8]/[.$C$4])" table:style-name="ce12">
            <text:p>0,531645</text:p>
          </table:table-cell>
          <table:table-cell office:value-type="float" office:value="0.51767985231883384" table:formula="of:=[.$C$9]*(([.$C$3]*[.$C$4]*([.$C$5]-([.$C14]+[.F14]))+[.$C$6]*([.$C$7]-([.$C14]+[.F14])))/[.$C$8]/[.$C$4])" table:style-name="ce13">
            <text:p>0,517680</text:p>
          </table:table-cell>
          <table:table-cell office:value-type="float" office:value="20.560166923779295" table:formula="of:=[.H13]+1/6*([.I13]+2*[.J13]+2*[.K13]+[.L13])" table:style-name="ce6">
            <text:p>20,56016692</text:p>
          </table:table-cell>
          <table:table-cell office:value-type="float" office:value="0.57359958269055178" table:formula="of:=[.$C$9]*(([.$C$3]*[.$C$4]*([.$C14]-[.$H14])+[.$C$6]*([.$C$7]-[.$H14]))/[.$C$8]/[.$C$4])" table:style-name="ce12">
            <text:p>0,573600</text:p>
          </table:table-cell>
          <table:table-cell office:value-type="float" office:value="0.55854259364492476" table:formula="of:=[.$C$9]*(([.$C$3]*[.$C$4]*([.$C14]-([.$H14]+1/2*[.I14]))+[.$C$6]*([.$C$7]-([.$H14]+1/2*[.I14])))/[.$C$8]/[.$C$4])" table:style-name="ce12">
            <text:p>0,558543</text:p>
          </table:table-cell>
          <table:table-cell office:value-type="float" office:value="0.55893783960737253" table:formula="of:=[.$C$9]*(([.$C$3]*[.$C$4]*([.$C14]-([.$H14]+1/2*[.J14]))+[.$C$6]*([.$C$7]-([.$H14]+1/2*[.J14])))/[.$C$8]/[.$C$4])" table:style-name="ce12">
            <text:p>0,558938</text:p>
          </table:table-cell>
          <table:table-cell office:value-type="float" office:value="0.54425534611116466" table:formula="of:=[.$C$9]*(([.$C$3]*[.$C$4]*([.$C14]-([.$H14]+[.K14]))+[.$C$6]*([.$C$7]-([.$H14]+[.K14])))/[.$C$8]/[.$C$4])" table:style-name="ce13">
            <text:p>0,544255</text:p>
          </table:table-cell>
          <table:table-cell office:value-type="float" office:value="20.560166923779295" table:formula="of:=[.M13]+1/6*([.N13]+2*[.O13]+2*[.P13]+[.Q13])" table:style-name="ce24">
            <text:p>20,56016692</text:p>
          </table:table-cell>
          <table:table-cell office:value-type="float" office:value="0.57359958269055178" table:formula="of:=[.$C$9]*(([.$C$3]*[.$C$4]*([.$H14]-[.$M14])+[.$C$6]*([.$C$7]-[.$M14]))/[.$C$8]/[.$C$4])" table:style-name="ce12">
            <text:p>0,573600</text:p>
          </table:table-cell>
          <table:table-cell office:value-type="float" office:value="0.55854259364492476" table:formula="of:=[.$C$9]*(([.$C$3]*[.$C$4]*([.$H14]-([.$M14]+1/2*[.N14]))+[.$C$6]*([.$C$7]-([.$M14]+1/2*[.N14])))/[.$C$8]/[.$C$4])" table:style-name="ce12">
            <text:p>0,558543</text:p>
          </table:table-cell>
          <table:table-cell office:value-type="float" office:value="0.55893783960737253" table:formula="of:=[.$C$9]*(([.$C$3]*[.$C$4]*([.$H14]-([.$M14]+1/2*[.O14]))+[.$C$6]*([.$C$7]-([.$M14]+1/2*[.O14])))/[.$C$8]/[.$C$4])" table:style-name="ce12">
            <text:p>0,558938</text:p>
          </table:table-cell>
          <table:table-cell office:value-type="float" office:value="0.54425534611116466" table:formula="of:=[.$C$9]*(([.$C$3]*[.$C$4]*([.$H14]-([.$M14]+[.P14]))+[.$C$6]*([.$C$7]-([.$M14]+[.P14])))/[.$C$8]/[.$C$4])" table:style-name="ce13">
            <text:p>0,5442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formula="of:=[.B14]+[.$C$9]" table:style-name="ce28">
            <text:p>1</text:p>
          </table:table-cell>
          <table:table-cell office:value-type="float" office:value="21.091683731765446" table:formula="of:=[.C14]+1/6*([.D14]+2*[.E14]+2*[.F14]+[.G14])" table:style-name="ce6">
            <text:p>21,09168373</text:p>
          </table:table-cell>
          <table:table-cell office:value-type="float" office:value="0.51768660408231404" table:formula="of:=[.$C$9]*(([.$C$3]*[.$C$4]*([.$C$5]-[.$C15])+[.$C$6]*([.$C$7]-[.$C15]))/[.$C$8]/[.$C$4])" table:style-name="ce12">
            <text:p>0,517687</text:p>
          </table:table-cell>
          <table:table-cell office:value-type="float" office:value="0.50409733072515328" table:formula="of:=[.$C$9]*(([.$C$3]*[.$C$4]*([.$C$5]-([.$C15]+1/2*[.D15]))+[.$C$6]*([.$C$7]-([.$C15]+1/2*[.D15])))/[.$C$8]/[.$C$4])" table:style-name="ce12">
            <text:p>0,504097</text:p>
          </table:table-cell>
          <table:table-cell office:value-type="float" office:value="0.50445404915077896" table:formula="of:=[.$C$9]*(([.$C$3]*[.$C$4]*([.$C$5]-([.$C15]+1/2*[.E15]))+[.$C$6]*([.$C$7]-([.$C15]+1/2*[.E15])))/[.$C$8]/[.$C$4])" table:style-name="ce12">
            <text:p>0,504454</text:p>
          </table:table-cell>
          <table:table-cell office:value-type="float" office:value="0.49120276650189815" table:formula="of:=[.$C$9]*(([.$C$3]*[.$C$4]*([.$C$5]-([.$C15]+[.F15]))+[.$C$6]*([.$C$7]-([.$C15]+[.F15])))/[.$C$8]/[.$C$4])" table:style-name="ce13">
            <text:p>0,491203</text:p>
          </table:table-cell>
          <table:table-cell office:value-type="float" office:value="21.118969556330349" table:formula="of:=[.H14]+1/6*([.I14]+2*[.J14]+2*[.K14]+[.L14])" table:style-name="ce6">
            <text:p>21,11896956</text:p>
          </table:table-cell>
          <table:table-cell office:value-type="float" office:value="0.57083828488092903" table:formula="of:=[.$C$9]*(([.$C$3]*[.$C$4]*([.$C15]-[.$H15])+[.$C$6]*([.$C$7]-[.$H15]))/[.$C$8]/[.$C$4])" table:style-name="ce12">
            <text:p>0,570838</text:p>
          </table:table-cell>
          <table:table-cell office:value-type="float" office:value="0.55585377990280471" table:formula="of:=[.$C$9]*(([.$C$3]*[.$C$4]*([.$C15]-([.$H15]+1/2*[.I15]))+[.$C$6]*([.$C$7]-([.$H15]+1/2*[.I15])))/[.$C$8]/[.$C$4])" table:style-name="ce12">
            <text:p>0,555854</text:p>
          </table:table-cell>
          <table:table-cell office:value-type="float" office:value="0.55624712315848035" table:formula="of:=[.$C$9]*(([.$C$3]*[.$C$4]*([.$C15]-([.$H15]+1/2*[.J15]))+[.$C$6]*([.$C$7]-([.$H15]+1/2*[.J15])))/[.$C$8]/[.$C$4])" table:style-name="ce12">
            <text:p>0,556247</text:p>
          </table:table-cell>
          <table:table-cell office:value-type="float" office:value="0.54163531091510864" table:formula="of:=[.$C$9]*(([.$C$3]*[.$C$4]*([.$C15]-([.$H15]+[.K15]))+[.$C$6]*([.$C$7]-([.$H15]+[.K15])))/[.$C$8]/[.$C$4])" table:style-name="ce13">
            <text:p>0,541635</text:p>
          </table:table-cell>
          <table:table-cell office:value-type="float" office:value="21.118969556330349" table:formula="of:=[.M14]+1/6*([.N14]+2*[.O14]+2*[.P14]+[.Q14])" table:style-name="ce24">
            <text:p>21,11896956</text:p>
          </table:table-cell>
          <table:table-cell office:value-type="float" office:value="0.57220257610917413" table:formula="of:=[.$C$9]*(([.$C$3]*[.$C$4]*([.$H15]-[.$M15])+[.$C$6]*([.$C$7]-[.$M15]))/[.$C$8]/[.$C$4])" table:style-name="ce12">
            <text:p>0,572203</text:p>
          </table:table-cell>
          <table:table-cell office:value-type="float" office:value="0.5571822584863082" table:formula="of:=[.$C$9]*(([.$C$3]*[.$C$4]*([.$H15]-([.$M15]+1/2*[.N15]))+[.$C$6]*([.$C$7]-([.$M15]+1/2*[.N15])))/[.$C$8]/[.$C$4])" table:style-name="ce12">
            <text:p>0,557182</text:p>
          </table:table-cell>
          <table:table-cell office:value-type="float" office:value="0.5575765418239087" table:formula="of:=[.$C$9]*(([.$C$3]*[.$C$4]*([.$H15]-([.$M15]+1/2*[.O15]))+[.$C$6]*([.$C$7]-([.$M15]+1/2*[.O15])))/[.$C$8]/[.$C$4])" table:style-name="ce12">
            <text:p>0,557577</text:p>
          </table:table-cell>
          <table:table-cell office:value-type="float" office:value="0.54292980766341881" table:formula="of:=[.$C$9]*(([.$C$3]*[.$C$4]*([.$H15]-([.$M15]+[.P15]))+[.$C$6]*([.$C$7]-([.$M15]+[.P15])))/[.$C$8]/[.$C$4])" table:style-name="ce13">
            <text:p>0,54293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.5" table:formula="of:=[.B15]+[.$C$9]" table:style-name="ce28">
            <text:p>1,5</text:p>
          </table:table-cell>
          <table:table-cell office:value-type="float" office:value="21.596015753488125" table:formula="of:=[.C15]+1/6*([.D15]+2*[.E15]+2*[.F15]+[.G15])" table:style-name="ce6">
            <text:p>21,59601575</text:p>
          </table:table-cell>
          <table:table-cell office:value-type="float" office:value="0.49120917294187338" table:formula="of:=[.$C$9]*(([.$C$3]*[.$C$4]*([.$C$5]-[.$C16])+[.$C$6]*([.$C$7]-[.$C16]))/[.$C$8]/[.$C$4])" table:style-name="ce12">
            <text:p>0,491209</text:p>
          </table:table-cell>
          <table:table-cell office:value-type="float" office:value="0.47831493215214926" table:formula="of:=[.$C$9]*(([.$C$3]*[.$C$4]*([.$C$5]-([.$C16]+1/2*[.D16]))+[.$C$6]*([.$C$7]-([.$C16]+1/2*[.D16])))/[.$C$8]/[.$C$4])" table:style-name="ce12">
            <text:p>0,478315</text:p>
          </table:table-cell>
          <table:table-cell office:value-type="float" office:value="0.47865340597287948" table:formula="of:=[.$C$9]*(([.$C$3]*[.$C$4]*([.$C$5]-([.$C16]+1/2*[.E16]))+[.$C$6]*([.$C$7]-([.$C16]+1/2*[.E16])))/[.$C$8]/[.$C$4])" table:style-name="ce12">
            <text:p>0,478653</text:p>
          </table:table-cell>
          <table:table-cell office:value-type="float" office:value="0.46607986912829746" table:formula="of:=[.$C$9]*(([.$C$3]*[.$C$4]*([.$C$5]-([.$C16]+[.F16]))+[.$C$6]*([.$C$7]-([.$C16]+[.F16])))/[.$C$8]/[.$C$4])" table:style-name="ce13">
            <text:p>0,466080</text:p>
          </table:table-cell>
          <table:table-cell office:value-type="float" office:value="21.675082123316784" table:formula="of:=[.H15]+1/6*([.I15]+2*[.J15]+2*[.K15]+[.L15])" table:style-name="ce6">
            <text:p>21,67508212</text:p>
          </table:table-cell>
          <table:table-cell office:value-type="float" office:value="0.56685897620027514" table:formula="of:=[.$C$9]*(([.$C$3]*[.$C$4]*([.$C16]-[.$H16])+[.$C$6]*([.$C$7]-[.$H16]))/[.$C$8]/[.$C$4])" table:style-name="ce12">
            <text:p>0,566859</text:p>
          </table:table-cell>
          <table:table-cell office:value-type="float" office:value="0.55197892807501792" table:formula="of:=[.$C$9]*(([.$C$3]*[.$C$4]*([.$C16]-([.$H16]+1/2*[.I16]))+[.$C$6]*([.$C$7]-([.$H16]+1/2*[.I16])))/[.$C$8]/[.$C$4])" table:style-name="ce12">
            <text:p>0,551979</text:p>
          </table:table-cell>
          <table:table-cell office:value-type="float" office:value="0.55236952933830585" table:formula="of:=[.$C$9]*(([.$C$3]*[.$C$4]*([.$C16]-([.$H16]+1/2*[.J16]))+[.$C$6]*([.$C$7]-([.$H16]+1/2*[.J16])))/[.$C$8]/[.$C$4])" table:style-name="ce12">
            <text:p>0,552370</text:p>
          </table:table-cell>
          <table:table-cell office:value-type="float" office:value="0.5378595759100141" table:formula="of:=[.$C$9]*(([.$C$3]*[.$C$4]*([.$C16]-([.$H16]+[.K16]))+[.$C$6]*([.$C$7]-([.$H16]+[.K16])))/[.$C$8]/[.$C$4])" table:style-name="ce13">
            <text:p>0,537860</text:p>
          </table:table-cell>
          <table:table-cell office:value-type="float" office:value="21.676411220395853" table:formula="of:=[.M15]+1/6*([.N15]+2*[.O15]+2*[.P15]+[.Q15])" table:style-name="ce24">
            <text:p>21,67641122</text:p>
          </table:table-cell>
          <table:table-cell office:value-type="float" office:value="0.57074251709505686" table:formula="of:=[.$C$9]*(([.$C$3]*[.$C$4]*([.$H16]-[.$M16])+[.$C$6]*([.$C$7]-[.$M16]))/[.$C$8]/[.$C$4])" table:style-name="ce12">
            <text:p>0,570743</text:p>
          </table:table-cell>
          <table:table-cell office:value-type="float" office:value="0.55576052602131176" table:formula="of:=[.$C$9]*(([.$C$3]*[.$C$4]*([.$H16]-([.$M16]+1/2*[.N16]))+[.$C$6]*([.$C$7]-([.$M16]+1/2*[.N16])))/[.$C$8]/[.$C$4])" table:style-name="ce12">
            <text:p>0,555761</text:p>
          </table:table-cell>
          <table:table-cell office:value-type="float" office:value="0.55615380328699759" table:formula="of:=[.$C$9]*(([.$C$3]*[.$C$4]*([.$H16]-([.$M16]+1/2*[.O16]))+[.$C$6]*([.$C$7]-([.$M16]+1/2*[.O16])))/[.$C$8]/[.$C$4])" table:style-name="ce12">
            <text:p>0,556154</text:p>
          </table:table-cell>
          <table:table-cell office:value-type="float" office:value="0.54154444242248967" table:formula="of:=[.$C$9]*(([.$C$3]*[.$C$4]*([.$H16]-([.$M16]+[.P16]))+[.$C$6]*([.$C$7]-([.$M16]+[.P16])))/[.$C$8]/[.$C$4])" table:style-name="ce13">
            <text:p>0,54154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" table:formula="of:=[.B16]+[.$C$9]" table:style-name="ce28">
            <text:p>2</text:p>
          </table:table-cell>
          <table:table-cell office:value-type="float" office:value="22.074553373208161" table:formula="of:=[.C16]+1/6*([.D16]+2*[.E16]+2*[.F16]+[.G16])" table:style-name="ce6">
            <text:p>22,07455337</text:p>
          </table:table-cell>
          <table:table-cell office:value-type="float" office:value="0.46608594790657148" table:formula="of:=[.$C$9]*(([.$C$3]*[.$C$4]*([.$C$5]-[.$C17])+[.$C$6]*([.$C$7]-[.$C17]))/[.$C$8]/[.$C$4])" table:style-name="ce12">
            <text:p>0,466086</text:p>
          </table:table-cell>
          <table:table-cell office:value-type="float" office:value="0.453851191774024" table:formula="of:=[.$C$9]*(([.$C$3]*[.$C$4]*([.$C$5]-([.$C17]+1/2*[.D17]))+[.$C$6]*([.$C$7]-([.$C17]+1/2*[.D17])))/[.$C$8]/[.$C$4])" table:style-name="ce12">
            <text:p>0,453851</text:p>
          </table:table-cell>
          <table:table-cell office:value-type="float" office:value="0.45417235412250351" table:formula="of:=[.$C$9]*(([.$C$3]*[.$C$4]*([.$C$5]-([.$C17]+1/2*[.E17]))+[.$C$6]*([.$C$7]-([.$C17]+1/2*[.E17])))/[.$C$8]/[.$C$4])" table:style-name="ce12">
            <text:p>0,454172</text:p>
          </table:table-cell>
          <table:table-cell office:value-type="float" office:value="0.44224189931514013" table:formula="of:=[.$C$9]*(([.$C$3]*[.$C$4]*([.$C$5]-([.$C17]+[.F17]))+[.$C$6]*([.$C$7]-([.$C17]+[.F17])))/[.$C$8]/[.$C$4])" table:style-name="ce13">
            <text:p>0,442242</text:p>
          </table:table-cell>
          <table:table-cell office:value-type="float" office:value="22.22731803447294" table:formula="of:=[.H16]+1/6*([.I16]+2*[.J16]+2*[.K16]+[.L16])" table:style-name="ce6">
            <text:p>22,22731803</text:p>
          </table:table-cell>
          <table:table-cell office:value-type="float" office:value="0.5617934718505786" table:formula="of:=[.$C$9]*(([.$C$3]*[.$C$4]*([.$C17]-[.$H17])+[.$C$6]*([.$C$7]-[.$H17]))/[.$C$8]/[.$C$4])" table:style-name="ce12">
            <text:p>0,561793</text:p>
          </table:table-cell>
          <table:table-cell office:value-type="float" office:value="0.54704639321450088" table:formula="of:=[.$C$9]*(([.$C$3]*[.$C$4]*([.$C17]-([.$H17]+1/2*[.I17]))+[.$C$6]*([.$C$7]-([.$H17]+1/2*[.I17])))/[.$C$8]/[.$C$4])" table:style-name="ce12">
            <text:p>0,547046</text:p>
          </table:table-cell>
          <table:table-cell office:value-type="float" office:value="0.54743350402869806" table:formula="of:=[.$C$9]*(([.$C$3]*[.$C$4]*([.$C17]-([.$H17]+1/2*[.J17]))+[.$C$6]*([.$C$7]-([.$H17]+1/2*[.J17])))/[.$C$8]/[.$C$4])" table:style-name="ce12">
            <text:p>0,547434</text:p>
          </table:table-cell>
          <table:table-cell office:value-type="float" office:value="0.53305321288907193" table:formula="of:=[.$C$9]*(([.$C$3]*[.$C$4]*([.$C17]-([.$H17]+[.K17]))+[.$C$6]*([.$C$7]-([.$H17]+[.K17])))/[.$C$8]/[.$C$4])" table:style-name="ce13">
            <text:p>0,533053</text:p>
          </table:table-cell>
          <table:table-cell office:value-type="float" office:value="22.23243049008488" table:formula="of:=[.M16]+1/6*([.N16]+2*[.O16]+2*[.P16]+[.Q16])" table:style-name="ce24">
            <text:p>22,23243049</text:p>
          </table:table-cell>
          <table:table-cell office:value-type="float" office:value="0.56916330099419077" table:formula="of:=[.$C$9]*(([.$C$3]*[.$C$4]*([.$H17]-[.$M17])+[.$C$6]*([.$C$7]-[.$M17]))/[.$C$8]/[.$C$4])" table:style-name="ce12">
            <text:p>0,569163</text:p>
          </table:table-cell>
          <table:table-cell office:value-type="float" office:value="0.55422276434309337" table:formula="of:=[.$C$9]*(([.$C$3]*[.$C$4]*([.$H17]-([.$M17]+1/2*[.N17]))+[.$C$6]*([.$C$7]-([.$M17]+1/2*[.N17])))/[.$C$8]/[.$C$4])" table:style-name="ce12">
            <text:p>0,554223</text:p>
          </table:table-cell>
          <table:table-cell office:value-type="float" office:value="0.55461495343018452" table:formula="of:=[.$C$9]*(([.$C$3]*[.$C$4]*([.$H17]-([.$M17]+1/2*[.O17]))+[.$C$6]*([.$C$7]-([.$M17]+1/2*[.O17])))/[.$C$8]/[.$C$4])" table:style-name="ce12">
            <text:p>0,554615</text:p>
          </table:table-cell>
          <table:table-cell office:value-type="float" office:value="0.54004601593910606" table:formula="of:=[.$C$9]*(([.$C$3]*[.$C$4]*([.$H17]-([.$M17]+[.P17]))+[.$C$6]*([.$C$7]-([.$M17]+[.P17])))/[.$C$8]/[.$C$4])" table:style-name="ce13">
            <text:p>0,54004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.5" table:formula="of:=[.B17]+[.$C$9]" table:style-name="ce28">
            <text:p>2,5</text:p>
          </table:table-cell>
          <table:table-cell office:value-type="float" office:value="22.528615863043957" table:formula="of:=[.C17]+1/6*([.D17]+2*[.E17]+2*[.F17]+[.G17])" table:style-name="ce6">
            <text:p>22,52861586</text:p>
          </table:table-cell>
          <table:table-cell office:value-type="float" office:value="0.44224766719019226" table:formula="of:=[.$C$9]*(([.$C$3]*[.$C$4]*([.$C$5]-[.$C18])+[.$C$6]*([.$C$7]-[.$C18]))/[.$C$8]/[.$C$4])" table:style-name="ce12">
            <text:p>0,442248</text:p>
          </table:table-cell>
          <table:table-cell office:value-type="float" office:value="0.43063866592644967" table:formula="of:=[.$C$9]*(([.$C$3]*[.$C$4]*([.$C$5]-([.$C18]+1/2*[.D18]))+[.$C$6]*([.$C$7]-([.$C18]+1/2*[.D18])))/[.$C$8]/[.$C$4])" table:style-name="ce12">
            <text:p>0,430639</text:p>
          </table:table-cell>
          <table:table-cell office:value-type="float" office:value="0.43094340220962296" table:formula="of:=[.$C$9]*(([.$C$3]*[.$C$4]*([.$C$5]-([.$C18]+1/2*[.E18]))+[.$C$6]*([.$C$7]-([.$C18]+1/2*[.E18])))/[.$C$8]/[.$C$4])" table:style-name="ce12">
            <text:p>0,430943</text:p>
          </table:table-cell>
          <table:table-cell office:value-type="float" office:value="0.4196231385741872" table:formula="of:=[.$C$9]*(([.$C$3]*[.$C$4]*([.$C$5]-([.$C18]+[.F18]))+[.$C$6]*([.$C$7]-([.$C18]+[.F18])))/[.$C$8]/[.$C$4])" table:style-name="ce13">
            <text:p>0,419623</text:p>
          </table:table-cell>
          <table:table-cell office:value-type="float" office:value="22.774619114343949" table:formula="of:=[.H17]+1/6*([.I17]+2*[.J17]+2*[.K17]+[.L17])" table:style-name="ce6">
            <text:p>22,77461911</text:p>
          </table:table-cell>
          <table:table-cell office:value-type="float" office:value="0.55576328964914057" table:formula="of:=[.$C$9]*(([.$C$3]*[.$C$4]*([.$C18]-[.$H18])+[.$C$6]*([.$C$7]-[.$H18]))/[.$C$8]/[.$C$4])" table:style-name="ce12">
            <text:p>0,555763</text:p>
          </table:table-cell>
          <table:table-cell office:value-type="float" office:value="0.54117450329585048" table:formula="of:=[.$C$9]*(([.$C$3]*[.$C$4]*([.$C18]-([.$H18]+1/2*[.I18]))+[.$C$6]*([.$C$7]-([.$H18]+1/2*[.I18])))/[.$C$8]/[.$C$4])" table:style-name="ce12">
            <text:p>0,541175</text:p>
          </table:table-cell>
          <table:table-cell office:value-type="float" office:value="0.54155745893762441" table:formula="of:=[.$C$9]*(([.$C$3]*[.$C$4]*([.$C18]-([.$H18]+1/2*[.J18]))+[.$C$6]*([.$C$7]-([.$H18]+1/2*[.J18])))/[.$C$8]/[.$C$4])" table:style-name="ce12">
            <text:p>0,541557</text:p>
          </table:table-cell>
          <table:table-cell office:value-type="float" office:value="0.52733152305491526" table:formula="of:=[.$C$9]*(([.$C$3]*[.$C$4]*([.$C18]-([.$H18]+[.K18]))+[.$C$6]*([.$C$7]-([.$H18]+[.K18])))/[.$C$8]/[.$C$4])" table:style-name="ce13">
            <text:p>0,527332</text:p>
          </table:table-cell>
          <table:table-cell office:value-type="float" office:value="22.786911282164855" table:formula="of:=[.M17]+1/6*([.N17]+2*[.O17]+2*[.P17]+[.Q17])" table:style-name="ce24">
            <text:p>22,78691128</text:p>
          </table:table-cell>
          <table:table-cell office:value-type="float" office:value="0.56741811340354253" table:formula="of:=[.$C$9]*(([.$C$3]*[.$C$4]*([.$H18]-[.$M18])+[.$C$6]*([.$C$7]-[.$M18]))/[.$C$8]/[.$C$4])" table:style-name="ce12">
            <text:p>0,567418</text:p>
          </table:table-cell>
          <table:table-cell office:value-type="float" office:value="0.55252338792669953" table:formula="of:=[.$C$9]*(([.$C$3]*[.$C$4]*([.$H18]-([.$M18]+1/2*[.N18]))+[.$C$6]*([.$C$7]-([.$M18]+1/2*[.N18])))/[.$C$8]/[.$C$4])" table:style-name="ce12">
            <text:p>0,552523</text:p>
          </table:table-cell>
          <table:table-cell office:value-type="float" office:value="0.55291437447046665" table:formula="of:=[.$C$9]*(([.$C$3]*[.$C$4]*([.$H18]-([.$M18]+1/2*[.O18]))+[.$C$6]*([.$C$7]-([.$M18]+1/2*[.O18])))/[.$C$8]/[.$C$4])" table:style-name="ce12">
            <text:p>0,552914</text:p>
          </table:table-cell>
          <table:table-cell office:value-type="float" office:value="0.53839010874384308" table:formula="of:=[.$C$9]*(([.$C$3]*[.$C$4]*([.$H18]-([.$M18]+[.P18]))+[.$C$6]*([.$C$7]-([.$M18]+[.P18])))/[.$C$8]/[.$C$4])" table:style-name="ce13">
            <text:p>0,53839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" table:formula="of:=[.B18]+[.$C$9]" table:style-name="ce28">
            <text:p>3</text:p>
          </table:table-cell>
          <table:table-cell office:value-type="float" office:value="22.959455020050044" table:formula="of:=[.C18]+1/6*([.D18]+2*[.E18]+2*[.F18]+[.G18])" table:style-name="ce6">
            <text:p>22,95945502</text:p>
          </table:table-cell>
          <table:table-cell office:value-type="float" office:value="0.41962861144737279" table:formula="of:=[.$C$9]*(([.$C$3]*[.$C$4]*([.$C$5]-[.$C19])+[.$C$6]*([.$C$7]-[.$C19]))/[.$C$8]/[.$C$4])" table:style-name="ce12">
            <text:p>0,419629</text:p>
          </table:table-cell>
          <table:table-cell office:value-type="float" office:value="0.40861336039687912" table:formula="of:=[.$C$9]*(([.$C$3]*[.$C$4]*([.$C$5]-([.$C19]+1/2*[.D19]))+[.$C$6]*([.$C$7]-([.$C19]+1/2*[.D19])))/[.$C$8]/[.$C$4])" table:style-name="ce12">
            <text:p>0,408613</text:p>
          </table:table-cell>
          <table:table-cell office:value-type="float" office:value="0.40890251073695472" table:formula="of:=[.$C$9]*(([.$C$3]*[.$C$4]*([.$C$5]-([.$C19]+1/2*[.E19]))+[.$C$6]*([.$C$7]-([.$C19]+1/2*[.E19])))/[.$C$8]/[.$C$4])" table:style-name="ce12">
            <text:p>0,408903</text:p>
          </table:table-cell>
          <table:table-cell office:value-type="float" office:value="0.39816122963368261" table:formula="of:=[.$C$9]*(([.$C$3]*[.$C$4]*([.$C$5]-([.$C19]+[.F19]))+[.$C$6]*([.$C$7]-([.$C19]+[.F19])))/[.$C$8]/[.$C$4])" table:style-name="ce13">
            <text:p>0,398161</text:p>
          </table:table-cell>
          <table:table-cell office:value-type="float" office:value="23.316045570539117" table:formula="of:=[.H18]+1/6*([.I18]+2*[.J18]+2*[.K18]+[.L18])" table:style-name="ce6">
            <text:p>23,31604557</text:p>
          </table:table-cell>
          <table:table-cell office:value-type="float" office:value="0.54888035854919848" table:formula="of:=[.$C$9]*(([.$C$3]*[.$C$4]*([.$C19]-[.$H19])+[.$C$6]*([.$C$7]-[.$H19]))/[.$C$8]/[.$C$4])" table:style-name="ce12">
            <text:p>0,548880</text:p>
          </table:table-cell>
          <table:table-cell office:value-type="float" office:value="0.53447224913728208" table:formula="of:=[.$C$9]*(([.$C$3]*[.$C$4]*([.$C19]-([.$H19]+1/2*[.I19]))+[.$C$6]*([.$C$7]-([.$H19]+1/2*[.I19])))/[.$C$8]/[.$C$4])" table:style-name="ce12">
            <text:p>0,534472</text:p>
          </table:table-cell>
          <table:table-cell office:value-type="float" office:value="0.53485046200934483" table:formula="of:=[.$C$9]*(([.$C$3]*[.$C$4]*([.$C19]-([.$H19]+1/2*[.J19]))+[.$C$6]*([.$C$7]-([.$H19]+1/2*[.J19])))/[.$C$8]/[.$C$4])" table:style-name="ce12">
            <text:p>0,534850</text:p>
          </table:table-cell>
          <table:table-cell office:value-type="float" office:value="0.52080070929370792" table:formula="of:=[.$C$9]*(([.$C$3]*[.$C$4]*([.$C19]-([.$H19]+[.K19]))+[.$C$6]*([.$C$7]-([.$H19]+[.K19])))/[.$C$8]/[.$C$4])" table:style-name="ce13">
            <text:p>0,520801</text:p>
          </table:table-cell>
          <table:table-cell office:value-type="float" office:value="23.33969190665514" table:formula="of:=[.M18]+1/6*([.N18]+2*[.O18]+2*[.P18]+[.Q18])" table:style-name="ce24">
            <text:p>23,33969191</text:p>
          </table:table-cell>
          <table:table-cell office:value-type="float" office:value="0.56546845342756102" table:formula="of:=[.$C$9]*(([.$C$3]*[.$C$4]*([.$H19]-[.$M19])+[.$C$6]*([.$C$7]-[.$M19]))/[.$C$8]/[.$C$4])" table:style-name="ce12">
            <text:p>0,565468</text:p>
          </table:table-cell>
          <table:table-cell office:value-type="float" office:value="0.55062490652508744" table:formula="of:=[.$C$9]*(([.$C$3]*[.$C$4]*([.$H19]-([.$M19]+1/2*[.N19]))+[.$C$6]*([.$C$7]-([.$M19]+1/2*[.N19])))/[.$C$8]/[.$C$4])" table:style-name="ce12">
            <text:p>0,550625</text:p>
          </table:table-cell>
          <table:table-cell office:value-type="float" office:value="0.55101454963127738" table:formula="of:=[.$C$9]*(([.$C$3]*[.$C$4]*([.$H19]-([.$M19]+1/2*[.O19]))+[.$C$6]*([.$C$7]-([.$M19]+1/2*[.O19])))/[.$C$8]/[.$C$4])" table:style-name="ce12">
            <text:p>0,551015</text:p>
          </table:table-cell>
          <table:table-cell office:value-type="float" office:value="0.53654018957191907" table:formula="of:=[.$C$9]*(([.$C$3]*[.$C$4]*([.$H19]-([.$M19]+[.P19]))+[.$C$6]*([.$C$7]-([.$M19]+[.P19])))/[.$C$8]/[.$C$4])" table:style-name="ce13">
            <text:p>0,53654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.5" table:formula="of:=[.B19]+[.$C$9]" table:style-name="ce28">
            <text:p>3,5</text:p>
          </table:table-cell>
          <table:table-cell office:value-type="float" office:value="23.368258617274829" table:formula="of:=[.C19]+1/6*([.D19]+2*[.E19]+2*[.F19]+[.G19])" table:style-name="ce6">
            <text:p>23,36825862</text:p>
          </table:table-cell>
          <table:table-cell office:value-type="float" office:value="0.39816642259307139" table:formula="of:=[.$C$9]*(([.$C$3]*[.$C$4]*([.$C$5]-[.$C20])+[.$C$6]*([.$C$7]-[.$C20]))/[.$C$8]/[.$C$4])" table:style-name="ce12">
            <text:p>0,398166</text:p>
          </table:table-cell>
          <table:table-cell office:value-type="float" office:value="0.38771455400000338" table:formula="of:=[.$C$9]*(([.$C$3]*[.$C$4]*([.$C$5]-([.$C20]+1/2*[.D20]))+[.$C$6]*([.$C$7]-([.$C20]+1/2*[.D20])))/[.$C$8]/[.$C$4])" table:style-name="ce12">
            <text:p>0,387715</text:p>
          </table:table-cell>
          <table:table-cell office:value-type="float" office:value="0.3879889155505713" table:formula="of:=[.$C$9]*(([.$C$3]*[.$C$4]*([.$C$5]-([.$C20]+1/2*[.E20]))+[.$C$6]*([.$C$7]-([.$C20]+1/2*[.E20])))/[.$C$8]/[.$C$4])" table:style-name="ce12">
            <text:p>0,387989</text:p>
          </table:table-cell>
          <table:table-cell office:value-type="float" office:value="0.37779700452666642" table:formula="of:=[.$C$9]*(([.$C$3]*[.$C$4]*([.$C$5]-([.$C20]+[.F20]))+[.$C$6]*([.$C$7]-([.$C20]+[.F20])))/[.$C$8]/[.$C$4])" table:style-name="ce13">
            <text:p>0,377797</text:p>
          </table:table-cell>
          <table:table-cell office:value-type="float" office:value="23.850766652228476" table:formula="of:=[.H19]+1/6*([.I19]+2*[.J19]+2*[.K19]+[.L19])" table:style-name="ce6">
            <text:p>23,85076665</text:p>
          </table:table-cell>
          <table:table-cell office:value-type="float" office:value="0.54124768162174641" table:formula="of:=[.$C$9]*(([.$C$3]*[.$C$4]*([.$C20]-[.$H20])+[.$C$6]*([.$C$7]-[.$H20]))/[.$C$8]/[.$C$4])" table:style-name="ce12">
            <text:p>0,541248</text:p>
          </table:table-cell>
          <table:table-cell office:value-type="float" office:value="0.5270399299791757" table:formula="of:=[.$C$9]*(([.$C$3]*[.$C$4]*([.$C20]-([.$H20]+1/2*[.I20]))+[.$C$6]*([.$C$7]-([.$H20]+1/2*[.I20])))/[.$C$8]/[.$C$4])" table:style-name="ce12">
            <text:p>0,527040</text:p>
          </table:table-cell>
          <table:table-cell office:value-type="float" office:value="0.5274128834597932" table:formula="of:=[.$C$9]*(([.$C$3]*[.$C$4]*([.$C20]-([.$H20]+1/2*[.J20]))+[.$C$6]*([.$C$7]-([.$H20]+1/2*[.J20])))/[.$C$8]/[.$C$4])" table:style-name="ce12">
            <text:p>0,527413</text:p>
          </table:table-cell>
          <table:table-cell office:value-type="float" office:value="0.51355850524010738" table:formula="of:=[.$C$9]*(([.$C$3]*[.$C$4]*([.$C20]-([.$H20]+[.K20]))+[.$C$6]*([.$C$7]-([.$H20]+[.K20])))/[.$C$8]/[.$C$4])" table:style-name="ce13">
            <text:p>0,513559</text:p>
          </table:table-cell>
          <table:table-cell office:value-type="float" office:value="23.890573165873842" table:formula="of:=[.M19]+1/6*([.N19]+2*[.O19]+2*[.P19]+[.Q19])" table:style-name="ce24">
            <text:p>23,89057317</text:p>
          </table:table-cell>
          <table:table-cell office:value-type="float" office:value="0.56328324140304709" table:formula="of:=[.$C$9]*(([.$C$3]*[.$C$4]*([.$H20]-[.$M20])+[.$C$6]*([.$C$7]-[.$M20]))/[.$C$8]/[.$C$4])" table:style-name="ce12">
            <text:p>0,563283</text:p>
          </table:table-cell>
          <table:table-cell office:value-type="float" office:value="0.54849705631621715" table:formula="of:=[.$C$9]*(([.$C$3]*[.$C$4]*([.$H20]-([.$M20]+1/2*[.N20]))+[.$C$6]*([.$C$7]-([.$M20]+1/2*[.N20])))/[.$C$8]/[.$C$4])" table:style-name="ce12">
            <text:p>0,548497</text:p>
          </table:table-cell>
          <table:table-cell office:value-type="float" office:value="0.54888519367474631" table:formula="of:=[.$C$9]*(([.$C$3]*[.$C$4]*([.$H20]-([.$M20]+1/2*[.O20]))+[.$C$6]*([.$C$7]-([.$M20]+1/2*[.O20])))/[.$C$8]/[.$C$4])" table:style-name="ce12">
            <text:p>0,548885</text:p>
          </table:table-cell>
          <table:table-cell office:value-type="float" office:value="0.53446676873512289" table:formula="of:=[.$C$9]*(([.$C$3]*[.$C$4]*([.$H20]-([.$M20]+[.P20]))+[.$C$6]*([.$C$7]-([.$M20]+[.P20])))/[.$C$8]/[.$C$4])" table:style-name="ce13">
            <text:p>0,53446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formula="of:=[.B20]+[.$C$9]" table:style-name="ce28">
            <text:p>4</text:p>
          </table:table-cell>
          <table:table-cell office:value-type="float" office:value="23.756153678311644" table:formula="of:=[.C20]+1/6*([.D20]+2*[.E20]+2*[.F20]+[.G20])" table:style-name="ce6">
            <text:p>23,75615368</text:p>
          </table:table-cell>
          <table:table-cell office:value-type="float" office:value="0.37780193188863864" table:formula="of:=[.$C$9]*(([.$C$3]*[.$C$4]*([.$C$5]-[.$C21])+[.$C$6]*([.$C$7]-[.$C21]))/[.$C$8]/[.$C$4])" table:style-name="ce12">
            <text:p>0,377802</text:p>
          </table:table-cell>
          <table:table-cell office:value-type="float" office:value="0.36788463117656184" table:formula="of:=[.$C$9]*(([.$C$3]*[.$C$4]*([.$C$5]-([.$C21]+1/2*[.D21]))+[.$C$6]*([.$C$7]-([.$C21]+1/2*[.D21])))/[.$C$8]/[.$C$4])" table:style-name="ce12">
            <text:p>0,367885</text:p>
          </table:table-cell>
          <table:table-cell office:value-type="float" office:value="0.36814496032025384" table:formula="of:=[.$C$9]*(([.$C$3]*[.$C$4]*([.$C$5]-([.$C21]+1/2*[.E21]))+[.$C$6]*([.$C$7]-([.$C21]+1/2*[.E21])))/[.$C$8]/[.$C$4])" table:style-name="ce12">
            <text:p>0,368145</text:p>
          </table:table-cell>
          <table:table-cell office:value-type="float" office:value="0.35847432147182529" table:formula="of:=[.$C$9]*(([.$C$3]*[.$C$4]*([.$C$5]-([.$C21]+[.F21]))+[.$C$6]*([.$C$7]-([.$C21]+[.F21])))/[.$C$8]/[.$C$4])" table:style-name="ce13">
            <text:p>0,358474</text:p>
          </table:table-cell>
          <table:table-cell office:value-type="float" office:value="24.37805195451844" table:formula="of:=[.H20]+1/6*([.I20]+2*[.J20]+2*[.K20]+[.L20])" table:style-name="ce6">
            <text:p>24,37805195</text:p>
          </table:table-cell>
          <table:table-cell office:value-type="float" office:value="0.53295995630336412" table:formula="of:=[.$C$9]*(([.$C$3]*[.$C$4]*([.$C21]-[.$H21])+[.$C$6]*([.$C$7]-[.$H21]))/[.$C$8]/[.$C$4])" table:style-name="ce12">
            <text:p>0,532960</text:p>
          </table:table-cell>
          <table:table-cell office:value-type="float" office:value="0.51896975745040075" table:formula="of:=[.$C$9]*(([.$C$3]*[.$C$4]*([.$C21]-([.$H21]+1/2*[.I21]))+[.$C$6]*([.$C$7]-([.$H21]+1/2*[.I21])))/[.$C$8]/[.$C$4])" table:style-name="ce12">
            <text:p>0,518970</text:p>
          </table:table-cell>
          <table:table-cell office:value-type="float" office:value="0.51933700017029105" table:formula="of:=[.$C$9]*(([.$C$3]*[.$C$4]*([.$C21]-([.$H21]+1/2*[.J21]))+[.$C$6]*([.$C$7]-([.$H21]+1/2*[.J21])))/[.$C$8]/[.$C$4])" table:style-name="ce12">
            <text:p>0,519337</text:p>
          </table:table-cell>
          <table:table-cell office:value-type="float" office:value="0.5056947637944238" table:formula="of:=[.$C$9]*(([.$C$3]*[.$C$4]*([.$C21]-([.$H21]+[.K21]))+[.$C$6]*([.$C$7]-([.$H21]+[.K21])))/[.$C$8]/[.$C$4])" table:style-name="ce13">
            <text:p>0,505695</text:p>
          </table:table-cell>
          <table:table-cell office:value-type="float" office:value="24.439325584227191" table:formula="of:=[.M20]+1/6*([.N20]+2*[.O20]+2*[.P20]+[.Q20])" table:style-name="ce24">
            <text:p>24,43932558</text:p>
          </table:table-cell>
          <table:table-cell office:value-type="float" office:value="0.56083800455399446" table:formula="of:=[.$C$9]*(([.$C$3]*[.$C$4]*([.$H21]-[.$M21])+[.$C$6]*([.$C$7]-[.$M21]))/[.$C$8]/[.$C$4])" table:style-name="ce12">
            <text:p>0,560838</text:p>
          </table:table-cell>
          <table:table-cell office:value-type="float" office:value="0.54611600693445217" table:formula="of:=[.$C$9]*(([.$C$3]*[.$C$4]*([.$H21]-([.$M21]+1/2*[.N21]))+[.$C$6]*([.$C$7]-([.$M21]+1/2*[.N21])))/[.$C$8]/[.$C$4])" table:style-name="ce12">
            <text:p>0,546116</text:p>
          </table:table-cell>
          <table:table-cell office:value-type="float" office:value="0.54650245937196507" table:formula="of:=[.$C$9]*(([.$C$3]*[.$C$4]*([.$H21]-([.$M21]+1/2*[.O21]))+[.$C$6]*([.$C$7]-([.$M21]+1/2*[.O21])))/[.$C$8]/[.$C$4])" table:style-name="ce12">
            <text:p>0,546502</text:p>
          </table:table-cell>
          <table:table-cell office:value-type="float" office:value="0.53214662543696634" table:formula="of:=[.$C$9]*(([.$C$3]*[.$C$4]*([.$H21]-([.$M21]+[.P21]))+[.$C$6]*([.$C$7]-([.$M21]+[.P21])))/[.$C$8]/[.$C$4])" table:style-name="ce13">
            <text:p>0,53214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.5" table:formula="of:=[.B21]+[.$C$9]" table:style-name="ce28">
            <text:p>4,5</text:p>
          </table:table-cell>
          <table:table-cell office:value-type="float" office:value="24.124209584370661" table:formula="of:=[.C21]+1/6*([.D21]+2*[.E21]+2*[.F21]+[.G21])" table:style-name="ce6">
            <text:p>24,12420958</text:p>
          </table:table-cell>
          <table:table-cell office:value-type="float" office:value="0.35847899682054035" table:formula="of:=[.$C$9]*(([.$C$3]*[.$C$4]*([.$C$5]-[.$C22])+[.$C$6]*([.$C$7]-[.$C22]))/[.$C$8]/[.$C$4])" table:style-name="ce12">
            <text:p>0,358479</text:p>
          </table:table-cell>
          <table:table-cell office:value-type="float" office:value="0.34906892315400118" table:formula="of:=[.$C$9]*(([.$C$3]*[.$C$4]*([.$C$5]-([.$C22]+1/2*[.D22]))+[.$C$6]*([.$C$7]-([.$C22]+1/2*[.D22])))/[.$C$8]/[.$C$4])" table:style-name="ce12">
            <text:p>0,349069</text:p>
          </table:table-cell>
          <table:table-cell office:value-type="float" office:value="0.34931593758774782" table:formula="of:=[.$C$9]*(([.$C$3]*[.$C$4]*([.$C$5]-([.$C22]+1/2*[.E22]))+[.$C$6]*([.$C$7]-([.$C22]+1/2*[.E22])))/[.$C$8]/[.$C$4])" table:style-name="ce12">
            <text:p>0,349316</text:p>
          </table:table-cell>
          <table:table-cell office:value-type="float" office:value="0.34013991009718364" table:formula="of:=[.$C$9]*(([.$C$3]*[.$C$4]*([.$C$5]-([.$C22]+[.F22]))+[.$C$6]*([.$C$7]-([.$C22]+[.F22])))/[.$C$8]/[.$C$4])" table:style-name="ce13">
            <text:p>0,340140</text:p>
          </table:table-cell>
          <table:table-cell office:value-type="float" office:value="24.89726332707497" table:formula="of:=[.H21]+1/6*([.I21]+2*[.J21]+2*[.K21]+[.L21])" table:style-name="ce6">
            <text:p>24,89726333</text:p>
          </table:table-cell>
          <table:table-cell office:value-type="float" office:value="0.52410415454709713" table:formula="of:=[.$C$9]*(([.$C$3]*[.$C$4]*([.$C22]-[.$H22])+[.$C$6]*([.$C$7]-[.$H22]))/[.$C$8]/[.$C$4])" table:style-name="ce12">
            <text:p>0,524104</text:p>
          </table:table-cell>
          <table:table-cell office:value-type="float" office:value="0.51034642049023582" table:formula="of:=[.$C$9]*(([.$C$3]*[.$C$4]*([.$C22]-([.$H22]+1/2*[.I22]))+[.$C$6]*([.$C$7]-([.$H22]+1/2*[.I22])))/[.$C$8]/[.$C$4])" table:style-name="ce12">
            <text:p>0,510346</text:p>
          </table:table-cell>
          <table:table-cell office:value-type="float" office:value="0.51070756100922832" table:formula="of:=[.$C$9]*(([.$C$3]*[.$C$4]*([.$C22]-([.$H22]+1/2*[.J22]))+[.$C$6]*([.$C$7]-([.$H22]+1/2*[.J22])))/[.$C$8]/[.$C$4])" table:style-name="ce12">
            <text:p>0,510708</text:p>
          </table:table-cell>
          <table:table-cell office:value-type="float" office:value="0.49729200759411263" table:formula="of:=[.$C$9]*(([.$C$3]*[.$C$4]*([.$C22]-([.$H22]+[.K22]))+[.$C$6]*([.$C$7]-([.$H22]+[.K22])))/[.$C$8]/[.$C$4])" table:style-name="ce13">
            <text:p>0,497292</text:p>
          </table:table-cell>
          <table:table-cell office:value-type="float" office:value="24.985695844661159" table:formula="of:=[.M21]+1/6*([.N21]+2*[.O21]+2*[.P21]+[.Q21])" table:style-name="ce24">
            <text:p>24,98569584</text:p>
          </table:table-cell>
          <table:table-cell office:value-type="float" office:value="0.55811413450903757" table:formula="of:=[.$C$9]*(([.$C$3]*[.$C$4]*([.$H22]-[.$M22])+[.$C$6]*([.$C$7]-[.$M22]))/[.$C$8]/[.$C$4])" table:style-name="ce12">
            <text:p>0,558114</text:p>
          </table:table-cell>
          <table:table-cell office:value-type="float" office:value="0.54346363847817547" table:formula="of:=[.$C$9]*(([.$C$3]*[.$C$4]*([.$H22]-([.$M22]+1/2*[.N22]))+[.$C$6]*([.$C$7]-([.$M22]+1/2*[.N22])))/[.$C$8]/[.$C$4])" table:style-name="ce12">
            <text:p>0,543464</text:p>
          </table:table-cell>
          <table:table-cell office:value-type="float" office:value="0.54384821399898564" table:formula="of:=[.$C$9]*(([.$C$3]*[.$C$4]*([.$H22]-([.$M22]+1/2*[.O22]))+[.$C$6]*([.$C$7]-([.$M22]+1/2*[.O22])))/[.$C$8]/[.$C$4])" table:style-name="ce12">
            <text:p>0,543848</text:p>
          </table:table-cell>
          <table:table-cell office:value-type="float" office:value="0.52956210327409103" table:formula="of:=[.$C$9]*(([.$C$3]*[.$C$4]*([.$H22]-([.$M22]+[.P22]))+[.$C$6]*([.$C$7]-([.$M22]+[.P22])))/[.$C$8]/[.$C$4])" table:style-name="ce13">
            <text:p>0,5295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formula="of:=[.B22]+[.$C$9]" table:style-name="ce28">
            <text:p>5</text:p>
          </table:table-cell>
          <table:table-cell office:value-type="float" office:value="24.47344102243753" table:formula="of:=[.C22]+1/6*([.D22]+2*[.E22]+2*[.F22]+[.G22])" table:style-name="ce6">
            <text:p>24,47344102</text:p>
          </table:table-cell>
          <table:table-cell office:value-type="float" office:value="0.34014434632202972" table:formula="of:=[.$C$9]*(([.$C$3]*[.$C$4]*([.$C$5]-[.$C23])+[.$C$6]*([.$C$7]-[.$C23]))/[.$C$8]/[.$C$4])" table:style-name="ce12">
            <text:p>0,340144</text:p>
          </table:table-cell>
          <table:table-cell office:value-type="float" office:value="0.33121555723107643" table:formula="of:=[.$C$9]*(([.$C$3]*[.$C$4]*([.$C$5]-([.$C23]+1/2*[.D23]))+[.$C$6]*([.$C$7]-([.$C23]+1/2*[.D23])))/[.$C$8]/[.$C$4])" table:style-name="ce12">
            <text:p>0,331216</text:p>
          </table:table-cell>
          <table:table-cell office:value-type="float" office:value="0.33144993794471395" table:formula="of:=[.$C$9]*(([.$C$3]*[.$C$4]*([.$C$5]-([.$C23]+1/2*[.E23]))+[.$C$6]*([.$C$7]-([.$C23]+1/2*[.E23])))/[.$C$8]/[.$C$4])" table:style-name="ce12">
            <text:p>0,331450</text:p>
          </table:table-cell>
          <table:table-cell office:value-type="float" office:value="0.32274322457993221" table:formula="of:=[.$C$9]*(([.$C$3]*[.$C$4]*([.$C$5]-([.$C23]+[.F23]))+[.$C$6]*([.$C$7]-([.$C23]+[.F23])))/[.$C$8]/[.$C$4])" table:style-name="ce13">
            <text:p>0,322743</text:p>
          </table:table-cell>
          <table:table-cell office:value-type="float" office:value="25.407847347931661" table:formula="of:=[.H22]+1/6*([.I22]+2*[.J22]+2*[.K22]+[.L22])" table:style-name="ce6">
            <text:p>25,40784735</text:p>
          </table:table-cell>
          <table:table-cell office:value-type="float" office:value="0.51476006535546437" table:formula="of:=[.$C$9]*(([.$C$3]*[.$C$4]*([.$C23]-[.$H23])+[.$C$6]*([.$C$7]-[.$H23]))/[.$C$8]/[.$C$4])" table:style-name="ce12">
            <text:p>0,514760</text:p>
          </table:table-cell>
          <table:table-cell office:value-type="float" office:value="0.50124761363988335" table:formula="of:=[.$C$9]*(([.$C$3]*[.$C$4]*([.$C23]-([.$H23]+1/2*[.I23]))+[.$C$6]*([.$C$7]-([.$H23]+1/2*[.I23])))/[.$C$8]/[.$C$4])" table:style-name="ce12">
            <text:p>0,501248</text:p>
          </table:table-cell>
          <table:table-cell office:value-type="float" office:value="0.50160231549741752" table:formula="of:=[.$C$9]*(([.$C$3]*[.$C$4]*([.$C23]-([.$H23]+1/2*[.J23]))+[.$C$6]*([.$C$7]-([.$H23]+1/2*[.J23])))/[.$C$8]/[.$C$4])" table:style-name="ce12">
            <text:p>0,501602</text:p>
          </table:table-cell>
          <table:table-cell office:value-type="float" office:value="0.48842594379184984" table:formula="of:=[.$C$9]*(([.$C$3]*[.$C$4]*([.$C23]-([.$H23]+[.K23]))+[.$C$6]*([.$C$7]-([.$H23]+[.K23])))/[.$C$8]/[.$C$4])" table:style-name="ce13">
            <text:p>0,488426</text:p>
          </table:table-cell>
          <table:table-cell office:value-type="float" office:value="25.529412501784066" table:formula="of:=[.M22]+1/6*([.N22]+2*[.O22]+2*[.P22]+[.Q22])" table:style-name="ce24">
            <text:p>25,5294125</text:p>
          </table:table-cell>
          <table:table-cell office:value-type="float" office:value="0.55509821105291968" table:formula="of:=[.$C$9]*(([.$C$3]*[.$C$4]*([.$H23]-[.$M23])+[.$C$6]*([.$C$7]-[.$M23]))/[.$C$8]/[.$C$4])" table:style-name="ce12">
            <text:p>0,555098</text:p>
          </table:table-cell>
          <table:table-cell office:value-type="float" office:value="0.54052688301278029" table:formula="of:=[.$C$9]*(([.$C$3]*[.$C$4]*([.$H23]-([.$M23]+1/2*[.N23]))+[.$C$6]*([.$C$7]-([.$M23]+1/2*[.N23])))/[.$C$8]/[.$C$4])" table:style-name="ce12">
            <text:p>0,540527</text:p>
          </table:table-cell>
          <table:table-cell office:value-type="float" office:value="0.54090938037383407" table:formula="of:=[.$C$9]*(([.$C$3]*[.$C$4]*([.$H23]-([.$M23]+1/2*[.O23]))+[.$C$6]*([.$C$7]-([.$M23]+1/2*[.O23])))/[.$C$8]/[.$C$4])" table:style-name="ce12">
            <text:p>0,540909</text:p>
          </table:table-cell>
          <table:table-cell office:value-type="float" office:value="0.52670046858329345" table:formula="of:=[.$C$9]*(([.$C$3]*[.$C$4]*([.$H23]-([.$M23]+[.P23]))+[.$C$6]*([.$C$7]-([.$M23]+[.P23])))/[.$C$8]/[.$C$4])" table:style-name="ce13">
            <text:p>0,5267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.5" table:formula="of:=[.B23]+[.$C$9]" table:style-name="ce28">
            <text:p>5,5</text:p>
          </table:table-cell>
          <table:table-cell office:value-type="float" office:value="24.804810782646452" table:formula="of:=[.C23]+1/6*([.D23]+2*[.E23]+2*[.F23]+[.G23])" table:style-name="ce6">
            <text:p>24,80481078</text:p>
          </table:table-cell>
          <table:table-cell office:value-type="float" office:value="0.3227474339110612" table:formula="of:=[.$C$9]*(([.$C$3]*[.$C$4]*([.$C$5]-[.$C24])+[.$C$6]*([.$C$7]-[.$C24]))/[.$C$8]/[.$C$4])" table:style-name="ce12">
            <text:p>0,322747</text:p>
          </table:table-cell>
          <table:table-cell office:value-type="float" office:value="0.31427531377089596" table:formula="of:=[.$C$9]*(([.$C$3]*[.$C$4]*([.$C$5]-([.$C24]+1/2*[.D24]))+[.$C$6]*([.$C$7]-([.$C24]+1/2*[.D24])))/[.$C$8]/[.$C$4])" table:style-name="ce12">
            <text:p>0,314275</text:p>
          </table:table-cell>
          <table:table-cell office:value-type="float" office:value="0.31449770692457513" table:formula="of:=[.$C$9]*(([.$C$3]*[.$C$4]*([.$C$5]-([.$C24]+1/2*[.E24]))+[.$C$6]*([.$C$7]-([.$C24]+1/2*[.E24])))/[.$C$8]/[.$C$4])" table:style-name="ce12">
            <text:p>0,314498</text:p>
          </table:table-cell>
          <table:table-cell office:value-type="float" office:value="0.30623630429752108" table:formula="of:=[.$C$9]*(([.$C$3]*[.$C$4]*([.$C$5]-([.$C24]+[.F24]))+[.$C$6]*([.$C$7]-([.$C24]+[.F24])))/[.$C$8]/[.$C$4])" table:style-name="ce13">
            <text:p>0,306236</text:p>
          </table:table-cell>
          <table:table-cell office:value-type="float" office:value="25.909328325835315" table:formula="of:=[.H23]+1/6*([.I23]+2*[.J23]+2*[.K23]+[.L23])" table:style-name="ce6">
            <text:p>25,90932833</text:p>
          </table:table-cell>
          <table:table-cell office:value-type="float" office:value="0.50500080202596864" table:formula="of:=[.$C$9]*(([.$C$3]*[.$C$4]*([.$C24]-[.$H24])+[.$C$6]*([.$C$7]-[.$H24]))/[.$C$8]/[.$C$4])" table:style-name="ce12">
            <text:p>0,505001</text:p>
          </table:table-cell>
          <table:table-cell office:value-type="float" office:value="0.49174453097278692" table:formula="of:=[.$C$9]*(([.$C$3]*[.$C$4]*([.$C24]-([.$H24]+1/2*[.I24]))+[.$C$6]*([.$C$7]-([.$H24]+1/2*[.I24])))/[.$C$8]/[.$C$4])" table:style-name="ce12">
            <text:p>0,491745</text:p>
          </table:table-cell>
          <table:table-cell office:value-type="float" office:value="0.49209250808793287" table:formula="of:=[.$C$9]*(([.$C$3]*[.$C$4]*([.$C24]-([.$H24]+1/2*[.J24]))+[.$C$6]*([.$C$7]-([.$H24]+1/2*[.J24])))/[.$C$8]/[.$C$4])" table:style-name="ce12">
            <text:p>0,492093</text:p>
          </table:table-cell>
          <table:table-cell office:value-type="float" office:value="0.47916594535135215" table:formula="of:=[.$C$9]*(([.$C$3]*[.$C$4]*([.$C24]-([.$H24]+[.K24]))+[.$C$6]*([.$C$7]-([.$H24]+[.K24])))/[.$C$8]/[.$C$4])" table:style-name="ce13">
            <text:p>0,479166</text:p>
          </table:table-cell>
          <table:table-cell office:value-type="float" office:value="26.070191036185641" table:formula="of:=[.M23]+1/6*([.N23]+2*[.O23]+2*[.P23]+[.Q23])" table:style-name="ce24">
            <text:p>26,07019104</text:p>
          </table:table-cell>
          <table:table-cell office:value-type="float" office:value="0.55178138689201972" table:formula="of:=[.$C$9]*(([.$C$3]*[.$C$4]*([.$H24]-[.$M24])+[.$C$6]*([.$C$7]-[.$M24]))/[.$C$8]/[.$C$4])" table:style-name="ce12">
            <text:p>0,551781</text:p>
          </table:table-cell>
          <table:table-cell office:value-type="float" office:value="0.5372971254861042" table:formula="of:=[.$C$9]*(([.$C$3]*[.$C$4]*([.$H24]-([.$M24]+1/2*[.N24]))+[.$C$6]*([.$C$7]-([.$M24]+1/2*[.N24])))/[.$C$8]/[.$C$4])" table:style-name="ce12">
            <text:p>0,537297</text:p>
          </table:table-cell>
          <table:table-cell office:value-type="float" office:value="0.53767733734800938" table:formula="of:=[.$C$9]*(([.$C$3]*[.$C$4]*([.$H24]-([.$M24]+1/2*[.O24]))+[.$C$6]*([.$C$7]-([.$M24]+1/2*[.O24])))/[.$C$8]/[.$C$4])" table:style-name="ce12">
            <text:p>0,537677</text:p>
          </table:table-cell>
          <table:table-cell office:value-type="float" office:value="0.5235533266812491" table:formula="of:=[.$C$9]*(([.$C$3]*[.$C$4]*([.$H24]-([.$M24]+[.P24]))+[.$C$6]*([.$C$7]-([.$M24]+[.P24])))/[.$C$8]/[.$C$4])" table:style-name="ce13">
            <text:p>0,5235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" table:formula="of:=[.B24]+[.$C$9]" table:style-name="ce28">
            <text:p>6</text:p>
          </table:table-cell>
          <table:table-cell office:value-type="float" office:value="25.119232412579706" table:formula="of:=[.C24]+1/6*([.D24]+2*[.E24]+2*[.F24]+[.G24])" table:style-name="ce6">
            <text:p>25,11923241</text:p>
          </table:table-cell>
          <table:table-cell office:value-type="float" office:value="0.30624029833956534" table:formula="of:=[.$C$9]*(([.$C$3]*[.$C$4]*([.$C$5]-[.$C25])+[.$C$6]*([.$C$7]-[.$C25]))/[.$C$8]/[.$C$4])" table:style-name="ce12">
            <text:p>0,306240</text:p>
          </table:table-cell>
          <table:table-cell office:value-type="float" office:value="0.29820149050815176" table:formula="of:=[.$C$9]*(([.$C$3]*[.$C$4]*([.$C$5]-([.$C25]+1/2*[.D25]))+[.$C$6]*([.$C$7]-([.$C25]+1/2*[.D25])))/[.$C$8]/[.$C$4])" table:style-name="ce12">
            <text:p>0,298201</text:p>
          </table:table-cell>
          <table:table-cell office:value-type="float" office:value="0.29841250921372653" table:formula="of:=[.$C$9]*(([.$C$3]*[.$C$4]*([.$C$5]-([.$C25]+1/2*[.E25]))+[.$C$6]*([.$C$7]-([.$C25]+1/2*[.E25])))/[.$C$8]/[.$C$4])" table:style-name="ce12">
            <text:p>0,298413</text:p>
          </table:table-cell>
          <table:table-cell office:value-type="float" office:value="0.29057364160584492" table:formula="of:=[.$C$9]*(([.$C$3]*[.$C$4]*([.$C$5]-([.$C25]+[.F25]))+[.$C$6]*([.$C$7]-([.$C25]+[.F25])))/[.$C$8]/[.$C$4])" table:style-name="ce13">
            <text:p>0,290574</text:p>
          </table:table-cell>
          <table:table-cell office:value-type="float" office:value="26.401301796751774" table:formula="of:=[.H24]+1/6*([.I24]+2*[.J24]+2*[.K24]+[.L24])" table:style-name="ce6">
            <text:p>26,4013018</text:p>
          </table:table-cell>
          <table:table-cell office:value-type="float" office:value="0.49489327629951718" table:formula="of:=[.$C$9]*(([.$C$3]*[.$C$4]*([.$C25]-[.$H25])+[.$C$6]*([.$C$7]-[.$H25]))/[.$C$8]/[.$C$4])" table:style-name="ce12">
            <text:p>0,494893</text:p>
          </table:table-cell>
          <table:table-cell office:value-type="float" office:value="0.48190232779665498" table:formula="of:=[.$C$9]*(([.$C$3]*[.$C$4]*([.$C25]-([.$H25]+1/2*[.I25]))+[.$C$6]*([.$C$7]-([.$H25]+1/2*[.I25])))/[.$C$8]/[.$C$4])" table:style-name="ce12">
            <text:p>0,481902</text:p>
          </table:table-cell>
          <table:table-cell office:value-type="float" office:value="0.48224334019485504" table:formula="of:=[.$C$9]*(([.$C$3]*[.$C$4]*([.$C25]-([.$H25]+1/2*[.J25]))+[.$C$6]*([.$C$7]-([.$H25]+1/2*[.J25])))/[.$C$8]/[.$C$4])" table:style-name="ce12">
            <text:p>0,482243</text:p>
          </table:table-cell>
          <table:table-cell office:value-type="float" office:value="0.46957550093928724" table:formula="of:=[.$C$9]*(([.$C$3]*[.$C$4]*([.$C25]-([.$H25]+[.K25]))+[.$C$6]*([.$C$7]-([.$H25]+[.K25])))/[.$C$8]/[.$C$4])" table:style-name="ce13">
            <text:p>0,469576</text:p>
          </table:table-cell>
          <table:table-cell office:value-type="float" office:value="26.607738309392555" table:formula="of:=[.M24]+1/6*([.N24]+2*[.O24]+2*[.P24]+[.Q24])" table:style-name="ce24">
            <text:p>26,60773831</text:p>
          </table:table-cell>
          <table:table-cell office:value-type="float" office:value="0.54815882859447951" table:formula="of:=[.$C$9]*(([.$C$3]*[.$C$4]*([.$H25]-[.$M25])+[.$C$6]*([.$C$7]-[.$M25]))/[.$C$8]/[.$C$4])" table:style-name="ce12">
            <text:p>0,548159</text:p>
          </table:table-cell>
          <table:table-cell office:value-type="float" office:value="0.53376965934387444" table:formula="of:=[.$C$9]*(([.$C$3]*[.$C$4]*([.$H25]-([.$M25]+1/2*[.N25]))+[.$C$6]*([.$C$7]-([.$M25]+1/2*[.N25])))/[.$C$8]/[.$C$4])" table:style-name="ce12">
            <text:p>0,533770</text:p>
          </table:table-cell>
          <table:table-cell office:value-type="float" office:value="0.53414737503670273" table:formula="of:=[.$C$9]*(([.$C$3]*[.$C$4]*([.$H25]-([.$M25]+1/2*[.O25]))+[.$C$6]*([.$C$7]-([.$M25]+1/2*[.O25])))/[.$C$8]/[.$C$4])" table:style-name="ce12">
            <text:p>0,534147</text:p>
          </table:table-cell>
          <table:table-cell office:value-type="float" office:value="0.52011609140505255" table:formula="of:=[.$C$9]*(([.$C$3]*[.$C$4]*([.$H25]-([.$M25]+[.P25]))+[.$C$6]*([.$C$7]-([.$M25]+[.P25])))/[.$C$8]/[.$C$4])" table:style-name="ce13">
            <text:p>0,52011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.5" table:formula="of:=[.B25]+[.$C$9]" table:style-name="ce28">
            <text:p>6,5</text:p>
          </table:table-cell>
          <table:table-cell office:value-type="float" office:value="25.417572735811234" table:formula="of:=[.C25]+1/6*([.D25]+2*[.E25]+2*[.F25]+[.G25])" table:style-name="ce6">
            <text:p>25,41757274</text:p>
          </table:table-cell>
          <table:table-cell office:value-type="float" office:value="0.29057743136991021" table:formula="of:=[.$C$9]*(([.$C$3]*[.$C$4]*([.$C$5]-[.$C26])+[.$C$6]*([.$C$7]-[.$C26]))/[.$C$8]/[.$C$4])" table:style-name="ce12">
            <text:p>0,290577</text:p>
          </table:table-cell>
          <table:table-cell office:value-type="float" office:value="0.28294977379645003" table:formula="of:=[.$C$9]*(([.$C$3]*[.$C$4]*([.$C$5]-([.$C26]+1/2*[.D26]))+[.$C$6]*([.$C$7]-([.$C26]+1/2*[.D26])))/[.$C$8]/[.$C$4])" table:style-name="ce12">
            <text:p>0,282950</text:p>
          </table:table-cell>
          <table:table-cell office:value-type="float" office:value="0.28314999980775324" table:formula="of:=[.$C$9]*(([.$C$3]*[.$C$4]*([.$C$5]-([.$C26]+1/2*[.E26]))+[.$C$6]*([.$C$7]-([.$C26]+1/2*[.E26])))/[.$C$8]/[.$C$4])" table:style-name="ce12">
            <text:p>0,283150</text:p>
          </table:table-cell>
          <table:table-cell office:value-type="float" office:value="0.27571205638000307" table:formula="of:=[.$C$9]*(([.$C$3]*[.$C$4]*([.$C$5]-([.$C26]+[.F26]))+[.$C$6]*([.$C$7]-([.$C26]+[.F26])))/[.$C$8]/[.$C$4])" table:style-name="ce13">
            <text:p>0,275712</text:p>
          </table:table-cell>
          <table:table-cell office:value-type="float" office:value="26.883428482288746" table:formula="of:=[.H25]+1/6*([.I25]+2*[.J25]+2*[.K25]+[.L25])" table:style-name="ce6">
            <text:p>26,88342848</text:p>
          </table:table-cell>
          <table:table-cell office:value-type="float" office:value="0.48449864147040261" table:formula="of:=[.$C$9]*(([.$C$3]*[.$C$4]*([.$C26]-[.$H26])+[.$C$6]*([.$C$7]-[.$H26]))/[.$C$8]/[.$C$4])" table:style-name="ce12">
            <text:p>0,484499</text:p>
          </table:table-cell>
          <table:table-cell office:value-type="float" office:value="0.47178055213180436" table:formula="of:=[.$C$9]*(([.$C$3]*[.$C$4]*([.$C26]-([.$H26]+1/2*[.I26]))+[.$C$6]*([.$C$7]-([.$H26]+1/2*[.I26])))/[.$C$8]/[.$C$4])" table:style-name="ce12">
            <text:p>0,471781</text:p>
          </table:table-cell>
          <table:table-cell office:value-type="float" office:value="0.47211440197694277" table:formula="of:=[.$C$9]*(([.$C$3]*[.$C$4]*([.$C26]-([.$H26]+1/2*[.J26]))+[.$C$6]*([.$C$7]-([.$H26]+1/2*[.J26])))/[.$C$8]/[.$C$4])" table:style-name="ce12">
            <text:p>0,472114</text:p>
          </table:table-cell>
          <table:table-cell office:value-type="float" office:value="0.45971263536661322" table:formula="of:=[.$C$9]*(([.$C$3]*[.$C$4]*([.$C26]-([.$H26]+[.K26]))+[.$C$6]*([.$C$7]-([.$H26]+[.K26])))/[.$C$8]/[.$C$4])" table:style-name="ce13">
            <text:p>0,459713</text:p>
          </table:table-cell>
          <table:table-cell office:value-type="float" office:value="27.141756474186003" table:formula="of:=[.M25]+1/6*([.N25]+2*[.O25]+2*[.P25]+[.Q25])" table:style-name="ce24">
            <text:p>27,14175647</text:p>
          </table:table-cell>
          <table:table-cell office:value-type="float" office:value="0.54422920921967211" table:formula="of:=[.$C$9]*(([.$C$3]*[.$C$4]*([.$H26]-[.$M26])+[.$C$6]*([.$C$7]-[.$M26]))/[.$C$8]/[.$C$4])" table:style-name="ce12">
            <text:p>0,544229</text:p>
          </table:table-cell>
          <table:table-cell office:value-type="float" office:value="0.52994319247765576" table:formula="of:=[.$C$9]*(([.$C$3]*[.$C$4]*([.$H26]-([.$M26]+1/2*[.N26]))+[.$C$6]*([.$C$7]-([.$M26]+1/2*[.N26])))/[.$C$8]/[.$C$4])" table:style-name="ce12">
            <text:p>0,529943</text:p>
          </table:table-cell>
          <table:table-cell office:value-type="float" office:value="0.53031820041713373" table:formula="of:=[.$C$9]*(([.$C$3]*[.$C$4]*([.$H26]-([.$M26]+1/2*[.O26]))+[.$C$6]*([.$C$7]-([.$M26]+1/2*[.O26])))/[.$C$8]/[.$C$4])" table:style-name="ce12">
            <text:p>0,530318</text:p>
          </table:table-cell>
          <table:table-cell office:value-type="float" office:value="0.51638750369777242" table:formula="of:=[.$C$9]*(([.$C$3]*[.$C$4]*([.$H26]-([.$M26]+[.P26]))+[.$C$6]*([.$C$7]-([.$M26]+[.P26])))/[.$C$8]/[.$C$4])" table:style-name="ce13">
            <text:p>0,51638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" table:formula="of:=[.B26]+[.$C$9]" table:style-name="ce28">
            <text:p>7</text:p>
          </table:table-cell>
          <table:table-cell office:value-type="float" office:value="25.700654241637622" table:formula="of:=[.C26]+1/6*([.D26]+2*[.E26]+2*[.F26]+[.G26])" table:style-name="ce6">
            <text:p>25,70065424</text:p>
          </table:table-cell>
          <table:table-cell office:value-type="float" office:value="0.27571565231402495" table:formula="of:=[.$C$9]*(([.$C$3]*[.$C$4]*([.$C$5]-[.$C27])+[.$C$6]*([.$C$7]-[.$C27]))/[.$C$8]/[.$C$4])" table:style-name="ce12">
            <text:p>0,275716</text:p>
          </table:table-cell>
          <table:table-cell office:value-type="float" office:value="0.26847811644078168" table:formula="of:=[.$C$9]*(([.$C$3]*[.$C$4]*([.$C$5]-([.$C27]+1/2*[.D27]))+[.$C$6]*([.$C$7]-([.$C27]+1/2*[.D27])))/[.$C$8]/[.$C$4])" table:style-name="ce12">
            <text:p>0,268478</text:p>
          </table:table-cell>
          <table:table-cell office:value-type="float" office:value="0.26866810175745431" table:formula="of:=[.$C$9]*(([.$C$3]*[.$C$4]*([.$C$5]-([.$C27]+1/2*[.E27]))+[.$C$6]*([.$C$7]-([.$C27]+1/2*[.E27])))/[.$C$8]/[.$C$4])" table:style-name="ce12">
            <text:p>0,268668</text:p>
          </table:table-cell>
          <table:table-cell office:value-type="float" office:value="0.26161057697175844" table:formula="of:=[.$C$9]*(([.$C$3]*[.$C$4]*([.$C$5]-([.$C27]+[.F27]))+[.$C$6]*([.$C$7]-([.$C27]+[.F27])))/[.$C$8]/[.$C$4])" table:style-name="ce13">
            <text:p>0,261611</text:p>
          </table:table-cell>
          <table:table-cell office:value-type="float" office:value="27.355428679797832" table:formula="of:=[.H26]+1/6*([.I26]+2*[.J26]+2*[.K26]+[.L26])" table:style-name="ce6">
            <text:p>27,35542868</text:p>
          </table:table-cell>
          <table:table-cell office:value-type="float" office:value="0.4738727063924949" table:formula="of:=[.$C$9]*(([.$C$3]*[.$C$4]*([.$C27]-[.$H27])+[.$C$6]*([.$C$7]-[.$H27]))/[.$C$8]/[.$C$4])" table:style-name="ce12">
            <text:p>0,473873</text:p>
          </table:table-cell>
          <table:table-cell office:value-type="float" office:value="0.46143354784969187" table:formula="of:=[.$C$9]*(([.$C$3]*[.$C$4]*([.$C27]-([.$H27]+1/2*[.I27]))+[.$C$6]*([.$C$7]-([.$H27]+1/2*[.I27])))/[.$C$8]/[.$C$4])" table:style-name="ce12">
            <text:p>0,461434</text:p>
          </table:table-cell>
          <table:table-cell office:value-type="float" office:value="0.46176007576144046" table:formula="of:=[.$C$9]*(([.$C$3]*[.$C$4]*([.$C27]-([.$H27]+1/2*[.J27]))+[.$C$6]*([.$C$7]-([.$H27]+1/2*[.J27])))/[.$C$8]/[.$C$4])" table:style-name="ce12">
            <text:p>0,461760</text:p>
          </table:table-cell>
          <table:table-cell office:value-type="float" office:value="0.44963030241501939" table:formula="of:=[.$C$9]*(([.$C$3]*[.$C$4]*([.$C27]-([.$H27]+[.K27]))+[.$C$6]*([.$C$7]-([.$H27]+[.K27])))/[.$C$8]/[.$C$4])" table:style-name="ce13">
            <text:p>0,449630</text:p>
          </table:table-cell>
          <table:table-cell office:value-type="float" office:value="27.671946390637174" table:formula="of:=[.M26]+1/6*([.N26]+2*[.O26]+2*[.P26]+[.Q26])" table:style-name="ce24">
            <text:p>27,67194639</text:p>
          </table:table-cell>
          <table:table-cell office:value-type="float" office:value="0.53999424848143995" table:formula="of:=[.$C$9]*(([.$C$3]*[.$C$4]*([.$H27]-[.$M27])+[.$C$6]*([.$C$7]-[.$M27]))/[.$C$8]/[.$C$4])" table:style-name="ce12">
            <text:p>0,539994</text:p>
          </table:table-cell>
          <table:table-cell office:value-type="float" office:value="0.52581939945880207" table:formula="of:=[.$C$9]*(([.$C$3]*[.$C$4]*([.$H27]-([.$M27]+1/2*[.N27]))+[.$C$6]*([.$C$7]-([.$M27]+1/2*[.N27])))/[.$C$8]/[.$C$4])" table:style-name="ce12">
            <text:p>0,525819</text:p>
          </table:table-cell>
          <table:table-cell office:value-type="float" office:value="0.5261914892456464" table:formula="of:=[.$C$9]*(([.$C$3]*[.$C$4]*([.$H27]-([.$M27]+1/2*[.O27]))+[.$C$6]*([.$C$7]-([.$M27]+1/2*[.O27])))/[.$C$8]/[.$C$4])" table:style-name="ce12">
            <text:p>0,526191</text:p>
          </table:table-cell>
          <table:table-cell office:value-type="float" office:value="0.51236919529604352" table:formula="of:=[.$C$9]*(([.$C$3]*[.$C$4]*([.$H27]-([.$M27]+[.P27]))+[.$C$6]*([.$C$7]-([.$M27]+[.P27])))/[.$C$8]/[.$C$4])" table:style-name="ce13">
            <text:p>0,51236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.5" table:formula="of:=[.B27]+[.$C$9]" table:style-name="ce28">
            <text:p>7,5</text:p>
          </table:table-cell>
          <table:table-cell office:value-type="float" office:value="25.969257352584666" table:formula="of:=[.C27]+1/6*([.D27]+2*[.E27]+2*[.F27]+[.G27])" table:style-name="ce6">
            <text:p>25,96925735</text:p>
          </table:table-cell>
          <table:table-cell office:value-type="float" office:value="0.2616139889893051" table:formula="of:=[.$C$9]*(([.$C$3]*[.$C$4]*([.$C$5]-[.$C28])+[.$C$6]*([.$C$7]-[.$C28]))/[.$C$8]/[.$C$4])" table:style-name="ce12">
            <text:p>0,261614</text:p>
          </table:table-cell>
          <table:table-cell office:value-type="float" office:value="0.25474662177833574" table:formula="of:=[.$C$9]*(([.$C$3]*[.$C$4]*([.$C$5]-([.$C28]+1/2*[.D28]))+[.$C$6]*([.$C$7]-([.$C28]+1/2*[.D28])))/[.$C$8]/[.$C$4])" table:style-name="ce12">
            <text:p>0,254747</text:p>
          </table:table-cell>
          <table:table-cell office:value-type="float" office:value="0.25492689016762365" table:formula="of:=[.$C$9]*(([.$C$3]*[.$C$4]*([.$C$5]-([.$C28]+1/2*[.E28]))+[.$C$6]*([.$C$7]-([.$C28]+1/2*[.E28])))/[.$C$8]/[.$C$4])" table:style-name="ce12">
            <text:p>0,254927</text:p>
          </table:table-cell>
          <table:table-cell office:value-type="float" office:value="0.24823032725550473" table:formula="of:=[.$C$9]*(([.$C$3]*[.$C$4]*([.$C$5]-([.$C28]+[.F28]))+[.$C$6]*([.$C$7]-([.$C28]+[.F28])))/[.$C$8]/[.$C$4])" table:style-name="ce13">
            <text:p>0,248230</text:p>
          </table:table-cell>
          <table:table-cell office:value-type="float" office:value="27.817077055802795" table:formula="of:=[.H27]+1/6*([.I27]+2*[.J27]+2*[.K27]+[.L27])" table:style-name="ce6">
            <text:p>27,81707706</text:p>
          </table:table-cell>
          <table:table-cell office:value-type="float" office:value="0.4630663221995866" table:formula="of:=[.$C$9]*(([.$C$3]*[.$C$4]*([.$C28]-[.$H28])+[.$C$6]*([.$C$7]-[.$H28]))/[.$C$8]/[.$C$4])" table:style-name="ce12">
            <text:p>0,463066</text:p>
          </table:table-cell>
          <table:table-cell office:value-type="float" office:value="0.45091083124184739" table:formula="of:=[.$C$9]*(([.$C$3]*[.$C$4]*([.$C28]-([.$H28]+1/2*[.I28]))+[.$C$6]*([.$C$7]-([.$H28]+1/2*[.I28])))/[.$C$8]/[.$C$4])" table:style-name="ce12">
            <text:p>0,450911</text:p>
          </table:table-cell>
          <table:table-cell office:value-type="float" office:value="0.45122991287948799" table:formula="of:=[.$C$9]*(([.$C$3]*[.$C$4]*([.$C28]-([.$H28]+1/2*[.J28]))+[.$C$6]*([.$C$7]-([.$H28]+1/2*[.J28])))/[.$C$8]/[.$C$4])" table:style-name="ce12">
            <text:p>0,451230</text:p>
          </table:table-cell>
          <table:table-cell office:value-type="float" office:value="0.43937675177341351" table:formula="of:=[.$C$9]*(([.$C$3]*[.$C$4]*([.$C28]-([.$H28]+[.K28]))+[.$C$6]*([.$C$7]-([.$H28]+[.K28])))/[.$C$8]/[.$C$4])" table:style-name="ce13">
            <text:p>0,439377</text:p>
          </table:table-cell>
          <table:table-cell office:value-type="float" office:value="28.198010594168238" table:formula="of:=[.M27]+1/6*([.N27]+2*[.O27]+2*[.P27]+[.Q27])" table:style-name="ce24">
            <text:p>28,19801059</text:p>
          </table:table-cell>
          <table:table-cell office:value-type="float" office:value="0.53545829659630728" table:formula="of:=[.$C$9]*(([.$C$3]*[.$C$4]*([.$H28]-[.$M28])+[.$C$6]*([.$C$7]-[.$M28]))/[.$C$8]/[.$C$4])" table:style-name="ce12">
            <text:p>0,535458</text:p>
          </table:table-cell>
          <table:table-cell office:value-type="float" office:value="0.52140251631065404" table:formula="of:=[.$C$9]*(([.$C$3]*[.$C$4]*([.$H28]-([.$M28]+1/2*[.N28]))+[.$C$6]*([.$C$7]-([.$M28]+1/2*[.N28])))/[.$C$8]/[.$C$4])" table:style-name="ce12">
            <text:p>0,521403</text:p>
          </table:table-cell>
          <table:table-cell office:value-type="float" office:value="0.52177148054315259" table:formula="of:=[.$C$9]*(([.$C$3]*[.$C$4]*([.$H28]-([.$M28]+1/2*[.O28]))+[.$C$6]*([.$C$7]-([.$M28]+1/2*[.O28])))/[.$C$8]/[.$C$4])" table:style-name="ce12">
            <text:p>0,521771</text:p>
          </table:table-cell>
          <table:table-cell office:value-type="float" office:value="0.50806529386779176" table:formula="of:=[.$C$9]*(([.$C$3]*[.$C$4]*([.$H28]-([.$M28]+[.P28]))+[.$C$6]*([.$C$7]-([.$M28]+[.P28])))/[.$C$8]/[.$C$4])" table:style-name="ce13">
            <text:p>0,50806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formula="of:=[.B28]+[.$C$9]" table:style-name="ce28">
            <text:p>8</text:p>
          </table:table-cell>
          <table:table-cell office:value-type="float" office:value="26.224122575940786" table:formula="of:=[.C28]+1/6*([.D28]+2*[.E28]+2*[.F28]+[.G28])" table:style-name="ce6">
            <text:p>26,22412258</text:p>
          </table:table-cell>
          <table:table-cell office:value-type="float" office:value="0.24823356476310873" table:formula="of:=[.$C$9]*(([.$C$3]*[.$C$4]*([.$C$5]-[.$C29])+[.$C$6]*([.$C$7]-[.$C29]))/[.$C$8]/[.$C$4])" table:style-name="ce12">
            <text:p>0,248234</text:p>
          </table:table-cell>
          <table:table-cell office:value-type="float" office:value="0.2417174336880771" table:formula="of:=[.$C$9]*(([.$C$3]*[.$C$4]*([.$C$5]-([.$C29]+1/2*[.D29]))+[.$C$6]*([.$C$7]-([.$C29]+1/2*[.D29])))/[.$C$8]/[.$C$4])" table:style-name="ce12">
            <text:p>0,241717</text:p>
          </table:table-cell>
          <table:table-cell office:value-type="float" office:value="0.24188848212879663" table:formula="of:=[.$C$9]*(([.$C$3]*[.$C$4]*([.$C$5]-([.$C29]+1/2*[.E29]))+[.$C$6]*([.$C$7]-([.$C29]+1/2*[.E29])))/[.$C$8]/[.$C$4])" table:style-name="ce12">
            <text:p>0,241888</text:p>
          </table:table-cell>
          <table:table-cell office:value-type="float" office:value="0.23553441945134693" table:formula="of:=[.$C$9]*(([.$C$3]*[.$C$4]*([.$C$5]-([.$C29]+[.F29]))+[.$C$6]*([.$C$7]-([.$C29]+[.F29])))/[.$C$8]/[.$C$4])" table:style-name="ce13">
            <text:p>0,235534</text:p>
          </table:table-cell>
          <table:table-cell office:value-type="float" office:value="28.268197816172073" table:formula="of:=[.H28]+1/6*([.I28]+2*[.J28]+2*[.K28]+[.L28])" table:style-name="ce6">
            <text:p>28,26819782</text:p>
          </table:table-cell>
          <table:table-cell office:value-type="float" office:value="0.45212574344800555" table:formula="of:=[.$C$9]*(([.$C$3]*[.$C$4]*([.$C29]-[.$H29])+[.$C$6]*([.$C$7]-[.$H29]))/[.$C$8]/[.$C$4])" table:style-name="ce12">
            <text:p>0,452126</text:p>
          </table:table-cell>
          <table:table-cell office:value-type="float" office:value="0.44025744268249523" table:formula="of:=[.$C$9]*(([.$C$3]*[.$C$4]*([.$C29]-([.$H29]+1/2*[.I29]))+[.$C$6]*([.$C$7]-([.$H29]+1/2*[.I29])))/[.$C$8]/[.$C$4])" table:style-name="ce12">
            <text:p>0,440257</text:p>
          </table:table-cell>
          <table:table-cell office:value-type="float" office:value="0.44056898557758994" table:formula="of:=[.$C$9]*(([.$C$3]*[.$C$4]*([.$C29]-([.$H29]+1/2*[.J29]))+[.$C$6]*([.$C$7]-([.$H29]+1/2*[.J29])))/[.$C$8]/[.$C$4])" table:style-name="ce12">
            <text:p>0,440569</text:p>
          </table:table-cell>
          <table:table-cell office:value-type="float" office:value="0.42899587170518205" table:formula="of:=[.$C$9]*(([.$C$3]*[.$C$4]*([.$C29]-([.$H29]+[.K29]))+[.$C$6]*([.$C$7]-([.$H29]+[.K29])))/[.$C$8]/[.$C$4])" table:style-name="ce13">
            <text:p>0,428996</text:p>
          </table:table-cell>
          <table:table-cell office:value-type="float" office:value="28.719655858196855" table:formula="of:=[.M28]+1/6*([.N28]+2*[.O28]+2*[.P28]+[.Q28])" table:style-name="ce24">
            <text:p>28,71965586</text:p>
          </table:table-cell>
          <table:table-cell office:value-type="float" office:value="0.53062795825326869" table:formula="of:=[.$C$9]*(([.$C$3]*[.$C$4]*([.$H29]-[.$M29])+[.$C$6]*([.$C$7]-[.$M29]))/[.$C$8]/[.$C$4])" table:style-name="ce12">
            <text:p>0,530628</text:p>
          </table:table-cell>
          <table:table-cell office:value-type="float" office:value="0.51669897434912049" table:formula="of:=[.$C$9]*(([.$C$3]*[.$C$4]*([.$H29]-([.$M29]+1/2*[.N29]))+[.$C$6]*([.$C$7]-([.$M29]+1/2*[.N29])))/[.$C$8]/[.$C$4])" table:style-name="ce12">
            <text:p>0,516699</text:p>
          </table:table-cell>
          <table:table-cell office:value-type="float" office:value="0.51706461017660432" table:formula="of:=[.$C$9]*(([.$C$3]*[.$C$4]*([.$H29]-([.$M29]+1/2*[.O29]))+[.$C$6]*([.$C$7]-([.$M29]+1/2*[.O29])))/[.$C$8]/[.$C$4])" table:style-name="ce12">
            <text:p>0,517065</text:p>
          </table:table-cell>
          <table:table-cell office:value-type="float" office:value="0.50348206621899705" table:formula="of:=[.$C$9]*(([.$C$3]*[.$C$4]*([.$H29]-([.$M29]+[.P29]))+[.$C$6]*([.$C$7]-([.$M29]+[.P29])))/[.$C$8]/[.$C$4])" table:style-name="ce13">
            <text:p>0,50348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.5" table:formula="of:=[.B29]+[.$C$9]" table:style-name="ce28">
            <text:p>8,5</text:p>
          </table:table-cell>
          <table:table-cell office:value-type="float" office:value="26.465952545248818" table:formula="of:=[.C29]+1/6*([.D29]+2*[.E29]+2*[.F29]+[.G29])" table:style-name="ce6">
            <text:p>26,46595255</text:p>
          </table:table-cell>
          <table:table-cell office:value-type="float" office:value="0.23553749137443702" table:formula="of:=[.$C$9]*(([.$C$3]*[.$C$4]*([.$C$5]-[.$C30])+[.$C$6]*([.$C$7]-[.$C30]))/[.$C$8]/[.$C$4])" table:style-name="ce12">
            <text:p>0,235537</text:p>
          </table:table-cell>
          <table:table-cell office:value-type="float" office:value="0.22935463222585803" table:formula="of:=[.$C$9]*(([.$C$3]*[.$C$4]*([.$C$5]-([.$C30]+1/2*[.D30]))+[.$C$6]*([.$C$7]-([.$C30]+1/2*[.D30])))/[.$C$8]/[.$C$4])" table:style-name="ce12">
            <text:p>0,229355</text:p>
          </table:table-cell>
          <table:table-cell office:value-type="float" office:value="0.22951693227850831" table:formula="of:=[.$C$9]*(([.$C$3]*[.$C$4]*([.$C$5]-([.$C30]+1/2*[.E30]))+[.$C$6]*([.$C$7]-([.$C30]+1/2*[.E30])))/[.$C$8]/[.$C$4])" table:style-name="ce12">
            <text:p>0,229517</text:p>
          </table:table-cell>
          <table:table-cell office:value-type="float" office:value="0.22348785242981539" table:formula="of:=[.$C$9]*(([.$C$3]*[.$C$4]*([.$C$5]-([.$C30]+[.F30]))+[.$C$6]*([.$C$7]-([.$C30]+[.F30])))/[.$C$8]/[.$C$4])" table:style-name="ce13">
            <text:p>0,223488</text:p>
          </table:table-cell>
          <table:table-cell office:value-type="float" office:value="28.708660228117633" table:formula="of:=[.H29]+1/6*([.I29]+2*[.J29]+2*[.K29]+[.L29])" table:style-name="ce6">
            <text:p>28,70866023</text:p>
          </table:table-cell>
          <table:table-cell office:value-type="float" office:value="0.44109296528626524" table:formula="of:=[.$C$9]*(([.$C$3]*[.$C$4]*([.$C30]-[.$H30])+[.$C$6]*([.$C$7]-[.$H30]))/[.$C$8]/[.$C$4])" table:style-name="ce12">
            <text:p>0,441093</text:p>
          </table:table-cell>
          <table:table-cell office:value-type="float" office:value="0.42951427494750066" table:formula="of:=[.$C$9]*(([.$C$3]*[.$C$4]*([.$C30]-([.$H30]+1/2*[.I30]))+[.$C$6]*([.$C$7]-([.$H30]+1/2*[.I30])))/[.$C$8]/[.$C$4])" table:style-name="ce12">
            <text:p>0,429514</text:p>
          </table:table-cell>
          <table:table-cell office:value-type="float" office:value="0.42981821556889327" table:formula="of:=[.$C$9]*(([.$C$3]*[.$C$4]*([.$C30]-([.$H30]+1/2*[.J30]))+[.$C$6]*([.$C$7]-([.$H30]+1/2*[.J30])))/[.$C$8]/[.$C$4])" table:style-name="ce12">
            <text:p>0,429818</text:p>
          </table:table-cell>
          <table:table-cell office:value-type="float" office:value="0.41852750896889823" table:formula="of:=[.$C$9]*(([.$C$3]*[.$C$4]*([.$C30]-([.$H30]+[.K30]))+[.$C$6]*([.$C$7]-([.$H30]+[.K30])))/[.$C$8]/[.$C$4])" table:style-name="ce13">
            <text:p>0,418528</text:p>
          </table:table-cell>
          <table:table-cell office:value-type="float" office:value="29.236595390450809" table:formula="of:=[.M29]+1/6*([.N29]+2*[.O29]+2*[.P29]+[.Q29])" table:style-name="ce24">
            <text:p>29,23659539</text:p>
          </table:table-cell>
          <table:table-cell office:value-type="float" office:value="0.52551175340721412" table:formula="of:=[.$C$9]*(([.$C$3]*[.$C$4]*([.$H30]-[.$M30])+[.$C$6]*([.$C$7]-[.$M30]))/[.$C$8]/[.$C$4])" table:style-name="ce12">
            <text:p>0,525512</text:p>
          </table:table-cell>
          <table:table-cell office:value-type="float" office:value="0.51171706988027488" table:formula="of:=[.$C$9]*(([.$C$3]*[.$C$4]*([.$H30]-([.$M30]+1/2*[.N30]))+[.$C$6]*([.$C$7]-([.$M30]+1/2*[.N30])))/[.$C$8]/[.$C$4])" table:style-name="ce12">
            <text:p>0,511717</text:p>
          </table:table-cell>
          <table:table-cell office:value-type="float" office:value="0.51207918032285693" table:formula="of:=[.$C$9]*(([.$C$3]*[.$C$4]*([.$H30]-([.$M30]+1/2*[.O30]))+[.$C$6]*([.$C$7]-([.$M30]+1/2*[.O30])))/[.$C$8]/[.$C$4])" table:style-name="ce12">
            <text:p>0,512079</text:p>
          </table:table-cell>
          <table:table-cell office:value-type="float" office:value="0.49862759644026422" table:formula="of:=[.$C$9]*(([.$C$3]*[.$C$4]*([.$H30]-([.$M30]+[.P30]))+[.$C$6]*([.$C$7]-([.$M30]+[.P30])))/[.$C$8]/[.$C$4])" table:style-name="ce13">
            <text:p>0,49862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" table:formula="of:=[.B30]+[.$C$9]" table:style-name="ce28">
            <text:p>9</text:p>
          </table:table-cell>
          <table:table-cell office:value-type="float" office:value="26.695413957384314" table:formula="of:=[.C30]+1/6*([.D30]+2*[.E30]+2*[.F30]+[.G30])" table:style-name="ce6">
            <text:p>26,69541396</text:p>
          </table:table-cell>
          <table:table-cell office:value-type="float" office:value="0.22349076723732345" table:formula="of:=[.$C$9]*(([.$C$3]*[.$C$4]*([.$C$5]-[.$C31])+[.$C$6]*([.$C$7]-[.$C31]))/[.$C$8]/[.$C$4])" table:style-name="ce12">
            <text:p>0,223491</text:p>
          </table:table-cell>
          <table:table-cell office:value-type="float" office:value="0.21762413459734375" table:formula="of:=[.$C$9]*(([.$C$3]*[.$C$4]*([.$C$5]-([.$C31]+1/2*[.D31]))+[.$C$6]*([.$C$7]-([.$C31]+1/2*[.D31])))/[.$C$8]/[.$C$4])" table:style-name="ce12">
            <text:p>0,217624</text:p>
          </table:table-cell>
          <table:table-cell office:value-type="float" office:value="0.21777813370414328" table:formula="of:=[.$C$9]*(([.$C$3]*[.$C$4]*([.$C$5]-([.$C31]+1/2*[.E31]))+[.$C$6]*([.$C$7]-([.$C31]+1/2*[.E31])))/[.$C$8]/[.$C$4])" table:style-name="ce12">
            <text:p>0,217778</text:p>
          </table:table-cell>
          <table:table-cell office:value-type="float" office:value="0.21205741521785593" table:formula="of:=[.$C$9]*(([.$C$3]*[.$C$4]*([.$C$5]-([.$C31]+[.F31]))+[.$C$6]*([.$C$7]-([.$C31]+[.F31])))/[.$C$8]/[.$C$4])" table:style-name="ce13">
            <text:p>0,212057</text:p>
          </table:table-cell>
          <table:table-cell office:value-type="float" office:value="29.138374470665624" table:formula="of:=[.H30]+1/6*([.I30]+2*[.J30]+2*[.K30]+[.L30])" table:style-name="ce6">
            <text:p>29,13837447</text:p>
          </table:table-cell>
          <table:table-cell office:value-type="float" office:value="0.43000603815927047" table:formula="of:=[.$C$9]*(([.$C$3]*[.$C$4]*([.$C31]-[.$H31])+[.$C$6]*([.$C$7]-[.$H31]))/[.$C$8]/[.$C$4])" table:style-name="ce12">
            <text:p>0,430006</text:p>
          </table:table-cell>
          <table:table-cell office:value-type="float" office:value="0.41871837965758957" table:formula="of:=[.$C$9]*(([.$C$3]*[.$C$4]*([.$C31]-([.$H31]+1/2*[.I31]))+[.$C$6]*([.$C$7]-([.$H31]+1/2*[.I31])))/[.$C$8]/[.$C$4])" table:style-name="ce12">
            <text:p>0,418718</text:p>
          </table:table-cell>
          <table:table-cell office:value-type="float" office:value="0.4190146806932587" table:formula="of:=[.$C$9]*(([.$C$3]*[.$C$4]*([.$C31]-([.$H31]+1/2*[.J31]))+[.$C$6]*([.$C$7]-([.$H31]+1/2*[.J31])))/[.$C$8]/[.$C$4])" table:style-name="ce12">
            <text:p>0,419015</text:p>
          </table:table-cell>
          <table:table-cell office:value-type="float" office:value="0.40800776742287426" table:formula="of:=[.$C$9]*(([.$C$3]*[.$C$4]*([.$C31]-([.$H31]+[.K31]))+[.$C$6]*([.$C$7]-([.$H31]+[.K31])))/[.$C$8]/[.$C$4])" table:style-name="ce13">
            <text:p>0,408008</text:p>
          </table:table-cell>
          <table:table-cell office:value-type="float" office:value="29.748550698826431" table:formula="of:=[.M30]+1/6*([.N30]+2*[.O30]+2*[.P30]+[.Q30])" table:style-name="ce24">
            <text:p>29,7485507</text:p>
          </table:table-cell>
          <table:table-cell office:value-type="float" office:value="0.52011981184489364" table:formula="of:=[.$C$9]*(([.$C$3]*[.$C$4]*([.$H31]-[.$M31])+[.$C$6]*([.$C$7]-[.$M31]))/[.$C$8]/[.$C$4])" table:style-name="ce12">
            <text:p>0,520120</text:p>
          </table:table-cell>
          <table:table-cell office:value-type="float" office:value="0.50646666678396524" table:formula="of:=[.$C$9]*(([.$C$3]*[.$C$4]*([.$H31]-([.$M31]+1/2*[.N31]))+[.$C$6]*([.$C$7]-([.$M31]+1/2*[.N31])))/[.$C$8]/[.$C$4])" table:style-name="ce12">
            <text:p>0,506467</text:p>
          </table:table-cell>
          <table:table-cell office:value-type="float" office:value="0.50682506184181453" table:formula="of:=[.$C$9]*(([.$C$3]*[.$C$4]*([.$H31]-([.$M31]+1/2*[.O31]))+[.$C$6]*([.$C$7]-([.$M31]+1/2*[.O31])))/[.$C$8]/[.$C$4])" table:style-name="ce12">
            <text:p>0,506825</text:p>
          </table:table-cell>
          <table:table-cell office:value-type="float" office:value="0.49351149609819817" table:formula="of:=[.$C$9]*(([.$C$3]*[.$C$4]*([.$H31]-([.$M31]+[.P31]))+[.$C$6]*([.$C$7]-([.$M31]+[.P31])))/[.$C$8]/[.$C$4])" table:style-name="ce13">
            <text:p>0,49351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.5" table:formula="of:=[.B31]+[.$C$9]" table:style-name="ce28">
            <text:p>9,5</text:p>
          </table:table-cell>
          <table:table-cell office:value-type="float" office:value="26.913139410560674" table:formula="of:=[.C31]+1/6*([.D31]+2*[.E31]+2*[.F31]+[.G31])" table:style-name="ce6">
            <text:p>26,91313941</text:p>
          </table:table-cell>
          <table:table-cell office:value-type="float" office:value="0.21206018094556453" table:formula="of:=[.$C$9]*(([.$C$3]*[.$C$4]*([.$C$5]-[.$C32])+[.$C$6]*([.$C$7]-[.$C32]))/[.$C$8]/[.$C$4])" table:style-name="ce12">
            <text:p>0,212060</text:p>
          </table:table-cell>
          <table:table-cell office:value-type="float" office:value="0.20649360119574356" table:formula="of:=[.$C$9]*(([.$C$3]*[.$C$4]*([.$C$5]-([.$C32]+1/2*[.D32]))+[.$C$6]*([.$C$7]-([.$C32]+1/2*[.D32])))/[.$C$8]/[.$C$4])" table:style-name="ce12">
            <text:p>0,206494</text:p>
          </table:table-cell>
          <table:table-cell office:value-type="float" office:value="0.20663972391417634" table:formula="of:=[.$C$9]*(([.$C$3]*[.$C$4]*([.$C$5]-([.$C32]+1/2*[.E32]))+[.$C$6]*([.$C$7]-([.$C32]+1/2*[.E32])))/[.$C$8]/[.$C$4])" table:style-name="ce12">
            <text:p>0,206640</text:p>
          </table:table-cell>
          <table:table-cell office:value-type="float" office:value="0.20121159544007036" table:formula="of:=[.$C$9]*(([.$C$3]*[.$C$4]*([.$C$5]-([.$C32]+[.F32]))+[.$C$6]*([.$C$7]-([.$C32]+[.F32])))/[.$C$8]/[.$C$4])" table:style-name="ce13">
            <text:p>0,201212</text:p>
          </table:table-cell>
          <table:table-cell office:value-type="float" office:value="29.55728779171293" table:formula="of:=[.H31]+1/6*([.I31]+2*[.J31]+2*[.K31]+[.L31])" table:style-name="ce6">
            <text:p>29,55728779</text:p>
          </table:table-cell>
          <table:table-cell office:value-type="float" office:value="0.41889936146310491" table:formula="of:=[.$C$9]*(([.$C$3]*[.$C$4]*([.$C32]-[.$H32])+[.$C$6]*([.$C$7]-[.$H32]))/[.$C$8]/[.$C$4])" table:style-name="ce12">
            <text:p>0,418899</text:p>
          </table:table-cell>
          <table:table-cell office:value-type="float" office:value="0.40790325322469834" table:formula="of:=[.$C$9]*(([.$C$3]*[.$C$4]*([.$C32]-([.$H32]+1/2*[.I32]))+[.$C$6]*([.$C$7]-([.$H32]+1/2*[.I32])))/[.$C$8]/[.$C$4])" table:style-name="ce12">
            <text:p>0,407903</text:p>
          </table:table-cell>
          <table:table-cell office:value-type="float" office:value="0.4081919010659566" table:formula="of:=[.$C$9]*(([.$C$3]*[.$C$4]*([.$C32]-([.$H32]+1/2*[.J32]))+[.$C$6]*([.$C$7]-([.$H32]+1/2*[.J32])))/[.$C$8]/[.$C$4])" table:style-name="ce12">
            <text:p>0,408192</text:p>
          </table:table-cell>
          <table:table-cell office:value-type="float" office:value="0.39746928665714204" table:formula="of:=[.$C$9]*(([.$C$3]*[.$C$4]*([.$C32]-([.$H32]+[.K32]))+[.$C$6]*([.$C$7]-([.$H32]+[.K32])))/[.$C$8]/[.$C$4])" table:style-name="ce13">
            <text:p>0,397469</text:p>
          </table:table-cell>
          <table:table-cell office:value-type="float" office:value="30.255253159692206" table:formula="of:=[.M31]+1/6*([.N31]+2*[.O31]+2*[.P31]+[.Q31])" table:style-name="ce24">
            <text:p>30,25525316</text:p>
          </table:table-cell>
          <table:table-cell office:value-type="float" office:value="0.51446359870180569" table:formula="of:=[.$C$9]*(([.$C$3]*[.$C$4]*([.$H32]-[.$M32])+[.$C$6]*([.$C$7]-[.$M32]))/[.$C$8]/[.$C$4])" table:style-name="ce12">
            <text:p>0,514464</text:p>
          </table:table-cell>
          <table:table-cell office:value-type="float" office:value="0.50095892923588325" table:formula="of:=[.$C$9]*(([.$C$3]*[.$C$4]*([.$H32]-([.$M32]+1/2*[.N32]))+[.$C$6]*([.$C$7]-([.$M32]+1/2*[.N32])))/[.$C$8]/[.$C$4])" table:style-name="ce12">
            <text:p>0,500959</text:p>
          </table:table-cell>
          <table:table-cell office:value-type="float" office:value="0.50131342680936375" table:formula="of:=[.$C$9]*(([.$C$3]*[.$C$4]*([.$H32]-([.$M32]+1/2*[.O32]))+[.$C$6]*([.$C$7]-([.$M32]+1/2*[.O32])))/[.$C$8]/[.$C$4])" table:style-name="ce12">
            <text:p>0,501313</text:p>
          </table:table-cell>
          <table:table-cell office:value-type="float" office:value="0.48814464379431399" table:formula="of:=[.$C$9]*(([.$C$3]*[.$C$4]*([.$H32]-([.$M32]+[.P32]))+[.$C$6]*([.$C$7]-([.$M32]+[.P32])))/[.$C$8]/[.$C$4])" table:style-name="ce13">
            <text:p>0,48814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" table:formula="of:=[.B32]+[.$C$9]" table:style-name="ce28">
            <text:p>10</text:p>
          </table:table-cell>
          <table:table-cell office:value-type="float" office:value="27.119729148328254" table:formula="of:=[.C32]+1/6*([.D32]+2*[.E32]+2*[.F32]+[.G32])" table:style-name="ce6">
            <text:p>27,11972915</text:p>
          </table:table-cell>
          <table:table-cell office:value-type="float" office:value="0.20121421971276676" table:formula="of:=[.$C$9]*(([.$C$3]*[.$C$4]*([.$C$5]-[.$C33])+[.$C$6]*([.$C$7]-[.$C33]))/[.$C$8]/[.$C$4])" table:style-name="ce12">
            <text:p>0,201214</text:p>
          </table:table-cell>
          <table:table-cell office:value-type="float" office:value="0.19593234644530658" table:formula="of:=[.$C$9]*(([.$C$3]*[.$C$4]*([.$C$5]-([.$C33]+1/2*[.D33]))+[.$C$6]*([.$C$7]-([.$C33]+1/2*[.D33])))/[.$C$8]/[.$C$4])" table:style-name="ce12">
            <text:p>0,195932</text:p>
          </table:table-cell>
          <table:table-cell office:value-type="float" office:value="0.19607099561857746" table:formula="of:=[.$C$9]*(([.$C$3]*[.$C$4]*([.$C$5]-([.$C33]+1/2*[.E33]))+[.$C$6]*([.$C$7]-([.$C33]+1/2*[.E33])))/[.$C$8]/[.$C$4])" table:style-name="ce12">
            <text:p>0,196071</text:p>
          </table:table-cell>
          <table:table-cell office:value-type="float" office:value="0.19092049244279133" table:formula="of:=[.$C$9]*(([.$C$3]*[.$C$4]*([.$C$5]-([.$C33]+[.F33]))+[.$C$6]*([.$C$7]-([.$C33]+[.F33])))/[.$C$8]/[.$C$4])" table:style-name="ce13">
            <text:p>0,190920</text:p>
          </table:table-cell>
          <table:table-cell office:value-type="float" office:value="29.965380951163191" table:formula="of:=[.H32]+1/6*([.I32]+2*[.J32]+2*[.K32]+[.L32])" table:style-name="ce6">
            <text:p>29,96538095</text:p>
          </table:table-cell>
          <table:table-cell office:value-type="float" office:value="0.40780395748034515" table:formula="of:=[.$C$9]*(([.$C$3]*[.$C$4]*([.$C33]-[.$H33])+[.$C$6]*([.$C$7]-[.$H33]))/[.$C$8]/[.$C$4])" table:style-name="ce12">
            <text:p>0,407804</text:p>
          </table:table-cell>
          <table:table-cell office:value-type="float" office:value="0.39709910359648609" table:formula="of:=[.$C$9]*(([.$C$3]*[.$C$4]*([.$C33]-([.$H33]+1/2*[.I33]))+[.$C$6]*([.$C$7]-([.$H33]+1/2*[.I33])))/[.$C$8]/[.$C$4])" table:style-name="ce12">
            <text:p>0,397099</text:p>
          </table:table-cell>
          <table:table-cell office:value-type="float" office:value="0.39738010601093743" table:formula="of:=[.$C$9]*(([.$C$3]*[.$C$4]*([.$C33]-([.$H33]+1/2*[.J33]))+[.$C$6]*([.$C$7]-([.$H33]+1/2*[.J33])))/[.$C$8]/[.$C$4])" table:style-name="ce12">
            <text:p>0,397380</text:p>
          </table:table-cell>
          <table:table-cell office:value-type="float" office:value="0.38694150191477084" table:formula="of:=[.$C$9]*(([.$C$3]*[.$C$4]*([.$C33]-([.$H33]+[.K33]))+[.$C$6]*([.$C$7]-([.$H33]+[.K33])))/[.$C$8]/[.$C$4])" table:style-name="ce13">
            <text:p>0,386942</text:p>
          </table:table-cell>
          <table:table-cell office:value-type="float" office:value="30.756445318789975" table:formula="of:=[.M32]+1/6*([.N32]+2*[.O32]+2*[.P32]+[.Q32])" table:style-name="ce24">
            <text:p>30,75644532</text:p>
          </table:table-cell>
          <table:table-cell office:value-type="float" office:value="0.50855566832168586" table:formula="of:=[.$C$9]*(([.$C$3]*[.$C$4]*([.$H33]-[.$M33])+[.$C$6]*([.$C$7]-[.$M33]))/[.$C$8]/[.$C$4])" table:style-name="ce12">
            <text:p>0,508556</text:p>
          </table:table-cell>
          <table:table-cell office:value-type="float" office:value="0.49520608202824162" table:formula="of:=[.$C$9]*(([.$C$3]*[.$C$4]*([.$H33]-([.$M33]+1/2*[.N33]))+[.$C$6]*([.$C$7]-([.$M33]+1/2*[.N33])))/[.$C$8]/[.$C$4])" table:style-name="ce12">
            <text:p>0,495206</text:p>
          </table:table-cell>
          <table:table-cell office:value-type="float" office:value="0.49555650866844453" table:formula="of:=[.$C$9]*(([.$C$3]*[.$C$4]*([.$H33]-([.$M33]+1/2*[.O33]))+[.$C$6]*([.$C$7]-([.$M33]+1/2*[.O33])))/[.$C$8]/[.$C$4])" table:style-name="ce12">
            <text:p>0,495557</text:p>
          </table:table-cell>
          <table:table-cell office:value-type="float" office:value="0.48253895161659249" table:formula="of:=[.$C$9]*(([.$C$3]*[.$C$4]*([.$H33]-([.$M33]+[.P33]))+[.$C$6]*([.$C$7]-([.$M33]+[.P33])))/[.$C$8]/[.$C$4])" table:style-name="ce13">
            <text:p>0,48253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.5" table:formula="of:=[.B33]+[.$C$9]" table:style-name="ce28">
            <text:p>10,5</text:p>
          </table:table-cell>
          <table:table-cell office:value-type="float" office:value="27.315752714375474" table:formula="of:=[.C33]+1/6*([.D33]+2*[.E33]+2*[.F33]+[.G33])" table:style-name="ce6">
            <text:p>27,31575271</text:p>
          </table:table-cell>
          <table:table-cell office:value-type="float" office:value="0.19092298249528766" table:formula="of:=[.$C$9]*(([.$C$3]*[.$C$4]*([.$C$5]-[.$C34])+[.$C$6]*([.$C$7]-[.$C34]))/[.$C$8]/[.$C$4])" table:style-name="ce12">
            <text:p>0,190923</text:p>
          </table:table-cell>
          <table:table-cell office:value-type="float" office:value="0.1859112542047863" table:formula="of:=[.$C$9]*(([.$C$3]*[.$C$4]*([.$C$5]-([.$C34]+1/2*[.D34]))+[.$C$6]*([.$C$7]-([.$C34]+1/2*[.D34])))/[.$C$8]/[.$C$4])" table:style-name="ce12">
            <text:p>0,185911</text:p>
          </table:table-cell>
          <table:table-cell office:value-type="float" office:value="0.18604281207241188" table:formula="of:=[.$C$9]*(([.$C$3]*[.$C$4]*([.$C$5]-([.$C34]+1/2*[.E34]))+[.$C$6]*([.$C$7]-([.$C34]+1/2*[.E34])))/[.$C$8]/[.$C$4])" table:style-name="ce12">
            <text:p>0,186043</text:p>
          </table:table-cell>
          <table:table-cell office:value-type="float" office:value="0.18115573486148595" table:formula="of:=[.$C$9]*(([.$C$3]*[.$C$4]*([.$C$5]-([.$C34]+[.F34]))+[.$C$6]*([.$C$7]-([.$C34]+[.F34])))/[.$C$8]/[.$C$4])" table:style-name="ce13">
            <text:p>0,181156</text:p>
          </table:table-cell>
          <table:table-cell office:value-type="float" office:value="30.362664930931519" table:formula="of:=[.H33]+1/6*([.I33]+2*[.J33]+2*[.K33]+[.L33])" table:style-name="ce6">
            <text:p>30,36266493</text:p>
          </table:table-cell>
          <table:table-cell office:value-type="float" office:value="0.39674772684486892" table:formula="of:=[.$C$9]*(([.$C$3]*[.$C$4]*([.$C34]-[.$H34])+[.$C$6]*([.$C$7]-[.$H34]))/[.$C$8]/[.$C$4])" table:style-name="ce12">
            <text:p>0,396748</text:p>
          </table:table-cell>
          <table:table-cell office:value-type="float" office:value="0.38633309901519108" table:formula="of:=[.$C$9]*(([.$C$3]*[.$C$4]*([.$C34]-([.$H34]+1/2*[.I34]))+[.$C$6]*([.$C$7]-([.$H34]+1/2*[.I34])))/[.$C$8]/[.$C$4])" table:style-name="ce12">
            <text:p>0,386333</text:p>
          </table:table-cell>
          <table:table-cell office:value-type="float" office:value="0.3866064829957202" table:formula="of:=[.$C$9]*(([.$C$3]*[.$C$4]*([.$C34]-([.$H34]+1/2*[.J34]))+[.$C$6]*([.$C$7]-([.$H34]+1/2*[.J34])))/[.$C$8]/[.$C$4])" table:style-name="ce12">
            <text:p>0,386606</text:p>
          </table:table-cell>
          <table:table-cell office:value-type="float" office:value="0.37645088648759367" table:formula="of:=[.$C$9]*(([.$C$3]*[.$C$4]*([.$C34]-([.$H34]+[.K34]))+[.$C$6]*([.$C$7]-([.$H34]+[.K34])))/[.$C$8]/[.$C$4])" table:style-name="ce13">
            <text:p>0,376451</text:p>
          </table:table-cell>
          <table:table-cell office:value-type="float" office:value="31.251881952345251" table:formula="of:=[.M33]+1/6*([.N33]+2*[.O33]+2*[.P33]+[.Q33])" table:style-name="ce24">
            <text:p>31,25188195</text:p>
          </table:table-cell>
          <table:table-cell office:value-type="float" office:value="0.50240944404845023" table:formula="of:=[.$C$9]*(([.$C$3]*[.$C$4]*([.$H34]-[.$M34])+[.$C$6]*([.$C$7]-[.$M34]))/[.$C$8]/[.$C$4])" table:style-name="ce12">
            <text:p>0,502409</text:p>
          </table:table-cell>
          <table:table-cell office:value-type="float" office:value="0.48922119614217835" table:formula="of:=[.$C$9]*(([.$C$3]*[.$C$4]*([.$H34]-([.$M34]+1/2*[.N34]))+[.$C$6]*([.$C$7]-([.$M34]+1/2*[.N34])))/[.$C$8]/[.$C$4])" table:style-name="ce12">
            <text:p>0,489221</text:p>
          </table:table-cell>
          <table:table-cell office:value-type="float" office:value="0.48956738764971819" table:formula="of:=[.$C$9]*(([.$C$3]*[.$C$4]*([.$H34]-([.$M34]+1/2*[.O34]))+[.$C$6]*([.$C$7]-([.$M34]+1/2*[.O34])))/[.$C$8]/[.$C$4])" table:style-name="ce12">
            <text:p>0,489567</text:p>
          </table:table-cell>
          <table:table-cell office:value-type="float" office:value="0.47670715619684012" table:formula="of:=[.$C$9]*(([.$C$3]*[.$C$4]*([.$H34]-([.$M34]+[.P34]))+[.$C$6]*([.$C$7]-([.$M34]+[.P34])))/[.$C$8]/[.$C$4])" table:style-name="ce13">
            <text:p>0,47670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" table:formula="of:=[.B34]+[.$C$9]" table:style-name="ce28">
            <text:p>11</text:p>
          </table:table-cell>
          <table:table-cell office:value-type="float" office:value="27.501750522694003" table:formula="of:=[.C34]+1/6*([.D34]+2*[.E34]+2*[.F34]+[.G34])" table:style-name="ce6">
            <text:p>27,50175052</text:p>
          </table:table-cell>
          <table:table-cell office:value-type="float" office:value="0.1811580975585648" table:formula="of:=[.$C$9]*(([.$C$3]*[.$C$4]*([.$C$5]-[.$C35])+[.$C$6]*([.$C$7]-[.$C35]))/[.$C$8]/[.$C$4])" table:style-name="ce12">
            <text:p>0,181158</text:p>
          </table:table-cell>
          <table:table-cell office:value-type="float" office:value="0.17640269749765253" table:formula="of:=[.$C$9]*(([.$C$3]*[.$C$4]*([.$C$5]-([.$C35]+1/2*[.D35]))+[.$C$6]*([.$C$7]-([.$C35]+1/2*[.D35])))/[.$C$8]/[.$C$4])" table:style-name="ce12">
            <text:p>0,176403</text:p>
          </table:table-cell>
          <table:table-cell office:value-type="float" office:value="0.17652752674925154" table:formula="of:=[.$C$9]*(([.$C$3]*[.$C$4]*([.$C$5]-([.$C35]+1/2*[.E35]))+[.$C$6]*([.$C$7]-([.$C35]+1/2*[.E35])))/[.$C$8]/[.$C$4])" table:style-name="ce12">
            <text:p>0,176528</text:p>
          </table:table-cell>
          <table:table-cell office:value-type="float" office:value="0.17189040240422912" table:formula="of:=[.$C$9]*(([.$C$3]*[.$C$4]*([.$C$5]-([.$C35]+[.F35]))+[.$C$6]*([.$C$7]-([.$C35]+[.F35])))/[.$C$8]/[.$C$4])" table:style-name="ce13">
            <text:p>0,171890</text:p>
          </table:table-cell>
          <table:table-cell office:value-type="float" office:value="30.749177893823902" table:formula="of:=[.H34]+1/6*([.I34]+2*[.J34]+2*[.K34]+[.L34])" table:style-name="ce6">
            <text:p>30,74917789</text:p>
          </table:table-cell>
          <table:table-cell office:value-type="float" office:value="0.38575568670894533" table:formula="of:=[.$C$9]*(([.$C$3]*[.$C$4]*([.$C35]-[.$H35])+[.$C$6]*([.$C$7]-[.$H35]))/[.$C$8]/[.$C$4])" table:style-name="ce12">
            <text:p>0,385756</text:p>
          </table:table-cell>
          <table:table-cell office:value-type="float" office:value="0.37562959993283551" table:formula="of:=[.$C$9]*(([.$C$3]*[.$C$4]*([.$C35]-([.$H35]+1/2*[.I35]))+[.$C$6]*([.$C$7]-([.$H35]+1/2*[.I35])))/[.$C$8]/[.$C$4])" table:style-name="ce12">
            <text:p>0,375630</text:p>
          </table:table-cell>
          <table:table-cell office:value-type="float" office:value="0.37589540971070839" table:formula="of:=[.$C$9]*(([.$C$3]*[.$C$4]*([.$C35]-([.$H35]+1/2*[.J35]))+[.$C$6]*([.$C$7]-([.$H35]+1/2*[.J35])))/[.$C$8]/[.$C$4])" table:style-name="ce12">
            <text:p>0,375895</text:p>
          </table:table-cell>
          <table:table-cell office:value-type="float" office:value="0.36602117769913323" table:formula="of:=[.$C$9]*(([.$C$3]*[.$C$4]*([.$C35]-([.$H35]+[.K35]))+[.$C$6]*([.$C$7]-([.$H35]+[.K35])))/[.$C$8]/[.$C$4])" table:style-name="ce13">
            <text:p>0,366021</text:p>
          </table:table-cell>
          <table:table-cell office:value-type="float" office:value="31.741330913650099" table:formula="of:=[.M34]+1/6*([.N34]+2*[.O34]+2*[.P34]+[.Q34])" table:style-name="ce24">
            <text:p>31,74133091</text:p>
          </table:table-cell>
          <table:table-cell office:value-type="float" office:value="0.49603902172456488" table:formula="of:=[.$C$9]*(([.$C$3]*[.$C$4]*([.$H35]-[.$M35])+[.$C$6]*([.$C$7]-[.$M35]))/[.$C$8]/[.$C$4])" table:style-name="ce12">
            <text:p>0,496039</text:p>
          </table:table-cell>
          <table:table-cell office:value-type="float" office:value="0.48301799740429502" table:formula="of:=[.$C$9]*(([.$C$3]*[.$C$4]*([.$H35]-([.$M35]+1/2*[.N35]))+[.$C$6]*([.$C$7]-([.$M35]+1/2*[.N35])))/[.$C$8]/[.$C$4])" table:style-name="ce12">
            <text:p>0,483018</text:p>
          </table:table-cell>
          <table:table-cell office:value-type="float" office:value="0.48335979929270217" table:formula="of:=[.$C$9]*(([.$C$3]*[.$C$4]*([.$H35]-([.$M35]+1/2*[.O35]))+[.$C$6]*([.$C$7]-([.$M35]+1/2*[.O35])))/[.$C$8]/[.$C$4])" table:style-name="ce12">
            <text:p>0,483360</text:p>
          </table:table-cell>
          <table:table-cell office:value-type="float" office:value="0.47066263226169791" table:formula="of:=[.$C$9]*(([.$C$3]*[.$C$4]*([.$H35]-([.$M35]+[.P35]))+[.$C$6]*([.$C$7]-([.$M35]+[.P35])))/[.$C$8]/[.$C$4])" table:style-name="ce13">
            <text:p>0,47066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.5" table:formula="of:=[.B35]+[.$C$9]" table:style-name="ce28">
            <text:p>11,5</text:p>
          </table:table-cell>
          <table:table-cell office:value-type="float" office:value="27.678235347436772" table:formula="of:=[.C35]+1/6*([.D35]+2*[.E35]+2*[.F35]+[.G35])" table:style-name="ce6">
            <text:p>27,67823535</text:p>
          </table:table-cell>
          <table:table-cell office:value-type="float" office:value="0.1718926442595694" table:formula="of:=[.$C$9]*(([.$C$3]*[.$C$4]*([.$C$5]-[.$C36])+[.$C$6]*([.$C$7]-[.$C36]))/[.$C$8]/[.$C$4])" table:style-name="ce12">
            <text:p>0,171893</text:p>
          </table:table-cell>
          <table:table-cell office:value-type="float" office:value="0.16738046234775572" table:formula="of:=[.$C$9]*(([.$C$3]*[.$C$4]*([.$C$5]-([.$C36]+1/2*[.D36]))+[.$C$6]*([.$C$7]-([.$C36]+1/2*[.D36])))/[.$C$8]/[.$C$4])" table:style-name="ce12">
            <text:p>0,167380</text:p>
          </table:table-cell>
          <table:table-cell office:value-type="float" office:value="0.16749890712294074" table:formula="of:=[.$C$9]*(([.$C$3]*[.$C$4]*([.$C$5]-([.$C36]+1/2*[.E36]))+[.$C$6]*([.$C$7]-([.$C36]+1/2*[.E36])))/[.$C$8]/[.$C$4])" table:style-name="ce12">
            <text:p>0,167499</text:p>
          </table:table-cell>
          <table:table-cell office:value-type="float" office:value="0.16309895163561502" table:formula="of:=[.$C$9]*(([.$C$3]*[.$C$4]*([.$C$5]-([.$C36]+[.F36]))+[.$C$6]*([.$C$7]-([.$C36]+[.F36])))/[.$C$8]/[.$C$4])" table:style-name="ce13">
            <text:p>0,163099</text:p>
          </table:table-cell>
          <table:table-cell office:value-type="float" office:value="31.124982374439764" table:formula="of:=[.H35]+1/6*([.I35]+2*[.J35]+2*[.K35]+[.L35])" table:style-name="ce6">
            <text:p>31,12498237</text:p>
          </table:table-cell>
          <table:table-cell office:value-type="float" office:value="0.37485019271375103" table:formula="of:=[.$C$9]*(([.$C$3]*[.$C$4]*([.$C36]-[.$H36])+[.$C$6]*([.$C$7]-[.$H36]))/[.$C$8]/[.$C$4])" table:style-name="ce12">
            <text:p>0,374850</text:p>
          </table:table-cell>
          <table:table-cell office:value-type="float" office:value="0.365010375155015" table:formula="of:=[.$C$9]*(([.$C$3]*[.$C$4]*([.$C36]-([.$H36]+1/2*[.I36]))+[.$C$6]*([.$C$7]-([.$H36]+1/2*[.I36])))/[.$C$8]/[.$C$4])" table:style-name="ce12">
            <text:p>0,365010</text:p>
          </table:table-cell>
          <table:table-cell office:value-type="float" office:value="0.36526867036593175" table:formula="of:=[.$C$9]*(([.$C$3]*[.$C$4]*([.$C36]-([.$H36]+1/2*[.J36]))+[.$C$6]*([.$C$7]-([.$H36]+1/2*[.J36])))/[.$C$8]/[.$C$4])" table:style-name="ce12">
            <text:p>0,365269</text:p>
          </table:table-cell>
          <table:table-cell office:value-type="float" office:value="0.35567358751953954" table:formula="of:=[.$C$9]*(([.$C$3]*[.$C$4]*([.$C36]-([.$H36]+[.K36]))+[.$C$6]*([.$C$7]-([.$H36]+[.K36])))/[.$C$8]/[.$C$4])" table:style-name="ce13">
            <text:p>0,355674</text:p>
          </table:table-cell>
          <table:table-cell office:value-type="float" office:value="32.224573788213476" table:formula="of:=[.M35]+1/6*([.N35]+2*[.O35]+2*[.P35]+[.Q35])" table:style-name="ce24">
            <text:p>32,22457379</text:p>
          </table:table-cell>
          <table:table-cell office:value-type="float" office:value="0.48945899484078065" table:formula="of:=[.$C$9]*(([.$C$3]*[.$C$4]*([.$H36]-[.$M36])+[.$C$6]*([.$C$7]-[.$M36]))/[.$C$8]/[.$C$4])" table:style-name="ce12">
            <text:p>0,489459</text:p>
          </table:table-cell>
          <table:table-cell office:value-type="float" office:value="0.47661069622621038" table:formula="of:=[.$C$9]*(([.$C$3]*[.$C$4]*([.$H36]-([.$M36]+1/2*[.N36]))+[.$C$6]*([.$C$7]-([.$M36]+1/2*[.N36])))/[.$C$8]/[.$C$4])" table:style-name="ce12">
            <text:p>0,476611</text:p>
          </table:table-cell>
          <table:table-cell office:value-type="float" office:value="0.47694796406484252" table:formula="of:=[.$C$9]*(([.$C$3]*[.$C$4]*([.$H36]-([.$M36]+1/2*[.O36]))+[.$C$6]*([.$C$7]-([.$M36]+1/2*[.O36])))/[.$C$8]/[.$C$4])" table:style-name="ce12">
            <text:p>0,476948</text:p>
          </table:table-cell>
          <table:table-cell office:value-type="float" office:value="0.46441922672737657" table:formula="of:=[.$C$9]*(([.$C$3]*[.$C$4]*([.$H36]-([.$M36]+[.P36]))+[.$C$6]*([.$C$7]-([.$M36]+[.P36])))/[.$C$8]/[.$C$4])" table:style-name="ce13">
            <text:p>0,46441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2" table:formula="of:=[.B36]+[.$C$9]" table:style-name="ce28">
            <text:p>12</text:p>
          </table:table-cell>
          <table:table-cell office:value-type="float" office:value="27.845693736576202" table:formula="of:=[.C36]+1/6*([.D36]+2*[.E36]+2*[.F36]+[.G36])" table:style-name="ce6">
            <text:p>27,84569374</text:p>
          </table:table-cell>
          <table:table-cell office:value-type="float" office:value="0.16310107882974934" table:formula="of:=[.$C$9]*(([.$C$3]*[.$C$4]*([.$C$5]-[.$C37])+[.$C$6]*([.$C$7]-[.$C37]))/[.$C$8]/[.$C$4])" table:style-name="ce12">
            <text:p>0,163101</text:p>
          </table:table-cell>
          <table:table-cell office:value-type="float" office:value="0.15881967551046847" table:formula="of:=[.$C$9]*(([.$C$3]*[.$C$4]*([.$C$5]-([.$C37]+1/2*[.D37]))+[.$C$6]*([.$C$7]-([.$C37]+1/2*[.D37])))/[.$C$8]/[.$C$4])" table:style-name="ce12">
            <text:p>0,158820</text:p>
          </table:table-cell>
          <table:table-cell office:value-type="float" office:value="0.15893206234759952" table:formula="of:=[.$C$9]*(([.$C$3]*[.$C$4]*([.$C$5]-([.$C37]+1/2*[.E37]))+[.$C$6]*([.$C$7]-([.$C37]+1/2*[.E37])))/[.$C$8]/[.$C$4])" table:style-name="ce12">
            <text:p>0,158932</text:p>
          </table:table-cell>
          <table:table-cell office:value-type="float" office:value="0.15475714555650052" table:formula="of:=[.$C$9]*(([.$C$3]*[.$C$4]*([.$C$5]-([.$C37]+[.F37]))+[.$C$6]*([.$C$7]-([.$C37]+[.F37])))/[.$C$8]/[.$C$4])" table:style-name="ce13">
            <text:p>0,154757</text:p>
          </table:table-cell>
          <table:table-cell office:value-type="float" office:value="31.490162686318961" table:formula="of:=[.H36]+1/6*([.I36]+2*[.J36]+2*[.K36]+[.L36])" table:style-name="ce6">
            <text:p>31,49016269</text:p>
          </table:table-cell>
          <table:table-cell office:value-type="float" office:value="0.36405114579706471" table:formula="of:=[.$C$9]*(([.$C$3]*[.$C$4]*([.$C37]-[.$H37])+[.$C$6]*([.$C$7]-[.$H37]))/[.$C$8]/[.$C$4])" table:style-name="ce12">
            <text:p>0,364051</text:p>
          </table:table-cell>
          <table:table-cell office:value-type="float" office:value="0.3544948032198918" table:formula="of:=[.$C$9]*(([.$C$3]*[.$C$4]*([.$C37]-([.$H37]+1/2*[.I37]))+[.$C$6]*([.$C$7]-([.$H37]+1/2*[.I37])))/[.$C$8]/[.$C$4])" table:style-name="ce12">
            <text:p>0,354495</text:p>
          </table:table-cell>
          <table:table-cell office:value-type="float" office:value="0.35474565721254242" table:formula="of:=[.$C$9]*(([.$C$3]*[.$C$4]*([.$C37]-([.$H37]+1/2*[.J37]))+[.$C$6]*([.$C$7]-([.$H37]+1/2*[.J37])))/[.$C$8]/[.$C$4])" table:style-name="ce12">
            <text:p>0,354746</text:p>
          </table:table-cell>
          <table:table-cell office:value-type="float" office:value="0.34542699879340616" table:formula="of:=[.$C$9]*(([.$C$3]*[.$C$4]*([.$C37]-([.$H37]+[.K37]))+[.$C$6]*([.$C$7]-([.$H37]+[.K37])))/[.$C$8]/[.$C$4])" table:style-name="ce13">
            <text:p>0,345427</text:p>
          </table:table-cell>
          <table:table-cell office:value-type="float" office:value="32.701406378571853" table:formula="of:=[.M36]+1/6*([.N36]+2*[.O36]+2*[.P36]+[.Q36])" table:style-name="ce24">
            <text:p>32,70140638</text:p>
          </table:table-cell>
          <table:table-cell office:value-type="float" office:value="0.48268429944092578" table:formula="of:=[.$C$9]*(([.$C$3]*[.$C$4]*([.$H37]-[.$M37])+[.$C$6]*([.$C$7]-[.$M37]))/[.$C$8]/[.$C$4])" table:style-name="ce12">
            <text:p>0,482684</text:p>
          </table:table-cell>
          <table:table-cell office:value-type="float" office:value="0.47001383658060158" table:formula="of:=[.$C$9]*(([.$C$3]*[.$C$4]*([.$H37]-([.$M37]+1/2*[.N37]))+[.$C$6]*([.$C$7]-([.$M37]+1/2*[.N37])))/[.$C$8]/[.$C$4])" table:style-name="ce12">
            <text:p>0,470014</text:p>
          </table:table-cell>
          <table:table-cell office:value-type="float" office:value="0.47034643623068484" table:formula="of:=[.$C$9]*(([.$C$3]*[.$C$4]*([.$H37]-([.$M37]+1/2*[.O37]))+[.$C$6]*([.$C$7]-([.$M37]+1/2*[.O37])))/[.$C$8]/[.$C$4])" table:style-name="ce12">
            <text:p>0,470346</text:p>
          </table:table-cell>
          <table:table-cell office:value-type="float" office:value="0.45799111153881478" table:formula="of:=[.$C$9]*(([.$C$3]*[.$C$4]*([.$H37]-([.$M37]+[.P37]))+[.$C$6]*([.$C$7]-([.$M37]+[.P37])))/[.$C$8]/[.$C$4])" table:style-name="ce13">
            <text:p>0,45799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2.5" table:formula="of:=[.B37]+[.$C$9]" table:style-name="ce28">
            <text:p>12,5</text:p>
          </table:table-cell>
          <table:table-cell office:value-type="float" office:value="28.004587353259932" table:formula="of:=[.C37]+1/6*([.D37]+2*[.E37]+2*[.F37]+[.G37])" table:style-name="ce6">
            <text:p>28,00458735</text:p>
          </table:table-cell>
          <table:table-cell office:value-type="float" office:value="0.15475916395385361" table:formula="of:=[.$C$9]*(([.$C$3]*[.$C$4]*([.$C$5]-[.$C38])+[.$C$6]*([.$C$7]-[.$C38]))/[.$C$8]/[.$C$4])" table:style-name="ce12">
            <text:p>0,154759</text:p>
          </table:table-cell>
          <table:table-cell office:value-type="float" office:value="0.15069673590006483" table:formula="of:=[.$C$9]*(([.$C$3]*[.$C$4]*([.$C$5]-([.$C38]+1/2*[.D38]))+[.$C$6]*([.$C$7]-([.$C38]+1/2*[.D38])))/[.$C$8]/[.$C$4])" table:style-name="ce12">
            <text:p>0,150697</text:p>
          </table:table-cell>
          <table:table-cell office:value-type="float" office:value="0.15080337463647697" table:formula="of:=[.$C$9]*(([.$C$3]*[.$C$4]*([.$C$5]-([.$C38]+1/2*[.E38]))+[.$C$6]*([.$C$7]-([.$C38]+1/2*[.E38])))/[.$C$8]/[.$C$4])" table:style-name="ce12">
            <text:p>0,150803</text:p>
          </table:table-cell>
          <table:table-cell office:value-type="float" office:value="0.14684198678543839" table:formula="of:=[.$C$9]*(([.$C$3]*[.$C$4]*([.$C$5]-([.$C38]+[.F38]))+[.$C$6]*([.$C$7]-([.$C38]+[.F38])))/[.$C$8]/[.$C$4])" table:style-name="ce13">
            <text:p>0,146842</text:p>
          </table:table-cell>
          <table:table-cell office:value-type="float" office:value="31.844822530561515" table:formula="of:=[.H37]+1/6*([.I37]+2*[.J37]+2*[.K37]+[.L37])" table:style-name="ce6">
            <text:p>31,84482253</text:p>
          </table:table-cell>
          <table:table-cell office:value-type="float" office:value="0.35337618480851701" table:formula="of:=[.$C$9]*(([.$C$3]*[.$C$4]*([.$C38]-[.$H38])+[.$C$6]*([.$C$7]-[.$H38]))/[.$C$8]/[.$C$4])" table:style-name="ce12">
            <text:p>0,353376</text:p>
          </table:table-cell>
          <table:table-cell office:value-type="float" office:value="0.3441000599572937" table:formula="of:=[.$C$9]*(([.$C$3]*[.$C$4]*([.$C38]-([.$H38]+1/2*[.I38]))+[.$C$6]*([.$C$7]-([.$H38]+1/2*[.I38])))/[.$C$8]/[.$C$4])" table:style-name="ce12">
            <text:p>0,344100</text:p>
          </table:table-cell>
          <table:table-cell office:value-type="float" office:value="0.34434355823463803" table:formula="of:=[.$C$9]*(([.$C$3]*[.$C$4]*([.$C38]-([.$H38]+1/2*[.J38]))+[.$C$6]*([.$C$7]-([.$H38]+1/2*[.J38])))/[.$C$8]/[.$C$4])" table:style-name="ce12">
            <text:p>0,344344</text:p>
          </table:table-cell>
          <table:table-cell office:value-type="float" office:value="0.33529814800119834" table:formula="of:=[.$C$9]*(([.$C$3]*[.$C$4]*([.$C38]-([.$H38]+[.K38]))+[.$C$6]*([.$C$7]-([.$H38]+[.K38])))/[.$C$8]/[.$C$4])" table:style-name="ce13">
            <text:p>0,335298</text:p>
          </table:table-cell>
          <table:table-cell office:value-type="float" office:value="33.171639038005573" table:formula="of:=[.M37]+1/6*([.N37]+2*[.O37]+2*[.P37]+[.Q37])" table:style-name="ce24">
            <text:p>33,17163904</text:p>
          </table:table-cell>
          <table:table-cell office:value-type="float" office:value="0.47573007703278325" table:formula="of:=[.$C$9]*(([.$C$3]*[.$C$4]*([.$H38]-[.$M38])+[.$C$6]*([.$C$7]-[.$M38]))/[.$C$8]/[.$C$4])" table:style-name="ce12">
            <text:p>0,475730</text:p>
          </table:table-cell>
          <table:table-cell office:value-type="float" office:value="0.46324216251067279" table:formula="of:=[.$C$9]*(([.$C$3]*[.$C$4]*([.$H38]-([.$M38]+1/2*[.N38]))+[.$C$6]*([.$C$7]-([.$M38]+1/2*[.N38])))/[.$C$8]/[.$C$4])" table:style-name="ce12">
            <text:p>0,463242</text:p>
          </table:table-cell>
          <table:table-cell office:value-type="float" office:value="0.46356997026687818" table:formula="of:=[.$C$9]*(([.$C$3]*[.$C$4]*([.$H38]-([.$M38]+1/2*[.O38]))+[.$C$6]*([.$C$7]-([.$M38]+1/2*[.O38])))/[.$C$8]/[.$C$4])" table:style-name="ce12">
            <text:p>0,463570</text:p>
          </table:table-cell>
          <table:table-cell office:value-type="float" office:value="0.45139265359377195" table:formula="of:=[.$C$9]*(([.$C$3]*[.$C$4]*([.$H38]-([.$M38]+[.P38]))+[.$C$6]*([.$C$7]-([.$M38]+[.P38])))/[.$C$8]/[.$C$4])" table:style-name="ce13">
            <text:p>0,45139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3" table:formula="of:=[.B38]+[.$C$9]" table:style-name="ce28">
            <text:p>13</text:p>
          </table:table-cell>
          <table:table-cell office:value-type="float" office:value="28.155354248561995" table:formula="of:=[.C38]+1/6*([.D38]+2*[.E38]+2*[.F38]+[.G38])" table:style-name="ce6">
            <text:p>28,15535425</text:p>
          </table:table-cell>
          <table:table-cell office:value-type="float" office:value="0.14684390195049532" table:formula="of:=[.$C$9]*(([.$C$3]*[.$C$4]*([.$C$5]-[.$C39])+[.$C$6]*([.$C$7]-[.$C39]))/[.$C$8]/[.$C$4])" table:style-name="ce12">
            <text:p>0,146844</text:p>
          </table:table-cell>
          <table:table-cell office:value-type="float" office:value="0.14298924952429473" table:formula="of:=[.$C$9]*(([.$C$3]*[.$C$4]*([.$C$5]-([.$C39]+1/2*[.D39]))+[.$C$6]*([.$C$7]-([.$C39]+1/2*[.D39])))/[.$C$8]/[.$C$4])" table:style-name="ce12">
            <text:p>0,142989</text:p>
          </table:table-cell>
          <table:table-cell office:value-type="float" office:value="0.14309043415048239" table:formula="of:=[.$C$9]*(([.$C$3]*[.$C$4]*([.$C$5]-([.$C39]+1/2*[.E39]))+[.$C$6]*([.$C$7]-([.$C39]+1/2*[.E39])))/[.$C$8]/[.$C$4])" table:style-name="ce12">
            <text:p>0,143090</text:p>
          </table:table-cell>
          <table:table-cell office:value-type="float" office:value="0.13933165415759488" table:formula="of:=[.$C$9]*(([.$C$3]*[.$C$4]*([.$C$5]-([.$C39]+[.F39]))+[.$C$6]*([.$C$7]-([.$C39]+[.F39])))/[.$C$8]/[.$C$4])" table:style-name="ce13">
            <text:p>0,139332</text:p>
          </table:table-cell>
          <table:table-cell office:value-type="float" office:value="32.189082792093778" table:formula="of:=[.H38]+1/6*([.I38]+2*[.J38]+2*[.K38]+[.L38])" table:style-name="ce6">
            <text:p>32,18908279</text:p>
          </table:table-cell>
          <table:table-cell office:value-type="float" office:value="0.34284086584317641" table:formula="of:=[.$C$9]*(([.$C$3]*[.$C$4]*([.$C39]-[.$H39])+[.$C$6]*([.$C$7]-[.$H39]))/[.$C$8]/[.$C$4])" table:style-name="ce12">
            <text:p>0,342841</text:p>
          </table:table-cell>
          <table:table-cell office:value-type="float" office:value="0.33384129311479321" table:formula="of:=[.$C$9]*(([.$C$3]*[.$C$4]*([.$C39]-([.$H39]+1/2*[.I39]))+[.$C$6]*([.$C$7]-([.$H39]+1/2*[.I39])))/[.$C$8]/[.$C$4])" table:style-name="ce12">
            <text:p>0,333841</text:p>
          </table:table-cell>
          <table:table-cell office:value-type="float" office:value="0.3340775318989132" table:formula="of:=[.$C$9]*(([.$C$3]*[.$C$4]*([.$C39]-([.$H39]+1/2*[.J39]))+[.$C$6]*([.$C$7]-([.$H39]+1/2*[.J39])))/[.$C$8]/[.$C$4])" table:style-name="ce12">
            <text:p>0,334078</text:p>
          </table:table-cell>
          <table:table-cell office:value-type="float" office:value="0.32530179541848336" table:formula="of:=[.$C$9]*(([.$C$3]*[.$C$4]*([.$C39]-([.$H39]+[.K39]))+[.$C$6]*([.$C$7]-([.$H39]+[.K39])))/[.$C$8]/[.$C$4])" table:style-name="ce13">
            <text:p>0,325302</text:p>
          </table:table-cell>
          <table:table-cell office:value-type="float" office:value="33.635096870702519" table:formula="of:=[.M38]+1/6*([.N38]+2*[.O38]+2*[.P38]+[.Q38])" table:style-name="ce24">
            <text:p>33,63509687</text:p>
          </table:table-cell>
          <table:table-cell office:value-type="float" office:value="0.46861155389280668" table:formula="of:=[.$C$9]*(([.$C$3]*[.$C$4]*([.$H39]-[.$M39])+[.$C$6]*([.$C$7]-[.$M39]))/[.$C$8]/[.$C$4])" table:style-name="ce12">
            <text:p>0,468612</text:p>
          </table:table-cell>
          <table:table-cell office:value-type="float" office:value="0.45631050060312028" table:formula="of:=[.$C$9]*(([.$C$3]*[.$C$4]*([.$H39]-([.$M39]+1/2*[.N39]))+[.$C$6]*([.$C$7]-([.$M39]+1/2*[.N39])))/[.$C$8]/[.$C$4])" table:style-name="ce12">
            <text:p>0,456311</text:p>
          </table:table-cell>
          <table:table-cell office:value-type="float" office:value="0.45663340325197466" table:formula="of:=[.$C$9]*(([.$C$3]*[.$C$4]*([.$H39]-([.$M39]+1/2*[.O39]))+[.$C$6]*([.$C$7]-([.$M39]+1/2*[.O39])))/[.$C$8]/[.$C$4])" table:style-name="ce12">
            <text:p>0,456633</text:p>
          </table:table-cell>
          <table:table-cell office:value-type="float" office:value="0.44463830022207784" table:formula="of:=[.$C$9]*(([.$C$3]*[.$C$4]*([.$H39]-([.$M39]+[.P39]))+[.$C$6]*([.$C$7]-([.$M39]+[.P39])))/[.$C$8]/[.$C$4])" table:style-name="ce13">
            <text:p>0,44463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3.5" table:formula="of:=[.B39]+[.$C$9]" table:style-name="ce28">
            <text:p>13,5</text:p>
          </table:table-cell>
          <table:table-cell office:value-type="float" office:value="28.298410069138271" table:formula="of:=[.C39]+1/6*([.D39]+2*[.E39]+2*[.F39]+[.G39])" table:style-name="ce6">
            <text:p>28,29841007</text:p>
          </table:table-cell>
          <table:table-cell office:value-type="float" office:value="0.13933347137024082" table:formula="of:=[.$C$9]*(([.$C$3]*[.$C$4]*([.$C$5]-[.$C40])+[.$C$6]*([.$C$7]-[.$C40]))/[.$C$8]/[.$C$4])" table:style-name="ce12">
            <text:p>0,139333</text:p>
          </table:table-cell>
          <table:table-cell office:value-type="float" office:value="0.1356759677467719" table:formula="of:=[.$C$9]*(([.$C$3]*[.$C$4]*([.$C$5]-([.$C40]+1/2*[.D40]))+[.$C$6]*([.$C$7]-([.$C40]+1/2*[.D40])))/[.$C$8]/[.$C$4])" table:style-name="ce12">
            <text:p>0,135676</text:p>
          </table:table-cell>
          <table:table-cell office:value-type="float" office:value="0.13577197721688816" table:formula="of:=[.$C$9]*(([.$C$3]*[.$C$4]*([.$C$5]-([.$C40]+1/2*[.E40]))+[.$C$6]*([.$C$7]-([.$C40]+1/2*[.E40])))/[.$C$8]/[.$C$4])" table:style-name="ce12">
            <text:p>0,135772</text:p>
          </table:table-cell>
          <table:table-cell office:value-type="float" office:value="0.1322054425663543" table:formula="of:=[.$C$9]*(([.$C$3]*[.$C$4]*([.$C$5]-([.$C40]+[.F40]))+[.$C$6]*([.$C$7]-([.$C40]+[.F40])))/[.$C$8]/[.$C$4])" table:style-name="ce13">
            <text:p>0,132205</text:p>
          </table:table-cell>
          <table:table-cell office:value-type="float" office:value="32.523079510641956" table:formula="of:=[.H39]+1/6*([.I39]+2*[.J39]+2*[.K39]+[.L39])" table:style-name="ce6">
            <text:p>32,52307951</text:p>
          </table:table-cell>
          <table:table-cell office:value-type="float" office:value="0.33245882914821084" table:formula="of:=[.$C$9]*(([.$C$3]*[.$C$4]*([.$C40]-[.$H40])+[.$C$6]*([.$C$7]-[.$H40]))/[.$C$8]/[.$C$4])" table:style-name="ce12">
            <text:p>0,332459</text:p>
          </table:table-cell>
          <table:table-cell office:value-type="float" office:value="0.32373178488307031" table:formula="of:=[.$C$9]*(([.$C$3]*[.$C$4]*([.$C40]-([.$H40]+1/2*[.I40]))+[.$C$6]*([.$C$7]-([.$H40]+1/2*[.I40])))/[.$C$8]/[.$C$4])" table:style-name="ce12">
            <text:p>0,323732</text:p>
          </table:table-cell>
          <table:table-cell office:value-type="float" office:value="0.32396086979503036" table:formula="of:=[.$C$9]*(([.$C$3]*[.$C$4]*([.$C40]-([.$H40]+1/2*[.J40]))+[.$C$6]*([.$C$7]-([.$H40]+1/2*[.J40])))/[.$C$8]/[.$C$4])" table:style-name="ce12">
            <text:p>0,323961</text:p>
          </table:table-cell>
          <table:table-cell office:value-type="float" office:value="0.31545088348397166" table:formula="of:=[.$C$9]*(([.$C$3]*[.$C$4]*([.$C40]-([.$H40]+[.K40]))+[.$C$6]*([.$C$7]-([.$H40]+[.K40])))/[.$C$8]/[.$C$4])" table:style-name="ce13">
            <text:p>0,315451</text:p>
          </table:table-cell>
          <table:table-cell office:value-type="float" office:value="34.091619814340028" table:formula="of:=[.M39]+1/6*([.N39]+2*[.O39]+2*[.P39]+[.Q39])" table:style-name="ce24">
            <text:p>34,09161981</text:p>
          </table:table-cell>
          <table:table-cell office:value-type="float" office:value="0.46134393527924633" table:formula="of:=[.$C$9]*(([.$C$3]*[.$C$4]*([.$H40]-[.$M40])+[.$C$6]*([.$C$7]-[.$M40]))/[.$C$8]/[.$C$4])" table:style-name="ce12">
            <text:p>0,461344</text:p>
          </table:table-cell>
          <table:table-cell office:value-type="float" office:value="0.44923365697816608" table:formula="of:=[.$C$9]*(([.$C$3]*[.$C$4]*([.$H40]-([.$M40]+1/2*[.N40]))+[.$C$6]*([.$C$7]-([.$M40]+1/2*[.N40])))/[.$C$8]/[.$C$4])" table:style-name="ce12">
            <text:p>0,449234</text:p>
          </table:table-cell>
          <table:table-cell office:value-type="float" office:value="0.44955155178356948" table:formula="of:=[.$C$9]*(([.$C$3]*[.$C$4]*([.$H40]-([.$M40]+1/2*[.O40]))+[.$C$6]*([.$C$7]-([.$M40]+1/2*[.O40])))/[.$C$8]/[.$C$4])" table:style-name="ce12">
            <text:p>0,449552</text:p>
          </table:table-cell>
          <table:table-cell office:value-type="float" office:value="0.43774247881060885" table:formula="of:=[.$C$9]*(([.$C$3]*[.$C$4]*([.$H40]-([.$M40]+[.P40]))+[.$C$6]*([.$C$7]-([.$M40]+[.P40])))/[.$C$8]/[.$C$4])" table:style-name="ce13">
            <text:p>0,43774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4" table:formula="of:=[.B40]+[.$C$9]" table:style-name="ce28">
            <text:p>14</text:p>
          </table:table-cell>
          <table:table-cell office:value-type="float" office:value="28.434149203115592" table:formula="of:=[.C40]+1/6*([.D40]+2*[.E40]+2*[.F40]+[.G40])" table:style-name="ce6">
            <text:p>28,4341492</text:p>
          </table:table-cell>
          <table:table-cell office:value-type="float" office:value="0.13220716683643138" table:formula="of:=[.$C$9]*(([.$C$3]*[.$C$4]*([.$C$5]-[.$C41])+[.$C$6]*([.$C$7]-[.$C41]))/[.$C$8]/[.$C$4])" table:style-name="ce12">
            <text:p>0,132207</text:p>
          </table:table-cell>
          <table:table-cell office:value-type="float" office:value="0.12873672870697522" table:formula="of:=[.$C$9]*(([.$C$3]*[.$C$4]*([.$C$5]-([.$C41]+1/2*[.D41]))+[.$C$6]*([.$C$7]-([.$C41]+1/2*[.D41])))/[.$C$8]/[.$C$4])" table:style-name="ce12">
            <text:p>0,128737</text:p>
          </table:table-cell>
          <table:table-cell office:value-type="float" office:value="0.12882782770787321" table:formula="of:=[.$C$9]*(([.$C$3]*[.$C$4]*([.$C$5]-([.$C41]+1/2*[.E41]))+[.$C$6]*([.$C$7]-([.$C41]+1/2*[.E41])))/[.$C$8]/[.$C$4])" table:style-name="ce12">
            <text:p>0,128828</text:p>
          </table:table-cell>
          <table:table-cell office:value-type="float" office:value="0.12544370588176809" table:formula="of:=[.$C$9]*(([.$C$3]*[.$C$4]*([.$C$5]-([.$C41]+[.F41]))+[.$C$6]*([.$C$7]-([.$C41]+[.F41])))/[.$C$8]/[.$C$4])" table:style-name="ce13">
            <text:p>0,125444</text:p>
          </table:table-cell>
          <table:table-cell office:value-type="float" office:value="32.84696201430669" table:formula="of:=[.H40]+1/6*([.I40]+2*[.J40]+2*[.K40]+[.L40])" table:style-name="ce6">
            <text:p>32,84696201</text:p>
          </table:table-cell>
          <table:table-cell office:value-type="float" office:value="0.32224195440467829" table:formula="of:=[.$C$9]*(([.$C$3]*[.$C$4]*([.$C41]-[.$H41])+[.$C$6]*([.$C$7]-[.$H41]))/[.$C$8]/[.$C$4])" table:style-name="ce12">
            <text:p>0,322242</text:p>
          </table:table-cell>
          <table:table-cell office:value-type="float" office:value="0.31378310310155566" table:formula="of:=[.$C$9]*(([.$C$3]*[.$C$4]*([.$C41]-([.$H41]+1/2*[.I41]))+[.$C$6]*([.$C$7]-([.$H41]+1/2*[.I41])))/[.$C$8]/[.$C$4])" table:style-name="ce12">
            <text:p>0,313783</text:p>
          </table:table-cell>
          <table:table-cell office:value-type="float" office:value="0.31400514794826245" table:formula="of:=[.$C$9]*(([.$C$3]*[.$C$4]*([.$C41]-([.$H41]+1/2*[.J41]))+[.$C$6]*([.$C$7]-([.$H41]+1/2*[.J41])))/[.$C$8]/[.$C$4])" table:style-name="ce12">
            <text:p>0,314005</text:p>
          </table:table-cell>
          <table:table-cell office:value-type="float" office:value="0.30575668413739437" table:formula="of:=[.$C$9]*(([.$C$3]*[.$C$4]*([.$C41]-([.$H41]+[.K41]))+[.$C$6]*([.$C$7]-([.$H41]+[.K41])))/[.$C$8]/[.$C$4])" table:style-name="ce13">
            <text:p>0,305757</text:p>
          </table:table-cell>
          <table:table-cell office:value-type="float" office:value="34.541062619608915" table:formula="of:=[.M40]+1/6*([.N40]+2*[.O40]+2*[.P40]+[.Q40])" table:style-name="ce24">
            <text:p>34,54106262</text:p>
          </table:table-cell>
          <table:table-cell office:value-type="float" office:value="0.45394231318586648" table:formula="of:=[.$C$9]*(([.$C$3]*[.$C$4]*([.$H41]-[.$M41])+[.$C$6]*([.$C$7]-[.$M41]))/[.$C$8]/[.$C$4])" table:style-name="ce12">
            <text:p>0,453942</text:p>
          </table:table-cell>
          <table:table-cell office:value-type="float" office:value="0.44202632746473769" table:formula="of:=[.$C$9]*(([.$C$3]*[.$C$4]*([.$H41]-([.$M41]+1/2*[.N41]))+[.$C$6]*([.$C$7]-([.$M41]+1/2*[.N41])))/[.$C$8]/[.$C$4])" table:style-name="ce12">
            <text:p>0,442026</text:p>
          </table:table-cell>
          <table:table-cell office:value-type="float" office:value="0.44233912208991727" table:formula="of:=[.$C$9]*(([.$C$3]*[.$C$4]*([.$H41]-([.$M41]+1/2*[.O41]))+[.$C$6]*([.$C$7]-([.$M41]+1/2*[.O41])))/[.$C$8]/[.$C$4])" table:style-name="ce12">
            <text:p>0,442339</text:p>
          </table:table-cell>
          <table:table-cell office:value-type="float" office:value="0.43071950927614566" table:formula="of:=[.$C$9]*(([.$C$3]*[.$C$4]*([.$H41]-([.$M41]+[.P41]))+[.$C$6]*([.$C$7]-([.$M41]+[.P41])))/[.$C$8]/[.$C$4])" table:style-name="ce13">
            <text:p>0,43072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4.5" table:formula="of:=[.B41]+[.$C$9]" table:style-name="ce28">
            <text:p>14,5</text:p>
          </table:table-cell>
          <table:table-cell office:value-type="float" office:value="28.562945867373575" table:formula="of:=[.C41]+1/6*([.D41]+2*[.E41]+2*[.F41]+[.G41])" table:style-name="ce6">
            <text:p>28,56294587</text:p>
          </table:table-cell>
          <table:table-cell office:value-type="float" office:value="0.12544534196288731" table:formula="of:=[.$C$9]*(([.$C$3]*[.$C$4]*([.$C$5]-[.$C42])+[.$C$6]*([.$C$7]-[.$C42]))/[.$C$8]/[.$C$4])" table:style-name="ce12">
            <text:p>0,125445</text:p>
          </table:table-cell>
          <table:table-cell office:value-type="float" office:value="0.12215240173636152" table:formula="of:=[.$C$9]*(([.$C$3]*[.$C$4]*([.$C$5]-([.$C42]+1/2*[.D42]))+[.$C$6]*([.$C$7]-([.$C42]+1/2*[.D42])))/[.$C$8]/[.$C$4])" table:style-name="ce12">
            <text:p>0,122152</text:p>
          </table:table-cell>
          <table:table-cell office:value-type="float" office:value="0.12223884141730787" table:formula="of:=[.$C$9]*(([.$C$3]*[.$C$4]*([.$C$5]-([.$C42]+1/2*[.E42]))+[.$C$6]*([.$C$7]-([.$C42]+1/2*[.E42])))/[.$C$8]/[.$C$4])" table:style-name="ce12">
            <text:p>0,122239</text:p>
          </table:table-cell>
          <table:table-cell office:value-type="float" office:value="0.11902780278847871" table:formula="of:=[.$C$9]*(([.$C$3]*[.$C$4]*([.$C$5]-([.$C42]+[.F42]))+[.$C$6]*([.$C$7]-([.$C42]+[.F42])))/[.$C$8]/[.$C$4])" table:style-name="ce13">
            <text:p>0,119028</text:p>
          </table:table-cell>
          <table:table-cell office:value-type="float" office:value="33.160891204413645" table:formula="of:=[.H41]+1/6*([.I41]+2*[.J41]+2*[.K41]+[.L41])" table:style-name="ce6">
            <text:p>33,1608912</text:p>
          </table:table-cell>
          <table:table-cell office:value-type="float" office:value="0.31220050513696235" table:formula="of:=[.$C$9]*(([.$C$3]*[.$C$4]*([.$C42]-[.$H42])+[.$C$6]*([.$C$7]-[.$H42]))/[.$C$8]/[.$C$4])" table:style-name="ce12">
            <text:p>0,312201</text:p>
          </table:table-cell>
          <table:table-cell office:value-type="float" office:value="0.30400524187711725" table:formula="of:=[.$C$9]*(([.$C$3]*[.$C$4]*([.$C42]-([.$H42]+1/2*[.I42]))+[.$C$6]*([.$C$7]-([.$H42]+1/2*[.I42])))/[.$C$8]/[.$C$4])" table:style-name="ce12">
            <text:p>0,304005</text:p>
          </table:table-cell>
          <table:table-cell office:value-type="float" office:value="0.304220367537688" table:formula="of:=[.$C$9]*(([.$C$3]*[.$C$4]*([.$C42]-([.$H42]+1/2*[.J42]))+[.$C$6]*([.$C$7]-([.$H42]+1/2*[.J42])))/[.$C$8]/[.$C$4])" table:style-name="ce12">
            <text:p>0,304220</text:p>
          </table:table-cell>
          <table:table-cell office:value-type="float" office:value="0.29622893584123383" table:formula="of:=[.$C$9]*(([.$C$3]*[.$C$4]*([.$C42]-([.$H42]+[.K42]))+[.$C$6]*([.$C$7]-([.$H42]+[.K42])))/[.$C$8]/[.$C$4])" table:style-name="ce13">
            <text:p>0,296229</text:p>
          </table:table-cell>
          <table:table-cell office:value-type="float" office:value="34.9832947398708" table:formula="of:=[.M41]+1/6*([.N41]+2*[.O41]+2*[.P41]+[.Q41])" table:style-name="ce24">
            <text:p>34,98329474</text:p>
          </table:table-cell>
          <table:table-cell office:value-type="float" office:value="0.44642158637746515" table:formula="of:=[.$C$9]*(([.$C$3]*[.$C$4]*([.$H42]-[.$M42])+[.$C$6]*([.$C$7]-[.$M42]))/[.$C$8]/[.$C$4])" table:style-name="ce12">
            <text:p>0,446422</text:p>
          </table:table-cell>
          <table:table-cell office:value-type="float" office:value="0.43470301973505665" table:formula="of:=[.$C$9]*(([.$C$3]*[.$C$4]*([.$H42]-([.$M42]+1/2*[.N42]))+[.$C$6]*([.$C$7]-([.$M42]+1/2*[.N42])))/[.$C$8]/[.$C$4])" table:style-name="ce12">
            <text:p>0,434703</text:p>
          </table:table-cell>
          <table:table-cell office:value-type="float" office:value="0.43501063210942004" table:formula="of:=[.$C$9]*(([.$C$3]*[.$C$4]*([.$H42]-([.$M42]+1/2*[.O42]))+[.$C$6]*([.$C$7]-([.$M42]+1/2*[.O42])))/[.$C$8]/[.$C$4])" table:style-name="ce12">
            <text:p>0,435011</text:p>
          </table:table-cell>
          <table:table-cell office:value-type="float" office:value="0.42358352819172085" table:formula="of:=[.$C$9]*(([.$C$3]*[.$C$4]*([.$H42]-([.$M42]+[.P42]))+[.$C$6]*([.$C$7]-([.$M42]+[.P42])))/[.$C$8]/[.$C$4])" table:style-name="ce13">
            <text:p>0,4235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5" table:formula="of:=[.B42]+[.$C$9]" table:style-name="ce28">
            <text:p>15</text:p>
          </table:table-cell>
          <table:table-cell office:value-type="float" office:value="28.685155139216693" table:formula="of:=[.C42]+1/6*([.D42]+2*[.E42]+2*[.F42]+[.G42])" table:style-name="ce6">
            <text:p>28,68515514</text:p>
          </table:table-cell>
          <table:table-cell office:value-type="float" office:value="0.11902935519112355" table:formula="of:=[.$C$9]*(([.$C$3]*[.$C$4]*([.$C$5]-[.$C43])+[.$C$6]*([.$C$7]-[.$C43]))/[.$C$8]/[.$C$4])" table:style-name="ce12">
            <text:p>0,119029</text:p>
          </table:table-cell>
          <table:table-cell office:value-type="float" office:value="0.11590483461735658" table:formula="of:=[.$C$9]*(([.$C$3]*[.$C$4]*([.$C$5]-([.$C43]+1/2*[.D43]))+[.$C$6]*([.$C$7]-([.$C43]+1/2*[.D43])))/[.$C$8]/[.$C$4])" table:style-name="ce12">
            <text:p>0,115905</text:p>
          </table:table-cell>
          <table:table-cell office:value-type="float" office:value="0.1159868532824181" table:formula="of:=[.$C$9]*(([.$C$3]*[.$C$4]*([.$C$5]-([.$C43]+1/2*[.E43]))+[.$C$6]*([.$C$7]-([.$C43]+1/2*[.E43])))/[.$C$8]/[.$C$4])" table:style-name="ce12">
            <text:p>0,115987</text:p>
          </table:table-cell>
          <table:table-cell office:value-type="float" office:value="0.11294004539379665" table:formula="of:=[.$C$9]*(([.$C$3]*[.$C$4]*([.$C$5]-([.$C43]+[.F43]))+[.$C$6]*([.$C$7]-([.$C43]+[.F43])))/[.$C$8]/[.$C$4])" table:style-name="ce13">
            <text:p>0,112940</text:p>
          </table:table-cell>
          <table:table-cell office:value-type="float" office:value="33.465037981048276" table:formula="of:=[.H42]+1/6*([.I42]+2*[.J42]+2*[.K42]+[.L42])" table:style-name="ce6">
            <text:p>33,46503798</text:p>
          </table:table-cell>
          <table:table-cell office:value-type="float" office:value="0.30234326295580016" table:formula="of:=[.$C$9]*(([.$C$3]*[.$C$4]*([.$C43]-[.$H43])+[.$C$6]*([.$C$7]-[.$H43]))/[.$C$8]/[.$C$4])" table:style-name="ce12">
            <text:p>0,302343</text:p>
          </table:table-cell>
          <table:table-cell office:value-type="float" office:value="0.29440675230321028" table:formula="of:=[.$C$9]*(([.$C$3]*[.$C$4]*([.$C43]-([.$H43]+1/2*[.I43]))+[.$C$6]*([.$C$7]-([.$H43]+1/2*[.I43])))/[.$C$8]/[.$C$4])" table:style-name="ce12">
            <text:p>0,294407</text:p>
          </table:table-cell>
          <table:table-cell office:value-type="float" office:value="0.29461508570784112" table:formula="of:=[.$C$9]*(([.$C$3]*[.$C$4]*([.$C43]-([.$H43]+1/2*[.J43]))+[.$C$6]*([.$C$7]-([.$H43]+1/2*[.J43])))/[.$C$8]/[.$C$4])" table:style-name="ce12">
            <text:p>0,294615</text:p>
          </table:table-cell>
          <table:table-cell office:value-type="float" office:value="0.28687597095613859" table:formula="of:=[.$C$9]*(([.$C$3]*[.$C$4]*([.$C43]-([.$H43]+[.K43]))+[.$C$6]*([.$C$7]-([.$H43]+[.K43])))/[.$C$8]/[.$C$4])" table:style-name="ce13">
            <text:p>0,286876</text:p>
          </table:table-cell>
          <table:table-cell office:value-type="float" office:value="35.418200142913825" table:formula="of:=[.M42]+1/6*([.N42]+2*[.O42]+2*[.P42]+[.Q42])" table:style-name="ce24">
            <text:p>35,41820014</text:p>
          </table:table-cell>
          <table:table-cell office:value-type="float" office:value="0.43879639154943795" table:formula="of:=[.$C$9]*(([.$C$3]*[.$C$4]*([.$H43]-[.$M43])+[.$C$6]*([.$C$7]-[.$M43]))/[.$C$8]/[.$C$4])" table:style-name="ce12">
            <text:p>0,438796</text:p>
          </table:table-cell>
          <table:table-cell office:value-type="float" office:value="0.42727798627126545" table:formula="of:=[.$C$9]*(([.$C$3]*[.$C$4]*([.$H43]-([.$M43]+1/2*[.N43]))+[.$C$6]*([.$C$7]-([.$M43]+1/2*[.N43])))/[.$C$8]/[.$C$4])" table:style-name="ce12">
            <text:p>0,427278</text:p>
          </table:table-cell>
          <table:table-cell office:value-type="float" office:value="0.42758034440981735" table:formula="of:=[.$C$9]*(([.$C$3]*[.$C$4]*([.$H43]-([.$M43]+1/2*[.O43]))+[.$C$6]*([.$C$7]-([.$M43]+1/2*[.O43])))/[.$C$8]/[.$C$4])" table:style-name="ce12">
            <text:p>0,427580</text:p>
          </table:table-cell>
          <table:table-cell office:value-type="float" office:value="0.4163484234679225" table:formula="of:=[.$C$9]*(([.$C$3]*[.$C$4]*([.$H43]-([.$M43]+[.P43]))+[.$C$6]*([.$C$7]-([.$M43]+[.P43])))/[.$C$8]/[.$C$4])" table:style-name="ce13">
            <text:p>0,41634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5.5" table:formula="of:=[.B43]+[.$C$9]" table:style-name="ce28">
            <text:p>15,5</text:p>
          </table:table-cell>
          <table:table-cell office:value-type="float" office:value="28.801113935280771" table:formula="of:=[.C43]+1/6*([.D43]+2*[.E43]+2*[.F43]+[.G43])" table:style-name="ce6">
            <text:p>28,80111394</text:p>
          </table:table-cell>
          <table:table-cell office:value-type="float" office:value="0.11294151839775952" table:formula="of:=[.$C$9]*(([.$C$3]*[.$C$4]*([.$C$5]-[.$C44])+[.$C$6]*([.$C$7]-[.$C44]))/[.$C$8]/[.$C$4])" table:style-name="ce12">
            <text:p>0,112942</text:p>
          </table:table-cell>
          <table:table-cell office:value-type="float" office:value="0.10997680353981833" table:formula="of:=[.$C$9]*(([.$C$3]*[.$C$4]*([.$C$5]-([.$C44]+1/2*[.D44]))+[.$C$6]*([.$C$7]-([.$C44]+1/2*[.D44])))/[.$C$8]/[.$C$4])" table:style-name="ce12">
            <text:p>0,109977</text:p>
          </table:table-cell>
          <table:table-cell office:value-type="float" office:value="0.11005462730483929" table:formula="of:=[.$C$9]*(([.$C$3]*[.$C$4]*([.$C$5]-([.$C44]+1/2*[.E44]))+[.$C$6]*([.$C$7]-([.$C44]+1/2*[.E44])))/[.$C$8]/[.$C$4])" table:style-name="ce12">
            <text:p>0,110055</text:p>
          </table:table-cell>
          <table:table-cell office:value-type="float" office:value="0.10716365046425545" table:formula="of:=[.$C$9]*(([.$C$3]*[.$C$4]*([.$C$5]-([.$C44]+[.F44]))+[.$C$6]*([.$C$7]-([.$C44]+[.F44])))/[.$C$8]/[.$C$4])" table:style-name="ce13">
            <text:p>0,107164</text:p>
          </table:table-cell>
          <table:table-cell office:value-type="float" office:value="33.759581799370615" table:formula="of:=[.H43]+1/6*([.I43]+2*[.J43]+2*[.K43]+[.L43])" table:style-name="ce6">
            <text:p>33,7595818</text:p>
          </table:table-cell>
          <table:table-cell office:value-type="float" office:value="0.29267765229708131" table:formula="of:=[.$C$9]*(([.$C$3]*[.$C$4]*([.$C44]-[.$H44])+[.$C$6]*([.$C$7]-[.$H44]))/[.$C$8]/[.$C$4])" table:style-name="ce12">
            <text:p>0,292678</text:p>
          </table:table-cell>
          <table:table-cell office:value-type="float" office:value="0.28499486392428264" table:formula="of:=[.$C$9]*(([.$C$3]*[.$C$4]*([.$C44]-([.$H44]+1/2*[.I44]))+[.$C$6]*([.$C$7]-([.$H44]+1/2*[.I44])))/[.$C$8]/[.$C$4])" table:style-name="ce12">
            <text:p>0,284995</text:p>
          </table:table-cell>
          <table:table-cell office:value-type="float" office:value="0.28519653711906884" table:formula="of:=[.$C$9]*(([.$C$3]*[.$C$4]*([.$C44]-([.$H44]+1/2*[.J44]))+[.$C$6]*([.$C$7]-([.$H44]+1/2*[.J44])))/[.$C$8]/[.$C$4])" table:style-name="ce12">
            <text:p>0,285197</text:p>
          </table:table-cell>
          <table:table-cell office:value-type="float" office:value="0.27770483409833002" table:formula="of:=[.$C$9]*(([.$C$3]*[.$C$4]*([.$C44]-([.$H44]+[.K44]))+[.$C$6]*([.$C$7]-([.$H44]+[.K44])))/[.$C$8]/[.$C$4])" table:style-name="ce13">
            <text:p>0,277705</text:p>
          </table:table-cell>
          <table:table-cell office:value-type="float" office:value="35.845677055643748" table:formula="of:=[.M43]+1/6*([.N43]+2*[.O43]+2*[.P43]+[.Q43])" table:style-name="ce24">
            <text:p>35,84567706</text:p>
          </table:table-cell>
          <table:table-cell office:value-type="float" office:value="0.43108104454723395" table:formula="of:=[.$C$9]*(([.$C$3]*[.$C$4]*([.$H44]-[.$M44])+[.$C$6]*([.$C$7]-[.$M44]))/[.$C$8]/[.$C$4])" table:style-name="ce12">
            <text:p>0,431081</text:p>
          </table:table-cell>
          <table:table-cell office:value-type="float" office:value="0.41976516712786921" table:formula="of:=[.$C$9]*(([.$C$3]*[.$C$4]*([.$H44]-([.$M44]+1/2*[.N44]))+[.$C$6]*([.$C$7]-([.$M44]+1/2*[.N44])))/[.$C$8]/[.$C$4])" table:style-name="ce12">
            <text:p>0,419765</text:p>
          </table:table-cell>
          <table:table-cell office:value-type="float" office:value="0.42006220891012752" table:formula="of:=[.$C$9]*(([.$C$3]*[.$C$4]*([.$H44]-([.$M44]+1/2*[.O44]))+[.$C$6]*([.$C$7]-([.$M44]+1/2*[.O44])))/[.$C$8]/[.$C$4])" table:style-name="ce12">
            <text:p>0,420062</text:p>
          </table:table-cell>
          <table:table-cell office:value-type="float" office:value="0.40902777857945249" table:formula="of:=[.$C$9]*(([.$C$3]*[.$C$4]*([.$H44]-([.$M44]+[.P44]))+[.$C$6]*([.$C$7]-([.$M44]+[.P44])))/[.$C$8]/[.$C$4])" table:style-name="ce13">
            <text:p>0,40902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6" table:formula="of:=[.B44]+[.$C$9]" table:style-name="ce28">
            <text:p>16</text:p>
          </table:table-cell>
          <table:table-cell office:value-type="float" office:value="28.911141940372659" table:formula="of:=[.C44]+1/6*([.D44]+2*[.E44]+2*[.F44]+[.G44])" table:style-name="ce6">
            <text:p>28,91114194</text:p>
          </table:table-cell>
          <table:table-cell office:value-type="float" office:value="0.10716504813043548" table:formula="of:=[.$C$9]*(([.$C$3]*[.$C$4]*([.$C$5]-[.$C45])+[.$C$6]*([.$C$7]-[.$C45]))/[.$C$8]/[.$C$4])" table:style-name="ce12">
            <text:p>0,107165</text:p>
          </table:table-cell>
          <table:table-cell office:value-type="float" office:value="0.10435196561701161" table:formula="of:=[.$C$9]*(([.$C$3]*[.$C$4]*([.$C$5]-([.$C45]+1/2*[.D45]))+[.$C$6]*([.$C$7]-([.$C45]+1/2*[.D45])))/[.$C$8]/[.$C$4])" table:style-name="ce12">
            <text:p>0,104352</text:p>
          </table:table-cell>
          <table:table-cell office:value-type="float" office:value="0.10442580903298887" table:formula="of:=[.$C$9]*(([.$C$3]*[.$C$4]*([.$C$5]-([.$C45]+1/2*[.E45]))+[.$C$6]*([.$C$7]-([.$C45]+1/2*[.E45])))/[.$C$8]/[.$C$4])" table:style-name="ce12">
            <text:p>0,104426</text:p>
          </table:table-cell>
          <table:table-cell office:value-type="float" office:value="0.10168269315620353" table:formula="of:=[.$C$9]*(([.$C$3]*[.$C$4]*([.$C$5]-([.$C45]+[.F45]))+[.$C$6]*([.$C$7]-([.$C45]+[.F45])))/[.$C$8]/[.$C$4])" table:style-name="ce13">
            <text:p>0,101683</text:p>
          </table:table-cell>
          <table:table-cell office:value-type="float" office:value="34.044709347450969" table:formula="of:=[.H44]+1/6*([.I44]+2*[.J44]+2*[.K44]+[.L44])" table:style-name="ce6">
            <text:p>34,04470935</text:p>
          </table:table-cell>
          <table:table-cell office:value-type="float" office:value="0.28320985627745709" table:formula="of:=[.$C$9]*(([.$C$3]*[.$C$4]*([.$C45]-[.$H45])+[.$C$6]*([.$C$7]-[.$H45]))/[.$C$8]/[.$C$4])" table:style-name="ce12">
            <text:p>0,283210</text:p>
          </table:table-cell>
          <table:table-cell office:value-type="float" office:value="0.27577559755017395" table:formula="of:=[.$C$9]*(([.$C$3]*[.$C$4]*([.$C45]-([.$H45]+1/2*[.I45]))+[.$C$6]*([.$C$7]-([.$H45]+1/2*[.I45])))/[.$C$8]/[.$C$4])" table:style-name="ce12">
            <text:p>0,275776</text:p>
          </table:table-cell>
          <table:table-cell office:value-type="float" office:value="0.27597074684176492" table:formula="of:=[.$C$9]*(([.$C$3]*[.$C$4]*([.$C45]-([.$H45]+1/2*[.J45]))+[.$C$6]*([.$C$7]-([.$H45]+1/2*[.J45])))/[.$C$8]/[.$C$4])" table:style-name="ce12">
            <text:p>0,275971</text:p>
          </table:table-cell>
          <table:table-cell office:value-type="float" office:value="0.26872139206826451" table:formula="of:=[.$C$9]*(([.$C$3]*[.$C$4]*([.$C45]-([.$H45]+[.K45]))+[.$C$6]*([.$C$7]-([.$H45]+[.K45])))/[.$C$8]/[.$C$4])" table:style-name="ce13">
            <text:p>0,268721</text:p>
          </table:table-cell>
          <table:table-cell office:value-type="float" office:value="36.265637651510858" table:formula="of:=[.M44]+1/6*([.N44]+2*[.O44]+2*[.P44]+[.Q44])" table:style-name="ce24">
            <text:p>36,26563765</text:p>
          </table:table-cell>
          <table:table-cell office:value-type="float" office:value="0.42328949066822841" table:formula="of:=[.$C$9]*(([.$C$3]*[.$C$4]*([.$H45]-[.$M45])+[.$C$6]*([.$C$7]-[.$M45]))/[.$C$8]/[.$C$4])" table:style-name="ce12">
            <text:p>0,423289</text:p>
          </table:table-cell>
          <table:table-cell office:value-type="float" office:value="0.41217814153818749" table:formula="of:=[.$C$9]*(([.$C$3]*[.$C$4]*([.$H45]-([.$M45]+1/2*[.N45]))+[.$C$6]*([.$C$7]-([.$M45]+1/2*[.N45])))/[.$C$8]/[.$C$4])" table:style-name="ce12">
            <text:p>0,412178</text:p>
          </table:table-cell>
          <table:table-cell office:value-type="float" office:value="0.41246981445285091" table:formula="of:=[.$C$9]*(([.$C$3]*[.$C$4]*([.$H45]-([.$M45]+1/2*[.O45]))+[.$C$6]*([.$C$7]-([.$M45]+1/2*[.O45])))/[.$C$8]/[.$C$4])" table:style-name="ce12">
            <text:p>0,412470</text:p>
          </table:table-cell>
          <table:table-cell office:value-type="float" office:value="0.40163482540945394" table:formula="of:=[.$C$9]*(([.$C$3]*[.$C$4]*([.$H45]-([.$M45]+[.P45]))+[.$C$6]*([.$C$7]-([.$M45]+[.P45])))/[.$C$8]/[.$C$4])" table:style-name="ce13">
            <text:p>0,40163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6.5" table:formula="of:=[.B45]+[.$C$9]" table:style-name="ce28">
            <text:p>16,5</text:p>
          </table:table-cell>
          <table:table-cell office:value-type="float" office:value="29.015542488803764" table:formula="of:=[.C45]+1/6*([.D45]+2*[.E45]+2*[.F45]+[.G45])" table:style-name="ce6">
            <text:p>29,01554249</text:p>
          </table:table-cell>
          <table:table-cell office:value-type="float" office:value="0.10168401933780245" table:formula="of:=[.$C$9]*(([.$C$3]*[.$C$4]*([.$C$5]-[.$C46])+[.$C$6]*([.$C$7]-[.$C46]))/[.$C$8]/[.$C$4])" table:style-name="ce12">
            <text:p>0,101684</text:p>
          </table:table-cell>
          <table:table-cell office:value-type="float" office:value="9.9014813830185011E-2" table:formula="of:=[.$C$9]*(([.$C$3]*[.$C$4]*([.$C$5]-([.$C46]+1/2*[.D46]))+[.$C$6]*([.$C$7]-([.$C46]+1/2*[.D46])))/[.$C$8]/[.$C$4])" table:style-name="ce12">
            <text:p>0,099015</text:p>
          </table:table-cell>
          <table:table-cell office:value-type="float" office:value="9.9084880474759982E-2" table:formula="of:=[.$C$9]*(([.$C$3]*[.$C$4]*([.$C$5]-([.$C46]+1/2*[.E46]))+[.$C$6]*([.$C$7]-([.$C46]+1/2*[.E46])))/[.$C$8]/[.$C$4])" table:style-name="ce12">
            <text:p>0,099085</text:p>
          </table:table-cell>
          <table:table-cell office:value-type="float" office:value="9.6482063112877534E-2" table:formula="of:=[.$C$9]*(([.$C$3]*[.$C$4]*([.$C$5]-([.$C46]+[.F46]))+[.$C$6]*([.$C$7]-([.$C46]+[.F46])))/[.$C$8]/[.$C$4])" table:style-name="ce13">
            <text:p>0,096482</text:p>
          </table:table-cell>
          <table:table-cell office:value-type="float" office:value="34.320613336972571" table:formula="of:=[.H45]+1/6*([.I45]+2*[.J45]+2*[.K45]+[.L45])" table:style-name="ce6">
            <text:p>34,32061334</text:p>
          </table:table-cell>
          <table:table-cell office:value-type="float" office:value="0.27394492424912825" table:formula="of:=[.$C$9]*(([.$C$3]*[.$C$4]*([.$C46]-[.$H46])+[.$C$6]*([.$C$7]-[.$H46]))/[.$C$8]/[.$C$4])" table:style-name="ce12">
            <text:p>0,273945</text:p>
          </table:table-cell>
          <table:table-cell office:value-type="float" office:value="0.26675386998758882" table:formula="of:=[.$C$9]*(([.$C$3]*[.$C$4]*([.$C46]-([.$H46]+1/2*[.I46]))+[.$C$6]*([.$C$7]-([.$H46]+1/2*[.I46])))/[.$C$8]/[.$C$4])" table:style-name="ce12">
            <text:p>0,266754</text:p>
          </table:table-cell>
          <table:table-cell office:value-type="float" office:value="0.26694263516195421" table:formula="of:=[.$C$9]*(([.$C$3]*[.$C$4]*([.$C46]-([.$H46]+1/2*[.J46]))+[.$C$6]*([.$C$7]-([.$H46]+1/2*[.J46])))/[.$C$8]/[.$C$4])" table:style-name="ce12">
            <text:p>0,266943</text:p>
          </table:table-cell>
          <table:table-cell office:value-type="float" office:value="0.25993043590312576" table:formula="of:=[.$C$9]*(([.$C$3]*[.$C$4]*([.$C46]-([.$H46]+[.K46]))+[.$C$6]*([.$C$7]-([.$H46]+[.K46])))/[.$C$8]/[.$C$4])" table:style-name="ce13">
            <text:p>0,259930</text:p>
          </table:table-cell>
          <table:table-cell office:value-type="float" office:value="36.678007689520818" table:formula="of:=[.M45]+1/6*([.N45]+2*[.O45]+2*[.P45]+[.Q45])" table:style-name="ce24">
            <text:p>36,67800769</text:p>
          </table:table-cell>
          <table:table-cell office:value-type="float" office:value="0.41543526314878548" table:formula="of:=[.$C$9]*(([.$C$3]*[.$C$4]*([.$H46]-[.$M46])+[.$C$6]*([.$C$7]-[.$M46]))/[.$C$8]/[.$C$4])" table:style-name="ce12">
            <text:p>0,415435</text:p>
          </table:table-cell>
          <table:table-cell office:value-type="float" office:value="0.40453008749113012" table:formula="of:=[.$C$9]*(([.$C$3]*[.$C$4]*([.$H46]-([.$M46]+1/2*[.N46]))+[.$C$6]*([.$C$7]-([.$M46]+1/2*[.N46])))/[.$C$8]/[.$C$4])" table:style-name="ce12">
            <text:p>0,404530</text:p>
          </table:table-cell>
          <table:table-cell office:value-type="float" office:value="0.40481634835214358" table:formula="of:=[.$C$9]*(([.$C$3]*[.$C$4]*([.$H46]-([.$M46]+1/2*[.O46]))+[.$C$6]*([.$C$7]-([.$M46]+1/2*[.O46])))/[.$C$8]/[.$C$4])" table:style-name="ce12">
            <text:p>0,404816</text:p>
          </table:table-cell>
          <table:table-cell office:value-type="float" office:value="0.39418240486029804" table:formula="of:=[.$C$9]*(([.$C$3]*[.$C$4]*([.$H46]-([.$M46]+[.P46]))+[.$C$6]*([.$C$7]-([.$M46]+[.P46])))/[.$C$8]/[.$C$4])" table:style-name="ce13">
            <text:p>0,39418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7" table:formula="of:=[.B46]+[.$C$9]" table:style-name="ce28">
            <text:p>17</text:p>
          </table:table-cell>
          <table:table-cell office:value-type="float" office:value="29.114603400647191" table:formula="of:=[.C46]+1/6*([.D46]+2*[.E46]+2*[.F46]+[.G46])" table:style-name="ce6">
            <text:p>29,1146034</text:p>
          </table:table-cell>
          <table:table-cell office:value-type="float" office:value="9.6483321466022523E-2" table:formula="of:=[.$C$9]*(([.$C$3]*[.$C$4]*([.$C$5]-[.$C47])+[.$C$6]*([.$C$7]-[.$C47]))/[.$C$8]/[.$C$4])" table:style-name="ce12">
            <text:p>0,096483</text:p>
          </table:table-cell>
          <table:table-cell office:value-type="float" office:value="9.3950634277539274E-2" table:formula="of:=[.$C$9]*(([.$C$3]*[.$C$4]*([.$C$5]-([.$C47]+1/2*[.D47]))+[.$C$6]*([.$C$7]-([.$C47]+1/2*[.D47])))/[.$C$8]/[.$C$4])" table:style-name="ce12">
            <text:p>0,093951</text:p>
          </table:table-cell>
          <table:table-cell office:value-type="float" office:value="9.4017117316237034E-2" table:formula="of:=[.$C$9]*(([.$C$3]*[.$C$4]*([.$C$5]-([.$C47]+1/2*[.E47]))+[.$C$6]*([.$C$7]-([.$C47]+1/2*[.E47])))/[.$C$8]/[.$C$4])" table:style-name="ce12">
            <text:p>0,094017</text:p>
          </table:table-cell>
          <table:table-cell office:value-type="float" office:value="9.1547422806919992E-2" table:formula="of:=[.$C$9]*(([.$C$3]*[.$C$4]*([.$C$5]-([.$C47]+[.F47]))+[.$C$6]*([.$C$7]-([.$C47]+[.F47])))/[.$C$8]/[.$C$4])" table:style-name="ce13">
            <text:p>0,091547</text:p>
          </table:table-cell>
          <table:table-cell office:value-type="float" office:value="34.587491398714462" table:formula="of:=[.H46]+1/6*([.I46]+2*[.J46]+2*[.K46]+[.L46])" table:style-name="ce6">
            <text:p>34,5874914</text:p>
          </table:table-cell>
          <table:table-cell office:value-type="float" office:value="0.26488687159985025" table:formula="of:=[.$C$9]*(([.$C$3]*[.$C$4]*([.$C47]-[.$H47])+[.$C$6]*([.$C$7]-[.$H47]))/[.$C$8]/[.$C$4])" table:style-name="ce12">
            <text:p>0,264887</text:p>
          </table:table-cell>
          <table:table-cell office:value-type="float" office:value="0.25793359122035409" table:formula="of:=[.$C$9]*(([.$C$3]*[.$C$4]*([.$C47]-([.$H47]+1/2*[.I47]))+[.$C$6]*([.$C$7]-([.$H47]+1/2*[.I47])))/[.$C$8]/[.$C$4])" table:style-name="ce12">
            <text:p>0,257934</text:p>
          </table:table-cell>
          <table:table-cell office:value-type="float" office:value="0.25811611483031605" table:formula="of:=[.$C$9]*(([.$C$3]*[.$C$4]*([.$C47]-([.$H47]+1/2*[.J47]))+[.$C$6]*([.$C$7]-([.$H47]+1/2*[.J47])))/[.$C$8]/[.$C$4])" table:style-name="ce12">
            <text:p>0,258116</text:p>
          </table:table-cell>
          <table:table-cell office:value-type="float" office:value="0.25133577557125869" table:formula="of:=[.$C$9]*(([.$C$3]*[.$C$4]*([.$C47]-([.$H47]+[.K47]))+[.$C$6]*([.$C$7]-([.$H47]+[.K47])))/[.$C$8]/[.$C$4])" table:style-name="ce13">
            <text:p>0,251336</text:p>
          </table:table-cell>
          <table:table-cell office:value-type="float" office:value="37.082726112803421" table:formula="of:=[.M46]+1/6*([.N46]+2*[.O46]+2*[.P46]+[.Q46])" table:style-name="ce24">
            <text:p>37,08272611</text:p>
          </table:table-cell>
          <table:table-cell office:value-type="float" office:value="0.4075314490135436" table:formula="of:=[.$C$9]*(([.$C$3]*[.$C$4]*([.$H47]-[.$M47])+[.$C$6]*([.$C$7]-[.$M47]))/[.$C$8]/[.$C$4])" table:style-name="ce12">
            <text:p>0,407531</text:p>
          </table:table-cell>
          <table:table-cell office:value-type="float" office:value="0.39683374847693798" table:formula="of:=[.$C$9]*(([.$C$3]*[.$C$4]*([.$H47]-([.$M47]+1/2*[.N47]))+[.$C$6]*([.$C$7]-([.$M47]+1/2*[.N47])))/[.$C$8]/[.$C$4])" table:style-name="ce12">
            <text:p>0,396834</text:p>
          </table:table-cell>
          <table:table-cell office:value-type="float" office:value="0.39711456311602389" table:formula="of:=[.$C$9]*(([.$C$3]*[.$C$4]*([.$H47]-([.$M47]+1/2*[.O47]))+[.$C$6]*([.$C$7]-([.$M47]+1/2*[.O47])))/[.$C$8]/[.$C$4])" table:style-name="ce12">
            <text:p>0,397115</text:p>
          </table:table-cell>
          <table:table-cell office:value-type="float" office:value="0.38668293444995222" table:formula="of:=[.$C$9]*(([.$C$3]*[.$C$4]*([.$H47]-([.$M47]+[.P47]))+[.$C$6]*([.$C$7]-([.$M47]+[.P47])))/[.$C$8]/[.$C$4])" table:style-name="ce13">
            <text:p>0,38668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7.5" table:formula="of:=[.B47]+[.$C$9]" table:style-name="ce28">
            <text:p>17,5</text:p>
          </table:table-cell>
          <table:table-cell office:value-type="float" office:value="29.208597775223939" table:formula="of:=[.C47]+1/6*([.D47]+2*[.E47]+2*[.F47]+[.G47])" table:style-name="ce6">
            <text:p>29,20859778</text:p>
          </table:table-cell>
          <table:table-cell office:value-type="float" office:value="9.154861680074311E-2" table:formula="of:=[.$C$9]*(([.$C$3]*[.$C$4]*([.$C$5]-[.$C48])+[.$C$6]*([.$C$7]-[.$C48]))/[.$C$8]/[.$C$4])" table:style-name="ce12">
            <text:p>0,091549</text:p>
          </table:table-cell>
          <table:table-cell office:value-type="float" office:value="8.9145465609723654E-2" table:formula="of:=[.$C$9]*(([.$C$3]*[.$C$4]*([.$C$5]-([.$C48]+1/2*[.D48]))+[.$C$6]*([.$C$7]-([.$C48]+1/2*[.D48])))/[.$C$8]/[.$C$4])" table:style-name="ce12">
            <text:p>0,089145</text:p>
          </table:table-cell>
          <table:table-cell office:value-type="float" office:value="8.9208548328487944E-2" table:formula="of:=[.$C$9]*(([.$C$3]*[.$C$4]*([.$C$5]-([.$C48]+1/2*[.E48]))+[.$C$6]*([.$C$7]-([.$C48]+1/2*[.E48])))/[.$C$8]/[.$C$4])" table:style-name="ce12">
            <text:p>0,089209</text:p>
          </table:table-cell>
          <table:table-cell office:value-type="float" office:value="8.6865168013497515E-2" table:formula="of:=[.$C$9]*(([.$C$3]*[.$C$4]*([.$C$5]-([.$C48]+[.F48]))+[.$C$6]*([.$C$7]-([.$C48]+[.F48])))/[.$C$8]/[.$C$4])" table:style-name="ce13">
            <text:p>0,086865</text:p>
          </table:table-cell>
          <table:table-cell office:value-type="float" office:value="34.845545075259871" table:formula="of:=[.H47]+1/6*([.I47]+2*[.J47]+2*[.K47]+[.L47])" table:style-name="ce6">
            <text:p>34,84554508</text:p>
          </table:table-cell>
          <table:table-cell office:value-type="float" office:value="0.25603877231005379" table:formula="of:=[.$C$9]*(([.$C$3]*[.$C$4]*([.$C48]-[.$H48])+[.$C$6]*([.$C$7]-[.$H48]))/[.$C$8]/[.$C$4])" table:style-name="ce12">
            <text:p>0,256039</text:p>
          </table:table-cell>
          <table:table-cell office:value-type="float" office:value="0.24931775453691501" table:formula="of:=[.$C$9]*(([.$C$3]*[.$C$4]*([.$C48]-([.$H48]+1/2*[.I48]))+[.$C$6]*([.$C$7]-([.$H48]+1/2*[.I48])))/[.$C$8]/[.$C$4])" table:style-name="ce12">
            <text:p>0,249318</text:p>
          </table:table-cell>
          <table:table-cell office:value-type="float" office:value="0.24949418125345971" table:formula="of:=[.$C$9]*(([.$C$3]*[.$C$4]*([.$C48]-([.$H48]+1/2*[.J48]))+[.$C$6]*([.$C$7]-([.$H48]+1/2*[.J48])))/[.$C$8]/[.$C$4])" table:style-name="ce12">
            <text:p>0,249494</text:p>
          </table:table-cell>
          <table:table-cell office:value-type="float" office:value="0.24294032779424707" table:formula="of:=[.$C$9]*(([.$C$3]*[.$C$4]*([.$C48]-([.$H48]+[.K48]))+[.$C$6]*([.$C$7]-([.$H48]+[.K48])))/[.$C$8]/[.$C$4])" table:style-name="ce13">
            <text:p>0,242940</text:p>
          </table:table-cell>
          <table:table-cell office:value-type="float" office:value="37.479744613911656" table:formula="of:=[.M47]+1/6*([.N47]+2*[.O47]+2*[.P47]+[.Q47])" table:style-name="ce24">
            <text:p>37,47974461</text:p>
          </table:table-cell>
          <table:table-cell office:value-type="float" office:value="0.39959066153263156" table:formula="of:=[.$C$9]*(([.$C$3]*[.$C$4]*([.$H48]-[.$M48])+[.$C$6]*([.$C$7]-[.$M48]))/[.$C$8]/[.$C$4])" table:style-name="ce12">
            <text:p>0,399591</text:p>
          </table:table-cell>
          <table:table-cell office:value-type="float" office:value="0.38910140666740012" table:formula="of:=[.$C$9]*(([.$C$3]*[.$C$4]*([.$H48]-([.$M48]+1/2*[.N48]))+[.$C$6]*([.$C$7]-([.$M48]+1/2*[.N48])))/[.$C$8]/[.$C$4])" table:style-name="ce12">
            <text:p>0,389101</text:p>
          </table:table-cell>
          <table:table-cell office:value-type="float" office:value="0.38937674960761243" table:formula="of:=[.$C$9]*(([.$C$3]*[.$C$4]*([.$H48]-([.$M48]+1/2*[.O48]))+[.$C$6]*([.$C$7]-([.$M48]+1/2*[.O48])))/[.$C$8]/[.$C$4])" table:style-name="ce12">
            <text:p>0,389377</text:p>
          </table:table-cell>
          <table:table-cell office:value-type="float" office:value="0.37914838217823194" table:formula="of:=[.$C$9]*(([.$C$3]*[.$C$4]*([.$H48]-([.$M48]+[.P48]))+[.$C$6]*([.$C$7]-([.$M48]+[.P48])))/[.$C$8]/[.$C$4])" table:style-name="ce13">
            <text:p>0,37914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8" table:formula="of:=[.B48]+[.$C$9]" table:style-name="ce28">
            <text:p>18</text:p>
          </table:table-cell>
          <table:table-cell office:value-type="float" office:value="29.297784744005718" table:formula="of:=[.C48]+1/6*([.D48]+2*[.E48]+2*[.F48]+[.G48])" table:style-name="ce6">
            <text:p>29,29778474</text:p>
          </table:table-cell>
          <table:table-cell office:value-type="float" office:value="8.6866300939699784E-2" table:formula="of:=[.$C$9]*(([.$C$3]*[.$C$4]*([.$C$5]-[.$C49])+[.$C$6]*([.$C$7]-[.$C49]))/[.$C$8]/[.$C$4])" table:style-name="ce12">
            <text:p>0,086866</text:p>
          </table:table-cell>
          <table:table-cell office:value-type="float" office:value="8.4586060540032856E-2" table:formula="of:=[.$C$9]*(([.$C$3]*[.$C$4]*([.$C$5]-([.$C49]+1/2*[.D49]))+[.$C$6]*([.$C$7]-([.$C49]+1/2*[.D49])))/[.$C$8]/[.$C$4])" table:style-name="ce12">
            <text:p>0,084586</text:p>
          </table:table-cell>
          <table:table-cell office:value-type="float" office:value="8.4645916850523972E-2" table:formula="of:=[.$C$9]*(([.$C$3]*[.$C$4]*([.$C$5]-([.$C49]+1/2*[.E49]))+[.$C$6]*([.$C$7]-([.$C49]+1/2*[.E49])))/[.$C$8]/[.$C$4])" table:style-name="ce12">
            <text:p>0,084646</text:p>
          </table:table-cell>
          <table:table-cell office:value-type="float" office:value="8.2422390305047374E-2" table:formula="of:=[.$C$9]*(([.$C$3]*[.$C$4]*([.$C$5]-([.$C49]+[.F49]))+[.$C$6]*([.$C$7]-([.$C49]+[.F49])))/[.$C$8]/[.$C$4])" table:style-name="ce13">
            <text:p>0,082422</text:p>
          </table:table-cell>
          <table:table-cell office:value-type="float" office:value="35.094978903874043" table:formula="of:=[.H48]+1/6*([.I48]+2*[.J48]+2*[.K48]+[.L48])" table:style-name="ce6">
            <text:p>35,0949789</text:p>
          </table:table-cell>
          <table:table-cell office:value-type="float" office:value="0.24740284474689855" table:formula="of:=[.$C$9]*(([.$C$3]*[.$C$4]*([.$C49]-[.$H49])+[.$C$6]*([.$C$7]-[.$H49]))/[.$C$8]/[.$C$4])" table:style-name="ce12">
            <text:p>0,247403</text:p>
          </table:table-cell>
          <table:table-cell office:value-type="float" office:value="0.24090852007229249" table:formula="of:=[.$C$9]*(([.$C$3]*[.$C$4]*([.$C49]-([.$H49]+1/2*[.I49]))+[.$C$6]*([.$C$7]-([.$H49]+1/2*[.I49])))/[.$C$8]/[.$C$4])" table:style-name="ce12">
            <text:p>0,240909</text:p>
          </table:table-cell>
          <table:table-cell office:value-type="float" office:value="0.24107899609500089" table:formula="of:=[.$C$9]*(([.$C$3]*[.$C$4]*([.$C49]-([.$H49]+1/2*[.J49]))+[.$C$6]*([.$C$7]-([.$H49]+1/2*[.J49])))/[.$C$8]/[.$C$4])" table:style-name="ce12">
            <text:p>0,241079</text:p>
          </table:table-cell>
          <table:table-cell office:value-type="float" office:value="0.23474619745191114" table:formula="of:=[.$C$9]*(([.$C$3]*[.$C$4]*([.$C49]-([.$H49]+[.K49]))+[.$C$6]*([.$C$7]-([.$H49]+[.K49])))/[.$C$8]/[.$C$4])" table:style-name="ce13">
            <text:p>0,234746</text:p>
          </table:table-cell>
          <table:table-cell office:value-type="float" office:value="37.869027173288472" table:formula="of:=[.M48]+1/6*([.N48]+2*[.O48]+2*[.P48]+[.Q48])" table:style-name="ce24">
            <text:p>37,86902717</text:p>
          </table:table-cell>
          <table:table-cell office:value-type="float" office:value="0.39162501859605731" table:formula="of:=[.$C$9]*(([.$C$3]*[.$C$4]*([.$H49]-[.$M49])+[.$C$6]*([.$C$7]-[.$M49]))/[.$C$8]/[.$C$4])" table:style-name="ce12">
            <text:p>0,391625</text:p>
          </table:table-cell>
          <table:table-cell office:value-type="float" office:value="0.38134486185791083" table:formula="of:=[.$C$9]*(([.$C$3]*[.$C$4]*([.$H49]-([.$M49]+1/2*[.N49]))+[.$C$6]*([.$C$7]-([.$M49]+1/2*[.N49])))/[.$C$8]/[.$C$4])" table:style-name="ce12">
            <text:p>0,381345</text:p>
          </table:table-cell>
          <table:table-cell office:value-type="float" office:value="0.38161471597228719" table:formula="of:=[.$C$9]*(([.$C$3]*[.$C$4]*([.$H49]-([.$M49]+1/2*[.O49]))+[.$C$6]*([.$C$7]-([.$M49]+1/2*[.O49])))/[.$C$8]/[.$C$4])" table:style-name="ce12">
            <text:p>0,381615</text:p>
          </table:table-cell>
          <table:table-cell office:value-type="float" office:value="0.37159024600751211" table:formula="of:=[.$C$9]*(([.$C$3]*[.$C$4]*([.$H49]-([.$M49]+[.P49]))+[.$C$6]*([.$C$7]-([.$M49]+[.P49])))/[.$C$8]/[.$C$4])" table:style-name="ce13">
            <text:p>0,37159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8.5" table:formula="of:=[.B49]+[.$C$9]" table:style-name="ce28">
            <text:p>18,5</text:p>
          </table:table-cell>
          <table:table-cell office:value-type="float" office:value="29.382410185010027" table:formula="of:=[.C49]+1/6*([.D49]+2*[.E49]+2*[.F49]+[.G49])" table:style-name="ce6">
            <text:p>29,38241019</text:p>
          </table:table-cell>
          <table:table-cell office:value-type="float" office:value="8.2423465286973571E-2" table:formula="of:=[.$C$9]*(([.$C$3]*[.$C$4]*([.$C$5]-[.$C50])+[.$C$6]*([.$C$7]-[.$C50]))/[.$C$8]/[.$C$4])" table:style-name="ce12">
            <text:p>0,082423</text:p>
          </table:table-cell>
          <table:table-cell office:value-type="float" office:value="8.0259849323190566E-2" table:formula="of:=[.$C$9]*(([.$C$3]*[.$C$4]*([.$C$5]-([.$C50]+1/2*[.D50]))+[.$C$6]*([.$C$7]-([.$C50]+1/2*[.D50])))/[.$C$8]/[.$C$4])" table:style-name="ce12">
            <text:p>0,080260</text:p>
          </table:table-cell>
          <table:table-cell office:value-type="float" office:value="8.0316644242239818E-2" table:formula="of:=[.$C$9]*(([.$C$3]*[.$C$4]*([.$C$5]-([.$C50]+1/2*[.E50]))+[.$C$6]*([.$C$7]-([.$C50]+1/2*[.E50])))/[.$C$8]/[.$C$4])" table:style-name="ce12">
            <text:p>0,080317</text:p>
          </table:table-cell>
          <table:table-cell office:value-type="float" office:value="7.8206841464256063E-2" table:formula="of:=[.$C$9]*(([.$C$3]*[.$C$4]*([.$C$5]-([.$C50]+[.F50]))+[.$C$6]*([.$C$7]-([.$C50]+[.F50])))/[.$C$8]/[.$C$4])" table:style-name="ce13">
            <text:p>0,078207</text:p>
          </table:table-cell>
          <table:table-cell office:value-type="float" office:value="35.335999582962941" table:formula="of:=[.H49]+1/6*([.I49]+2*[.J49]+2*[.K49]+[.L49])" table:style-name="ce6">
            <text:p>35,33599958</text:p>
          </table:table-cell>
          <table:table-cell office:value-type="float" office:value="0.23898053114494699" table:formula="of:=[.$C$9]*(([.$C$3]*[.$C$4]*([.$C50]-[.$H50])+[.$C$6]*([.$C$7]-[.$H50]))/[.$C$8]/[.$C$4])" table:style-name="ce12">
            <text:p>0,238981</text:p>
          </table:table-cell>
          <table:table-cell office:value-type="float" office:value="0.23270729220239211" table:formula="of:=[.$C$9]*(([.$C$3]*[.$C$4]*([.$C50]-([.$H50]+1/2*[.I50]))+[.$C$6]*([.$C$7]-([.$H50]+1/2*[.I50])))/[.$C$8]/[.$C$4])" table:style-name="ce12">
            <text:p>0,232707</text:p>
          </table:table-cell>
          <table:table-cell office:value-type="float" office:value="0.23287196472463415" table:formula="of:=[.$C$9]*(([.$C$3]*[.$C$4]*([.$C50]-([.$H50]+1/2*[.J50]))+[.$C$6]*([.$C$7]-([.$H50]+1/2*[.J50])))/[.$C$8]/[.$C$4])" table:style-name="ce12">
            <text:p>0,232872</text:p>
          </table:table-cell>
          <table:table-cell office:value-type="float" office:value="0.2267547529969034" table:formula="of:=[.$C$9]*(([.$C$3]*[.$C$4]*([.$C50]-([.$H50]+[.K50]))+[.$C$6]*([.$C$7]-([.$H50]+[.K50])))/[.$C$8]/[.$C$4])" table:style-name="ce13">
            <text:p>0,226755</text:p>
          </table:table-cell>
          <table:table-cell office:value-type="float" office:value="38.250549576665797" table:formula="of:=[.M49]+1/6*([.N49]+2*[.O49]+2*[.P49]+[.Q49])" table:style-name="ce24">
            <text:p>38,25054958</text:p>
          </table:table-cell>
          <table:table-cell office:value-type="float" office:value="0.38364612637319273" table:formula="of:=[.$C$9]*(([.$C$3]*[.$C$4]*([.$H50]-[.$M50])+[.$C$6]*([.$C$7]-[.$M50]))/[.$C$8]/[.$C$4])" table:style-name="ce12">
            <text:p>0,383646</text:p>
          </table:table-cell>
          <table:table-cell office:value-type="float" office:value="0.3735754155558963" table:formula="of:=[.$C$9]*(([.$C$3]*[.$C$4]*([.$H50]-([.$M50]+1/2*[.N50]))+[.$C$6]*([.$C$7]-([.$M50]+1/2*[.N50])))/[.$C$8]/[.$C$4])" table:style-name="ce12">
            <text:p>0,373575</text:p>
          </table:table-cell>
          <table:table-cell office:value-type="float" office:value="0.3738397717148505" table:formula="of:=[.$C$9]*(([.$C$3]*[.$C$4]*([.$H50]-([.$M50]+1/2*[.O50]))+[.$C$6]*([.$C$7]-([.$M50]+1/2*[.O50])))/[.$C$8]/[.$C$4])" table:style-name="ce12">
            <text:p>0,373840</text:p>
          </table:table-cell>
          <table:table-cell office:value-type="float" office:value="0.36401953835816314" table:formula="of:=[.$C$9]*(([.$C$3]*[.$C$4]*([.$H50]-([.$M50]+[.P50]))+[.$C$6]*([.$C$7]-([.$M50]+[.P50])))/[.$C$8]/[.$C$4])" table:style-name="ce13">
            <text:p>0,36402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9" table:formula="of:=[.B50]+[.$C$9]" table:style-name="ce28">
            <text:p>19</text:p>
          </table:table-cell>
          <table:table-cell office:value-type="float" office:value="29.462707400657042" table:formula="of:=[.C50]+1/6*([.D50]+2*[.E50]+2*[.F50]+[.G50])" table:style-name="ce6">
            <text:p>29,4627074</text:p>
          </table:table-cell>
          <table:table-cell office:value-type="float" office:value="7.8207861465505235E-2" table:formula="of:=[.$C$9]*(([.$C$3]*[.$C$4]*([.$C$5]-[.$C51])+[.$C$6]*([.$C$7]-[.$C51]))/[.$C$8]/[.$C$4])" table:style-name="ce12">
            <text:p>0,078208</text:p>
          </table:table-cell>
          <table:table-cell office:value-type="float" office:value="7.615490510203568E-2" table:formula="of:=[.$C$9]*(([.$C$3]*[.$C$4]*([.$C$5]-([.$C51]+1/2*[.D51]))+[.$C$6]*([.$C$7]-([.$C51]+1/2*[.D51])))/[.$C$8]/[.$C$4])" table:style-name="ce12">
            <text:p>0,076155</text:p>
          </table:table-cell>
          <table:table-cell office:value-type="float" office:value="7.6208795206576724E-2" table:formula="of:=[.$C$9]*(([.$C$3]*[.$C$4]*([.$C$5]-([.$C51]+1/2*[.E51]))+[.$C$6]*([.$C$7]-([.$C51]+1/2*[.E51])))/[.$C$8]/[.$C$4])" table:style-name="ce12">
            <text:p>0,076209</text:p>
          </table:table-cell>
          <table:table-cell office:value-type="float" office:value="7.420689971716013E-2" table:formula="of:=[.$C$9]*(([.$C$3]*[.$C$4]*([.$C$5]-([.$C51]+[.F51]))+[.$C$6]*([.$C$7]-([.$C51]+[.F51])))/[.$C$8]/[.$C$4])" table:style-name="ce13">
            <text:p>0,074207</text:p>
          </table:table-cell>
          <table:table-cell office:value-type="float" office:value="35.56881521596226" table:formula="of:=[.H50]+1/6*([.I50]+2*[.J50]+2*[.K50]+[.L50])" table:style-name="ce6">
            <text:p>35,56881522</text:p>
          </table:table-cell>
          <table:table-cell office:value-type="float" office:value="0.23077257119483335" table:formula="of:=[.$C$9]*(([.$C$3]*[.$C$4]*([.$C51]-[.$H51])+[.$C$6]*([.$C$7]-[.$H51]))/[.$C$8]/[.$C$4])" table:style-name="ce12">
            <text:p>0,230773</text:p>
          </table:table-cell>
          <table:table-cell office:value-type="float" office:value="0.22471479120096904" table:formula="of:=[.$C$9]*(([.$C$3]*[.$C$4]*([.$C51]-([.$H51]+1/2*[.I51]))+[.$C$6]*([.$C$7]-([.$H51]+1/2*[.I51])))/[.$C$8]/[.$C$4])" table:style-name="ce12">
            <text:p>0,224715</text:p>
          </table:table-cell>
          <table:table-cell office:value-type="float" office:value="0.22487380792580802" table:formula="of:=[.$C$9]*(([.$C$3]*[.$C$4]*([.$C51]-([.$H51]+1/2*[.J51]))+[.$C$6]*([.$C$7]-([.$H51]+1/2*[.J51])))/[.$C$8]/[.$C$4])" table:style-name="ce12">
            <text:p>0,224874</text:p>
          </table:table-cell>
          <table:table-cell office:value-type="float" office:value="0.21896669627872842" table:formula="of:=[.$C$9]*(([.$C$3]*[.$C$4]*([.$C51]-([.$H51]+[.K51]))+[.$C$6]*([.$C$7]-([.$H51]+[.K51])))/[.$C$8]/[.$C$4])" table:style-name="ce13">
            <text:p>0,218967</text:p>
          </table:table-cell>
          <table:table-cell office:value-type="float" office:value="38.624298916544603" table:formula="of:=[.M50]+1/6*([.N50]+2*[.O50]+2*[.P50]+[.Q50])" table:style-name="ce24">
            <text:p>38,62429892</text:p>
          </table:table-cell>
          <table:table-cell office:value-type="float" office:value="0.37566506767952135" table:formula="of:=[.$C$9]*(([.$C$3]*[.$C$4]*([.$H51]-[.$M51])+[.$C$6]*([.$C$7]-[.$M51]))/[.$C$8]/[.$C$4])" table:style-name="ce12">
            <text:p>0,375665</text:p>
          </table:table-cell>
          <table:table-cell office:value-type="float" office:value="0.36580385965293388" table:formula="of:=[.$C$9]*(([.$C$3]*[.$C$4]*([.$H51]-([.$M51]+1/2*[.N51]))+[.$C$6]*([.$C$7]-([.$M51]+1/2*[.N51])))/[.$C$8]/[.$C$4])" table:style-name="ce12">
            <text:p>0,365804</text:p>
          </table:table-cell>
          <table:table-cell office:value-type="float" office:value="0.36606271636363202" table:formula="of:=[.$C$9]*(([.$C$3]*[.$C$4]*([.$H51]-([.$M51]+1/2*[.O51]))+[.$C$6]*([.$C$7]-([.$M51]+1/2*[.O51])))/[.$C$8]/[.$C$4])" table:style-name="ce12">
            <text:p>0,366063</text:p>
          </table:table-cell>
          <table:table-cell office:value-type="float" office:value="0.35644677507043088" table:formula="of:=[.$C$9]*(([.$C$3]*[.$C$4]*([.$H51]-([.$M51]+[.P51]))+[.$C$6]*([.$C$7]-([.$M51]+[.P51])))/[.$C$8]/[.$C$4])" table:style-name="ce13">
            <text:p>0,35644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9.5" table:formula="of:=[.B51]+[.$C$9]" table:style-name="ce28">
            <text:p>19,5</text:p>
          </table:table-cell>
          <table:table-cell office:value-type="float" office:value="29.538897760957024" table:formula="of:=[.C51]+1/6*([.D51]+2*[.E51]+2*[.F51]+[.G51])" table:style-name="ce6">
            <text:p>29,53889776</text:p>
          </table:table-cell>
          <table:table-cell office:value-type="float" office:value="7.4207867549756265E-2" table:formula="of:=[.$C$9]*(([.$C$3]*[.$C$4]*([.$C$5]-[.$C52])+[.$C$6]*([.$C$7]-[.$C52]))/[.$C$8]/[.$C$4])" table:style-name="ce12">
            <text:p>0,074208</text:p>
          </table:table-cell>
          <table:table-cell office:value-type="float" office:value="7.2259911026575085E-2" table:formula="of:=[.$C$9]*(([.$C$3]*[.$C$4]*([.$C$5]-([.$C52]+1/2*[.D52]))+[.$C$6]*([.$C$7]-([.$C52]+1/2*[.D52])))/[.$C$8]/[.$C$4])" table:style-name="ce12">
            <text:p>0,072260</text:p>
          </table:table-cell>
          <table:table-cell office:value-type="float" office:value="7.2311044885308554E-2" table:formula="of:=[.$C$9]*(([.$C$3]*[.$C$4]*([.$C$5]-([.$C52]+1/2*[.E52]))+[.$C$6]*([.$C$7]-([.$C52]+1/2*[.E52])))/[.$C$8]/[.$C$4])" table:style-name="ce12">
            <text:p>0,072311</text:p>
          </table:table-cell>
          <table:table-cell office:value-type="float" office:value="7.0411537693277695E-2" table:formula="of:=[.$C$9]*(([.$C$3]*[.$C$4]*([.$C$5]-([.$C52]+[.F52]))+[.$C$6]*([.$C$7]-([.$C52]+[.F52])))/[.$C$8]/[.$C$4])" table:style-name="ce13">
            <text:p>0,070412</text:p>
          </table:table-cell>
          <table:table-cell office:value-type="float" office:value="35.793634626916777" table:formula="of:=[.H51]+1/6*([.I51]+2*[.J51]+2*[.K51]+[.L51])" table:style-name="ce6">
            <text:p>35,79363463</text:p>
          </table:table-cell>
          <table:table-cell office:value-type="float" office:value="0.22277907013472042" table:formula="of:=[.$C$9]*(([.$C$3]*[.$C$4]*([.$C52]-[.$H52])+[.$C$6]*([.$C$7]-[.$H52]))/[.$C$8]/[.$C$4])" table:style-name="ce12">
            <text:p>0,222779</text:p>
          </table:table-cell>
          <table:table-cell office:value-type="float" office:value="0.21693111954368396" table:formula="of:=[.$C$9]*(([.$C$3]*[.$C$4]*([.$C52]-([.$H52]+1/2*[.I52]))+[.$C$6]*([.$C$7]-([.$H52]+1/2*[.I52])))/[.$C$8]/[.$C$4])" table:style-name="ce12">
            <text:p>0,216931</text:p>
          </table:table-cell>
          <table:table-cell office:value-type="float" office:value="0.21708462824669858" table:formula="of:=[.$C$9]*(([.$C$3]*[.$C$4]*([.$C52]-([.$H52]+1/2*[.J52]))+[.$C$6]*([.$C$7]-([.$H52]+1/2*[.J52])))/[.$C$8]/[.$C$4])" table:style-name="ce12">
            <text:p>0,217085</text:p>
          </table:table-cell>
          <table:table-cell office:value-type="float" office:value="0.21138212715176888" table:formula="of:=[.$C$9]*(([.$C$3]*[.$C$4]*([.$C52]-([.$H52]+[.K52]))+[.$C$6]*([.$C$7]-([.$H52]+[.K52])))/[.$C$8]/[.$C$4])" table:style-name="ce13">
            <text:p>0,211382</text:p>
          </table:table-cell>
          <table:table-cell office:value-type="float" office:value="38.990273082341787" table:formula="of:=[.M51]+1/6*([.N51]+2*[.O51]+2*[.P51]+[.Q51])" table:style-name="ce24">
            <text:p>38,99027308</text:p>
          </table:table-cell>
          <table:table-cell office:value-type="float" office:value="0.36769239452289498" table:formula="of:=[.$C$9]*(([.$C$3]*[.$C$4]*([.$H52]-[.$M52])+[.$C$6]*([.$C$7]-[.$M52]))/[.$C$8]/[.$C$4])" table:style-name="ce12">
            <text:p>0,367692</text:p>
          </table:table-cell>
          <table:table-cell office:value-type="float" office:value="0.35804046916666915" table:formula="of:=[.$C$9]*(([.$C$3]*[.$C$4]*([.$H52]-([.$M52]+1/2*[.N52]))+[.$C$6]*([.$C$7]-([.$M52]+1/2*[.N52])))/[.$C$8]/[.$C$4])" table:style-name="ce12">
            <text:p>0,358040</text:p>
          </table:table-cell>
          <table:table-cell office:value-type="float" office:value="0.35829383220727001" table:formula="of:=[.$C$9]*(([.$C$3]*[.$C$4]*([.$H52]-([.$M52]+1/2*[.O52]))+[.$C$6]*([.$C$7]-([.$M52]+1/2*[.O52])))/[.$C$8]/[.$C$4])" table:style-name="ce12">
            <text:p>0,358294</text:p>
          </table:table-cell>
          <table:table-cell office:value-type="float" office:value="0.34888196833201318" table:formula="of:=[.$C$9]*(([.$C$3]*[.$C$4]*([.$H52]-([.$M52]+[.P52]))+[.$C$6]*([.$C$7]-([.$M52]+[.P52])))/[.$C$8]/[.$C$4])" table:style-name="ce13">
            <text:p>0,34888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0" table:formula="of:=[.B52]+[.$C$9]" table:style-name="ce28">
            <text:p>20</text:p>
          </table:table-cell>
          <table:table-cell office:value-type="float" office:value="29.611191313801491" table:formula="of:=[.C52]+1/6*([.D52]+2*[.E52]+2*[.F52]+[.G52])" table:style-name="ce6">
            <text:p>29,61119131</text:p>
          </table:table-cell>
          <table:table-cell office:value-type="float" office:value="7.0412456025421649E-2" table:formula="of:=[.$C$9]*(([.$C$3]*[.$C$4]*([.$C$5]-[.$C53])+[.$C$6]*([.$C$7]-[.$C53]))/[.$C$8]/[.$C$4])" table:style-name="ce12">
            <text:p>0,070412</text:p>
          </table:table-cell>
          <table:table-cell office:value-type="float" office:value="6.8564129054754341E-2" table:formula="of:=[.$C$9]*(([.$C$3]*[.$C$4]*([.$C$5]-([.$C53]+1/2*[.D53]))+[.$C$6]*([.$C$7]-([.$C53]+1/2*[.D53])))/[.$C$8]/[.$C$4])" table:style-name="ce12">
            <text:p>0,068564</text:p>
          </table:table-cell>
          <table:table-cell office:value-type="float" office:value="6.8612647637734364E-2" table:formula="of:=[.$C$9]*(([.$C$3]*[.$C$4]*([.$C$5]-([.$C53]+1/2*[.E53]))+[.$C$6]*([.$C$7]-([.$C53]+1/2*[.E53])))/[.$C$8]/[.$C$4])" table:style-name="ce12">
            <text:p>0,068613</text:p>
          </table:table-cell>
          <table:table-cell office:value-type="float" office:value="6.6810292024440623E-2" table:formula="of:=[.$C$9]*(([.$C$3]*[.$C$4]*([.$C$5]-([.$C53]+[.F53]))+[.$C$6]*([.$C$7]-([.$C53]+[.F53])))/[.$C$8]/[.$C$4])" table:style-name="ce13">
            <text:p>0,066810</text:p>
          </table:table-cell>
          <table:table-cell office:value-type="float" office:value="36.010666742394655" table:formula="of:=[.H52]+1/6*([.I52]+2*[.J52]+2*[.K52]+[.L52])" table:style-name="ce6">
            <text:p>36,01066674</text:p>
          </table:table-cell>
          <table:table-cell office:value-type="float" office:value="0.21499956171435519" table:formula="of:=[.$C$9]*(([.$C$3]*[.$C$4]*([.$C53]-[.$H53])+[.$C$6]*([.$C$7]-[.$H53]))/[.$C$8]/[.$C$4])" table:style-name="ce12">
            <text:p>0,215000</text:p>
          </table:table-cell>
          <table:table-cell office:value-type="float" office:value="0.2093558232193535" table:formula="of:=[.$C$9]*(([.$C$3]*[.$C$4]*([.$C53]-([.$H53]+1/2*[.I53]))+[.$C$6]*([.$C$7]-([.$H53]+1/2*[.I53])))/[.$C$8]/[.$C$4])" table:style-name="ce12">
            <text:p>0,209356</text:p>
          </table:table-cell>
          <table:table-cell office:value-type="float" office:value="0.20950397135484719" table:formula="of:=[.$C$9]*(([.$C$3]*[.$C$4]*([.$C53]-([.$H53]+1/2*[.J53]))+[.$C$6]*([.$C$7]-([.$H53]+1/2*[.J53])))/[.$C$8]/[.$C$4])" table:style-name="ce12">
            <text:p>0,209504</text:p>
          </table:table-cell>
          <table:table-cell office:value-type="float" office:value="0.20400060321822572" table:formula="of:=[.$C$9]*(([.$C$3]*[.$C$4]*([.$C53]-([.$H53]+[.K53]))+[.$C$6]*([.$C$7]-([.$H53]+[.K53])))/[.$C$8]/[.$C$4])" table:style-name="ce13">
            <text:p>0,204001</text:p>
          </table:table-cell>
          <table:table-cell office:value-type="float" office:value="39.348480243275581" table:formula="of:=[.M52]+1/6*([.N52]+2*[.O52]+2*[.P52]+[.Q52])" table:style-name="ce24">
            <text:p>39,34848024</text:p>
          </table:table-cell>
          <table:table-cell office:value-type="float" office:value="0.3597381243477647" table:formula="of:=[.$C$9]*(([.$C$3]*[.$C$4]*([.$H53]-[.$M53])+[.$C$6]*([.$C$7]-[.$M53]))/[.$C$8]/[.$C$4])" table:style-name="ce12">
            <text:p>0,359738</text:p>
          </table:table-cell>
          <table:table-cell office:value-type="float" office:value="0.35029499858363572" table:formula="of:=[.$C$9]*(([.$C$3]*[.$C$4]*([.$H53]-([.$M53]+1/2*[.N53]))+[.$C$6]*([.$C$7]-([.$M53]+1/2*[.N53])))/[.$C$8]/[.$C$4])" table:style-name="ce12">
            <text:p>0,350295</text:p>
          </table:table-cell>
          <table:table-cell office:value-type="float" office:value="0.35054288063494432" table:formula="of:=[.$C$9]*(([.$C$3]*[.$C$4]*([.$H53]-([.$M53]+1/2*[.O53]))+[.$C$6]*([.$C$7]-([.$M53]+1/2*[.O53])))/[.$C$8]/[.$C$4])" table:style-name="ce12">
            <text:p>0,350543</text:p>
          </table:table-cell>
          <table:table-cell office:value-type="float" office:value="0.34133462311442997" table:formula="of:=[.$C$9]*(([.$C$3]*[.$C$4]*([.$H53]-([.$M53]+[.P53]))+[.$C$6]*([.$C$7]-([.$M53]+[.P53])))/[.$C$8]/[.$C$4])" table:style-name="ce13">
            <text:p>0,34133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0.5" table:formula="of:=[.B53]+[.$C$9]" table:style-name="ce28">
            <text:p>20,5</text:p>
          </table:table-cell>
          <table:table-cell office:value-type="float" office:value="29.679787364040632" table:formula="of:=[.C53]+1/6*([.D53]+2*[.E53]+2*[.F53]+[.G53])" table:style-name="ce6">
            <text:p>29,67978736</text:p>
          </table:table-cell>
          <table:table-cell office:value-type="float" office:value="6.6811163387866773E-2" table:formula="of:=[.$C$9]*(([.$C$3]*[.$C$4]*([.$C$5]-[.$C54])+[.$C$6]*([.$C$7]-[.$C54]))/[.$C$8]/[.$C$4])" table:style-name="ce12">
            <text:p>0,066811</text:p>
          </table:table-cell>
          <table:table-cell office:value-type="float" office:value="6.505737034893537E-2" table:formula="of:=[.$C$9]*(([.$C$3]*[.$C$4]*([.$C$5]-([.$C54]+1/2*[.D54]))+[.$C$6]*([.$C$7]-([.$C54]+1/2*[.D54])))/[.$C$8]/[.$C$4])" table:style-name="ce12">
            <text:p>0,065057</text:p>
          </table:table-cell>
          <table:table-cell office:value-type="float" office:value="6.5103407416207237E-2" table:formula="of:=[.$C$9]*(([.$C$3]*[.$C$4]*([.$C$5]-([.$C54]+1/2*[.E54]))+[.$C$6]*([.$C$7]-([.$C54]+1/2*[.E54])))/[.$C$8]/[.$C$4])" table:style-name="ce12">
            <text:p>0,065103</text:p>
          </table:table-cell>
          <table:table-cell office:value-type="float" office:value="6.339323449851611E-2" table:formula="of:=[.$C$9]*(([.$C$3]*[.$C$4]*([.$C$5]-([.$C54]+[.F54]))+[.$C$6]*([.$C$7]-([.$C54]+[.F54])))/[.$C$8]/[.$C$4])" table:style-name="ce13">
            <text:p>0,063393</text:p>
          </table:table-cell>
          <table:table-cell office:value-type="float" office:value="36.220120034741484" table:formula="of:=[.H53]+1/6*([.I53]+2*[.J53]+2*[.K53]+[.L53])" table:style-name="ce6">
            <text:p>36,22012003</text:p>
          </table:table-cell>
          <table:table-cell office:value-type="float" office:value="0.20743306637810371" table:formula="of:=[.$C$9]*(([.$C$3]*[.$C$4]*([.$C54]-[.$H54])+[.$C$6]*([.$C$7]-[.$H54]))/[.$C$8]/[.$C$4])" table:style-name="ce12">
            <text:p>0,207433</text:p>
          </table:table-cell>
          <table:table-cell office:value-type="float" office:value="0.20198794838567852" table:formula="of:=[.$C$9]*(([.$C$3]*[.$C$4]*([.$C54]-([.$H54]+1/2*[.I54]))+[.$C$6]*([.$C$7]-([.$H54]+1/2*[.I54])))/[.$C$8]/[.$C$4])" table:style-name="ce12">
            <text:p>0,201988</text:p>
          </table:table-cell>
          <table:table-cell office:value-type="float" office:value="0.20213088273297961" table:formula="of:=[.$C$9]*(([.$C$3]*[.$C$4]*([.$C54]-([.$H54]+1/2*[.J54]))+[.$C$6]*([.$C$7]-([.$H54]+1/2*[.J54])))/[.$C$8]/[.$C$4])" table:style-name="ce12">
            <text:p>0,202131</text:p>
          </table:table-cell>
          <table:table-cell office:value-type="float" office:value="0.19682119503462223" table:formula="of:=[.$C$9]*(([.$C$3]*[.$C$4]*([.$C54]-([.$H54]+[.K54]))+[.$C$6]*([.$C$7]-([.$H54]+[.K54])))/[.$C$8]/[.$C$4])" table:style-name="ce13">
            <text:p>0,196821</text:p>
          </table:table-cell>
          <table:table-cell office:value-type="float" office:value="39.698938327592138" table:formula="of:=[.M53]+1/6*([.N53]+2*[.O53]+2*[.P53]+[.Q53])" table:style-name="ce24">
            <text:p>39,69893833</text:p>
          </table:table-cell>
          <table:table-cell office:value-type="float" office:value="0.35181173953848682" table:formula="of:=[.$C$9]*(([.$C$3]*[.$C$4]*([.$H54]-[.$M54])+[.$C$6]*([.$C$7]-[.$M54]))/[.$C$8]/[.$C$4])" table:style-name="ce12">
            <text:p>0,351812</text:p>
          </table:table-cell>
          <table:table-cell office:value-type="float" office:value="0.34257668137560154" table:formula="of:=[.$C$9]*(([.$C$3]*[.$C$4]*([.$H54]-([.$M54]+1/2*[.N54]))+[.$C$6]*([.$C$7]-([.$M54]+1/2*[.N54])))/[.$C$8]/[.$C$4])" table:style-name="ce12">
            <text:p>0,342577</text:p>
          </table:table-cell>
          <table:table-cell office:value-type="float" office:value="0.34281910165237733" table:formula="of:=[.$C$9]*(([.$C$3]*[.$C$4]*([.$H54]-([.$M54]+1/2*[.O54]))+[.$C$6]*([.$C$7]-([.$M54]+1/2*[.O54])))/[.$C$8]/[.$C$4])" table:style-name="ce12">
            <text:p>0,342819</text:p>
          </table:table-cell>
          <table:table-cell office:value-type="float" office:value="0.33381373670173725" table:formula="of:=[.$C$9]*(([.$C$3]*[.$C$4]*([.$H54]-([.$M54]+[.P54]))+[.$C$6]*([.$C$7]-([.$M54]+[.P54])))/[.$C$8]/[.$C$4])" table:style-name="ce13">
            <text:p>0,33381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1" table:formula="of:=[.B54]+[.$C$9]" table:style-name="ce28">
            <text:p>21</text:p>
          </table:table-cell>
          <table:table-cell office:value-type="float" office:value="29.744875022943411" table:formula="of:=[.C54]+1/6*([.D54]+2*[.E54]+2*[.F54]+[.G54])" table:style-name="ce6">
            <text:p>29,74487502</text:p>
          </table:table-cell>
          <table:table-cell office:value-type="float" office:value="6.3394061295470913E-2" table:formula="of:=[.$C$9]*(([.$C$3]*[.$C$4]*([.$C$5]-[.$C55])+[.$C$6]*([.$C$7]-[.$C55]))/[.$C$8]/[.$C$4])" table:style-name="ce12">
            <text:p>0,063394</text:p>
          </table:table-cell>
          <table:table-cell office:value-type="float" office:value="6.1729967186464875E-2" table:formula="of:=[.$C$9]*(([.$C$3]*[.$C$4]*([.$C$5]-([.$C55]+1/2*[.D55]))+[.$C$6]*([.$C$7]-([.$C55]+1/2*[.D55])))/[.$C$8]/[.$C$4])" table:style-name="ce12">
            <text:p>0,061730</text:p>
          </table:table-cell>
          <table:table-cell office:value-type="float" office:value="6.1773649656826253E-2" table:formula="of:=[.$C$9]*(([.$C$3]*[.$C$4]*([.$C$5]-([.$C55]+1/2*[.E55]))+[.$C$6]*([.$C$7]-([.$C55]+1/2*[.E55])))/[.$C$8]/[.$C$4])" table:style-name="ce12">
            <text:p>0,061774</text:p>
          </table:table-cell>
          <table:table-cell office:value-type="float" office:value="6.0150944688487584E-2" table:formula="of:=[.$C$9]*(([.$C$3]*[.$C$4]*([.$C$5]-([.$C55]+[.F55]))+[.$C$6]*([.$C$7]-([.$C55]+[.F55])))/[.$C$8]/[.$C$4])" table:style-name="ce13">
            <text:p>0,060151</text:p>
          </table:table-cell>
          <table:table-cell office:value-type="float" office:value="36.422202022016492" table:formula="of:=[.H54]+1/6*([.I54]+2*[.J54]+2*[.K54]+[.L54])" table:style-name="ce6">
            <text:p>36,42220202</text:p>
          </table:table-cell>
          <table:table-cell office:value-type="float" office:value="0.20007814499130466" table:formula="of:=[.$C$9]*(([.$C$3]*[.$C$4]*([.$C55]-[.$H55])+[.$C$6]*([.$C$7]-[.$H55]))/[.$C$8]/[.$C$4])" table:style-name="ce12">
            <text:p>0,200078</text:p>
          </table:table-cell>
          <table:table-cell office:value-type="float" office:value="0.19482609368528289" table:formula="of:=[.$C$9]*(([.$C$3]*[.$C$4]*([.$C55]-([.$H55]+1/2*[.I55]))+[.$C$6]*([.$C$7]-([.$H55]+1/2*[.I55])))/[.$C$8]/[.$C$4])" table:style-name="ce12">
            <text:p>0,194826</text:p>
          </table:table-cell>
          <table:table-cell office:value-type="float" office:value="0.19496396003206609" table:formula="of:=[.$C$9]*(([.$C$3]*[.$C$4]*([.$C55]-([.$H55]+1/2*[.J55]))+[.$C$6]*([.$C$7]-([.$H55]+1/2*[.J55])))/[.$C$8]/[.$C$4])" table:style-name="ce12">
            <text:p>0,194964</text:p>
          </table:table-cell>
          <table:table-cell office:value-type="float" office:value="0.18984253708962104" table:formula="of:=[.$C$9]*(([.$C$3]*[.$C$4]*([.$C55]-([.$H55]+[.K55]))+[.$C$6]*([.$C$7]-([.$H55]+[.K55])))/[.$C$8]/[.$C$4])" table:style-name="ce13">
            <text:p>0,189843</text:p>
          </table:table-cell>
          <table:table-cell office:value-type="float" office:value="40.041674501308165" table:formula="of:=[.M54]+1/6*([.N54]+2*[.O54]+2*[.P54]+[.Q54])" table:style-name="ce24">
            <text:p>40,0416745</text:p>
          </table:table-cell>
          <table:table-cell office:value-type="float" office:value="0.34392218978214589" table:formula="of:=[.$C$9]*(([.$C$3]*[.$C$4]*([.$H55]-[.$M55])+[.$C$6]*([.$C$7]-[.$M55]))/[.$C$8]/[.$C$4])" table:style-name="ce12">
            <text:p>0,343922</text:p>
          </table:table-cell>
          <table:table-cell office:value-type="float" office:value="0.33489423230036447" table:formula="of:=[.$C$9]*(([.$C$3]*[.$C$4]*([.$H55]-([.$M55]+1/2*[.N55]))+[.$C$6]*([.$C$7]-([.$M55]+1/2*[.N55])))/[.$C$8]/[.$C$4])" table:style-name="ce12">
            <text:p>0,334894</text:p>
          </table:table-cell>
          <table:table-cell office:value-type="float" office:value="0.33513121618426112" table:formula="of:=[.$C$9]*(([.$C$3]*[.$C$4]*([.$H55]-([.$M55]+1/2*[.O55]))+[.$C$6]*([.$C$7]-([.$M55]+1/2*[.O55])))/[.$C$8]/[.$C$4])" table:style-name="ce12">
            <text:p>0,335131</text:p>
          </table:table-cell>
          <table:table-cell office:value-type="float" office:value="0.32632780093247238" table:formula="of:=[.$C$9]*(([.$C$3]*[.$C$4]*([.$H55]-([.$M55]+[.P55]))+[.$C$6]*([.$C$7]-([.$M55]+[.P55])))/[.$C$8]/[.$C$4])" table:style-name="ce13">
            <text:p>0,32632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1.5" table:formula="of:=[.B55]+[.$C$9]" table:style-name="ce28">
            <text:p>21,5</text:p>
          </table:table-cell>
          <table:table-cell office:value-type="float" office:value="29.806633729555166" table:formula="of:=[.C55]+1/6*([.D55]+2*[.E55]+2*[.F55]+[.G55])" table:style-name="ce6">
            <text:p>29,80663373</text:p>
          </table:table-cell>
          <table:table-cell office:value-type="float" office:value="6.0151729198353848E-2" table:formula="of:=[.$C$9]*(([.$C$3]*[.$C$4]*([.$C$5]-[.$C56])+[.$C$6]*([.$C$7]-[.$C56]))/[.$C$8]/[.$C$4])" table:style-name="ce12">
            <text:p>0,060152</text:p>
          </table:table-cell>
          <table:table-cell office:value-type="float" office:value="5.8572746306896989E-2" table:formula="of:=[.$C$9]*(([.$C$3]*[.$C$4]*([.$C$5]-([.$C56]+1/2*[.D56]))+[.$C$6]*([.$C$7]-([.$C56]+1/2*[.D56])))/[.$C$8]/[.$C$4])" table:style-name="ce12">
            <text:p>0,058573</text:p>
          </table:table-cell>
          <table:table-cell office:value-type="float" office:value="5.8614194607797911E-2" table:formula="of:=[.$C$9]*(([.$C$3]*[.$C$4]*([.$C$5]-([.$C56]+1/2*[.E56]))+[.$C$6]*([.$C$7]-([.$C56]+1/2*[.E56])))/[.$C$8]/[.$C$4])" table:style-name="ce12">
            <text:p>0,058614</text:p>
          </table:table-cell>
          <table:table-cell office:value-type="float" office:value="5.7074483981444414E-2" table:formula="of:=[.$C$9]*(([.$C$3]*[.$C$4]*([.$C$5]-([.$C56]+[.F56]))+[.$C$6]*([.$C$7]-([.$C56]+[.F56])))/[.$C$8]/[.$C$4])" table:style-name="ce13">
            <text:p>0,057074</text:p>
          </table:table-cell>
          <table:table-cell office:value-type="float" office:value="36.617118820269098" table:formula="of:=[.H55]+1/6*([.I55]+2*[.J55]+2*[.K55]+[.L55])" table:style-name="ce6">
            <text:p>36,61711882</text:p>
          </table:table-cell>
          <table:table-cell office:value-type="float" office:value="0.19293294841363059" table:formula="of:=[.$C$9]*(([.$C$3]*[.$C$4]*([.$C56]-[.$H56])+[.$C$6]*([.$C$7]-[.$H56]))/[.$C$8]/[.$C$4])" table:style-name="ce12">
            <text:p>0,192933</text:p>
          </table:table-cell>
          <table:table-cell office:value-type="float" office:value="0.18786845851777298" table:formula="of:=[.$C$9]*(([.$C$3]*[.$C$4]*([.$C56]-([.$H56]+1/2*[.I56]))+[.$C$6]*([.$C$7]-([.$H56]+1/2*[.I56])))/[.$C$8]/[.$C$4])" table:style-name="ce12">
            <text:p>0,187868</text:p>
          </table:table-cell>
          <table:table-cell office:value-type="float" office:value="0.18800140137753921" table:formula="of:=[.$C$9]*(([.$C$3]*[.$C$4]*([.$C56]-([.$H56]+1/2*[.J56]))+[.$C$6]*([.$C$7]-([.$H56]+1/2*[.J56])))/[.$C$8]/[.$C$4])" table:style-name="ce12">
            <text:p>0,188001</text:p>
          </table:table-cell>
          <table:table-cell office:value-type="float" office:value="0.18306287484130979" table:formula="of:=[.$C$9]*(([.$C$3]*[.$C$4]*([.$C56]-([.$H56]+[.K56]))+[.$C$6]*([.$C$7]-([.$H56]+[.K56])))/[.$C$8]/[.$C$4])" table:style-name="ce13">
            <text:p>0,183063</text:p>
          </table:table-cell>
          <table:table-cell office:value-type="float" office:value="40.376724649255479" table:formula="of:=[.M55]+1/6*([.N55]+2*[.O55]+2*[.P55]+[.Q55])" table:style-name="ce24">
            <text:p>40,37672465</text:p>
          </table:table-cell>
          <table:table-cell office:value-type="float" office:value="0.33607789692754225" table:formula="of:=[.$C$9]*(([.$C$3]*[.$C$4]*([.$H56]-[.$M56])+[.$C$6]*([.$C$7]-[.$M56]))/[.$C$8]/[.$C$4])" table:style-name="ce12">
            <text:p>0,336078</text:p>
          </table:table-cell>
          <table:table-cell office:value-type="float" office:value="0.32725585213319414" table:formula="of:=[.$C$9]*(([.$C$3]*[.$C$4]*([.$H56]-([.$M56]+1/2*[.N56]))+[.$C$6]*([.$C$7]-([.$M56]+1/2*[.N56])))/[.$C$8]/[.$C$4])" table:style-name="ce12">
            <text:p>0,327256</text:p>
          </table:table-cell>
          <table:table-cell office:value-type="float" office:value="0.32748743080904602" table:formula="of:=[.$C$9]*(([.$C$3]*[.$C$4]*([.$H56]-([.$M56]+1/2*[.O56]))+[.$C$6]*([.$C$7]-([.$M56]+1/2*[.O56])))/[.$C$8]/[.$C$4])" table:style-name="ce12">
            <text:p>0,327487</text:p>
          </table:table-cell>
          <table:table-cell office:value-type="float" office:value="0.31888480681006753" table:formula="of:=[.$C$9]*(([.$C$3]*[.$C$4]*([.$H56]-([.$M56]+[.P56]))+[.$C$6]*([.$C$7]-([.$M56]+[.P56])))/[.$C$8]/[.$C$4])" table:style-name="ce13">
            <text:p>0,31888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2" table:formula="of:=[.B56]+[.$C$9]" table:style-name="ce28">
            <text:p>22</text:p>
          </table:table-cell>
          <table:table-cell office:value-type="float" office:value="29.865233745390032" table:formula="of:=[.C56]+1/6*([.D56]+2*[.E56]+2*[.F56]+[.G56])" table:style-name="ce6">
            <text:p>29,86523375</text:p>
          </table:table-cell>
          <table:table-cell office:value-type="float" office:value="5.7075228367023216E-2" table:formula="of:=[.$C$9]*(([.$C$3]*[.$C$4]*([.$C$5]-[.$C57])+[.$C$6]*([.$C$7]-[.$C57]))/[.$C$8]/[.$C$4])" table:style-name="ce12">
            <text:p>0,057075</text:p>
          </table:table-cell>
          <table:table-cell office:value-type="float" office:value="5.5577003622388814E-2" table:formula="of:=[.$C$9]*(([.$C$3]*[.$C$4]*([.$C$5]-([.$C57]+1/2*[.D57]))+[.$C$6]*([.$C$7]-([.$C57]+1/2*[.D57])))/[.$C$8]/[.$C$4])" table:style-name="ce12">
            <text:p>0,055577</text:p>
          </table:table-cell>
          <table:table-cell office:value-type="float" office:value="5.561633202193559E-2" table:formula="of:=[.$C$9]*(([.$C$3]*[.$C$4]*([.$C$5]-([.$C57]+1/2*[.E57]))+[.$C$6]*([.$C$7]-([.$C57]+1/2*[.E57])))/[.$C$8]/[.$C$4])" table:style-name="ce12">
            <text:p>0,055616</text:p>
          </table:table-cell>
          <table:table-cell office:value-type="float" office:value="5.4155370935871756E-2" table:formula="of:=[.$C$9]*(([.$C$3]*[.$C$4]*([.$C$5]-([.$C57]+[.F57]))+[.$C$6]*([.$C$7]-([.$C57]+[.F57])))/[.$C$8]/[.$C$4])" table:style-name="ce13">
            <text:p>0,054155</text:p>
          </table:table-cell>
          <table:table-cell office:value-type="float" office:value="36.805074744110023" table:formula="of:=[.H56]+1/6*([.I56]+2*[.J56]+2*[.K56]+[.L56])" table:style-name="ce6">
            <text:p>36,80507474</text:p>
          </table:table-cell>
          <table:table-cell office:value-type="float" office:value="0.18599526320372542" table:formula="of:=[.$C$9]*(([.$C$3]*[.$C$4]*([.$C57]-[.$H57])+[.$C$6]*([.$C$7]-[.$H57]))/[.$C$8]/[.$C$4])" table:style-name="ce12">
            <text:p>0,185995</text:p>
          </table:table-cell>
          <table:table-cell office:value-type="float" office:value="0.18111288754462776" table:formula="of:=[.$C$9]*(([.$C$3]*[.$C$4]*([.$C57]-([.$H57]+1/2*[.I57]))+[.$C$6]*([.$C$7]-([.$H57]+1/2*[.I57])))/[.$C$8]/[.$C$4])" table:style-name="ce12">
            <text:p>0,181113</text:p>
          </table:table-cell>
          <table:table-cell office:value-type="float" office:value="0.18124104990567894" table:formula="of:=[.$C$9]*(([.$C$3]*[.$C$4]*([.$C57]-([.$H57]+1/2*[.J57]))+[.$C$6]*([.$C$7]-([.$H57]+1/2*[.J57])))/[.$C$8]/[.$C$4])" table:style-name="ce12">
            <text:p>0,181241</text:p>
          </table:table-cell>
          <table:table-cell office:value-type="float" office:value="0.17648010808367717" table:formula="of:=[.$C$9]*(([.$C$3]*[.$C$4]*([.$C57]-([.$H57]+[.K57]))+[.$C$6]*([.$C$7]-([.$H57]+[.K57])))/[.$C$8]/[.$C$4])" table:style-name="ce13">
            <text:p>0,176480</text:p>
          </table:table-cell>
          <table:table-cell office:value-type="float" office:value="40.704132860859161" table:formula="of:=[.M56]+1/6*([.N56]+2*[.O56]+2*[.P56]+[.Q56])" table:style-name="ce24">
            <text:p>40,70413286</text:p>
          </table:table-cell>
          <table:table-cell office:value-type="float" office:value="0.32828676201039525" table:formula="of:=[.$C$9]*(([.$C$3]*[.$C$4]*([.$H57]-[.$M57])+[.$C$6]*([.$C$7]-[.$M57]))/[.$C$8]/[.$C$4])" table:style-name="ce12">
            <text:p>0,328287</text:p>
          </table:table-cell>
          <table:table-cell office:value-type="float" office:value="0.31966923450762236" table:formula="of:=[.$C$9]*(([.$C$3]*[.$C$4]*([.$H57]-([.$M57]+1/2*[.N57]))+[.$C$6]*([.$C$7]-([.$M57]+1/2*[.N57])))/[.$C$8]/[.$C$4])" table:style-name="ce12">
            <text:p>0,319669</text:p>
          </table:table-cell>
          <table:table-cell office:value-type="float" office:value="0.31989544460456987" table:formula="of:=[.$C$9]*(([.$C$3]*[.$C$4]*([.$H57]-([.$M57]+1/2*[.O57]))+[.$C$6]*([.$C$7]-([.$M57]+1/2*[.O57])))/[.$C$8]/[.$C$4])" table:style-name="ce12">
            <text:p>0,319895</text:p>
          </table:table-cell>
          <table:table-cell office:value-type="float" office:value="0.31149225116865537" table:formula="of:=[.$C$9]*(([.$C$3]*[.$C$4]*([.$H57]-([.$M57]+[.P57]))+[.$C$6]*([.$C$7]-([.$M57]+[.P57])))/[.$C$8]/[.$C$4])" table:style-name="ce13">
            <text:p>0,31149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2.5" table:formula="of:=[.B57]+[.$C$9]" table:style-name="ce28">
            <text:p>22,5</text:p>
          </table:table-cell>
          <table:table-cell office:value-type="float" office:value="29.920836623821955" table:formula="of:=[.C57]+1/6*([.D57]+2*[.E57]+2*[.F57]+[.G57])" table:style-name="ce6">
            <text:p>29,92083662</text:p>
          </table:table-cell>
          <table:table-cell office:value-type="float" office:value="5.4156077249347276E-2" table:formula="of:=[.$C$9]*(([.$C$3]*[.$C$4]*([.$C$5]-[.$C58])+[.$C$6]*([.$C$7]-[.$C58]))/[.$C$8]/[.$C$4])" table:style-name="ce12">
            <text:p>0,054156</text:p>
          </table:table-cell>
          <table:table-cell office:value-type="float" office:value="5.2734480221551965E-2" table:formula="of:=[.$C$9]*(([.$C$3]*[.$C$4]*([.$C$5]-([.$C58]+1/2*[.D58]))+[.$C$6]*([.$C$7]-([.$C58]+1/2*[.D58])))/[.$C$8]/[.$C$4])" table:style-name="ce12">
            <text:p>0,052734</text:p>
          </table:table-cell>
          <table:table-cell office:value-type="float" office:value="5.2771797143531557E-2" table:formula="of:=[.$C$9]*(([.$C$3]*[.$C$4]*([.$C$5]-([.$C58]+1/2*[.E58]))+[.$C$6]*([.$C$7]-([.$C58]+1/2*[.E58])))/[.$C$8]/[.$C$4])" table:style-name="ce12">
            <text:p>0,052772</text:p>
          </table:table-cell>
          <table:table-cell office:value-type="float" office:value="5.1385557899311894E-2" table:formula="of:=[.$C$9]*(([.$C$3]*[.$C$4]*([.$C$5]-([.$C58]+[.F58]))+[.$C$6]*([.$C$7]-([.$C58]+[.F58])))/[.$C$8]/[.$C$4])" table:style-name="ce13">
            <text:p>0,051386</text:p>
          </table:table-cell>
          <table:table-cell office:value-type="float" office:value="36.986271951808028" table:formula="of:=[.H57]+1/6*([.I57]+2*[.J57]+2*[.K57]+[.L57])" table:style-name="ce6">
            <text:p>36,98627195</text:p>
          </table:table-cell>
          <table:table-cell office:value-type="float" office:value="0.17926255372117628" table:formula="of:=[.$C$9]*(([.$C$3]*[.$C$4]*([.$C58]-[.$H58])+[.$C$6]*([.$C$7]-[.$H58]))/[.$C$8]/[.$C$4])" table:style-name="ce12">
            <text:p>0,179263</text:p>
          </table:table-cell>
          <table:table-cell office:value-type="float" office:value="0.17455691168599544" table:formula="of:=[.$C$9]*(([.$C$3]*[.$C$4]*([.$C58]-([.$H58]+1/2*[.I58]))+[.$C$6]*([.$C$7]-([.$H58]+1/2*[.I58])))/[.$C$8]/[.$C$4])" table:style-name="ce12">
            <text:p>0,174557</text:p>
          </table:table-cell>
          <table:table-cell office:value-type="float" office:value="0.17468043478941889" table:formula="of:=[.$C$9]*(([.$C$3]*[.$C$4]*([.$C58]-([.$H58]+1/2*[.J58]))+[.$C$6]*([.$C$7]-([.$H58]+1/2*[.J58])))/[.$C$8]/[.$C$4])" table:style-name="ce12">
            <text:p>0,174680</text:p>
          </table:table-cell>
          <table:table-cell office:value-type="float" office:value="0.17009183089473198" table:formula="of:=[.$C$9]*(([.$C$3]*[.$C$4]*([.$C58]-([.$H58]+[.K58]))+[.$C$6]*([.$C$7]-([.$H58]+[.K58])))/[.$C$8]/[.$C$4])" table:style-name="ce13">
            <text:p>0,170092</text:p>
          </table:table-cell>
          <table:table-cell office:value-type="float" office:value="41.023950922759731" table:formula="of:=[.M57]+1/6*([.N57]+2*[.O57]+2*[.P57]+[.Q57])" table:style-name="ce24">
            <text:p>41,02395092</text:p>
          </table:table-cell>
          <table:table-cell office:value-type="float" office:value="0.32055617414551552" table:formula="of:=[.$C$9]*(([.$C$3]*[.$C$4]*([.$H58]-[.$M58])+[.$C$6]*([.$C$7]-[.$M58]))/[.$C$8]/[.$C$4])" table:style-name="ce12">
            <text:p>0,320556</text:p>
          </table:table-cell>
          <table:table-cell office:value-type="float" office:value="0.312141574574196" table:formula="of:=[.$C$9]*(([.$C$3]*[.$C$4]*([.$H58]-([.$M58]+1/2*[.N58]))+[.$C$6]*([.$C$7]-([.$M58]+1/2*[.N58])))/[.$C$8]/[.$C$4])" table:style-name="ce12">
            <text:p>0,312142</text:p>
          </table:table-cell>
          <table:table-cell office:value-type="float" office:value="0.31236245781294286" table:formula="of:=[.$C$9]*(([.$C$3]*[.$C$4]*([.$H58]-([.$M58]+1/2*[.O58]))+[.$C$6]*([.$C$7]-([.$M58]+1/2*[.O58])))/[.$C$8]/[.$C$4])" table:style-name="ce12">
            <text:p>0,312362</text:p>
          </table:table-cell>
          <table:table-cell office:value-type="float" office:value="0.30415714511033592" table:formula="of:=[.$C$9]*(([.$C$3]*[.$C$4]*([.$H58]-([.$M58]+[.P58]))+[.$C$6]*([.$C$7]-([.$M58]+[.P58])))/[.$C$8]/[.$C$4])" table:style-name="ce13">
            <text:p>0,30415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3" table:formula="of:=[.B58]+[.$C$9]" table:style-name="ce28">
            <text:p>23</text:p>
          </table:table-cell>
          <table:table-cell office:value-type="float" office:value="29.973595655468426" table:formula="of:=[.C58]+1/6*([.D58]+2*[.E58]+2*[.F58]+[.G58])" table:style-name="ce6">
            <text:p>29,97359566</text:p>
          </table:table-cell>
          <table:table-cell office:value-type="float" office:value="5.1386228087907736E-2" table:formula="of:=[.$C$9]*(([.$C$3]*[.$C$4]*([.$C$5]-[.$C59])+[.$C$6]*([.$C$7]-[.$C59]))/[.$C$8]/[.$C$4])" table:style-name="ce12">
            <text:p>0,051386</text:p>
          </table:table-cell>
          <table:table-cell office:value-type="float" office:value="5.0037339600600035E-2" table:formula="of:=[.$C$9]*(([.$C$3]*[.$C$4]*([.$C$5]-([.$C59]+1/2*[.D59]))+[.$C$6]*([.$C$7]-([.$C59]+1/2*[.D59])))/[.$C$8]/[.$C$4])" table:style-name="ce12">
            <text:p>0,050037</text:p>
          </table:table-cell>
          <table:table-cell office:value-type="float" office:value="5.0072747923391885E-2" table:formula="of:=[.$C$9]*(([.$C$3]*[.$C$4]*([.$C$5]-([.$C59]+1/2*[.E59]))+[.$C$6]*([.$C$7]-([.$C59]+1/2*[.E59])))/[.$C$8]/[.$C$4])" table:style-name="ce12">
            <text:p>0,050073</text:p>
          </table:table-cell>
          <table:table-cell office:value-type="float" office:value="4.8757408821929631E-2" table:formula="of:=[.$C$9]*(([.$C$3]*[.$C$4]*([.$C$5]-([.$C59]+[.F59]))+[.$C$6]*([.$C$7]-([.$C59]+[.F59])))/[.$C$8]/[.$C$4])" table:style-name="ce13">
            <text:p>0,048757</text:p>
          </table:table-cell>
          <table:table-cell office:value-type="float" office:value="37.160910131402481" table:formula="of:=[.H58]+1/6*([.I58]+2*[.J58]+2*[.K58]+[.L58])" table:style-name="ce6">
            <text:p>37,16091013</text:p>
          </table:table-cell>
          <table:table-cell office:value-type="float" office:value="0.17273200087479101" table:formula="of:=[.$C$9]*(([.$C$3]*[.$C$4]*([.$C59]-[.$H59])+[.$C$6]*([.$C$7]-[.$H59]))/[.$C$8]/[.$C$4])" table:style-name="ce12">
            <text:p>0,172732</text:p>
          </table:table-cell>
          <table:table-cell office:value-type="float" office:value="0.16819778585182785" table:formula="of:=[.$C$9]*(([.$C$3]*[.$C$4]*([.$C59]-([.$H59]+1/2*[.I59]))+[.$C$6]*([.$C$7]-([.$H59]+1/2*[.I59])))/[.$C$8]/[.$C$4])" table:style-name="ce12">
            <text:p>0,168198</text:p>
          </table:table-cell>
          <table:table-cell office:value-type="float" office:value="0.16831680899618051" table:formula="of:=[.$C$9]*(([.$C$3]*[.$C$4]*([.$C59]-([.$H59]+1/2*[.J59]))+[.$C$6]*([.$C$7]-([.$H59]+1/2*[.J59])))/[.$C$8]/[.$C$4])" table:style-name="ce12">
            <text:p>0,168317</text:p>
          </table:table-cell>
          <table:table-cell office:value-type="float" office:value="0.1638953684024915" table:formula="of:=[.$C$9]*(([.$C$3]*[.$C$4]*([.$C59]-([.$H59]+[.K59]))+[.$C$6]*([.$C$7]-([.$H59]+[.K59])))/[.$C$8]/[.$C$4])" table:style-name="ce13">
            <text:p>0,163895</text:p>
          </table:table-cell>
          <table:table-cell office:value-type="float" office:value="41.336237820098084" table:formula="of:=[.M58]+1/6*([.N58]+2*[.O58]+2*[.P58]+[.Q58])" table:style-name="ce24">
            <text:p>41,33623782</text:p>
          </table:table-cell>
          <table:table-cell office:value-type="float" office:value="0.31289302101497463" table:formula="of:=[.$C$9]*(([.$C$3]*[.$C$4]*([.$H59]-[.$M59])+[.$C$6]*([.$C$7]-[.$M59]))/[.$C$8]/[.$C$4])" table:style-name="ce12">
            <text:p>0,312893</text:p>
          </table:table-cell>
          <table:table-cell office:value-type="float" office:value="0.3046795792133315" table:formula="of:=[.$C$9]*(([.$C$3]*[.$C$4]*([.$H59]-([.$M59]+1/2*[.N59]))+[.$C$6]*([.$C$7]-([.$M59]+1/2*[.N59])))/[.$C$8]/[.$C$4])" table:style-name="ce12">
            <text:p>0,304680</text:p>
          </table:table-cell>
          <table:table-cell office:value-type="float" office:value="0.30489518206062471" table:formula="of:=[.$C$9]*(([.$C$3]*[.$C$4]*([.$H59]-([.$M59]+1/2*[.O59]))+[.$C$6]*([.$C$7]-([.$M59]+1/2*[.O59])))/[.$C$8]/[.$C$4])" table:style-name="ce12">
            <text:p>0,304895</text:p>
          </table:table-cell>
          <table:table-cell office:value-type="float" office:value="0.29688602395679176" table:formula="of:=[.$C$9]*(([.$C$3]*[.$C$4]*([.$H59]-([.$M59]+[.P59]))+[.$C$6]*([.$C$7]-([.$M59]+[.P59])))/[.$C$8]/[.$C$4])" table:style-name="ce13">
            <text:p>0,29688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3.5" table:formula="of:=[.B59]+[.$C$9]" table:style-name="ce28">
            <text:p>23,5</text:p>
          </table:table-cell>
          <table:table-cell office:value-type="float" office:value="30.02365629079473" table:formula="of:=[.C59]+1/6*([.D59]+2*[.E59]+2*[.F59]+[.G59])" table:style-name="ce6">
            <text:p>30,02365629</text:p>
          </table:table-cell>
          <table:table-cell office:value-type="float" office:value="4.8758044733276731E-2" table:formula="of:=[.$C$9]*(([.$C$3]*[.$C$4]*([.$C$5]-[.$C60])+[.$C$6]*([.$C$7]-[.$C60]))/[.$C$8]/[.$C$4])" table:style-name="ce12">
            <text:p>0,048758</text:p>
          </table:table-cell>
          <table:table-cell office:value-type="float" office:value="4.7478146059028177E-2" table:formula="of:=[.$C$9]*(([.$C$3]*[.$C$4]*([.$C$5]-([.$C60]+1/2*[.D60]))+[.$C$6]*([.$C$7]-([.$C60]+1/2*[.D60])))/[.$C$8]/[.$C$4])" table:style-name="ce12">
            <text:p>0,047478</text:p>
          </table:table-cell>
          <table:table-cell office:value-type="float" office:value="4.751174339922716E-2" table:formula="of:=[.$C$9]*(([.$C$3]*[.$C$4]*([.$C$5]-([.$C60]+1/2*[.E60]))+[.$C$6]*([.$C$7]-([.$C60]+1/2*[.E60])))/[.$C$8]/[.$C$4])" table:style-name="ce12">
            <text:p>0,047512</text:p>
          </table:table-cell>
          <table:table-cell office:value-type="float" office:value="4.6263678204817325E-2" table:formula="of:=[.$C$9]*(([.$C$3]*[.$C$4]*([.$C$5]-([.$C60]+[.F60]))+[.$C$6]*([.$C$7]-([.$C60]+[.F60])))/[.$C$8]/[.$C$4])" table:style-name="ce13">
            <text:p>0,046264</text:p>
          </table:table-cell>
          <table:table-cell office:value-type="float" office:value="37.329186224564701" table:formula="of:=[.H59]+1/6*([.I59]+2*[.J59]+2*[.K59]+[.L59])" table:style-name="ce6">
            <text:p>37,32918622</text:p>
          </table:table-cell>
          <table:table-cell office:value-type="float" office:value="0.1664005377500897" table:formula="of:=[.$C$9]*(([.$C$3]*[.$C$4]*([.$C60]-[.$H60])+[.$C$6]*([.$C$7]-[.$H60]))/[.$C$8]/[.$C$4])" table:style-name="ce12">
            <text:p>0,166401</text:p>
          </table:table-cell>
          <table:table-cell office:value-type="float" office:value="0.16203252363414969" table:formula="of:=[.$C$9]*(([.$C$3]*[.$C$4]*([.$C60]-([.$H60]+1/2*[.I60]))+[.$C$6]*([.$C$7]-([.$H60]+1/2*[.I60])))/[.$C$8]/[.$C$4])" table:style-name="ce12">
            <text:p>0,162033</text:p>
          </table:table-cell>
          <table:table-cell office:value-type="float" office:value="0.16214718400469313" table:formula="of:=[.$C$9]*(([.$C$3]*[.$C$4]*([.$C60]-([.$H60]+1/2*[.J60]))+[.$C$6]*([.$C$7]-([.$H60]+1/2*[.J60])))/[.$C$8]/[.$C$4])" table:style-name="ce12">
            <text:p>0,162147</text:p>
          </table:table-cell>
          <table:table-cell office:value-type="float" office:value="0.15788781058984314" table:formula="of:=[.$C$9]*(([.$C$3]*[.$C$4]*([.$C60]-([.$H60]+[.K60]))+[.$C$6]*([.$C$7]-([.$H60]+[.K60])))/[.$C$8]/[.$C$4])" table:style-name="ce13">
            <text:p>0,157888</text:p>
          </table:table-cell>
          <table:table-cell office:value-type="float" office:value="41.641059248018031" table:formula="of:=[.M59]+1/6*([.N59]+2*[.O59]+2*[.P59]+[.Q59])" table:style-name="ce24">
            <text:p>41,64105925</text:p>
          </table:table-cell>
          <table:table-cell office:value-type="float" office:value="0.30530370070728846" table:formula="of:=[.$C$9]*(([.$C$3]*[.$C$4]*([.$H60]-[.$M60])+[.$C$6]*([.$C$7]-[.$M60]))/[.$C$8]/[.$C$4])" table:style-name="ce12">
            <text:p>0,305304</text:p>
          </table:table-cell>
          <table:table-cell office:value-type="float" office:value="0.29728947856372223" table:formula="of:=[.$C$9]*(([.$C$3]*[.$C$4]*([.$H60]-([.$M60]+1/2*[.N60]))+[.$C$6]*([.$C$7]-([.$M60]+1/2*[.N60])))/[.$C$8]/[.$C$4])" table:style-name="ce12">
            <text:p>0,297289</text:p>
          </table:table-cell>
          <table:table-cell office:value-type="float" office:value="0.29749985189499056" table:formula="of:=[.$C$9]*(([.$C$3]*[.$C$4]*([.$H60]-([.$M60]+1/2*[.O60]))+[.$C$6]*([.$C$7]-([.$M60]+1/2*[.O60])))/[.$C$8]/[.$C$4])" table:style-name="ce12">
            <text:p>0,297500</text:p>
          </table:table-cell>
          <table:table-cell office:value-type="float" office:value="0.2896849584828014" table:formula="of:=[.$C$9]*(([.$C$3]*[.$C$4]*([.$H60]-([.$M60]+[.P60]))+[.$C$6]*([.$C$7]-([.$M60]+[.P60])))/[.$C$8]/[.$C$4])" table:style-name="ce13">
            <text:p>0,28968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4" table:formula="of:=[.B60]+[.$C$9]" table:style-name="ce28">
            <text:p>24</text:p>
          </table:table-cell>
          <table:table-cell office:value-type="float" office:value="30.071156541103829" table:formula="of:=[.C60]+1/6*([.D60]+2*[.E60]+2*[.F60]+[.G60])" table:style-name="ce6">
            <text:p>30,07115654</text:p>
          </table:table-cell>
          <table:table-cell office:value-type="float" office:value="4.6264281592049088E-2" table:formula="of:=[.$C$9]*(([.$C$3]*[.$C$4]*([.$C$5]-[.$C61])+[.$C$6]*([.$C$7]-[.$C61]))/[.$C$8]/[.$C$4])" table:style-name="ce12">
            <text:p>0,046264</text:p>
          </table:table-cell>
          <table:table-cell office:value-type="float" office:value="4.5049844200257663E-2" table:formula="of:=[.$C$9]*(([.$C$3]*[.$C$4]*([.$C$5]-([.$C61]+1/2*[.D61]))+[.$C$6]*([.$C$7]-([.$C61]+1/2*[.D61])))/[.$C$8]/[.$C$4])" table:style-name="ce12">
            <text:p>0,045050</text:p>
          </table:table-cell>
          <table:table-cell office:value-type="float" office:value="4.5081723181792314E-2" table:formula="of:=[.$C$9]*(([.$C$3]*[.$C$4]*([.$C$5]-([.$C61]+1/2*[.E61]))+[.$C$6]*([.$C$7]-([.$C61]+1/2*[.E61])))/[.$C$8]/[.$C$4])" table:style-name="ce12">
            <text:p>0,045082</text:p>
          </table:table-cell>
          <table:table-cell office:value-type="float" office:value="4.3897491125004934E-2" table:formula="of:=[.$C$9]*(([.$C$3]*[.$C$4]*([.$C$5]-([.$C61]+[.F61]))+[.$C$6]*([.$C$7]-([.$C61]+[.F61])))/[.$C$8]/[.$C$4])" table:style-name="ce13">
            <text:p>0,043897</text:p>
          </table:table-cell>
          <table:table-cell office:value-type="float" office:value="37.491294185167639" table:formula="of:=[.H60]+1/6*([.I60]+2*[.J60]+2*[.K60]+[.L60])" table:style-name="ce6">
            <text:p>37,49129419</text:p>
          </table:table-cell>
          <table:table-cell office:value-type="float" office:value="0.16026488233389038" table:formula="of:=[.$C$9]*(([.$C$3]*[.$C$4]*([.$C61]-[.$H61])+[.$C$6]*([.$C$7]-[.$H61]))/[.$C$8]/[.$C$4])" table:style-name="ce12">
            <text:p>0,160265</text:p>
          </table:table-cell>
          <table:table-cell office:value-type="float" office:value="0.15605792917262568" table:formula="of:=[.$C$9]*(([.$C$3]*[.$C$4]*([.$C61]-([.$H61]+1/2*[.I61]))+[.$C$6]*([.$C$7]-([.$H61]+1/2*[.I61])))/[.$C$8]/[.$C$4])" table:style-name="ce12">
            <text:p>0,156058</text:p>
          </table:table-cell>
          <table:table-cell office:value-type="float" office:value="0.15616836169310869" table:formula="of:=[.$C$9]*(([.$C$3]*[.$C$4]*([.$C61]-([.$H61]+1/2*[.J61]))+[.$C$6]*([.$C$7]-([.$H61]+1/2*[.J61])))/[.$C$8]/[.$C$4])" table:style-name="ce12">
            <text:p>0,156168</text:p>
          </table:table-cell>
          <table:table-cell office:value-type="float" office:value="0.1520660433450019" table:formula="of:=[.$C$9]*(([.$C$3]*[.$C$4]*([.$C61]-([.$H61]+[.K61]))+[.$C$6]*([.$C$7]-([.$H61]+[.K61])))/[.$C$8]/[.$C$4])" table:style-name="ce13">
            <text:p>0,152066</text:p>
          </table:table-cell>
          <table:table-cell office:value-type="float" office:value="41.938487134702619" table:formula="of:=[.M60]+1/6*([.N60]+2*[.O60]+2*[.P60]+[.Q60])" table:style-name="ce24">
            <text:p>41,93848713</text:p>
          </table:table-cell>
          <table:table-cell office:value-type="float" office:value="0.29779413468649446" table:formula="of:=[.$C$9]*(([.$C$3]*[.$C$4]*([.$H61]-[.$M61])+[.$C$6]*([.$C$7]-[.$M61]))/[.$C$8]/[.$C$4])" table:style-name="ce12">
            <text:p>0,297794</text:p>
          </table:table-cell>
          <table:table-cell office:value-type="float" office:value="0.2899770386509738" table:formula="of:=[.$C$9]*(([.$C$3]*[.$C$4]*([.$H61]-([.$M61]+1/2*[.N61]))+[.$C$6]*([.$C$7]-([.$M61]+1/2*[.N61])))/[.$C$8]/[.$C$4])" table:style-name="ce12">
            <text:p>0,289977</text:p>
          </table:table-cell>
          <table:table-cell office:value-type="float" office:value="0.29018223742190641" table:formula="of:=[.$C$9]*(([.$C$3]*[.$C$4]*([.$H61]-([.$M61]+1/2*[.O61]))+[.$C$6]*([.$C$7]-([.$M61]+1/2*[.O61])))/[.$C$8]/[.$C$4])" table:style-name="ce12">
            <text:p>0,290182</text:p>
          </table:table-cell>
          <table:table-cell office:value-type="float" office:value="0.28255956722184422" table:formula="of:=[.$C$9]*(([.$C$3]*[.$C$4]*([.$H61]-([.$M61]+[.P61]))+[.$C$6]*([.$C$7]-([.$M61]+[.P61])))/[.$C$8]/[.$C$4])" table:style-name="ce13">
            <text:p>0,28256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4.5" table:formula="of:=[.B61]+[.$C$9]" table:style-name="ce28">
            <text:p>24,5</text:p>
          </table:table-cell>
          <table:table-cell office:value-type="float" office:value="30.116227359017355" table:formula="of:=[.C61]+1/6*([.D61]+2*[.E61]+2*[.F61]+[.G61])" table:style-name="ce6">
            <text:p>30,11622736</text:p>
          </table:table-cell>
          <table:table-cell office:value-type="float" office:value="4.3898063651588812E-2" table:formula="of:=[.$C$9]*(([.$C$3]*[.$C$4]*([.$C$5]-[.$C62])+[.$C$6]*([.$C$7]-[.$C62]))/[.$C$8]/[.$C$4])" table:style-name="ce12">
            <text:p>0,043898</text:p>
          </table:table-cell>
          <table:table-cell office:value-type="float" office:value="4.27457394807347E-2" table:formula="of:=[.$C$9]*(([.$C$3]*[.$C$4]*([.$C$5]-([.$C62]+1/2*[.D62]))+[.$C$6]*([.$C$7]-([.$C62]+1/2*[.D62])))/[.$C$8]/[.$C$4])" table:style-name="ce12">
            <text:p>0,042746</text:p>
          </table:table-cell>
          <table:table-cell office:value-type="float" office:value="4.2775987990219561E-2" table:formula="of:=[.$C$9]*(([.$C$3]*[.$C$4]*([.$C$5]-([.$C62]+1/2*[.E62]))+[.$C$6]*([.$C$7]-([.$C62]+1/2*[.E62])))/[.$C$8]/[.$C$4])" table:style-name="ce12">
            <text:p>0,042776</text:p>
          </table:table-cell>
          <table:table-cell office:value-type="float" office:value="4.1652324282102485E-2" table:formula="of:=[.$C$9]*(([.$C$3]*[.$C$4]*([.$C$5]-([.$C62]+[.F62]))+[.$C$6]*([.$C$7]-([.$C62]+[.F62])))/[.$C$8]/[.$C$4])" table:style-name="ce13">
            <text:p>0,041652</text:p>
          </table:table-cell>
          <table:table-cell office:value-type="float" office:value="37.647424769736034" table:formula="of:=[.H61]+1/6*([.I61]+2*[.J61]+2*[.K61]+[.L61])" table:style-name="ce6">
            <text:p>37,64742477</text:p>
          </table:table-cell>
          <table:table-cell office:value-type="float" office:value="0.15432156753972601" table:formula="of:=[.$C$9]*(([.$C$3]*[.$C$4]*([.$C62]-[.$H62])+[.$C$6]*([.$C$7]-[.$H62]))/[.$C$8]/[.$C$4])" table:style-name="ce12">
            <text:p>0,154322</text:p>
          </table:table-cell>
          <table:table-cell office:value-type="float" office:value="0.15027062639180816" table:formula="of:=[.$C$9]*(([.$C$3]*[.$C$4]*([.$C62]-([.$H62]+1/2*[.I62]))+[.$C$6]*([.$C$7]-([.$H62]+1/2*[.I62])))/[.$C$8]/[.$C$4])" table:style-name="ce12">
            <text:p>0,150271</text:p>
          </table:table-cell>
          <table:table-cell office:value-type="float" office:value="0.15037696359694117" table:formula="of:=[.$C$9]*(([.$C$3]*[.$C$4]*([.$C62]-([.$H62]+1/2*[.J62]))+[.$C$6]*([.$C$7]-([.$H62]+1/2*[.J62])))/[.$C$8]/[.$C$4])" table:style-name="ce12">
            <text:p>0,150377</text:p>
          </table:table-cell>
          <table:table-cell office:value-type="float" office:value="0.14642677695088657" table:formula="of:=[.$C$9]*(([.$C$3]*[.$C$4]*([.$C62]-([.$H62]+[.K62]))+[.$C$6]*([.$C$7]-([.$H62]+[.K62])))/[.$C$8]/[.$C$4])" table:style-name="ce13">
            <text:p>0,146427</text:p>
          </table:table-cell>
          <table:table-cell office:value-type="float" office:value="42.22859917704497" table:formula="of:=[.M61]+1/6*([.N61]+2*[.O61]+2*[.P61]+[.Q61])" table:style-name="ce24">
            <text:p>42,22859918</text:p>
          </table:table-cell>
          <table:table-cell office:value-type="float" office:value="0.29036978169194083" table:formula="of:=[.$C$9]*(([.$C$3]*[.$C$4]*([.$H62]-[.$M62])+[.$C$6]*([.$C$7]-[.$M62]))/[.$C$8]/[.$C$4])" table:style-name="ce12">
            <text:p>0,290370</text:p>
          </table:table-cell>
          <table:table-cell office:value-type="float" office:value="0.28274757492252744" table:formula="of:=[.$C$9]*(([.$C$3]*[.$C$4]*([.$H62]-([.$M62]+1/2*[.N62]))+[.$C$6]*([.$C$7]-([.$M62]+1/2*[.N62])))/[.$C$8]/[.$C$4])" table:style-name="ce12">
            <text:p>0,282748</text:p>
          </table:table-cell>
          <table:table-cell office:value-type="float" office:value="0.28294765785022447" table:formula="of:=[.$C$9]*(([.$C$3]*[.$C$4]*([.$H62]-([.$M62]+1/2*[.O62]))+[.$C$6]*([.$C$7]-([.$M62]+1/2*[.O62])))/[.$C$8]/[.$C$4])" table:style-name="ce12">
            <text:p>0,282948</text:p>
          </table:table-cell>
          <table:table-cell office:value-type="float" office:value="0.27551502965480401" table:formula="of:=[.$C$9]*(([.$C$3]*[.$C$4]*([.$H62]-([.$M62]+[.P62]))+[.$C$6]*([.$C$7]-([.$M62]+[.P62])))/[.$C$8]/[.$C$4])" table:style-name="ce13">
            <text:p>0,2755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5" table:formula="of:=[.B62]+[.$C$9]" table:style-name="ce28">
            <text:p>25</text:p>
          </table:table-cell>
          <table:table-cell office:value-type="float" office:value="30.158992999496622" table:formula="of:=[.C62]+1/6*([.D62]+2*[.E62]+2*[.F62]+[.G62])" table:style-name="ce6">
            <text:p>30,158993</text:p>
          </table:table-cell>
          <table:table-cell office:value-type="float" office:value="4.1652867526427259E-2" table:formula="of:=[.$C$9]*(([.$C$3]*[.$C$4]*([.$C$5]-[.$C63])+[.$C$6]*([.$C$7]-[.$C63]))/[.$C$8]/[.$C$4])" table:style-name="ce12">
            <text:p>0,041653</text:p>
          </table:table-cell>
          <table:table-cell office:value-type="float" office:value="4.0559479753858513E-2" table:formula="of:=[.$C$9]*(([.$C$3]*[.$C$4]*([.$C$5]-([.$C63]+1/2*[.D63]))+[.$C$6]*([.$C$7]-([.$C63]+1/2*[.D63])))/[.$C$8]/[.$C$4])" table:style-name="ce12">
            <text:p>0,040559</text:p>
          </table:table-cell>
          <table:table-cell office:value-type="float" office:value="4.0588181182888601E-2" table:formula="of:=[.$C$9]*(([.$C$3]*[.$C$4]*([.$C$5]-([.$C63]+1/2*[.E63]))+[.$C$6]*([.$C$7]-([.$C63]+1/2*[.E63])))/[.$C$8]/[.$C$4])" table:style-name="ce12">
            <text:p>0,040588</text:p>
          </table:table-cell>
          <table:table-cell office:value-type="float" office:value="3.9521988014325757E-2" table:formula="of:=[.$C$9]*(([.$C$3]*[.$C$4]*([.$C$5]-([.$C63]+[.F63]))+[.$C$6]*([.$C$7]-([.$C63]+[.F63])))/[.$C$8]/[.$C$4])" table:style-name="ce13">
            <text:p>0,039522</text:p>
          </table:table-cell>
          <table:table-cell office:value-type="float" office:value="37.797765357147384" table:formula="of:=[.H62]+1/6*([.I62]+2*[.J62]+2*[.K62]+[.L62])" table:style-name="ce6">
            <text:p>37,79776536</text:p>
          </table:table-cell>
          <table:table-cell office:value-type="float" office:value="0.14856696872459338" table:formula="of:=[.$C$9]*(([.$C$3]*[.$C$4]*([.$C63]-[.$H63])+[.$C$6]*([.$C$7]-[.$H63]))/[.$C$8]/[.$C$4])" table:style-name="ce12">
            <text:p>0,148567</text:p>
          </table:table-cell>
          <table:table-cell office:value-type="float" office:value="0.1446670857955728" table:formula="of:=[.$C$9]*(([.$C$3]*[.$C$4]*([.$C63]-([.$H63]+1/2*[.I63]))+[.$C$6]*([.$C$7]-([.$H63]+1/2*[.I63])))/[.$C$8]/[.$C$4])" table:style-name="ce12">
            <text:p>0,144667</text:p>
          </table:table-cell>
          <table:table-cell office:value-type="float" office:value="0.14476945772245955" table:formula="of:=[.$C$9]*(([.$C$3]*[.$C$4]*([.$C63]-([.$H63]+1/2*[.J63]))+[.$C$6]*([.$C$7]-([.$H63]+1/2*[.J63])))/[.$C$8]/[.$C$4])" table:style-name="ce12">
            <text:p>0,144769</text:p>
          </table:table-cell>
          <table:table-cell office:value-type="float" office:value="0.14096657219416425" table:formula="of:=[.$C$9]*(([.$C$3]*[.$C$4]*([.$C63]-([.$H63]+[.K63]))+[.$C$6]*([.$C$7]-([.$H63]+[.K63])))/[.$C$8]/[.$C$4])" table:style-name="ce13">
            <text:p>0,140967</text:p>
          </table:table-cell>
          <table:table-cell office:value-type="float" office:value="42.511478389860343" table:formula="of:=[.M62]+1/6*([.N62]+2*[.O62]+2*[.P62]+[.Q62])" table:style-name="ce24">
            <text:p>42,51147839</text:p>
          </table:table-cell>
          <table:table-cell office:value-type="float" office:value="0.28303565238970113" table:formula="of:=[.$C$9]*(([.$C$3]*[.$C$4]*([.$H63]-[.$M63])+[.$C$6]*([.$C$7]-[.$M63]))/[.$C$8]/[.$C$4])" table:style-name="ce12">
            <text:p>0,283036</text:p>
          </table:table-cell>
          <table:table-cell office:value-type="float" office:value="0.27560596651447156" table:formula="of:=[.$C$9]*(([.$C$3]*[.$C$4]*([.$H63]-([.$M63]+1/2*[.N63]))+[.$C$6]*([.$C$7]-([.$M63]+1/2*[.N63])))/[.$C$8]/[.$C$4])" table:style-name="ce12">
            <text:p>0,275606</text:p>
          </table:table-cell>
          <table:table-cell office:value-type="float" office:value="0.27580099576869616" table:formula="of:=[.$C$9]*(([.$C$3]*[.$C$4]*([.$H63]-([.$M63]+1/2*[.O63]))+[.$C$6]*([.$C$7]-([.$M63]+1/2*[.O63])))/[.$C$8]/[.$C$4])" table:style-name="ce12">
            <text:p>0,275801</text:p>
          </table:table-cell>
          <table:table-cell office:value-type="float" office:value="0.26855610011184455" table:formula="of:=[.$C$9]*(([.$C$3]*[.$C$4]*([.$H63]-([.$M63]+[.P63]))+[.$C$6]*([.$C$7]-([.$M63]+[.P63])))/[.$C$8]/[.$C$4])" table:style-name="ce13">
            <text:p>0,26855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5.5" table:formula="of:=[.B63]+[.$C$9]" table:style-name="ce28">
            <text:p>25,5</text:p>
          </table:table-cell>
          <table:table-cell office:value-type="float" office:value="30.199571362398995" table:formula="of:=[.C63]+1/6*([.D63]+2*[.E63]+2*[.F63]+[.G63])" table:style-name="ce6">
            <text:p>30,19957136</text:p>
          </table:table-cell>
          <table:table-cell office:value-type="float" office:value="3.952250347405277E-2" table:formula="of:=[.$C$9]*(([.$C$3]*[.$C$4]*([.$C$5]-[.$C64])+[.$C$6]*([.$C$7]-[.$C64]))/[.$C$8]/[.$C$4])" table:style-name="ce12">
            <text:p>0,039523</text:p>
          </table:table-cell>
          <table:table-cell office:value-type="float" office:value="3.8485037757858893E-2" table:formula="of:=[.$C$9]*(([.$C$3]*[.$C$4]*([.$C$5]-([.$C64]+1/2*[.D64]))+[.$C$6]*([.$C$7]-([.$C64]+1/2*[.D64])))/[.$C$8]/[.$C$4])" table:style-name="ce12">
            <text:p>0,038485</text:p>
          </table:table-cell>
          <table:table-cell office:value-type="float" office:value="3.8512271232908915E-2" table:formula="of:=[.$C$9]*(([.$C$3]*[.$C$4]*([.$C$5]-([.$C64]+1/2*[.E64]))+[.$C$6]*([.$C$7]-([.$C64]+1/2*[.E64])))/[.$C$8]/[.$C$4])" table:style-name="ce12">
            <text:p>0,038512</text:p>
          </table:table-cell>
          <table:table-cell office:value-type="float" office:value="3.7500609234324939E-2" table:formula="of:=[.$C$9]*(([.$C$3]*[.$C$4]*([.$C$5]-([.$C64]+[.F64]))+[.$C$6]*([.$C$7]-([.$C64]+[.F64])))/[.$C$8]/[.$C$4])" table:style-name="ce13">
            <text:p>0,037501</text:p>
          </table:table-cell>
          <table:table-cell office:value-type="float" office:value="37.942499795139852" table:formula="of:=[.H63]+1/6*([.I63]+2*[.J63]+2*[.K63]+[.L63])" table:style-name="ce6">
            <text:p>37,9424998</text:p>
          </table:table-cell>
          <table:table-cell office:value-type="float" office:value="0.14299732887510755" table:formula="of:=[.$C$9]*(([.$C$3]*[.$C$4]*([.$C64]-[.$H64])+[.$C$6]*([.$C$7]-[.$H64]))/[.$C$8]/[.$C$4])" table:style-name="ce12">
            <text:p>0,142997</text:p>
          </table:table-cell>
          <table:table-cell office:value-type="float" office:value="0.13924364899213584" table:formula="of:=[.$C$9]*(([.$C$3]*[.$C$4]*([.$C64]-([.$H64]+1/2*[.I64]))+[.$C$6]*([.$C$7]-([.$H64]+1/2*[.I64])))/[.$C$8]/[.$C$4])" table:style-name="ce12">
            <text:p>0,139244</text:p>
          </table:table-cell>
          <table:table-cell office:value-type="float" office:value="0.1393421830890639" table:formula="of:=[.$C$9]*(([.$C$3]*[.$C$4]*([.$C64]-([.$H64]+1/2*[.J64]))+[.$C$6]*([.$C$7]-([.$H64]+1/2*[.J64])))/[.$C$8]/[.$C$4])" table:style-name="ce12">
            <text:p>0,139342</text:p>
          </table:table-cell>
          <table:table-cell office:value-type="float" office:value="0.13568186426293163" table:formula="of:=[.$C$9]*(([.$C$3]*[.$C$4]*([.$C64]-([.$H64]+[.K64]))+[.$C$6]*([.$C$7]-([.$H64]+[.K64])))/[.$C$8]/[.$C$4])" table:style-name="ce13">
            <text:p>0,135682</text:p>
          </table:table-cell>
          <table:table-cell office:value-type="float" office:value="42.787212669371655" table:formula="of:=[.M63]+1/6*([.N63]+2*[.O63]+2*[.P63]+[.Q63])" table:style-name="ce24">
            <text:p>42,78721267</text:p>
          </table:table-cell>
          <table:table-cell office:value-type="float" office:value="0.27579632461498077" table:formula="of:=[.$C$9]*(([.$C$3]*[.$C$4]*([.$H64]-[.$M64])+[.$C$6]*([.$C$7]-[.$M64]))/[.$C$8]/[.$C$4])" table:style-name="ce12">
            <text:p>0,275796</text:p>
          </table:table-cell>
          <table:table-cell office:value-type="float" office:value="0.2685566710938373" table:formula="of:=[.$C$9]*(([.$C$3]*[.$C$4]*([.$H64]-([.$M64]+1/2*[.N64]))+[.$C$6]*([.$C$7]-([.$M64]+1/2*[.N64])))/[.$C$8]/[.$C$4])" table:style-name="ce12">
            <text:p>0,268557</text:p>
          </table:table-cell>
          <table:table-cell office:value-type="float" office:value="0.26874671199876765" table:formula="of:=[.$C$9]*(([.$C$3]*[.$C$4]*([.$H64]-([.$M64]+1/2*[.O64]))+[.$C$6]*([.$C$7]-([.$M64]+1/2*[.O64])))/[.$C$8]/[.$C$4])" table:style-name="ce12">
            <text:p>0,268747</text:p>
          </table:table-cell>
          <table:table-cell office:value-type="float" office:value="0.26168712223504548" table:formula="of:=[.$C$9]*(([.$C$3]*[.$C$4]*([.$H64]-([.$M64]+[.P64]))+[.$C$6]*([.$C$7]-([.$M64]+[.P64])))/[.$C$8]/[.$C$4])" table:style-name="ce13">
            <text:p>0,26168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6" table:formula="of:=[.B64]+[.$C$9]" table:style-name="ce28">
            <text:p>26</text:p>
          </table:table-cell>
          <table:table-cell office:value-type="float" office:value="30.238074317513981" table:formula="of:=[.C64]+1/6*([.D64]+2*[.E64]+2*[.F64]+[.G64])" table:style-name="ce6">
            <text:p>30,23807432</text:p>
          </table:table-cell>
          <table:table-cell office:value-type="float" office:value="3.7501098330516014E-2" table:formula="of:=[.$C$9]*(([.$C$3]*[.$C$4]*([.$C$5]-[.$C65])+[.$C$6]*([.$C$7]-[.$C65]))/[.$C$8]/[.$C$4])" table:style-name="ce12">
            <text:p>0,037501</text:p>
          </table:table-cell>
          <table:table-cell office:value-type="float" office:value="3.6516694499339905E-2" table:formula="of:=[.$C$9]*(([.$C$3]*[.$C$4]*([.$C$5]-([.$C65]+1/2*[.D65]))+[.$C$6]*([.$C$7]-([.$C65]+1/2*[.D65])))/[.$C$8]/[.$C$4])" table:style-name="ce12">
            <text:p>0,036517</text:p>
          </table:table-cell>
          <table:table-cell office:value-type="float" office:value="3.6542535099908263E-2" table:formula="of:=[.$C$9]*(([.$C$3]*[.$C$4]*([.$C$5]-([.$C65]+1/2*[.E65]))+[.$C$6]*([.$C$7]-([.$C65]+1/2*[.E65])))/[.$C$8]/[.$C$4])" table:style-name="ce12">
            <text:p>0,036543</text:p>
          </table:table-cell>
          <table:table-cell office:value-type="float" office:value="3.5582615237770822E-2" table:formula="of:=[.$C$9]*(([.$C$3]*[.$C$4]*([.$C$5]-([.$C65]+[.F65]))+[.$C$6]*([.$C$7]-([.$C65]+[.F65])))/[.$C$8]/[.$C$4])" table:style-name="ce13">
            <text:p>0,035583</text:p>
          </table:table-cell>
          <table:table-cell office:value-type="float" office:value="38.081808271356593" table:formula="of:=[.H64]+1/6*([.I64]+2*[.J64]+2*[.K64]+[.L64])" table:style-name="ce6">
            <text:p>38,08180827</text:p>
          </table:table-cell>
          <table:table-cell office:value-type="float" office:value="0.13760878162947796" table:formula="of:=[.$C$9]*(([.$C$3]*[.$C$4]*([.$C65]-[.$H65])+[.$C$6]*([.$C$7]-[.$H65]))/[.$C$8]/[.$C$4])" table:style-name="ce12">
            <text:p>0,137609</text:p>
          </table:table-cell>
          <table:table-cell office:value-type="float" office:value="0.13399655111170397" table:formula="of:=[.$C$9]*(([.$C$3]*[.$C$4]*([.$C65]-([.$H65]+1/2*[.I65]))+[.$C$6]*([.$C$7]-([.$H65]+1/2*[.I65])))/[.$C$8]/[.$C$4])" table:style-name="ce12">
            <text:p>0,133997</text:p>
          </table:table-cell>
          <table:table-cell office:value-type="float" office:value="0.13409137216279554" table:formula="of:=[.$C$9]*(([.$C$3]*[.$C$4]*([.$C65]-([.$H65]+1/2*[.J65]))+[.$C$6]*([.$C$7]-([.$H65]+1/2*[.J65])))/[.$C$8]/[.$C$4])" table:style-name="ce12">
            <text:p>0,134091</text:p>
          </table:table-cell>
          <table:table-cell office:value-type="float" office:value="0.13056898459093128" table:formula="of:=[.$C$9]*(([.$C$3]*[.$C$4]*([.$C65]-([.$H65]+[.K65]))+[.$C$6]*([.$C$7]-([.$H65]+[.K65])))/[.$C$8]/[.$C$4])" table:style-name="ce13">
            <text:p>0,130569</text:p>
          </table:table-cell>
          <table:table-cell office:value-type="float" office:value="43.055894371544191" table:formula="of:=[.M64]+1/6*([.N64]+2*[.O64]+2*[.P64]+[.Q64])" table:style-name="ce24">
            <text:p>43,05589437</text:p>
          </table:table-cell>
          <table:table-cell office:value-type="float" office:value="0.26865595906175965" table:formula="of:=[.$C$9]*(([.$C$3]*[.$C$4]*([.$H65]-[.$M65])+[.$C$6]*([.$C$7]-[.$M65]))/[.$C$8]/[.$C$4])" table:style-name="ce12">
            <text:p>0,268656</text:p>
          </table:table-cell>
          <table:table-cell office:value-type="float" office:value="0.26160374013638837" table:formula="of:=[.$C$9]*(([.$C$3]*[.$C$4]*([.$H65]-([.$M65]+1/2*[.N65]))+[.$C$6]*([.$C$7]-([.$M65]+1/2*[.N65])))/[.$C$8]/[.$C$4])" table:style-name="ce12">
            <text:p>0,261604</text:p>
          </table:table-cell>
          <table:table-cell office:value-type="float" office:value="0.26178886088317926" table:formula="of:=[.$C$9]*(([.$C$3]*[.$C$4]*([.$H65]-([.$M65]+1/2*[.O65]))+[.$C$6]*([.$C$7]-([.$M65]+1/2*[.O65])))/[.$C$8]/[.$C$4])" table:style-name="ce12">
            <text:p>0,261789</text:p>
          </table:table-cell>
          <table:table-cell office:value-type="float" office:value="0.25491204386539262" table:formula="of:=[.$C$9]*(([.$C$3]*[.$C$4]*([.$H65]-([.$M65]+[.P65]))+[.$C$6]*([.$C$7]-([.$M65]+[.P65])))/[.$C$8]/[.$C$4])" table:style-name="ce13">
            <text:p>0,25491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6.5" table:formula="of:=[.B65]+[.$C$9]" table:style-name="ce28">
            <text:p>26,5</text:p>
          </table:table-cell>
          <table:table-cell office:value-type="float" office:value="30.274608012975111" table:formula="of:=[.C65]+1/6*([.D65]+2*[.E65]+2*[.F65]+[.G65])" table:style-name="ce6">
            <text:p>30,27460801</text:p>
          </table:table-cell>
          <table:table-cell office:value-type="float" office:value="3.5583079318806651E-2" table:formula="of:=[.$C$9]*(([.$C$3]*[.$C$4]*([.$C$5]-[.$C66])+[.$C$6]*([.$C$7]-[.$C66]))/[.$C$8]/[.$C$4])" table:style-name="ce12">
            <text:p>0,035583</text:p>
          </table:table-cell>
          <table:table-cell office:value-type="float" office:value="3.4649023486688066E-2" table:formula="of:=[.$C$9]*(([.$C$3]*[.$C$4]*([.$C$5]-([.$C66]+1/2*[.D66]))+[.$C$6]*([.$C$7]-([.$C66]+1/2*[.D66])))/[.$C$8]/[.$C$4])" table:style-name="ce12">
            <text:p>0,034649</text:p>
          </table:table-cell>
          <table:table-cell office:value-type="float" office:value="3.4673542452281138E-2" table:formula="of:=[.$C$9]*(([.$C$3]*[.$C$4]*([.$C$5]-([.$C66]+1/2*[.E66]))+[.$C$6]*([.$C$7]-([.$C66]+1/2*[.E66])))/[.$C$8]/[.$C$4])" table:style-name="ce12">
            <text:p>0,034674</text:p>
          </table:table-cell>
          <table:table-cell office:value-type="float" office:value="3.3762718340061837E-2" table:formula="of:=[.$C$9]*(([.$C$3]*[.$C$4]*([.$C$5]-([.$C66]+[.F66]))+[.$C$6]*([.$C$7]-([.$C66]+[.F66])))/[.$C$8]/[.$C$4])" table:style-name="ce13">
            <text:p>0,033763</text:p>
          </table:table-cell>
          <table:table-cell office:value-type="float" office:value="38.21586720681816" table:formula="of:=[.H65]+1/6*([.I65]+2*[.J65]+2*[.K65]+[.L65])" table:style-name="ce6">
            <text:p>38,21586721</text:p>
          </table:table-cell>
          <table:table-cell office:value-type="float" office:value="0.13239737229080215" table:formula="of:=[.$C$9]*(([.$C$3]*[.$C$4]*([.$C66]-[.$H66])+[.$C$6]*([.$C$7]-[.$H66]))/[.$C$8]/[.$C$4])" table:style-name="ce12">
            <text:p>0,132397</text:p>
          </table:table-cell>
          <table:table-cell office:value-type="float" office:value="0.12892194126816878" table:formula="of:=[.$C$9]*(([.$C$3]*[.$C$4]*([.$C66]-([.$H66]+1/2*[.I66]))+[.$C$6]*([.$C$7]-([.$H66]+1/2*[.I66])))/[.$C$8]/[.$C$4])" table:style-name="ce12">
            <text:p>0,128922</text:p>
          </table:table-cell>
          <table:table-cell office:value-type="float" office:value="0.12901317133251258" table:formula="of:=[.$C$9]*(([.$C$3]*[.$C$4]*([.$C66]-([.$H66]+1/2*[.J66]))+[.$C$6]*([.$C$7]-([.$H66]+1/2*[.J66])))/[.$C$8]/[.$C$4])" table:style-name="ce12">
            <text:p>0,129013</text:p>
          </table:table-cell>
          <table:table-cell office:value-type="float" office:value="0.12562418079584539" table:formula="of:=[.$C$9]*(([.$C$3]*[.$C$4]*([.$C66]-([.$H66]+[.K66]))+[.$C$6]*([.$C$7]-([.$H66]+[.K66])))/[.$C$8]/[.$C$4])" table:style-name="ce13">
            <text:p>0,125624</text:p>
          </table:table-cell>
          <table:table-cell office:value-type="float" office:value="43.317619905705236" table:formula="of:=[.M65]+1/6*([.N65]+2*[.O65]+2*[.P65]+[.Q65])" table:style-name="ce24">
            <text:p>43,31761991</text:p>
          </table:table-cell>
          <table:table-cell office:value-type="float" office:value="0.26161831529138307" table:formula="of:=[.$C$9]*(([.$C$3]*[.$C$4]*([.$H66]-[.$M66])+[.$C$6]*([.$C$7]-[.$M66]))/[.$C$8]/[.$C$4])" table:style-name="ce12">
            <text:p>0,261618</text:p>
          </table:table-cell>
          <table:table-cell office:value-type="float" office:value="0.25475083451498426" table:formula="of:=[.$C$9]*(([.$C$3]*[.$C$4]*([.$H66]-([.$M66]+1/2*[.N66]))+[.$C$6]*([.$C$7]-([.$M66]+1/2*[.N66])))/[.$C$8]/[.$C$4])" table:style-name="ce12">
            <text:p>0,254751</text:p>
          </table:table-cell>
          <table:table-cell office:value-type="float" office:value="0.25493110588536488" table:formula="of:=[.$C$9]*(([.$C$3]*[.$C$4]*([.$H66]-([.$M66]+1/2*[.O66]))+[.$C$6]*([.$C$7]-([.$M66]+1/2*[.O66])))/[.$C$8]/[.$C$4])" table:style-name="ce12">
            <text:p>0,254931</text:p>
          </table:table-cell>
          <table:table-cell office:value-type="float" office:value="0.24823443223240155" table:formula="of:=[.$C$9]*(([.$C$3]*[.$C$4]*([.$H66]-([.$M66]+[.P66]))+[.$C$6]*([.$C$7]-([.$M66]+[.P66])))/[.$C$8]/[.$C$4])" table:style-name="ce13">
            <text:p>0,24823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7" table:formula="of:=[.B66]+[.$C$9]" table:style-name="ce28">
            <text:p>27</text:p>
          </table:table-cell>
          <table:table-cell office:value-type="float" office:value="30.309273167897913" table:formula="of:=[.C66]+1/6*([.D66]+2*[.E66]+2*[.F66]+[.G66])" table:style-name="ce6">
            <text:p>30,30927317</text:p>
          </table:table-cell>
          <table:table-cell office:value-type="float" office:value="3.3763158685359486E-2" table:formula="of:=[.$C$9]*(([.$C$3]*[.$C$4]*([.$C$5]-[.$C67])+[.$C$6]*([.$C$7]-[.$C67]))/[.$C$8]/[.$C$4])" table:style-name="ce12">
            <text:p>0,033763</text:p>
          </table:table-cell>
          <table:table-cell office:value-type="float" office:value="3.2876875769868773E-2" table:formula="of:=[.$C$9]*(([.$C$3]*[.$C$4]*([.$C$5]-([.$C67]+1/2*[.D67]))+[.$C$6]*([.$C$7]-([.$C67]+1/2*[.D67])))/[.$C$8]/[.$C$4])" table:style-name="ce12">
            <text:p>0,032877</text:p>
          </table:table-cell>
          <table:table-cell office:value-type="float" office:value="3.2900140696400515E-2" table:formula="of:=[.$C$9]*(([.$C$3]*[.$C$4]*([.$C$5]-([.$C67]+1/2*[.E67]))+[.$C$6]*([.$C$7]-([.$C67]+1/2*[.E67])))/[.$C$8]/[.$C$4])" table:style-name="ce12">
            <text:p>0,032900</text:p>
          </table:table-cell>
          <table:table-cell office:value-type="float" office:value="3.2035901298798422E-2" table:formula="of:=[.$C$9]*(([.$C$3]*[.$C$4]*([.$C$5]-([.$C67]+[.F67]))+[.$C$6]*([.$C$7]-([.$C67]+[.F67])))/[.$C$8]/[.$C$4])" table:style-name="ce13">
            <text:p>0,032036</text:p>
          </table:table-cell>
          <table:table-cell office:value-type="float" office:value="38.344849169866158" table:formula="of:=[.H66]+1/6*([.I66]+2*[.J66]+2*[.K66]+[.L66])" table:style-name="ce6">
            <text:p>38,34484917</text:p>
          </table:table-cell>
          <table:table-cell office:value-type="float" office:value="0.12735907697692234" table:formula="of:=[.$C$9]*(([.$C$3]*[.$C$4]*([.$C67]-[.$H67])+[.$C$6]*([.$C$7]-[.$H67]))/[.$C$8]/[.$C$4])" table:style-name="ce12">
            <text:p>0,127359</text:p>
          </table:table-cell>
          <table:table-cell office:value-type="float" office:value="0.12401590120627833" table:formula="of:=[.$C$9]*(([.$C$3]*[.$C$4]*([.$C67]-([.$H67]+1/2*[.I67]))+[.$C$6]*([.$C$7]-([.$H67]+1/2*[.I67])))/[.$C$8]/[.$C$4])" table:style-name="ce12">
            <text:p>0,124016</text:p>
          </table:table-cell>
          <table:table-cell office:value-type="float" office:value="0.12410365957025761" table:formula="of:=[.$C$9]*(([.$C$3]*[.$C$4]*([.$C67]-([.$H67]+1/2*[.J67]))+[.$C$6]*([.$C$7]-([.$H67]+1/2*[.J67])))/[.$C$8]/[.$C$4])" table:style-name="ce12">
            <text:p>0,124104</text:p>
          </table:table-cell>
          <table:table-cell office:value-type="float" office:value="0.1208436348494837" table:formula="of:=[.$C$9]*(([.$C$3]*[.$C$4]*([.$C67]-([.$H67]+[.K67]))+[.$C$6]*([.$C$7]-([.$H67]+[.K67])))/[.$C$8]/[.$C$4])" table:style-name="ce13">
            <text:p>0,120844</text:p>
          </table:table-cell>
          <table:table-cell office:value-type="float" office:value="43.572489343759315" table:formula="of:=[.M66]+1/6*([.N66]+2*[.O66]+2*[.P66]+[.Q66])" table:style-name="ce24">
            <text:p>43,57248934</text:p>
          </table:table-cell>
          <table:table-cell office:value-type="float" office:value="0.25468676794594391" table:formula="of:=[.$C$9]*(([.$C$3]*[.$C$4]*([.$H67]-[.$M67])+[.$C$6]*([.$C$7]-[.$M67]))/[.$C$8]/[.$C$4])" table:style-name="ce12">
            <text:p>0,254687</text:p>
          </table:table-cell>
          <table:table-cell office:value-type="float" office:value="0.24800124028736292" table:formula="of:=[.$C$9]*(([.$C$3]*[.$C$4]*([.$H67]-([.$M67]+1/2*[.N67]))+[.$C$6]*([.$C$7]-([.$M67]+1/2*[.N67])))/[.$C$8]/[.$C$4])" table:style-name="ce12">
            <text:p>0,248001</text:p>
          </table:table-cell>
          <table:table-cell office:value-type="float" office:value="0.24817673538840063" table:formula="of:=[.$C$9]*(([.$C$3]*[.$C$4]*([.$H67]-([.$M67]+1/2*[.O67]))+[.$C$6]*([.$C$7]-([.$M67]+1/2*[.O67])))/[.$C$8]/[.$C$4])" table:style-name="ce12">
            <text:p>0,248177</text:p>
          </table:table-cell>
          <table:table-cell office:value-type="float" office:value="0.24165748933805298" table:formula="of:=[.$C$9]*(([.$C$3]*[.$C$4]*([.$H67]-([.$M67]+[.P67]))+[.$C$6]*([.$C$7]-([.$M67]+[.P67])))/[.$C$8]/[.$C$4])" table:style-name="ce13">
            <text:p>0,24165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7.5" table:formula="of:=[.B67]+[.$C$9]" table:style-name="ce28">
            <text:p>27,5</text:p>
          </table:table-cell>
          <table:table-cell office:value-type="float" office:value="30.342165350050696" table:formula="of:=[.C67]+1/6*([.D67]+2*[.E67]+2*[.F67]+[.G67])" table:style-name="ce6">
            <text:p>30,34216535</text:p>
          </table:table-cell>
          <table:table-cell office:value-type="float" office:value="3.2036319122338452E-2" table:formula="of:=[.$C$9]*(([.$C$3]*[.$C$4]*([.$C$5]-[.$C68])+[.$C$6]*([.$C$7]-[.$C68]))/[.$C$8]/[.$C$4])" table:style-name="ce12">
            <text:p>0,032036</text:p>
          </table:table-cell>
          <table:table-cell office:value-type="float" office:value="3.1195365745376989E-2" table:formula="of:=[.$C$9]*(([.$C$3]*[.$C$4]*([.$C$5]-([.$C68]+1/2*[.D68]))+[.$C$6]*([.$C$7]-([.$C68]+1/2*[.D68])))/[.$C$8]/[.$C$4])" table:style-name="ce12">
            <text:p>0,031195</text:p>
          </table:table-cell>
          <table:table-cell office:value-type="float" office:value="3.1217440771522432E-2" table:formula="of:=[.$C$9]*(([.$C$3]*[.$C$4]*([.$C$5]-([.$C68]+1/2*[.E68]))+[.$C$6]*([.$C$7]-([.$C68]+1/2*[.E68])))/[.$C$8]/[.$C$4])" table:style-name="ce12">
            <text:p>0,031217</text:p>
          </table:table-cell>
          <table:table-cell office:value-type="float" office:value="3.0397403481833406E-2" table:formula="of:=[.$C$9]*(([.$C$3]*[.$C$4]*([.$C$5]-([.$C68]+[.F68]))+[.$C$6]*([.$C$7]-([.$C68]+[.F68])))/[.$C$8]/[.$C$4])" table:style-name="ce13">
            <text:p>0,030397</text:p>
          </table:table-cell>
          <table:table-cell office:value-type="float" office:value="38.468922808762741" table:formula="of:=[.H67]+1/6*([.I67]+2*[.J67]+2*[.K67]+[.L67])" table:style-name="ce6">
            <text:p>38,46892281</text:p>
          </table:table-cell>
          <table:table-cell office:value-type="float" office:value="0.12248982004249091" table:formula="of:=[.$C$9]*(([.$C$3]*[.$C$4]*([.$C68]-[.$H68])+[.$C$6]*([.$C$7]-[.$H68]))/[.$C$8]/[.$C$4])" table:style-name="ce12">
            <text:p>0,122490</text:p>
          </table:table-cell>
          <table:table-cell office:value-type="float" office:value="0.11927446226637556" table:formula="of:=[.$C$9]*(([.$C$3]*[.$C$4]*([.$C68]-([.$H68]+1/2*[.I68]))+[.$C$6]*([.$C$7]-([.$H68]+1/2*[.I68])))/[.$C$8]/[.$C$4])" table:style-name="ce12">
            <text:p>0,119274</text:p>
          </table:table-cell>
          <table:table-cell office:value-type="float" office:value="0.11935886540799856" table:formula="of:=[.$C$9]*(([.$C$3]*[.$C$4]*([.$C68]-([.$H68]+1/2*[.J68]))+[.$C$6]*([.$C$7]-([.$H68]+1/2*[.J68])))/[.$C$8]/[.$C$4])" table:style-name="ce12">
            <text:p>0,119359</text:p>
          </table:table-cell>
          <table:table-cell office:value-type="float" office:value="0.1162234796085711" table:formula="of:=[.$C$9]*(([.$C$3]*[.$C$4]*([.$C68]-([.$H68]+[.K68]))+[.$C$6]*([.$C$7]-([.$H68]+[.K68])))/[.$C$8]/[.$C$4])" table:style-name="ce13">
            <text:p>0,116223</text:p>
          </table:table-cell>
          <table:table-cell office:value-type="float" office:value="43.820606045198566" table:formula="of:=[.M67]+1/6*([.N67]+2*[.O67]+2*[.P67]+[.Q67])" table:style-name="ce24">
            <text:p>43,82060605</text:p>
          </table:table-cell>
          <table:table-cell office:value-type="float" office:value="0.24786432306521231" table:formula="of:=[.$C$9]*(([.$C$3]*[.$C$4]*([.$H68]-[.$M68])+[.$C$6]*([.$C$7]-[.$M68]))/[.$C$8]/[.$C$4])" table:style-name="ce12">
            <text:p>0,247864</text:p>
          </table:table-cell>
          <table:table-cell office:value-type="float" office:value="0.24135788458475049" table:formula="of:=[.$C$9]*(([.$C$3]*[.$C$4]*([.$H68]-([.$M68]+1/2*[.N68]))+[.$C$6]*([.$C$7]-([.$M68]+1/2*[.N68])))/[.$C$8]/[.$C$4])" table:style-name="ce12">
            <text:p>0,241358</text:p>
          </table:table-cell>
          <table:table-cell office:value-type="float" office:value="0.24152867859486277" table:formula="of:=[.$C$9]*(([.$C$3]*[.$C$4]*([.$H68]-([.$M68]+1/2*[.O68]))+[.$C$6]*([.$C$7]-([.$M68]+1/2*[.O68])))/[.$C$8]/[.$C$4])" table:style-name="ce12">
            <text:p>0,241529</text:p>
          </table:table-cell>
          <table:table-cell office:value-type="float" office:value="0.23518406743898207" table:formula="of:=[.$C$9]*(([.$C$3]*[.$C$4]*([.$H68]-([.$M68]+[.P68]))+[.$C$6]*([.$C$7]-([.$M68]+[.P68])))/[.$C$8]/[.$C$4])" table:style-name="ce13">
            <text:p>0,2351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8" table:formula="of:=[.B68]+[.$C$9]" table:style-name="ce28">
            <text:p>28</text:p>
          </table:table-cell>
          <table:table-cell office:value-type="float" office:value="30.373375239323689" table:formula="of:=[.C68]+1/6*([.D68]+2*[.E68]+2*[.F68]+[.G68])" table:style-name="ce6">
            <text:p>30,37337524</text:p>
          </table:table-cell>
          <table:table-cell office:value-type="float" office:value="3.0397799935506328E-2" table:formula="of:=[.$C$9]*(([.$C$3]*[.$C$4]*([.$C$5]-[.$C69])+[.$C$6]*([.$C$7]-[.$C69]))/[.$C$8]/[.$C$4])" table:style-name="ce12">
            <text:p>0,030398</text:p>
          </table:table-cell>
          <table:table-cell office:value-type="float" office:value="2.9599857687199232E-2" table:formula="of:=[.$C$9]*(([.$C$3]*[.$C$4]*([.$C$5]-([.$C69]+1/2*[.D69]))+[.$C$6]*([.$C$7]-([.$C69]+1/2*[.D69])))/[.$C$8]/[.$C$4])" table:style-name="ce12">
            <text:p>0,029600</text:p>
          </table:table-cell>
          <table:table-cell office:value-type="float" office:value="2.9620803671217232E-2" table:formula="of:=[.$C$9]*(([.$C$3]*[.$C$4]*([.$C$5]-([.$C69]+1/2*[.E69]))+[.$C$6]*([.$C$7]-([.$C69]+1/2*[.E69])))/[.$C$8]/[.$C$4])" table:style-name="ce12">
            <text:p>0,029621</text:p>
          </table:table-cell>
          <table:table-cell office:value-type="float" office:value="2.8842707742767402E-2" table:formula="of:=[.$C$9]*(([.$C$3]*[.$C$4]*([.$C$5]-([.$C69]+[.F69]))+[.$C$6]*([.$C$7]-([.$C69]+[.F69])))/[.$C$8]/[.$C$4])" table:style-name="ce13">
            <text:p>0,028843</text:p>
          </table:table-cell>
          <table:table-cell office:value-type="float" office:value="38.588252801262712" table:formula="of:=[.H68]+1/6*([.I68]+2*[.J68]+2*[.K68]+[.L68])" table:style-name="ce6">
            <text:p>38,5882528</text:p>
          </table:table-cell>
          <table:table-cell office:value-type="float" office:value="0.11778548989989207" table:formula="of:=[.$C$9]*(([.$C$3]*[.$C$4]*([.$C69]-[.$H69])+[.$C$6]*([.$C$7]-[.$H69]))/[.$C$8]/[.$C$4])" table:style-name="ce12">
            <text:p>0,117785</text:p>
          </table:table-cell>
          <table:table-cell office:value-type="float" office:value="0.11469362079002007" table:formula="of:=[.$C$9]*(([.$C$3]*[.$C$4]*([.$C69]-([.$H69]+1/2*[.I69]))+[.$C$6]*([.$C$7]-([.$H69]+1/2*[.I69])))/[.$C$8]/[.$C$4])" table:style-name="ce12">
            <text:p>0,114694</text:p>
          </table:table-cell>
          <table:table-cell office:value-type="float" office:value="0.11477478235415402" table:formula="of:=[.$C$9]*(([.$C$3]*[.$C$4]*([.$C69]-([.$H69]+1/2*[.J69]))+[.$C$6]*([.$C$7]-([.$H69]+1/2*[.J69])))/[.$C$8]/[.$C$4])" table:style-name="ce12">
            <text:p>0,114775</text:p>
          </table:table-cell>
          <table:table-cell office:value-type="float" office:value="0.11175981382629903" table:formula="of:=[.$C$9]*(([.$C$3]*[.$C$4]*([.$C69]-([.$H69]+[.K69]))+[.$C$6]*([.$C$7]-([.$H69]+[.K69])))/[.$C$8]/[.$C$4])" table:style-name="ce13">
            <text:p>0,111760</text:p>
          </table:table-cell>
          <table:table-cell office:value-type="float" office:value="44.062076298009138" table:formula="of:=[.M68]+1/6*([.N68]+2*[.O68]+2*[.P68]+[.Q68])" table:style-name="ce24">
            <text:p>44,0620763</text:p>
          </table:table-cell>
          <table:table-cell office:value-type="float" office:value="0.24115363441765578" table:formula="of:=[.$C$9]*(([.$C$3]*[.$C$4]*([.$H69]-[.$M69])+[.$C$6]*([.$C$7]-[.$M69]))/[.$C$8]/[.$C$4])" table:style-name="ce12">
            <text:p>0,241154</text:p>
          </table:table-cell>
          <table:table-cell office:value-type="float" office:value="0.23482335151419237" table:formula="of:=[.$C$9]*(([.$C$3]*[.$C$4]*([.$H69]-([.$M69]+1/2*[.N69]))+[.$C$6]*([.$C$7]-([.$M69]+1/2*[.N69])))/[.$C$8]/[.$C$4])" table:style-name="ce12">
            <text:p>0,234823</text:p>
          </table:table-cell>
          <table:table-cell office:value-type="float" office:value="0.23498952144040816" table:formula="of:=[.$C$9]*(([.$C$3]*[.$C$4]*([.$H69]-([.$M69]+1/2*[.O69]))+[.$C$6]*([.$C$7]-([.$M69]+1/2*[.O69])))/[.$C$8]/[.$C$4])" table:style-name="ce12">
            <text:p>0,234990</text:p>
          </table:table-cell>
          <table:table-cell office:value-type="float" office:value="0.22881668454203419" table:formula="of:=[.$C$9]*(([.$C$3]*[.$C$4]*([.$H69]-([.$M69]+[.P69]))+[.$C$6]*([.$C$7]-([.$M69]+[.P69])))/[.$C$8]/[.$C$4])" table:style-name="ce13">
            <text:p>0,22881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8.5" table:formula="of:=[.B69]+[.$C$9]" table:style-name="ce28">
            <text:p>28,5</text:p>
          </table:table-cell>
          <table:table-cell office:value-type="float" office:value="30.402988877722873" table:formula="of:=[.C69]+1/6*([.D69]+2*[.E69]+2*[.F69]+[.G69])" table:style-name="ce6">
            <text:p>30,40298888</text:p>
          </table:table-cell>
          <table:table-cell office:value-type="float" office:value="2.8843083919549144E-2" table:formula="of:=[.$C$9]*(([.$C$3]*[.$C$4]*([.$C$5]-[.$C70])+[.$C$6]*([.$C$7]-[.$C70]))/[.$C$8]/[.$C$4])" table:style-name="ce12">
            <text:p>0,028843</text:p>
          </table:table-cell>
          <table:table-cell office:value-type="float" office:value="2.8085952966661012E-2" table:formula="of:=[.$C$9]*(([.$C$3]*[.$C$4]*([.$C$5]-([.$C70]+1/2*[.D70]))+[.$C$6]*([.$C$7]-([.$C70]+1/2*[.D70])))/[.$C$8]/[.$C$4])" table:style-name="ce12">
            <text:p>0,028086</text:p>
          </table:table-cell>
          <table:table-cell office:value-type="float" office:value="2.8105827654174277E-2" table:formula="of:=[.$C$9]*(([.$C$3]*[.$C$4]*([.$C$5]-([.$C70]+1/2*[.E70]))+[.$C$6]*([.$C$7]-([.$C70]+1/2*[.E70])))/[.$C$8]/[.$C$4])" table:style-name="ce12">
            <text:p>0,028106</text:p>
          </table:table-cell>
          <table:table-cell office:value-type="float" office:value="2.73675279677052E-2" table:formula="of:=[.$C$9]*(([.$C$3]*[.$C$4]*([.$C$5]-([.$C70]+[.F70]))+[.$C$6]*([.$C$7]-([.$C70]+[.F70])))/[.$C$8]/[.$C$4])" table:style-name="ce13">
            <text:p>0,027368</text:p>
          </table:table-cell>
          <table:table-cell office:value-type="float" office:value="38.702999819598467" table:formula="of:=[.H69]+1/6*([.I69]+2*[.J69]+2*[.K69]+[.L69])" table:style-name="ce6">
            <text:p>38,70299982</text:p>
          </table:table-cell>
          <table:table-cell office:value-type="float" office:value="0.11324195335722408" table:formula="of:=[.$C$9]*(([.$C$3]*[.$C$4]*([.$C70]-[.$H70])+[.$C$6]*([.$C$7]-[.$H70]))/[.$C$8]/[.$C$4])" table:style-name="ce12">
            <text:p>0,113242</text:p>
          </table:table-cell>
          <table:table-cell office:value-type="float" office:value="0.11026935208159716" table:formula="of:=[.$C$9]*(([.$C$3]*[.$C$4]*([.$C70]-([.$H70]+1/2*[.I70]))+[.$C$6]*([.$C$7]-([.$H70]+1/2*[.I70])))/[.$C$8]/[.$C$4])" table:style-name="ce12">
            <text:p>0,110269</text:p>
          </table:table-cell>
          <table:table-cell office:value-type="float" office:value="0.11034738286508207" table:formula="of:=[.$C$9]*(([.$C$3]*[.$C$4]*([.$C70]-([.$H70]+1/2*[.J70]))+[.$C$6]*([.$C$7]-([.$H70]+1/2*[.J70])))/[.$C$8]/[.$C$4])" table:style-name="ce12">
            <text:p>0,110347</text:p>
          </table:table-cell>
          <table:table-cell office:value-type="float" office:value="0.10744871575680742" table:formula="of:=[.$C$9]*(([.$C$3]*[.$C$4]*([.$C70]-([.$H70]+[.K70]))+[.$C$6]*([.$C$7]-([.$H70]+[.K70])))/[.$C$8]/[.$C$4])" table:style-name="ce13">
            <text:p>0,107449</text:p>
          </table:table-cell>
          <table:table-cell office:value-type="float" office:value="44.297008975487287" table:formula="of:=[.M69]+1/6*([.N69]+2*[.O69]+2*[.P69]+[.Q69])" table:style-name="ce24">
            <text:p>44,29700898</text:p>
          </table:table-cell>
          <table:table-cell office:value-type="float" office:value="0.23455701976684082" table:formula="of:=[.$C$9]*(([.$C$3]*[.$C$4]*([.$H70]-[.$M70])+[.$C$6]*([.$C$7]-[.$M70]))/[.$C$8]/[.$C$4])" table:style-name="ce12">
            <text:p>0,234557</text:p>
          </table:table-cell>
          <table:table-cell office:value-type="float" office:value="0.2283998979979612" table:formula="of:=[.$C$9]*(([.$C$3]*[.$C$4]*([.$H70]-([.$M70]+1/2*[.N70]))+[.$C$6]*([.$C$7]-([.$M70]+1/2*[.N70])))/[.$C$8]/[.$C$4])" table:style-name="ce12">
            <text:p>0,228400</text:p>
          </table:table-cell>
          <table:table-cell office:value-type="float" office:value="0.22856152244439437" table:formula="of:=[.$C$9]*(([.$C$3]*[.$C$4]*([.$H70]-([.$M70]+1/2*[.O70]))+[.$C$6]*([.$C$7]-([.$M70]+1/2*[.O70])))/[.$C$8]/[.$C$4])" table:style-name="ce12">
            <text:p>0,228562</text:p>
          </table:table-cell>
          <table:table-cell office:value-type="float" office:value="0.22255753983851009" table:formula="of:=[.$C$9]*(([.$C$3]*[.$C$4]*([.$H70]-([.$M70]+[.P70]))+[.$C$6]*([.$C$7]-([.$M70]+[.P70])))/[.$C$8]/[.$C$4])" table:style-name="ce13">
            <text:p>0,22255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9" table:formula="of:=[.B70]+[.$C$9]" table:style-name="ce28">
            <text:p>29</text:p>
          </table:table-cell>
          <table:table-cell office:value-type="float" office:value="30.431087906577694" table:formula="of:=[.C70]+1/6*([.D70]+2*[.E70]+2*[.F70]+[.G70])" table:style-name="ce6">
            <text:p>30,43108791</text:p>
          </table:table-cell>
          <table:table-cell office:value-type="float" office:value="2.7367884904670972E-2" table:formula="of:=[.$C$9]*(([.$C$3]*[.$C$4]*([.$C$5]-[.$C71])+[.$C$6]*([.$C$7]-[.$C71]))/[.$C$8]/[.$C$4])" table:style-name="ce12">
            <text:p>0,027368</text:p>
          </table:table-cell>
          <table:table-cell office:value-type="float" office:value="2.6649477925923405E-2" table:formula="of:=[.$C$9]*(([.$C$3]*[.$C$4]*([.$C$5]-([.$C71]+1/2*[.D71]))+[.$C$6]*([.$C$7]-([.$C71]+1/2*[.D71])))/[.$C$8]/[.$C$4])" table:style-name="ce12">
            <text:p>0,026649</text:p>
          </table:table-cell>
          <table:table-cell office:value-type="float" office:value="2.6668336109115558E-2" table:formula="of:=[.$C$9]*(([.$C$3]*[.$C$4]*([.$C$5]-([.$C71]+1/2*[.E71]))+[.$C$6]*([.$C$7]-([.$C71]+1/2*[.E71])))/[.$C$8]/[.$C$4])" table:style-name="ce12">
            <text:p>0,026668</text:p>
          </table:table-cell>
          <table:table-cell office:value-type="float" office:value="2.5967797258942483E-2" table:formula="of:=[.$C$9]*(([.$C$3]*[.$C$4]*([.$C$5]-([.$C71]+[.F71]))+[.$C$6]*([.$C$7]-([.$C71]+[.F71])))/[.$C$8]/[.$C$4])" table:style-name="ce13">
            <text:p>0,025968</text:p>
          </table:table-cell>
          <table:table-cell office:value-type="float" office:value="38.813320509433034" table:formula="of:=[.H70]+1/6*([.I70]+2*[.J70]+2*[.K70]+[.L70])" table:style-name="ce6">
            <text:p>38,81332051</text:p>
          </table:table-cell>
          <table:table-cell office:value-type="float" office:value="0.1088550685836505" table:formula="of:=[.$C$9]*(([.$C$3]*[.$C$4]*([.$C71]-[.$H71])+[.$C$6]*([.$C$7]-[.$H71]))/[.$C$8]/[.$C$4])" table:style-name="ce12">
            <text:p>0,108855</text:p>
          </table:table-cell>
          <table:table-cell office:value-type="float" office:value="0.10599762303332955" table:formula="of:=[.$C$9]*(([.$C$3]*[.$C$4]*([.$C71]-([.$H71]+1/2*[.I71]))+[.$C$6]*([.$C$7]-([.$H71]+1/2*[.I71])))/[.$C$8]/[.$C$4])" table:style-name="ce12">
            <text:p>0,105998</text:p>
          </table:table-cell>
          <table:table-cell office:value-type="float" office:value="0.10607263097902551" table:formula="of:=[.$C$9]*(([.$C$3]*[.$C$4]*([.$C71]-([.$H71]+1/2*[.J71]))+[.$C$6]*([.$C$7]-([.$H71]+1/2*[.J71])))/[.$C$8]/[.$C$4])" table:style-name="ce12">
            <text:p>0,106073</text:p>
          </table:table-cell>
          <table:table-cell office:value-type="float" office:value="0.10328625545725151" table:formula="of:=[.$C$9]*(([.$C$3]*[.$C$4]*([.$C71]-([.$H71]+[.K71]))+[.$C$6]*([.$C$7]-([.$H71]+[.K71])))/[.$C$8]/[.$C$4])" table:style-name="ce13">
            <text:p>0,103286</text:p>
          </table:table-cell>
          <table:table-cell office:value-type="float" office:value="44.525515208902299" table:formula="of:=[.M70]+1/6*([.N70]+2*[.O70]+2*[.P70]+[.Q70])" table:style-name="ce24">
            <text:p>44,52551521</text:p>
          </table:table-cell>
          <table:table-cell office:value-type="float" office:value="0.22807647700428105" table:formula="of:=[.$C$9]*(([.$C$3]*[.$C$4]*([.$H71]-[.$M71])+[.$C$6]*([.$C$7]-[.$M71]))/[.$C$8]/[.$C$4])" table:style-name="ce12">
            <text:p>0,228076</text:p>
          </table:table-cell>
          <table:table-cell office:value-type="float" office:value="0.22208946948291866" table:formula="of:=[.$C$9]*(([.$C$3]*[.$C$4]*([.$H71]-([.$M71]+1/2*[.N71]))+[.$C$6]*([.$C$7]-([.$M71]+1/2*[.N71])))/[.$C$8]/[.$C$4])" table:style-name="ce12">
            <text:p>0,222089</text:p>
          </table:table-cell>
          <table:table-cell office:value-type="float" office:value="0.22224662843035423" table:formula="of:=[.$C$9]*(([.$C$3]*[.$C$4]*([.$H71]-([.$M71]+1/2*[.O71]))+[.$C$6]*([.$C$7]-([.$M71]+1/2*[.O71])))/[.$C$8]/[.$C$4])" table:style-name="ce12">
            <text:p>0,222247</text:p>
          </table:table-cell>
          <table:table-cell office:value-type="float" office:value="0.21640852901168739" table:formula="of:=[.$C$9]*(([.$C$3]*[.$C$4]*([.$H71]-([.$M71]+[.P71]))+[.$C$6]*([.$C$7]-([.$M71]+[.P71])))/[.$C$8]/[.$C$4])" table:style-name="ce13">
            <text:p>0,21640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9.5" table:formula="of:=[.B71]+[.$C$9]" table:style-name="ce28">
            <text:p>29,5</text:p>
          </table:table-cell>
          <table:table-cell office:value-type="float" office:value="30.457749791616642" table:formula="of:=[.C71]+1/6*([.D71]+2*[.E71]+2*[.F71]+[.G71])" table:style-name="ce6">
            <text:p>30,45774979</text:p>
          </table:table-cell>
          <table:table-cell office:value-type="float" office:value="2.5968135940126216E-2" table:formula="of:=[.$C$9]*(([.$C$3]*[.$C$4]*([.$C$5]-[.$C72])+[.$C$6]*([.$C$7]-[.$C72]))/[.$C$8]/[.$C$4])" table:style-name="ce12">
            <text:p>0,025968</text:p>
          </table:table-cell>
          <table:table-cell office:value-type="float" office:value="2.5286472371697982E-2" table:formula="of:=[.$C$9]*(([.$C$3]*[.$C$4]*([.$C$5]-([.$C72]+1/2*[.D72]))+[.$C$6]*([.$C$7]-([.$C72]+1/2*[.D72])))/[.$C$8]/[.$C$4])" table:style-name="ce12">
            <text:p>0,025286</text:p>
          </table:table-cell>
          <table:table-cell office:value-type="float" office:value="2.5304366040369244E-2" table:formula="of:=[.$C$9]*(([.$C$3]*[.$C$4]*([.$C$5]-([.$C72]+1/2*[.E72]))+[.$C$6]*([.$C$7]-([.$C72]+1/2*[.E72])))/[.$C$8]/[.$C$4])" table:style-name="ce12">
            <text:p>0,025304</text:p>
          </table:table-cell>
          <table:table-cell office:value-type="float" office:value="2.4639656723006852E-2" table:formula="of:=[.$C$9]*(([.$C$3]*[.$C$4]*([.$C$5]-([.$C72]+[.F72]))+[.$C$6]*([.$C$7]-([.$C72]+[.F72])))/[.$C$8]/[.$C$4])" table:style-name="ce13">
            <text:p>0,024640</text:p>
          </table:table-cell>
          <table:table-cell office:value-type="float" office:value="38.91936748144397" table:formula="of:=[.H71]+1/6*([.I71]+2*[.J71]+2*[.K71]+[.L71])" table:style-name="ce6">
            <text:p>38,91936748</text:p>
          </table:table-cell>
          <table:table-cell office:value-type="float" office:value="0.10462069680502362" table:formula="of:=[.$C$9]*(([.$C$3]*[.$C$4]*([.$C72]-[.$H72])+[.$C$6]*([.$C$7]-[.$H72]))/[.$C$8]/[.$C$4])" table:style-name="ce12">
            <text:p>0,104621</text:p>
          </table:table-cell>
          <table:table-cell office:value-type="float" office:value="0.1018744035138916" table:formula="of:=[.$C$9]*(([.$C$3]*[.$C$4]*([.$C72]-([.$H72]+1/2*[.I72]))+[.$C$6]*([.$C$7]-([.$H72]+1/2*[.I72])))/[.$C$8]/[.$C$4])" table:style-name="ce12">
            <text:p>0,101874</text:p>
          </table:table-cell>
          <table:table-cell office:value-type="float" office:value="0.10194649371278411" table:formula="of:=[.$C$9]*(([.$C$3]*[.$C$4]*([.$C72]-([.$H72]+1/2*[.J72]))+[.$C$6]*([.$C$7]-([.$H72]+1/2*[.J72])))/[.$C$8]/[.$C$4])" table:style-name="ce12">
            <text:p>0,101946</text:p>
          </table:table-cell>
          <table:table-cell office:value-type="float" office:value="9.9268505885102734E-2" table:formula="of:=[.$C$9]*(([.$C$3]*[.$C$4]*([.$C72]-([.$H72]+[.K72]))+[.$C$6]*([.$C$7]-([.$H72]+[.K72])))/[.$C$8]/[.$C$4])" table:style-name="ce13">
            <text:p>0,099269</text:p>
          </table:table-cell>
          <table:table-cell office:value-type="float" office:value="44.747708075876048" table:formula="of:=[.M71]+1/6*([.N71]+2*[.O71]+2*[.P71]+[.Q71])" table:style-name="ce24">
            <text:p>44,74770808</text:p>
          </table:table-cell>
          <table:table-cell office:value-type="float" office:value="0.221713700088706" table:formula="of:=[.$C$9]*(([.$C$3]*[.$C$4]*([.$H72]-[.$M72])+[.$C$6]*([.$C$7]-[.$M72]))/[.$C$8]/[.$C$4])" table:style-name="ce12">
            <text:p>0,221714</text:p>
          </table:table-cell>
          <table:table-cell office:value-type="float" office:value="0.21589371546137767" table:formula="of:=[.$C$9]*(([.$C$3]*[.$C$4]*([.$H72]-([.$M72]+1/2*[.N72]))+[.$C$6]*([.$C$7]-([.$M72]+1/2*[.N72])))/[.$C$8]/[.$C$4])" table:style-name="ce12">
            <text:p>0,215894</text:p>
          </table:table-cell>
          <table:table-cell office:value-type="float" office:value="0.2160464900578449" table:formula="of:=[.$C$9]*(([.$C$3]*[.$C$4]*([.$H72]-([.$M72]+1/2*[.O72]))+[.$C$6]*([.$C$7]-([.$M72]+1/2*[.O72])))/[.$C$8]/[.$C$4])" table:style-name="ce12">
            <text:p>0,216046</text:p>
          </table:table-cell>
          <table:table-cell office:value-type="float" office:value="0.21037125936066922" table:formula="of:=[.$C$9]*(([.$C$3]*[.$C$4]*([.$H72]-([.$M72]+[.P72]))+[.$C$6]*([.$C$7]-([.$M72]+[.P72])))/[.$C$8]/[.$C$4])" table:style-name="ce13">
            <text:p>0,21037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" table:formula="of:=[.B72]+[.$C$9]" table:style-name="ce28">
            <text:p>30</text:p>
          </table:table-cell>
          <table:table-cell office:value-type="float" office:value="30.483048036531187" table:formula="of:=[.C72]+1/6*([.D72]+2*[.E72]+2*[.F72]+[.G72])" table:style-name="ce6">
            <text:p>30,48304804</text:p>
          </table:table-cell>
          <table:table-cell office:value-type="float" office:value="2.4639978082112747E-2" table:formula="of:=[.$C$9]*(([.$C$3]*[.$C$4]*([.$C$5]-[.$C73])+[.$C$6]*([.$C$7]-[.$C73]))/[.$C$8]/[.$C$4])" table:style-name="ce12">
            <text:p>0,024640</text:p>
          </table:table-cell>
          <table:table-cell office:value-type="float" office:value="2.3993178657457294E-2" table:formula="of:=[.$C$9]*(([.$C$3]*[.$C$4]*([.$C$5]-([.$C73]+1/2*[.D73]))+[.$C$6]*([.$C$7]-([.$C73]+1/2*[.D73])))/[.$C$8]/[.$C$4])" table:style-name="ce12">
            <text:p>0,023993</text:p>
          </table:table-cell>
          <table:table-cell office:value-type="float" office:value="2.40101571423545E-2" table:formula="of:=[.$C$9]*(([.$C$3]*[.$C$4]*([.$C$5]-([.$C73]+1/2*[.E73]))+[.$C$6]*([.$C$7]-([.$C73]+1/2*[.E73])))/[.$C$8]/[.$C$4])" table:style-name="ce12">
            <text:p>0,024010</text:p>
          </table:table-cell>
          <table:table-cell office:value-type="float" office:value="2.3379444832139142E-2" table:formula="of:=[.$C$9]*(([.$C$3]*[.$C$4]*([.$C$5]-([.$C73]+[.F73]))+[.$C$6]*([.$C$7]-([.$C73]+[.F73])))/[.$C$8]/[.$C$4])" table:style-name="ce13">
            <text:p>0,023379</text:p>
          </table:table-cell>
          <table:table-cell office:value-type="float" office:value="39.021289314301214" table:formula="of:=[.H72]+1/6*([.I72]+2*[.J72]+2*[.K72]+[.L72])" table:style-name="ce6">
            <text:p>39,02128931</text:p>
          </table:table-cell>
          <table:table-cell office:value-type="float" office:value="0.10053471282574565" table:formula="of:=[.$C$9]*(([.$C$3]*[.$C$4]*([.$C73]-[.$H73])+[.$C$6]*([.$C$7]-[.$H73]))/[.$C$8]/[.$C$4])" table:style-name="ce12">
            <text:p>0,100535</text:p>
          </table:table-cell>
          <table:table-cell office:value-type="float" office:value="9.7895676614069768E-2" table:formula="of:=[.$C$9]*(([.$C$3]*[.$C$4]*([.$C73]-([.$H73]+1/2*[.I73]))+[.$C$6]*([.$C$7]-([.$H73]+1/2*[.I73])))/[.$C$8]/[.$C$4])" table:style-name="ce12">
            <text:p>0,097896</text:p>
          </table:table-cell>
          <table:table-cell office:value-type="float" office:value="9.7964951314626209E-2" table:formula="of:=[.$C$9]*(([.$C$3]*[.$C$4]*([.$C73]-([.$H73]+1/2*[.J73]))+[.$C$6]*([.$C$7]-([.$H73]+1/2*[.J73])))/[.$C$8]/[.$C$4])" table:style-name="ce12">
            <text:p>0,097965</text:p>
          </table:table-cell>
          <table:table-cell office:value-type="float" office:value="9.5391552881727931E-2" table:formula="of:=[.$C$9]*(([.$C$3]*[.$C$4]*([.$C73]-([.$H73]+[.K73]))+[.$C$6]*([.$C$7]-([.$H73]+[.K73])))/[.$C$8]/[.$C$4])" table:style-name="ce13">
            <text:p>0,095392</text:p>
          </table:table-cell>
          <table:table-cell office:value-type="float" office:value="44.963702304290685" table:formula="of:=[.M72]+1/6*([.N72]+2*[.O72]+2*[.P72]+[.Q72])" table:style-name="ce24">
            <text:p>44,9637023</text:p>
          </table:table-cell>
          <table:table-cell office:value-type="float" office:value="0.21547009473979983" table:formula="of:=[.$C$9]*(([.$C$3]*[.$C$4]*([.$H73]-[.$M73])+[.$C$6]*([.$C$7]-[.$M73]))/[.$C$8]/[.$C$4])" table:style-name="ce12">
            <text:p>0,215470</text:p>
          </table:table-cell>
          <table:table-cell office:value-type="float" office:value="0.20981400475287995" table:formula="of:=[.$C$9]*(([.$C$3]*[.$C$4]*([.$H73]-([.$M73]+1/2*[.N73]))+[.$C$6]*([.$C$7]-([.$M73]+1/2*[.N73])))/[.$C$8]/[.$C$4])" table:style-name="ce12">
            <text:p>0,209814</text:p>
          </table:table-cell>
          <table:table-cell office:value-type="float" office:value="0.20996247711503652" table:formula="of:=[.$C$9]*(([.$C$3]*[.$C$4]*([.$H73]-([.$M73]+1/2*[.O73]))+[.$C$6]*([.$C$7]-([.$M73]+1/2*[.O73])))/[.$C$8]/[.$C$4])" table:style-name="ce12">
            <text:p>0,209962</text:p>
          </table:table-cell>
          <table:table-cell office:value-type="float" office:value="0.2044470646912605" table:formula="of:=[.$C$9]*(([.$C$3]*[.$C$4]*([.$H73]-([.$M73]+[.P73]))+[.$C$6]*([.$C$7]-([.$M73]+[.P73])))/[.$C$8]/[.$C$4])" table:style-name="ce13">
            <text:p>0,20444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.5" table:formula="of:=[.B73]+[.$C$9]" table:style-name="ce28">
            <text:p>30,5</text:p>
          </table:table-cell>
          <table:table-cell office:value-type="float" office:value="30.507052385616834" table:formula="of:=[.C73]+1/6*([.D73]+2*[.E73]+2*[.F73]+[.G73])" table:style-name="ce6">
            <text:p>30,50705239</text:p>
          </table:table-cell>
          <table:table-cell office:value-type="float" office:value="2.337974975511611E-2" table:formula="of:=[.$C$9]*(([.$C$3]*[.$C$4]*([.$C$5]-[.$C74])+[.$C$6]*([.$C$7]-[.$C74]))/[.$C$8]/[.$C$4])" table:style-name="ce12">
            <text:p>0,023380</text:p>
          </table:table-cell>
          <table:table-cell office:value-type="float" office:value="2.2766031324044433E-2" table:formula="of:=[.$C$9]*(([.$C$3]*[.$C$4]*([.$C$5]-([.$C74]+1/2*[.D74]))+[.$C$6]*([.$C$7]-([.$C74]+1/2*[.D74])))/[.$C$8]/[.$C$4])" table:style-name="ce12">
            <text:p>0,022766</text:p>
          </table:table-cell>
          <table:table-cell office:value-type="float" office:value="2.2782141432860045E-2" table:formula="of:=[.$C$9]*(([.$C$3]*[.$C$4]*([.$C$5]-([.$C74]+1/2*[.E74]))+[.$C$6]*([.$C$7]-([.$C74]+1/2*[.E74])))/[.$C$8]/[.$C$4])" table:style-name="ce12">
            <text:p>0,022782</text:p>
          </table:table-cell>
          <table:table-cell office:value-type="float" office:value="2.2183687329891087E-2" table:formula="of:=[.$C$9]*(([.$C$3]*[.$C$4]*([.$C$5]-([.$C74]+[.F74]))+[.$C$6]*([.$C$7]-([.$C74]+[.F74])))/[.$C$8]/[.$C$4])" table:style-name="ce13">
            <text:p>0,022184</text:p>
          </table:table-cell>
          <table:table-cell office:value-type="float" office:value="39.119230567895357" table:formula="of:=[.H73]+1/6*([.I73]+2*[.J73]+2*[.K73]+[.L73])" table:style-name="ce6">
            <text:p>39,11923057</text:p>
          </table:table-cell>
          <table:table-cell office:value-type="float" office:value="9.6593014466335433E-2" table:formula="of:=[.$C$9]*(([.$C$3]*[.$C$4]*([.$C74]-[.$H74])+[.$C$6]*([.$C$7]-[.$H74]))/[.$C$8]/[.$C$4])" table:style-name="ce12">
            <text:p>0,096593</text:p>
          </table:table-cell>
          <table:table-cell office:value-type="float" office:value="9.4057447836594185E-2" table:formula="of:=[.$C$9]*(([.$C$3]*[.$C$4]*([.$C74]-([.$H74]+1/2*[.I74]))+[.$C$6]*([.$C$7]-([.$H74]+1/2*[.I74])))/[.$C$8]/[.$C$4])" table:style-name="ce12">
            <text:p>0,094057</text:p>
          </table:table-cell>
          <table:table-cell office:value-type="float" office:value="9.4124006460624965E-2" table:formula="of:=[.$C$9]*(([.$C$3]*[.$C$4]*([.$C74]-([.$H74]+1/2*[.J74]))+[.$C$6]*([.$C$7]-([.$H74]+1/2*[.J74])))/[.$C$8]/[.$C$4])" table:style-name="ce12">
            <text:p>0,094124</text:p>
          </table:table-cell>
          <table:table-cell office:value-type="float" office:value="9.165150412715263E-2" table:formula="of:=[.$C$9]*(([.$C$3]*[.$C$4]*([.$C74]-([.$H74]+[.K74]))+[.$C$6]*([.$C$7]-([.$H74]+[.K74])))/[.$C$8]/[.$C$4])" table:style-name="ce13">
            <text:p>0,091652</text:p>
          </table:table-cell>
          <table:table-cell office:value-type="float" office:value="45.173613991485169" table:formula="of:=[.M73]+1/6*([.N73]+2*[.O73]+2*[.P73]+[.Q73])" table:style-name="ce24">
            <text:p>45,17361399</text:p>
          </table:table-cell>
          <table:table-cell office:value-type="float" office:value="0.20934679384179652" table:formula="of:=[.$C$9]*(([.$C$3]*[.$C$4]*([.$H74]-[.$M74])+[.$C$6]*([.$C$7]-[.$M74]))/[.$C$8]/[.$C$4])" table:style-name="ce12">
            <text:p>0,209347</text:p>
          </table:table-cell>
          <table:table-cell office:value-type="float" office:value="0.20385144050344917" table:formula="of:=[.$C$9]*(([.$C$3]*[.$C$4]*([.$H74]-([.$M74]+1/2*[.N74]))+[.$C$6]*([.$C$7]-([.$M74]+1/2*[.N74])))/[.$C$8]/[.$C$4])" table:style-name="ce12">
            <text:p>0,203851</text:p>
          </table:table-cell>
          <table:table-cell office:value-type="float" office:value="0.20399569352858077" table:formula="of:=[.$C$9]*(([.$C$3]*[.$C$4]*([.$H74]-([.$M74]+1/2*[.O74]))+[.$C$6]*([.$C$7]-([.$M74]+1/2*[.O74])))/[.$C$8]/[.$C$4])" table:style-name="ce12">
            <text:p>0,203996</text:p>
          </table:table-cell>
          <table:table-cell office:value-type="float" office:value="0.19863701993154587" table:formula="of:=[.$C$9]*(([.$C$3]*[.$C$4]*([.$H74]-([.$M74]+[.P74]))+[.$C$6]*([.$C$7]-([.$M74]+[.P74])))/[.$C$8]/[.$C$4])" table:style-name="ce13">
            <text:p>0,19863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1" table:formula="of:=[.B74]+[.$C$9]" table:style-name="ce28">
            <text:p>31</text:p>
          </table:table-cell>
          <table:table-cell office:value-type="float" office:value="30.52982901604997" table:formula="of:=[.C74]+1/6*([.D74]+2*[.E74]+2*[.F74]+[.G74])" table:style-name="ce6">
            <text:p>30,52982902</text:p>
          </table:table-cell>
          <table:table-cell office:value-type="float" office:value="2.2183976657376661E-2" table:formula="of:=[.$C$9]*(([.$C$3]*[.$C$4]*([.$C$5]-[.$C75])+[.$C$6]*([.$C$7]-[.$C75]))/[.$C$8]/[.$C$4])" table:style-name="ce12">
            <text:p>0,022184</text:p>
          </table:table-cell>
          <table:table-cell office:value-type="float" office:value="2.1601647270120566E-2" table:formula="of:=[.$C$9]*(([.$C$3]*[.$C$4]*([.$C$5]-([.$C75]+1/2*[.D75]))+[.$C$6]*([.$C$7]-([.$C75]+1/2*[.D75])))/[.$C$8]/[.$C$4])" table:style-name="ce12">
            <text:p>0,021602</text:p>
          </table:table-cell>
          <table:table-cell office:value-type="float" office:value="2.161693341653597E-2" table:formula="of:=[.$C$9]*(([.$C$3]*[.$C$4]*([.$C$5]-([.$C75]+1/2*[.E75]))+[.$C$6]*([.$C$7]-([.$C75]+1/2*[.E75])))/[.$C$8]/[.$C$4])" table:style-name="ce12">
            <text:p>0,021617</text:p>
          </table:table-cell>
          <table:table-cell office:value-type="float" office:value="2.1049087653008541E-2" table:formula="of:=[.$C$9]*(([.$C$3]*[.$C$4]*([.$C$5]-([.$C75]+[.F75]))+[.$C$6]*([.$C$7]-([.$C75]+[.F75])))/[.$C$8]/[.$C$4])" table:style-name="ce13">
            <text:p>0,021049</text:p>
          </table:table-cell>
          <table:table-cell office:value-type="float" office:value="39.213331805760014" table:formula="of:=[.H74]+1/6*([.I74]+2*[.J74]+2*[.K74]+[.L74])" table:style-name="ce6">
            <text:p>39,21333181</text:p>
          </table:table-cell>
          <table:table-cell office:value-type="float" office:value="9.2791531000097738E-2" table:formula="of:=[.$C$9]*(([.$C$3]*[.$C$4]*([.$C75]-[.$H75])+[.$C$6]*([.$C$7]-[.$H75]))/[.$C$8]/[.$C$4])" table:style-name="ce12">
            <text:p>0,092792</text:p>
          </table:table-cell>
          <table:table-cell office:value-type="float" office:value="9.0355753311345099E-2" table:formula="of:=[.$C$9]*(([.$C$3]*[.$C$4]*([.$C75]-([.$H75]+1/2*[.I75]))+[.$C$6]*([.$C$7]-([.$H75]+1/2*[.I75])))/[.$C$8]/[.$C$4])" table:style-name="ce12">
            <text:p>0,090356</text:p>
          </table:table-cell>
          <table:table-cell office:value-type="float" office:value="9.0419692475675106E-2" table:formula="of:=[.$C$9]*(([.$C$3]*[.$C$4]*([.$C75]-([.$H75]+1/2*[.J75]))+[.$C$6]*([.$C$7]-([.$H75]+1/2*[.J75])))/[.$C$8]/[.$C$4])" table:style-name="ce12">
            <text:p>0,090420</text:p>
          </table:table-cell>
          <table:table-cell office:value-type="float" office:value="8.8044497145124634E-2" table:formula="of:=[.$C$9]*(([.$C$3]*[.$C$4]*([.$C75]-([.$H75]+[.K75]))+[.$C$6]*([.$C$7]-([.$H75]+[.K75])))/[.$C$8]/[.$C$4])" table:style-name="ce13">
            <text:p>0,088044</text:p>
          </table:table-cell>
          <table:table-cell office:value-type="float" office:value="45.377560338458068" table:formula="of:=[.M74]+1/6*([.N74]+2*[.O74]+2*[.P74]+[.Q74])" table:style-name="ce24">
            <text:p>45,37756034</text:p>
          </table:table-cell>
          <table:table-cell office:value-type="float" office:value="0.20334467251895211" table:formula="of:=[.$C$9]*(([.$C$3]*[.$C$4]*([.$H75]-[.$M75])+[.$C$6]*([.$C$7]-[.$M75]))/[.$C$8]/[.$C$4])" table:style-name="ce12">
            <text:p>0,203345</text:p>
          </table:table-cell>
          <table:table-cell office:value-type="float" office:value="0.19800687486532961" table:formula="of:=[.$C$9]*(([.$C$3]*[.$C$4]*([.$H75]-([.$M75]+1/2*[.N75]))+[.$C$6]*([.$C$7]-([.$M75]+1/2*[.N75])))/[.$C$8]/[.$C$4])" table:style-name="ce12">
            <text:p>0,198007</text:p>
          </table:table-cell>
          <table:table-cell office:value-type="float" office:value="0.19814699205373723" table:formula="of:=[.$C$9]*(([.$C$3]*[.$C$4]*([.$H75]-([.$M75]+1/2*[.O75]))+[.$C$6]*([.$C$7]-([.$M75]+1/2*[.O75])))/[.$C$8]/[.$C$4])" table:style-name="ce12">
            <text:p>0,198147</text:p>
          </table:table-cell>
          <table:table-cell office:value-type="float" office:value="0.19294195543613091" table:formula="of:=[.$C$9]*(([.$C$3]*[.$C$4]*([.$H75]-([.$M75]+[.P75]))+[.$C$6]*([.$C$7]-([.$M75]+[.P75])))/[.$C$8]/[.$C$4])" table:style-name="ce13">
            <text:p>0,19294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1.5" table:formula="of:=[.B75]+[.$C$9]" table:style-name="ce28">
            <text:p>31,5</text:p>
          </table:table-cell>
          <table:table-cell office:value-type="float" office:value="30.551440720330586" table:formula="of:=[.C75]+1/6*([.D75]+2*[.E75]+2*[.F75]+[.G75])" table:style-name="ce6">
            <text:p>30,55144072</text:p>
          </table:table-cell>
          <table:table-cell office:value-type="float" office:value="2.1049362182644245E-2" table:formula="of:=[.$C$9]*(([.$C$3]*[.$C$4]*([.$C$5]-[.$C76])+[.$C$6]*([.$C$7]-[.$C76]))/[.$C$8]/[.$C$4])" table:style-name="ce12">
            <text:p>0,021049</text:p>
          </table:table-cell>
          <table:table-cell office:value-type="float" office:value="2.0496816425349833E-2" table:formula="of:=[.$C$9]*(([.$C$3]*[.$C$4]*([.$C$5]-([.$C76]+1/2*[.D76]))+[.$C$6]*([.$C$7]-([.$C76]+1/2*[.D76])))/[.$C$8]/[.$C$4])" table:style-name="ce12">
            <text:p>0,020497</text:p>
          </table:table-cell>
          <table:table-cell office:value-type="float" office:value="2.051132075147882E-2" table:formula="of:=[.$C$9]*(([.$C$3]*[.$C$4]*([.$C$5]-([.$C76]+1/2*[.E76]))+[.$C$6]*([.$C$7]-([.$C76]+1/2*[.E76])))/[.$C$8]/[.$C$4])" table:style-name="ce12">
            <text:p>0,020511</text:p>
          </table:table-cell>
          <table:table-cell office:value-type="float" office:value="1.9972517843191668E-2" table:formula="of:=[.$C$9]*(([.$C$3]*[.$C$4]*([.$C$5]-([.$C76]+[.F76]))+[.$C$6]*([.$C$7]-([.$C76]+[.F76])))/[.$C$8]/[.$C$4])" table:style-name="ce13">
            <text:p>0,019973</text:p>
          </table:table-cell>
          <table:table-cell office:value-type="float" office:value="39.303729625713224" table:formula="of:=[.H75]+1/6*([.I75]+2*[.J75]+2*[.K75]+[.L75])" table:style-name="ce6">
            <text:p>39,30372963</text:p>
          </table:table-cell>
          <table:table-cell office:value-type="float" office:value="8.9126230666584996E-2" table:formula="of:=[.$C$9]*(([.$C$3]*[.$C$4]*([.$C76]-[.$H76])+[.$C$6]*([.$C$7]-[.$H76]))/[.$C$8]/[.$C$4])" table:style-name="ce12">
            <text:p>0,089126</text:p>
          </table:table-cell>
          <table:table-cell office:value-type="float" office:value="8.6786667111587348E-2" table:formula="of:=[.$C$9]*(([.$C$3]*[.$C$4]*([.$C76]-([.$H76]+1/2*[.I76]))+[.$C$6]*([.$C$7]-([.$H76]+1/2*[.I76])))/[.$C$8]/[.$C$4])" table:style-name="ce12">
            <text:p>0,086787</text:p>
          </table:table-cell>
          <table:table-cell office:value-type="float" office:value="8.6848080654905971E-2" table:formula="of:=[.$C$9]*(([.$C$3]*[.$C$4]*([.$C76]-([.$H76]+1/2*[.J76]))+[.$C$6]*([.$C$7]-([.$H76]+1/2*[.J76])))/[.$C$8]/[.$C$4])" table:style-name="ce12">
            <text:p>0,086848</text:p>
          </table:table-cell>
          <table:table-cell office:value-type="float" office:value="8.4566706432202585E-2" table:formula="of:=[.$C$9]*(([.$C$3]*[.$C$4]*([.$C76]-([.$H76]+[.K76]))+[.$C$6]*([.$C$7]-([.$H76]+[.K76])))/[.$C$8]/[.$C$4])" table:style-name="ce13">
            <text:p>0,084567</text:p>
          </table:table-cell>
          <table:table-cell office:value-type="float" office:value="45.57565939875694" table:formula="of:=[.M75]+1/6*([.N75]+2*[.O75]+2*[.P75]+[.Q75])" table:style-name="ce24">
            <text:p>45,5756594</text:p>
          </table:table-cell>
          <table:table-cell office:value-type="float" office:value="0.19746436285092181" table:formula="of:=[.$C$9]*(([.$C$3]*[.$C$4]*([.$H76]-[.$M76])+[.$C$6]*([.$C$7]-[.$M76]))/[.$C$8]/[.$C$4])" table:style-name="ce12">
            <text:p>0,197464</text:p>
          </table:table-cell>
          <table:table-cell office:value-type="float" office:value="0.19228092332608515" table:formula="of:=[.$C$9]*(([.$C$3]*[.$C$4]*([.$H76]-([.$M76]+1/2*[.N76]))+[.$C$6]*([.$C$7]-([.$M76]+1/2*[.N76])))/[.$C$8]/[.$C$4])" table:style-name="ce12">
            <text:p>0,192281</text:p>
          </table:table-cell>
          <table:table-cell office:value-type="float" office:value="0.19241698861361226" table:formula="of:=[.$C$9]*(([.$C$3]*[.$C$4]*([.$H76]-([.$M76]+1/2*[.O76]))+[.$C$6]*([.$C$7]-([.$M76]+1/2*[.O76])))/[.$C$8]/[.$C$4])" table:style-name="ce12">
            <text:p>0,192417</text:p>
          </table:table-cell>
          <table:table-cell office:value-type="float" office:value="0.18736247094870698" table:formula="of:=[.$C$9]*(([.$C$3]*[.$C$4]*([.$H76]-([.$M76]+[.P76]))+[.$C$6]*([.$C$7]-([.$M76]+[.P76])))/[.$C$8]/[.$C$4])" table:style-name="ce13">
            <text:p>0,1873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2" table:formula="of:=[.B76]+[.$C$9]" table:style-name="ce28">
            <text:p>32</text:p>
          </table:table-cell>
          <table:table-cell office:value-type="float" office:value="30.571947079393833" table:formula="of:=[.C76]+1/6*([.D76]+2*[.E76]+2*[.F76]+[.G76])" table:style-name="ce6">
            <text:p>30,57194708</text:p>
          </table:table-cell>
          <table:table-cell office:value-type="float" office:value="1.9972778331823746E-2" table:formula="of:=[.$C$9]*(([.$C$3]*[.$C$4]*([.$C$5]-[.$C77])+[.$C$6]*([.$C$7]-[.$C77]))/[.$C$8]/[.$C$4])" table:style-name="ce12">
            <text:p>0,019973</text:p>
          </table:table-cell>
          <table:table-cell office:value-type="float" office:value="1.9448492900613359E-2" table:formula="of:=[.$C$9]*(([.$C$3]*[.$C$4]*([.$C$5]-([.$C77]+1/2*[.D77]))+[.$C$6]*([.$C$7]-([.$C77]+1/2*[.D77])))/[.$C$8]/[.$C$4])" table:style-name="ce12">
            <text:p>0,019448</text:p>
          </table:table-cell>
          <table:table-cell office:value-type="float" office:value="1.9462255393182658E-2" table:formula="of:=[.$C$9]*(([.$C$3]*[.$C$4]*([.$C$5]-([.$C77]+1/2*[.E77]))+[.$C$6]*([.$C$7]-([.$C77]+1/2*[.E77])))/[.$C$8]/[.$C$4])" table:style-name="ce12">
            <text:p>0,019462</text:p>
          </table:table-cell>
          <table:table-cell office:value-type="float" office:value="1.8951009923681567E-2" table:formula="of:=[.$C$9]*(([.$C$3]*[.$C$4]*([.$C$5]-([.$C77]+[.F77]))+[.$C$6]*([.$C$7]-([.$C77]+[.F77])))/[.$C$8]/[.$C$4])" table:style-name="ce13">
            <text:p>0,018951</text:p>
          </table:table-cell>
          <table:table-cell office:value-type="float" office:value="39.390556697818518" table:formula="of:=[.H76]+1/6*([.I76]+2*[.J76]+2*[.K76]+[.L76])" table:style-name="ce6">
            <text:p>39,3905567</text:p>
          </table:table-cell>
          <table:table-cell office:value-type="float" office:value="8.5593127334219504E-2" table:formula="of:=[.$C$9]*(([.$C$3]*[.$C$4]*([.$C77]-[.$H77])+[.$C$6]*([.$C$7]-[.$H77]))/[.$C$8]/[.$C$4])" table:style-name="ce12">
            <text:p>0,085593</text:p>
          </table:table-cell>
          <table:table-cell office:value-type="float" office:value="8.3346307741696199E-2" table:formula="of:=[.$C$9]*(([.$C$3]*[.$C$4]*([.$C77]-([.$H77]+1/2*[.I77]))+[.$C$6]*([.$C$7]-([.$H77]+1/2*[.I77])))/[.$C$8]/[.$C$4])" table:style-name="ce12">
            <text:p>0,083346</text:p>
          </table:table-cell>
          <table:table-cell office:value-type="float" office:value="8.3405286756000063E-2" table:formula="of:=[.$C$9]*(([.$C$3]*[.$C$4]*([.$C77]-([.$H77]+1/2*[.J77]))+[.$C$6]*([.$C$7]-([.$H77]+1/2*[.J77])))/[.$C$8]/[.$C$4])" table:style-name="ce12">
            <text:p>0,083405</text:p>
          </table:table-cell>
          <table:table-cell office:value-type="float" office:value="8.121434977952964E-2" table:formula="of:=[.$C$9]*(([.$C$3]*[.$C$4]*([.$C77]-([.$H77]+[.K77]))+[.$C$6]*([.$C$7]-([.$H77]+[.K77])))/[.$C$8]/[.$C$4])" table:style-name="ce13">
            <text:p>0,081214</text:p>
          </table:table-cell>
          <table:table-cell office:value-type="float" office:value="45.768029841703445" table:formula="of:=[.M76]+1/6*([.N76]+2*[.O76]+2*[.P76]+[.Q76])" table:style-name="ce24">
            <text:p>45,76802984</text:p>
          </table:table-cell>
          <table:table-cell office:value-type="float" office:value="0.19170626820149506" table:formula="of:=[.$C$9]*(([.$C$3]*[.$C$4]*([.$H77]-[.$M77])+[.$C$6]*([.$C$7]-[.$M77]))/[.$C$8]/[.$C$4])" table:style-name="ce12">
            <text:p>0,191706</text:p>
          </table:table-cell>
          <table:table-cell office:value-type="float" office:value="0.18667397866120564" table:formula="of:=[.$C$9]*(([.$C$3]*[.$C$4]*([.$H77]-([.$M77]+1/2*[.N77]))+[.$C$6]*([.$C$7]-([.$M77]+1/2*[.N77])))/[.$C$8]/[.$C$4])" table:style-name="ce12">
            <text:p>0,186674</text:p>
          </table:table-cell>
          <table:table-cell office:value-type="float" office:value="0.18680607626163839" table:formula="of:=[.$C$9]*(([.$C$3]*[.$C$4]*([.$H77]-([.$M77]+1/2*[.O77]))+[.$C$6]*([.$C$7]-([.$M77]+1/2*[.O77])))/[.$C$8]/[.$C$4])" table:style-name="ce12">
            <text:p>0,186806</text:p>
          </table:table-cell>
          <table:table-cell office:value-type="float" office:value="0.18189894919775895" table:formula="of:=[.$C$9]*(([.$C$3]*[.$C$4]*([.$H77]-([.$M77]+[.P77]))+[.$C$6]*([.$C$7]-([.$M77]+[.P77])))/[.$C$8]/[.$C$4])" table:style-name="ce13">
            <text:p>0,18189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2.5" table:formula="of:=[.B77]+[.$C$9]" table:style-name="ce28">
            <text:p>32,5</text:p>
          </table:table-cell>
          <table:table-cell office:value-type="float" office:value="30.591404626867682" table:formula="of:=[.C77]+1/6*([.D77]+2*[.E77]+2*[.F77]+[.G77])" table:style-name="ce6">
            <text:p>30,59140463</text:p>
          </table:table-cell>
          <table:table-cell office:value-type="float" office:value="1.8951257089446699E-2" table:formula="of:=[.$C$9]*(([.$C$3]*[.$C$4]*([.$C$5]-[.$C78])+[.$C$6]*([.$C$7]-[.$C78]))/[.$C$8]/[.$C$4])" table:style-name="ce12">
            <text:p>0,018951</text:p>
          </table:table-cell>
          <table:table-cell office:value-type="float" office:value="1.845378659084872E-2" table:formula="of:=[.$C$9]*(([.$C$3]*[.$C$4]*([.$C$5]-([.$C78]+1/2*[.D78]))+[.$C$6]*([.$C$7]-([.$C78]+1/2*[.D78])))/[.$C$8]/[.$C$4])" table:style-name="ce12">
            <text:p>0,018454</text:p>
          </table:table-cell>
          <table:table-cell office:value-type="float" office:value="1.8466845191436959E-2" table:formula="of:=[.$C$9]*(([.$C$3]*[.$C$4]*([.$C$5]-([.$C78]+1/2*[.E78]))+[.$C$6]*([.$C$7]-([.$C78]+1/2*[.E78])))/[.$C$8]/[.$C$4])" table:style-name="ce12">
            <text:p>0,018467</text:p>
          </table:table-cell>
          <table:table-cell office:value-type="float" office:value="1.7981747716896167E-2" table:formula="of:=[.$C$9]*(([.$C$3]*[.$C$4]*([.$C$5]-([.$C78]+[.F78]))+[.$C$6]*([.$C$7]-([.$C78]+[.F78])))/[.$C$8]/[.$C$4])" table:style-name="ce13">
            <text:p>0,017982</text:p>
          </table:table-cell>
          <table:table-cell office:value-type="float" office:value="39.473941808836706" table:formula="of:=[.H77]+1/6*([.I77]+2*[.J77]+2*[.K77]+[.L77])" table:style-name="ce6">
            <text:p>39,47394181</text:p>
          </table:table-cell>
          <table:table-cell office:value-type="float" office:value="8.2188286379457048E-2" table:formula="of:=[.$C$9]*(([.$C$3]*[.$C$4]*([.$C78]-[.$H78])+[.$C$6]*([.$C$7]-[.$H78]))/[.$C$8]/[.$C$4])" table:style-name="ce12">
            <text:p>0,082188</text:p>
          </table:table-cell>
          <table:table-cell office:value-type="float" office:value="8.0030843861996118E-2" table:formula="of:=[.$C$9]*(([.$C$3]*[.$C$4]*([.$C78]-([.$H78]+1/2*[.I78]))+[.$C$6]*([.$C$7]-([.$H78]+1/2*[.I78])))/[.$C$8]/[.$C$4])" table:style-name="ce12">
            <text:p>0,080031</text:p>
          </table:table-cell>
          <table:table-cell office:value-type="float" office:value="8.0087476728079879E-2" table:formula="of:=[.$C$9]*(([.$C$3]*[.$C$4]*([.$C78]-([.$H78]+1/2*[.J78]))+[.$C$6]*([.$C$7]-([.$H78]+1/2*[.J78])))/[.$C$8]/[.$C$4])" table:style-name="ce12">
            <text:p>0,080087</text:p>
          </table:table-cell>
          <table:table-cell office:value-type="float" office:value="7.7983693851232772E-2" table:formula="of:=[.$C$9]*(([.$C$3]*[.$C$4]*([.$C78]-([.$H78]+[.K78]))+[.$C$6]*([.$C$7]-([.$H78]+[.K78])))/[.$C$8]/[.$C$4])" table:style-name="ce13">
            <text:p>0,077984</text:p>
          </table:table-cell>
          <table:table-cell office:value-type="float" office:value="45.954790729577603" table:formula="of:=[.M77]+1/6*([.N77]+2*[.O77]+2*[.P77]+[.Q77])" table:style-name="ce24">
            <text:p>45,95479073</text:p>
          </table:table-cell>
          <table:table-cell office:value-type="float" office:value="0.18607057713901115" table:formula="of:=[.$C$9]*(([.$C$3]*[.$C$4]*([.$H78]-[.$M78])+[.$C$6]*([.$C$7]-[.$M78]))/[.$C$8]/[.$C$4])" table:style-name="ce12">
            <text:p>0,186071</text:p>
          </table:table-cell>
          <table:table-cell office:value-type="float" office:value="0.18118622448911226" table:formula="of:=[.$C$9]*(([.$C$3]*[.$C$4]*([.$H78]-([.$M78]+1/2*[.N78]))+[.$C$6]*([.$C$7]-([.$M78]+1/2*[.N78])))/[.$C$8]/[.$C$4])" table:style-name="ce12">
            <text:p>0,181186</text:p>
          </table:table-cell>
          <table:table-cell office:value-type="float" office:value="0.18131443874617195" table:formula="of:=[.$C$9]*(([.$C$3]*[.$C$4]*([.$H78]-([.$M78]+1/2*[.O78]))+[.$C$6]*([.$C$7]-([.$M78]+1/2*[.O78])))/[.$C$8]/[.$C$4])" table:style-name="ce12">
            <text:p>0,181314</text:p>
          </table:table-cell>
          <table:table-cell office:value-type="float" office:value="0.17655156910483719" table:formula="of:=[.$C$9]*(([.$C$3]*[.$C$4]*([.$H78]-([.$M78]+[.P78]))+[.$C$6]*([.$C$7]-([.$M78]+[.P78])))/[.$C$8]/[.$C$4])" table:style-name="ce13">
            <text:p>0,17655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3" table:formula="of:=[.B78]+[.$C$9]" table:style-name="ce28">
            <text:p>33</text:p>
          </table:table-cell>
          <table:table-cell office:value-type="float" office:value="30.609867004929502" table:formula="of:=[.C78]+1/6*([.D78]+2*[.E78]+2*[.F78]+[.G78])" table:style-name="ce6">
            <text:p>30,609867</text:p>
          </table:table-cell>
          <table:table-cell office:value-type="float" office:value="1.7981982241201195E-2" table:formula="of:=[.$C$9]*(([.$C$3]*[.$C$4]*([.$C$5]-[.$C79])+[.$C$6]*([.$C$7]-[.$C79]))/[.$C$8]/[.$C$4])" table:style-name="ce12">
            <text:p>0,017982</text:p>
          </table:table-cell>
          <table:table-cell office:value-type="float" office:value="1.7509955207369556E-2" table:formula="of:=[.$C$9]*(([.$C$3]*[.$C$4]*([.$C$5]-([.$C79]+1/2*[.D79]))+[.$C$6]*([.$C$7]-([.$C79]+1/2*[.D79])))/[.$C$8]/[.$C$4])" table:style-name="ce12">
            <text:p>0,017510</text:p>
          </table:table-cell>
          <table:table-cell office:value-type="float" office:value="1.7522345917007898E-2" table:formula="of:=[.$C$9]*(([.$C$3]*[.$C$4]*([.$C$5]-([.$C79]+1/2*[.E79]))+[.$C$6]*([.$C$7]-([.$C79]+1/2*[.E79])))/[.$C$8]/[.$C$4])" table:style-name="ce12">
            <text:p>0,017522</text:p>
          </table:table-cell>
          <table:table-cell office:value-type="float" office:value="1.7062059080558242E-2" table:formula="of:=[.$C$9]*(([.$C$3]*[.$C$4]*([.$C$5]-([.$C79]+[.F79]))+[.$C$6]*([.$C$7]-([.$C79]+[.F79])))/[.$C$8]/[.$C$4])" table:style-name="ce13">
            <text:p>0,017062</text:p>
          </table:table-cell>
          <table:table-cell office:value-type="float" office:value="39.554009912405178" table:formula="of:=[.H78]+1/6*([.I78]+2*[.J78]+2*[.K78]+[.L78])" table:style-name="ce6">
            <text:p>39,55400991</text:p>
          </table:table-cell>
          <table:table-cell office:value-type="float" office:value="7.8907829845203253E-2" table:formula="of:=[.$C$9]*(([.$C$3]*[.$C$4]*([.$C79]-[.$H79])+[.$C$6]*([.$C$7]-[.$H79]))/[.$C$8]/[.$C$4])" table:style-name="ce12">
            <text:p>0,078908</text:p>
          </table:table-cell>
          <table:table-cell office:value-type="float" office:value="7.6836499311766546E-2" table:formula="of:=[.$C$9]*(([.$C$3]*[.$C$4]*([.$C79]-([.$H79]+1/2*[.I79]))+[.$C$6]*([.$C$7]-([.$H79]+1/2*[.I79])))/[.$C$8]/[.$C$4])" table:style-name="ce12">
            <text:p>0,076836</text:p>
          </table:table-cell>
          <table:table-cell office:value-type="float" office:value="7.6890871738269362E-2" table:formula="of:=[.$C$9]*(([.$C$3]*[.$C$4]*([.$C79]-([.$H79]+1/2*[.J79]))+[.$C$6]*([.$C$7]-([.$H79]+1/2*[.J79])))/[.$C$8]/[.$C$4])" table:style-name="ce12">
            <text:p>0,076891</text:p>
          </table:table-cell>
          <table:table-cell office:value-type="float" office:value="7.4871059078944036E-2" table:formula="of:=[.$C$9]*(([.$C$3]*[.$C$4]*([.$C79]-([.$H79]+[.K79]))+[.$C$6]*([.$C$7]-([.$H79]+[.K79])))/[.$C$8]/[.$C$4])" table:style-name="ce13">
            <text:p>0,074871</text:p>
          </table:table-cell>
          <table:table-cell office:value-type="float" office:value="46.136061308363338" table:formula="of:=[.M78]+1/6*([.N78]+2*[.O78]+2*[.P78]+[.Q78])" table:style-name="ce24">
            <text:p>46,13606131</text:p>
          </table:table-cell>
          <table:table-cell office:value-type="float" office:value="0.18055727693118365" table:formula="of:=[.$C$9]*(([.$C$3]*[.$C$4]*([.$H79]-[.$M79])+[.$C$6]*([.$C$7]-[.$M79]))/[.$C$8]/[.$C$4])" table:style-name="ce12">
            <text:p>0,180557</text:p>
          </table:table-cell>
          <table:table-cell office:value-type="float" office:value="0.17581764841174011" table:formula="of:=[.$C$9]*(([.$C$3]*[.$C$4]*([.$H79]-([.$M79]+1/2*[.N79]))+[.$C$6]*([.$C$7]-([.$M79]+1/2*[.N79])))/[.$C$8]/[.$C$4])" table:style-name="ce12">
            <text:p>0,175818</text:p>
          </table:table-cell>
          <table:table-cell office:value-type="float" office:value="0.17594206366037554" table:formula="of:=[.$C$9]*(([.$C$3]*[.$C$4]*([.$H79]-([.$M79]+1/2*[.O79]))+[.$C$6]*([.$C$7]-([.$M79]+1/2*[.O79])))/[.$C$8]/[.$C$4])" table:style-name="ce12">
            <text:p>0,175942</text:p>
          </table:table-cell>
          <table:table-cell office:value-type="float" office:value="0.17132031858901411" table:formula="of:=[.$C$9]*(([.$C$3]*[.$C$4]*([.$H79]-([.$M79]+[.P79]))+[.$C$6]*([.$C$7]-([.$M79]+[.P79])))/[.$C$8]/[.$C$4])" table:style-name="ce13">
            <text:p>0,17132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3.5" table:formula="of:=[.B79]+[.$C$9]" table:style-name="ce28">
            <text:p>33,5</text:p>
          </table:table-cell>
          <table:table-cell office:value-type="float" office:value="30.627385112191256" table:formula="of:=[.C79]+1/6*([.D79]+2*[.E79]+2*[.F79]+[.G79])" table:style-name="ce6">
            <text:p>30,62738511</text:p>
          </table:table-cell>
          <table:table-cell office:value-type="float" office:value="1.7062281609959085E-2" table:formula="of:=[.$C$9]*(([.$C$3]*[.$C$4]*([.$C$5]-[.$C80])+[.$C$6]*([.$C$7]-[.$C80]))/[.$C$8]/[.$C$4])" table:style-name="ce12">
            <text:p>0,017062</text:p>
          </table:table-cell>
          <table:table-cell office:value-type="float" office:value="1.6614396717697672E-2" table:formula="of:=[.$C$9]*(([.$C$3]*[.$C$4]*([.$C$5]-([.$C80]+1/2*[.D80]))+[.$C$6]*([.$C$7]-([.$C80]+1/2*[.D80])))/[.$C$8]/[.$C$4])" table:style-name="ce12">
            <text:p>0,016614</text:p>
          </table:table-cell>
          <table:table-cell office:value-type="float" office:value="1.6626153696119559E-2" table:formula="of:=[.$C$9]*(([.$C$3]*[.$C$4]*([.$C$5]-([.$C80]+1/2*[.E80]))+[.$C$6]*([.$C$7]-([.$C80]+1/2*[.E80])))/[.$C$8]/[.$C$4])" table:style-name="ce12">
            <text:p>0,016626</text:p>
          </table:table-cell>
          <table:table-cell office:value-type="float" office:value="1.6189408540912838E-2" table:formula="of:=[.$C$9]*(([.$C$3]*[.$C$4]*([.$C$5]-([.$C80]+[.F80]))+[.$C$6]*([.$C$7]-([.$C80]+[.F80])))/[.$C$8]/[.$C$4])" table:style-name="ce13">
            <text:p>0,016189</text:p>
          </table:table-cell>
          <table:table-cell office:value-type="float" office:value="39.630882184242544" table:formula="of:=[.H79]+1/6*([.I79]+2*[.J79]+2*[.K79]+[.L79])" table:style-name="ce6">
            <text:p>39,63088218</text:p>
          </table:table-cell>
          <table:table-cell office:value-type="float" office:value="7.5747940936829197E-2" table:formula="of:=[.$C$9]*(([.$C$3]*[.$C$4]*([.$C80]-[.$H80])+[.$C$6]*([.$C$7]-[.$H80]))/[.$C$8]/[.$C$4])" table:style-name="ce12">
            <text:p>0,075748</text:p>
          </table:table-cell>
          <table:table-cell office:value-type="float" office:value="7.3759557487237309E-2" table:formula="of:=[.$C$9]*(([.$C$3]*[.$C$4]*([.$C80]-([.$H80]+1/2*[.I80]))+[.$C$6]*([.$C$7]-([.$H80]+1/2*[.I80])))/[.$C$8]/[.$C$4])" table:style-name="ce12">
            <text:p>0,073760</text:p>
          </table:table-cell>
          <table:table-cell office:value-type="float" office:value="7.3811752552789295E-2" table:formula="of:=[.$C$9]*(([.$C$3]*[.$C$4]*([.$C80]-([.$H80]+1/2*[.J80]))+[.$C$6]*([.$C$7]-([.$H80]+1/2*[.J80])))/[.$C$8]/[.$C$4])" table:style-name="ce12">
            <text:p>0,073812</text:p>
          </table:table-cell>
          <table:table-cell office:value-type="float" office:value="7.1872823927807639E-2" table:formula="of:=[.$C$9]*(([.$C$3]*[.$C$4]*([.$C80]-([.$H80]+[.K80]))+[.$C$6]*([.$C$7]-([.$H80]+[.K80])))/[.$C$8]/[.$C$4])" table:style-name="ce13">
            <text:p>0,071873</text:p>
          </table:table-cell>
          <table:table-cell office:value-type="float" office:value="46.311960811640745" table:formula="of:=[.M79]+1/6*([.N79]+2*[.O79]+2*[.P79]+[.Q79])" table:style-name="ce24">
            <text:p>46,31196081</text:p>
          </table:table-cell>
          <table:table-cell office:value-type="float" office:value="0.1751661666009881" table:formula="of:=[.$C$9]*(([.$C$3]*[.$C$4]*([.$H80]-[.$M80])+[.$C$6]*([.$C$7]-[.$M80]))/[.$C$8]/[.$C$4])" table:style-name="ce12">
            <text:p>0,175166</text:p>
          </table:table-cell>
          <table:table-cell office:value-type="float" office:value="0.17056805472771219" table:formula="of:=[.$C$9]*(([.$C$3]*[.$C$4]*([.$H80]-([.$M80]+1/2*[.N80]))+[.$C$6]*([.$C$7]-([.$M80]+1/2*[.N80])))/[.$C$8]/[.$C$4])" table:style-name="ce12">
            <text:p>0,170568</text:p>
          </table:table-cell>
          <table:table-cell office:value-type="float" office:value="0.17068875516438578" table:formula="of:=[.$C$9]*(([.$C$3]*[.$C$4]*([.$H80]-([.$M80]+1/2*[.O80]))+[.$C$6]*([.$C$7]-([.$M80]+1/2*[.O80])))/[.$C$8]/[.$C$4])" table:style-name="ce12">
            <text:p>0,170689</text:p>
          </table:table-cell>
          <table:table-cell office:value-type="float" office:value="0.16620500695485799" table:formula="of:=[.$C$9]*(([.$C$3]*[.$C$4]*([.$H80]-([.$M80]+[.P80]))+[.$C$6]*([.$C$7]-([.$M80]+[.P80])))/[.$C$8]/[.$C$4])" table:style-name="ce13">
            <text:p>0,16620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4" table:formula="of:=[.B80]+[.$C$9]" table:style-name="ce28">
            <text:p>34</text:p>
          </table:table-cell>
          <table:table-cell office:value-type="float" office:value="30.644007244021008" table:formula="of:=[.C80]+1/6*([.D80]+2*[.E80]+2*[.F80]+[.G80])" table:style-name="ce6">
            <text:p>30,64400724</text:p>
          </table:table-cell>
          <table:table-cell office:value-type="float" office:value="1.6189619688897098E-2" table:formula="of:=[.$C$9]*(([.$C$3]*[.$C$4]*([.$C$5]-[.$C81])+[.$C$6]*([.$C$7]-[.$C81]))/[.$C$8]/[.$C$4])" table:style-name="ce12">
            <text:p>0,016190</text:p>
          </table:table-cell>
          <table:table-cell office:value-type="float" office:value="1.5764642172063532E-2" table:formula="of:=[.$C$9]*(([.$C$3]*[.$C$4]*([.$C$5]-([.$C81]+1/2*[.D81]))+[.$C$6]*([.$C$7]-([.$C81]+1/2*[.D81])))/[.$C$8]/[.$C$4])" table:style-name="ce12">
            <text:p>0,015765</text:p>
          </table:table-cell>
          <table:table-cell office:value-type="float" office:value="1.5775797831880368E-2" table:formula="of:=[.$C$9]*(([.$C$3]*[.$C$4]*([.$C$5]-([.$C81]+1/2*[.E81]))+[.$C$6]*([.$C$7]-([.$C81]+1/2*[.E81])))/[.$C$8]/[.$C$4])" table:style-name="ce12">
            <text:p>0,015776</text:p>
          </table:table-cell>
          <table:table-cell office:value-type="float" office:value="1.5361390302723181E-2" table:formula="of:=[.$C$9]*(([.$C$3]*[.$C$4]*([.$C$5]-([.$C81]+[.F81]))+[.$C$6]*([.$C$7]-([.$C81]+[.F81])))/[.$C$8]/[.$C$4])" table:style-name="ce13">
            <text:p>0,015361</text:p>
          </table:table-cell>
          <table:table-cell office:value-type="float" office:value="39.704676081733325" table:formula="of:=[.H80]+1/6*([.I80]+2*[.J80]+2*[.K80]+[.L80])" table:style-name="ce6">
            <text:p>39,70467608</text:p>
          </table:table-cell>
          <table:table-cell office:value-type="float" office:value="7.2704867910050777E-2" table:formula="of:=[.$C$9]*(([.$C$3]*[.$C$4]*([.$C81]-[.$H81])+[.$C$6]*([.$C$7]-[.$H81]))/[.$C$8]/[.$C$4])" table:style-name="ce12">
            <text:p>0,072705</text:p>
          </table:table-cell>
          <table:table-cell office:value-type="float" office:value="7.0796365127412053E-2" table:formula="of:=[.$C$9]*(([.$C$3]*[.$C$4]*([.$C81]-([.$H81]+1/2*[.I81]))+[.$C$6]*([.$C$7]-([.$H81]+1/2*[.I81])))/[.$C$8]/[.$C$4])" table:style-name="ce12">
            <text:p>0,070796</text:p>
          </table:table-cell>
          <table:table-cell office:value-type="float" office:value="7.0846463325456396E-2" table:formula="of:=[.$C$9]*(([.$C$3]*[.$C$4]*([.$C81]-([.$H81]+1/2*[.J81]))+[.$C$6]*([.$C$7]-([.$H81]+1/2*[.J81])))/[.$C$8]/[.$C$4])" table:style-name="ce12">
            <text:p>0,070846</text:p>
          </table:table-cell>
          <table:table-cell office:value-type="float" office:value="6.8985428585464262E-2" table:formula="of:=[.$C$9]*(([.$C$3]*[.$C$4]*([.$C81]-([.$H81]+[.K81]))+[.$C$6]*([.$C$7]-([.$H81]+[.K81])))/[.$C$8]/[.$C$4])" table:style-name="ce13">
            <text:p>0,068985</text:p>
          </table:table-cell>
          <table:table-cell office:value-type="float" office:value="46.482608277197421" table:formula="of:=[.M80]+1/6*([.N80]+2*[.O80]+2*[.P80]+[.Q80])" table:style-name="ce24">
            <text:p>46,48260828</text:p>
          </table:table-cell>
          <table:table-cell office:value-type="float" office:value="0.16989686953380165" table:formula="of:=[.$C$9]*(([.$C$3]*[.$C$4]*([.$H81]-[.$M81])+[.$C$6]*([.$C$7]-[.$M81]))/[.$C$8]/[.$C$4])" table:style-name="ce12">
            <text:p>0,169897</text:p>
          </table:table-cell>
          <table:table-cell office:value-type="float" office:value="0.16543707670853933" table:formula="of:=[.$C$9]*(([.$C$3]*[.$C$4]*([.$H81]-([.$M81]+1/2*[.N81]))+[.$C$6]*([.$C$7]-([.$M81]+1/2*[.N81])))/[.$C$8]/[.$C$4])" table:style-name="ce12">
            <text:p>0,165437</text:p>
          </table:table-cell>
          <table:table-cell office:value-type="float" office:value="0.1655541462702024" table:formula="of:=[.$C$9]*(([.$C$3]*[.$C$4]*([.$H81]-([.$M81]+1/2*[.O81]))+[.$C$6]*([.$C$7]-([.$M81]+1/2*[.O81])))/[.$C$8]/[.$C$4])" table:style-name="ce12">
            <text:p>0,165554</text:p>
          </table:table-cell>
          <table:table-cell office:value-type="float" office:value="0.161205276854616" table:formula="of:=[.$C$9]*(([.$C$3]*[.$C$4]*([.$H81]-([.$M81]+[.P81]))+[.$C$6]*([.$C$7]-([.$M81]+[.P81])))/[.$C$8]/[.$C$4])" table:style-name="ce13">
            <text:p>0,16120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4.5" table:formula="of:=[.B81]+[.$C$9]" table:style-name="ce28">
            <text:p>34,5</text:p>
          </table:table-cell>
          <table:table-cell office:value-type="float" office:value="30.659779225687593" table:formula="of:=[.C81]+1/6*([.D81]+2*[.E81]+2*[.F81]+[.G81])" table:style-name="ce6">
            <text:p>30,65977923</text:p>
          </table:table-cell>
          <table:table-cell office:value-type="float" office:value="1.5361590651401344E-2" table:formula="of:=[.$C$9]*(([.$C$3]*[.$C$4]*([.$C$5]-[.$C82])+[.$C$6]*([.$C$7]-[.$C82]))/[.$C$8]/[.$C$4])" table:style-name="ce12">
            <text:p>0,015362</text:p>
          </table:table-cell>
          <table:table-cell office:value-type="float" office:value="1.4958348896802136E-2" table:formula="of:=[.$C$9]*(([.$C$3]*[.$C$4]*([.$C$5]-([.$C82]+1/2*[.D82]))+[.$C$6]*([.$C$7]-([.$C82]+1/2*[.D82])))/[.$C$8]/[.$C$4])" table:style-name="ce12">
            <text:p>0,014958</text:p>
          </table:table-cell>
          <table:table-cell office:value-type="float" office:value="1.496893399286023E-2" table:formula="of:=[.$C$9]*(([.$C$3]*[.$C$4]*([.$C$5]-([.$C82]+1/2*[.E82]))+[.$C$6]*([.$C$7]-([.$C82]+1/2*[.E82])))/[.$C$8]/[.$C$4])" table:style-name="ce12">
            <text:p>0,014969</text:p>
          </table:table-cell>
          <table:table-cell office:value-type="float" office:value="1.4575721616776149E-2" table:formula="of:=[.$C$9]*(([.$C$3]*[.$C$4]*([.$C$5]-([.$C82]+[.F82]))+[.$C$6]*([.$C$7]-([.$C82]+[.F82])))/[.$C$8]/[.$C$4])" table:style-name="ce13">
            <text:p>0,014576</text:p>
          </table:table-cell>
          <table:table-cell office:value-type="float" office:value="39.775505407300201" table:formula="of:=[.H81]+1/6*([.I81]+2*[.J81]+2*[.K81]+[.L81])" table:style-name="ce6">
            <text:p>39,77550541</text:p>
          </table:table-cell>
          <table:table-cell office:value-type="float" office:value="6.9774927401119041E-2" table:formula="of:=[.$C$9]*(([.$C$3]*[.$C$4]*([.$C82]-[.$H82])+[.$C$6]*([.$C$7]-[.$H82]))/[.$C$8]/[.$C$4])" table:style-name="ce12">
            <text:p>0,069775</text:p>
          </table:table-cell>
          <table:table-cell office:value-type="float" office:value="6.7943335556839887E-2" table:formula="of:=[.$C$9]*(([.$C$3]*[.$C$4]*([.$C82]-([.$H82]+1/2*[.I82]))+[.$C$6]*([.$C$7]-([.$H82]+1/2*[.I82])))/[.$C$8]/[.$C$4])" table:style-name="ce12">
            <text:p>0,067943</text:p>
          </table:table-cell>
          <table:table-cell office:value-type="float" office:value="6.7991414842752187E-2" table:formula="of:=[.$C$9]*(([.$C$3]*[.$C$4]*([.$C82]-([.$H82]+1/2*[.J82]))+[.$C$6]*([.$C$7]-([.$H82]+1/2*[.J82])))/[.$C$8]/[.$C$4])" table:style-name="ce12">
            <text:p>0,067991</text:p>
          </table:table-cell>
          <table:table-cell office:value-type="float" office:value="6.6205378121874617E-2" table:formula="of:=[.$C$9]*(([.$C$3]*[.$C$4]*([.$C82]-([.$H82]+[.K82]))+[.$C$6]*([.$C$7]-([.$H82]+[.K82])))/[.$C$8]/[.$C$4])" table:style-name="ce13">
            <text:p>0,066205</text:p>
          </table:table-cell>
          <table:table-cell office:value-type="float" office:value="46.648122375921737" table:formula="of:=[.M81]+1/6*([.N81]+2*[.O81]+2*[.P81]+[.Q81])" table:style-name="ce24">
            <text:p>46,64812238</text:p>
          </table:table-cell>
          <table:table-cell office:value-type="float" office:value="0.16474884562911887" table:formula="of:=[.$C$9]*(([.$C$3]*[.$C$4]*([.$H82]-[.$M82])+[.$C$6]*([.$C$7]-[.$M82]))/[.$C$8]/[.$C$4])" table:style-name="ce12">
            <text:p>0,164749</text:p>
          </table:table-cell>
          <table:table-cell office:value-type="float" office:value="0.16042418843135448" table:formula="of:=[.$C$9]*(([.$C$3]*[.$C$4]*([.$H82]-([.$M82]+1/2*[.N82]))+[.$C$6]*([.$C$7]-([.$M82]+1/2*[.N82])))/[.$C$8]/[.$C$4])" table:style-name="ce12">
            <text:p>0,160424</text:p>
          </table:table-cell>
          <table:table-cell office:value-type="float" office:value="0.16053771068279593" table:formula="of:=[.$C$9]*(([.$C$3]*[.$C$4]*([.$H82]-([.$M82]+1/2*[.O82]))+[.$C$6]*([.$C$7]-([.$M82]+1/2*[.O82])))/[.$C$8]/[.$C$4])" table:style-name="ce12">
            <text:p>0,160538</text:p>
          </table:table-cell>
          <table:table-cell office:value-type="float" office:value="0.15632061581827209" table:formula="of:=[.$C$9]*(([.$C$3]*[.$C$4]*([.$H82]-([.$M82]+[.P82]))+[.$C$6]*([.$C$7]-([.$M82]+[.P82])))/[.$C$8]/[.$C$4])" table:style-name="ce13">
            <text:p>0,15632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5" table:formula="of:=[.B82]+[.$C$9]" table:style-name="ce28">
            <text:p>35</text:p>
          </table:table-cell>
          <table:table-cell office:value-type="float" office:value="30.67474453869551" table:formula="of:=[.C82]+1/6*([.D82]+2*[.E82]+2*[.F82]+[.G82])" table:style-name="ce6">
            <text:p>30,67474454</text:p>
          </table:table-cell>
          <table:table-cell office:value-type="float" office:value="1.4575911718485714E-2" table:formula="of:=[.$C$9]*(([.$C$3]*[.$C$4]*([.$C$5]-[.$C83])+[.$C$6]*([.$C$7]-[.$C83]))/[.$C$8]/[.$C$4])" table:style-name="ce12">
            <text:p>0,014576</text:p>
          </table:table-cell>
          <table:table-cell office:value-type="float" office:value="1.4193294035875397E-2" table:formula="of:=[.$C$9]*(([.$C$3]*[.$C$4]*([.$C$5]-([.$C83]+1/2*[.D83]))+[.$C$6]*([.$C$7]-([.$C83]+1/2*[.D83])))/[.$C$8]/[.$C$4])" table:style-name="ce12">
            <text:p>0,014193</text:p>
          </table:table-cell>
          <table:table-cell office:value-type="float" office:value="1.4203337750043944E-2" table:formula="of:=[.$C$9]*(([.$C$3]*[.$C$4]*([.$C$5]-([.$C83]+1/2*[.E83]))+[.$C$6]*([.$C$7]-([.$C83]+1/2*[.E83])))/[.$C$8]/[.$C$4])" table:style-name="ce12">
            <text:p>0,014203</text:p>
          </table:table-cell>
          <table:table-cell office:value-type="float" office:value="1.3830236486608442E-2" table:formula="of:=[.$C$9]*(([.$C$3]*[.$C$4]*([.$C$5]-([.$C83]+[.F83]))+[.$C$6]*([.$C$7]-([.$C83]+[.F83])))/[.$C$8]/[.$C$4])" table:style-name="ce13">
            <text:p>0,013830</text:p>
          </table:table-cell>
          <table:table-cell office:value-type="float" office:value="39.843480375020562" table:formula="of:=[.H82]+1/6*([.I82]+2*[.J82]+2*[.K82]+[.L82])" table:style-name="ce6">
            <text:p>39,84348038</text:p>
          </table:table-cell>
          <table:table-cell office:value-type="float" office:value="6.6954507246196046E-2" table:formula="of:=[.$C$9]*(([.$C$3]*[.$C$4]*([.$C83]-[.$H83])+[.$C$6]*([.$C$7]-[.$H83]))/[.$C$8]/[.$C$4])" table:style-name="ce12">
            <text:p>0,066955</text:p>
          </table:table-cell>
          <table:table-cell office:value-type="float" office:value="6.519695143098346E-2" table:formula="of:=[.$C$9]*(([.$C$3]*[.$C$4]*([.$C83]-([.$H83]+1/2*[.I83]))+[.$C$6]*([.$C$7]-([.$H83]+1/2*[.I83])))/[.$C$8]/[.$C$4])" table:style-name="ce12">
            <text:p>0,065197</text:p>
          </table:table-cell>
          <table:table-cell office:value-type="float" office:value="6.5243087271132816E-2" table:formula="of:=[.$C$9]*(([.$C$3]*[.$C$4]*([.$C83]-([.$H83]+1/2*[.J83]))+[.$C$6]*([.$C$7]-([.$H83]+1/2*[.J83])))/[.$C$8]/[.$C$4])" table:style-name="ce12">
            <text:p>0,065243</text:p>
          </table:table-cell>
          <table:table-cell office:value-type="float" office:value="6.3529245164461373E-2" table:formula="of:=[.$C$9]*(([.$C$3]*[.$C$4]*([.$C83]-([.$H83]+[.K83]))+[.$C$6]*([.$C$7]-([.$H83]+[.K83])))/[.$C$8]/[.$C$4])" table:style-name="ce13">
            <text:p>0,063529</text:p>
          </table:table-cell>
          <table:table-cell office:value-type="float" office:value="46.808621252534351" table:formula="of:=[.M82]+1/6*([.N82]+2*[.O82]+2*[.P82]+[.Q82])" table:style-name="ce24">
            <text:p>46,80862125</text:p>
          </table:table-cell>
          <table:table-cell office:value-type="float" office:value="0.15972140299297469" table:formula="of:=[.$C$9]*(([.$C$3]*[.$C$4]*([.$H83]-[.$M83])+[.$C$6]*([.$C$7]-[.$M83]))/[.$C$8]/[.$C$4])" table:style-name="ce12">
            <text:p>0,159721</text:p>
          </table:table-cell>
          <table:table-cell office:value-type="float" office:value="0.15552871616440916" table:formula="of:=[.$C$9]*(([.$C$3]*[.$C$4]*([.$H83]-([.$M83]+1/2*[.N83]))+[.$C$6]*([.$C$7]-([.$M83]+1/2*[.N83])))/[.$C$8]/[.$C$4])" table:style-name="ce12">
            <text:p>0,155529</text:p>
          </table:table-cell>
          <table:table-cell office:value-type="float" office:value="0.15563877419365885" table:formula="of:=[.$C$9]*(([.$C$3]*[.$C$4]*([.$H83]-([.$M83]+1/2*[.O83]))+[.$C$6]*([.$C$7]-([.$M83]+1/2*[.O83])))/[.$C$8]/[.$C$4])" table:style-name="ce12">
            <text:p>0,155639</text:p>
          </table:table-cell>
          <table:table-cell office:value-type="float" office:value="0.15155036734780741" table:formula="of:=[.$C$9]*(([.$C$3]*[.$C$4]*([.$H83]-([.$M83]+[.P83]))+[.$C$6]*([.$C$7]-([.$M83]+[.P83])))/[.$C$8]/[.$C$4])" table:style-name="ce13">
            <text:p>0,15155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5.5" table:formula="of:=[.B83]+[.$C$9]" table:style-name="ce28">
            <text:p>35,5</text:p>
          </table:table-cell>
          <table:table-cell office:value-type="float" office:value="30.688944440658332" table:formula="of:=[.C83]+1/6*([.D83]+2*[.E83]+2*[.F83]+[.G83])" table:style-name="ce6">
            <text:p>30,68894444</text:p>
          </table:table-cell>
          <table:table-cell office:value-type="float" office:value="1.3830416865437541E-2" table:formula="of:=[.$C$9]*(([.$C$3]*[.$C$4]*([.$C$5]-[.$C84])+[.$C$6]*([.$C$7]-[.$C84]))/[.$C$8]/[.$C$4])" table:style-name="ce12">
            <text:p>0,013830</text:p>
          </table:table-cell>
          <table:table-cell office:value-type="float" office:value="1.3467368422719801E-2" table:formula="of:=[.$C$9]*(([.$C$3]*[.$C$4]*([.$C$5]-([.$C84]+1/2*[.D84]))+[.$C$6]*([.$C$7]-([.$C84]+1/2*[.D84])))/[.$C$8]/[.$C$4])" table:style-name="ce12">
            <text:p>0,013467</text:p>
          </table:table-cell>
          <table:table-cell office:value-type="float" office:value="1.3476898444341259E-2" table:formula="of:=[.$C$9]*(([.$C$3]*[.$C$4]*([.$C$5]-([.$C84]+1/2*[.E84]))+[.$C$6]*([.$C$7]-([.$C84]+1/2*[.E84])))/[.$C$8]/[.$C$4])" table:style-name="ce12">
            <text:p>0,013477</text:p>
          </table:table-cell>
          <table:table-cell office:value-type="float" office:value="1.3122879697109511E-2" table:formula="of:=[.$C$9]*(([.$C$3]*[.$C$4]*([.$C$5]-([.$C84]+[.F84]))+[.$C$6]*([.$C$7]-([.$C84]+[.F84])))/[.$C$8]/[.$C$4])" table:style-name="ce13">
            <text:p>0,013123</text:p>
          </table:table-cell>
          <table:table-cell office:value-type="float" office:value="39.90870767998971" table:formula="of:=[.H83]+1/6*([.I83]+2*[.J83]+2*[.K83]+[.L83])" table:style-name="ce6">
            <text:p>39,90870768</text:p>
          </table:table-cell>
          <table:table-cell office:value-type="float" office:value="6.4240068833456801E-2" table:formula="of:=[.$C$9]*(([.$C$3]*[.$C$4]*([.$C84]-[.$H84])+[.$C$6]*([.$C$7]-[.$H84]))/[.$C$8]/[.$C$4])" table:style-name="ce12">
            <text:p>0,064240</text:p>
          </table:table-cell>
          <table:table-cell office:value-type="float" office:value="6.2553767026578611E-2" table:formula="of:=[.$C$9]*(([.$C$3]*[.$C$4]*([.$C84]-([.$H84]+1/2*[.I84]))+[.$C$6]*([.$C$7]-([.$H84]+1/2*[.I84])))/[.$C$8]/[.$C$4])" table:style-name="ce12">
            <text:p>0,062554</text:p>
          </table:table-cell>
          <table:table-cell office:value-type="float" office:value="6.2598032449008939E-2" table:formula="of:=[.$C$9]*(([.$C$3]*[.$C$4]*([.$C84]-([.$H84]+1/2*[.J84]))+[.$C$6]*([.$C$7]-([.$H84]+1/2*[.J84])))/[.$C$8]/[.$C$4])" table:style-name="ce12">
            <text:p>0,062598</text:p>
          </table:table-cell>
          <table:table-cell office:value-type="float" office:value="6.095367212988384E-2" table:formula="of:=[.$C$9]*(([.$C$3]*[.$C$4]*([.$C84]-([.$H84]+[.K84]))+[.$C$6]*([.$C$7]-([.$H84]+[.K84])))/[.$C$8]/[.$C$4])" table:style-name="ce13">
            <text:p>0,060954</text:p>
          </table:table-cell>
          <table:table-cell office:value-type="float" office:value="46.964222377710506" table:formula="of:=[.M83]+1/6*([.N83]+2*[.O83]+2*[.P83]+[.Q83])" table:style-name="ce24">
            <text:p>46,96422238</text:p>
          </table:table-cell>
          <table:table-cell office:value-type="float" office:value="0.15481370916968393" table:formula="of:=[.$C$9]*(([.$C$3]*[.$C$4]*([.$H84]-[.$M84])+[.$C$6]*([.$C$7]-[.$M84]))/[.$C$8]/[.$C$4])" table:style-name="ce12">
            <text:p>0,154814</text:p>
          </table:table-cell>
          <table:table-cell office:value-type="float" office:value="0.15074984930397967" table:formula="of:=[.$C$9]*(([.$C$3]*[.$C$4]*([.$H84]-([.$M84]+1/2*[.N84]))+[.$C$6]*([.$C$7]-([.$M84]+1/2*[.N84])))/[.$C$8]/[.$C$4])" table:style-name="ce12">
            <text:p>0,150750</text:p>
          </table:table-cell>
          <table:table-cell office:value-type="float" office:value="0.15085652562545454" table:formula="of:=[.$C$9]*(([.$C$3]*[.$C$4]*([.$H84]-([.$M84]+1/2*[.O84]))+[.$C$6]*([.$C$7]-([.$M84]+1/2*[.O84])))/[.$C$8]/[.$C$4])" table:style-name="ce12">
            <text:p>0,150857</text:p>
          </table:table-cell>
          <table:table-cell office:value-type="float" office:value="0.14689374157434748" table:formula="of:=[.$C$9]*(([.$C$3]*[.$C$4]*([.$H84]-([.$M84]+[.P84]))+[.$C$6]*([.$C$7]-([.$M84]+[.P84])))/[.$C$8]/[.$C$4])" table:style-name="ce13">
            <text:p>0,14689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6" table:formula="of:=[.B84]+[.$C$9]" table:style-name="ce28">
            <text:p>36</text:p>
          </table:table-cell>
          <table:table-cell office:value-type="float" office:value="30.702418079041109" table:formula="of:=[.C84]+1/6*([.D84]+2*[.E84]+2*[.F84]+[.G84])" table:style-name="ce6">
            <text:p>30,70241808</text:p>
          </table:table-cell>
          <table:table-cell office:value-type="float" office:value="1.312305085034177E-2" table:formula="of:=[.$C$9]*(([.$C$3]*[.$C$4]*([.$C$5]-[.$C85])+[.$C$6]*([.$C$7]-[.$C85]))/[.$C$8]/[.$C$4])" table:style-name="ce12">
            <text:p>0,013123</text:p>
          </table:table-cell>
          <table:table-cell office:value-type="float" office:value="1.2778570765520384E-2" table:formula="of:=[.$C$9]*(([.$C$3]*[.$C$4]*([.$C$5]-([.$C85]+1/2*[.D85]))+[.$C$6]*([.$C$7]-([.$C85]+1/2*[.D85])))/[.$C$8]/[.$C$4])" table:style-name="ce12">
            <text:p>0,012779</text:p>
          </table:table-cell>
          <table:table-cell office:value-type="float" office:value="1.2787613367746871E-2" table:formula="of:=[.$C$9]*(([.$C$3]*[.$C$4]*([.$C$5]-([.$C85]+1/2*[.E85]))+[.$C$6]*([.$C$7]-([.$C85]+1/2*[.E85])))/[.$C$8]/[.$C$4])" table:style-name="ce12">
            <text:p>0,012788</text:p>
          </table:table-cell>
          <table:table-cell office:value-type="float" office:value="1.2451701148535221E-2" table:formula="of:=[.$C$9]*(([.$C$3]*[.$C$4]*([.$C$5]-([.$C85]+[.F85]))+[.$C$6]*([.$C$7]-([.$C85]+[.F85])))/[.$C$8]/[.$C$4])" table:style-name="ce13">
            <text:p>0,012452</text:p>
          </table:table-cell>
          <table:table-cell office:value-type="float" office:value="39.971290569975466" table:formula="of:=[.H84]+1/6*([.I84]+2*[.J84]+2*[.K84]+[.L84])" table:style-name="ce6">
            <text:p>39,97129057</text:p>
          </table:table-cell>
          <table:table-cell office:value-type="float" office:value="6.1628149028343501E-2" table:formula="of:=[.$C$9]*(([.$C$3]*[.$C$4]*([.$C85]-[.$H85])+[.$C$6]*([.$C$7]-[.$H85]))/[.$C$8]/[.$C$4])" table:style-name="ce12">
            <text:p>0,061628</text:p>
          </table:table-cell>
          <table:table-cell office:value-type="float" office:value="6.0010410116349645E-2" table:formula="of:=[.$C$9]*(([.$C$3]*[.$C$4]*([.$C85]-([.$H85]+1/2*[.I85]))+[.$C$6]*([.$C$7]-([.$H85]+1/2*[.I85])))/[.$C$8]/[.$C$4])" table:style-name="ce12">
            <text:p>0,060010</text:p>
          </table:table-cell>
          <table:table-cell office:value-type="float" office:value="6.0052875762789427E-2" table:formula="of:=[.$C$9]*(([.$C$3]*[.$C$4]*([.$C85]-([.$H85]+1/2*[.J85]))+[.$C$6]*([.$C$7]-([.$H85]+1/2*[.J85])))/[.$C$8]/[.$C$4])" table:style-name="ce12">
            <text:p>0,060053</text:p>
          </table:table-cell>
          <table:table-cell office:value-type="float" office:value="5.8475373050796864E-2" table:formula="of:=[.$C$9]*(([.$C$3]*[.$C$4]*([.$C85]-([.$H85]+[.K85]))+[.$C$6]*([.$C$7]-([.$H85]+[.K85])))/[.$C$8]/[.$C$4])" table:style-name="ce13">
            <text:p>0,058475</text:p>
          </table:table-cell>
          <table:table-cell office:value-type="float" office:value="47.115042411144323" table:formula="of:=[.M84]+1/6*([.N84]+2*[.O84]+2*[.P84]+[.Q84])" table:style-name="ce24">
            <text:p>47,11504241</text:p>
          </table:table-cell>
          <table:table-cell office:value-type="float" office:value="0.15002480191369635" table:formula="of:=[.$C$9]*(([.$C$3]*[.$C$4]*([.$H85]-[.$M85])+[.$C$6]*([.$C$7]-[.$M85]))/[.$C$8]/[.$C$4])" table:style-name="ce12">
            <text:p>0,150025</text:p>
          </table:table-cell>
          <table:table-cell office:value-type="float" office:value="0.14608665086346168" table:formula="of:=[.$C$9]*(([.$C$3]*[.$C$4]*([.$H85]-([.$M85]+1/2*[.N85]))+[.$C$6]*([.$C$7]-([.$M85]+1/2*[.N85])))/[.$C$8]/[.$C$4])" table:style-name="ce12">
            <text:p>0,146087</text:p>
          </table:table-cell>
          <table:table-cell office:value-type="float" office:value="0.14619002732853029" table:formula="of:=[.$C$9]*(([.$C$3]*[.$C$4]*([.$H85]-([.$M85]+1/2*[.O85]))+[.$C$6]*([.$C$7]-([.$M85]+1/2*[.O85])))/[.$C$8]/[.$C$4])" table:style-name="ce12">
            <text:p>0,146190</text:p>
          </table:table-cell>
          <table:table-cell office:value-type="float" office:value="0.14234982547894851" table:formula="of:=[.$C$9]*(([.$C$3]*[.$C$4]*([.$H85]-([.$M85]+[.P85]))+[.$C$6]*([.$C$7]-([.$M85]+[.P85])))/[.$C$8]/[.$C$4])" table:style-name="ce13">
            <text:p>0,14235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6.5" table:formula="of:=[.B85]+[.$C$9]" table:style-name="ce28">
            <text:p>36,5</text:p>
          </table:table-cell>
          <table:table-cell office:value-type="float" office:value="30.715202599085345" table:formula="of:=[.C85]+1/6*([.D85]+2*[.E85]+2*[.F85]+[.G85])" table:style-name="ce6">
            <text:p>30,7152026</text:p>
          </table:table-cell>
          <table:table-cell office:value-type="float" office:value="1.2451863548019446E-2" table:formula="of:=[.$C$9]*(([.$C$3]*[.$C$4]*([.$C$5]-[.$C86])+[.$C$6]*([.$C$7]-[.$C86]))/[.$C$8]/[.$C$4])" table:style-name="ce12">
            <text:p>0,012452</text:p>
          </table:table-cell>
          <table:table-cell office:value-type="float" office:value="1.2125002129883796E-2" table:formula="of:=[.$C$9]*(([.$C$3]*[.$C$4]*([.$C$5]-([.$C86]+1/2*[.D86]))+[.$C$6]*([.$C$7]-([.$C86]+1/2*[.D86])))/[.$C$8]/[.$C$4])" table:style-name="ce12">
            <text:p>0,012125</text:p>
          </table:table-cell>
          <table:table-cell office:value-type="float" office:value="1.2133582242109925E-2" table:formula="of:=[.$C$9]*(([.$C$3]*[.$C$4]*([.$C$5]-([.$C86]+1/2*[.E86]))+[.$C$6]*([.$C$7]-([.$C86]+1/2*[.E86])))/[.$C$8]/[.$C$4])" table:style-name="ce12">
            <text:p>0,012134</text:p>
          </table:table-cell>
          <table:table-cell office:value-type="float" office:value="1.1814850480308678E-2" table:formula="of:=[.$C$9]*(([.$C$3]*[.$C$4]*([.$C$5]-([.$C86]+[.F86]))+[.$C$6]*([.$C$7]-([.$C86]+[.F86])))/[.$C$8]/[.$C$4])" table:style-name="ce13">
            <text:p>0,011815</text:p>
          </table:table-cell>
          <table:table-cell office:value-type="float" office:value="40.031328918948368" table:formula="of:=[.H85]+1/6*([.I85]+2*[.J85]+2*[.K85]+[.L85])" table:style-name="ce6">
            <text:p>40,03132892</text:p>
          </table:table-cell>
          <table:table-cell office:value-type="float" office:value="5.9115361709477836E-2" table:formula="of:=[.$C$9]*(([.$C$3]*[.$C$4]*([.$C86]-[.$H86])+[.$C$6]*([.$C$7]-[.$H86]))/[.$C$8]/[.$C$4])" table:style-name="ce12">
            <text:p>0,059115</text:p>
          </table:table-cell>
          <table:table-cell office:value-type="float" office:value="5.7563583464604225E-2" table:formula="of:=[.$C$9]*(([.$C$3]*[.$C$4]*([.$C86]-([.$H86]+1/2*[.I86]))+[.$C$6]*([.$C$7]-([.$H86]+1/2*[.I86])))/[.$C$8]/[.$C$4])" table:style-name="ce12">
            <text:p>0,057564</text:p>
          </table:table-cell>
          <table:table-cell office:value-type="float" office:value="5.7604317643532112E-2" table:formula="of:=[.$C$9]*(([.$C$3]*[.$C$4]*([.$C86]-([.$H86]+1/2*[.J86]))+[.$C$6]*([.$C$7]-([.$H86]+1/2*[.J86])))/[.$C$8]/[.$C$4])" table:style-name="ce12">
            <text:p>0,057604</text:p>
          </table:table-cell>
          <table:table-cell office:value-type="float" office:value="5.6091135033192532E-2" table:formula="of:=[.$C$9]*(([.$C$3]*[.$C$4]*([.$C86]-([.$H86]+[.K86]))+[.$C$6]*([.$C$7]-([.$H86]+[.K86])))/[.$C$8]/[.$C$4])" table:style-name="ce13">
            <text:p>0,056091</text:p>
          </table:table-cell>
          <table:table-cell office:value-type="float" office:value="47.261197075107091" table:formula="of:=[.M85]+1/6*([.N85]+2*[.O85]+2*[.P85]+[.Q85])" table:style-name="ce24">
            <text:p>47,26119708</text:p>
          </table:table-cell>
          <table:table-cell office:value-type="float" office:value="0.14535359950429619" table:formula="of:=[.$C$9]*(([.$C$3]*[.$C$4]*([.$H86]-[.$M86])+[.$C$6]*([.$C$7]-[.$M86]))/[.$C$8]/[.$C$4])" table:style-name="ce12">
            <text:p>0,145354</text:p>
          </table:table-cell>
          <table:table-cell office:value-type="float" office:value="0.14153806751730849" table:formula="of:=[.$C$9]*(([.$C$3]*[.$C$4]*([.$H86]-([.$M86]+1/2*[.N86]))+[.$C$6]*([.$C$7]-([.$M86]+1/2*[.N86])))/[.$C$8]/[.$C$4])" table:style-name="ce12">
            <text:p>0,141538</text:p>
          </table:table-cell>
          <table:table-cell office:value-type="float" office:value="0.1416382252319669" table:formula="of:=[.$C$9]*(([.$C$3]*[.$C$4]*([.$H86]-([.$M86]+1/2*[.O86]))+[.$C$6]*([.$C$7]-([.$M86]+1/2*[.O86])))/[.$C$8]/[.$C$4])" table:style-name="ce12">
            <text:p>0,141638</text:p>
          </table:table-cell>
          <table:table-cell office:value-type="float" office:value="0.1379175926796179" table:formula="of:=[.$C$9]*(([.$C$3]*[.$C$4]*([.$H86]-([.$M86]+[.P86]))+[.$C$6]*([.$C$7]-([.$M86]+[.P86])))/[.$C$8]/[.$C$4])" table:style-name="ce13">
            <text:p>0,13791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7" table:formula="of:=[.B86]+[.$C$9]" table:style-name="ce28">
            <text:p>37</text:p>
          </table:table-cell>
          <table:table-cell office:value-type="float" office:value="30.727333246214062" table:formula="of:=[.C86]+1/6*([.D86]+2*[.E86]+2*[.F86]+[.G86])" table:style-name="ce6">
            <text:p>30,72733325</text:p>
          </table:table-cell>
          <table:table-cell office:value-type="float" office:value="1.1815004573761712E-2" table:formula="of:=[.$C$9]*(([.$C$3]*[.$C$4]*([.$C$5]-[.$C87])+[.$C$6]*([.$C$7]-[.$C87]))/[.$C$8]/[.$C$4])" table:style-name="ce12">
            <text:p>0,011815</text:p>
          </table:table-cell>
          <table:table-cell office:value-type="float" office:value="1.1504860703700501E-2" table:formula="of:=[.$C$9]*(([.$C$3]*[.$C$4]*([.$C$5]-([.$C87]+1/2*[.D87]))+[.$C$6]*([.$C$7]-([.$C87]+1/2*[.D87])))/[.$C$8]/[.$C$4])" table:style-name="ce12">
            <text:p>0,011505</text:p>
          </table:table-cell>
          <table:table-cell office:value-type="float" office:value="1.1513001980289574E-2" table:formula="of:=[.$C$9]*(([.$C$3]*[.$C$4]*([.$C$5]-([.$C87]+1/2*[.E87]))+[.$C$6]*([.$C$7]-([.$C87]+1/2*[.E87])))/[.$C$8]/[.$C$4])" table:style-name="ce12">
            <text:p>0,011513</text:p>
          </table:table-cell>
          <table:table-cell office:value-type="float" office:value="1.1210571969796433E-2" table:formula="of:=[.$C$9]*(([.$C$3]*[.$C$4]*([.$C$5]-([.$C87]+[.F87]))+[.$C$6]*([.$C$7]-([.$C87]+[.F87])))/[.$C$8]/[.$C$4])" table:style-name="ce13">
            <text:p>0,011211</text:p>
          </table:table-cell>
          <table:table-cell office:value-type="float" office:value="40.088919302108195" table:formula="of:=[.H86]+1/6*([.I86]+2*[.J86]+2*[.K86]+[.L86])" table:style-name="ce6">
            <text:p>40,0889193</text:p>
          </table:table-cell>
          <table:table-cell office:value-type="float" office:value="5.6698398950022863E-2" table:formula="of:=[.$C$9]*(([.$C$3]*[.$C$4]*([.$C87]-[.$H87])+[.$C$6]*([.$C$7]-[.$H87]))/[.$C$8]/[.$C$4])" table:style-name="ce12">
            <text:p>0,056698</text:p>
          </table:table-cell>
          <table:table-cell office:value-type="float" office:value="5.5210065977584863E-2" table:formula="of:=[.$C$9]*(([.$C$3]*[.$C$4]*([.$C87]-([.$H87]+1/2*[.I87]))+[.$C$6]*([.$C$7]-([.$H87]+1/2*[.I87])))/[.$C$8]/[.$C$4])" table:style-name="ce12">
            <text:p>0,055210</text:p>
          </table:table-cell>
          <table:table-cell office:value-type="float" office:value="5.5249134718111124E-2" table:formula="of:=[.$C$9]*(([.$C$3]*[.$C$4]*([.$C87]-([.$H87]+1/2*[.J87]))+[.$C$6]*([.$C$7]-([.$H87]+1/2*[.J87])))/[.$C$8]/[.$C$4])" table:style-name="ce12">
            <text:p>0,055249</text:p>
          </table:table-cell>
          <table:table-cell office:value-type="float" office:value="5.3797819377322129E-2" table:formula="of:=[.$C$9]*(([.$C$3]*[.$C$4]*([.$C87]-([.$H87]+[.K87]))+[.$C$6]*([.$C$7]-([.$H87]+[.K87])))/[.$C$8]/[.$C$4])" table:style-name="ce13">
            <text:p>0,053798</text:p>
          </table:table-cell>
          <table:table-cell office:value-type="float" office:value="47.402801038054172" table:formula="of:=[.M86]+1/6*([.N86]+2*[.O86]+2*[.P86]+[.Q86])" table:style-name="ce24">
            <text:p>47,40280104</text:p>
          </table:table-cell>
          <table:table-cell office:value-type="float" office:value="0.14079891060756575" table:formula="of:=[.$C$9]*(([.$C$3]*[.$C$4]*([.$H87]-[.$M87])+[.$C$6]*([.$C$7]-[.$M87]))/[.$C$8]/[.$C$4])" table:style-name="ce12">
            <text:p>0,140799</text:p>
          </table:table-cell>
          <table:table-cell office:value-type="float" office:value="0.13710293920411704" table:formula="of:=[.$C$9]*(([.$C$3]*[.$C$4]*([.$H87]-([.$M87]+1/2*[.N87]))+[.$C$6]*([.$C$7]-([.$M87]+1/2*[.N87])))/[.$C$8]/[.$C$4])" table:style-name="ce12">
            <text:p>0,137103</text:p>
          </table:table-cell>
          <table:table-cell office:value-type="float" office:value="0.13719995845345778" table:formula="of:=[.$C$9]*(([.$C$3]*[.$C$4]*([.$H87]-([.$M87]+1/2*[.O87]))+[.$C$6]*([.$C$7]-([.$M87]+1/2*[.O87])))/[.$C$8]/[.$C$4])" table:style-name="ce12">
            <text:p>0,137200</text:p>
          </table:table-cell>
          <table:table-cell office:value-type="float" office:value="0.13359591278875929" table:formula="of:=[.$C$9]*(([.$C$3]*[.$C$4]*([.$H87]-([.$M87]+[.P87]))+[.$C$6]*([.$C$7]-([.$M87]+[.P87])))/[.$C$8]/[.$C$4])" table:style-name="ce13">
            <text:p>0,13359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7.5" table:formula="of:=[.B87]+[.$C$9]" table:style-name="ce28">
            <text:p>37,5</text:p>
          </table:table-cell>
          <table:table-cell office:value-type="float" office:value="30.73884346319932" table:formula="of:=[.C87]+1/6*([.D87]+2*[.E87]+2*[.F87]+[.G87])" table:style-name="ce6">
            <text:p>30,73884346</text:p>
          </table:table-cell>
          <table:table-cell office:value-type="float" office:value="1.1210718182035635E-2" table:formula="of:=[.$C$9]*(([.$C$3]*[.$C$4]*([.$C$5]-[.$C88])+[.$C$6]*([.$C$7]-[.$C88]))/[.$C$8]/[.$C$4])" table:style-name="ce12">
            <text:p>0,011211</text:p>
          </table:table-cell>
          <table:table-cell office:value-type="float" office:value="1.0916436829757232E-2" table:formula="of:=[.$C$9]*(([.$C$3]*[.$C$4]*([.$C$5]-([.$C88]+1/2*[.D88]))+[.$C$6]*([.$C$7]-([.$C88]+1/2*[.D88])))/[.$C$8]/[.$C$4])" table:style-name="ce12">
            <text:p>0,010916</text:p>
          </table:table-cell>
          <table:table-cell office:value-type="float" office:value="1.0924161715254514E-2" table:formula="of:=[.$C$9]*(([.$C$3]*[.$C$4]*([.$C$5]-([.$C88]+1/2*[.E88]))+[.$C$6]*([.$C$7]-([.$C88]+1/2*[.E88])))/[.$C$8]/[.$C$4])" table:style-name="ce12">
            <text:p>0,010924</text:p>
          </table:table-cell>
          <table:table-cell office:value-type="float" office:value="1.0637199691984848E-2" table:formula="of:=[.$C$9]*(([.$C$3]*[.$C$4]*([.$C$5]-([.$C88]+[.F88]))+[.$C$6]*([.$C$7]-([.$C88]+[.F88])))/[.$C$8]/[.$C$4])" table:style-name="ce13">
            <text:p>0,010637</text:p>
          </table:table-cell>
          <table:table-cell office:value-type="float" office:value="40.144155072061317" table:formula="of:=[.H87]+1/6*([.I87]+2*[.J87]+2*[.K87]+[.L87])" table:style-name="ce6">
            <text:p>40,14415507</text:p>
          </table:table-cell>
          <table:table-cell office:value-type="float" office:value="5.4374031876746873E-2" table:formula="of:=[.$C$9]*(([.$C$3]*[.$C$4]*([.$C88]-[.$H88])+[.$C$6]*([.$C$7]-[.$H88]))/[.$C$8]/[.$C$4])" table:style-name="ce12">
            <text:p>0,054374</text:p>
          </table:table-cell>
          <table:table-cell office:value-type="float" office:value="5.2946713539982343E-2" table:formula="of:=[.$C$9]*(([.$C$3]*[.$C$4]*([.$C88]-([.$H88]+1/2*[.I88]))+[.$C$6]*([.$C$7]-([.$H88]+1/2*[.I88])))/[.$C$8]/[.$C$4])" table:style-name="ce12">
            <text:p>0,052947</text:p>
          </table:table-cell>
          <table:table-cell office:value-type="float" office:value="5.2984180646322328E-2" table:formula="of:=[.$C$9]*(([.$C$3]*[.$C$4]*([.$C88]-([.$H88]+1/2*[.J88]))+[.$C$6]*([.$C$7]-([.$H88]+1/2*[.J88])))/[.$C$8]/[.$C$4])" table:style-name="ce12">
            <text:p>0,052984</text:p>
          </table:table-cell>
          <table:table-cell office:value-type="float" office:value="5.1592362392815116E-2" table:formula="of:=[.$C$9]*(([.$C$3]*[.$C$4]*([.$C88]-([.$H88]+[.K88]))+[.$C$6]*([.$C$7]-([.$H88]+[.K88])))/[.$C$8]/[.$C$4])" table:style-name="ce13">
            <text:p>0,051592</text:p>
          </table:table-cell>
          <table:table-cell office:value-type="float" office:value="47.539967807839417" table:formula="of:=[.M87]+1/6*([.N87]+2*[.O87]+2*[.P87]+[.Q87])" table:style-name="ce24">
            <text:p>47,53996781</text:p>
          </table:table-cell>
          <table:table-cell office:value-type="float" office:value="0.13635944369149644" table:formula="of:=[.$C$9]*(([.$C$3]*[.$C$4]*([.$H88]-[.$M88])+[.$C$6]*([.$C$7]-[.$M88]))/[.$C$8]/[.$C$4])" table:style-name="ce12">
            <text:p>0,136359</text:p>
          </table:table-cell>
          <table:table-cell office:value-type="float" office:value="0.13278000829459477" table:formula="of:=[.$C$9]*(([.$C$3]*[.$C$4]*([.$H88]-([.$M88]+1/2*[.N88]))+[.$C$6]*([.$C$7]-([.$M88]+1/2*[.N88])))/[.$C$8]/[.$C$4])" table:style-name="ce12">
            <text:p>0,132780</text:p>
          </table:table-cell>
          <table:table-cell office:value-type="float" office:value="0.13287396847376345" table:formula="of:=[.$C$9]*(([.$C$3]*[.$C$4]*([.$H88]-([.$M88]+1/2*[.O88]))+[.$C$6]*([.$C$7]-([.$M88]+1/2*[.O88])))/[.$C$8]/[.$C$4])" table:style-name="ce12">
            <text:p>0,132874</text:p>
          </table:table-cell>
          <table:table-cell office:value-type="float" office:value="0.12938356034662366" table:formula="of:=[.$C$9]*(([.$C$3]*[.$C$4]*([.$H88]-([.$M88]+[.P88]))+[.$C$6]*([.$C$7]-([.$M88]+[.P88])))/[.$C$8]/[.$C$4])" table:style-name="ce13">
            <text:p>0,1293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8" table:formula="of:=[.B88]+[.$C$9]" table:style-name="ce28">
            <text:p>38</text:p>
          </table:table-cell>
          <table:table-cell office:value-type="float" office:value="30.749764982359995" table:formula="of:=[.C88]+1/6*([.D88]+2*[.E88]+2*[.F88]+[.G88])" table:style-name="ce6">
            <text:p>30,74976498</text:p>
          </table:table-cell>
          <table:table-cell office:value-type="float" office:value="1.06373384261002E-2" table:formula="of:=[.$C$9]*(([.$C$3]*[.$C$4]*([.$C$5]-[.$C89])+[.$C$6]*([.$C$7]-[.$C89]))/[.$C$8]/[.$C$4])" table:style-name="ce12">
            <text:p>0,010637</text:p>
          </table:table-cell>
          <table:table-cell office:value-type="float" office:value="1.0358108292415182E-2" table:formula="of:=[.$C$9]*(([.$C$3]*[.$C$4]*([.$C$5]-([.$C89]+1/2*[.D89]))+[.$C$6]*([.$C$7]-([.$C89]+1/2*[.D89])))/[.$C$8]/[.$C$4])" table:style-name="ce12">
            <text:p>0,010358</text:p>
          </table:table-cell>
          <table:table-cell office:value-type="float" office:value="1.0365438083424352E-2" table:formula="of:=[.$C$9]*(([.$C$3]*[.$C$4]*([.$C$5]-([.$C89]+1/2*[.E89]))+[.$C$6]*([.$C$7]-([.$C89]+1/2*[.E89])))/[.$C$8]/[.$C$4])" table:style-name="ce12">
            <text:p>0,010365</text:p>
          </table:table-cell>
          <table:table-cell office:value-type="float" office:value="1.009315292672045E-2" table:formula="of:=[.$C$9]*(([.$C$3]*[.$C$4]*([.$C$5]-([.$C89]+[.F89]))+[.$C$6]*([.$C$7]-([.$C89]+[.F89])))/[.$C$8]/[.$C$4])" table:style-name="ce13">
            <text:p>0,010093</text:p>
          </table:table-cell>
          <table:table-cell office:value-type="float" office:value="40.19712643583501" table:formula="of:=[.H88]+1/6*([.I88]+2*[.J88]+2*[.K88]+[.L88])" table:style-name="ce6">
            <text:p>40,19712644</text:p>
          </table:table-cell>
          <table:table-cell office:value-type="float" office:value="5.2139111236661789E-2" table:formula="of:=[.$C$9]*(([.$C$3]*[.$C$4]*([.$C89]-[.$H89])+[.$C$6]*([.$C$7]-[.$H89]))/[.$C$8]/[.$C$4])" table:style-name="ce12">
            <text:p>0,052139</text:p>
          </table:table-cell>
          <table:table-cell office:value-type="float" office:value="5.0770459566699518E-2" table:formula="of:=[.$C$9]*(([.$C$3]*[.$C$4]*([.$C89]-([.$H89]+1/2*[.I89]))+[.$C$6]*([.$C$7]-([.$H89]+1/2*[.I89])))/[.$C$8]/[.$C$4])" table:style-name="ce12">
            <text:p>0,050770</text:p>
          </table:table-cell>
          <table:table-cell office:value-type="float" office:value="5.0806386673035664E-2" table:formula="of:=[.$C$9]*(([.$C$3]*[.$C$4]*([.$C89]-([.$H89]+1/2*[.J89]))+[.$C$6]*([.$C$7]-([.$H89]+1/2*[.J89])))/[.$C$8]/[.$C$4])" table:style-name="ce12">
            <text:p>0,050806</text:p>
          </table:table-cell>
          <table:table-cell office:value-type="float" office:value="4.9471775936327164E-2" table:formula="of:=[.$C$9]*(([.$C$3]*[.$C$4]*([.$C89]-([.$H89]+[.K89]))+[.$C$6]*([.$C$7]-([.$H89]+[.K89])))/[.$C$8]/[.$C$4])" table:style-name="ce13">
            <text:p>0,049472</text:p>
          </table:table-cell>
          <table:table-cell office:value-type="float" office:value="47.672809634101888" table:formula="of:=[.M88]+1/6*([.N88]+2*[.O88]+2*[.P88]+[.Q88])" table:style-name="ce24">
            <text:p>47,67280963</text:p>
          </table:table-cell>
          <table:table-cell office:value-type="float" office:value="0.13203381600140129" table:formula="of:=[.$C$9]*(([.$C$3]*[.$C$4]*([.$H89]-[.$M89])+[.$C$6]*([.$C$7]-[.$M89]))/[.$C$8]/[.$C$4])" table:style-name="ce12">
            <text:p>0,132034</text:p>
          </table:table-cell>
          <table:table-cell office:value-type="float" office:value="0.12856792833136479" table:formula="of:=[.$C$9]*(([.$C$3]*[.$C$4]*([.$H89]-([.$M89]+1/2*[.N89]))+[.$C$6]*([.$C$7]-([.$M89]+1/2*[.N89])))/[.$C$8]/[.$C$4])" table:style-name="ce12">
            <text:p>0,128568</text:p>
          </table:table-cell>
          <table:table-cell office:value-type="float" office:value="0.12865890788270304" table:formula="of:=[.$C$9]*(([.$C$3]*[.$C$4]*([.$H89]-([.$M89]+1/2*[.O89]))+[.$C$6]*([.$C$7]-([.$M89]+1/2*[.O89])))/[.$C$8]/[.$C$4])" table:style-name="ce12">
            <text:p>0,128659</text:p>
          </table:table-cell>
          <table:table-cell office:value-type="float" office:value="0.12527922333755948" table:formula="of:=[.$C$9]*(([.$C$3]*[.$C$4]*([.$H89]-([.$M89]+[.P89]))+[.$C$6]*([.$C$7]-([.$M89]+[.P89])))/[.$C$8]/[.$C$4])" table:style-name="ce13">
            <text:p>0,12527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8.5" table:formula="of:=[.B89]+[.$C$9]" table:style-name="ce28">
            <text:p>38,5</text:p>
          </table:table-cell>
          <table:table-cell office:value-type="float" office:value="30.760127913044077" table:formula="of:=[.C89]+1/6*([.D89]+2*[.E89]+2*[.F89]+[.G89])" table:style-name="ce6">
            <text:p>30,76012791</text:p>
          </table:table-cell>
          <table:table-cell office:value-type="float" office:value="1.0093284565185968E-2" table:formula="of:=[.$C$9]*(([.$C$3]*[.$C$4]*([.$C$5]-[.$C90])+[.$C$6]*([.$C$7]-[.$C90]))/[.$C$8]/[.$C$4])" table:style-name="ce12">
            <text:p>0,010093</text:p>
          </table:table-cell>
          <table:table-cell office:value-type="float" office:value="9.8283358453497838E-3" table:formula="of:=[.$C$9]*(([.$C$3]*[.$C$4]*([.$C$5]-([.$C90]+1/2*[.D90]))+[.$C$6]*([.$C$7]-([.$C90]+1/2*[.D90])))/[.$C$8]/[.$C$4])" table:style-name="ce12">
            <text:p>0,009828</text:p>
          </table:table-cell>
          <table:table-cell office:value-type="float" office:value="9.8352907492455875E-3" table:formula="of:=[.$C$9]*(([.$C$3]*[.$C$4]*([.$C$5]-([.$C90]+1/2*[.E90]))+[.$C$6]*([.$C$7]-([.$C90]+1/2*[.E90])))/[.$C$8]/[.$C$4])" table:style-name="ce12">
            <text:p>0,009835</text:p>
          </table:table-cell>
          <table:table-cell office:value-type="float" office:value="9.5769318008507298E-3" table:formula="of:=[.$C$9]*(([.$C$3]*[.$C$4]*([.$C$5]-([.$C90]+[.F90]))+[.$C$6]*([.$C$7]-([.$C90]+[.F90])))/[.$C$8]/[.$C$4])" table:style-name="ce13">
            <text:p>0,009577</text:p>
          </table:table-cell>
          <table:table-cell office:value-type="float" office:value="40.24792053244375" table:formula="of:=[.H89]+1/6*([.I89]+2*[.J89]+2*[.K89]+[.L89])" table:style-name="ce6">
            <text:p>40,24792053</text:p>
          </table:table-cell>
          <table:table-cell office:value-type="float" office:value="4.9990567698907001E-2" table:formula="of:=[.$C$9]*(([.$C$3]*[.$C$4]*([.$C90]-[.$H90])+[.$C$6]*([.$C$7]-[.$H90]))/[.$C$8]/[.$C$4])" table:style-name="ce12">
            <text:p>0,049991</text:p>
          </table:table-cell>
          <table:table-cell office:value-type="float" office:value="4.8678315296810409E-2" table:formula="of:=[.$C$9]*(([.$C$3]*[.$C$4]*([.$C90]-([.$H90]+1/2*[.I90]))+[.$C$6]*([.$C$7]-([.$H90]+1/2*[.I90])))/[.$C$8]/[.$C$4])" table:style-name="ce12">
            <text:p>0,048678</text:p>
          </table:table-cell>
          <table:table-cell office:value-type="float" office:value="4.8712761922365698E-2" table:formula="of:=[.$C$9]*(([.$C$3]*[.$C$4]*([.$C90]-([.$H90]+1/2*[.J90]))+[.$C$6]*([.$C$7]-([.$H90]+1/2*[.J90])))/[.$C$8]/[.$C$4])" table:style-name="ce12">
            <text:p>0,048713</text:p>
          </table:table-cell>
          <table:table-cell office:value-type="float" office:value="4.7433147697982687E-2" table:formula="of:=[.$C$9]*(([.$C$3]*[.$C$4]*([.$C90]-([.$H90]+[.K90]))+[.$C$6]*([.$C$7]-([.$H90]+[.K90])))/[.$C$8]/[.$C$4])" table:style-name="ce13">
            <text:p>0,047433</text:p>
          </table:table-cell>
          <table:table-cell office:value-type="float" office:value="47.801437419396407" table:formula="of:=[.M89]+1/6*([.N89]+2*[.O89]+2*[.P89]+[.Q89])" table:style-name="ce24">
            <text:p>47,80143742</text:p>
          </table:table-cell>
          <table:table-cell office:value-type="float" office:value="0.12782056210387618" table:formula="of:=[.$C$9]*(([.$C$3]*[.$C$4]*([.$H90]-[.$M90])+[.$C$6]*([.$C$7]-[.$M90]))/[.$C$8]/[.$C$4])" table:style-name="ce12">
            <text:p>0,127821</text:p>
          </table:table-cell>
          <table:table-cell office:value-type="float" office:value="0.12446527234864925" table:formula="of:=[.$C$9]*(([.$C$3]*[.$C$4]*([.$H90]-([.$M90]+1/2*[.N90]))+[.$C$6]*([.$C$7]-([.$M90]+1/2*[.N90])))/[.$C$8]/[.$C$4])" table:style-name="ce12">
            <text:p>0,124465</text:p>
          </table:table-cell>
          <table:table-cell office:value-type="float" office:value="0.12455334870472422" table:formula="of:=[.$C$9]*(([.$C$3]*[.$C$4]*([.$H90]-([.$M90]+1/2*[.O90]))+[.$C$6]*([.$C$7]-([.$M90]+1/2*[.O90])))/[.$C$8]/[.$C$4])" table:style-name="ce12">
            <text:p>0,124553</text:p>
          </table:table-cell>
          <table:table-cell office:value-type="float" office:value="0.12128151129687814" table:formula="of:=[.$C$9]*(([.$C$3]*[.$C$4]*([.$H90]-([.$M90]+[.P90]))+[.$C$6]*([.$C$7]-([.$M90]+[.P90])))/[.$C$8]/[.$C$4])" table:style-name="ce13">
            <text:p>0,12128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9" table:formula="of:=[.B90]+[.$C$9]" table:style-name="ce28">
            <text:p>39</text:p>
          </table:table-cell>
          <table:table-cell office:value-type="float" office:value="30.769960824636616" table:formula="of:=[.C90]+1/6*([.D90]+2*[.E90]+2*[.F90]+[.G90])" table:style-name="ce6">
            <text:p>30,76996082</text:p>
          </table:table-cell>
          <table:table-cell office:value-type="float" office:value="9.577056706577651E-3" table:formula="of:=[.$C$9]*(([.$C$3]*[.$C$4]*([.$C$5]-[.$C91])+[.$C$6]*([.$C$7]-[.$C91]))/[.$C$8]/[.$C$4])" table:style-name="ce12">
            <text:p>0,009577</text:p>
          </table:table-cell>
          <table:table-cell office:value-type="float" office:value="9.3256589680299831E-3" table:formula="of:=[.$C$9]*(([.$C$3]*[.$C$4]*([.$C$5]-([.$C91]+1/2*[.D91]))+[.$C$6]*([.$C$7]-([.$C91]+1/2*[.D91])))/[.$C$8]/[.$C$4])" table:style-name="ce12">
            <text:p>0,009326</text:p>
          </table:table-cell>
          <table:table-cell office:value-type="float" office:value="9.3322581586668327E-3" table:formula="of:=[.$C$9]*(([.$C$3]*[.$C$4]*([.$C$5]-([.$C91]+1/2*[.E91]))+[.$C$6]*([.$C$7]-([.$C91]+1/2*[.E91])))/[.$C$8]/[.$C$4])" table:style-name="ce12">
            <text:p>0,009332</text:p>
          </table:table-cell>
          <table:table-cell office:value-type="float" office:value="9.087113153247629E-3" table:formula="of:=[.$C$9]*(([.$C$3]*[.$C$4]*([.$C$5]-([.$C91]+[.F91]))+[.$C$6]*([.$C$7]-([.$C91]+[.F91])))/[.$C$8]/[.$C$4])" table:style-name="ce13">
            <text:p>0,009087</text:p>
          </table:table-cell>
          <table:table-cell office:value-type="float" office:value="40.296621510749624" table:formula="of:=[.H90]+1/6*([.I90]+2*[.J90]+2*[.K90]+[.L90])" table:style-name="ce6">
            <text:p>40,29662151</text:p>
          </table:table-cell>
          <table:table-cell office:value-type="float" office:value="4.7925411917475513E-2" table:formula="of:=[.$C$9]*(([.$C$3]*[.$C$4]*([.$C91]-[.$H91])+[.$C$6]*([.$C$7]-[.$H91]))/[.$C$8]/[.$C$4])" table:style-name="ce12">
            <text:p>0,047925</text:p>
          </table:table-cell>
          <table:table-cell office:value-type="float" office:value="4.6667369854641837E-2" table:formula="of:=[.$C$9]*(([.$C$3]*[.$C$4]*([.$C91]-([.$H91]+1/2*[.I91]))+[.$C$6]*([.$C$7]-([.$H91]+1/2*[.I91])))/[.$C$8]/[.$C$4])" table:style-name="ce12">
            <text:p>0,046667</text:p>
          </table:table-cell>
          <table:table-cell office:value-type="float" office:value="4.6700393458791095E-2" table:formula="of:=[.$C$9]*(([.$C$3]*[.$C$4]*([.$C91]-([.$H91]+1/2*[.J91]))+[.$C$6]*([.$C$7]-([.$H91]+1/2*[.J91])))/[.$C$8]/[.$C$4])" table:style-name="ce12">
            <text:p>0,046700</text:p>
          </table:table-cell>
          <table:table-cell office:value-type="float" office:value="4.5473641260888938E-2" table:formula="of:=[.$C$9]*(([.$C$3]*[.$C$4]*([.$C91]-([.$H91]+[.K91]))+[.$C$6]*([.$C$7]-([.$H91]+[.K91])))/[.$C$8]/[.$C$4])" table:style-name="ce13">
            <text:p>0,045474</text:p>
          </table:table-cell>
          <table:table-cell office:value-type="float" office:value="47.925960638647659" table:formula="of:=[.M90]+1/6*([.N90]+2*[.O90]+2*[.P90]+[.Q90])" table:style-name="ce24">
            <text:p>47,92596064</text:p>
          </table:table-cell>
          <table:table-cell office:value-type="float" office:value="0.12371814200847905" table:formula="of:=[.$C$9]*(([.$C$3]*[.$C$4]*([.$H91]-[.$M91])+[.$C$6]*([.$C$7]-[.$M91]))/[.$C$8]/[.$C$4])" table:style-name="ce12">
            <text:p>0,123718</text:p>
          </table:table-cell>
          <table:table-cell office:value-type="float" office:value="0.12047054078075643" table:formula="of:=[.$C$9]*(([.$C$3]*[.$C$4]*([.$H91]-([.$M91]+1/2*[.N91]))+[.$C$6]*([.$C$7]-([.$M91]+1/2*[.N91])))/[.$C$8]/[.$C$4])" table:style-name="ce12">
            <text:p>0,120471</text:p>
          </table:table-cell>
          <table:table-cell office:value-type="float" office:value="0.12055579031298419" table:formula="of:=[.$C$9]*(([.$C$3]*[.$C$4]*([.$H91]-([.$M91]+1/2*[.O91]))+[.$C$6]*([.$C$7]-([.$M91]+1/2*[.O91])))/[.$C$8]/[.$C$4])" table:style-name="ce12">
            <text:p>0,120556</text:p>
          </table:table-cell>
          <table:table-cell office:value-type="float" office:value="0.11738896301704739" table:formula="of:=[.$C$9]*(([.$C$3]*[.$C$4]*([.$H91]-([.$M91]+[.P91]))+[.$C$6]*([.$C$7]-([.$M91]+[.P91])))/[.$C$8]/[.$C$4])" table:style-name="ce13">
            <text:p>0,11738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9.5" table:formula="of:=[.B91]+[.$C$9]" table:style-name="ce28">
            <text:p>39,5</text:p>
          </table:table-cell>
          <table:table-cell office:value-type="float" office:value="30.779290825322153" table:formula="of:=[.C91]+1/6*([.D91]+2*[.E91]+2*[.F91]+[.G91])" table:style-name="ce6">
            <text:p>30,77929083</text:p>
          </table:table-cell>
          <table:table-cell office:value-type="float" office:value="9.0872316705869031E-3" table:formula="of:=[.$C$9]*(([.$C$3]*[.$C$4]*([.$C$5]-[.$C92])+[.$C$6]*([.$C$7]-[.$C92]))/[.$C$8]/[.$C$4])" table:style-name="ce12">
            <text:p>0,009087</text:p>
          </table:table-cell>
          <table:table-cell office:value-type="float" office:value="8.8486918392341064E-3" table:formula="of:=[.$C$9]*(([.$C$3]*[.$C$4]*([.$C$5]-([.$C92]+1/2*[.D92]))+[.$C$6]*([.$C$7]-([.$C92]+1/2*[.D92])))/[.$C$8]/[.$C$4])" table:style-name="ce12">
            <text:p>0,008849</text:p>
          </table:table-cell>
          <table:table-cell office:value-type="float" office:value="8.854953509807046E-3" table:formula="of:=[.$C$9]*(([.$C$3]*[.$C$4]*([.$C$5]-([.$C92]+1/2*[.E92]))+[.$C$6]*([.$C$7]-([.$C92]+1/2*[.E92])))/[.$C$8]/[.$C$4])" table:style-name="ce12">
            <text:p>0,008855</text:p>
          </table:table-cell>
          <table:table-cell office:value-type="float" office:value="8.6223466113220862E-3" table:formula="of:=[.$C$9]*(([.$C$3]*[.$C$4]*([.$C$5]-([.$C92]+[.F92]))+[.$C$6]*([.$C$7]-([.$C92]+[.F92])))/[.$C$8]/[.$C$4])" table:style-name="ce13">
            <text:p>0,008622</text:p>
          </table:table-cell>
          <table:table-cell office:value-type="float" office:value="40.343310607383827" table:formula="of:=[.H91]+1/6*([.I91]+2*[.J91]+2*[.K91]+[.L91])" table:style-name="ce6">
            <text:p>40,34331061</text:p>
          </table:table-cell>
          <table:table-cell office:value-type="float" office:value="4.5940734378456624E-2" table:formula="of:=[.$C$9]*(([.$C$3]*[.$C$4]*([.$C92]-[.$H92])+[.$C$6]*([.$C$7]-[.$H92]))/[.$C$8]/[.$C$4])" table:style-name="ce12">
            <text:p>0,045941</text:p>
          </table:table-cell>
          <table:table-cell office:value-type="float" office:value="4.4734790101022097E-2" table:formula="of:=[.$C$9]*(([.$C$3]*[.$C$4]*([.$C92]-([.$H92]+1/2*[.I92]))+[.$C$6]*([.$C$7]-([.$H92]+1/2*[.I92])))/[.$C$8]/[.$C$4])" table:style-name="ce12">
            <text:p>0,044735</text:p>
          </table:table-cell>
          <table:table-cell office:value-type="float" office:value="4.4766446138305015E-2" table:formula="of:=[.$C$9]*(([.$C$3]*[.$C$4]*([.$C92]-([.$H92]+1/2*[.J92]))+[.$C$6]*([.$C$7]-([.$H92]+1/2*[.J92])))/[.$C$8]/[.$C$4])" table:style-name="ce12">
            <text:p>0,044766</text:p>
          </table:table-cell>
          <table:table-cell office:value-type="float" office:value="4.359049595619581E-2" table:formula="of:=[.$C$9]*(([.$C$3]*[.$C$4]*([.$C92]-([.$H92]+[.K92]))+[.$C$6]*([.$C$7]-([.$H92]+[.K92])))/[.$C$8]/[.$C$4])" table:style-name="ce13">
            <text:p>0,043590</text:p>
          </table:table-cell>
          <table:table-cell office:value-type="float" office:value="48.046487266516493" table:formula="of:=[.M91]+1/6*([.N91]+2*[.O91]+2*[.P91]+[.Q91])" table:style-name="ce24">
            <text:p>48,04648727</text:p>
          </table:table-cell>
          <table:table-cell office:value-type="float" office:value="0.11972494887707547" table:formula="of:=[.$C$9]*(([.$C$3]*[.$C$4]*([.$H92]-[.$M92])+[.$C$6]*([.$C$7]-[.$M92]))/[.$C$8]/[.$C$4])" table:style-name="ce12">
            <text:p>0,119725</text:p>
          </table:table-cell>
          <table:table-cell office:value-type="float" office:value="0.11658216896905219" table:formula="of:=[.$C$9]*(([.$C$3]*[.$C$4]*([.$H92]-([.$M92]+1/2*[.N92]))+[.$C$6]*([.$C$7]-([.$M92]+1/2*[.N92])))/[.$C$8]/[.$C$4])" table:style-name="ce12">
            <text:p>0,116582</text:p>
          </table:table-cell>
          <table:table-cell office:value-type="float" office:value="0.11666466694163807" table:formula="of:=[.$C$9]*(([.$C$3]*[.$C$4]*([.$H92]-([.$M92]+1/2*[.O92]))+[.$C$6]*([.$C$7]-([.$M92]+1/2*[.O92])))/[.$C$8]/[.$C$4])" table:style-name="ce12">
            <text:p>0,116665</text:p>
          </table:table-cell>
          <table:table-cell office:value-type="float" office:value="0.11360005386263947" table:formula="of:=[.$C$9]*(([.$C$3]*[.$C$4]*([.$H92]-([.$M92]+[.P92]))+[.$C$6]*([.$C$7]-([.$M92]+[.P92])))/[.$C$8]/[.$C$4])" table:style-name="ce13">
            <text:p>0,1136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0" table:formula="of:=[.B92]+[.$C$9]" table:style-name="ce28">
            <text:p>40</text:p>
          </table:table-cell>
          <table:table-cell office:value-type="float" office:value="30.78814363681882" table:formula="of:=[.C92]+1/6*([.D92]+2*[.E92]+2*[.F92]+[.G92])" table:style-name="ce6">
            <text:p>30,78814364</text:p>
          </table:table-cell>
          <table:table-cell office:value-type="float" office:value="8.6224590670119592E-3" table:formula="of:=[.$C$9]*(([.$C$3]*[.$C$4]*([.$C$5]-[.$C93])+[.$C$6]*([.$C$7]-[.$C93]))/[.$C$8]/[.$C$4])" table:style-name="ce12">
            <text:p>0,008622</text:p>
          </table:table-cell>
          <table:table-cell office:value-type="float" office:value="8.3961195165029485E-3" table:formula="of:=[.$C$9]*(([.$C$3]*[.$C$4]*([.$C$5]-([.$C93]+1/2*[.D93]))+[.$C$6]*([.$C$7]-([.$C93]+1/2*[.D93])))/[.$C$8]/[.$C$4])" table:style-name="ce12">
            <text:p>0,008396</text:p>
          </table:table-cell>
          <table:table-cell office:value-type="float" office:value="8.4020609297036798E-3" table:formula="of:=[.$C$9]*(([.$C$3]*[.$C$4]*([.$C$5]-([.$C93]+1/2*[.E93]))+[.$C$6]*([.$C$7]-([.$C93]+1/2*[.E93])))/[.$C$8]/[.$C$4])" table:style-name="ce12">
            <text:p>0,008402</text:p>
          </table:table-cell>
          <table:table-cell office:value-type="float" office:value="8.1813508682024583E-3" table:formula="of:=[.$C$9]*(([.$C$3]*[.$C$4]*([.$C$5]-([.$C93]+[.F93]))+[.$C$6]*([.$C$7]-([.$C93]+[.F93])))/[.$C$8]/[.$C$4])" table:style-name="ce13">
            <text:p>0,008181</text:p>
          </table:table-cell>
          <table:table-cell office:value-type="float" office:value="40.388066224519378" table:formula="of:=[.H92]+1/6*([.I92]+2*[.J92]+2*[.K92]+[.L92])" table:style-name="ce6">
            <text:p>40,38806622</text:p>
          </table:table-cell>
          <table:table-cell office:value-type="float" office:value="4.4033705053673655E-2" table:formula="of:=[.$C$9]*(([.$C$3]*[.$C$4]*([.$C93]-[.$H93])+[.$C$6]*([.$C$7]-[.$H93]))/[.$C$8]/[.$C$4])" table:style-name="ce12">
            <text:p>0,044034</text:p>
          </table:table-cell>
          <table:table-cell office:value-type="float" office:value="4.2877820296014647E-2" table:formula="of:=[.$C$9]*(([.$C$3]*[.$C$4]*([.$C93]-([.$H93]+1/2*[.I93]))+[.$C$6]*([.$C$7]-([.$H93]+1/2*[.I93])))/[.$C$8]/[.$C$4])" table:style-name="ce12">
            <text:p>0,042878</text:p>
          </table:table-cell>
          <table:table-cell office:value-type="float" office:value="4.2908162270903348E-2" table:formula="of:=[.$C$9]*(([.$C$3]*[.$C$4]*([.$C93]-([.$H93]+1/2*[.J93]))+[.$C$6]*([.$C$7]-([.$H93]+1/2*[.J93])))/[.$C$8]/[.$C$4])" table:style-name="ce12">
            <text:p>0,042908</text:p>
          </table:table-cell>
          <table:table-cell office:value-type="float" office:value="4.1781026534451142E-2" table:formula="of:=[.$C$9]*(([.$C$3]*[.$C$4]*([.$C93]-([.$H93]+[.K93]))+[.$C$6]*([.$C$7]-([.$H93]+[.K93])))/[.$C$8]/[.$C$4])" table:style-name="ce13">
            <text:p>0,041781</text:p>
          </table:table-cell>
          <table:table-cell office:value-type="float" office:value="48.163123712276679" table:formula="of:=[.M92]+1/6*([.N92]+2*[.O92]+2*[.P92]+[.Q92])" table:style-name="ce24">
            <text:p>48,16312371</text:p>
          </table:table-cell>
          <table:table-cell office:value-type="float" office:value="0.11583931633144323" table:formula="of:=[.$C$9]*(([.$C$3]*[.$C$4]*([.$H93]-[.$M93])+[.$C$6]*([.$C$7]-[.$M93]))/[.$C$8]/[.$C$4])" table:style-name="ce12">
            <text:p>0,115839</text:p>
          </table:table-cell>
          <table:table-cell office:value-type="float" office:value="0.11279853427774277" table:formula="of:=[.$C$9]*(([.$C$3]*[.$C$4]*([.$H93]-([.$M93]+1/2*[.N93]))+[.$C$6]*([.$C$7]-([.$M93]+1/2*[.N93])))/[.$C$8]/[.$C$4])" table:style-name="ce12">
            <text:p>0,112799</text:p>
          </table:table-cell>
          <table:table-cell office:value-type="float" office:value="0.1128783548066524" table:formula="of:=[.$C$9]*(([.$C$3]*[.$C$4]*([.$H93]-([.$M93]+1/2*[.O93]))+[.$C$6]*([.$C$7]-([.$M93]+1/2*[.O93])))/[.$C$8]/[.$C$4])" table:style-name="ce12">
            <text:p>0,112878</text:p>
          </table:table-cell>
          <table:table-cell office:value-type="float" office:value="0.10991320270409387" table:formula="of:=[.$C$9]*(([.$C$3]*[.$C$4]*([.$H93]-([.$M93]+[.P93]))+[.$C$6]*([.$C$7]-([.$M93]+[.P93])))/[.$C$8]/[.$C$4])" table:style-name="ce13">
            <text:p>0,10991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0.5" table:formula="of:=[.B93]+[.$C$9]" table:style-name="ce28">
            <text:p>40,5</text:p>
          </table:table-cell>
          <table:table-cell office:value-type="float" office:value="30.796543665290091" table:formula="of:=[.C93]+1/6*([.D93]+2*[.E93]+2*[.F93]+[.G93])" table:style-name="ce6">
            <text:p>30,79654367</text:p>
          </table:table-cell>
          <table:table-cell office:value-type="float" office:value="8.1814575722701198E-3" table:formula="of:=[.$C$9]*(([.$C$3]*[.$C$4]*([.$C$5]-[.$C94])+[.$C$6]*([.$C$7]-[.$C94]))/[.$C$8]/[.$C$4])" table:style-name="ce12">
            <text:p>0,008181</text:p>
          </table:table-cell>
          <table:table-cell office:value-type="float" office:value="7.9666943109981507E-3" table:formula="of:=[.$C$9]*(([.$C$3]*[.$C$4]*([.$C$5]-([.$C94]+1/2*[.D94]))+[.$C$6]*([.$C$7]-([.$C94]+1/2*[.D94])))/[.$C$8]/[.$C$4])" table:style-name="ce12">
            <text:p>0,007967</text:p>
          </table:table-cell>
          <table:table-cell office:value-type="float" office:value="7.9723318466064941E-3" table:formula="of:=[.$C$9]*(([.$C$3]*[.$C$4]*([.$C$5]-([.$C94]+1/2*[.E94]))+[.$C$6]*([.$C$7]-([.$C94]+1/2*[.E94])))/[.$C$8]/[.$C$4])" table:style-name="ce12">
            <text:p>0,007972</text:p>
          </table:table-cell>
          <table:table-cell office:value-type="float" office:value="7.7629101503233645E-3" table:formula="of:=[.$C$9]*(([.$C$3]*[.$C$4]*([.$C$5]-([.$C94]+[.F94]))+[.$C$6]*([.$C$7]-([.$C94]+[.F94])))/[.$C$8]/[.$C$4])" table:style-name="ce13">
            <text:p>0,007763</text:p>
          </table:table-cell>
          <table:table-cell office:value-type="float" office:value="40.430964007306372" table:formula="of:=[.H93]+1/6*([.I93]+2*[.J93]+2*[.K93]+[.L93])" table:style-name="ce6">
            <text:p>40,43096401</text:p>
          </table:table-cell>
          <table:table-cell office:value-type="float" office:value="4.2201572880920024E-2" table:formula="of:=[.$C$9]*(([.$C$3]*[.$C$4]*([.$C94]-[.$H94])+[.$C$6]*([.$C$7]-[.$H94]))/[.$C$8]/[.$C$4])" table:style-name="ce12">
            <text:p>0,042202</text:p>
          </table:table-cell>
          <table:table-cell office:value-type="float" office:value="4.1093781592795725E-2" table:formula="of:=[.$C$9]*(([.$C$3]*[.$C$4]*([.$C94]-([.$H94]+1/2*[.I94]))+[.$C$6]*([.$C$7]-([.$H94]+1/2*[.I94])))/[.$C$8]/[.$C$4])" table:style-name="ce12">
            <text:p>0,041094</text:p>
          </table:table-cell>
          <table:table-cell office:value-type="float" office:value="4.1122861114109295E-2" table:formula="of:=[.$C$9]*(([.$C$3]*[.$C$4]*([.$C94]-([.$H94]+1/2*[.J94]))+[.$C$6]*([.$C$7]-([.$H94]+1/2*[.J94])))/[.$C$8]/[.$C$4])" table:style-name="ce12">
            <text:p>0,041123</text:p>
          </table:table-cell>
          <table:table-cell office:value-type="float" office:value="4.0042622672429161E-2" table:formula="of:=[.$C$9]*(([.$C$3]*[.$C$4]*([.$C94]-([.$H94]+[.K94]))+[.$C$6]*([.$C$7]-([.$H94]+[.K94])))/[.$C$8]/[.$C$4])" table:style-name="ce13">
            <text:p>0,040043</text:p>
          </table:table-cell>
          <table:table-cell office:value-type="float" office:value="48.275974761810737" table:formula="of:=[.M93]+1/6*([.N93]+2*[.O93]+2*[.P93]+[.Q93])" table:style-name="ce24">
            <text:p>48,27597476</text:p>
          </table:table-cell>
          <table:table-cell office:value-type="float" office:value="0.1120595253702549" table:formula="of:=[.$C$9]*(([.$C$3]*[.$C$4]*([.$H94]-[.$M94])+[.$C$6]*([.$C$7]-[.$M94]))/[.$C$8]/[.$C$4])" table:style-name="ce12">
            <text:p>0,112060</text:p>
          </table:table-cell>
          <table:table-cell office:value-type="float" office:value="0.10911796282928565" table:formula="of:=[.$C$9]*(([.$C$3]*[.$C$4]*([.$H94]-([.$M94]+1/2*[.N94]))+[.$C$6]*([.$C$7]-([.$M94]+1/2*[.N94])))/[.$C$8]/[.$C$4])" table:style-name="ce12">
            <text:p>0,109118</text:p>
          </table:table-cell>
          <table:table-cell office:value-type="float" office:value="0.1091951788459861" table:formula="of:=[.$C$9]*(([.$C$3]*[.$C$4]*([.$H94]-([.$M94]+1/2*[.O94]))+[.$C$6]*([.$C$7]-([.$M94]+1/2*[.O94])))/[.$C$8]/[.$C$4])" table:style-name="ce12">
            <text:p>0,109195</text:p>
          </table:table-cell>
          <table:table-cell office:value-type="float" office:value="0.10632677848084057" table:formula="of:=[.$C$9]*(([.$C$3]*[.$C$4]*([.$H94]-([.$M94]+[.P94]))+[.$C$6]*([.$C$7]-([.$M94]+[.P94])))/[.$C$8]/[.$C$4])" table:style-name="ce13">
            <text:p>0,10632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1" table:formula="of:=[.B94]+[.$C$9]" table:style-name="ce28">
            <text:p>41</text:p>
          </table:table-cell>
          <table:table-cell office:value-type="float" office:value="30.804514068629725" table:formula="of:=[.C94]+1/6*([.D94]+2*[.E94]+2*[.F94]+[.G94])" table:style-name="ce6">
            <text:p>30,80451407</text:p>
          </table:table-cell>
          <table:table-cell office:value-type="float" office:value="7.7630113969394191E-3" table:formula="of:=[.$C$9]*(([.$C$3]*[.$C$4]*([.$C$5]-[.$C95])+[.$C$6]*([.$C$7]-[.$C95]))/[.$C$8]/[.$C$4])" table:style-name="ce12">
            <text:p>0,007763</text:p>
          </table:table-cell>
          <table:table-cell office:value-type="float" office:value="7.5592323477698077E-3" table:formula="of:=[.$C$9]*(([.$C$3]*[.$C$4]*([.$C$5]-([.$C95]+1/2*[.D95]))+[.$C$6]*([.$C$7]-([.$C95]+1/2*[.D95])))/[.$C$8]/[.$C$4])" table:style-name="ce12">
            <text:p>0,007559</text:p>
          </table:table-cell>
          <table:table-cell office:value-type="float" office:value="7.5645815478105763E-3" table:formula="of:=[.$C$9]*(([.$C$3]*[.$C$4]*([.$C$5]-([.$C95]+1/2*[.E95]))+[.$C$6]*([.$C$7]-([.$C95]+1/2*[.E95])))/[.$C$8]/[.$C$4])" table:style-name="ce12">
            <text:p>0,007565</text:p>
          </table:table-cell>
          <table:table-cell office:value-type="float" office:value="7.3658708656793121E-3" table:formula="of:=[.$C$9]*(([.$C$3]*[.$C$4]*([.$C$5]-([.$C95]+[.F95]))+[.$C$6]*([.$C$7]-([.$C95]+[.F95])))/[.$C$8]/[.$C$4])" table:style-name="ce13">
            <text:p>0,007366</text:p>
          </table:table-cell>
          <table:table-cell office:value-type="float" office:value="40.472076920800902" table:formula="of:=[.H94]+1/6*([.I94]+2*[.J94]+2*[.K94]+[.L94])" table:style-name="ce6">
            <text:p>40,47207692</text:p>
          </table:table-cell>
          <table:table-cell office:value-type="float" office:value="4.0441665089438854E-2" table:formula="of:=[.$C$9]*(([.$C$3]*[.$C$4]*([.$C95]-[.$H95])+[.$C$6]*([.$C$7]-[.$H95]))/[.$C$8]/[.$C$4])" table:style-name="ce12">
            <text:p>0,040442</text:p>
          </table:table-cell>
          <table:table-cell office:value-type="float" office:value="3.938007138084134E-2" table:formula="of:=[.$C$9]*(([.$C$3]*[.$C$4]*([.$C95]-([.$H95]+1/2*[.I95]))+[.$C$6]*([.$C$7]-([.$H95]+1/2*[.I95])))/[.$C$8]/[.$C$4])" table:style-name="ce12">
            <text:p>0,039380</text:p>
          </table:table-cell>
          <table:table-cell office:value-type="float" office:value="3.9407938215691732E-2" table:formula="of:=[.$C$9]*(([.$C$3]*[.$C$4]*([.$C95]-([.$H95]+1/2*[.J95]))+[.$C$6]*([.$C$7]-([.$H95]+1/2*[.J95])))/[.$C$8]/[.$C$4])" table:style-name="ce12">
            <text:p>0,039408</text:p>
          </table:table-cell>
          <table:table-cell office:value-type="float" office:value="3.8372748333115284E-2" table:formula="of:=[.$C$9]*(([.$C$3]*[.$C$4]*([.$C95]-([.$H95]+[.K95]))+[.$C$6]*([.$C$7]-([.$H95]+[.K95])))/[.$C$8]/[.$C$4])" table:style-name="ce13">
            <text:p>0,038373</text:p>
          </table:table-cell>
          <table:table-cell office:value-type="float" office:value="48.385143526344343" table:formula="of:=[.M94]+1/6*([.N94]+2*[.O94]+2*[.P94]+[.Q94])" table:style-name="ce24">
            <text:p>48,38514353</text:p>
          </table:table-cell>
          <table:table-cell office:value-type="float" office:value="0.10838381090696708" table:formula="of:=[.$C$9]*(([.$C$3]*[.$C$4]*([.$H95]-[.$M95])+[.$C$6]*([.$C$7]-[.$M95]))/[.$C$8]/[.$C$4])" table:style-name="ce12">
            <text:p>0,108384</text:p>
          </table:table-cell>
          <table:table-cell office:value-type="float" office:value="0.10553873587065903" table:formula="of:=[.$C$9]*(([.$C$3]*[.$C$4]*([.$H95]-([.$M95]+1/2*[.N95]))+[.$C$6]*([.$C$7]-([.$M95]+1/2*[.N95])))/[.$C$8]/[.$C$4])" table:style-name="ce12">
            <text:p>0,105539</text:p>
          </table:table-cell>
          <table:table-cell office:value-type="float" office:value="0.10561341909036247" table:formula="of:=[.$C$9]*(([.$C$3]*[.$C$4]*([.$H95]-([.$M95]+1/2*[.O95]))+[.$C$6]*([.$C$7]-([.$M95]+1/2*[.O95])))/[.$C$8]/[.$C$4])" table:style-name="ce12">
            <text:p>0,105613</text:p>
          </table:table-cell>
          <table:table-cell office:value-type="float" office:value="0.10283910640472317" table:formula="of:=[.$C$9]*(([.$C$3]*[.$C$4]*([.$H95]-([.$M95]+[.P95]))+[.$C$6]*([.$C$7]-([.$M95]+[.P95])))/[.$C$8]/[.$C$4])" table:style-name="ce13">
            <text:p>0,10283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1.5" table:formula="of:=[.B95]+[.$C$9]" table:style-name="ce28">
            <text:p>41,5</text:p>
          </table:table-cell>
          <table:table-cell office:value-type="float" office:value="30.812076820305354" table:formula="of:=[.C95]+1/6*([.D95]+2*[.E95]+2*[.F95]+[.G95])" table:style-name="ce6">
            <text:p>30,81207682</text:p>
          </table:table-cell>
          <table:table-cell office:value-type="float" office:value="7.3659669339689341E-3" table:formula="of:=[.$C$9]*(([.$C$3]*[.$C$4]*([.$C$5]-[.$C96])+[.$C$6]*([.$C$7]-[.$C96]))/[.$C$8]/[.$C$4])" table:style-name="ce12">
            <text:p>0,007366</text:p>
          </table:table-cell>
          <table:table-cell office:value-type="float" office:value="7.1726103019523176E-3" table:formula="of:=[.$C$9]*(([.$C$3]*[.$C$4]*([.$C$5]-([.$C96]+1/2*[.D96]))+[.$C$6]*([.$C$7]-([.$C96]+1/2*[.D96])))/[.$C$8]/[.$C$4])" table:style-name="ce12">
            <text:p>0,007173</text:p>
          </table:table-cell>
          <table:table-cell office:value-type="float" office:value="7.1776859135427454E-3" table:formula="of:=[.$C$9]*(([.$C$3]*[.$C$4]*([.$C$5]-([.$C96]+1/2*[.E96]))+[.$C$6]*([.$C$7]-([.$C96]+1/2*[.E96])))/[.$C$8]/[.$C$4])" table:style-name="ce12">
            <text:p>0,007178</text:p>
          </table:table-cell>
          <table:table-cell office:value-type="float" office:value="6.9891384235079386E-3" table:formula="of:=[.$C$9]*(([.$C$3]*[.$C$4]*([.$C$5]-([.$C96]+[.F96]))+[.$C$6]*([.$C$7]-([.$C96]+[.F96])))/[.$C$8]/[.$C$4])" table:style-name="ce13">
            <text:p>0,006989</text:p>
          </table:table-cell>
          <table:table-cell office:value-type="float" office:value="40.511475326236841" table:formula="of:=[.H95]+1/6*([.I95]+2*[.J95]+2*[.K95]+[.L95])" table:style-name="ce6">
            <text:p>40,51147533</text:p>
          </table:table-cell>
          <table:table-cell office:value-type="float" office:value="3.8751386387833466E-2" table:formula="of:=[.$C$9]*(([.$C$3]*[.$C$4]*([.$C96]-[.$H96])+[.$C$6]*([.$C$7]-[.$H96]))/[.$C$8]/[.$C$4])" table:style-name="ce12">
            <text:p>0,038751</text:p>
          </table:table-cell>
          <table:table-cell office:value-type="float" office:value="3.7734162495152927E-2" table:formula="of:=[.$C$9]*(([.$C$3]*[.$C$4]*([.$C96]-([.$H96]+1/2*[.I96]))+[.$C$6]*([.$C$7]-([.$H96]+1/2*[.I96])))/[.$C$8]/[.$C$4])" table:style-name="ce12">
            <text:p>0,037734</text:p>
          </table:table-cell>
          <table:table-cell office:value-type="float" office:value="3.7760864622335646E-2" table:formula="of:=[.$C$9]*(([.$C$3]*[.$C$4]*([.$C96]-([.$H96]+1/2*[.J96]))+[.$C$6]*([.$C$7]-([.$H96]+1/2*[.J96])))/[.$C$8]/[.$C$4])" table:style-name="ce12">
            <text:p>0,037761</text:p>
          </table:table-cell>
          <table:table-cell office:value-type="float" office:value="3.6768940995160961E-2" table:formula="of:=[.$C$9]*(([.$C$3]*[.$C$4]*([.$C96]-([.$H96]+[.K96]))+[.$C$6]*([.$C$7]-([.$H96]+[.K96])))/[.$C$8]/[.$C$4])" table:style-name="ce13">
            <text:p>0,036769</text:p>
          </table:table-cell>
          <table:table-cell office:value-type="float" office:value="48.490731397549965" table:formula="of:=[.M95]+1/6*([.N95]+2*[.O95]+2*[.P95]+[.Q95])" table:style-name="ce24">
            <text:p>48,4907314</text:p>
          </table:table-cell>
          <table:table-cell office:value-type="float" office:value="0.1048103679404689" table:formula="of:=[.$C$9]*(([.$C$3]*[.$C$4]*([.$H96]-[.$M96])+[.$C$6]*([.$C$7]-[.$M96]))/[.$C$8]/[.$C$4])" table:style-name="ce12">
            <text:p>0,104810</text:p>
          </table:table-cell>
          <table:table-cell office:value-type="float" office:value="0.10205909578203148" table:formula="of:=[.$C$9]*(([.$C$3]*[.$C$4]*([.$H96]-([.$M96]+1/2*[.N96]))+[.$C$6]*([.$C$7]-([.$M96]+1/2*[.N96])))/[.$C$8]/[.$C$4])" table:style-name="ce12">
            <text:p>0,102059</text:p>
          </table:table-cell>
          <table:table-cell office:value-type="float" office:value="0.10213131667619076" table:formula="of:=[.$C$9]*(([.$C$3]*[.$C$4]*([.$H96]-([.$M96]+1/2*[.O96]))+[.$C$6]*([.$C$7]-([.$M96]+1/2*[.O96])))/[.$C$8]/[.$C$4])" table:style-name="ce12">
            <text:p>0,102131</text:p>
          </table:table-cell>
          <table:table-cell office:value-type="float" office:value="9.9448473814968796E-2" table:formula="of:=[.$C$9]*(([.$C$3]*[.$C$4]*([.$H96]-([.$M96]+[.P96]))+[.$C$6]*([.$C$7]-([.$M96]+[.P96])))/[.$C$8]/[.$C$4])" table:style-name="ce13">
            <text:p>0,09944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2" table:formula="of:=[.B96]+[.$C$9]" table:style-name="ce28">
            <text:p>42</text:p>
          </table:table-cell>
          <table:table-cell office:value-type="float" office:value="30.819252769936764" table:formula="of:=[.C96]+1/6*([.D96]+2*[.E96]+2*[.F96]+[.G96])" table:style-name="ce6">
            <text:p>30,81925277</text:p>
          </table:table-cell>
          <table:table-cell office:value-type="float" office:value="6.9892295783199644E-3" table:formula="of:=[.$C$9]*(([.$C$3]*[.$C$4]*([.$C$5]-[.$C97])+[.$C$6]*([.$C$7]-[.$C97]))/[.$C$8]/[.$C$4])" table:style-name="ce12">
            <text:p>0,006989</text:p>
          </table:table-cell>
          <table:table-cell office:value-type="float" office:value="6.8057623018888758E-3" table:formula="of:=[.$C$9]*(([.$C$3]*[.$C$4]*([.$C$5]-([.$C97]+1/2*[.D97]))+[.$C$6]*([.$C$7]-([.$C97]+1/2*[.D97])))/[.$C$8]/[.$C$4])" table:style-name="ce12">
            <text:p>0,006806</text:p>
          </table:table-cell>
          <table:table-cell office:value-type="float" office:value="6.8105783178954195E-3" table:formula="of:=[.$C$9]*(([.$C$3]*[.$C$4]*([.$C$5]-([.$C97]+1/2*[.E97]))+[.$C$6]*([.$C$7]-([.$C97]+1/2*[.E97])))/[.$C$8]/[.$C$4])" table:style-name="ce12">
            <text:p>0,006811</text:p>
          </table:table-cell>
          <table:table-cell office:value-type="float" office:value="6.6316742166303583E-3" table:formula="of:=[.$C$9]*(([.$C$3]*[.$C$4]*([.$C$5]-([.$C97]+[.F97]))+[.$C$6]*([.$C$7]-([.$C97]+[.F97])))/[.$C$8]/[.$C$4])" table:style-name="ce13">
            <text:p>0,006632</text:p>
          </table:table-cell>
          <table:table-cell office:value-type="float" office:value="40.549227056506503" table:formula="of:=[.H96]+1/6*([.I96]+2*[.J96]+2*[.K96]+[.L96])" table:style-name="ce6">
            <text:p>40,54922706</text:p>
          </table:table-cell>
          <table:table-cell office:value-type="float" office:value="3.7128218030246782E-2" table:formula="of:=[.$C$9]*(([.$C$3]*[.$C$4]*([.$C97]-[.$H97])+[.$C$6]*([.$C$7]-[.$H97]))/[.$C$8]/[.$C$4])" table:style-name="ce12">
            <text:p>0,037128</text:p>
          </table:table-cell>
          <table:table-cell office:value-type="float" office:value="3.6153602306952845E-2" table:formula="of:=[.$C$9]*(([.$C$3]*[.$C$4]*([.$C97]-([.$H97]+1/2*[.I97]))+[.$C$6]*([.$C$7]-([.$H97]+1/2*[.I97])))/[.$C$8]/[.$C$4])" table:style-name="ce12">
            <text:p>0,036154</text:p>
          </table:table-cell>
          <table:table-cell office:value-type="float" office:value="3.6179185969689345E-2" table:formula="of:=[.$C$9]*(([.$C$3]*[.$C$4]*([.$C97]-([.$H97]+1/2*[.J97]))+[.$C$6]*([.$C$7]-([.$H97]+1/2*[.J97])))/[.$C$8]/[.$C$4])" table:style-name="ce12">
            <text:p>0,036179</text:p>
          </table:table-cell>
          <table:table-cell office:value-type="float" office:value="3.5228810766838307E-2" table:formula="of:=[.$C$9]*(([.$C$3]*[.$C$4]*([.$C97]-([.$H97]+[.K97]))+[.$C$6]*([.$C$7]-([.$H97]+[.K97])))/[.$C$8]/[.$C$4])" table:style-name="ce13">
            <text:p>0,035229</text:p>
          </table:table-cell>
          <table:table-cell office:value-type="float" office:value="48.592838008661943" table:formula="of:=[.M96]+1/6*([.N96]+2*[.O96]+2*[.P96]+[.Q96])" table:style-name="ce24">
            <text:p>48,59283801</text:p>
          </table:table-cell>
          <table:table-cell office:value-type="float" office:value="0.10133735737057316" table:formula="of:=[.$C$9]*(([.$C$3]*[.$C$4]*([.$H97]-[.$M97])+[.$C$6]*([.$C$7]-[.$M97]))/[.$C$8]/[.$C$4])" table:style-name="ce12">
            <text:p>0,101337</text:p>
          </table:table-cell>
          <table:table-cell office:value-type="float" office:value="9.8677251739595767E-2" table:formula="of:=[.$C$9]*(([.$C$3]*[.$C$4]*([.$H97]-([.$M97]+1/2*[.N97]))+[.$C$6]*([.$C$7]-([.$M97]+1/2*[.N97])))/[.$C$8]/[.$C$4])" table:style-name="ce12">
            <text:p>0,098677</text:p>
          </table:table-cell>
          <table:table-cell office:value-type="float" office:value="9.8747079512408562E-2" table:formula="of:=[.$C$9]*(([.$C$3]*[.$C$4]*([.$H97]-([.$M97]+1/2*[.O97]))+[.$C$6]*([.$C$7]-([.$M97]+1/2*[.O97])))/[.$C$8]/[.$C$4])" table:style-name="ce12">
            <text:p>0,098747</text:p>
          </table:table-cell>
          <table:table-cell office:value-type="float" office:value="9.6153135696171774E-2" table:formula="of:=[.$C$9]*(([.$C$3]*[.$C$4]*([.$H97]-([.$M97]+[.P97]))+[.$C$6]*([.$C$7]-([.$M97]+[.P97])))/[.$C$8]/[.$C$4])" table:style-name="ce13">
            <text:p>0,0961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2.5" table:formula="of:=[.B97]+[.$C$9]" table:style-name="ce28">
            <text:p>42,5</text:p>
          </table:table-cell>
          <table:table-cell office:value-type="float" office:value="30.826061700775849" table:formula="of:=[.C97]+1/6*([.D97]+2*[.E97]+2*[.F97]+[.G97])" table:style-name="ce6">
            <text:p>30,8260617</text:p>
          </table:table-cell>
          <table:table-cell office:value-type="float" office:value="6.6317607092679512E-3" table:formula="of:=[.$C$9]*(([.$C$3]*[.$C$4]*([.$C$5]-[.$C98])+[.$C$6]*([.$C$7]-[.$C98]))/[.$C$8]/[.$C$4])" table:style-name="ce12">
            <text:p>0,006632</text:p>
          </table:table-cell>
          <table:table-cell office:value-type="float" office:value="6.4576769906495883E-3" table:formula="of:=[.$C$9]*(([.$C$3]*[.$C$4]*([.$C$5]-([.$C98]+1/2*[.D98]))+[.$C$6]*([.$C$7]-([.$C98]+1/2*[.D98])))/[.$C$8]/[.$C$4])" table:style-name="ce12">
            <text:p>0,006458</text:p>
          </table:table-cell>
          <table:table-cell office:value-type="float" office:value="6.4622466882633487E-3" table:formula="of:=[.$C$9]*(([.$C$3]*[.$C$4]*([.$C$5]-([.$C98]+1/2*[.E98]))+[.$C$6]*([.$C$7]-([.$C98]+1/2*[.E98])))/[.$C$8]/[.$C$4])" table:style-name="ce12">
            <text:p>0,006462</text:p>
          </table:table-cell>
          <table:table-cell office:value-type="float" office:value="6.2924927581342448E-3" table:formula="of:=[.$C$9]*(([.$C$3]*[.$C$4]*([.$C$5]-([.$C98]+[.F98]))+[.$C$6]*([.$C$7]-([.$C98]+[.F98])))/[.$C$8]/[.$C$4])" table:style-name="ce13">
            <text:p>0,006292</text:p>
          </table:table-cell>
          <table:table-cell office:value-type="float" office:value="40.585397490731566" table:formula="of:=[.H97]+1/6*([.I97]+2*[.J97]+2*[.K97]+[.L97])" table:style-name="ce6">
            <text:p>40,58539749</text:p>
          </table:table-cell>
          <table:table-cell office:value-type="float" office:value="3.5569716775385243E-2" table:formula="of:=[.$C$9]*(([.$C$3]*[.$C$4]*([.$C98]-[.$H98])+[.$C$6]*([.$C$7]-[.$H98]))/[.$C$8]/[.$C$4])" table:style-name="ce12">
            <text:p>0,035570</text:p>
          </table:table-cell>
          <table:table-cell office:value-type="float" office:value="3.4636011710031313E-2" table:formula="of:=[.$C$9]*(([.$C$3]*[.$C$4]*([.$C98]-([.$H98]+1/2*[.I98]))+[.$C$6]*([.$C$7]-([.$H98]+1/2*[.I98])))/[.$C$8]/[.$C$4])" table:style-name="ce12">
            <text:p>0,034636</text:p>
          </table:table-cell>
          <table:table-cell office:value-type="float" office:value="3.4660521467996773E-2" table:formula="of:=[.$C$9]*(([.$C$3]*[.$C$4]*([.$C98]-([.$H98]+1/2*[.J98]))+[.$C$6]*([.$C$7]-([.$H98]+1/2*[.J98])))/[.$C$8]/[.$C$4])" table:style-name="ce12">
            <text:p>0,034661</text:p>
          </table:table-cell>
          <table:table-cell office:value-type="float" office:value="3.3750039398315321E-2" table:formula="of:=[.$C$9]*(([.$C$3]*[.$C$4]*([.$C98]-([.$H98]+[.K98]))+[.$C$6]*([.$C$7]-([.$H98]+[.K98])))/[.$C$8]/[.$C$4])" table:style-name="ce13">
            <text:p>0,033750</text:p>
          </table:table-cell>
          <table:table-cell office:value-type="float" office:value="48.691561201257066" table:formula="of:=[.M97]+1/6*([.N97]+2*[.O97]+2*[.P97]+[.Q97])" table:style-name="ce24">
            <text:p>48,6915612</text:p>
          </table:table-cell>
          <table:table-cell office:value-type="float" office:value="9.7962911470582351E-2" table:formula="of:=[.$C$9]*(([.$C$3]*[.$C$4]*([.$H98]-[.$M98])+[.$C$6]*([.$C$7]-[.$M98]))/[.$C$8]/[.$C$4])" table:style-name="ce12">
            <text:p>0,097963</text:p>
          </table:table-cell>
          <table:table-cell office:value-type="float" office:value="9.5391385044479304E-2" table:formula="of:=[.$C$9]*(([.$C$3]*[.$C$4]*([.$H98]-([.$M98]+1/2*[.N98]))+[.$C$6]*([.$C$7]-([.$M98]+1/2*[.N98])))/[.$C$8]/[.$C$4])" table:style-name="ce12">
            <text:p>0,095391</text:p>
          </table:table-cell>
          <table:table-cell office:value-type="float" office:value="9.5458887613164789E-2" table:formula="of:=[.$C$9]*(([.$C$3]*[.$C$4]*([.$H98]-([.$M98]+1/2*[.O98]))+[.$C$6]*([.$C$7]-([.$M98]+1/2*[.O98])))/[.$C$8]/[.$C$4])" table:style-name="ce12">
            <text:p>0,095459</text:p>
          </table:table-cell>
          <table:table-cell office:value-type="float" office:value="9.2951319870891266E-2" table:formula="of:=[.$C$9]*(([.$C$3]*[.$C$4]*([.$H98]-([.$M98]+[.P98]))+[.$C$6]*([.$C$7]-([.$M98]+[.P98])))/[.$C$8]/[.$C$4])" table:style-name="ce13">
            <text:p>0,09295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3" table:formula="of:=[.B98]+[.$C$9]" table:style-name="ce28">
            <text:p>43</text:p>
          </table:table-cell>
          <table:table-cell office:value-type="float" office:value="30.832522384246719" table:formula="of:=[.C98]+1/6*([.D98]+2*[.E98]+2*[.F98]+[.G98])" table:style-name="ce6">
            <text:p>30,83252238</text:p>
          </table:table-cell>
          <table:table-cell office:value-type="float" office:value="6.2925748270472471E-3" table:formula="of:=[.$C$9]*(([.$C$3]*[.$C$4]*([.$C$5]-[.$C99])+[.$C$6]*([.$C$7]-[.$C99]))/[.$C$8]/[.$C$4])" table:style-name="ce12">
            <text:p>0,006293</text:p>
          </table:table-cell>
          <table:table-cell office:value-type="float" office:value="6.1273947378372214E-3" table:formula="of:=[.$C$9]*(([.$C$3]*[.$C$4]*([.$C$5]-([.$C99]+1/2*[.D99]))+[.$C$6]*([.$C$7]-([.$C99]+1/2*[.D99])))/[.$C$8]/[.$C$4])" table:style-name="ce12">
            <text:p>0,006127</text:p>
          </table:table-cell>
          <table:table-cell office:value-type="float" office:value="6.1317307151789466E-3" table:formula="of:=[.$C$9]*(([.$C$3]*[.$C$4]*([.$C$5]-([.$C99]+1/2*[.E99]))+[.$C$6]*([.$C$7]-([.$C99]+1/2*[.E99])))/[.$C$8]/[.$C$4])" table:style-name="ce12">
            <text:p>0,006132</text:p>
          </table:table-cell>
          <table:table-cell office:value-type="float" office:value="5.9706589645003305E-3" table:formula="of:=[.$C$9]*(([.$C$3]*[.$C$4]*([.$C$5]-([.$C99]+[.F99]))+[.$C$6]*([.$C$7]-([.$C99]+[.F99])))/[.$C$8]/[.$C$4])" table:style-name="ce13">
            <text:p>0,005971</text:p>
          </table:table-cell>
          <table:table-cell office:value-type="float" office:value="40.62004962781986" table:formula="of:=[.H98]+1/6*([.I98]+2*[.J98]+2*[.K98]+[.L98])" table:style-name="ce6">
            <text:p>40,62004963</text:p>
          </table:table-cell>
          <table:table-cell office:value-type="float" office:value="3.4073513751793315E-2" table:formula="of:=[.$C$9]*(([.$C$3]*[.$C$4]*([.$C99]-[.$H99])+[.$C$6]*([.$C$7]-[.$H99]))/[.$C$8]/[.$C$4])" table:style-name="ce12">
            <text:p>0,034074</text:p>
          </table:table-cell>
          <table:table-cell office:value-type="float" office:value="3.3179084015808769E-2" table:formula="of:=[.$C$9]*(([.$C$3]*[.$C$4]*([.$C99]-([.$H99]+1/2*[.I99]))+[.$C$6]*([.$C$7]-([.$H99]+1/2*[.I99])))/[.$C$8]/[.$C$4])" table:style-name="ce12">
            <text:p>0,033179</text:p>
          </table:table-cell>
          <table:table-cell office:value-type="float" office:value="3.3202562796378177E-2" table:formula="of:=[.$C$9]*(([.$C$3]*[.$C$4]*([.$C99]-([.$H99]+1/2*[.J99]))+[.$C$6]*([.$C$7]-([.$H99]+1/2*[.J99])))/[.$C$8]/[.$C$4])" table:style-name="ce12">
            <text:p>0,033203</text:p>
          </table:table-cell>
          <table:table-cell office:value-type="float" office:value="3.2330379204983557E-2" table:formula="of:=[.$C$9]*(([.$C$3]*[.$C$4]*([.$C99]-([.$H99]+[.K99]))+[.$C$6]*([.$C$7]-([.$H99]+[.K99])))/[.$C$8]/[.$C$4])" table:style-name="ce13">
            <text:p>0,032330</text:p>
          </table:table-cell>
          <table:table-cell office:value-type="float" office:value="48.786996997366529" table:formula="of:=[.M98]+1/6*([.N98]+2*[.O98]+2*[.P98]+[.Q98])" table:style-name="ce24">
            <text:p>48,786997</text:p>
          </table:table-cell>
          <table:table-cell office:value-type="float" office:value="9.4685139029250201E-2" table:formula="of:=[.$C$9]*(([.$C$3]*[.$C$4]*([.$H99]-[.$M99])+[.$C$6]*([.$C$7]-[.$M99]))/[.$C$8]/[.$C$4])" table:style-name="ce12">
            <text:p>0,094685</text:p>
          </table:table-cell>
          <table:table-cell office:value-type="float" office:value="9.2199654129732272E-2" table:formula="of:=[.$C$9]*(([.$C$3]*[.$C$4]*([.$H99]-([.$M99]+1/2*[.N99]))+[.$C$6]*([.$C$7]-([.$M99]+1/2*[.N99])))/[.$C$8]/[.$C$4])" table:style-name="ce12">
            <text:p>0,092200</text:p>
          </table:table-cell>
          <table:table-cell office:value-type="float" office:value="9.2264898108344887E-2" table:formula="of:=[.$C$9]*(([.$C$3]*[.$C$4]*([.$H99]-([.$M99]+1/2*[.O99]))+[.$C$6]*([.$C$7]-([.$M99]+1/2*[.O99])))/[.$C$8]/[.$C$4])" table:style-name="ce12">
            <text:p>0,092265</text:p>
          </table:table-cell>
          <table:table-cell office:value-type="float" office:value="8.9841231878561981E-2" table:formula="of:=[.$C$9]*(([.$C$3]*[.$C$4]*([.$H99]-([.$M99]+[.P99]))+[.$C$6]*([.$C$7]-([.$M99]+[.P99])))/[.$C$8]/[.$C$4])" table:style-name="ce13">
            <text:p>0,08984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3.5" table:formula="of:=[.B99]+[.$C$9]" table:style-name="ce28">
            <text:p>43,5</text:p>
          </table:table-cell>
          <table:table-cell office:value-type="float" office:value="30.838652631696316" table:formula="of:=[.C99]+1/6*([.D99]+2*[.E99]+2*[.F99]+[.G99])" table:style-name="ce6">
            <text:p>30,83865263</text:p>
          </table:table-cell>
          <table:table-cell office:value-type="float" office:value="5.9707368359433986E-3" table:formula="of:=[.$C$9]*(([.$C$3]*[.$C$4]*([.$C$5]-[.$C100])+[.$C$6]*([.$C$7]-[.$C100]))/[.$C$8]/[.$C$4])" table:style-name="ce12">
            <text:p>0,005971</text:p>
          </table:table-cell>
          <table:table-cell office:value-type="float" office:value="5.8140049939999017E-3" table:formula="of:=[.$C$9]*(([.$C$3]*[.$C$4]*([.$C$5]-([.$C100]+1/2*[.D100]))+[.$C$6]*([.$C$7]-([.$C100]+1/2*[.D100])))/[.$C$8]/[.$C$4])" table:style-name="ce12">
            <text:p>0,005814</text:p>
          </table:table-cell>
          <table:table-cell office:value-type="float" office:value="5.8181192048508594E-3" table:formula="of:=[.$C$9]*(([.$C$3]*[.$C$4]*([.$C$5]-([.$C100]+1/2*[.E100]))+[.$C$6]*([.$C$7]-([.$C100]+1/2*[.E100])))/[.$C$8]/[.$C$4])" table:style-name="ce12">
            <text:p>0,005818</text:p>
          </table:table-cell>
          <table:table-cell office:value-type="float" office:value="5.6652855776887917E-3" table:formula="of:=[.$C$9]*(([.$C$3]*[.$C$4]*([.$C$5]-([.$C100]+[.F100]))+[.$C$6]*([.$C$7]-([.$C100]+[.F100])))/[.$C$8]/[.$C$4])" table:style-name="ce13">
            <text:p>0,005665</text:p>
          </table:table-cell>
          <table:table-cell office:value-type="float" office:value="40.653244158916721" table:formula="of:=[.H99]+1/6*([.I99]+2*[.J99]+2*[.K99]+[.L99])" table:style-name="ce6">
            <text:p>40,65324416</text:p>
          </table:table-cell>
          <table:table-cell office:value-type="float" office:value="3.2637313241687935E-2" table:formula="of:=[.$C$9]*(([.$C$3]*[.$C$4]*([.$C100]-[.$H100])+[.$C$6]*([.$C$7]-[.$H100]))/[.$C$8]/[.$C$4])" table:style-name="ce12">
            <text:p>0,032637</text:p>
          </table:table-cell>
          <table:table-cell office:value-type="float" office:value="3.178058376909354E-2" table:formula="of:=[.$C$9]*(([.$C$3]*[.$C$4]*([.$C100]-([.$H100]+1/2*[.I100]))+[.$C$6]*([.$C$7]-([.$H100]+1/2*[.I100])))/[.$C$8]/[.$C$4])" table:style-name="ce12">
            <text:p>0,031781</text:p>
          </table:table-cell>
          <table:table-cell office:value-type="float" office:value="3.1803072917749316E-2" table:formula="of:=[.$C$9]*(([.$C$3]*[.$C$4]*([.$C100]-([.$H100]+1/2*[.J100]))+[.$C$6]*([.$C$7]-([.$H100]+1/2*[.J100])))/[.$C$8]/[.$C$4])" table:style-name="ce12">
            <text:p>0,031803</text:p>
          </table:table-cell>
          <table:table-cell office:value-type="float" office:value="3.0967651913506301E-2" table:formula="of:=[.$C$9]*(([.$C$3]*[.$C$4]*([.$C100]-([.$H100]+[.K100]))+[.$C$6]*([.$C$7]-([.$H100]+[.K100])))/[.$C$8]/[.$C$4])" table:style-name="ce13">
            <text:p>0,030968</text:p>
          </table:table-cell>
          <table:table-cell office:value-type="float" office:value="48.879239576597193" table:formula="of:=[.M99]+1/6*([.N99]+2*[.O99]+2*[.P99]+[.Q99])" table:style-name="ce24">
            <text:p>48,87923958</text:p>
          </table:table-cell>
          <table:table-cell office:value-type="float" office:value="9.1502130174483345E-2" table:formula="of:=[.$C$9]*(([.$C$3]*[.$C$4]*([.$H100]-[.$M100])+[.$C$6]*([.$C$7]-[.$M100]))/[.$C$8]/[.$C$4])" table:style-name="ce12">
            <text:p>0,091502</text:p>
          </table:table-cell>
          <table:table-cell office:value-type="float" office:value="8.9100199257403007E-2" table:formula="of:=[.$C$9]*(([.$C$3]*[.$C$4]*([.$H100]-([.$M100]+1/2*[.N100]))+[.$C$6]*([.$C$7]-([.$M100]+1/2*[.N100])))/[.$C$8]/[.$C$4])" table:style-name="ce12">
            <text:p>0,089100</text:p>
          </table:table-cell>
          <table:table-cell office:value-type="float" office:value="8.916324994397655E-2" table:formula="of:=[.$C$9]*(([.$C$3]*[.$C$4]*([.$H100]-([.$M100]+1/2*[.O100]))+[.$C$6]*([.$C$7]-([.$M100]+1/2*[.O100])))/[.$C$8]/[.$C$4])" table:style-name="ce12">
            <text:p>0,089163</text:p>
          </table:table-cell>
          <table:table-cell office:value-type="float" office:value="8.6821059552424515E-2" table:formula="of:=[.$C$9]*(([.$C$3]*[.$C$4]*([.$H100]-([.$M100]+[.P100]))+[.$C$6]*([.$C$7]-([.$M100]+[.P100])))/[.$C$8]/[.$C$4])" table:style-name="ce13">
            <text:p>0,08682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4" table:formula="of:=[.B100]+[.$C$9]" table:style-name="ce28">
            <text:p>44</text:p>
          </table:table-cell>
          <table:table-cell office:value-type="float" office:value="30.844469343498204" table:formula="of:=[.C100]+1/6*([.D100]+2*[.E100]+2*[.F100]+[.G100])" table:style-name="ce6">
            <text:p>30,84446934</text:p>
          </table:table-cell>
          <table:table-cell office:value-type="float" office:value="5.665359466344398E-3" table:formula="of:=[.$C$9]*(([.$C$3]*[.$C$4]*([.$C$5]-[.$C101])+[.$C$6]*([.$C$7]-[.$C101]))/[.$C$8]/[.$C$4])" table:style-name="ce12">
            <text:p>0,005665</text:p>
          </table:table-cell>
          <table:table-cell office:value-type="float" office:value="5.5166437803527511E-3" table:formula="of:=[.$C$9]*(([.$C$3]*[.$C$4]*([.$C$5]-([.$C101]+1/2*[.D101]))+[.$C$6]*([.$C$7]-([.$C101]+1/2*[.D101])))/[.$C$8]/[.$C$4])" table:style-name="ce12">
            <text:p>0,005517</text:p>
          </table:table-cell>
          <table:table-cell office:value-type="float" office:value="5.5205475671099291E-3" table:formula="of:=[.$C$9]*(([.$C$3]*[.$C$4]*([.$C$5]-([.$C101]+1/2*[.E101]))+[.$C$6]*([.$C$7]-([.$C101]+1/2*[.E101])))/[.$C$8]/[.$C$4])" table:style-name="ce12">
            <text:p>0,005521</text:p>
          </table:table-cell>
          <table:table-cell office:value-type="float" office:value="5.3755307190709797E-3" table:formula="of:=[.$C$9]*(([.$C$3]*[.$C$4]*([.$C$5]-([.$C101]+[.F101]))+[.$C$6]*([.$C$7]-([.$C101]+[.F101])))/[.$C$8]/[.$C$4])" table:style-name="ce13">
            <text:p>0,005376</text:p>
          </table:table-cell>
          <table:table-cell office:value-type="float" office:value="40.685039538671532" table:formula="of:=[.H100]+1/6*([.I100]+2*[.J100]+2*[.K100]+[.L100])" table:style-name="ce6">
            <text:p>40,68503954</text:p>
          </table:table-cell>
          <table:table-cell office:value-type="float" office:value="3.1258891394654827E-2" table:formula="of:=[.$C$9]*(([.$C$3]*[.$C$4]*([.$C101]-[.$H101])+[.$C$6]*([.$C$7]-[.$H101]))/[.$C$8]/[.$C$4])" table:style-name="ce12">
            <text:p>0,031259</text:p>
          </table:table-cell>
          <table:table-cell office:value-type="float" office:value="3.0438345495545038E-2" table:formula="of:=[.$C$9]*(([.$C$3]*[.$C$4]*([.$C101]-([.$H101]+1/2*[.I101]))+[.$C$6]*([.$C$7]-([.$H101]+1/2*[.I101])))/[.$C$8]/[.$C$4])" table:style-name="ce12">
            <text:p>0,030438</text:p>
          </table:table-cell>
          <table:table-cell office:value-type="float" office:value="3.04598848253969E-2" table:formula="of:=[.$C$9]*(([.$C$3]*[.$C$4]*([.$C101]-([.$H101]+1/2*[.J101]))+[.$C$6]*([.$C$7]-([.$H101]+1/2*[.J101])))/[.$C$8]/[.$C$4])" table:style-name="ce12">
            <text:p>0,030460</text:p>
          </table:table-cell>
          <table:table-cell office:value-type="float" office:value="2.9659747441321428E-2" table:formula="of:=[.$C$9]*(([.$C$3]*[.$C$4]*([.$C101]-([.$H101]+[.K101]))+[.$C$6]*([.$C$7]-([.$H101]+[.K101])))/[.$C$8]/[.$C$4])" table:style-name="ce13">
            <text:p>0,029660</text:p>
          </table:table-cell>
          <table:table-cell office:value-type="float" office:value="48.968381257952139" table:formula="of:=[.M100]+1/6*([.N100]+2*[.O100]+2*[.P100]+[.Q100])" table:style-name="ce24">
            <text:p>48,96838126</text:p>
          </table:table-cell>
          <table:table-cell office:value-type="float" office:value="8.8411960891089339E-2" table:formula="of:=[.$C$9]*(([.$C$3]*[.$C$4]*([.$H101]-[.$M101])+[.$C$6]*([.$C$7]-[.$M101]))/[.$C$8]/[.$C$4])" table:style-name="ce12">
            <text:p>0,088412</text:p>
          </table:table-cell>
          <table:table-cell office:value-type="float" office:value="8.6091146917698091E-2" table:formula="of:=[.$C$9]*(([.$C$3]*[.$C$4]*([.$H101]-([.$M101]+1/2*[.N101]))+[.$C$6]*([.$C$7]-([.$M101]+1/2*[.N101])))/[.$C$8]/[.$C$4])" table:style-name="ce12">
            <text:p>0,086091</text:p>
          </table:table-cell>
          <table:table-cell office:value-type="float" office:value="8.6152068284499825E-2" table:formula="of:=[.$C$9]*(([.$C$3]*[.$C$4]*([.$H101]-([.$M101]+1/2*[.O101]))+[.$C$6]*([.$C$7]-([.$M101]+1/2*[.O101])))/[.$C$8]/[.$C$4])" table:style-name="ce12">
            <text:p>0,086152</text:p>
          </table:table-cell>
          <table:table-cell office:value-type="float" office:value="8.3888977306153148E-2" table:formula="of:=[.$C$9]*(([.$C$3]*[.$C$4]*([.$H101]-([.$M101]+[.P101]))+[.$C$6]*([.$C$7]-([.$M101]+[.P101])))/[.$C$8]/[.$C$4])" table:style-name="ce13">
            <text:p>0,08388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4.5" table:formula="of:=[.B101]+[.$C$9]" table:style-name="ce28">
            <text:p>44,5</text:p>
          </table:table-cell>
          <table:table-cell office:value-type="float" office:value="30.849988555644927" table:formula="of:=[.C101]+1/6*([.D101]+2*[.E101]+2*[.F101]+[.G101])" table:style-name="ce6">
            <text:p>30,84998856</text:p>
          </table:table-cell>
          <table:table-cell office:value-type="float" office:value="5.3756008286413815E-3" table:formula="of:=[.$C$9]*(([.$C$3]*[.$C$4]*([.$C$5]-[.$C102])+[.$C$6]*([.$C$7]-[.$C102]))/[.$C$8]/[.$C$4])" table:style-name="ce12">
            <text:p>0,005376</text:p>
          </table:table-cell>
          <table:table-cell office:value-type="float" office:value="5.2344913068894808E-3" table:formula="of:=[.$C$9]*(([.$C$3]*[.$C$4]*([.$C$5]-([.$C102]+1/2*[.D102]))+[.$C$6]*([.$C$7]-([.$C102]+1/2*[.D102])))/[.$C$8]/[.$C$4])" table:style-name="ce12">
            <text:p>0,005234</text:p>
          </table:table-cell>
          <table:table-cell office:value-type="float" office:value="5.2381954318354929E-3" table:formula="of:=[.$C$9]*(([.$C$3]*[.$C$4]*([.$C$5]-([.$C102]+1/2*[.E102]))+[.$C$6]*([.$C$7]-([.$C102]+1/2*[.E102])))/[.$C$8]/[.$C$4])" table:style-name="ce12">
            <text:p>0,005238</text:p>
          </table:table-cell>
          <table:table-cell office:value-type="float" office:value="5.1005955684698843E-3" table:formula="of:=[.$C$9]*(([.$C$3]*[.$C$4]*([.$C$5]-([.$C102]+[.F102]))+[.$C$6]*([.$C$7]-([.$C102]+[.F102])))/[.$C$8]/[.$C$4])" table:style-name="ce13">
            <text:p>0,005101</text:p>
          </table:table-cell>
          <table:table-cell office:value-type="float" office:value="40.715492055251175" table:formula="of:=[.H101]+1/6*([.I101]+2*[.J101]+2*[.K101]+[.L101])" table:style-name="ce6">
            <text:p>40,71549206</text:p>
          </table:table-cell>
          <table:table-cell office:value-type="float" office:value="2.9936094881559711E-2" table:formula="of:=[.$C$9]*(([.$C$3]*[.$C$4]*([.$C102]-[.$H102])+[.$C$6]*([.$C$7]-[.$H102]))/[.$C$8]/[.$C$4])" table:style-name="ce12">
            <text:p>0,029936</text:p>
          </table:table-cell>
          <table:table-cell office:value-type="float" office:value="2.9150272390918643E-2" table:formula="of:=[.$C$9]*(([.$C$3]*[.$C$4]*([.$C102]-([.$H102]+1/2*[.I102]))+[.$C$6]*([.$C$7]-([.$H102]+1/2*[.I102])))/[.$C$8]/[.$C$4])" table:style-name="ce12">
            <text:p>0,029150</text:p>
          </table:table-cell>
          <table:table-cell office:value-type="float" office:value="2.9170900231297935E-2" table:formula="of:=[.$C$9]*(([.$C$3]*[.$C$4]*([.$C102]-([.$H102]+1/2*[.J102]))+[.$C$6]*([.$C$7]-([.$H102]+1/2*[.J102])))/[.$C$8]/[.$C$4])" table:style-name="ce12">
            <text:p>0,029171</text:p>
          </table:table-cell>
          <table:table-cell office:value-type="float" office:value="2.8404622619416328E-2" table:formula="of:=[.$C$9]*(([.$C$3]*[.$C$4]*([.$C102]-([.$H102]+[.K102]))+[.$C$6]*([.$C$7]-([.$H102]+[.K102])))/[.$C$8]/[.$C$4])" table:style-name="ce13">
            <text:p>0,028405</text:p>
          </table:table-cell>
          <table:table-cell office:value-type="float" office:value="49.05451248605241" table:formula="of:=[.M101]+1/6*([.N101]+2*[.O101]+2*[.P101]+[.Q101])" table:style-name="ce24">
            <text:p>49,05451249</text:p>
          </table:table-cell>
          <table:table-cell office:value-type="float" office:value="8.5412697244807254E-2" table:formula="of:=[.$C$9]*(([.$C$3]*[.$C$4]*([.$H102]-[.$M102])+[.$C$6]*([.$C$7]-[.$M102]))/[.$C$8]/[.$C$4])" table:style-name="ce12">
            <text:p>0,085413</text:p>
          </table:table-cell>
          <table:table-cell office:value-type="float" office:value="8.3170613942131127E-2" table:formula="of:=[.$C$9]*(([.$C$3]*[.$C$4]*([.$H102]-([.$M102]+1/2*[.N102]))+[.$C$6]*([.$C$7]-([.$M102]+1/2*[.N102])))/[.$C$8]/[.$C$4])" table:style-name="ce12">
            <text:p>0,083171</text:p>
          </table:table-cell>
          <table:table-cell office:value-type="float" office:value="8.3229468628826284E-2" table:formula="of:=[.$C$9]*(([.$C$3]*[.$C$4]*([.$H102]-([.$M102]+1/2*[.O102]))+[.$C$6]*([.$C$7]-([.$M102]+1/2*[.O102])))/[.$C$8]/[.$C$4])" table:style-name="ce12">
            <text:p>0,083229</text:p>
          </table:table-cell>
          <table:table-cell office:value-type="float" office:value="8.1043150141793724E-2" table:formula="of:=[.$C$9]*(([.$C$3]*[.$C$4]*([.$H102]-([.$M102]+[.P102]))+[.$C$6]*([.$C$7]-([.$M102]+[.P102])))/[.$C$8]/[.$C$4])" table:style-name="ce13">
            <text:p>0,08104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5" table:formula="of:=[.B102]+[.$C$9]" table:style-name="ce28">
            <text:p>45</text:p>
          </table:table-cell>
          <table:table-cell office:value-type="float" office:value="30.855225483957355" table:formula="of:=[.C102]+1/6*([.D102]+2*[.E102]+2*[.F102]+[.G102])" table:style-name="ce6">
            <text:p>30,85522548</text:p>
          </table:table-cell>
          <table:table-cell office:value-type="float" office:value="5.1006620922388491E-3" table:formula="of:=[.$C$9]*(([.$C$3]*[.$C$4]*([.$C$5]-[.$C103])+[.$C$6]*([.$C$7]-[.$C103]))/[.$C$8]/[.$C$4])" table:style-name="ce12">
            <text:p>0,005101</text:p>
          </table:table-cell>
          <table:table-cell office:value-type="float" office:value="4.966769712317614E-3" table:formula="of:=[.$C$9]*(([.$C$3]*[.$C$4]*([.$C$5]-([.$C103]+1/2*[.D103]))+[.$C$6]*([.$C$7]-([.$C103]+1/2*[.D103])))/[.$C$8]/[.$C$4])" table:style-name="ce12">
            <text:p>0,004967</text:p>
          </table:table-cell>
          <table:table-cell office:value-type="float" office:value="4.9702843872905756E-3" table:formula="of:=[.$C$9]*(([.$C$3]*[.$C$4]*([.$C$5]-([.$C103]+1/2*[.E103]))+[.$C$6]*([.$C$7]-([.$C103]+1/2*[.E103])))/[.$C$8]/[.$C$4])" table:style-name="ce12">
            <text:p>0,004970</text:p>
          </table:table-cell>
          <table:table-cell office:value-type="float" office:value="4.8397221619061381E-3" table:formula="of:=[.$C$9]*(([.$C$3]*[.$C$4]*([.$C$5]-([.$C103]+[.F103]))+[.$C$6]*([.$C$7]-([.$C103]+[.F103])))/[.$C$8]/[.$C$4])" table:style-name="ce13">
            <text:p>0,004840</text:p>
          </table:table-cell>
          <table:table-cell office:value-type="float" office:value="40.74465589904208" table:formula="of:=[.H102]+1/6*([.I102]+2*[.J102]+2*[.K102]+[.L102])" table:style-name="ce6">
            <text:p>40,7446559</text:p>
          </table:table-cell>
          <table:table-cell office:value-type="float" office:value="2.8666839498158594E-2" table:formula="of:=[.$C$9]*(([.$C$3]*[.$C$4]*([.$C103]-[.$H103])+[.$C$6]*([.$C$7]-[.$H103]))/[.$C$8]/[.$C$4])" table:style-name="ce12">
            <text:p>0,028667</text:p>
          </table:table-cell>
          <table:table-cell office:value-type="float" office:value="2.7914334961331975E-2" table:formula="of:=[.$C$9]*(([.$C$3]*[.$C$4]*([.$C103]-([.$H103]+1/2*[.I103]))+[.$C$6]*([.$C$7]-([.$H103]+1/2*[.I103])))/[.$C$8]/[.$C$4])" table:style-name="ce12">
            <text:p>0,027914</text:p>
          </table:table-cell>
          <table:table-cell office:value-type="float" office:value="2.7934088205423507E-2" table:formula="of:=[.$C$9]*(([.$C$3]*[.$C$4]*([.$C103]-([.$H103]+1/2*[.J103]))+[.$C$6]*([.$C$7]-([.$H103]+1/2*[.J103])))/[.$C$8]/[.$C$4])" table:style-name="ce12">
            <text:p>0,027934</text:p>
          </table:table-cell>
          <table:table-cell office:value-type="float" office:value="2.7200299867373986E-2" table:formula="of:=[.$C$9]*(([.$C$3]*[.$C$4]*([.$C103]-([.$H103]+[.K103]))+[.$C$6]*([.$C$7]-([.$H103]+[.K103])))/[.$C$8]/[.$C$4])" table:style-name="ce13">
            <text:p>0,027200</text:p>
          </table:table-cell>
          <table:table-cell office:value-type="float" office:value="49.137721821473832" table:formula="of:=[.M102]+1/6*([.N102]+2*[.O102]+2*[.P102]+[.Q102])" table:style-name="ce24">
            <text:p>49,13772182</text:p>
          </table:table-cell>
          <table:table-cell office:value-type="float" office:value="8.2502399324727776E-2" table:formula="of:=[.$C$9]*(([.$C$3]*[.$C$4]*([.$H103]-[.$M103])+[.$C$6]*([.$C$7]-[.$M103]))/[.$C$8]/[.$C$4])" table:style-name="ce12">
            <text:p>0,082502</text:p>
          </table:table-cell>
          <table:table-cell office:value-type="float" office:value="8.0336711342453779E-2" table:formula="of:=[.$C$9]*(([.$C$3]*[.$C$4]*([.$H103]-([.$M103]+1/2*[.N103]))+[.$C$6]*([.$C$7]-([.$M103]+1/2*[.N103])))/[.$C$8]/[.$C$4])" table:style-name="ce12">
            <text:p>0,080337</text:p>
          </table:table-cell>
          <table:table-cell office:value-type="float" office:value="8.0393560651988369E-2" table:formula="of:=[.$C$9]*(([.$C$3]*[.$C$4]*([.$H103]-([.$M103]+1/2*[.O103]))+[.$C$6]*([.$C$7]-([.$M103]+1/2*[.O103])))/[.$C$8]/[.$C$4])" table:style-name="ce12">
            <text:p>0,080394</text:p>
          </table:table-cell>
          <table:table-cell office:value-type="float" office:value="7.8281737390498277E-2" table:formula="of:=[.$C$9]*(([.$C$3]*[.$C$4]*([.$H103]-([.$M103]+[.P103]))+[.$C$6]*([.$C$7]-([.$M103]+[.P103])))/[.$C$8]/[.$C$4])" table:style-name="ce13">
            <text:p>0,07828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5.5" table:formula="of:=[.B103]+[.$C$9]" table:style-name="ce28">
            <text:p>45,5</text:p>
          </table:table-cell>
          <table:table-cell office:value-type="float" office:value="30.860194566032916" table:formula="of:=[.C103]+1/6*([.D103]+2*[.E103]+2*[.F103]+[.G103])" table:style-name="ce6">
            <text:p>30,86019457</text:p>
          </table:table-cell>
          <table:table-cell office:value-type="float" office:value="4.8397852832717941E-3" table:formula="of:=[.$C$9]*(([.$C$3]*[.$C$4]*([.$C$5]-[.$C104])+[.$C$6]*([.$C$7]-[.$C104]))/[.$C$8]/[.$C$4])" table:style-name="ce12">
            <text:p>0,004840</text:p>
          </table:table-cell>
          <table:table-cell office:value-type="float" office:value="4.7127409195859404E-3" table:formula="of:=[.$C$9]*(([.$C$3]*[.$C$4]*([.$C$5]-([.$C104]+1/2*[.D104]))+[.$C$6]*([.$C$7]-([.$C104]+1/2*[.D104])))/[.$C$8]/[.$C$4])" table:style-name="ce12">
            <text:p>0,004713</text:p>
          </table:table-cell>
          <table:table-cell office:value-type="float" office:value="4.7160758341327665E-3" table:formula="of:=[.$C$9]*(([.$C$3]*[.$C$4]*([.$C$5]-([.$C104]+1/2*[.E104]))+[.$C$6]*([.$C$7]-([.$C104]+1/2*[.E104])))/[.$C$8]/[.$C$4])" table:style-name="ce12">
            <text:p>0,004716</text:p>
          </table:table-cell>
          <table:table-cell office:value-type="float" office:value="4.5921913019799374E-3" table:formula="of:=[.$C$9]*(([.$C$3]*[.$C$4]*([.$C$5]-([.$C104]+[.F104]))+[.$C$6]*([.$C$7]-([.$C104]+[.F104])))/[.$C$8]/[.$C$4])" table:style-name="ce13">
            <text:p>0,004592</text:p>
          </table:table-cell>
          <table:table-cell office:value-type="float" office:value="40.772583229991923" table:formula="of:=[.H103]+1/6*([.I103]+2*[.J103]+2*[.K103]+[.L103])" table:style-name="ce6">
            <text:p>40,77258323</text:p>
          </table:table-cell>
          <table:table-cell office:value-type="float" office:value="2.7449108727069755E-2" table:formula="of:=[.$C$9]*(([.$C$3]*[.$C$4]*([.$C104]-[.$H104])+[.$C$6]*([.$C$7]-[.$H104]))/[.$C$8]/[.$C$4])" table:style-name="ce12">
            <text:p>0,027449</text:p>
          </table:table-cell>
          <table:table-cell office:value-type="float" office:value="2.6728569622984311E-2" table:formula="of:=[.$C$9]*(([.$C$3]*[.$C$4]*([.$C104]-([.$H104]+1/2*[.I104]))+[.$C$6]*([.$C$7]-([.$H104]+1/2*[.I104])))/[.$C$8]/[.$C$4])" table:style-name="ce12">
            <text:p>0,026729</text:p>
          </table:table-cell>
          <table:table-cell office:value-type="float" office:value="2.6747483774466389E-2" table:formula="of:=[.$C$9]*(([.$C$3]*[.$C$4]*([.$C104]-([.$H104]+1/2*[.J104]))+[.$C$6]*([.$C$7]-([.$H104]+1/2*[.J104])))/[.$C$8]/[.$C$4])" table:style-name="ce12">
            <text:p>0,026747</text:p>
          </table:table-cell>
          <table:table-cell office:value-type="float" office:value="2.6044865828910531E-2" table:formula="of:=[.$C$9]*(([.$C$3]*[.$C$4]*([.$C104]-([.$H104]+[.K104]))+[.$C$6]*([.$C$7]-([.$H104]+[.K104])))/[.$C$8]/[.$C$4])" table:style-name="ce13">
            <text:p>0,026045</text:p>
          </table:table-cell>
          <table:table-cell office:value-type="float" office:value="49.21809593492452" table:formula="of:=[.M103]+1/6*([.N103]+2*[.O103]+2*[.P103]+[.Q103])" table:style-name="ce24">
            <text:p>49,21809593</text:p>
          </table:table-cell>
          <table:table-cell office:value-type="float" office:value="7.9679124916058872E-2" table:formula="of:=[.$C$9]*(([.$C$3]*[.$C$4]*([.$H104]-[.$M104])+[.$C$6]*([.$C$7]-[.$M104]))/[.$C$8]/[.$C$4])" table:style-name="ce12">
            <text:p>0,079679</text:p>
          </table:table-cell>
          <table:table-cell office:value-type="float" office:value="7.7587547887012415E-2" table:formula="of:=[.$C$9]*(([.$C$3]*[.$C$4]*([.$H104]-([.$M104]+1/2*[.N104]))+[.$C$6]*([.$C$7]-([.$M104]+1/2*[.N104])))/[.$C$8]/[.$C$4])" table:style-name="ce12">
            <text:p>0,077588</text:p>
          </table:table-cell>
          <table:table-cell office:value-type="float" office:value="7.7642451784024957E-2" table:formula="of:=[.$C$9]*(([.$C$3]*[.$C$4]*([.$H104]-([.$M104]+1/2*[.O104]))+[.$C$6]*([.$C$7]-([.$M104]+1/2*[.O104])))/[.$C$8]/[.$C$4])" table:style-name="ce12">
            <text:p>0,077642</text:p>
          </table:table-cell>
          <table:table-cell office:value-type="float" office:value="7.5602896197397684E-2" table:formula="of:=[.$C$9]*(([.$C$3]*[.$C$4]*([.$H104]-([.$M104]+[.P104]))+[.$C$6]*([.$C$7]-([.$M104]+[.P104])))/[.$C$8]/[.$C$4])" table:style-name="ce13">
            <text:p>0,07560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formula="of:=[.B104]+[.$C$9]" table:style-name="ce28">
            <text:p>46</text:p>
          </table:table-cell>
          <table:table-cell office:value-type="float" office:value="30.864909501048366" table:formula="of:=[.C104]+1/6*([.D104]+2*[.E104]+2*[.F104]+[.G104])" table:style-name="ce6">
            <text:p>30,8649095</text:p>
          </table:table-cell>
          <table:table-cell office:value-type="float" office:value="4.5922511949607952E-3" table:formula="of:=[.$C$9]*(([.$C$3]*[.$C$4]*([.$C$5]-[.$C105])+[.$C$6]*([.$C$7]-[.$C105]))/[.$C$8]/[.$C$4])" table:style-name="ce12">
            <text:p>0,004592</text:p>
          </table:table-cell>
          <table:table-cell office:value-type="float" office:value="4.4717046010929384E-3" table:formula="of:=[.$C$9]*(([.$C$3]*[.$C$4]*([.$C$5]-([.$C105]+1/2*[.D105]))+[.$C$6]*([.$C$7]-([.$C105]+1/2*[.D105])))/[.$C$8]/[.$C$4])" table:style-name="ce12">
            <text:p>0,004472</text:p>
          </table:table-cell>
          <table:table-cell office:value-type="float" office:value="4.4748689491821095E-3" table:formula="of:=[.$C$9]*(([.$C$3]*[.$C$4]*([.$C$5]-([.$C105]+1/2*[.E105]))+[.$C$6]*([.$C$7]-([.$C105]+1/2*[.E105])))/[.$C$8]/[.$C$4])" table:style-name="ce12">
            <text:p>0,004475</text:p>
          </table:table-cell>
          <table:table-cell office:value-type="float" office:value="4.3573205751288244E-3" table:formula="of:=[.$C$9]*(([.$C$3]*[.$C$4]*([.$C$5]-([.$C105]+[.F105]))+[.$C$6]*([.$C$7]-([.$C105]+[.F105])))/[.$C$8]/[.$C$4])" table:style-name="ce13">
            <text:p>0,004357</text:p>
          </table:table-cell>
          <table:table-cell office:value-type="float" office:value="40.799324243550402" table:formula="of:=[.H104]+1/6*([.I104]+2*[.J104]+2*[.K104]+[.L104])" table:style-name="ce6">
            <text:p>40,79932424</text:p>
          </table:table-cell>
          <table:table-cell office:value-type="float" office:value="2.6280952266022155E-2" table:formula="of:=[.$C$9]*(([.$C$3]*[.$C$4]*([.$C105]-[.$H105])+[.$C$6]*([.$C$7]-[.$H105]))/[.$C$8]/[.$C$4])" table:style-name="ce12">
            <text:p>0,026281</text:p>
          </table:table-cell>
          <table:table-cell office:value-type="float" office:value="2.5591077269039145E-2" table:formula="of:=[.$C$9]*(([.$C$3]*[.$C$4]*([.$C105]-([.$H105]+1/2*[.I105]))+[.$C$6]*([.$C$7]-([.$H105]+1/2*[.I105])))/[.$C$8]/[.$C$4])" table:style-name="ce12">
            <text:p>0,025591</text:p>
          </table:table-cell>
          <table:table-cell office:value-type="float" office:value="2.5609186487709847E-2" table:formula="of:=[.$C$9]*(([.$C$3]*[.$C$4]*([.$C105]-([.$H105]+1/2*[.J105]))+[.$C$6]*([.$C$7]-([.$H105]+1/2*[.J105])))/[.$C$8]/[.$C$4])" table:style-name="ce12">
            <text:p>0,025609</text:p>
          </table:table-cell>
          <table:table-cell office:value-type="float" office:value="2.4936469975417593E-2" table:formula="of:=[.$C$9]*(([.$C$3]*[.$C$4]*([.$C105]-([.$H105]+[.K105]))+[.$C$6]*([.$C$7]-([.$H105]+[.K105])))/[.$C$8]/[.$C$4])" table:style-name="ce13">
            <text:p>0,024936</text:p>
          </table:table-cell>
          <table:table-cell office:value-type="float" office:value="49.295719605000443" table:formula="of:=[.M104]+1/6*([.N104]+2*[.O104]+2*[.P104]+[.Q104])" table:style-name="ce24">
            <text:p>49,29571961</text:p>
          </table:table-cell>
          <table:table-cell office:value-type="float" office:value="7.6940932914996887E-2" table:formula="of:=[.$C$9]*(([.$C$3]*[.$C$4]*([.$H105]-[.$M105])+[.$C$6]*([.$C$7]-[.$M105]))/[.$C$8]/[.$C$4])" table:style-name="ce12">
            <text:p>0,076941</text:p>
          </table:table-cell>
          <table:table-cell office:value-type="float" office:value="7.4921233425978243E-2" table:formula="of:=[.$C$9]*(([.$C$3]*[.$C$4]*([.$H105]-([.$M105]+1/2*[.N105]))+[.$C$6]*([.$C$7]-([.$M105]+1/2*[.N105])))/[.$C$8]/[.$C$4])" table:style-name="ce12">
            <text:p>0,074921</text:p>
          </table:table-cell>
          <table:table-cell office:value-type="float" office:value="7.4974250537564791E-2" table:formula="of:=[.$C$9]*(([.$C$3]*[.$C$4]*([.$H105]-([.$M105]+1/2*[.O105]))+[.$C$6]*([.$C$7]-([.$M105]+1/2*[.O105])))/[.$C$8]/[.$C$4])" table:style-name="ce12">
            <text:p>0,074974</text:p>
          </table:table-cell>
          <table:table-cell office:value-type="float" office:value="7.300478476177466E-2" table:formula="of:=[.$C$9]*(([.$C$3]*[.$C$4]*([.$H105]-([.$M105]+[.P105]))+[.$C$6]*([.$C$7]-([.$M105]+[.P105])))/[.$C$8]/[.$C$4])" table:style-name="ce13">
            <text:p>0,07300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.5" table:formula="of:=[.B105]+[.$C$9]" table:style-name="ce28">
            <text:p>46,5</text:p>
          </table:table-cell>
          <table:table-cell office:value-type="float" office:value="30.869383287526805" table:formula="of:=[.C105]+1/6*([.D105]+2*[.E105]+2*[.F105]+[.G105])" table:style-name="ce6">
            <text:p>30,86938329</text:p>
          </table:table-cell>
          <table:table-cell office:value-type="float" office:value="4.3573774048427365E-3" table:formula="of:=[.$C$9]*(([.$C$3]*[.$C$4]*([.$C$5]-[.$C106])+[.$C$6]*([.$C$7]-[.$C106]))/[.$C$8]/[.$C$4])" table:style-name="ce12">
            <text:p>0,004357</text:p>
          </table:table-cell>
          <table:table-cell office:value-type="float" office:value="4.242996247965607E-3" table:formula="of:=[.$C$9]*(([.$C$3]*[.$C$4]*([.$C$5]-([.$C106]+1/2*[.D106]))+[.$C$6]*([.$C$7]-([.$C106]+1/2*[.D106])))/[.$C$8]/[.$C$4])" table:style-name="ce12">
            <text:p>0,004243</text:p>
          </table:table-cell>
          <table:table-cell office:value-type="float" office:value="4.2459987533336515E-3" table:formula="of:=[.$C$9]*(([.$C$3]*[.$C$4]*([.$C$5]-([.$C106]+1/2*[.E106]))+[.$C$6]*([.$C$7]-([.$C106]+1/2*[.E106])))/[.$C$8]/[.$C$4])" table:style-name="ce12">
            <text:p>0,004246</text:p>
          </table:table-cell>
          <table:table-cell office:value-type="float" office:value="4.1344624702927607E-3" table:formula="of:=[.$C$9]*(([.$C$3]*[.$C$4]*([.$C$5]-([.$C106]+[.F106]))+[.$C$6]*([.$C$7]-([.$C106]+[.F106])))/[.$C$8]/[.$C$4])" table:style-name="ce13">
            <text:p>0,004134</text:p>
          </table:table-cell>
          <table:table-cell office:value-type="float" office:value="40.824927235176226" table:formula="of:=[.H105]+1/6*([.I105]+2*[.J105]+2*[.K105]+[.L105])" table:style-name="ce6">
            <text:p>40,82492724</text:p>
          </table:table-cell>
          <table:table-cell office:value-type="float" office:value="2.5160484529588304E-2" table:formula="of:=[.$C$9]*(([.$C$3]*[.$C$4]*([.$C106]-[.$H106])+[.$C$6]*([.$C$7]-[.$H106]))/[.$C$8]/[.$C$4])" table:style-name="ce12">
            <text:p>0,025160</text:p>
          </table:table-cell>
          <table:table-cell office:value-type="float" office:value="2.4500021810686577E-2" table:formula="of:=[.$C$9]*(([.$C$3]*[.$C$4]*([.$C106]-([.$H106]+1/2*[.I106]))+[.$C$6]*([.$C$7]-([.$H106]+1/2*[.I106])))/[.$C$8]/[.$C$4])" table:style-name="ce12">
            <text:p>0,024500</text:p>
          </table:table-cell>
          <table:table-cell office:value-type="float" office:value="2.4517358957057981E-2" table:formula="of:=[.$C$9]*(([.$C$3]*[.$C$4]*([.$C106]-([.$H106]+1/2*[.J106]))+[.$C$6]*([.$C$7]-([.$H106]+1/2*[.J106])))/[.$C$8]/[.$C$4])" table:style-name="ce12">
            <text:p>0,024517</text:p>
          </table:table-cell>
          <table:table-cell office:value-type="float" office:value="2.3873323184343008E-2" table:formula="of:=[.$C$9]*(([.$C$3]*[.$C$4]*([.$C106]-([.$H106]+[.K106]))+[.$C$6]*([.$C$7]-([.$H106]+[.K106])))/[.$C$8]/[.$C$4])" table:style-name="ce13">
            <text:p>0,023873</text:p>
          </table:table-cell>
          <table:table-cell office:value-type="float" office:value="49.370675719267751" table:formula="of:=[.M105]+1/6*([.N105]+2*[.O105]+2*[.P105]+[.Q105])" table:style-name="ce24">
            <text:p>49,37067572</text:p>
          </table:table-cell>
          <table:table-cell office:value-type="float" office:value="7.4285886497254358E-2" table:formula="of:=[.$C$9]*(([.$C$3]*[.$C$4]*([.$H106]-[.$M106])+[.$C$6]*([.$C$7]-[.$M106]))/[.$C$8]/[.$C$4])" table:style-name="ce12">
            <text:p>0,074286</text:p>
          </table:table-cell>
          <table:table-cell office:value-type="float" office:value="7.2335881976701558E-2" table:formula="of:=[.$C$9]*(([.$C$3]*[.$C$4]*([.$H106]-([.$M106]+1/2*[.N106]))+[.$C$6]*([.$C$7]-([.$M106]+1/2*[.N106])))/[.$C$8]/[.$C$4])" table:style-name="ce12">
            <text:p>0,072336</text:p>
          </table:table-cell>
          <table:table-cell office:value-type="float" office:value="7.2387069595366033E-2" table:formula="of:=[.$C$9]*(([.$C$3]*[.$C$4]*([.$H106]-([.$M106]+1/2*[.O106]))+[.$C$6]*([.$C$7]-([.$M106]+1/2*[.O106])))/[.$C$8]/[.$C$4])" table:style-name="ce12">
            <text:p>0,072387</text:p>
          </table:table-cell>
          <table:table-cell office:value-type="float" office:value="7.0485565343497619E-2" table:formula="of:=[.$C$9]*(([.$C$3]*[.$C$4]*([.$H106]-([.$M106]+[.P106]))+[.$C$6]*([.$C$7]-([.$M106]+[.P106])))/[.$C$8]/[.$C$4])" table:style-name="ce13">
            <text:p>0,07048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7" table:formula="of:=[.B106]+[.$C$9]" table:style-name="ce28">
            <text:p>47</text:p>
          </table:table-cell>
          <table:table-cell office:value-type="float" office:value="30.873628259173096" table:formula="of:=[.C106]+1/6*([.D106]+2*[.E106]+2*[.F106]+[.G106])" table:style-name="ce6">
            <text:p>30,87362826</text:p>
          </table:table-cell>
          <table:table-cell office:value-type="float" office:value="4.1345163934124688E-3" table:formula="of:=[.$C$9]*(([.$C$3]*[.$C$4]*([.$C$5]-[.$C107])+[.$C$6]*([.$C$7]-[.$C107]))/[.$C$8]/[.$C$4])" table:style-name="ce12">
            <text:p>0,004135</text:p>
          </table:table-cell>
          <table:table-cell office:value-type="float" office:value="4.0259853380854339E-3" table:formula="of:=[.$C$9]*(([.$C$3]*[.$C$4]*([.$C$5]-([.$C107]+1/2*[.D107]))+[.$C$6]*([.$C$7]-([.$C107]+1/2*[.D107])))/[.$C$8]/[.$C$4])" table:style-name="ce12">
            <text:p>0,004026</text:p>
          </table:table-cell>
          <table:table-cell office:value-type="float" office:value="4.0288342782877178E-3" table:formula="of:=[.$C$9]*(([.$C$3]*[.$C$4]*([.$C$5]-([.$C107]+1/2*[.E107]))+[.$C$6]*([.$C$7]-([.$C107]+1/2*[.E107])))/[.$C$8]/[.$C$4])" table:style-name="ce12">
            <text:p>0,004029</text:p>
          </table:table-cell>
          <table:table-cell office:value-type="float" office:value="3.9230025938023797E-3" table:formula="of:=[.$C$9]*(([.$C$3]*[.$C$4]*([.$C$5]-([.$C107]+[.F107]))+[.$C$6]*([.$C$7]-([.$C107]+[.F107])))/[.$C$8]/[.$C$4])" table:style-name="ce13">
            <text:p>0,003923</text:p>
          </table:table-cell>
          <table:table-cell office:value-type="float" office:value="40.849438663384461" table:formula="of:=[.H106]+1/6*([.I106]+2*[.J106]+2*[.K106]+[.L106])" table:style-name="ce6">
            <text:p>40,84943866</text:p>
          </table:table-cell>
          <table:table-cell office:value-type="float" office:value="2.4085883130970615E-2" table:formula="of:=[.$C$9]*(([.$C$3]*[.$C$4]*([.$C107]-[.$H107])+[.$C$6]*([.$C$7]-[.$H107]))/[.$C$8]/[.$C$4])" table:style-name="ce12">
            <text:p>0,024086</text:p>
          </table:table-cell>
          <table:table-cell office:value-type="float" office:value="2.3453628698782723E-2" table:formula="of:=[.$C$9]*(([.$C$3]*[.$C$4]*([.$C107]-([.$H107]+1/2*[.I107]))+[.$C$6]*([.$C$7]-([.$H107]+1/2*[.I107])))/[.$C$8]/[.$C$4])" table:style-name="ce12">
            <text:p>0,023454</text:p>
          </table:table-cell>
          <table:table-cell office:value-type="float" office:value="2.3470225377627343E-2" table:formula="of:=[.$C$9]*(([.$C$3]*[.$C$4]*([.$C107]-([.$H107]+1/2*[.J107]))+[.$C$6]*([.$C$7]-([.$H107]+1/2*[.J107])))/[.$C$8]/[.$C$4])" table:style-name="ce12">
            <text:p>0,023470</text:p>
          </table:table-cell>
          <table:table-cell office:value-type="float" office:value="2.285369629864499E-2" table:formula="of:=[.$C$9]*(([.$C$3]*[.$C$4]*([.$C107]-([.$H107]+[.K107]))+[.$C$6]*([.$C$7]-([.$H107]+[.K107])))/[.$C$8]/[.$C$4])" table:style-name="ce13">
            <text:p>0,022854</text:p>
          </table:table-cell>
          <table:table-cell office:value-type="float" office:value="49.443045278431896" table:formula="of:=[.M106]+1/6*([.N106]+2*[.O106]+2*[.P106]+[.Q106])" table:style-name="ce24">
            <text:p>49,44304528</text:p>
          </table:table-cell>
          <table:table-cell office:value-type="float" office:value="7.1712056051548526E-2" table:formula="of:=[.$C$9]*(([.$C$3]*[.$C$4]*([.$H107]-[.$M107])+[.$C$6]*([.$C$7]-[.$M107]))/[.$C$8]/[.$C$4])" table:style-name="ce12">
            <text:p>0,071712</text:p>
          </table:table-cell>
          <table:table-cell office:value-type="float" office:value="6.9829614580195307E-2" table:formula="of:=[.$C$9]*(([.$C$3]*[.$C$4]*([.$H107]-([.$M107]+1/2*[.N107]))+[.$C$6]*([.$C$7]-([.$M107]+1/2*[.N107])))/[.$C$8]/[.$C$4])" table:style-name="ce12">
            <text:p>0,069830</text:p>
          </table:table-cell>
          <table:table-cell office:value-type="float" office:value="6.9879028668818247E-2" table:formula="of:=[.$C$9]*(([.$C$3]*[.$C$4]*([.$H107]-([.$M107]+1/2*[.O107]))+[.$C$6]*([.$C$7]-([.$M107]+1/2*[.O107])))/[.$C$8]/[.$C$4])" table:style-name="ce12">
            <text:p>0,069879</text:p>
          </table:table-cell>
          <table:table-cell office:value-type="float" office:value="6.8043407046435675E-2" table:formula="of:=[.$C$9]*(([.$C$3]*[.$C$4]*([.$H107]-([.$M107]+[.P107]))+[.$C$6]*([.$C$7]-([.$M107]+[.P107])))/[.$C$8]/[.$C$4])" table:style-name="ce13">
            <text:p>0,06804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7.5" table:formula="of:=[.B107]+[.$C$9]" table:style-name="ce28">
            <text:p>47,5</text:p>
          </table:table-cell>
          <table:table-cell office:value-type="float" office:value="30.877656118876423" table:formula="of:=[.C107]+1/6*([.D107]+2*[.E107]+2*[.F107]+[.G107])" table:style-name="ce6">
            <text:p>30,87765612</text:p>
          </table:table-cell>
          <table:table-cell office:value-type="float" office:value="3.9230537589877486E-3" table:formula="of:=[.$C$9]*(([.$C$3]*[.$C$4]*([.$C$5]-[.$C108])+[.$C$6]*([.$C$7]-[.$C108]))/[.$C$8]/[.$C$4])" table:style-name="ce12">
            <text:p>0,003923</text:p>
          </table:table-cell>
          <table:table-cell office:value-type="float" office:value="3.8200735978142575E-3" table:formula="of:=[.$C$9]*(([.$C$3]*[.$C$4]*([.$C$5]-([.$C108]+1/2*[.D108]))+[.$C$6]*([.$C$7]-([.$C108]+1/2*[.D108])))/[.$C$8]/[.$C$4])" table:style-name="ce12">
            <text:p>0,003820</text:p>
          </table:table-cell>
          <table:table-cell office:value-type="float" office:value="3.8227768270451181E-3" table:formula="of:=[.$C$9]*(([.$C$3]*[.$C$4]*([.$C$5]-([.$C108]+1/2*[.E108]))+[.$C$6]*([.$C$7]-([.$C108]+1/2*[.E108])))/[.$C$8]/[.$C$4])" table:style-name="ce12">
            <text:p>0,003823</text:p>
          </table:table-cell>
          <table:table-cell office:value-type="float" office:value="3.7223579755678885E-3" table:formula="of:=[.$C$9]*(([.$C$3]*[.$C$4]*([.$C$5]-([.$C108]+[.F108]))+[.$C$6]*([.$C$7]-([.$C108]+[.F108])))/[.$C$8]/[.$C$4])" table:style-name="ce13">
            <text:p>0,003722</text:p>
          </table:table-cell>
          <table:table-cell office:value-type="float" office:value="40.87290321131487" table:formula="of:=[.H107]+1/6*([.I107]+2*[.J107]+2*[.K107]+[.L107])" table:style-name="ce6">
            <text:p>40,87290321</text:p>
          </table:table-cell>
          <table:table-cell office:value-type="float" office:value="2.3055387349790523E-2" table:formula="of:=[.$C$9]*(([.$C$3]*[.$C$4]*([.$C108]-[.$H108])+[.$C$6]*([.$C$7]-[.$H108]))/[.$C$8]/[.$C$4])" table:style-name="ce12">
            <text:p>0,023055</text:p>
          </table:table-cell>
          <table:table-cell office:value-type="float" office:value="2.2450183431858589E-2" table:formula="of:=[.$C$9]*(([.$C$3]*[.$C$4]*([.$C108]-([.$H108]+1/2*[.I108]))+[.$C$6]*([.$C$7]-([.$H108]+1/2*[.I108])))/[.$C$8]/[.$C$4])" table:style-name="ce12">
            <text:p>0,022450</text:p>
          </table:table-cell>
          <table:table-cell office:value-type="float" office:value="2.2466070034704272E-2" table:formula="of:=[.$C$9]*(([.$C$3]*[.$C$4]*([.$C108]-([.$H108]+1/2*[.J108]))+[.$C$6]*([.$C$7]-([.$H108]+1/2*[.J108])))/[.$C$8]/[.$C$4])" table:style-name="ce12">
            <text:p>0,022466</text:p>
          </table:table-cell>
          <table:table-cell office:value-type="float" office:value="2.1875918672968567E-2" table:formula="of:=[.$C$9]*(([.$C$3]*[.$C$4]*([.$C108]-([.$H108]+[.K108]))+[.$C$6]*([.$C$7]-([.$H108]+[.K108])))/[.$C$8]/[.$C$4])" table:style-name="ce13">
            <text:p>0,021876</text:p>
          </table:table-cell>
          <table:table-cell office:value-type="float" office:value="49.512907403364565" table:formula="of:=[.M107]+1/6*([.N107]+2*[.O107]+2*[.P107]+[.Q107])" table:style-name="ce24">
            <text:p>49,5129074</text:p>
          </table:table-cell>
          <table:table-cell office:value-type="float" office:value="6.9217521889103809E-2" table:formula="of:=[.$C$9]*(([.$C$3]*[.$C$4]*([.$H108]-[.$M108])+[.$C$6]*([.$C$7]-[.$M108]))/[.$C$8]/[.$C$4])" table:style-name="ce12">
            <text:p>0,069218</text:p>
          </table:table-cell>
          <table:table-cell office:value-type="float" office:value="6.740056193951495E-2" table:formula="of:=[.$C$9]*(([.$C$3]*[.$C$4]*([.$H108]-([.$M108]+1/2*[.N108]))+[.$C$6]*([.$C$7]-([.$M108]+1/2*[.N108])))/[.$C$8]/[.$C$4])" table:style-name="ce12">
            <text:p>0,067401</text:p>
          </table:table-cell>
          <table:table-cell office:value-type="float" office:value="6.7448257138191428E-2" table:formula="of:=[.$C$9]*(([.$C$3]*[.$C$4]*([.$H108]-([.$M108]+1/2*[.O108]))+[.$C$6]*([.$C$7]-([.$M108]+1/2*[.O108])))/[.$C$8]/[.$C$4])" table:style-name="ce12">
            <text:p>0,067448</text:p>
          </table:table-cell>
          <table:table-cell office:value-type="float" office:value="6.5676488389348947E-2" table:formula="of:=[.$C$9]*(([.$C$3]*[.$C$4]*([.$H108]-([.$M108]+[.P108]))+[.$C$6]*([.$C$7]-([.$M108]+[.P108])))/[.$C$8]/[.$C$4])" table:style-name="ce13">
            <text:p>0,06567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8" table:formula="of:=[.B108]+[.$C$9]" table:style-name="ce28">
            <text:p>48</text:p>
          </table:table-cell>
          <table:table-cell office:value-type="float" office:value="30.881477970973801" table:formula="of:=[.C108]+1/6*([.D108]+2*[.E108]+2*[.F108]+[.G108])" table:style-name="ce6">
            <text:p>30,88147797</text:p>
          </table:table-cell>
          <table:table-cell office:value-type="float" office:value="3.7224065238754063E-3" table:formula="of:=[.$C$9]*(([.$C$3]*[.$C$4]*([.$C$5]-[.$C109])+[.$C$6]*([.$C$7]-[.$C109]))/[.$C$8]/[.$C$4])" table:style-name="ce12">
            <text:p>0,003722</text:p>
          </table:table-cell>
          <table:table-cell office:value-type="float" office:value="3.6246933526236946E-3" table:formula="of:=[.$C$9]*(([.$C$3]*[.$C$4]*([.$C$5]-([.$C109]+1/2*[.D109]))+[.$C$6]*([.$C$7]-([.$C109]+1/2*[.D109])))/[.$C$8]/[.$C$4])" table:style-name="ce12">
            <text:p>0,003625</text:p>
          </table:table-cell>
          <table:table-cell office:value-type="float" office:value="3.6272583233690056E-3" table:formula="of:=[.$C$9]*(([.$C$3]*[.$C$4]*([.$C$5]-([.$C109]+1/2*[.E109]))+[.$C$6]*([.$C$7]-([.$C109]+1/2*[.E109])))/[.$C$8]/[.$C$4])" table:style-name="ce12">
            <text:p>0,003627</text:p>
          </table:table-cell>
          <table:table-cell office:value-type="float" office:value="3.5319754618984688E-3" table:formula="of:=[.$C$9]*(([.$C$3]*[.$C$4]*([.$C$5]-([.$C109]+[.F109]))+[.$C$6]*([.$C$7]-([.$C109]+[.F109])))/[.$C$8]/[.$C$4])" table:style-name="ce13">
            <text:p>0,003532</text:p>
          </table:table-cell>
          <table:table-cell office:value-type="float" office:value="40.89536384680752" table:formula="of:=[.H108]+1/6*([.I108]+2*[.J108]+2*[.K108]+[.L108])" table:style-name="ce6">
            <text:p>40,89536385</text:p>
          </table:table-cell>
          <table:table-cell office:value-type="float" office:value="2.2067296591295305E-2" table:formula="of:=[.$C$9]*(([.$C$3]*[.$C$4]*([.$C109]-[.$H109])+[.$C$6]*([.$C$7]-[.$H109]))/[.$C$8]/[.$C$4])" table:style-name="ce12">
            <text:p>0,022067</text:p>
          </table:table-cell>
          <table:table-cell office:value-type="float" office:value="2.1488030055774005E-2" table:formula="of:=[.$C$9]*(([.$C$3]*[.$C$4]*([.$C109]-([.$H109]+1/2*[.I109]))+[.$C$6]*([.$C$7]-([.$H109]+1/2*[.I109])))/[.$C$8]/[.$C$4])" table:style-name="ce12">
            <text:p>0,021488</text:p>
          </table:table-cell>
          <table:table-cell office:value-type="float" office:value="2.1503235802331062E-2" table:formula="of:=[.$C$9]*(([.$C$3]*[.$C$4]*([.$C109]-([.$H109]+1/2*[.J109]))+[.$C$6]*([.$C$7]-([.$H109]+1/2*[.J109])))/[.$C$8]/[.$C$4])" table:style-name="ce12">
            <text:p>0,021503</text:p>
          </table:table-cell>
          <table:table-cell office:value-type="float" office:value="2.0938376711673014E-2" table:formula="of:=[.$C$9]*(([.$C$3]*[.$C$4]*([.$C109]-([.$H109]+[.K109]))+[.$C$6]*([.$C$7]-([.$H109]+[.K109])))/[.$C$8]/[.$C$4])" table:style-name="ce13">
            <text:p>0,020938</text:p>
          </table:table-cell>
          <table:table-cell office:value-type="float" office:value="49.580339344770209" table:formula="of:=[.M108]+1/6*([.N108]+2*[.O108]+2*[.P108]+[.Q108])" table:style-name="ce24">
            <text:p>49,58033934</text:p>
          </table:table-cell>
          <table:table-cell office:value-type="float" office:value="6.6800376739940021E-2" table:formula="of:=[.$C$9]*(([.$C$3]*[.$C$4]*([.$H109]-[.$M109])+[.$C$6]*([.$C$7]-[.$M109]))/[.$C$8]/[.$C$4])" table:style-name="ce12">
            <text:p>0,066800</text:p>
          </table:table-cell>
          <table:table-cell office:value-type="float" office:value="6.5046866850516721E-2" table:formula="of:=[.$C$9]*(([.$C$3]*[.$C$4]*([.$H109]-([.$M109]+1/2*[.N109]))+[.$C$6]*([.$C$7]-([.$M109]+1/2*[.N109])))/[.$C$8]/[.$C$4])" table:style-name="ce12">
            <text:p>0,065047</text:p>
          </table:table-cell>
          <table:table-cell office:value-type="float" office:value="6.509289648511378E-2" table:formula="of:=[.$C$9]*(([.$C$3]*[.$C$4]*([.$H109]-([.$M109]+1/2*[.O109]))+[.$C$6]*([.$C$7]-([.$M109]+1/2*[.O109])))/[.$C$8]/[.$C$4])" table:style-name="ce12">
            <text:p>0,065093</text:p>
          </table:table-cell>
          <table:table-cell office:value-type="float" office:value="6.3382999674471655E-2" table:formula="of:=[.$C$9]*(([.$C$3]*[.$C$4]*([.$H109]-([.$M109]+[.P109]))+[.$C$6]*([.$C$7]-([.$M109]+[.P109])))/[.$C$8]/[.$C$4])" table:style-name="ce13">
            <text:p>0,06338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8.5" table:formula="of:=[.B109]+[.$C$9]" table:style-name="ce28">
            <text:p>48,5</text:p>
          </table:table-cell>
          <table:table-cell office:value-type="float" office:value="30.885104351863429" table:formula="of:=[.C109]+1/6*([.D109]+2*[.E109]+2*[.F109]+[.G109])" table:style-name="ce6">
            <text:p>30,88510435</text:p>
          </table:table-cell>
          <table:table-cell office:value-type="float" office:value="3.5320215271700591E-3" table:formula="of:=[.$C$9]*(([.$C$3]*[.$C$4]*([.$C$5]-[.$C110])+[.$C$6]*([.$C$7]-[.$C110]))/[.$C$8]/[.$C$4])" table:style-name="ce12">
            <text:p>0,003532</text:p>
          </table:table-cell>
          <table:table-cell office:value-type="float" office:value="3.4393059620817894E-3" table:formula="of:=[.$C$9]*(([.$C$3]*[.$C$4]*([.$C$5]-([.$C110]+1/2*[.D110]))+[.$C$6]*([.$C$7]-([.$C110]+1/2*[.D110])))/[.$C$8]/[.$C$4])" table:style-name="ce12">
            <text:p>0,003439</text:p>
          </table:table-cell>
          <table:table-cell office:value-type="float" office:value="3.4417397456652453E-3" table:formula="of:=[.$C$9]*(([.$C$3]*[.$C$4]*([.$C$5]-([.$C110]+1/2*[.E110]))+[.$C$6]*([.$C$7]-([.$C110]+1/2*[.E110])))/[.$C$8]/[.$C$4])" table:style-name="ce12">
            <text:p>0,003442</text:p>
          </table:table-cell>
          <table:table-cell office:value-type="float" office:value="3.3513301905226172E-3" table:formula="of:=[.$C$9]*(([.$C$3]*[.$C$4]*([.$C$5]-([.$C110]+[.F110]))+[.$C$6]*([.$C$7]-([.$C110]+[.F110])))/[.$C$8]/[.$C$4])" table:style-name="ce13">
            <text:p>0,003351</text:p>
          </table:table-cell>
          <table:table-cell office:value-type="float" office:value="40.916861880977386" table:formula="of:=[.H109]+1/6*([.I109]+2*[.J109]+2*[.K109]+[.L109])" table:style-name="ce6">
            <text:p>40,91686188</text:p>
          </table:table-cell>
          <table:table-cell office:value-type="float" office:value="2.1119968841858735E-2" table:formula="of:=[.$C$9]*(([.$C$3]*[.$C$4]*([.$C110]-[.$H110])+[.$C$6]*([.$C$7]-[.$H110]))/[.$C$8]/[.$C$4])" table:style-name="ce12">
            <text:p>0,021120</text:p>
          </table:table-cell>
          <table:table-cell office:value-type="float" office:value="2.0565569659759888E-2" table:formula="of:=[.$C$9]*(([.$C$3]*[.$C$4]*([.$C110]-([.$H110]+1/2*[.I110]))+[.$C$6]*([.$C$7]-([.$H110]+1/2*[.I110])))/[.$C$8]/[.$C$4])" table:style-name="ce12">
            <text:p>0,020566</text:p>
          </table:table-cell>
          <table:table-cell office:value-type="float" office:value="2.0580122638289823E-2" table:formula="of:=[.$C$9]*(([.$C$3]*[.$C$4]*([.$C110]-([.$H110]+1/2*[.J110]))+[.$C$6]*([.$C$7]-([.$H110]+1/2*[.J110])))/[.$C$8]/[.$C$4])" table:style-name="ce12">
            <text:p>0,020580</text:p>
          </table:table-cell>
          <table:table-cell office:value-type="float" office:value="2.003951240334834E-2" table:formula="of:=[.$C$9]*(([.$C$3]*[.$C$4]*([.$C110]-([.$H110]+[.K110]))+[.$C$6]*([.$C$7]-([.$H110]+[.K110])))/[.$C$8]/[.$C$4])" table:style-name="ce13">
            <text:p>0,020040</text:p>
          </table:table-cell>
          <table:table-cell office:value-type="float" office:value="49.645416495284486" table:formula="of:=[.M109]+1/6*([.N109]+2*[.O109]+2*[.P109]+[.Q109])" table:style-name="ce24">
            <text:p>49,6454165</text:p>
          </table:table-cell>
          <table:table-cell office:value-type="float" office:value="6.4458728046433808E-2" table:formula="of:=[.$C$9]*(([.$C$3]*[.$C$4]*([.$H110]-[.$M110])+[.$C$6]*([.$C$7]-[.$M110]))/[.$C$8]/[.$C$4])" table:style-name="ce12">
            <text:p>0,064459</text:p>
          </table:table-cell>
          <table:table-cell office:value-type="float" office:value="6.2766686435214977E-2" table:formula="of:=[.$C$9]*(([.$C$3]*[.$C$4]*([.$H110]-([.$M110]+1/2*[.N110]))+[.$C$6]*([.$C$7]-([.$M110]+1/2*[.N110])))/[.$C$8]/[.$C$4])" table:style-name="ce12">
            <text:p>0,062767</text:p>
          </table:table-cell>
          <table:table-cell office:value-type="float" office:value="6.2811102527509488E-2" table:formula="of:=[.$C$9]*(([.$C$3]*[.$C$4]*([.$H110]-([.$M110]+1/2*[.O110]))+[.$C$6]*([.$C$7]-([.$M110]+1/2*[.O110])))/[.$C$8]/[.$C$4])" table:style-name="ce12">
            <text:p>0,062811</text:p>
          </table:table-cell>
          <table:table-cell office:value-type="float" office:value="6.1161145163739432E-2" table:formula="of:=[.$C$9]*(([.$C$3]*[.$C$4]*([.$H110]-([.$M110]+[.P110]))+[.$C$6]*([.$C$7]-([.$M110]+[.P110])))/[.$C$8]/[.$C$4])" table:style-name="ce13">
            <text:p>0,0611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9" table:formula="of:=[.B110]+[.$C$9]" table:style-name="ce28">
            <text:p>49</text:p>
          </table:table-cell>
          <table:table-cell office:value-type="float" office:value="30.888545259052293" table:formula="of:=[.C110]+1/6*([.D110]+2*[.E110]+2*[.F110]+[.G110])" table:style-name="ce6">
            <text:p>30,88854526</text:p>
          </table:table-cell>
          <table:table-cell office:value-type="float" office:value="3.351373899754549E-3" table:formula="of:=[.$C$9]*(([.$C$3]*[.$C$4]*([.$C$5]-[.$C111])+[.$C$6]*([.$C$7]-[.$C111]))/[.$C$8]/[.$C$4])" table:style-name="ce12">
            <text:p>0,003351</text:p>
          </table:table-cell>
          <table:table-cell office:value-type="float" office:value="3.2634003348861141E-3" table:formula="of:=[.$C$9]*(([.$C$3]*[.$C$4]*([.$C$5]-([.$C111]+1/2*[.D111]))+[.$C$6]*([.$C$7]-([.$C111]+1/2*[.D111])))/[.$C$8]/[.$C$4])" table:style-name="ce12">
            <text:p>0,003263</text:p>
          </table:table-cell>
          <table:table-cell office:value-type="float" office:value="3.2657096409637915E-3" table:formula="of:=[.$C$9]*(([.$C$3]*[.$C$4]*([.$C$5]-([.$C111]+1/2*[.E111]))+[.$C$6]*([.$C$7]-([.$C111]+1/2*[.E111])))/[.$C$8]/[.$C$4])" table:style-name="ce12">
            <text:p>0,003266</text:p>
          </table:table-cell>
          <table:table-cell office:value-type="float" office:value="3.1799241436040121E-3" table:formula="of:=[.$C$9]*(([.$C$3]*[.$C$4]*([.$C$5]-([.$C111]+[.F111]))+[.$C$6]*([.$C$7]-([.$C111]+[.F111])))/[.$C$8]/[.$C$4])" table:style-name="ce13">
            <text:p>0,003180</text:p>
          </table:table-cell>
          <table:table-cell office:value-type="float" office:value="40.937437025284268" table:formula="of:=[.H110]+1/6*([.I110]+2*[.J110]+2*[.K110]+[.L110])" table:style-name="ce6">
            <text:p>40,93743703</text:p>
          </table:table-cell>
          <table:table-cell office:value-type="float" office:value="2.0211819125190572E-2" table:formula="of:=[.$C$9]*(([.$C$3]*[.$C$4]*([.$C111]-[.$H111])+[.$C$6]*([.$C$7]-[.$H111]))/[.$C$8]/[.$C$4])" table:style-name="ce12">
            <text:p>0,020212</text:p>
          </table:table-cell>
          <table:table-cell office:value-type="float" office:value="1.968125887315432E-2" table:formula="of:=[.$C$9]*(([.$C$3]*[.$C$4]*([.$C111]-([.$H111]+1/2*[.I111]))+[.$C$6]*([.$C$7]-([.$H111]+1/2*[.I111])))/[.$C$8]/[.$C$4])" table:style-name="ce12">
            <text:p>0,019681</text:p>
          </table:table-cell>
          <table:table-cell office:value-type="float" office:value="1.9695186079770395E-2" table:formula="of:=[.$C$9]*(([.$C$3]*[.$C$4]*([.$C111]-([.$H111]+1/2*[.J111]))+[.$C$6]*([.$C$7]-([.$H111]+1/2*[.J111])))/[.$C$8]/[.$C$4])" table:style-name="ce12">
            <text:p>0,019695</text:p>
          </table:table-cell>
          <table:table-cell office:value-type="float" office:value="1.9177821856002537E-2" table:formula="of:=[.$C$9]*(([.$C$3]*[.$C$4]*([.$C111]-([.$H111]+[.K111]))+[.$C$6]*([.$C$7]-([.$H111]+[.K111])))/[.$C$8]/[.$C$4])" table:style-name="ce13">
            <text:p>0,019178</text:p>
          </table:table-cell>
          <table:table-cell office:value-type="float" office:value="49.708212403807089" table:formula="of:=[.M110]+1/6*([.N110]+2*[.O110]+2*[.P110]+[.Q110])" table:style-name="ce24">
            <text:p>49,7082124</text:p>
          </table:table-cell>
          <table:table-cell office:value-type="float" office:value="6.2190700064341228E-2" table:formula="of:=[.$C$9]*(([.$C$3]*[.$C$4]*([.$H111]-[.$M111])+[.$C$6]*([.$C$7]-[.$M111]))/[.$C$8]/[.$C$4])" table:style-name="ce12">
            <text:p>0,062191</text:p>
          </table:table-cell>
          <table:table-cell office:value-type="float" office:value="6.0558194187652417E-2" table:formula="of:=[.$C$9]*(([.$C$3]*[.$C$4]*([.$H111]-([.$M111]+1/2*[.N111]))+[.$C$6]*([.$C$7]-([.$M111]+1/2*[.N111])))/[.$C$8]/[.$C$4])" table:style-name="ce12">
            <text:p>0,060558</text:p>
          </table:table-cell>
          <table:table-cell office:value-type="float" office:value="6.0601047466915477E-2" table:formula="of:=[.$C$9]*(([.$C$3]*[.$C$4]*([.$H111]-([.$M111]+1/2*[.O111]))+[.$C$6]*([.$C$7]-([.$M111]+1/2*[.O111])))/[.$C$8]/[.$C$4])" table:style-name="ce12">
            <text:p>0,060601</text:p>
          </table:table-cell>
          <table:table-cell office:value-type="float" office:value="5.9009145072328066E-2" table:formula="of:=[.$C$9]*(([.$C$3]*[.$C$4]*([.$H111]-([.$M111]+[.P111]))+[.$C$6]*([.$C$7]-([.$M111]+[.P111])))/[.$C$8]/[.$C$4])" table:style-name="ce13">
            <text:p>0,05900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9.5" table:formula="of:=[.B111]+[.$C$9]" table:style-name="ce28">
            <text:p>49,5</text:p>
          </table:table-cell>
          <table:table-cell office:value-type="float" office:value="30.891810178718135" table:formula="of:=[.C111]+1/6*([.D111]+2*[.E111]+2*[.F111]+[.G111])" table:style-name="ce6">
            <text:p>30,89181018</text:p>
          </table:table-cell>
          <table:table-cell office:value-type="float" office:value="3.1799656172978529E-3" table:formula="of:=[.$C$9]*(([.$C$3]*[.$C$4]*([.$C$5]-[.$C112])+[.$C$6]*([.$C$7]-[.$C112]))/[.$C$8]/[.$C$4])" table:style-name="ce12">
            <text:p>0,003180</text:p>
          </table:table-cell>
          <table:table-cell office:value-type="float" office:value="3.0964915198438804E-3" table:formula="of:=[.$C$9]*(([.$C$3]*[.$C$4]*([.$C$5]-([.$C112]+1/2*[.D112]))+[.$C$6]*([.$C$7]-([.$C112]+1/2*[.D112])))/[.$C$8]/[.$C$4])" table:style-name="ce12">
            <text:p>0,003096</text:p>
          </table:table-cell>
          <table:table-cell office:value-type="float" office:value="3.0986827149019971E-3" table:formula="of:=[.$C$9]*(([.$C$3]*[.$C$4]*([.$C$5]-([.$C112]+1/2*[.E112]))+[.$C$6]*([.$C$7]-([.$C112]+1/2*[.E112])))/[.$C$8]/[.$C$4])" table:style-name="ce12">
            <text:p>0,003099</text:p>
          </table:table-cell>
          <table:table-cell office:value-type="float" office:value="3.0172847747655853E-3" table:formula="of:=[.$C$9]*(([.$C$3]*[.$C$4]*([.$C$5]-([.$C112]+[.F112]))+[.$C$6]*([.$C$7]-([.$C112]+[.F112])))/[.$C$8]/[.$C$4])" table:style-name="ce13">
            <text:p>0,003017</text:p>
          </table:table-cell>
          <table:table-cell office:value-type="float" office:value="40.957127447098777" table:formula="of:=[.H111]+1/6*([.I111]+2*[.J111]+2*[.K111]+[.L111])" table:style-name="ce6">
            <text:p>40,95712745</text:p>
          </table:table-cell>
          <table:table-cell office:value-type="float" office:value="1.9341317963220944E-2" table:formula="of:=[.$C$9]*(([.$C$3]*[.$C$4]*([.$C112]-[.$H112])+[.$C$6]*([.$C$7]-[.$H112]))/[.$C$8]/[.$C$4])" table:style-name="ce12">
            <text:p>0,019341</text:p>
          </table:table-cell>
          <table:table-cell office:value-type="float" office:value="1.8833608366686291E-2" table:formula="of:=[.$C$9]*(([.$C$3]*[.$C$4]*([.$C112]-([.$H112]+1/2*[.I112]))+[.$C$6]*([.$C$7]-([.$H112]+1/2*[.I112])))/[.$C$8]/[.$C$4])" table:style-name="ce12">
            <text:p>0,018834</text:p>
          </table:table-cell>
          <table:table-cell office:value-type="float" office:value="1.8846935743595281E-2" table:formula="of:=[.$C$9]*(([.$C$3]*[.$C$4]*([.$C112]-([.$H112]+1/2*[.J112]))+[.$C$6]*([.$C$7]-([.$H112]+1/2*[.J112])))/[.$C$8]/[.$C$4])" table:style-name="ce12">
            <text:p>0,018847</text:p>
          </table:table-cell>
          <table:table-cell office:value-type="float" office:value="1.8351853836682096E-2" table:formula="of:=[.$C$9]*(([.$C$3]*[.$C$4]*([.$C112]-([.$H112]+[.K112]))+[.$C$6]*([.$C$7]-([.$H112]+[.K112])))/[.$C$8]/[.$C$4])" table:style-name="ce13">
            <text:p>0,018352</text:p>
          </table:table-cell>
          <table:table-cell office:value-type="float" office:value="49.768798791881387" table:formula="of:=[.M111]+1/6*([.N111]+2*[.O111]+2*[.P111]+[.Q111])" table:style-name="ce24">
            <text:p>49,76879879</text:p>
          </table:table-cell>
          <table:table-cell office:value-type="float" office:value="5.9994435781166033E-2" table:formula="of:=[.$C$9]*(([.$C$3]*[.$C$4]*([.$H112]-[.$M112])+[.$C$6]*([.$C$7]-[.$M112]))/[.$C$8]/[.$C$4])" table:style-name="ce12">
            <text:p>0,059994</text:p>
          </table:table-cell>
          <table:table-cell office:value-type="float" office:value="5.8419581841910484E-2" table:formula="of:=[.$C$9]*(([.$C$3]*[.$C$4]*([.$H112]-([.$M112]+1/2*[.N112]))+[.$C$6]*([.$C$7]-([.$M112]+1/2*[.N112])))/[.$C$8]/[.$C$4])" table:style-name="ce12">
            <text:p>0,058420</text:p>
          </table:table-cell>
          <table:table-cell office:value-type="float" office:value="5.8460921757815698E-2" table:formula="of:=[.$C$9]*(([.$C$3]*[.$C$4]*([.$H112]-([.$M112]+1/2*[.O112]))+[.$C$6]*([.$C$7]-([.$M112]+1/2*[.O112])))/[.$C$8]/[.$C$4])" table:style-name="ce12">
            <text:p>0,058461</text:p>
          </table:table-cell>
          <table:table-cell office:value-type="float" office:value="5.692523738888082E-2" table:formula="of:=[.$C$9]*(([.$C$3]*[.$C$4]*([.$H112]-([.$M112]+[.P112]))+[.$C$6]*([.$C$7]-([.$M112]+[.P112])))/[.$C$8]/[.$C$4])" table:style-name="ce13">
            <text:p>0,05692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0" table:formula="of:=[.B112]+[.$C$9]" table:style-name="ce28">
            <text:p>50</text:p>
          </table:table-cell>
          <table:table-cell office:value-type="float" office:value="30.894908111861728" table:formula="of:=[.C112]+1/6*([.D112]+2*[.E112]+2*[.F112]+[.G112])" table:style-name="ce6">
            <text:p>30,89490811</text:p>
          </table:table-cell>
          <table:table-cell office:value-type="float" office:value="3.0173241272592579E-3" table:formula="of:=[.$C$9]*(([.$C$3]*[.$C$4]*([.$C$5]-[.$C113])+[.$C$6]*([.$C$7]-[.$C113]))/[.$C$8]/[.$C$4])" table:style-name="ce12">
            <text:p>0,003017</text:p>
          </table:table-cell>
          <table:table-cell office:value-type="float" office:value="2.9381193689187058E-3" table:formula="of:=[.$C$9]*(([.$C$3]*[.$C$4]*([.$C$5]-([.$C113]+1/2*[.D113]))+[.$C$6]*([.$C$7]-([.$C113]+1/2*[.D113])))/[.$C$8]/[.$C$4])" table:style-name="ce12">
            <text:p>0,002938</text:p>
          </table:table-cell>
          <table:table-cell office:value-type="float" office:value="2.9401984938251646E-3" table:formula="of:=[.$C$9]*(([.$C$3]*[.$C$4]*([.$C$5]-([.$C113]+1/2*[.E113]))+[.$C$6]*([.$C$7]-([.$C113]+1/2*[.E113])))/[.$C$8]/[.$C$4])" table:style-name="ce12">
            <text:p>0,002940</text:p>
          </table:table-cell>
          <table:table-cell office:value-type="float" office:value="2.8629637063335169E-3" table:formula="of:=[.$C$9]*(([.$C$3]*[.$C$4]*([.$C$5]-([.$C113]+[.F113]))+[.$C$6]*([.$C$7]-([.$C113]+[.F113])))/[.$C$8]/[.$C$4])" table:style-name="ce13">
            <text:p>0,002863</text:p>
          </table:table-cell>
          <table:table-cell office:value-type="float" office:value="40.975969823768857" table:formula="of:=[.H112]+1/6*([.I112]+2*[.J112]+2*[.K112]+[.L112])" table:style-name="ce6">
            <text:p>40,97596982</text:p>
          </table:table-cell>
          <table:table-cell office:value-type="float" office:value="1.8506989845221426E-2" table:formula="of:=[.$C$9]*(([.$C$3]*[.$C$4]*([.$C113]-[.$H113])+[.$C$6]*([.$C$7]-[.$H113]))/[.$C$8]/[.$C$4])" table:style-name="ce12">
            <text:p>0,018507</text:p>
          </table:table-cell>
          <table:table-cell office:value-type="float" office:value="1.8021181361784443E-2" table:formula="of:=[.$C$9]*(([.$C$3]*[.$C$4]*([.$C113]-([.$H113]+1/2*[.I113]))+[.$C$6]*([.$C$7]-([.$H113]+1/2*[.I113])))/[.$C$8]/[.$C$4])" table:style-name="ce12">
            <text:p>0,018021</text:p>
          </table:table-cell>
          <table:table-cell office:value-type="float" office:value="1.8033933834474509E-2" table:formula="of:=[.$C$9]*(([.$C$3]*[.$C$4]*([.$C113]-([.$H113]+1/2*[.J113]))+[.$C$6]*([.$C$7]-([.$H113]+1/2*[.J113])))/[.$C$8]/[.$C$4])" table:style-name="ce12">
            <text:p>0,018034</text:p>
          </table:table-cell>
          <table:table-cell office:value-type="float" office:value="1.7560208318911519E-2" table:formula="of:=[.$C$9]*(([.$C$3]*[.$C$4]*([.$C113]-([.$H113]+[.K113]))+[.$C$6]*([.$C$7]-([.$H113]+[.K113])))/[.$C$8]/[.$C$4])" table:style-name="ce13">
            <text:p>0,017560</text:p>
          </table:table-cell>
          <table:table-cell office:value-type="float" office:value="49.827245571942967" table:formula="of:=[.M112]+1/6*([.N112]+2*[.O112]+2*[.P112]+[.Q112])" table:style-name="ce24">
            <text:p>49,82724557</text:p>
          </table:table-cell>
          <table:table-cell office:value-type="float" office:value="5.7868098661437044E-2" table:formula="of:=[.$C$9]*(([.$C$3]*[.$C$4]*([.$H113]-[.$M113])+[.$C$6]*([.$C$7]-[.$M113]))/[.$C$8]/[.$C$4])" table:style-name="ce12">
            <text:p>0,057868</text:p>
          </table:table-cell>
          <table:table-cell office:value-type="float" office:value="5.6349061071574565E-2" table:formula="of:=[.$C$9]*(([.$C$3]*[.$C$4]*([.$H113]-([.$M113]+1/2*[.N113]))+[.$C$6]*([.$C$7]-([.$M113]+1/2*[.N113])))/[.$C$8]/[.$C$4])" table:style-name="ce12">
            <text:p>0,056349</text:p>
          </table:table-cell>
          <table:table-cell office:value-type="float" office:value="5.6388935808308303E-2" table:formula="of:=[.$C$9]*(([.$C$3]*[.$C$4]*([.$H113]-([.$M113]+1/2*[.O113]))+[.$C$6]*([.$C$7]-([.$M113]+1/2*[.O113])))/[.$C$8]/[.$C$4])" table:style-name="ce12">
            <text:p>0,056389</text:p>
          </table:table-cell>
          <table:table-cell office:value-type="float" office:value="5.4907679531500893E-2" table:formula="of:=[.$C$9]*(([.$C$3]*[.$C$4]*([.$H113]-([.$M113]+[.P113]))+[.$C$6]*([.$C$7]-([.$M113]+[.P113])))/[.$C$8]/[.$C$4])" table:style-name="ce13">
            <text:p>0,05490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0.5" table:formula="of:=[.B113]+[.$C$9]" table:style-name="ce28">
            <text:p>50,5</text:p>
          </table:table-cell>
          <table:table-cell office:value-type="float" office:value="30.897847599121576" table:formula="of:=[.C113]+1/6*([.D113]+2*[.E113]+2*[.F113]+[.G113])" table:style-name="ce6">
            <text:p>30,8978476</text:p>
          </table:table-cell>
          <table:table-cell office:value-type="float" office:value="2.8630010461172333E-3" table:formula="of:=[.$C$9]*(([.$C$3]*[.$C$4]*([.$C$5]-[.$C114])+[.$C$6]*([.$C$7]-[.$C114]))/[.$C$8]/[.$C$4])" table:style-name="ce12">
            <text:p>0,002863</text:p>
          </table:table-cell>
          <table:table-cell office:value-type="float" office:value="2.7878472686567192E-3" table:formula="of:=[.$C$9]*(([.$C$3]*[.$C$4]*([.$C$5]-([.$C114]+1/2*[.D114]))+[.$C$6]*([.$C$7]-([.$C114]+1/2*[.D114])))/[.$C$8]/[.$C$4])" table:style-name="ce12">
            <text:p>0,002788</text:p>
          </table:table-cell>
          <table:table-cell office:value-type="float" office:value="2.7898200553150899E-3" table:formula="of:=[.$C$9]*(([.$C$3]*[.$C$4]*([.$C$5]-([.$C114]+1/2*[.E114]))+[.$C$6]*([.$C$7]-([.$C114]+1/2*[.E114])))/[.$C$8]/[.$C$4])" table:style-name="ce12">
            <text:p>0,002790</text:p>
          </table:table-cell>
          <table:table-cell office:value-type="float" office:value="2.7165354932132003E-3" table:formula="of:=[.$C$9]*(([.$C$3]*[.$C$4]*([.$C$5]-([.$C114]+[.F114]))+[.$C$6]*([.$C$7]-([.$C114]+[.F114])))/[.$C$8]/[.$C$4])" table:style-name="ce13">
            <text:p>0,002717</text:p>
          </table:table-cell>
          <table:table-cell office:value-type="float" office:value="40.993999395194962" table:formula="of:=[.H113]+1/6*([.I113]+2*[.J113]+2*[.K113]+[.L113])" table:style-name="ce6">
            <text:p>40,9939994</text:p>
          </table:table-cell>
          <table:table-cell office:value-type="float" office:value="1.7707411708343217E-2" table:formula="of:=[.$C$9]*(([.$C$3]*[.$C$4]*([.$C114]-[.$H114])+[.$C$6]*([.$C$7]-[.$H114]))/[.$C$8]/[.$C$4])" table:style-name="ce12">
            <text:p>0,017707</text:p>
          </table:table-cell>
          <table:table-cell office:value-type="float" office:value="1.7242592150999259E-2" table:formula="of:=[.$C$9]*(([.$C$3]*[.$C$4]*([.$C114]-([.$H114]+1/2*[.I114]))+[.$C$6]*([.$C$7]-([.$H114]+1/2*[.I114])))/[.$C$8]/[.$C$4])" table:style-name="ce12">
            <text:p>0,017243</text:p>
          </table:table-cell>
          <table:table-cell office:value-type="float" office:value="1.7254793664379691E-2" table:formula="of:=[.$C$9]*(([.$C$3]*[.$C$4]*([.$C114]-([.$H114]+1/2*[.J114]))+[.$C$6]*([.$C$7]-([.$H114]+1/2*[.J114])))/[.$C$8]/[.$C$4])" table:style-name="ce12">
            <text:p>0,017255</text:p>
          </table:table-cell>
          <table:table-cell office:value-type="float" office:value="1.6801535040963416E-2" table:formula="of:=[.$C$9]*(([.$C$3]*[.$C$4]*([.$C114]-([.$H114]+[.K114]))+[.$C$6]*([.$C$7]-([.$H114]+[.K114])))/[.$C$8]/[.$C$4])" table:style-name="ce13">
            <text:p>0,016802</text:p>
          </table:table-cell>
          <table:table-cell office:value-type="float" office:value="49.883620867268419" table:formula="of:=[.M113]+1/6*([.N113]+2*[.O113]+2*[.P113]+[.Q113])" table:style-name="ce24">
            <text:p>49,88362087</text:p>
          </table:table-cell>
          <table:table-cell office:value-type="float" office:value="5.5809874228156107E-2" table:formula="of:=[.$C$9]*(([.$C$3]*[.$C$4]*([.$H114]-[.$M114])+[.$C$6]*([.$C$7]-[.$M114]))/[.$C$8]/[.$C$4])" table:style-name="ce12">
            <text:p>0,055810</text:p>
          </table:table-cell>
          <table:table-cell office:value-type="float" office:value="5.4344865029666838E-2" table:formula="of:=[.$C$9]*(([.$C$3]*[.$C$4]*([.$H114]-([.$M114]+1/2*[.N114]))+[.$C$6]*([.$C$7]-([.$M114]+1/2*[.N114])))/[.$C$8]/[.$C$4])" table:style-name="ce12">
            <text:p>0,054345</text:p>
          </table:table-cell>
          <table:table-cell office:value-type="float" office:value="5.438332152112741E-2" table:formula="of:=[.$C$9]*(([.$C$3]*[.$C$4]*([.$H114]-([.$M114]+1/2*[.O114]))+[.$C$6]*([.$C$7]-([.$M114]+1/2*[.O114])))/[.$C$8]/[.$C$4])" table:style-name="ce12">
            <text:p>0,054383</text:p>
          </table:table-cell>
          <table:table-cell office:value-type="float" office:value="5.2954749848296782E-2" table:formula="of:=[.$C$9]*(([.$C$3]*[.$C$4]*([.$H114]-([.$M114]+[.P114]))+[.$C$6]*([.$C$7]-([.$M114]+[.P114])))/[.$C$8]/[.$C$4])" table:style-name="ce13">
            <text:p>0,0529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1" table:formula="of:=[.B114]+[.$C$9]" table:style-name="ce28">
            <text:p>51</text:p>
          </table:table-cell>
          <table:table-cell office:value-type="float" office:value="30.900636744319456" table:formula="of:=[.C114]+1/6*([.D114]+2*[.E114]+2*[.F114]+[.G114])" table:style-name="ce6">
            <text:p>30,90063674</text:p>
          </table:table-cell>
          <table:table-cell office:value-type="float" office:value="2.7165709232285736E-3" table:formula="of:=[.$C$9]*(([.$C$3]*[.$C$4]*([.$C$5]-[.$C115])+[.$C$6]*([.$C$7]-[.$C115]))/[.$C$8]/[.$C$4])" table:style-name="ce12">
            <text:p>0,002717</text:p>
          </table:table-cell>
          <table:table-cell office:value-type="float" office:value="2.6452609364938551E-3" table:formula="of:=[.$C$9]*(([.$C$3]*[.$C$4]*([.$C$5]-([.$C115]+1/2*[.D115]))+[.$C$6]*([.$C$7]-([.$C115]+1/2*[.D115])))/[.$C$8]/[.$C$4])" table:style-name="ce12">
            <text:p>0,002645</text:p>
          </table:table-cell>
          <table:table-cell office:value-type="float" office:value="2.6471328236455064E-3" table:formula="of:=[.$C$9]*(([.$C$3]*[.$C$4]*([.$C$5]-([.$C115]+1/2*[.E115]))+[.$C$6]*([.$C$7]-([.$C115]+1/2*[.E115])))/[.$C$8]/[.$C$4])" table:style-name="ce12">
            <text:p>0,002647</text:p>
          </table:table-cell>
          <table:table-cell office:value-type="float" office:value="2.5775964499870269E-3" table:formula="of:=[.$C$9]*(([.$C$3]*[.$C$4]*([.$C$5]-([.$C115]+[.F115]))+[.$C$6]*([.$C$7]-([.$C115]+[.F115])))/[.$C$8]/[.$C$4])" table:style-name="ce13">
            <text:p>0,002578</text:p>
          </table:table-cell>
          <table:table-cell office:value-type="float" office:value="41.011250014924975" table:formula="of:=[.H114]+1/6*([.I114]+2*[.J114]+2*[.K114]+[.L114])" table:style-name="ce6">
            <text:p>41,01125001</text:p>
          </table:table-cell>
          <table:table-cell office:value-type="float" office:value="1.6941211432411649E-2" table:formula="of:=[.$C$9]*(([.$C$3]*[.$C$4]*([.$C115]-[.$H115])+[.$C$6]*([.$C$7]-[.$H115]))/[.$C$8]/[.$C$4])" table:style-name="ce12">
            <text:p>0,016941</text:p>
          </table:table-cell>
          <table:table-cell office:value-type="float" office:value="1.6496504632310803E-2" table:formula="of:=[.$C$9]*(([.$C$3]*[.$C$4]*([.$C115]-([.$H115]+1/2*[.I115]))+[.$C$6]*([.$C$7]-([.$H115]+1/2*[.I115])))/[.$C$8]/[.$C$4])" table:style-name="ce12">
            <text:p>0,016497</text:p>
          </table:table-cell>
          <table:table-cell office:value-type="float" office:value="1.6508178185813335E-2" table:formula="of:=[.$C$9]*(([.$C$3]*[.$C$4]*([.$C115]-([.$H115]+1/2*[.J115]))+[.$C$6]*([.$C$7]-([.$H115]+1/2*[.J115])))/[.$C$8]/[.$C$4])" table:style-name="ce12">
            <text:p>0,016508</text:p>
          </table:table-cell>
          <table:table-cell office:value-type="float" office:value="1.6074532077656158E-2" table:formula="of:=[.$C$9]*(([.$C$3]*[.$C$4]*([.$C115]-([.$H115]+[.K115]))+[.$C$6]*([.$C$7]-([.$H115]+[.K115])))/[.$C$8]/[.$C$4])" table:style-name="ce13">
            <text:p>0,016075</text:p>
          </table:table-cell>
          <table:table-cell office:value-type="float" office:value="49.937991033464762" table:formula="of:=[.M114]+1/6*([.N114]+2*[.O114]+2*[.P114]+[.Q114])" table:style-name="ce24">
            <text:p>49,93799103</text:p>
          </table:table-cell>
          <table:table-cell office:value-type="float" office:value="5.381797148934879E-2" table:formula="of:=[.$C$9]*(([.$C$3]*[.$C$4]*([.$H115]-[.$M115])+[.$C$6]*([.$C$7]-[.$M115]))/[.$C$8]/[.$C$4])" table:style-name="ce12">
            <text:p>0,053818</text:p>
          </table:table-cell>
          <table:table-cell office:value-type="float" office:value="5.2405249737753311E-2" table:formula="of:=[.$C$9]*(([.$C$3]*[.$C$4]*([.$H115]-([.$M115]+1/2*[.N115]))+[.$C$6]*([.$C$7]-([.$M115]+1/2*[.N115])))/[.$C$8]/[.$C$4])" table:style-name="ce12">
            <text:p>0,052405</text:p>
          </table:table-cell>
          <table:table-cell office:value-type="float" office:value="5.2442333683732557E-2" table:formula="of:=[.$C$9]*(([.$C$3]*[.$C$4]*([.$H115]-([.$M115]+1/2*[.O115]))+[.$C$6]*([.$C$7]-([.$M115]+1/2*[.O115])))/[.$C$8]/[.$C$4])" table:style-name="ce12">
            <text:p>0,052442</text:p>
          </table:table-cell>
          <table:table-cell office:value-type="float" office:value="5.1064748970952624E-2" table:formula="of:=[.$C$9]*(([.$C$3]*[.$C$4]*([.$H115]-([.$M115]+[.P115]))+[.$C$6]*([.$C$7]-([.$M115]+[.P115])))/[.$C$8]/[.$C$4])" table:style-name="ce13">
            <text:p>0,05106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1.5" table:formula="of:=[.B115]+[.$C$9]" table:style-name="ce28">
            <text:p>51,5</text:p>
          </table:table-cell>
          <table:table-cell office:value-type="float" office:value="30.903283236801705" table:formula="of:=[.C115]+1/6*([.D115]+2*[.E115]+2*[.F115]+[.G115])" table:style-name="ce6">
            <text:p>30,90328324</text:p>
          </table:table-cell>
          <table:table-cell office:value-type="float" office:value="2.5776300679104906E-3" table:formula="of:=[.$C$9]*(([.$C$3]*[.$C$4]*([.$C$5]-[.$C116])+[.$C$6]*([.$C$7]-[.$C116]))/[.$C$8]/[.$C$4])" table:style-name="ce12">
            <text:p>0,002578</text:p>
          </table:table-cell>
          <table:table-cell office:value-type="float" office:value="2.5099672786277551E-3" table:formula="of:=[.$C$9]*(([.$C$3]*[.$C$4]*([.$C$5]-([.$C116]+1/2*[.D116]))+[.$C$6]*([.$C$7]-([.$C116]+1/2*[.D116])))/[.$C$8]/[.$C$4])" table:style-name="ce12">
            <text:p>0,002510</text:p>
          </table:table-cell>
          <table:table-cell office:value-type="float" office:value="2.5117434268465788E-3" table:formula="of:=[.$C$9]*(([.$C$3]*[.$C$4]*([.$C$5]-([.$C116]+1/2*[.E116]))+[.$C$6]*([.$C$7]-([.$C116]+1/2*[.E116])))/[.$C$8]/[.$C$4])" table:style-name="ce12">
            <text:p>0,002512</text:p>
          </table:table-cell>
          <table:table-cell office:value-type="float" office:value="2.4457635380009607E-3" table:formula="of:=[.$C$9]*(([.$C$3]*[.$C$4]*([.$C$5]-([.$C116]+[.F116]))+[.$C$6]*([.$C$7]-([.$C116]+[.F116])))/[.$C$8]/[.$C$4])" table:style-name="ce13">
            <text:p>0,002446</text:p>
          </table:table-cell>
          <table:table-cell office:value-type="float" office:value="41.027754199782692" table:formula="of:=[.H115]+1/6*([.I115]+2*[.J115]+2*[.K115]+[.L115])" table:style-name="ce6">
            <text:p>41,0277542</text:p>
          </table:table-cell>
          <table:table-cell office:value-type="float" office:value="1.6207066351493951E-2" table:formula="of:=[.$C$9]*(([.$C$3]*[.$C$4]*([.$C116]-[.$H116])+[.$C$6]*([.$C$7]-[.$H116]))/[.$C$8]/[.$C$4])" table:style-name="ce12">
            <text:p>0,016207</text:p>
          </table:table-cell>
          <table:table-cell office:value-type="float" office:value="1.578163085976712E-2" table:formula="of:=[.$C$9]*(([.$C$3]*[.$C$4]*([.$C116]-([.$H116]+1/2*[.I116]))+[.$C$6]*([.$C$7]-([.$H116]+1/2*[.I116])))/[.$C$8]/[.$C$4])" table:style-name="ce12">
            <text:p>0,015782</text:p>
          </table:table-cell>
          <table:table-cell office:value-type="float" office:value="1.5792798541425214E-2" table:formula="of:=[.$C$9]*(([.$C$3]*[.$C$4]*([.$C116]-([.$H116]+1/2*[.J116]))+[.$C$6]*([.$C$7]-([.$H116]+1/2*[.J116])))/[.$C$8]/[.$C$4])" table:style-name="ce12">
            <text:p>0,015793</text:p>
          </table:table-cell>
          <table:table-cell office:value-type="float" office:value="1.53779444280691E-2" table:formula="of:=[.$C$9]*(([.$C$3]*[.$C$4]*([.$C116]-([.$H116]+[.K116]))+[.$C$6]*([.$C$7]-([.$H116]+[.K116])))/[.$C$8]/[.$C$4])" table:style-name="ce13">
            <text:p>0,015378</text:p>
          </table:table-cell>
          <table:table-cell office:value-type="float" office:value="49.990420681348638" table:formula="of:=[.M115]+1/6*([.N115]+2*[.O115]+2*[.P115]+[.Q115])" table:style-name="ce24">
            <text:p>49,99042068</text:p>
          </table:table-cell>
          <table:table-cell office:value-type="float" office:value="5.1890624218331086E-2" table:formula="of:=[.$C$9]*(([.$C$3]*[.$C$4]*([.$H116]-[.$M116])+[.$C$6]*([.$C$7]-[.$M116]))/[.$C$8]/[.$C$4])" table:style-name="ce12">
            <text:p>0,051891</text:p>
          </table:table-cell>
          <table:table-cell office:value-type="float" office:value="5.0528495332599843E-2" table:formula="of:=[.$C$9]*(([.$C$3]*[.$C$4]*([.$H116]-([.$M116]+1/2*[.N116]))+[.$C$6]*([.$C$7]-([.$M116]+1/2*[.N116])))/[.$C$8]/[.$C$4])" table:style-name="ce12">
            <text:p>0,050528</text:p>
          </table:table-cell>
          <table:table-cell office:value-type="float" office:value="5.0564251215850391E-2" table:formula="of:=[.$C$9]*(([.$C$3]*[.$C$4]*([.$H116]-([.$M116]+1/2*[.O116]))+[.$C$6]*([.$C$7]-([.$M116]+1/2*[.O116])))/[.$C$8]/[.$C$4])" table:style-name="ce12">
            <text:p>0,050564</text:p>
          </table:table-cell>
          <table:table-cell office:value-type="float" office:value="4.9236001029498766E-2" table:formula="of:=[.$C$9]*(([.$C$3]*[.$C$4]*([.$H116]-([.$M116]+[.P116]))+[.$C$6]*([.$C$7]-([.$M116]+[.P116])))/[.$C$8]/[.$C$4])" table:style-name="ce13">
            <text:p>0,04923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2" table:formula="of:=[.B116]+[.$C$9]" table:style-name="ce28">
            <text:p>52</text:p>
          </table:table-cell>
          <table:table-cell office:value-type="float" office:value="30.90579437263785" table:formula="of:=[.C116]+1/6*([.D116]+2*[.E116]+2*[.F116]+[.G116])" table:style-name="ce6">
            <text:p>30,90579437</text:p>
          </table:table-cell>
          <table:table-cell office:value-type="float" office:value="2.4457954365128673E-3" table:formula="of:=[.$C$9]*(([.$C$3]*[.$C$4]*([.$C$5]-[.$C117])+[.$C$6]*([.$C$7]-[.$C117]))/[.$C$8]/[.$C$4])" table:style-name="ce12">
            <text:p>0,002446</text:p>
          </table:table-cell>
          <table:table-cell office:value-type="float" office:value="2.381593306304353E-3" table:formula="of:=[.$C$9]*(([.$C$3]*[.$C$4]*([.$C$5]-([.$C117]+1/2*[.D117]))+[.$C$6]*([.$C$7]-([.$C117]+1/2*[.D117])))/[.$C$8]/[.$C$4])" table:style-name="ce12">
            <text:p>0,002382</text:p>
          </table:table-cell>
          <table:table-cell office:value-type="float" office:value="2.3832786122223977E-3" table:formula="of:=[.$C$9]*(([.$C$3]*[.$C$4]*([.$C$5]-([.$C117]+1/2*[.E117]))+[.$C$6]*([.$C$7]-([.$C117]+1/2*[.E117])))/[.$C$8]/[.$C$4])" table:style-name="ce12">
            <text:p>0,002383</text:p>
          </table:table-cell>
          <table:table-cell office:value-type="float" office:value="2.3206733093712726E-3" table:formula="of:=[.$C$9]*(([.$C$3]*[.$C$4]*([.$C$5]-([.$C117]+[.F117]))+[.$C$6]*([.$C$7]-([.$C117]+[.F117])))/[.$C$8]/[.$C$4])" table:style-name="ce13">
            <text:p>0,002321</text:p>
          </table:table-cell>
          <table:table-cell office:value-type="float" office:value="41.043543178046349" table:formula="of:=[.H116]+1/6*([.I116]+2*[.J116]+2*[.K116]+[.L116])" table:style-name="ce6">
            <text:p>41,04354318</text:p>
          </table:table-cell>
          <table:table-cell office:value-type="float" office:value="1.550370178445911E-2" table:formula="of:=[.$C$9]*(([.$C$3]*[.$C$4]*([.$C117]-[.$H117])+[.$C$6]*([.$C$7]-[.$H117]))/[.$C$8]/[.$C$4])" table:style-name="ce12">
            <text:p>0,015504</text:p>
          </table:table-cell>
          <table:table-cell office:value-type="float" office:value="1.5096729612617309E-2" table:formula="of:=[.$C$9]*(([.$C$3]*[.$C$4]*([.$C117]-([.$H117]+1/2*[.I117]))+[.$C$6]*([.$C$7]-([.$H117]+1/2*[.I117])))/[.$C$8]/[.$C$4])" table:style-name="ce12">
            <text:p>0,015097</text:p>
          </table:table-cell>
          <table:table-cell office:value-type="float" office:value="1.5107412632127875E-2" table:formula="of:=[.$C$9]*(([.$C$3]*[.$C$4]*([.$C117]-([.$H117]+1/2*[.J117]))+[.$C$6]*([.$C$7]-([.$H117]+1/2*[.J117])))/[.$C$8]/[.$C$4])" table:style-name="ce12">
            <text:p>0,015107</text:p>
          </table:table-cell>
          <table:table-cell office:value-type="float" office:value="1.4710562621272573E-2" table:formula="of:=[.$C$9]*(([.$C$3]*[.$C$4]*([.$C117]-([.$H117]+[.K117]))+[.$C$6]*([.$C$7]-([.$H117]+[.K117])))/[.$C$8]/[.$C$4])" table:style-name="ce13">
            <text:p>0,014711</text:p>
          </table:table-cell>
          <table:table-cell office:value-type="float" office:value="50.040972701072761" table:formula="of:=[.M116]+1/6*([.N116]+2*[.O116]+2*[.P116]+[.Q116])" table:style-name="ce24">
            <text:p>50,0409727</text:p>
          </table:table-cell>
          <table:table-cell office:value-type="float" office:value="5.002609209599751E-2" table:formula="of:=[.$C$9]*(([.$C$3]*[.$C$4]*([.$H117]-[.$M117])+[.$C$6]*([.$C$7]-[.$M117]))/[.$C$8]/[.$C$4])" table:style-name="ce12">
            <text:p>0,050026</text:p>
          </table:table-cell>
          <table:table-cell office:value-type="float" office:value="4.8712907178477392E-2" table:formula="of:=[.$C$9]*(([.$C$3]*[.$C$4]*([.$H117]-([.$M117]+1/2*[.N117]))+[.$C$6]*([.$C$7]-([.$M117]+1/2*[.N117])))/[.$C$8]/[.$C$4])" table:style-name="ce12">
            <text:p>0,048713</text:p>
          </table:table-cell>
          <table:table-cell office:value-type="float" office:value="4.8747378282562294E-2" table:formula="of:=[.$C$9]*(([.$C$3]*[.$C$4]*([.$H117]-([.$M117]+1/2*[.O117]))+[.$C$6]*([.$C$7]-([.$M117]+1/2*[.O117])))/[.$C$8]/[.$C$4])" table:style-name="ce12">
            <text:p>0,048747</text:p>
          </table:table-cell>
          <table:table-cell office:value-type="float" office:value="4.7466854736162988E-2" table:formula="of:=[.$C$9]*(([.$C$3]*[.$C$4]*([.$H117]-([.$M117]+[.P117]))+[.$C$6]*([.$C$7]-([.$M117]+[.P117])))/[.$C$8]/[.$C$4])" table:style-name="ce13">
            <text:p>0,04746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2.5" table:formula="of:=[.B117]+[.$C$9]" table:style-name="ce28">
            <text:p>52,5</text:p>
          </table:table-cell>
          <table:table-cell office:value-type="float" office:value="30.908177074735004" table:formula="of:=[.C117]+1/6*([.D117]+2*[.E117]+2*[.F117]+[.G117])" table:style-name="ce6">
            <text:p>30,90817707</text:p>
          </table:table-cell>
          <table:table-cell office:value-type="float" office:value="2.3207035764123704E-3" table:formula="of:=[.$C$9]*(([.$C$3]*[.$C$4]*([.$C$5]-[.$C118])+[.$C$6]*([.$C$7]-[.$C118]))/[.$C$8]/[.$C$4])" table:style-name="ce12">
            <text:p>0,002321</text:p>
          </table:table-cell>
          <table:table-cell office:value-type="float" office:value="2.259785107531343E-3" table:formula="of:=[.$C$9]*(([.$C$3]*[.$C$4]*([.$C$5]-([.$C118]+1/2*[.D118]))+[.$C$6]*([.$C$7]-([.$C118]+1/2*[.D118])))/[.$C$8]/[.$C$4])" table:style-name="ce12">
            <text:p>0,002260</text:p>
          </table:table-cell>
          <table:table-cell office:value-type="float" office:value="2.2613842173394689E-3" table:formula="of:=[.$C$9]*(([.$C$3]*[.$C$4]*([.$C$5]-([.$C118]+1/2*[.E118]))+[.$C$6]*([.$C$7]-([.$C118]+1/2*[.E118])))/[.$C$8]/[.$C$4])" table:style-name="ce12">
            <text:p>0,002261</text:p>
          </table:table-cell>
          <table:table-cell office:value-type="float" office:value="2.2019809050020738E-3" table:formula="of:=[.$C$9]*(([.$C$3]*[.$C$4]*([.$C$5]-([.$C118]+[.F118]))+[.$C$6]*([.$C$7]-([.$C118]+[.F118])))/[.$C$8]/[.$C$4])" table:style-name="ce13">
            <text:p>0,002202</text:p>
          </table:table-cell>
          <table:table-cell office:value-type="float" office:value="41.058646936195551" table:formula="of:=[.H117]+1/6*([.I117]+2*[.J117]+2*[.K117]+[.L117])" table:style-name="ce6">
            <text:p>41,05864694</text:p>
          </table:table-cell>
          <table:table-cell office:value-type="float" office:value="1.4829889586483774E-2" table:formula="of:=[.$C$9]*(([.$C$3]*[.$C$4]*([.$C118]-[.$H118])+[.$C$6]*([.$C$7]-[.$H118]))/[.$C$8]/[.$C$4])" table:style-name="ce12">
            <text:p>0,014830</text:p>
          </table:table-cell>
          <table:table-cell office:value-type="float" office:value="1.4440604984838672E-2" table:formula="of:=[.$C$9]*(([.$C$3]*[.$C$4]*([.$C118]-([.$H118]+1/2*[.I118]))+[.$C$6]*([.$C$7]-([.$H118]+1/2*[.I118])))/[.$C$8]/[.$C$4])" table:style-name="ce12">
            <text:p>0,014441</text:p>
          </table:table-cell>
          <table:table-cell office:value-type="float" office:value="1.4450823705631648E-2" table:formula="of:=[.$C$9]*(([.$C$3]*[.$C$4]*([.$C118]-([.$H118]+1/2*[.J118]))+[.$C$6]*([.$C$7]-([.$H118]+1/2*[.J118])))/[.$C$8]/[.$C$4])" table:style-name="ce12">
            <text:p>0,014451</text:p>
          </table:table-cell>
          <table:table-cell office:value-type="float" office:value="1.4071221341938269E-2" table:formula="of:=[.$C$9]*(([.$C$3]*[.$C$4]*([.$C118]-([.$H118]+[.K118]))+[.$C$6]*([.$C$7]-([.$H118]+[.K118])))/[.$C$8]/[.$C$4])" table:style-name="ce13">
            <text:p>0,014071</text:p>
          </table:table-cell>
          <table:table-cell office:value-type="float" office:value="50.089708287365134" table:formula="of:=[.M117]+1/6*([.N117]+2*[.O117]+2*[.P117]+[.Q117])" table:style-name="ce24">
            <text:p>50,08970829</text:p>
          </table:table-cell>
          <table:table-cell office:value-type="float" office:value="4.822266172310799E-2" table:formula="of:=[.$C$9]*(([.$C$3]*[.$C$4]*([.$H118]-[.$M118])+[.$C$6]*([.$C$7]-[.$M118]))/[.$C$8]/[.$C$4])" table:style-name="ce12">
            <text:p>0,048223</text:p>
          </table:table-cell>
          <table:table-cell office:value-type="float" office:value="4.6956816852876615E-2" table:formula="of:=[.$C$9]*(([.$C$3]*[.$C$4]*([.$H118]-([.$M118]+1/2*[.N118]))+[.$C$6]*([.$C$7]-([.$M118]+1/2*[.N118])))/[.$C$8]/[.$C$4])" table:style-name="ce12">
            <text:p>0,046957</text:p>
          </table:table-cell>
          <table:table-cell office:value-type="float" office:value="4.6990045280720157E-2" table:formula="of:=[.$C$9]*(([.$C$3]*[.$C$4]*([.$H118]-([.$M118]+1/2*[.O118]))+[.$C$6]*([.$C$7]-([.$M118]+1/2*[.O118])))/[.$C$8]/[.$C$4])" table:style-name="ce12">
            <text:p>0,046990</text:p>
          </table:table-cell>
          <table:table-cell office:value-type="float" office:value="4.5755684345870067E-2" table:formula="of:=[.$C$9]*(([.$C$3]*[.$C$4]*([.$H118]-([.$M118]+[.P118]))+[.$C$6]*([.$C$7]-([.$M118]+[.P118])))/[.$C$8]/[.$C$4])" table:style-name="ce13">
            <text:p>0,04575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3" table:formula="of:=[.B118]+[.$C$9]" table:style-name="ce28">
            <text:p>53</text:p>
          </table:table-cell>
          <table:table-cell office:value-type="float" office:value="30.91043791192353" table:formula="of:=[.C118]+1/6*([.D118]+2*[.E118]+2*[.F118]+[.G118])" table:style-name="ce6">
            <text:p>30,91043791</text:p>
          </table:table-cell>
          <table:table-cell office:value-type="float" office:value="2.202009624014636E-3" table:formula="of:=[.$C$9]*(([.$C$3]*[.$C$4]*([.$C$5]-[.$C119])+[.$C$6]*([.$C$7]-[.$C119]))/[.$C$8]/[.$C$4])" table:style-name="ce12">
            <text:p>0,002202</text:p>
          </table:table-cell>
          <table:table-cell office:value-type="float" office:value="2.1442068713843129E-3" table:formula="of:=[.$C$9]*(([.$C$3]*[.$C$4]*([.$C$5]-([.$C119]+1/2*[.D119]))+[.$C$6]*([.$C$7]-([.$C119]+1/2*[.D119])))/[.$C$8]/[.$C$4])" table:style-name="ce12">
            <text:p>0,002144</text:p>
          </table:table-cell>
          <table:table-cell office:value-type="float" office:value="2.1457241936408307E-3" table:formula="of:=[.$C$9]*(([.$C$3]*[.$C$4]*([.$C$5]-([.$C119]+1/2*[.E119]))+[.$C$6]*([.$C$7]-([.$C119]+1/2*[.E119])))/[.$C$8]/[.$C$4])" table:style-name="ce12">
            <text:p>0,002146</text:p>
          </table:table-cell>
          <table:table-cell office:value-type="float" office:value="2.0893591038484375E-3" table:formula="of:=[.$C$9]*(([.$C$3]*[.$C$4]*([.$C$5]-([.$C119]+[.F119]))+[.$C$6]*([.$C$7]-([.$C119]+[.F119])))/[.$C$8]/[.$C$4])" table:style-name="ce13">
            <text:p>0,002089</text:p>
          </table:table-cell>
          <table:table-cell office:value-type="float" office:value="41.073094264247111" table:formula="of:=[.H118]+1/6*([.I118]+2*[.J118]+2*[.K118]+[.L118])" table:style-name="ce6">
            <text:p>41,07309426</text:p>
          </table:table-cell>
          <table:table-cell office:value-type="float" office:value="1.4184446723203166E-2" table:formula="of:=[.$C$9]*(([.$C$3]*[.$C$4]*([.$C119]-[.$H119])+[.$C$6]*([.$C$7]-[.$H119]))/[.$C$8]/[.$C$4])" table:style-name="ce12">
            <text:p>0,014184</text:p>
          </table:table-cell>
          <table:table-cell office:value-type="float" office:value="1.3812104996719029E-2" table:formula="of:=[.$C$9]*(([.$C$3]*[.$C$4]*([.$C119]-([.$H119]+1/2*[.I119]))+[.$C$6]*([.$C$7]-([.$H119]+1/2*[.I119])))/[.$C$8]/[.$C$4])" table:style-name="ce12">
            <text:p>0,013812</text:p>
          </table:table-cell>
          <table:table-cell office:value-type="float" office:value="1.3821878967039425E-2" table:formula="of:=[.$C$9]*(([.$C$3]*[.$C$4]*([.$C119]-([.$H119]+1/2*[.J119]))+[.$C$6]*([.$C$7]-([.$H119]+1/2*[.J119])))/[.$C$8]/[.$C$4])" table:style-name="ce12">
            <text:p>0,013822</text:p>
          </table:table-cell>
          <table:table-cell office:value-type="float" office:value="1.3458798077433812E-2" table:formula="of:=[.$C$9]*(([.$C$3]*[.$C$4]*([.$C119]-([.$H119]+[.K119]))+[.$C$6]*([.$C$7]-([.$H119]+[.K119])))/[.$C$8]/[.$C$4])" table:style-name="ce13">
            <text:p>0,013459</text:p>
          </table:table-cell>
          <table:table-cell office:value-type="float" office:value="50.1366869657545" table:formula="of:=[.M118]+1/6*([.N118]+2*[.O118]+2*[.P118]+[.Q118])" table:style-name="ce24">
            <text:p>50,13668697</text:p>
          </table:table-cell>
          <table:table-cell office:value-type="float" office:value="4.6478647510244289E-2" table:formula="of:=[.$C$9]*(([.$C$3]*[.$C$4]*([.$H119]-[.$M119])+[.$C$6]*([.$C$7]-[.$M119]))/[.$C$8]/[.$C$4])" table:style-name="ce12">
            <text:p>0,046479</text:p>
          </table:table-cell>
          <table:table-cell office:value-type="float" office:value="4.5258583013100463E-2" table:formula="of:=[.$C$9]*(([.$C$3]*[.$C$4]*([.$H119]-([.$M119]+1/2*[.N119]))+[.$C$6]*([.$C$7]-([.$M119]+1/2*[.N119])))/[.$C$8]/[.$C$4])" table:style-name="ce12">
            <text:p>0,045259</text:p>
          </table:table-cell>
          <table:table-cell office:value-type="float" office:value="4.5290609706150578E-2" table:formula="of:=[.$C$9]*(([.$C$3]*[.$C$4]*([.$H119]-([.$M119]+1/2*[.O119]))+[.$C$6]*([.$C$7]-([.$M119]+1/2*[.O119])))/[.$C$8]/[.$C$4])" table:style-name="ce12">
            <text:p>0,045291</text:p>
          </table:table-cell>
          <table:table-cell office:value-type="float" office:value="4.4100890500671425E-2" table:formula="of:=[.$C$9]*(([.$C$3]*[.$C$4]*([.$H119]-([.$M119]+[.P119]))+[.$C$6]*([.$C$7]-([.$M119]+[.P119])))/[.$C$8]/[.$C$4])" table:style-name="ce13">
            <text:p>0,04410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3.5" table:formula="of:=[.B119]+[.$C$9]" table:style-name="ce28">
            <text:p>53,5</text:p>
          </table:table-cell>
          <table:table-cell office:value-type="float" office:value="30.912583117066514" table:formula="of:=[.C119]+1/6*([.D119]+2*[.E119]+2*[.F119]+[.G119])" table:style-name="ce6">
            <text:p>30,91258312</text:p>
          </table:table-cell>
          <table:table-cell office:value-type="float" office:value="2.0893863540079566E-3" table:formula="of:=[.$C$9]*(([.$C$3]*[.$C$4]*([.$C$5]-[.$C120])+[.$C$6]*([.$C$7]-[.$C120]))/[.$C$8]/[.$C$4])" table:style-name="ce12">
            <text:p>0,002089</text:p>
          </table:table-cell>
          <table:table-cell office:value-type="float" office:value="2.0345399622152625E-3" table:formula="of:=[.$C$9]*(([.$C$3]*[.$C$4]*([.$C$5]-([.$C120]+1/2*[.D120]))+[.$C$6]*([.$C$7]-([.$C120]+1/2*[.D120])))/[.$C$8]/[.$C$4])" table:style-name="ce12">
            <text:p>0,002035</text:p>
          </table:table-cell>
          <table:table-cell office:value-type="float" office:value="2.0359796799998549E-3" table:formula="of:=[.$C$9]*(([.$C$3]*[.$C$4]*([.$C$5]-([.$C120]+1/2*[.E120]))+[.$C$6]*([.$C$7]-([.$C120]+1/2*[.E120])))/[.$C$8]/[.$C$4])" table:style-name="ce12">
            <text:p>0,002036</text:p>
          </table:table-cell>
          <table:table-cell office:value-type="float" office:value="1.9824974208080448E-3" table:formula="of:=[.$C$9]*(([.$C$3]*[.$C$4]*([.$C$5]-([.$C120]+[.F120]))+[.$C$6]*([.$C$7]-([.$C120]+[.F120])))/[.$C$8]/[.$C$4])" table:style-name="ce13">
            <text:p>0,001982</text:p>
          </table:table-cell>
          <table:table-cell office:value-type="float" office:value="41.0869127997018" table:formula="of:=[.H119]+1/6*([.I119]+2*[.J119]+2*[.K119]+[.L119])" table:style-name="ce6">
            <text:p>41,0869128</text:p>
          </table:table-cell>
          <table:table-cell office:value-type="float" office:value="1.3566233868981214E-2" table:formula="of:=[.$C$9]*(([.$C$3]*[.$C$4]*([.$C120]-[.$H120])+[.$C$6]*([.$C$7]-[.$H120]))/[.$C$8]/[.$C$4])" table:style-name="ce12">
            <text:p>0,013566</text:p>
          </table:table-cell>
          <table:table-cell office:value-type="float" office:value="1.3210120229920335E-2" table:formula="of:=[.$C$9]*(([.$C$3]*[.$C$4]*([.$C120]-([.$H120]+1/2*[.I120]))+[.$C$6]*([.$C$7]-([.$H120]+1/2*[.I120])))/[.$C$8]/[.$C$4])" table:style-name="ce12">
            <text:p>0,013210</text:p>
          </table:table-cell>
          <table:table-cell office:value-type="float" office:value="1.321946821294597E-2" table:formula="of:=[.$C$9]*(([.$C$3]*[.$C$4]*([.$C120]-([.$H120]+1/2*[.J120]))+[.$C$6]*([.$C$7]-([.$H120]+1/2*[.J120])))/[.$C$8]/[.$C$4])" table:style-name="ce12">
            <text:p>0,013219</text:p>
          </table:table-cell>
          <table:table-cell office:value-type="float" office:value="1.2872211787801575E-2" table:formula="of:=[.$C$9]*(([.$C$3]*[.$C$4]*([.$C120]-([.$H120]+[.K120]))+[.$C$6]*([.$C$7]-([.$H120]+[.K120])))/[.$C$8]/[.$C$4])" table:style-name="ce13">
            <text:p>0,012872</text:p>
          </table:table-cell>
          <table:table-cell office:value-type="float" office:value="50.181966619662738" table:formula="of:=[.M119]+1/6*([.N119]+2*[.O119]+2*[.P119]+[.Q119])" table:style-name="ce24">
            <text:p>50,18196662</text:p>
          </table:table-cell>
          <table:table-cell office:value-type="float" office:value="4.4792392452796266E-2" table:formula="of:=[.$C$9]*(([.$C$3]*[.$C$4]*([.$H120]-[.$M120])+[.$C$6]*([.$C$7]-[.$M120]))/[.$C$8]/[.$C$4])" table:style-name="ce12">
            <text:p>0,044792</text:p>
          </table:table-cell>
          <table:table-cell office:value-type="float" office:value="4.3616592150910495E-2" table:formula="of:=[.$C$9]*(([.$C$3]*[.$C$4]*([.$H120]-([.$M120]+1/2*[.N120]))+[.$C$6]*([.$C$7]-([.$M120]+1/2*[.N120])))/[.$C$8]/[.$C$4])" table:style-name="ce12">
            <text:p>0,043617</text:p>
          </table:table-cell>
          <table:table-cell office:value-type="float" office:value="4.3647456908834786E-2" table:formula="of:=[.$C$9]*(([.$C$3]*[.$C$4]*([.$H120]-([.$M120]+1/2*[.O120]))+[.$C$6]*([.$C$7]-([.$M120]+1/2*[.O120])))/[.$C$8]/[.$C$4])" table:style-name="ce12">
            <text:p>0,043647</text:p>
          </table:table-cell>
          <table:table-cell office:value-type="float" office:value="4.2500900965082397E-2" table:formula="of:=[.$C$9]*(([.$C$3]*[.$C$4]*([.$H120]-([.$M120]+[.P120]))+[.$C$6]*([.$C$7]-([.$M120]+[.P120])))/[.$C$8]/[.$C$4])" table:style-name="ce13">
            <text:p>0,04250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4" table:formula="of:=[.B120]+[.$C$9]" table:style-name="ce28">
            <text:p>54</text:p>
          </table:table-cell>
          <table:table-cell office:value-type="float" office:value="30.914618604243056" table:formula="of:=[.C120]+1/6*([.D120]+2*[.E120]+2*[.F120]+[.G120])" table:style-name="ce6">
            <text:p>30,9146186</text:p>
          </table:table-cell>
          <table:table-cell office:value-type="float" office:value="1.9825232772395793E-3" table:formula="of:=[.$C$9]*(([.$C$3]*[.$C$4]*([.$C$5]-[.$C121])+[.$C$6]*([.$C$7]-[.$C121]))/[.$C$8]/[.$C$4])" table:style-name="ce12">
            <text:p>0,001983</text:p>
          </table:table-cell>
          <table:table-cell office:value-type="float" office:value="1.9304820412120306E-3" table:formula="of:=[.$C$9]*(([.$C$3]*[.$C$4]*([.$C$5]-([.$C121]+1/2*[.D121]))+[.$C$6]*([.$C$7]-([.$C121]+1/2*[.D121])))/[.$C$8]/[.$C$4])" table:style-name="ce12">
            <text:p>0,001930</text:p>
          </table:table-cell>
          <table:table-cell office:value-type="float" office:value="1.9318481236578009E-3" table:formula="of:=[.$C$9]*(([.$C$3]*[.$C$4]*([.$C$5]-([.$C121]+1/2*[.E121]))+[.$C$6]*([.$C$7]-([.$C121]+1/2*[.E121])))/[.$C$8]/[.$C$4])" table:style-name="ce12">
            <text:p>0,001932</text:p>
          </table:table-cell>
          <table:table-cell office:value-type="float" office:value="1.8811012507475198E-3" table:formula="of:=[.$C$9]*(([.$C$3]*[.$C$4]*([.$C$5]-([.$C121]+[.F121]))+[.$C$6]*([.$C$7]-([.$C121]+[.F121])))/[.$C$8]/[.$C$4])" table:style-name="ce13">
            <text:p>0,001881</text:p>
          </table:table-cell>
          <table:table-cell office:value-type="float" office:value="41.100129070125554" table:formula="of:=[.H120]+1/6*([.I120]+2*[.J120]+2*[.K120]+[.L120])" table:style-name="ce6">
            <text:p>41,10012907</text:p>
          </table:table-cell>
          <table:table-cell office:value-type="float" office:value="1.2974154030561237E-2" table:formula="of:=[.$C$9]*(([.$C$3]*[.$C$4]*([.$C121]-[.$H121])+[.$C$6]*([.$C$7]-[.$H121]))/[.$C$8]/[.$C$4])" table:style-name="ce12">
            <text:p>0,012974</text:p>
          </table:table-cell>
          <table:table-cell office:value-type="float" office:value="1.2633582487258991E-2" table:formula="of:=[.$C$9]*(([.$C$3]*[.$C$4]*([.$C121]-([.$H121]+1/2*[.I121]))+[.$C$6]*([.$C$7]-([.$H121]+1/2*[.I121])))/[.$C$8]/[.$C$4])" table:style-name="ce12">
            <text:p>0,012634</text:p>
          </table:table-cell>
          <table:table-cell office:value-type="float" office:value="1.2642522490270779E-2" table:formula="of:=[.$C$9]*(([.$C$3]*[.$C$4]*([.$C121]-([.$H121]+1/2*[.J121]))+[.$C$6]*([.$C$7]-([.$H121]+1/2*[.J121])))/[.$C$8]/[.$C$4])" table:style-name="ce12">
            <text:p>0,012643</text:p>
          </table:table-cell>
          <table:table-cell office:value-type="float" office:value="1.2310421599822234E-2" table:formula="of:=[.$C$9]*(([.$C$3]*[.$C$4]*([.$C121]-([.$H121]+[.K121]))+[.$C$6]*([.$C$7]-([.$H121]+[.K121])))/[.$C$8]/[.$C$4])" table:style-name="ce13">
            <text:p>0,012310</text:p>
          </table:table-cell>
          <table:table-cell office:value-type="float" office:value="50.225603518252299" table:formula="of:=[.M120]+1/6*([.N120]+2*[.O120]+2*[.P120]+[.Q120])" table:style-name="ce24">
            <text:p>50,22560352</text:p>
          </table:table-cell>
          <table:table-cell office:value-type="float" office:value="4.3162268798032075E-2" table:formula="of:=[.$C$9]*(([.$C$3]*[.$C$4]*([.$H121]-[.$M121])+[.$C$6]*([.$C$7]-[.$M121]))/[.$C$8]/[.$C$4])" table:style-name="ce12">
            <text:p>0,043162</text:p>
          </table:table-cell>
          <table:table-cell office:value-type="float" office:value="4.2029259242083811E-2" table:formula="of:=[.$C$9]*(([.$C$3]*[.$C$4]*([.$H121]-([.$M121]+1/2*[.N121]))+[.$C$6]*([.$C$7]-([.$M121]+1/2*[.N121])))/[.$C$8]/[.$C$4])" table:style-name="ce12">
            <text:p>0,042029</text:p>
          </table:table-cell>
          <table:table-cell office:value-type="float" office:value="4.2059000742927309E-2" table:formula="of:=[.$C$9]*(([.$C$3]*[.$C$4]*([.$H121]-([.$M121]+1/2*[.O121]))+[.$C$6]*([.$C$7]-([.$M121]+1/2*[.O121])))/[.$C$8]/[.$C$4])" table:style-name="ce12">
            <text:p>0,042059</text:p>
          </table:table-cell>
          <table:table-cell office:value-type="float" office:value="4.0954171259028498E-2" table:formula="of:=[.$C$9]*(([.$C$3]*[.$C$4]*([.$H121]-([.$M121]+[.P121]))+[.$C$6]*([.$C$7]-([.$M121]+[.P121])))/[.$C$8]/[.$C$4])" table:style-name="ce13">
            <text:p>0,04095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4.5" table:formula="of:=[.B121]+[.$C$9]" table:style-name="ce28">
            <text:p>54,5</text:p>
          </table:table-cell>
          <table:table-cell office:value-type="float" office:value="30.916549985052679" table:formula="of:=[.C121]+1/6*([.D121]+2*[.E121]+2*[.F121]+[.G121])" table:style-name="ce6">
            <text:p>30,91654999</text:p>
          </table:table-cell>
          <table:table-cell office:value-type="float" office:value="1.8811257847343086E-3" table:formula="of:=[.$C$9]*(([.$C$3]*[.$C$4]*([.$C$5]-[.$C122])+[.$C$6]*([.$C$7]-[.$C122]))/[.$C$8]/[.$C$4])" table:style-name="ce12">
            <text:p>0,001881</text:p>
          </table:table-cell>
          <table:table-cell office:value-type="float" office:value="1.8317462328850524E-3" table:formula="of:=[.$C$9]*(([.$C$3]*[.$C$4]*([.$C$5]-([.$C122]+1/2*[.D122]))+[.$C$6]*([.$C$7]-([.$C122]+1/2*[.D122])))/[.$C$8]/[.$C$4])" table:style-name="ce12">
            <text:p>0,001832</text:p>
          </table:table-cell>
          <table:table-cell office:value-type="float" office:value="1.8330424461209987E-3" table:formula="of:=[.$C$9]*(([.$C$3]*[.$C$4]*([.$C$5]-([.$C122]+1/2*[.E122]))+[.$C$6]*([.$C$7]-([.$C122]+1/2*[.E122])))/[.$C$8]/[.$C$4])" table:style-name="ce12">
            <text:p>0,001833</text:p>
          </table:table-cell>
          <table:table-cell office:value-type="float" office:value="1.7848910563129721E-3" table:formula="of:=[.$C$9]*(([.$C$3]*[.$C$4]*([.$C$5]-([.$C122]+[.F122]))+[.$C$6]*([.$C$7]-([.$C122]+[.F122])))/[.$C$8]/[.$C$4])" table:style-name="ce13">
            <text:p>0,001785</text:p>
          </table:table-cell>
          <table:table-cell office:value-type="float" office:value="41.112768534389794" table:formula="of:=[.H121]+1/6*([.I121]+2*[.J121]+2*[.K121]+[.L121])" table:style-name="ce6">
            <text:p>41,11276853</text:p>
          </table:table-cell>
          <table:table-cell office:value-type="float" office:value="1.2407151197169753E-2" table:formula="of:=[.$C$9]*(([.$C$3]*[.$C$4]*([.$C122]-[.$H122])+[.$C$6]*([.$C$7]-[.$H122]))/[.$C$8]/[.$C$4])" table:style-name="ce12">
            <text:p>0,012407</text:p>
          </table:table-cell>
          <table:table-cell office:value-type="float" office:value="1.2081463478244188E-2" table:formula="of:=[.$C$9]*(([.$C$3]*[.$C$4]*([.$C122]-([.$H122]+1/2*[.I122]))+[.$C$6]*([.$C$7]-([.$H122]+1/2*[.I122])))/[.$C$8]/[.$C$4])" table:style-name="ce12">
            <text:p>0,012081</text:p>
          </table:table-cell>
          <table:table-cell office:value-type="float" office:value="1.2090012780865947E-2" table:formula="of:=[.$C$9]*(([.$C$3]*[.$C$4]*([.$C122]-([.$H122]+1/2*[.J122]))+[.$C$6]*([.$C$7]-([.$H122]+1/2*[.J122])))/[.$C$8]/[.$C$4])" table:style-name="ce12">
            <text:p>0,012090</text:p>
          </table:table-cell>
          <table:table-cell office:value-type="float" office:value="1.1772425526174175E-2" table:formula="of:=[.$C$9]*(([.$C$3]*[.$C$4]*([.$C122]-([.$H122]+[.K122]))+[.$C$6]*([.$C$7]-([.$H122]+[.K122])))/[.$C$8]/[.$C$4])" table:style-name="ce13">
            <text:p>0,011772</text:p>
          </table:table-cell>
          <table:table-cell office:value-type="float" office:value="50.267652344923476" table:formula="of:=[.M121]+1/6*([.N121]+2*[.O121]+2*[.P121]+[.Q121])" table:style-name="ce24">
            <text:p>50,26765234</text:p>
          </table:table-cell>
          <table:table-cell office:value-type="float" office:value="4.1586678611007184E-2" table:formula="of:=[.$C$9]*(([.$C$3]*[.$C$4]*([.$H122]-[.$M122])+[.$C$6]*([.$C$7]-[.$M122]))/[.$C$8]/[.$C$4])" table:style-name="ce12">
            <text:p>0,041587</text:p>
          </table:table-cell>
          <table:table-cell office:value-type="float" office:value="4.0495028297468136E-2" table:formula="of:=[.$C$9]*(([.$C$3]*[.$C$4]*([.$H122]-([.$M122]+1/2*[.N122]))+[.$C$6]*([.$C$7]-([.$M122]+1/2*[.N122])))/[.$C$8]/[.$C$4])" table:style-name="ce12">
            <text:p>0,040495</text:p>
          </table:table-cell>
          <table:table-cell office:value-type="float" office:value="4.0523684118198559E-2" table:formula="of:=[.$C$9]*(([.$C$3]*[.$C$4]*([.$H122]-([.$M122]+1/2*[.O122]))+[.$C$6]*([.$C$7]-([.$M122]+1/2*[.O122])))/[.$C$8]/[.$C$4])" table:style-name="ce12">
            <text:p>0,040524</text:p>
          </table:table-cell>
          <table:table-cell office:value-type="float" office:value="3.9459185194801759E-2" table:formula="of:=[.$C$9]*(([.$C$3]*[.$C$4]*([.$H122]-([.$M122]+[.P122]))+[.$C$6]*([.$C$7]-([.$M122]+[.P122])))/[.$C$8]/[.$C$4])" table:style-name="ce13">
            <text:p>0,0394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5" table:formula="of:=[.B122]+[.$C$9]" table:style-name="ce28">
            <text:p>55</text:p>
          </table:table-cell>
          <table:table-cell office:value-type="float" office:value="30.918382584085855" table:formula="of:=[.C122]+1/6*([.D122]+2*[.E122]+2*[.F122]+[.G122])" table:style-name="ce6">
            <text:p>30,91838258</text:p>
          </table:table-cell>
          <table:table-cell office:value-type="float" office:value="1.7849143354925446E-3" table:formula="of:=[.$C$9]*(([.$C$3]*[.$C$4]*([.$C$5]-[.$C123])+[.$C$6]*([.$C$7]-[.$C123]))/[.$C$8]/[.$C$4])" table:style-name="ce12">
            <text:p>0,001785</text:p>
          </table:table-cell>
          <table:table-cell office:value-type="float" office:value="1.7380603341858886E-3" table:formula="of:=[.$C$9]*(([.$C$3]*[.$C$4]*([.$C$5]-([.$C123]+1/2*[.D123]))+[.$C$6]*([.$C$7]-([.$C123]+1/2*[.D123])))/[.$C$8]/[.$C$4])" table:style-name="ce12">
            <text:p>0,001738</text:p>
          </table:table-cell>
          <table:table-cell office:value-type="float" office:value="1.7392902517203766E-3" table:formula="of:=[.$C$9]*(([.$C$3]*[.$C$4]*([.$C$5]-([.$C123]+1/2*[.E123]))+[.$C$6]*([.$C$7]-([.$C123]+1/2*[.E123])))/[.$C$8]/[.$C$4])" table:style-name="ce12">
            <text:p>0,001739</text:p>
          </table:table-cell>
          <table:table-cell office:value-type="float" office:value="1.693601597277393E-3" table:formula="of:=[.$C$9]*(([.$C$3]*[.$C$4]*([.$C$5]-([.$C123]+[.F123]))+[.$C$6]*([.$C$7]-([.$C123]+[.F123])))/[.$C$8]/[.$C$4])" table:style-name="ce13">
            <text:p>0,001694</text:p>
          </table:table-cell>
          <table:table-cell office:value-type="float" office:value="41.124855622596719" table:formula="of:=[.H122]+1/6*([.I122]+2*[.J122]+2*[.K122]+[.L122])" table:style-name="ce6">
            <text:p>41,12485562</text:p>
          </table:table-cell>
          <table:table-cell office:value-type="float" office:value="1.1864209017964981E-2" table:formula="of:=[.$C$9]*(([.$C$3]*[.$C$4]*([.$C123]-[.$H123])+[.$C$6]*([.$C$7]-[.$H123]))/[.$C$8]/[.$C$4])" table:style-name="ce12">
            <text:p>0,011864</text:p>
          </table:table-cell>
          <table:table-cell office:value-type="float" office:value="1.1552773531243246E-2" table:formula="of:=[.$C$9]*(([.$C$3]*[.$C$4]*([.$C123]-([.$H123]+1/2*[.I123]))+[.$C$6]*([.$C$7]-([.$H123]+1/2*[.I123])))/[.$C$8]/[.$C$4])" table:style-name="ce12">
            <text:p>0,011553</text:p>
          </table:table-cell>
          <table:table-cell office:value-type="float" office:value="1.1560948712769744E-2" table:formula="of:=[.$C$9]*(([.$C$3]*[.$C$4]*([.$C123]-([.$H123]+1/2*[.J123]))+[.$C$6]*([.$C$7]-([.$H123]+1/2*[.J123])))/[.$C$8]/[.$C$4])" table:style-name="ce12">
            <text:p>0,011561</text:p>
          </table:table-cell>
          <table:table-cell office:value-type="float" office:value="1.1257259210544589E-2" table:formula="of:=[.$C$9]*(([.$C$3]*[.$C$4]*([.$C123]-([.$H123]+[.K123]))+[.$C$6]*([.$C$7]-([.$H123]+[.K123])))/[.$C$8]/[.$C$4])" table:style-name="ce13">
            <text:p>0,011257</text:p>
          </table:table-cell>
          <table:table-cell office:value-type="float" office:value="50.308166226362999" table:formula="of:=[.M122]+1/6*([.N122]+2*[.O122]+2*[.P122]+[.Q122])" table:style-name="ce24">
            <text:p>50,30816623</text:p>
          </table:table-cell>
          <table:table-cell office:value-type="float" office:value="4.0064054245778496E-2" table:formula="of:=[.$C$9]*(([.$C$3]*[.$C$4]*([.$H123]-[.$M123])+[.$C$6]*([.$C$7]-[.$M123]))/[.$C$8]/[.$C$4])" table:style-name="ce12">
            <text:p>0,040064</text:p>
          </table:table-cell>
          <table:table-cell office:value-type="float" office:value="3.9012372821826943E-2" table:formula="of:=[.$C$9]*(([.$C$3]*[.$C$4]*([.$H123]-([.$M123]+1/2*[.N123]))+[.$C$6]*([.$C$7]-([.$M123]+1/2*[.N123])))/[.$C$8]/[.$C$4])" table:style-name="ce12">
            <text:p>0,039012</text:p>
          </table:table-cell>
          <table:table-cell office:value-type="float" office:value="3.9039979459205426E-2" table:formula="of:=[.$C$9]*(([.$C$3]*[.$C$4]*([.$H123]-([.$M123]+1/2*[.O123]))+[.$C$6]*([.$C$7]-([.$M123]+1/2*[.O123])))/[.$C$8]/[.$C$4])" table:style-name="ce12">
            <text:p>0,039040</text:p>
          </table:table-cell>
          <table:table-cell office:value-type="float" office:value="3.8014455324170283E-2" table:formula="of:=[.$C$9]*(([.$C$3]*[.$C$4]*([.$H123]-([.$M123]+[.P123]))+[.$C$6]*([.$C$7]-([.$M123]+[.P123])))/[.$C$8]/[.$C$4])" table:style-name="ce13">
            <text:p>0,03801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5.5" table:formula="of:=[.B123]+[.$C$9]" table:style-name="ce28">
            <text:p>55,5</text:p>
          </table:table-cell>
          <table:table-cell office:value-type="float" office:value="30.920121453603286" table:formula="of:=[.C123]+1/6*([.D123]+2*[.E123]+2*[.F123]+[.G123])" table:style-name="ce6">
            <text:p>30,92012145</text:p>
          </table:table-cell>
          <table:table-cell office:value-type="float" office:value="1.6936236858274469E-3" table:formula="of:=[.$C$9]*(([.$C$3]*[.$C$4]*([.$C$5]-[.$C124])+[.$C$6]*([.$C$7]-[.$C124]))/[.$C$8]/[.$C$4])" table:style-name="ce12">
            <text:p>0,001694</text:p>
          </table:table-cell>
          <table:table-cell office:value-type="float" office:value="1.6491660640745066E-3" table:formula="of:=[.$C$9]*(([.$C$3]*[.$C$4]*([.$C$5]-([.$C124]+1/2*[.D124]))+[.$C$6]*([.$C$7]-([.$C124]+1/2*[.D124])))/[.$C$8]/[.$C$4])" table:style-name="ce12">
            <text:p>0,001649</text:p>
          </table:table-cell>
          <table:table-cell office:value-type="float" office:value="1.6503330766454382E-3" table:formula="of:=[.$C$9]*(([.$C$3]*[.$C$4]*([.$C$5]-([.$C124]+1/2*[.E124]))+[.$C$6]*([.$C$7]-([.$C124]+1/2*[.E124])))/[.$C$8]/[.$C$4])" table:style-name="ce12">
            <text:p>0,001650</text:p>
          </table:table-cell>
          <table:table-cell office:value-type="float" office:value="1.6069811993035046E-3" table:formula="of:=[.$C$9]*(([.$C$3]*[.$C$4]*([.$C$5]-([.$C124]+[.F124]))+[.$C$6]*([.$C$7]-([.$C124]+[.F124])))/[.$C$8]/[.$C$4])" table:style-name="ce13">
            <text:p>0,001607</text:p>
          </table:table-cell>
          <table:table-cell office:value-type="float" office:value="41.136413774716139" table:formula="of:=[.H123]+1/6*([.I123]+2*[.J123]+2*[.K123]+[.L123])" table:style-name="ce6">
            <text:p>41,13641377</text:p>
          </table:table-cell>
          <table:table-cell office:value-type="float" office:value="1.1344349507567016E-2" table:formula="of:=[.$C$9]*(([.$C$3]*[.$C$4]*([.$C124]-[.$H124])+[.$C$6]*([.$C$7]-[.$H124]))/[.$C$8]/[.$C$4])" table:style-name="ce12">
            <text:p>0,011344</text:p>
          </table:table-cell>
          <table:table-cell office:value-type="float" office:value="1.1046560332993295E-2" table:formula="of:=[.$C$9]*(([.$C$3]*[.$C$4]*([.$C124]-([.$H124]+1/2*[.I124]))+[.$C$6]*([.$C$7]-([.$H124]+1/2*[.I124])))/[.$C$8]/[.$C$4])" table:style-name="ce12">
            <text:p>0,011047</text:p>
          </table:table-cell>
          <table:table-cell office:value-type="float" office:value="1.1054377298825727E-2" table:formula="of:=[.$C$9]*(([.$C$3]*[.$C$4]*([.$C124]-([.$H124]+1/2*[.J124]))+[.$C$6]*([.$C$7]-([.$H124]+1/2*[.J124])))/[.$C$8]/[.$C$4])" table:style-name="ce12">
            <text:p>0,011054</text:p>
          </table:table-cell>
          <table:table-cell office:value-type="float" office:value="1.0763994699378599E-2" table:formula="of:=[.$C$9]*(([.$C$3]*[.$C$4]*([.$C124]-([.$H124]+[.K124]))+[.$C$6]*([.$C$7]-([.$H124]+[.K124])))/[.$C$8]/[.$C$4])" table:style-name="ce13">
            <text:p>0,010764</text:p>
          </table:table-cell>
          <table:table-cell office:value-type="float" office:value="50.347196762051666" table:formula="of:=[.M123]+1/6*([.N123]+2*[.O123]+2*[.P123]+[.Q123])" table:style-name="ce24">
            <text:p>50,34719676</text:p>
          </table:table-cell>
          <table:table-cell office:value-type="float" office:value="3.8592858728094426E-2" table:formula="of:=[.$C$9]*(([.$C$3]*[.$C$4]*([.$H124]-[.$M124])+[.$C$6]*([.$C$7]-[.$M124]))/[.$C$8]/[.$C$4])" table:style-name="ce12">
            <text:p>0,038593</text:p>
          </table:table-cell>
          <table:table-cell office:value-type="float" office:value="3.7579796186482044E-2" table:formula="of:=[.$C$9]*(([.$C$3]*[.$C$4]*([.$H124]-([.$M124]+1/2*[.N124]))+[.$C$6]*([.$C$7]-([.$M124]+1/2*[.N124])))/[.$C$8]/[.$C$4])" table:style-name="ce12">
            <text:p>0,037580</text:p>
          </table:table-cell>
          <table:table-cell office:value-type="float" office:value="3.7606389078199472E-2" table:formula="of:=[.$C$9]*(([.$C$3]*[.$C$4]*([.$H124]-([.$M124]+1/2*[.O124]))+[.$C$6]*([.$C$7]-([.$M124]+1/2*[.O124])))/[.$C$8]/[.$C$4])" table:style-name="ce12">
            <text:p>0,037606</text:p>
          </table:table-cell>
          <table:table-cell office:value-type="float" office:value="3.6618523301489007E-2" table:formula="of:=[.$C$9]*(([.$C$3]*[.$C$4]*([.$H124]-([.$M124]+[.P124]))+[.$C$6]*([.$C$7]-([.$M124]+[.P124])))/[.$C$8]/[.$C$4])" table:style-name="ce13">
            <text:p>0,03661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6" table:formula="of:=[.B124]+[.$C$9]" table:style-name="ce28">
            <text:p>56</text:p>
          </table:table-cell>
          <table:table-cell office:value-type="float" office:value="30.921771387464382" table:formula="of:=[.C124]+1/6*([.D124]+2*[.E124]+2*[.F124]+[.G124])" table:style-name="ce6">
            <text:p>30,92177139</text:p>
          </table:table-cell>
          <table:table-cell office:value-type="float" office:value="1.6070021581199398E-3" table:formula="of:=[.$C$9]*(([.$C$3]*[.$C$4]*([.$C$5]-[.$C125])+[.$C$6]*([.$C$7]-[.$C125]))/[.$C$8]/[.$C$4])" table:style-name="ce12">
            <text:p>0,001607</text:p>
          </table:table-cell>
          <table:table-cell office:value-type="float" office:value="1.5648183514693982E-3" table:formula="of:=[.$C$9]*(([.$C$3]*[.$C$4]*([.$C$5]-([.$C125]+1/2*[.D125]))+[.$C$6]*([.$C$7]-([.$C125]+1/2*[.D125])))/[.$C$8]/[.$C$4])" table:style-name="ce12">
            <text:p>0,001565</text:p>
          </table:table-cell>
          <table:table-cell office:value-type="float" office:value="1.565925676393931E-3" table:formula="of:=[.$C$9]*(([.$C$3]*[.$C$4]*([.$C$5]-([.$C125]+1/2*[.E125]))+[.$C$6]*([.$C$7]-([.$C125]+1/2*[.E125])))/[.$C$8]/[.$C$4])" table:style-name="ce12">
            <text:p>0,001566</text:p>
          </table:table-cell>
          <table:table-cell office:value-type="float" office:value="1.5247910601091234E-3" table:formula="of:=[.$C$9]*(([.$C$3]*[.$C$4]*([.$C$5]-([.$C125]+[.F125]))+[.$C$6]*([.$C$7]-([.$C125]+[.F125])))/[.$C$8]/[.$C$4])" table:style-name="ce13">
            <text:p>0,001525</text:p>
          </table:table-cell>
          <table:table-cell office:value-type="float" office:value="41.147465477961234" table:formula="of:=[.H124]+1/6*([.I124]+2*[.J124]+2*[.K124]+[.L124])" table:style-name="ce6">
            <text:p>41,14746548</text:p>
          </table:table-cell>
          <table:table-cell office:value-type="float" office:value="1.0846631780254256E-2" table:formula="of:=[.$C$9]*(([.$C$3]*[.$C$4]*([.$C125]-[.$H125])+[.$C$6]*([.$C$7]-[.$H125]))/[.$C$8]/[.$C$4])" table:style-name="ce12">
            <text:p>0,010847</text:p>
          </table:table-cell>
          <table:table-cell office:value-type="float" office:value="1.056190769602273E-2" table:formula="of:=[.$C$9]*(([.$C$3]*[.$C$4]*([.$C125]-([.$H125]+1/2*[.I125]))+[.$C$6]*([.$C$7]-([.$H125]+1/2*[.I125])))/[.$C$8]/[.$C$4])" table:style-name="ce12">
            <text:p>0,010562</text:p>
          </table:table-cell>
          <table:table-cell office:value-type="float" office:value="1.0569381703233603E-2" table:formula="of:=[.$C$9]*(([.$C$3]*[.$C$4]*([.$C125]-([.$H125]+1/2*[.J125]))+[.$C$6]*([.$C$7]-([.$H125]+1/2*[.J125])))/[.$C$8]/[.$C$4])" table:style-name="ce12">
            <text:p>0,010569</text:p>
          </table:table-cell>
          <table:table-cell office:value-type="float" office:value="1.0291739240834489E-2" table:formula="of:=[.$C$9]*(([.$C$3]*[.$C$4]*([.$C125]-([.$H125]+[.K125]))+[.$C$6]*([.$C$7]-([.$H125]+[.K125])))/[.$C$8]/[.$C$4])" table:style-name="ce13">
            <text:p>0,010292</text:p>
          </table:table-cell>
          <table:table-cell office:value-type="float" office:value="50.384794054144827" table:formula="of:=[.M124]+1/6*([.N124]+2*[.O124]+2*[.P124]+[.Q124])" table:style-name="ce24">
            <text:p>50,38479405</text:p>
          </table:table-cell>
          <table:table-cell office:value-type="float" office:value="3.7171586055458304E-2" table:formula="of:=[.$C$9]*(([.$C$3]*[.$C$4]*([.$H125]-[.$M125])+[.$C$6]*([.$C$7]-[.$M125]))/[.$C$8]/[.$C$4])" table:style-name="ce12">
            <text:p>0,037172</text:p>
          </table:table-cell>
          <table:table-cell office:value-type="float" office:value="3.6195831921502303E-2" table:formula="of:=[.$C$9]*(([.$C$3]*[.$C$4]*([.$H125]-([.$M125]+1/2*[.N125]))+[.$C$6]*([.$C$7]-([.$M125]+1/2*[.N125])))/[.$C$8]/[.$C$4])" table:style-name="ce12">
            <text:p>0,036196</text:p>
          </table:table-cell>
          <table:table-cell office:value-type="float" office:value="3.6221445467518834E-2" table:formula="of:=[.$C$9]*(([.$C$3]*[.$C$4]*([.$H125]-([.$M125]+1/2*[.O125]))+[.$C$6]*([.$C$7]-([.$M125]+1/2*[.O125])))/[.$C$8]/[.$C$4])" table:style-name="ce12">
            <text:p>0,036221</text:p>
          </table:table-cell>
          <table:table-cell office:value-type="float" office:value="3.526996016841355E-2" table:formula="of:=[.$C$9]*(([.$C$3]*[.$C$4]*([.$H125]-([.$M125]+[.P125]))+[.$C$6]*([.$C$7]-([.$M125]+[.P125])))/[.$C$8]/[.$C$4])" table:style-name="ce13">
            <text:p>0,03527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6.5" table:formula="of:=[.B125]+[.$C$9]" table:style-name="ce28">
            <text:p>56,5</text:p>
          </table:table-cell>
          <table:table-cell office:value-type="float" office:value="30.923336934343375" table:formula="of:=[.C125]+1/6*([.D125]+2*[.E125]+2*[.F125]+[.G125])" table:style-name="ce6">
            <text:p>30,92333693</text:p>
          </table:table-cell>
          <table:table-cell office:value-type="float" office:value="1.5248109469728206E-3" table:formula="of:=[.$C$9]*(([.$C$3]*[.$C$4]*([.$C$5]-[.$C126])+[.$C$6]*([.$C$7]-[.$C126]))/[.$C$8]/[.$C$4])" table:style-name="ce12">
            <text:p>0,001525</text:p>
          </table:table-cell>
          <table:table-cell office:value-type="float" office:value="1.4847846596147748E-3" table:formula="of:=[.$C$9]*(([.$C$3]*[.$C$4]*([.$C$5]-([.$C126]+1/2*[.D126]))+[.$C$6]*([.$C$7]-([.$C126]+1/2*[.D126])))/[.$C$8]/[.$C$4])" table:style-name="ce12">
            <text:p>0,001485</text:p>
          </table:table-cell>
          <table:table-cell office:value-type="float" office:value="1.4858353496578047E-3" table:formula="of:=[.$C$9]*(([.$C$3]*[.$C$4]*([.$C$5]-([.$C126]+1/2*[.E126]))+[.$C$6]*([.$C$7]-([.$C126]+1/2*[.E126])))/[.$C$8]/[.$C$4])" table:style-name="ce12">
            <text:p>0,001486</text:p>
          </table:table-cell>
          <table:table-cell office:value-type="float" office:value="1.4468045911157788E-3" table:formula="of:=[.$C$9]*(([.$C$3]*[.$C$4]*([.$C$5]-([.$C126]+[.F126]))+[.$C$6]*([.$C$7]-([.$C126]+[.F126])))/[.$C$8]/[.$C$4])" table:style-name="ce13">
            <text:p>0,001447</text:p>
          </table:table-cell>
          <table:table-cell office:value-type="float" office:value="41.158032302931169" table:formula="of:=[.H125]+1/6*([.I125]+2*[.J125]+2*[.K125]+[.L125])" table:style-name="ce6">
            <text:p>41,1580323</text:p>
          </table:table-cell>
          <table:table-cell office:value-type="float" office:value="1.0370150813282407E-2" table:formula="of:=[.$C$9]*(([.$C$3]*[.$C$4]*([.$C126]-[.$H126])+[.$C$6]*([.$C$7]-[.$H126]))/[.$C$8]/[.$C$4])" table:style-name="ce12">
            <text:p>0,010370</text:p>
          </table:table-cell>
          <table:table-cell office:value-type="float" office:value="1.0097934354433619E-2" table:formula="of:=[.$C$9]*(([.$C$3]*[.$C$4]*([.$C126]-([.$H126]+1/2*[.I126]))+[.$C$6]*([.$C$7]-([.$H126]+1/2*[.I126])))/[.$C$8]/[.$C$4])" table:style-name="ce12">
            <text:p>0,010098</text:p>
          </table:table-cell>
          <table:table-cell office:value-type="float" office:value="1.0105080036478512E-2" table:formula="of:=[.$C$9]*(([.$C$3]*[.$C$4]*([.$C126]-([.$H126]+1/2*[.J126]))+[.$C$6]*([.$C$7]-([.$H126]+1/2*[.J126])))/[.$C$8]/[.$C$4])" table:style-name="ce12">
            <text:p>0,010105</text:p>
          </table:table-cell>
          <table:table-cell office:value-type="float" office:value="9.8396341113671047E-3" table:formula="of:=[.$C$9]*(([.$C$3]*[.$C$4]*([.$C126]-([.$H126]+[.K126]))+[.$C$6]*([.$C$7]-([.$H126]+[.K126])))/[.$C$8]/[.$C$4])" table:style-name="ce13">
            <text:p>0,009840</text:p>
          </table:table-cell>
          <table:table-cell office:value-type="float" office:value="50.421006737645143" table:formula="of:=[.M125]+1/6*([.N125]+2*[.O125]+2*[.P125]+[.Q125])" table:style-name="ce24">
            <text:p>50,42100674</text:p>
          </table:table-cell>
          <table:table-cell office:value-type="float" office:value="3.5798761420188382E-2" table:formula="of:=[.$C$9]*(([.$C$3]*[.$C$4]*([.$H126]-[.$M126])+[.$C$6]*([.$C$7]-[.$M126]))/[.$C$8]/[.$C$4])" table:style-name="ce12">
            <text:p>0,035799</text:p>
          </table:table-cell>
          <table:table-cell office:value-type="float" office:value="3.4859043932908604E-2" table:formula="of:=[.$C$9]*(([.$C$3]*[.$C$4]*([.$H126]-([.$M126]+1/2*[.N126]))+[.$C$6]*([.$C$7]-([.$M126]+1/2*[.N126])))/[.$C$8]/[.$C$4])" table:style-name="ce12">
            <text:p>0,034859</text:p>
          </table:table-cell>
          <table:table-cell office:value-type="float" office:value="3.4883711516949516E-2" table:formula="of:=[.$C$9]*(([.$C$3]*[.$C$4]*([.$H126]-([.$M126]+1/2*[.O126]))+[.$C$6]*([.$C$7]-([.$M126]+1/2*[.O126])))/[.$C$8]/[.$C$4])" table:style-name="ce12">
            <text:p>0,034884</text:p>
          </table:table-cell>
          <table:table-cell office:value-type="float" office:value="3.3967366565548676E-2" table:formula="of:=[.$C$9]*(([.$C$3]*[.$C$4]*([.$H126]-([.$M126]+[.P126]))+[.$C$6]*([.$C$7]-([.$M126]+[.P126])))/[.$C$8]/[.$C$4])" table:style-name="ce13">
            <text:p>0,03396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7" table:formula="of:=[.B126]+[.$C$9]" table:style-name="ce28">
            <text:p>57</text:p>
          </table:table-cell>
          <table:table-cell office:value-type="float" office:value="30.924822410269481" table:formula="of:=[.C126]+1/6*([.D126]+2*[.E126]+2*[.F126]+[.G126])" table:style-name="ce6">
            <text:p>30,92482241</text:p>
          </table:table-cell>
          <table:table-cell office:value-type="float" office:value="1.446823460852329E-3" table:formula="of:=[.$C$9]*(([.$C$3]*[.$C$4]*([.$C$5]-[.$C127])+[.$C$6]*([.$C$7]-[.$C127]))/[.$C$8]/[.$C$4])" table:style-name="ce12">
            <text:p>0,001447</text:p>
          </table:table-cell>
          <table:table-cell office:value-type="float" office:value="1.408844345004809E-3" table:formula="of:=[.$C$9]*(([.$C$3]*[.$C$4]*([.$C$5]-([.$C127]+1/2*[.D127]))+[.$C$6]*([.$C$7]-([.$C127]+1/2*[.D127])))/[.$C$8]/[.$C$4])" table:style-name="ce12">
            <text:p>0,001409</text:p>
          </table:table-cell>
          <table:table-cell office:value-type="float" office:value="1.4098412967957757E-3" table:formula="of:=[.$C$9]*(([.$C$3]*[.$C$4]*([.$C$5]-([.$C127]+1/2*[.E127]))+[.$C$6]*([.$C$7]-([.$C127]+1/2*[.E127])))/[.$C$8]/[.$C$4])" table:style-name="ce12">
            <text:p>0,001410</text:p>
          </table:table-cell>
          <table:table-cell office:value-type="float" office:value="1.3728067927705752E-3" table:formula="of:=[.$C$9]*(([.$C$3]*[.$C$4]*([.$C$5]-([.$C127]+[.F127]))+[.$C$6]*([.$C$7]-([.$C127]+[.F127])))/[.$C$8]/[.$C$4])" table:style-name="ce13">
            <text:p>0,001373</text:p>
          </table:table-cell>
          <table:table-cell office:value-type="float" office:value="41.168134938548917" table:formula="of:=[.H126]+1/6*([.I126]+2*[.J126]+2*[.K126]+[.L126])" table:style-name="ce6">
            <text:p>41,16813494</text:p>
          </table:table-cell>
          <table:table-cell office:value-type="float" office:value="9.9140362396558431E-3" table:formula="of:=[.$C$9]*(([.$C$3]*[.$C$4]*([.$C127]-[.$H127])+[.$C$6]*([.$C$7]-[.$H127]))/[.$C$8]/[.$C$4])" table:style-name="ce12">
            <text:p>0,009914</text:p>
          </table:table-cell>
          <table:table-cell office:value-type="float" office:value="9.6537927883650811E-3" table:formula="of:=[.$C$9]*(([.$C$3]*[.$C$4]*([.$C127]-([.$H127]+1/2*[.I127]))+[.$C$6]*([.$C$7]-([.$H127]+1/2*[.I127])))/[.$C$8]/[.$C$4])" table:style-name="ce12">
            <text:p>0,009654</text:p>
          </table:table-cell>
          <table:table-cell office:value-type="float" office:value="9.6606241789612569E-3" table:formula="of:=[.$C$9]*(([.$C$3]*[.$C$4]*([.$C127]-([.$H127]+1/2*[.J127]))+[.$C$6]*([.$C$7]-([.$H127]+1/2*[.J127])))/[.$C$8]/[.$C$4])" table:style-name="ce12">
            <text:p>0,009661</text:p>
          </table:table-cell>
          <table:table-cell office:value-type="float" office:value="9.4068534702603304E-3" table:formula="of:=[.$C$9]*(([.$C$3]*[.$C$4]*([.$C127]-([.$H127]+[.K127]))+[.$C$6]*([.$C$7]-([.$H127]+[.K127])))/[.$C$8]/[.$C$4])" table:style-name="ce13">
            <text:p>0,009407</text:p>
          </table:table-cell>
          <table:table-cell office:value-type="float" office:value="50.45588201079272" table:formula="of:=[.M126]+1/6*([.N126]+2*[.O126]+2*[.P126]+[.Q126])" table:style-name="ce24">
            <text:p>50,45588201</text:p>
          </table:table-cell>
          <table:table-cell office:value-type="float" office:value="3.4472941360828034E-2" table:formula="of:=[.$C$9]*(([.$C$3]*[.$C$4]*([.$H127]-[.$M127])+[.$C$6]*([.$C$7]-[.$M127]))/[.$C$8]/[.$C$4])" table:style-name="ce12">
            <text:p>0,034473</text:p>
          </table:table-cell>
          <table:table-cell office:value-type="float" office:value="3.3568026650106164E-2" table:formula="of:=[.$C$9]*(([.$C$3]*[.$C$4]*([.$H127]-([.$M127]+1/2*[.N127]))+[.$C$6]*([.$C$7]-([.$M127]+1/2*[.N127])))/[.$C$8]/[.$C$4])" table:style-name="ce12">
            <text:p>0,033568</text:p>
          </table:table-cell>
          <table:table-cell office:value-type="float" office:value="3.3591780661262928E-2" table:formula="of:=[.$C$9]*(([.$C$3]*[.$C$4]*([.$H127]-([.$M127]+1/2*[.O127]))+[.$C$6]*([.$C$7]-([.$M127]+1/2*[.O127])))/[.$C$8]/[.$C$4])" table:style-name="ce12">
            <text:p>0,033592</text:p>
          </table:table-cell>
          <table:table-cell office:value-type="float" office:value="3.2709372876111843E-2" table:formula="of:=[.$C$9]*(([.$C$3]*[.$C$4]*([.$H127]-([.$M127]+[.P127]))+[.$C$6]*([.$C$7]-([.$M127]+[.P127])))/[.$C$8]/[.$C$4])" table:style-name="ce13">
            <text:p>0,03270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7.5" table:formula="of:=[.B127]+[.$C$9]" table:style-name="ce28">
            <text:p>57,5</text:p>
          </table:table-cell>
          <table:table-cell office:value-type="float" office:value="30.926231910525686" table:formula="of:=[.C127]+1/6*([.D127]+2*[.E127]+2*[.F127]+[.G127])" table:style-name="ce6">
            <text:p>30,92623191</text:p>
          </table:table-cell>
          <table:table-cell office:value-type="float" office:value="1.3728246974013701E-3" table:formula="of:=[.$C$9]*(([.$C$3]*[.$C$4]*([.$C$5]-[.$C128])+[.$C$6]*([.$C$7]-[.$C128]))/[.$C$8]/[.$C$4])" table:style-name="ce12">
            <text:p>0,001373</text:p>
          </table:table-cell>
          <table:table-cell office:value-type="float" office:value="1.3367880490948209E-3" table:formula="of:=[.$C$9]*(([.$C$3]*[.$C$4]*([.$C$5]-([.$C128]+1/2*[.D128]))+[.$C$6]*([.$C$7]-([.$C128]+1/2*[.D128])))/[.$C$8]/[.$C$4])" table:style-name="ce12">
            <text:p>0,001337</text:p>
          </table:table-cell>
          <table:table-cell office:value-type="float" office:value="1.3377340111127296E-3" table:formula="of:=[.$C$9]*(([.$C$3]*[.$C$4]*([.$C$5]-([.$C128]+1/2*[.E128]))+[.$C$6]*([.$C$7]-([.$C128]+1/2*[.E128])))/[.$C$8]/[.$C$4])" table:style-name="ce12">
            <text:p>0,001338</text:p>
          </table:table-cell>
          <table:table-cell office:value-type="float" office:value="1.3025936618180367E-3" table:formula="of:=[.$C$9]*(([.$C$3]*[.$C$4]*([.$C$5]-([.$C128]+[.F128]))+[.$C$6]*([.$C$7]-([.$C128]+[.F128])))/[.$C$8]/[.$C$4])" table:style-name="ce13">
            <text:p>0,001303</text:p>
          </table:table-cell>
          <table:table-cell office:value-type="float" office:value="41.177793225823009" table:formula="of:=[.H127]+1/6*([.I127]+2*[.J127]+2*[.K127]+[.L127])" table:style-name="ce6">
            <text:p>41,17779323</text:p>
          </table:table-cell>
          <table:table-cell office:value-type="float" office:value="9.4774511705763877E-3" table:formula="of:=[.$C$9]*(([.$C$3]*[.$C$4]*([.$C128]-[.$H128])+[.$C$6]*([.$C$7]-[.$H128]))/[.$C$8]/[.$C$4])" table:style-name="ce12">
            <text:p>0,009477</text:p>
          </table:table-cell>
          <table:table-cell office:value-type="float" office:value="9.2286680773486299E-3" table:formula="of:=[.$C$9]*(([.$C$3]*[.$C$4]*([.$C128]-([.$H128]+1/2*[.I128]))+[.$C$6]*([.$C$7]-([.$H128]+1/2*[.I128])))/[.$C$8]/[.$C$4])" table:style-name="ce12">
            <text:p>0,009229</text:p>
          </table:table-cell>
          <table:table-cell office:value-type="float" office:value="9.2351986335456777E-3" table:formula="of:=[.$C$9]*(([.$C$3]*[.$C$4]*([.$C128]-([.$H128]+1/2*[.J128]))+[.$C$6]*([.$C$7]-([.$H128]+1/2*[.J128])))/[.$C$8]/[.$C$4])" table:style-name="ce12">
            <text:p>0,009235</text:p>
          </table:table-cell>
          <table:table-cell office:value-type="float" office:value="8.9926032423151125E-3" table:formula="of:=[.$C$9]*(([.$C$3]*[.$C$4]*([.$C128]-([.$H128]+[.K128]))+[.$C$6]*([.$C$7]-([.$H128]+[.K128])))/[.$C$8]/[.$C$4])" table:style-name="ce13">
            <text:p>0,008993</text:p>
          </table:table-cell>
          <table:table-cell office:value-type="float" office:value="50.489465665602665" table:formula="of:=[.M127]+1/6*([.N127]+2*[.O127]+2*[.P127]+[.Q127])" table:style-name="ce24">
            <text:p>50,48946567</text:p>
          </table:table-cell>
          <table:table-cell office:value-type="float" office:value="3.3192713847010509E-2" table:formula="of:=[.$C$9]*(([.$C$3]*[.$C$4]*([.$H128]-[.$M128])+[.$C$6]*([.$C$7]-[.$M128]))/[.$C$8]/[.$C$4])" table:style-name="ce12">
            <text:p>0,033193</text:p>
          </table:table-cell>
          <table:table-cell office:value-type="float" office:value="3.2321405108526394E-2" table:formula="of:=[.$C$9]*(([.$C$3]*[.$C$4]*([.$H128]-([.$M128]+1/2*[.N128]))+[.$C$6]*([.$C$7]-([.$M128]+1/2*[.N128])))/[.$C$8]/[.$C$4])" table:style-name="ce12">
            <text:p>0,032321</text:p>
          </table:table-cell>
          <table:table-cell office:value-type="float" office:value="3.234427696291152E-2" table:formula="of:=[.$C$9]*(([.$C$3]*[.$C$4]*([.$H128]-([.$M128]+1/2*[.O128]))+[.$C$6]*([.$C$7]-([.$M128]+1/2*[.O128])))/[.$C$8]/[.$C$4])" table:style-name="ce12">
            <text:p>0,032344</text:p>
          </table:table-cell>
          <table:table-cell office:value-type="float" office:value="3.1494639306457774E-2" table:formula="of:=[.$C$9]*(([.$C$3]*[.$C$4]*([.$H128]-([.$M128]+[.P128]))+[.$C$6]*([.$C$7]-([.$M128]+[.P128])))/[.$C$8]/[.$C$4])" table:style-name="ce13">
            <text:p>0,03149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8" table:formula="of:=[.B128]+[.$C$9]" table:style-name="ce28">
            <text:p>58</text:p>
          </table:table-cell>
          <table:table-cell office:value-type="float" office:value="30.927569320938957" table:formula="of:=[.C128]+1/6*([.D128]+2*[.E128]+2*[.F128]+[.G128])" table:style-name="ce6">
            <text:p>30,92756932</text:p>
          </table:table-cell>
          <table:table-cell office:value-type="float" office:value="1.3026106507046506E-3" table:formula="of:=[.$C$9]*(([.$C$3]*[.$C$4]*([.$C$5]-[.$C129])+[.$C$6]*([.$C$7]-[.$C129]))/[.$C$8]/[.$C$4])" table:style-name="ce12">
            <text:p>0,001303</text:p>
          </table:table-cell>
          <table:table-cell office:value-type="float" office:value="1.2684171211237753E-3" table:formula="of:=[.$C$9]*(([.$C$3]*[.$C$4]*([.$C$5]-([.$C129]+1/2*[.D129]))+[.$C$6]*([.$C$7]-([.$C129]+1/2*[.D129])))/[.$C$8]/[.$C$4])" table:style-name="ce12">
            <text:p>0,001268</text:p>
          </table:table-cell>
          <table:table-cell office:value-type="float" office:value="1.2693147012752205E-3" table:formula="of:=[.$C$9]*(([.$C$3]*[.$C$4]*([.$C$5]-([.$C129]+1/2*[.E129]))+[.$C$6]*([.$C$7]-([.$C129]+1/2*[.E129])))/[.$C$8]/[.$C$4])" table:style-name="ce12">
            <text:p>0,001269</text:p>
          </table:table-cell>
          <table:table-cell office:value-type="float" office:value="1.2359716288877962E-3" table:formula="of:=[.$C$9]*(([.$C$3]*[.$C$4]*([.$C$5]-([.$C129]+[.F129]))+[.$C$6]*([.$C$7]-([.$C129]+[.F129])))/[.$C$8]/[.$C$4])" table:style-name="ce13">
            <text:p>0,001236</text:p>
          </table:table-cell>
          <table:table-cell office:value-type="float" office:value="41.18702619046212" table:formula="of:=[.H128]+1/6*([.I128]+2*[.J128]+2*[.K128]+[.L128])" table:style-name="ce6">
            <text:p>41,18702619</text:p>
          </table:table-cell>
          <table:table-cell office:value-type="float" office:value="9.0595910476865809E-3" table:formula="of:=[.$C$9]*(([.$C$3]*[.$C$4]*([.$C129]-[.$H129])+[.$C$6]*([.$C$7]-[.$H129]))/[.$C$8]/[.$C$4])" table:style-name="ce12">
            <text:p>0,009060</text:p>
          </table:table-cell>
          <table:table-cell office:value-type="float" office:value="8.8217767826847641E-3" table:formula="of:=[.$C$9]*(([.$C$3]*[.$C$4]*([.$C129]-([.$H129]+1/2*[.I129]))+[.$C$6]*([.$C$7]-([.$H129]+1/2*[.I129])))/[.$C$8]/[.$C$4])" table:style-name="ce12">
            <text:p>0,008822</text:p>
          </table:table-cell>
          <table:table-cell office:value-type="float" office:value="8.8280194071411414E-3" table:formula="of:=[.$C$9]*(([.$C$3]*[.$C$4]*([.$C129]-([.$H129]+1/2*[.J129]))+[.$C$6]*([.$C$7]-([.$H129]+1/2*[.J129])))/[.$C$8]/[.$C$4])" table:style-name="ce12">
            <text:p>0,008828</text:p>
          </table:table-cell>
          <table:table-cell office:value-type="float" office:value="8.5961200288118111E-3" table:formula="of:=[.$C$9]*(([.$C$3]*[.$C$4]*([.$C129]-([.$H129]+[.K129]))+[.$C$6]*([.$C$7]-([.$H129]+[.K129])))/[.$C$8]/[.$C$4])" table:style-name="ce13">
            <text:p>0,008596</text:p>
          </table:table-cell>
          <table:table-cell office:value-type="float" office:value="50.52180211848539" table:formula="of:=[.M128]+1/6*([.N128]+2*[.O128]+2*[.P128]+[.Q128])" table:style-name="ce24">
            <text:p>50,52180212</text:p>
          </table:table-cell>
          <table:table-cell office:value-type="float" office:value="3.1956698302623009E-2" table:formula="of:=[.$C$9]*(([.$C$3]*[.$C$4]*([.$H129]-[.$M129])+[.$C$6]*([.$C$7]-[.$M129]))/[.$C$8]/[.$C$4])" table:style-name="ce12">
            <text:p>0,031957</text:p>
          </table:table-cell>
          <table:table-cell office:value-type="float" office:value="3.1117834972179195E-2" table:formula="of:=[.$C$9]*(([.$C$3]*[.$C$4]*([.$H129]-([.$M129]+1/2*[.N129]))+[.$C$6]*([.$C$7]-([.$M129]+1/2*[.N129])))/[.$C$8]/[.$C$4])" table:style-name="ce12">
            <text:p>0,031118</text:p>
          </table:table-cell>
          <table:table-cell office:value-type="float" office:value="3.113985513460335E-2" table:formula="of:=[.$C$9]*(([.$C$3]*[.$C$4]*([.$H129]-([.$M129]+1/2*[.O129]))+[.$C$6]*([.$C$7]-([.$M129]+1/2*[.O129])))/[.$C$8]/[.$C$4])" table:style-name="ce12">
            <text:p>0,031140</text:p>
          </table:table-cell>
          <table:table-cell office:value-type="float" office:value="3.0321855908056305E-2" table:formula="of:=[.$C$9]*(([.$C$3]*[.$C$4]*([.$H129]-([.$M129]+[.P129]))+[.$C$6]*([.$C$7]-([.$M129]+[.P129])))/[.$C$8]/[.$C$4])" table:style-name="ce13">
            <text:p>0,03032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8.5" table:formula="of:=[.B129]+[.$C$9]" table:style-name="ce28">
            <text:p>58,5</text:p>
          </table:table-cell>
          <table:table-cell office:value-type="float" office:value="30.928838328593024" table:formula="of:=[.C129]+1/6*([.D129]+2*[.E129]+2*[.F129]+[.G129])" table:style-name="ce6">
            <text:p>30,92883833</text:p>
          </table:table-cell>
          <table:table-cell office:value-type="float" office:value="1.2359877488662505E-3" table:formula="of:=[.$C$9]*(([.$C$3]*[.$C$4]*([.$C$5]-[.$C130])+[.$C$6]*([.$C$7]-[.$C130]))/[.$C$8]/[.$C$4])" table:style-name="ce12">
            <text:p>0,001236</text:p>
          </table:table-cell>
          <table:table-cell office:value-type="float" office:value="1.2035430704585223E-3" table:formula="of:=[.$C$9]*(([.$C$3]*[.$C$4]*([.$C$5]-([.$C130]+1/2*[.D130]))+[.$C$6]*([.$C$7]-([.$C130]+1/2*[.D130])))/[.$C$8]/[.$C$4])" table:style-name="ce12">
            <text:p>0,001204</text:p>
          </table:table-cell>
          <table:table-cell office:value-type="float" office:value="1.2043947432666755E-3" table:formula="of:=[.$C$9]*(([.$C$3]*[.$C$4]*([.$C$5]-([.$C130]+1/2*[.E130]))+[.$C$6]*([.$C$7]-([.$C130]+1/2*[.E130])))/[.$C$8]/[.$C$4])" table:style-name="ce12">
            <text:p>0,001204</text:p>
          </table:table-cell>
          <table:table-cell office:value-type="float" office:value="1.1727570248448273E-3" table:formula="of:=[.$C$9]*(([.$C$3]*[.$C$4]*([.$C$5]-([.$C130]+[.F130]))+[.$C$6]*([.$C$7]-([.$C130]+[.F130])))/[.$C$8]/[.$C$4])" table:style-name="ce13">
            <text:p>0,001173</text:p>
          </table:table-cell>
          <table:table-cell office:value-type="float" office:value="41.19585207437148" table:formula="of:=[.H129]+1/6*([.I129]+2*[.J129]+2*[.K129]+[.L129])" table:style-name="ce6">
            <text:p>41,19585207</text:p>
          </table:table-cell>
          <table:table-cell office:value-type="float" office:value="8.6596825251484683E-3" table:formula="of:=[.$C$9]*(([.$C$3]*[.$C$4]*([.$C130]-[.$H130])+[.$C$6]*([.$C$7]-[.$H130]))/[.$C$8]/[.$C$4])" table:style-name="ce12">
            <text:p>0,008660</text:p>
          </table:table-cell>
          <table:table-cell office:value-type="float" office:value="8.4323658588633631E-3" table:formula="of:=[.$C$9]*(([.$C$3]*[.$C$4]*([.$C130]-([.$H130]+1/2*[.I130]))+[.$C$6]*([.$C$7]-([.$H130]+1/2*[.I130])))/[.$C$8]/[.$C$4])" table:style-name="ce12">
            <text:p>0,008432</text:p>
          </table:table-cell>
          <table:table-cell office:value-type="float" office:value="8.438332921353207E-3" table:formula="of:=[.$C$9]*(([.$C$3]*[.$C$4]*([.$C130]-([.$H130]+1/2*[.J130]))+[.$C$6]*([.$C$7]-([.$H130]+1/2*[.J130])))/[.$C$8]/[.$C$4])" table:style-name="ce12">
            <text:p>0,008438</text:p>
          </table:table-cell>
          <table:table-cell office:value-type="float" office:value="8.2166700467776084E-3" table:formula="of:=[.$C$9]*(([.$C$3]*[.$C$4]*([.$C130]-([.$H130]+[.K130]))+[.$C$6]*([.$C$7]-([.$H130]+[.K130])))/[.$C$8]/[.$C$4])" table:style-name="ce13">
            <text:p>0,008217</text:p>
          </table:table-cell>
          <table:table-cell office:value-type="float" office:value="50.55293444088943" table:formula="of:=[.M129]+1/6*([.N129]+2*[.O129]+2*[.P129]+[.Q129])" table:style-name="ce24">
            <text:p>50,55293444</text:p>
          </table:table-cell>
          <table:table-cell office:value-type="float" office:value="3.0763545571878922E-2" table:formula="of:=[.$C$9]*(([.$C$3]*[.$C$4]*([.$H130]-[.$M130])+[.$C$6]*([.$C$7]-[.$M130]))/[.$C$8]/[.$C$4])" table:style-name="ce12">
            <text:p>0,030764</text:p>
          </table:table-cell>
          <table:table-cell office:value-type="float" office:value="2.9956002500617272E-2" table:formula="of:=[.$C$9]*(([.$C$3]*[.$C$4]*([.$H130]-([.$M130]+1/2*[.N130]))+[.$C$6]*([.$C$7]-([.$M130]+1/2*[.N130])))/[.$C$8]/[.$C$4])" table:style-name="ce12">
            <text:p>0,029956</text:p>
          </table:table-cell>
          <table:table-cell office:value-type="float" office:value="2.9977200506237863E-2" table:formula="of:=[.$C$9]*(([.$C$3]*[.$C$4]*([.$H130]-([.$M130]+1/2*[.O130]))+[.$C$6]*([.$C$7]-([.$M130]+1/2*[.O130])))/[.$C$8]/[.$C$4])" table:style-name="ce12">
            <text:p>0,029977</text:p>
          </table:table-cell>
          <table:table-cell office:value-type="float" office:value="2.9189742545301441E-2" table:formula="of:=[.$C$9]*(([.$C$3]*[.$C$4]*([.$H130]-([.$M130]+[.P130]))+[.$C$6]*([.$C$7]-([.$M130]+[.P130])))/[.$C$8]/[.$C$4])" table:style-name="ce13">
            <text:p>0,02919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9" table:formula="of:=[.B130]+[.$C$9]" table:style-name="ce28">
            <text:p>59</text:p>
          </table:table-cell>
          <table:table-cell office:value-type="float" office:value="30.930042431993218" table:formula="of:=[.C130]+1/6*([.D130]+2*[.E130]+2*[.F130]+[.G130])" table:style-name="ce6">
            <text:p>30,93004243</text:p>
          </table:table-cell>
          <table:table-cell office:value-type="float" office:value="1.1727723203561026E-3" table:formula="of:=[.$C$9]*(([.$C$3]*[.$C$4]*([.$C$5]-[.$C131])+[.$C$6]*([.$C$7]-[.$C131]))/[.$C$8]/[.$C$4])" table:style-name="ce12">
            <text:p>0,001173</text:p>
          </table:table-cell>
          <table:table-cell office:value-type="float" office:value="1.1419870469466106E-3" table:formula="of:=[.$C$9]*(([.$C$3]*[.$C$4]*([.$C$5]-([.$C131]+1/2*[.D131]))+[.$C$6]*([.$C$7]-([.$C131]+1/2*[.D131])))/[.$C$8]/[.$C$4])" table:style-name="ce12">
            <text:p>0,001142</text:p>
          </table:table-cell>
          <table:table-cell office:value-type="float" office:value="1.1427951603736801E-3" table:formula="of:=[.$C$9]*(([.$C$3]*[.$C$4]*([.$C$5]-([.$C131]+1/2*[.E131]))+[.$C$6]*([.$C$7]-([.$C131]+1/2*[.E131])))/[.$C$8]/[.$C$4])" table:style-name="ce12">
            <text:p>0,001143</text:p>
          </table:table-cell>
          <table:table-cell office:value-type="float" office:value="1.1127755744364549E-3" table:formula="of:=[.$C$9]*(([.$C$3]*[.$C$4]*([.$C$5]-([.$C131]+[.F131]))+[.$C$6]*([.$C$7]-([.$C131]+[.F131])))/[.$C$8]/[.$C$4])" table:style-name="ce13">
            <text:p>0,001113</text:p>
          </table:table-cell>
          <table:table-cell office:value-type="float" office:value="41.204288366060204" table:formula="of:=[.H130]+1/6*([.I130]+2*[.J130]+2*[.K130]+[.L130])" table:style-name="ce6">
            <text:p>41,20428837</text:p>
          </table:table-cell>
          <table:table-cell office:value-type="float" office:value="8.2769823815001479E-3" table:formula="of:=[.$C$9]*(([.$C$3]*[.$C$4]*([.$C131]-[.$H131])+[.$C$6]*([.$C$7]-[.$H131]))/[.$C$8]/[.$C$4])" table:style-name="ce12">
            <text:p>0,008277</text:p>
          </table:table-cell>
          <table:table-cell office:value-type="float" office:value="8.0597115939857536E-3" table:formula="of:=[.$C$9]*(([.$C$3]*[.$C$4]*([.$C131]-([.$H131]+1/2*[.I131]))+[.$C$6]*([.$C$7]-([.$H131]+1/2*[.I131])))/[.$C$8]/[.$C$4])" table:style-name="ce12">
            <text:p>0,008060</text:p>
          </table:table-cell>
          <table:table-cell office:value-type="float" office:value="8.0654149521581075E-3" table:formula="of:=[.$C$9]*(([.$C$3]*[.$C$4]*([.$C131]-([.$H131]+1/2*[.J131]))+[.$C$6]*([.$C$7]-([.$H131]+1/2*[.J131])))/[.$C$8]/[.$C$4])" table:style-name="ce12">
            <text:p>0,008065</text:p>
          </table:table-cell>
          <table:table-cell office:value-type="float" office:value="7.853548096511986E-3" table:formula="of:=[.$C$9]*(([.$C$3]*[.$C$4]*([.$C131]-([.$H131]+[.K131]))+[.$C$6]*([.$C$7]-([.$H131]+[.K131])))/[.$C$8]/[.$C$4])" table:style-name="ce13">
            <text:p>0,007854</text:p>
          </table:table-cell>
          <table:table-cell office:value-type="float" office:value="50.582904389911242" table:formula="of:=[.M130]+1/6*([.N130]+2*[.O130]+2*[.P130]+[.Q130])" table:style-name="ce24">
            <text:p>50,58290439</text:p>
          </table:table-cell>
          <table:table-cell office:value-type="float" office:value="2.9611937832669979E-2" table:formula="of:=[.$C$9]*(([.$C$3]*[.$C$4]*([.$H131]-[.$M131])+[.$C$6]*([.$C$7]-[.$M131]))/[.$C$8]/[.$C$4])" table:style-name="ce12">
            <text:p>0,029612</text:p>
          </table:table-cell>
          <table:table-cell office:value-type="float" office:value="2.8834624464562409E-2" table:formula="of:=[.$C$9]*(([.$C$3]*[.$C$4]*([.$H131]-([.$M131]+1/2*[.N131]))+[.$C$6]*([.$C$7]-([.$M131]+1/2*[.N131])))/[.$C$8]/[.$C$4])" table:style-name="ce12">
            <text:p>0,028835</text:p>
          </table:table-cell>
          <table:table-cell office:value-type="float" office:value="2.8855028940475223E-2" table:formula="of:=[.$C$9]*(([.$C$3]*[.$C$4]*([.$H131]-([.$M131]+1/2*[.O131]))+[.$C$6]*([.$C$7]-([.$M131]+1/2*[.O131])))/[.$C$8]/[.$C$4])" table:style-name="ce12">
            <text:p>0,028855</text:p>
          </table:table-cell>
          <table:table-cell office:value-type="float" office:value="2.8097048813294976E-2" table:formula="of:=[.$C$9]*(([.$C$3]*[.$C$4]*([.$H131]-([.$M131]+[.P131]))+[.$C$6]*([.$C$7]-([.$M131]+[.P131])))/[.$C$8]/[.$C$4])" table:style-name="ce13">
            <text:p>0,02809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9.5" table:formula="of:=[.B131]+[.$C$9]" table:style-name="ce28">
            <text:p>59,5</text:p>
          </table:table-cell>
          <table:table-cell office:value-type="float" office:value="30.931184950711458" table:formula="of:=[.C131]+1/6*([.D131]+2*[.E131]+2*[.F131]+[.G131])" table:style-name="ce6">
            <text:p>30,93118495</text:p>
          </table:table-cell>
          <table:table-cell office:value-type="float" office:value="1.1127900876483636E-3" table:formula="of:=[.$C$9]*(([.$C$3]*[.$C$4]*([.$C$5]-[.$C132])+[.$C$6]*([.$C$7]-[.$C132]))/[.$C$8]/[.$C$4])" table:style-name="ce12">
            <text:p>0,001113</text:p>
          </table:table-cell>
          <table:table-cell office:value-type="float" office:value="1.0835793478477171E-3" table:formula="of:=[.$C$9]*(([.$C$3]*[.$C$4]*([.$C$5]-([.$C132]+1/2*[.D132]))+[.$C$6]*([.$C$7]-([.$C132]+1/2*[.D132])))/[.$C$8]/[.$C$4])" table:style-name="ce12">
            <text:p>0,001084</text:p>
          </table:table-cell>
          <table:table-cell office:value-type="float" office:value="1.0843461297674821E-3" table:formula="of:=[.$C$9]*(([.$C$3]*[.$C$4]*([.$C$5]-([.$C132]+1/2*[.E132]))+[.$C$6]*([.$C$7]-([.$C132]+1/2*[.E132])))/[.$C$8]/[.$C$4])" table:style-name="ce12">
            <text:p>0,001084</text:p>
          </table:table-cell>
          <table:table-cell office:value-type="float" office:value="1.0558619158355213E-3" table:formula="of:=[.$C$9]*(([.$C$3]*[.$C$4]*([.$C$5]-([.$C132]+[.F132]))+[.$C$6]*([.$C$7]-([.$C132]+[.F132])))/[.$C$8]/[.$C$4])" table:style-name="ce13">
            <text:p>0,001056</text:p>
          </table:table-cell>
          <table:table-cell office:value-type="float" office:value="41.212351829988584" table:formula="of:=[.H131]+1/6*([.I131]+2*[.J131]+2*[.K131]+[.L131])" table:style-name="ce6">
            <text:p>41,21235183</text:p>
          </table:table-cell>
          <table:table-cell office:value-type="float" office:value="7.9107764611721903E-3" table:formula="of:=[.$C$9]*(([.$C$3]*[.$C$4]*([.$C132]-[.$H132])+[.$C$6]*([.$C$7]-[.$H132]))/[.$C$8]/[.$C$4])" table:style-name="ce12">
            <text:p>0,007911</text:p>
          </table:table-cell>
          <table:table-cell office:value-type="float" office:value="7.7031185790663132E-3" table:formula="of:=[.$C$9]*(([.$C$3]*[.$C$4]*([.$C132]-([.$H132]+1/2*[.I132]))+[.$C$6]*([.$C$7]-([.$H132]+1/2*[.I132])))/[.$C$8]/[.$C$4])" table:style-name="ce12">
            <text:p>0,007703</text:p>
          </table:table-cell>
          <table:table-cell office:value-type="float" office:value="7.708569598471513E-3" table:formula="of:=[.$C$9]*(([.$C$3]*[.$C$4]*([.$C132]-([.$H132]+1/2*[.J132]))+[.$C$6]*([.$C$7]-([.$H132]+1/2*[.J132])))/[.$C$8]/[.$C$4])" table:style-name="ce12">
            <text:p>0,007709</text:p>
          </table:table-cell>
          <table:table-cell office:value-type="float" office:value="7.5060765572525267E-3" table:formula="of:=[.$C$9]*(([.$C$3]*[.$C$4]*([.$C132]-([.$H132]+[.K132]))+[.$C$6]*([.$C$7]-([.$H132]+[.K132])))/[.$C$8]/[.$C$4])" table:style-name="ce13">
            <text:p>0,007506</text:p>
          </table:table-cell>
          <table:table-cell office:value-type="float" office:value="50.611752438820581" table:formula="of:=[.M131]+1/6*([.N131]+2*[.O131]+2*[.P131]+[.Q131])" table:style-name="ce24">
            <text:p>50,61175244</text:p>
          </table:table-cell>
          <table:table-cell office:value-type="float" office:value="2.8500588461348741E-2" table:formula="of:=[.$C$9]*(([.$C$3]*[.$C$4]*([.$H132]-[.$M132])+[.$C$6]*([.$C$7]-[.$M132]))/[.$C$8]/[.$C$4])" table:style-name="ce12">
            <text:p>0,028501</text:p>
          </table:table-cell>
          <table:table-cell office:value-type="float" office:value="2.775244801423821E-2" table:formula="of:=[.$C$9]*(([.$C$3]*[.$C$4]*([.$H132]-([.$M132]+1/2*[.N132]))+[.$C$6]*([.$C$7]-([.$M132]+1/2*[.N132])))/[.$C$8]/[.$C$4])" table:style-name="ce12">
            <text:p>0,027752</text:p>
          </table:table-cell>
          <table:table-cell office:value-type="float" office:value="2.7772086700974911E-2" table:formula="of:=[.$C$9]*(([.$C$3]*[.$C$4]*([.$H132]-([.$M132]+1/2*[.O132]))+[.$C$6]*([.$C$7]-([.$M132]+1/2*[.O132])))/[.$C$8]/[.$C$4])" table:style-name="ce12">
            <text:p>0,027772</text:p>
          </table:table-cell>
          <table:table-cell office:value-type="float" office:value="2.7042553909547393E-2" table:formula="of:=[.$C$9]*(([.$C$3]*[.$C$4]*([.$H132]-([.$M132]+[.P132]))+[.$C$6]*([.$C$7]-([.$M132]+[.P132])))/[.$C$8]/[.$C$4])" table:style-name="ce13">
            <text:p>0,02704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0" table:formula="of:=[.B132]+[.$C$9]" table:style-name="ce28">
            <text:p>60</text:p>
          </table:table-cell>
          <table:table-cell office:value-type="float" office:value="30.93226903453791" table:formula="of:=[.C132]+1/6*([.D132]+2*[.E132]+2*[.F132]+[.G132])" table:style-name="ce6">
            <text:p>30,93226903</text:p>
          </table:table-cell>
          <table:table-cell office:value-type="float" office:value="1.0558756867596912E-3" table:formula="of:=[.$C$9]*(([.$C$3]*[.$C$4]*([.$C$5]-[.$C133])+[.$C$6]*([.$C$7]-[.$C133]))/[.$C$8]/[.$C$4])" table:style-name="ce12">
            <text:p>0,001056</text:p>
          </table:table-cell>
          <table:table-cell office:value-type="float" office:value="1.0281589499822985E-3" table:formula="of:=[.$C$9]*(([.$C$3]*[.$C$4]*([.$C$5]-([.$C133]+1/2*[.D133]))+[.$C$6]*([.$C$7]-([.$C133]+1/2*[.D133])))/[.$C$8]/[.$C$4])" table:style-name="ce12">
            <text:p>0,001028</text:p>
          </table:table-cell>
          <table:table-cell office:value-type="float" office:value="1.0288865143226076E-3" table:formula="of:=[.$C$9]*(([.$C$3]*[.$C$4]*([.$C$5]-([.$C133]+1/2*[.E133]))+[.$C$6]*([.$C$7]-([.$C133]+1/2*[.E133])))/[.$C$8]/[.$C$4])" table:style-name="ce12">
            <text:p>0,001029</text:p>
          </table:table-cell>
          <table:table-cell office:value-type="float" office:value="1.0018591447577591E-3" table:formula="of:=[.$C$9]*(([.$C$3]*[.$C$4]*([.$C$5]-([.$C133]+[.F133]))+[.$C$6]*([.$C$7]-([.$C133]+[.F133])))/[.$C$8]/[.$C$4])" table:style-name="ce13">
            <text:p>0,001002</text:p>
          </table:table-cell>
          <table:table-cell office:value-type="float" office:value="41.220058534884167" table:formula="of:=[.H132]+1/6*([.I132]+2*[.J132]+2*[.K132]+[.L132])" table:style-name="ce6">
            <text:p>41,22005853</text:p>
          </table:table-cell>
          <table:table-cell office:value-type="float" office:value="7.5603786454767029E-3" table:formula="of:=[.$C$9]*(([.$C$3]*[.$C$4]*([.$C133]-[.$H133])+[.$C$6]*([.$C$7]-[.$H133]))/[.$C$8]/[.$C$4])" table:style-name="ce12">
            <text:p>0,007560</text:p>
          </table:table-cell>
          <table:table-cell office:value-type="float" office:value="7.3619187060328384E-3" table:formula="of:=[.$C$9]*(([.$C$3]*[.$C$4]*([.$C133]-([.$H133]+1/2*[.I133]))+[.$C$6]*([.$C$7]-([.$H133]+1/2*[.I133])))/[.$C$8]/[.$C$4])" table:style-name="ce12">
            <text:p>0,007362</text:p>
          </table:table-cell>
          <table:table-cell office:value-type="float" office:value="7.3671282794432504E-3" table:formula="of:=[.$C$9]*(([.$C$3]*[.$C$4]*([.$C133]-([.$H133]+1/2*[.J133]))+[.$C$6]*([.$C$7]-([.$H133]+1/2*[.J133])))/[.$C$8]/[.$C$4])" table:style-name="ce12">
            <text:p>0,007367</text:p>
          </table:table-cell>
          <table:table-cell office:value-type="float" office:value="7.1736044108060924E-3" table:formula="of:=[.$C$9]*(([.$C$3]*[.$C$4]*([.$C133]-([.$H133]+[.K133]))+[.$C$6]*([.$C$7]-([.$H133]+[.K133])))/[.$C$8]/[.$C$4])" table:style-name="ce13">
            <text:p>0,007174</text:p>
          </table:table-cell>
          <table:table-cell office:value-type="float" office:value="50.639517807454133" table:formula="of:=[.M132]+1/6*([.N132]+2*[.O132]+2*[.P132]+[.Q132])" table:style-name="ce24">
            <text:p>50,63951781</text:p>
          </table:table-cell>
          <table:table-cell office:value-type="float" office:value="2.7428241852866391E-2" table:formula="of:=[.$C$9]*(([.$C$3]*[.$C$4]*([.$H133]-[.$M133])+[.$C$6]*([.$C$7]-[.$M133]))/[.$C$8]/[.$C$4])" table:style-name="ce12">
            <text:p>0,027428</text:p>
          </table:table-cell>
          <table:table-cell office:value-type="float" office:value="2.6708250504228773E-2" table:formula="of:=[.$C$9]*(([.$C$3]*[.$C$4]*([.$H133]-([.$M133]+1/2*[.N133]))+[.$C$6]*([.$C$7]-([.$M133]+1/2*[.N133])))/[.$C$8]/[.$C$4])" table:style-name="ce12">
            <text:p>0,026708</text:p>
          </table:table-cell>
          <table:table-cell office:value-type="float" office:value="2.6727150277130306E-2" table:formula="of:=[.$C$9]*(([.$C$3]*[.$C$4]*([.$H133]-([.$M133]+1/2*[.O133]))+[.$C$6]*([.$C$7]-([.$M133]+1/2*[.O133])))/[.$C$8]/[.$C$4])" table:style-name="ce12">
            <text:p>0,026727</text:p>
          </table:table-cell>
          <table:table-cell office:value-type="float" office:value="2.6025066463316933E-2" table:formula="of:=[.$C$9]*(([.$C$3]*[.$C$4]*([.$H133]-([.$M133]+[.P133]))+[.$C$6]*([.$C$7]-([.$M133]+[.P133])))/[.$C$8]/[.$C$4])" table:style-name="ce13">
            <text:p>0,02602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0.5" table:formula="of:=[.B133]+[.$C$9]" table:style-name="ce28">
            <text:p>60,5</text:p>
          </table:table-cell>
          <table:table-cell office:value-type="float" office:value="30.933297672164599" table:formula="of:=[.C133]+1/6*([.D133]+2*[.E133]+2*[.F133]+[.G133])" table:style-name="ce6">
            <text:p>30,93329767</text:p>
          </table:table-cell>
          <table:table-cell office:value-type="float" office:value="1.0018722113585455E-3" table:formula="of:=[.$C$9]*(([.$C$3]*[.$C$4]*([.$C$5]-[.$C134])+[.$C$6]*([.$C$7]-[.$C134]))/[.$C$8]/[.$C$4])" table:style-name="ce12">
            <text:p>0,001002</text:p>
          </table:table-cell>
          <table:table-cell office:value-type="float" office:value="9.755730658102948E-4" table:formula="of:=[.$C$9]*(([.$C$3]*[.$C$4]*([.$C$5]-([.$C134]+1/2*[.D134]))+[.$C$6]*([.$C$7]-([.$C134]+1/2*[.D134])))/[.$C$8]/[.$C$4])" table:style-name="ce12">
            <text:p>0,000976</text:p>
          </table:table-cell>
          <table:table-cell office:value-type="float" office:value="9.7626341838110873E-4" table:formula="of:=[.$C$9]*(([.$C$3]*[.$C$4]*([.$C$5]-([.$C134]+1/2*[.E134]))+[.$C$6]*([.$C$7]-([.$C134]+1/2*[.E134])))/[.$C$8]/[.$C$4])" table:style-name="ce12">
            <text:p>0,000976</text:p>
          </table:table-cell>
          <table:table-cell office:value-type="float" office:value="9.5061838189360514E-4" table:formula="of:=[.$C$9]*(([.$C$3]*[.$C$4]*([.$C$5]-([.$C134]+[.F134]))+[.$C$6]*([.$C$7]-([.$C134]+[.F134])))/[.$C$8]/[.$C$4])" table:style-name="ce13">
            <text:p>0,000951</text:p>
          </table:table-cell>
          <table:table-cell office:value-type="float" office:value="41.227423881055373" table:formula="of:=[.H133]+1/6*([.I133]+2*[.J133]+2*[.K133]+[.L133])" table:style-name="ce6">
            <text:p>41,22742388</text:p>
          </table:table-cell>
          <table:table-cell office:value-type="float" office:value="7.2251298528229878E-3" table:formula="of:=[.$C$9]*(([.$C$3]*[.$C$4]*([.$C134]-[.$H134])+[.$C$6]*([.$C$7]-[.$H134]))/[.$C$8]/[.$C$4])" table:style-name="ce12">
            <text:p>0,007225</text:p>
          </table:table-cell>
          <table:table-cell office:value-type="float" office:value="7.0354701941862455E-3" table:formula="of:=[.$C$9]*(([.$C$3]*[.$C$4]*([.$C134]-([.$H134]+1/2*[.I134]))+[.$C$6]*([.$C$7]-([.$H134]+1/2*[.I134])))/[.$C$8]/[.$C$4])" table:style-name="ce12">
            <text:p>0,007035</text:p>
          </table:table-cell>
          <table:table-cell office:value-type="float" office:value="7.0404487602256718E-3" table:formula="of:=[.$C$9]*(([.$C$3]*[.$C$4]*([.$C134]-([.$H134]+1/2*[.J134]))+[.$C$6]*([.$C$7]-([.$H134]+1/2*[.J134])))/[.$C$8]/[.$C$4])" table:style-name="ce12">
            <text:p>0,007040</text:p>
          </table:table-cell>
          <table:table-cell office:value-type="float" office:value="6.8555062929109454E-3" table:formula="of:=[.$C$9]*(([.$C$3]*[.$C$4]*([.$C134]-([.$H134]+[.K134]))+[.$C$6]*([.$C$7]-([.$H134]+[.K134])))/[.$C$8]/[.$C$4])" table:style-name="ce13">
            <text:p>0,006856</text:p>
          </table:table-cell>
          <table:table-cell office:value-type="float" office:value="50.666238492433948" table:formula="of:=[.M133]+1/6*([.N133]+2*[.O133]+2*[.P133]+[.Q133])" table:style-name="ce24">
            <text:p>50,66623849</text:p>
          </table:table-cell>
          <table:table-cell office:value-type="float" office:value="2.6393673199986437E-2" table:formula="of:=[.$C$9]*(([.$C$3]*[.$C$4]*([.$H134]-[.$M134])+[.$C$6]*([.$C$7]-[.$M134]))/[.$C$8]/[.$C$4])" table:style-name="ce12">
            <text:p>0,026394</text:p>
          </table:table-cell>
          <table:table-cell office:value-type="float" office:value="2.5700839278486626E-2" table:formula="of:=[.$C$9]*(([.$C$3]*[.$C$4]*([.$H134]-([.$M134]+1/2*[.N134]))+[.$C$6]*([.$C$7]-([.$M134]+1/2*[.N134])))/[.$C$8]/[.$C$4])" table:style-name="ce12">
            <text:p>0,025701</text:p>
          </table:table-cell>
          <table:table-cell office:value-type="float" office:value="2.5719026168926122E-2" table:formula="of:=[.$C$9]*(([.$C$3]*[.$C$4]*([.$H134]-([.$M134]+1/2*[.O134]))+[.$C$6]*([.$C$7]-([.$M134]+1/2*[.O134])))/[.$C$8]/[.$C$4])" table:style-name="ce12">
            <text:p>0,025719</text:p>
          </table:table-cell>
          <table:table-cell office:value-type="float" office:value="2.5043424326117645E-2" table:formula="of:=[.$C$9]*(([.$C$3]*[.$C$4]*([.$H134]-([.$M134]+[.P134]))+[.$C$6]*([.$C$7]-([.$M134]+[.P134])))/[.$C$8]/[.$C$4])" table:style-name="ce13">
            <text:p>0,02504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1" table:formula="of:=[.B134]+[.$C$9]" table:style-name="ce28">
            <text:p>61</text:p>
          </table:table-cell>
          <table:table-cell office:value-type="float" office:value="30.934273699424871" table:formula="of:=[.C134]+1/6*([.D134]+2*[.E134]+2*[.F134]+[.G134])" table:style-name="ce6">
            <text:p>30,9342737</text:p>
          </table:table-cell>
          <table:table-cell office:value-type="float" office:value="9.5063078019427393E-4" table:formula="of:=[.$C$9]*(([.$C$3]*[.$C$4]*([.$C$5]-[.$C135])+[.$C$6]*([.$C$7]-[.$C135]))/[.$C$8]/[.$C$4])" table:style-name="ce12">
            <text:p>0,000951</text:p>
          </table:table-cell>
          <table:table-cell office:value-type="float" office:value="9.2567672221412071E-4" table:formula="of:=[.$C$9]*(([.$C$3]*[.$C$4]*([.$C$5]-([.$C135]+1/2*[.D135]))+[.$C$6]*([.$C$7]-([.$C135]+1/2*[.D135])))/[.$C$8]/[.$C$4])" table:style-name="ce12">
            <text:p>0,000926</text:p>
          </table:table-cell>
          <table:table-cell office:value-type="float" office:value="9.2633176623621691E-4" table:formula="of:=[.$C$9]*(([.$C$3]*[.$C$4]*([.$C$5]-([.$C135]+1/2*[.E135]))+[.$C$6]*([.$C$7]-([.$C135]+1/2*[.E135])))/[.$C$8]/[.$C$4])" table:style-name="ce12">
            <text:p>0,000926</text:p>
          </table:table-cell>
          <table:table-cell office:value-type="float" office:value="9.0199836246677024E-4" table:formula="of:=[.$C$9]*(([.$C$3]*[.$C$4]*([.$C$5]-([.$C135]+[.F135]))+[.$C$6]*([.$C$7]-([.$C135]+[.F135])))/[.$C$8]/[.$C$4])" table:style-name="ce13">
            <text:p>0,000902</text:p>
          </table:table-cell>
          <table:table-cell office:value-type="float" office:value="41.23446262673113" table:formula="of:=[.H134]+1/6*([.I134]+2*[.J134]+2*[.K134]+[.L134])" table:style-name="ce6">
            <text:p>41,23446263</text:p>
          </table:table-cell>
          <table:table-cell office:value-type="float" office:value="6.9043970678592361E-3" table:formula="of:=[.$C$9]*(([.$C$3]*[.$C$4]*([.$C135]-[.$H135])+[.$C$6]*([.$C$7]-[.$H135]))/[.$C$8]/[.$C$4])" table:style-name="ce12">
            <text:p>0,006904</text:p>
          </table:table-cell>
          <table:table-cell office:value-type="float" office:value="6.7231566448281224E-3" table:formula="of:=[.$C$9]*(([.$C$3]*[.$C$4]*([.$C135]-([.$H135]+1/2*[.I135]))+[.$C$6]*([.$C$7]-([.$H135]+1/2*[.I135])))/[.$C$8]/[.$C$4])" table:style-name="ce12">
            <text:p>0,006723</text:p>
          </table:table-cell>
          <table:table-cell office:value-type="float" office:value="6.7279142059326206E-3" table:formula="of:=[.$C$9]*(([.$C$3]*[.$C$4]*([.$C135]-([.$H135]+1/2*[.J135]))+[.$C$6]*([.$C$7]-([.$H135]+1/2*[.J135])))/[.$C$8]/[.$C$4])" table:style-name="ce12">
            <text:p>0,006728</text:p>
          </table:table-cell>
          <table:table-cell office:value-type="float" office:value="6.5511815720477673E-3" table:formula="of:=[.$C$9]*(([.$C$3]*[.$C$4]*([.$C135]-([.$H135]+[.K135]))+[.$C$6]*([.$C$7]-([.$H135]+[.K135])))/[.$C$8]/[.$C$4])" table:style-name="ce13">
            <text:p>0,006551</text:p>
          </table:table-cell>
          <table:table-cell office:value-type="float" office:value="50.691951297170768" table:formula="of:=[.M134]+1/6*([.N134]+2*[.O134]+2*[.P134]+[.Q134])" table:style-name="ce24">
            <text:p>50,6919513</text:p>
          </table:table-cell>
          <table:table-cell office:value-type="float" office:value="2.53956882350912E-2" table:formula="of:=[.$C$9]*(([.$C$3]*[.$C$4]*([.$H135]-[.$M135])+[.$C$6]*([.$C$7]-[.$M135]))/[.$C$8]/[.$C$4])" table:style-name="ce12">
            <text:p>0,025396</text:p>
          </table:table-cell>
          <table:table-cell office:value-type="float" office:value="2.4729051418919994E-2" table:formula="of:=[.$C$9]*(([.$C$3]*[.$C$4]*([.$H135]-([.$M135]+1/2*[.N135]))+[.$C$6]*([.$C$7]-([.$M135]+1/2*[.N135])))/[.$C$8]/[.$C$4])" table:style-name="ce12">
            <text:p>0,024729</text:p>
          </table:table-cell>
          <table:table-cell office:value-type="float" office:value="2.4746550635344592E-2" table:formula="of:=[.$C$9]*(([.$C$3]*[.$C$4]*([.$H135]-([.$M135]+1/2*[.O135]))+[.$C$6]*([.$C$7]-([.$M135]+1/2*[.O135])))/[.$C$8]/[.$C$4])" table:style-name="ce12">
            <text:p>0,024747</text:p>
          </table:table-cell>
          <table:table-cell office:value-type="float" office:value="2.4096494326735753E-2" table:formula="of:=[.$C$9]*(([.$C$3]*[.$C$4]*([.$H135]-([.$M135]+[.P135]))+[.$C$6]*([.$C$7]-([.$M135]+[.P135])))/[.$C$8]/[.$C$4])" table:style-name="ce13">
            <text:p>0,02409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1.5" table:formula="of:=[.B135]+[.$C$9]" table:style-name="ce28">
            <text:p>61,5</text:p>
          </table:table-cell>
          <table:table-cell office:value-type="float" office:value="30.935199807111463" table:formula="of:=[.C135]+1/6*([.D135]+2*[.E135]+2*[.F135]+[.G135])" table:style-name="ce6">
            <text:p>30,93519981</text:p>
          </table:table-cell>
          <table:table-cell office:value-type="float" office:value="9.0201012664817878E-4" table:formula="of:=[.$C$9]*(([.$C$3]*[.$C$4]*([.$C$5]-[.$C136])+[.$C$6]*([.$C$7]-[.$C136]))/[.$C$8]/[.$C$4])" table:style-name="ce12">
            <text:p>0,000902</text:p>
          </table:table-cell>
          <table:table-cell office:value-type="float" office:value="8.7833236082360603E-4" table:formula="of:=[.$C$9]*(([.$C$3]*[.$C$4]*([.$C$5]-([.$C136]+1/2*[.D136]))+[.$C$6]*([.$C$7]-([.$C136]+1/2*[.D136])))/[.$C$8]/[.$C$4])" table:style-name="ce12">
            <text:p>0,000878</text:p>
          </table:table-cell>
          <table:table-cell office:value-type="float" office:value="8.7895390217647678E-4" table:formula="of:=[.$C$9]*(([.$C$3]*[.$C$4]*([.$C$5]-([.$C136]+1/2*[.E136]))+[.$C$6]*([.$C$7]-([.$C136]+1/2*[.E136])))/[.$C$8]/[.$C$4])" table:style-name="ce12">
            <text:p>0,000879</text:p>
          </table:table-cell>
          <table:table-cell office:value-type="float" office:value="8.5586504678394708E-4" table:formula="of:=[.$C$9]*(([.$C$3]*[.$C$4]*([.$C$5]-([.$C136]+[.F136]))+[.$C$6]*([.$C$7]-([.$C136]+[.F136])))/[.$C$8]/[.$C$4])" table:style-name="ce13">
            <text:p>0,000856</text:p>
          </table:table-cell>
          <table:table-cell office:value-type="float" office:value="41.2411889134547" table:formula="of:=[.H135]+1/6*([.I135]+2*[.J135]+2*[.K135]+[.L135])" table:style-name="ce6">
            <text:p>41,24118891</text:p>
          </table:table-cell>
          <table:table-cell office:value-type="float" office:value="6.5975723992014535E-3" table:formula="of:=[.$C$9]*(([.$C$3]*[.$C$4]*([.$C136]-[.$H136])+[.$C$6]*([.$C$7]-[.$H136]))/[.$C$8]/[.$C$4])" table:style-name="ce12">
            <text:p>0,006598</text:p>
          </table:table-cell>
          <table:table-cell office:value-type="float" office:value="6.4243861237224566E-3" table:formula="of:=[.$C$9]*(([.$C$3]*[.$C$4]*([.$C136]-([.$H136]+1/2*[.I136]))+[.$C$6]*([.$C$7]-([.$H136]+1/2*[.I136])))/[.$C$8]/[.$C$4])" table:style-name="ce12">
            <text:p>0,006424</text:p>
          </table:table-cell>
          <table:table-cell office:value-type="float" office:value="6.4289322634535889E-3" table:formula="of:=[.$C$9]*(([.$C$3]*[.$C$4]*([.$C136]-([.$H136]+1/2*[.J136]))+[.$C$6]*([.$C$7]-([.$H136]+1/2*[.J136])))/[.$C$8]/[.$C$4])" table:style-name="ce12">
            <text:p>0,006429</text:p>
          </table:table-cell>
          <table:table-cell office:value-type="float" office:value="6.2600534553700982E-3" table:formula="of:=[.$C$9]*(([.$C$3]*[.$C$4]*([.$C136]-([.$H136]+[.K136]))+[.$C$6]*([.$C$7]-([.$H136]+[.K136])))/[.$C$8]/[.$C$4])" table:style-name="ce13">
            <text:p>0,006260</text:p>
          </table:table-cell>
          <table:table-cell office:value-type="float" office:value="50.716691861615828" table:formula="of:=[.M135]+1/6*([.N135]+2*[.O135]+2*[.P135]+[.Q135])" table:style-name="ce24">
            <text:p>50,71669186</text:p>
          </table:table-cell>
          <table:table-cell office:value-type="float" office:value="2.4433122937903989E-2" table:formula="of:=[.$C$9]*(([.$C$3]*[.$C$4]*([.$H136]-[.$M136])+[.$C$6]*([.$C$7]-[.$M136]))/[.$C$8]/[.$C$4])" table:style-name="ce12">
            <text:p>0,024433</text:p>
          </table:table-cell>
          <table:table-cell office:value-type="float" office:value="2.3791753460783865E-2" table:formula="of:=[.$C$9]*(([.$C$3]*[.$C$4]*([.$H136]-([.$M136]+1/2*[.N136]))+[.$C$6]*([.$C$7]-([.$M136]+1/2*[.N136])))/[.$C$8]/[.$C$4])" table:style-name="ce12">
            <text:p>0,023792</text:p>
          </table:table-cell>
          <table:table-cell office:value-type="float" office:value="2.3808589409558351E-2" table:formula="of:=[.$C$9]*(([.$C$3]*[.$C$4]*([.$H136]-([.$M136]+1/2*[.O136]))+[.$C$6]*([.$C$7]-([.$M136]+1/2*[.O136])))/[.$C$8]/[.$C$4])" table:style-name="ce12">
            <text:p>0,023809</text:p>
          </table:table-cell>
          <table:table-cell office:value-type="float" office:value="2.3183171993902022E-2" table:formula="of:=[.$C$9]*(([.$C$3]*[.$C$4]*([.$H136]-([.$M136]+[.P136]))+[.$C$6]*([.$C$7]-([.$M136]+[.P136])))/[.$C$8]/[.$C$4])" table:style-name="ce13">
            <text:p>0,02318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2" table:formula="of:=[.B136]+[.$C$9]" table:style-name="ce28">
            <text:p>62</text:p>
          </table:table-cell>
          <table:table-cell office:value-type="float" office:value="30.936078548394701" table:formula="of:=[.C136]+1/6*([.D136]+2*[.E136]+2*[.F136]+[.G136])" table:style-name="ce6">
            <text:p>30,93607855</text:p>
          </table:table-cell>
          <table:table-cell office:value-type="float" office:value="8.5587620927822169E-4" table:formula="of:=[.$C$9]*(([.$C$3]*[.$C$4]*([.$C$5]-[.$C137])+[.$C$6]*([.$C$7]-[.$C137]))/[.$C$8]/[.$C$4])" table:style-name="ce12">
            <text:p>0,000856</text:p>
          </table:table-cell>
          <table:table-cell office:value-type="float" office:value="8.3340945878455843E-4" table:formula="of:=[.$C$9]*(([.$C$3]*[.$C$4]*([.$C$5]-([.$C137]+1/2*[.D137]))+[.$C$6]*([.$C$7]-([.$C137]+1/2*[.D137])))/[.$C$8]/[.$C$4])" table:style-name="ce12">
            <text:p>0,000833</text:p>
          </table:table-cell>
          <table:table-cell office:value-type="float" office:value="8.3399921098509819E-4" table:formula="of:=[.$C$9]*(([.$C$3]*[.$C$4]*([.$C$5]-([.$C137]+1/2*[.E137]))+[.$C$6]*([.$C$7]-([.$C137]+1/2*[.E137])))/[.$C$8]/[.$C$4])" table:style-name="ce12">
            <text:p>0,000834</text:p>
          </table:table-cell>
          <table:table-cell office:value-type="float" office:value="8.1209125070142818E-4" table:formula="of:=[.$C$9]*(([.$C$3]*[.$C$4]*([.$C$5]-([.$C137]+[.F137]))+[.$C$6]*([.$C$7]-([.$C137]+[.F137])))/[.$C$8]/[.$C$4])" table:style-name="ce13">
            <text:p>0,000812</text:p>
          </table:table-cell>
          <table:table-cell office:value-type="float" office:value="41.24761629055952" table:formula="of:=[.H136]+1/6*([.I136]+2*[.J136]+2*[.K136]+[.L136])" table:style-name="ce6">
            <text:p>41,24761629</text:p>
          </table:table-cell>
          <table:table-cell office:value-type="float" office:value="6.3040721653602532E-3" table:formula="of:=[.$C$9]*(([.$C$3]*[.$C$4]*([.$C137]-[.$H137])+[.$C$6]*([.$C$7]-[.$H137]))/[.$C$8]/[.$C$4])" table:style-name="ce12">
            <text:p>0,006304</text:p>
          </table:table-cell>
          <table:table-cell office:value-type="float" office:value="6.1385902710193252E-3" table:formula="of:=[.$C$9]*(([.$C$3]*[.$C$4]*([.$C137]-([.$H137]+1/2*[.I137]))+[.$C$6]*([.$C$7]-([.$H137]+1/2*[.I137])))/[.$C$8]/[.$C$4])" table:style-name="ce12">
            <text:p>0,006139</text:p>
          </table:table-cell>
          <table:table-cell office:value-type="float" office:value="6.1429341707458888E-3" table:formula="of:=[.$C$9]*(([.$C$3]*[.$C$4]*([.$C137]-([.$H137]+1/2*[.J137]))+[.$C$6]*([.$C$7]-([.$H137]+1/2*[.J137])))/[.$C$8]/[.$C$4])" table:style-name="ce12">
            <text:p>0,006143</text:p>
          </table:table-cell>
          <table:table-cell office:value-type="float" office:value="5.9815681213959805E-3" table:formula="of:=[.$C$9]*(([.$C$3]*[.$C$4]*([.$C137]-([.$H137]+[.K137]))+[.$C$6]*([.$C$7]-([.$H137]+[.K137])))/[.$C$8]/[.$C$4])" table:style-name="ce13">
            <text:p>0,005982</text:p>
          </table:table-cell>
          <table:table-cell office:value-type="float" office:value="50.74049469172791" table:formula="of:=[.M136]+1/6*([.N136]+2*[.O136]+2*[.P136]+[.Q136])" table:style-name="ce24">
            <text:p>50,74049469</text:p>
          </table:table-cell>
          <table:table-cell office:value-type="float" office:value="2.350484321226071E-2" table:formula="of:=[.$C$9]*(([.$C$3]*[.$C$4]*([.$H137]-[.$M137])+[.$C$6]*([.$C$7]-[.$M137]))/[.$C$8]/[.$C$4])" table:style-name="ce12">
            <text:p>0,023505</text:p>
          </table:table-cell>
          <table:table-cell office:value-type="float" office:value="2.2887841077938731E-2" table:formula="of:=[.$C$9]*(([.$C$3]*[.$C$4]*([.$H137]-([.$M137]+1/2*[.N137]))+[.$C$6]*([.$C$7]-([.$M137]+1/2*[.N137])))/[.$C$8]/[.$C$4])" table:style-name="ce12">
            <text:p>0,022888</text:p>
          </table:table-cell>
          <table:table-cell office:value-type="float" office:value="2.2904037383964578E-2" table:formula="of:=[.$C$9]*(([.$C$3]*[.$C$4]*([.$H137]-([.$M137]+1/2*[.O137]))+[.$C$6]*([.$C$7]-([.$M137]+1/2*[.O137])))/[.$C$8]/[.$C$4])" table:style-name="ce12">
            <text:p>0,022904</text:p>
          </table:table-cell>
          <table:table-cell office:value-type="float" office:value="2.2302381249602432E-2" table:formula="of:=[.$C$9]*(([.$C$3]*[.$C$4]*([.$H137]-([.$M137]+[.P137]))+[.$C$6]*([.$C$7]-([.$M137]+[.P137])))/[.$C$8]/[.$C$4])" table:style-name="ce13">
            <text:p>0,02230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2.5" table:formula="of:=[.B137]+[.$C$9]" table:style-name="ce28">
            <text:p>62,5</text:p>
          </table:table-cell>
          <table:table-cell office:value-type="float" office:value="30.936912345861288" table:formula="of:=[.C137]+1/6*([.D137]+2*[.E137]+2*[.F137]+[.G137])" table:style-name="ce6">
            <text:p>30,93691235</text:p>
          </table:table-cell>
          <table:table-cell office:value-type="float" office:value="8.121018422823454E-4" table:formula="of:=[.$C$9]*(([.$C$3]*[.$C$4]*([.$C$5]-[.$C138])+[.$C$6]*([.$C$7]-[.$C138]))/[.$C$8]/[.$C$4])" table:style-name="ce12">
            <text:p>0,000812</text:p>
          </table:table-cell>
          <table:table-cell office:value-type="float" office:value="7.9078416892252787E-4" table:formula="of:=[.$C$9]*(([.$C$3]*[.$C$4]*([.$C$5]-([.$C138]+1/2*[.D138]))+[.$C$6]*([.$C$7]-([.$C138]+1/2*[.D138])))/[.$C$8]/[.$C$4])" table:style-name="ce12">
            <text:p>0,000791</text:p>
          </table:table-cell>
          <table:table-cell office:value-type="float" office:value="7.913437578481535E-4" table:formula="of:=[.$C$9]*(([.$C$3]*[.$C$4]*([.$C$5]-([.$C138]+1/2*[.E138]))+[.$C$6]*([.$C$7]-([.$C138]+1/2*[.E138])))/[.$C$8]/[.$C$4])" table:style-name="ce12">
            <text:p>0,000791</text:p>
          </table:table-cell>
          <table:table-cell office:value-type="float" office:value="7.7055629499545833E-4" table:formula="of:=[.$C$9]*(([.$C$3]*[.$C$4]*([.$C$5]-([.$C138]+[.F138]))+[.$C$6]*([.$C$7]-([.$C138]+[.F138])))/[.$C$8]/[.$C$4])" table:style-name="ce13">
            <text:p>0,000771</text:p>
          </table:table-cell>
          <table:table-cell office:value-type="float" office:value="41.253757738754565" table:formula="of:=[.H137]+1/6*([.I137]+2*[.J137]+2*[.K137]+[.L137])" table:style-name="ce6">
            <text:p>41,25375774</text:p>
          </table:table-cell>
          <table:table-cell office:value-type="float" office:value="6.0233360084496323E-3" table:formula="of:=[.$C$9]*(([.$C$3]*[.$C$4]*([.$C138]-[.$H138])+[.$C$6]*([.$C$7]-[.$H138]))/[.$C$8]/[.$C$4])" table:style-name="ce12">
            <text:p>0,006023</text:p>
          </table:table-cell>
          <table:table-cell office:value-type="float" office:value="5.865223438227758E-3" table:formula="of:=[.$C$9]*(([.$C$3]*[.$C$4]*([.$C138]-([.$H138]+1/2*[.I138]))+[.$C$6]*([.$C$7]-([.$H138]+1/2*[.I138])))/[.$C$8]/[.$C$4])" table:style-name="ce12">
            <text:p>0,005865</text:p>
          </table:table-cell>
          <table:table-cell office:value-type="float" office:value="5.8693738931964393E-3" table:formula="of:=[.$C$9]*(([.$C$3]*[.$C$4]*([.$C138]-([.$H138]+1/2*[.J138]))+[.$C$6]*([.$C$7]-([.$H138]+1/2*[.J138])))/[.$C$8]/[.$C$4])" table:style-name="ce12">
            <text:p>0,005869</text:p>
          </table:table-cell>
          <table:table-cell office:value-type="float" office:value="5.7151938790568693E-3" table:formula="of:=[.$C$9]*(([.$C$3]*[.$C$4]*([.$C138]-([.$H138]+[.K138]))+[.$C$6]*([.$C$7]-([.$H138]+[.K138])))/[.$C$8]/[.$C$4])" table:style-name="ce13">
            <text:p>0,005715</text:p>
          </table:table-cell>
          <table:table-cell office:value-type="float" office:value="50.763393188625521" table:formula="of:=[.M137]+1/6*([.N137]+2*[.O137]+2*[.P137]+[.Q137])" table:style-name="ce24">
            <text:p>50,76339319</text:p>
          </table:table-cell>
          <table:table-cell office:value-type="float" office:value="2.2609744534888419E-2" table:formula="of:=[.$C$9]*(([.$C$3]*[.$C$4]*([.$H138]-[.$M138])+[.$C$6]*([.$C$7]-[.$M138]))/[.$C$8]/[.$C$4])" table:style-name="ce12">
            <text:p>0,022610</text:p>
          </table:table-cell>
          <table:table-cell office:value-type="float" office:value="2.2016238740847485E-2" table:formula="of:=[.$C$9]*(([.$C$3]*[.$C$4]*([.$H138]-([.$M138]+1/2*[.N138]))+[.$C$6]*([.$C$7]-([.$M138]+1/2*[.N138])))/[.$C$8]/[.$C$4])" table:style-name="ce12">
            <text:p>0,022016</text:p>
          </table:table-cell>
          <table:table-cell office:value-type="float" office:value="2.203181826794116E-2" table:formula="of:=[.$C$9]*(([.$C$3]*[.$C$4]*([.$H138]-([.$M138]+1/2*[.O138]))+[.$C$6]*([.$C$7]-([.$M138]+1/2*[.O138])))/[.$C$8]/[.$C$4])" table:style-name="ce12">
            <text:p>0,022032</text:p>
          </table:table-cell>
          <table:table-cell office:value-type="float" office:value="2.1453074075821518E-2" table:formula="of:=[.$C$9]*(([.$C$3]*[.$C$4]*([.$H138]-([.$M138]+[.P138]))+[.$C$6]*([.$C$7]-([.$M138]+[.P138])))/[.$C$8]/[.$C$4])" table:style-name="ce13">
            <text:p>0,0214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3" table:formula="of:=[.B138]+[.$C$9]" table:style-name="ce28">
            <text:p>63</text:p>
          </table:table-cell>
          <table:table-cell office:value-type="float" office:value="30.937703498193091" table:formula="of:=[.C138]+1/6*([.D138]+2*[.E138]+2*[.F138]+[.G138])" table:style-name="ce6">
            <text:p>30,9377035</text:p>
          </table:table-cell>
          <table:table-cell office:value-type="float" office:value="7.7056634486268646E-4" table:formula="of:=[.$C$9]*(([.$C$3]*[.$C$4]*([.$C$5]-[.$C139])+[.$C$6]*([.$C$7]-[.$C139]))/[.$C$8]/[.$C$4])" table:style-name="ce12">
            <text:p>0,000771</text:p>
          </table:table-cell>
          <table:table-cell office:value-type="float" office:value="7.5033897831008293E-4" table:formula="of:=[.$C$9]*(([.$C$3]*[.$C$4]*([.$C$5]-([.$C139]+1/2*[.D139]))+[.$C$6]*([.$C$7]-([.$C139]+1/2*[.D139])))/[.$C$8]/[.$C$4])" table:style-name="ce12">
            <text:p>0,000750</text:p>
          </table:table-cell>
          <table:table-cell office:value-type="float" office:value="7.5086994668220088E-4" table:formula="of:=[.$C$9]*(([.$C$3]*[.$C$4]*([.$C$5]-([.$C139]+1/2*[.E139]))+[.$C$6]*([.$C$7]-([.$C139]+1/2*[.E139])))/[.$C$8]/[.$C$4])" table:style-name="ce12">
            <text:p>0,000751</text:p>
          </table:table-cell>
          <table:table-cell office:value-type="float" office:value="7.3114567266179616E-4" table:formula="of:=[.$C$9]*(([.$C$3]*[.$C$4]*([.$C$5]-([.$C139]+[.F139]))+[.$C$6]*([.$C$7]-([.$C139]+[.F139])))/[.$C$8]/[.$C$4])" table:style-name="ce13">
            <text:p>0,000731</text:p>
          </table:table-cell>
          <table:table-cell office:value-type="float" office:value="41.259625692846292" table:formula="of:=[.H138]+1/6*([.I138]+2*[.J138]+2*[.K138]+[.L138])" table:style-name="ce6">
            <text:p>41,25962569</text:p>
          </table:table-cell>
          <table:table-cell office:value-type="float" office:value="5.7548260352242551E-3" table:formula="of:=[.$C$9]*(([.$C$3]*[.$C$4]*([.$C139]-[.$H139])+[.$C$6]*([.$C$7]-[.$H139]))/[.$C$8]/[.$C$4])" table:style-name="ce12">
            <text:p>0,005755</text:p>
          </table:table-cell>
          <table:table-cell office:value-type="float" office:value="5.6037618517993902E-3" table:formula="of:=[.$C$9]*(([.$C$3]*[.$C$4]*([.$C139]-([.$H139]+1/2*[.I139]))+[.$C$6]*([.$C$7]-([.$H139]+1/2*[.I139])))/[.$C$8]/[.$C$4])" table:style-name="ce12">
            <text:p>0,005604</text:p>
          </table:table-cell>
          <table:table-cell office:value-type="float" office:value="5.6077272866144768E-3" table:formula="of:=[.$C$9]*(([.$C$3]*[.$C$4]*([.$C139]-([.$H139]+1/2*[.J139]))+[.$C$6]*([.$C$7]-([.$H139]+1/2*[.J139])))/[.$C$8]/[.$C$4])" table:style-name="ce12">
            <text:p>0,005608</text:p>
          </table:table-cell>
          <table:table-cell office:value-type="float" office:value="5.4604203526768058E-3" table:formula="of:=[.$C$9]*(([.$C$3]*[.$C$4]*([.$C139]-([.$H139]+[.K139]))+[.$C$6]*([.$C$7]-([.$H139]+[.K139])))/[.$C$8]/[.$C$4])" table:style-name="ce13">
            <text:p>0,005460</text:p>
          </table:table-cell>
          <table:table-cell office:value-type="float" office:value="50.785419677396902" table:formula="of:=[.M138]+1/6*([.N138]+2*[.O138]+2*[.P138]+[.Q138])" table:style-name="ce24">
            <text:p>50,78541968</text:p>
          </table:table-cell>
          <table:table-cell office:value-type="float" office:value="2.1746751578977239E-2" table:formula="of:=[.$C$9]*(([.$C$3]*[.$C$4]*([.$H139]-[.$M139])+[.$C$6]*([.$C$7]-[.$M139]))/[.$C$8]/[.$C$4])" table:style-name="ce12">
            <text:p>0,021747</text:p>
          </table:table-cell>
          <table:table-cell office:value-type="float" office:value="2.117589935002917E-2" table:formula="of:=[.$C$9]*(([.$C$3]*[.$C$4]*([.$H139]-([.$M139]+1/2*[.N139]))+[.$C$6]*([.$C$7]-([.$M139]+1/2*[.N139])))/[.$C$8]/[.$C$4])" table:style-name="ce12">
            <text:p>0,021176</text:p>
          </table:table-cell>
          <table:table-cell office:value-type="float" office:value="2.1190884221039027E-2" table:formula="of:=[.$C$9]*(([.$C$3]*[.$C$4]*([.$H139]-([.$M139]+1/2*[.O139]))+[.$C$6]*([.$C$7]-([.$M139]+1/2*[.O139])))/[.$C$8]/[.$C$4])" table:style-name="ce12">
            <text:p>0,021191</text:p>
          </table:table-cell>
          <table:table-cell office:value-type="float" office:value="2.0634230157372487E-2" table:formula="of:=[.$C$9]*(([.$C$3]*[.$C$4]*([.$H139]-([.$M139]+[.P139]))+[.$C$6]*([.$C$7]-([.$M139]+[.P139])))/[.$C$8]/[.$C$4])" table:style-name="ce13">
            <text:p>0,02063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3.5" table:formula="of:=[.B139]+[.$C$9]" table:style-name="ce28">
            <text:p>63,5</text:p>
          </table:table-cell>
          <table:table-cell office:value-type="float" office:value="30.938454186504341" table:formula="of:=[.C139]+1/6*([.D139]+2*[.E139]+2*[.F139]+[.G139])" table:style-name="ce6">
            <text:p>30,93845419</text:p>
          </table:table-cell>
          <table:table-cell office:value-type="float" office:value="7.3115520852206825E-4" table:formula="of:=[.$C$9]*(([.$C$3]*[.$C$4]*([.$C$5]-[.$C140])+[.$C$6]*([.$C$7]-[.$C140]))/[.$C$8]/[.$C$4])" table:style-name="ce12">
            <text:p>0,000731</text:p>
          </table:table-cell>
          <table:table-cell office:value-type="float" office:value="7.1196238429854471E-4" table:formula="of:=[.$C$9]*(([.$C$3]*[.$C$4]*([.$C$5]-([.$C140]+1/2*[.D140]))+[.$C$6]*([.$C$7]-([.$C140]+1/2*[.D140])))/[.$C$8]/[.$C$4])" table:style-name="ce12">
            <text:p>0,000712</text:p>
          </table:table-cell>
          <table:table-cell office:value-type="float" office:value="7.1246619593421203E-4" table:formula="of:=[.$C$9]*(([.$C$3]*[.$C$4]*([.$C$5]-([.$C140]+1/2*[.E140]))+[.$C$6]*([.$C$7]-([.$C140]+1/2*[.E140])))/[.$C$8]/[.$C$4])" table:style-name="ce12">
            <text:p>0,000712</text:p>
          </table:table-cell>
          <table:table-cell office:value-type="float" office:value="6.9375073323556084E-4" table:formula="of:=[.$C$9]*(([.$C$3]*[.$C$4]*([.$C$5]-([.$C140]+[.F140]))+[.$C$6]*([.$C$7]-([.$C140]+[.F140])))/[.$C$8]/[.$C$4])" table:style-name="ce13">
            <text:p>0,000694</text:p>
          </table:table-cell>
          <table:table-cell office:value-type="float" office:value="41.265232063623749" table:formula="of:=[.H139]+1/6*([.I139]+2*[.J139]+2*[.K139]+[.L139])" table:style-name="ce6">
            <text:p>41,26523206</text:p>
          </table:table-cell>
          <table:table-cell office:value-type="float" office:value="5.4980259849702409E-3" table:formula="of:=[.$C$9]*(([.$C$3]*[.$C$4]*([.$C140]-[.$H140])+[.$C$6]*([.$C$7]-[.$H140]))/[.$C$8]/[.$C$4])" table:style-name="ce12">
            <text:p>0,005498</text:p>
          </table:table-cell>
          <table:table-cell office:value-type="float" office:value="5.353702802864518E-3" table:formula="of:=[.$C$9]*(([.$C$3]*[.$C$4]*([.$C140]-([.$H140]+1/2*[.I140]))+[.$C$6]*([.$C$7]-([.$H140]+1/2*[.I140])))/[.$C$8]/[.$C$4])" table:style-name="ce12">
            <text:p>0,005354</text:p>
          </table:table-cell>
          <table:table-cell office:value-type="float" office:value="5.3574912863949753E-3" table:formula="of:=[.$C$9]*(([.$C$3]*[.$C$4]*([.$C140]-([.$H140]+1/2*[.J140]))+[.$C$6]*([.$C$7]-([.$H140]+1/2*[.J140])))/[.$C$8]/[.$C$4])" table:style-name="ce12">
            <text:p>0,005357</text:p>
          </table:table-cell>
          <table:table-cell office:value-type="float" office:value="5.2167576924343848E-3" table:formula="of:=[.$C$9]*(([.$C$3]*[.$C$4]*([.$C140]-([.$H140]+[.K140]))+[.$C$6]*([.$C$7]-([.$H140]+[.K140])))/[.$C$8]/[.$C$4])" table:style-name="ce13">
            <text:p>0,005217</text:p>
          </table:table-cell>
          <table:table-cell office:value-type="float" office:value="50.806605435543318" table:formula="of:=[.M139]+1/6*([.N139]+2*[.O139]+2*[.P139]+[.Q139])" table:style-name="ce24">
            <text:p>50,80660544</text:p>
          </table:table-cell>
          <table:table-cell office:value-type="float" office:value="2.0914817815163248E-2" table:formula="of:=[.$C$9]*(([.$C$3]*[.$C$4]*([.$H140]-[.$M140])+[.$C$6]*([.$C$7]-[.$M140]))/[.$C$8]/[.$C$4])" table:style-name="ce12">
            <text:p>0,020915</text:p>
          </table:table-cell>
          <table:table-cell office:value-type="float" office:value="2.0365803847515108E-2" table:formula="of:=[.$C$9]*(([.$C$3]*[.$C$4]*([.$H140]-([.$M140]+1/2*[.N140]))+[.$C$6]*([.$C$7]-([.$M140]+1/2*[.N140])))/[.$C$8]/[.$C$4])" table:style-name="ce12">
            <text:p>0,020366</text:p>
          </table:table-cell>
          <table:table-cell office:value-type="float" office:value="2.0380215464166098E-2" table:formula="of:=[.$C$9]*(([.$C$3]*[.$C$4]*([.$H140]-([.$M140]+1/2*[.O140]))+[.$C$6]*([.$C$7]-([.$M140]+1/2*[.O140])))/[.$C$8]/[.$C$4])" table:style-name="ce12">
            <text:p>0,020380</text:p>
          </table:table-cell>
          <table:table-cell office:value-type="float" office:value="1.9844856503294581E-2" table:formula="of:=[.$C$9]*(([.$C$3]*[.$C$4]*([.$H140]-([.$M140]+[.P140]))+[.$C$6]*([.$C$7]-([.$M140]+[.P140])))/[.$C$8]/[.$C$4])" table:style-name="ce13">
            <text:p>0,01984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4" table:formula="of:=[.B140]+[.$C$9]" table:style-name="ce28">
            <text:p>64</text:p>
          </table:table-cell>
          <table:table-cell office:value-type="float" office:value="30.939166480354711" table:formula="of:=[.C140]+1/6*([.D140]+2*[.E140]+2*[.F140]+[.G140])" table:style-name="ce6">
            <text:p>30,93916648</text:p>
          </table:table-cell>
          <table:table-cell office:value-type="float" office:value="6.9375978137770739E-4" table:formula="of:=[.$C$9]*(([.$C$3]*[.$C$4]*([.$C$5]-[.$C141])+[.$C$6]*([.$C$7]-[.$C141]))/[.$C$8]/[.$C$4])" table:style-name="ce12">
            <text:p>0,000694</text:p>
          </table:table-cell>
          <table:table-cell office:value-type="float" office:value="6.7554858711650926E-4" table:formula="of:=[.$C$9]*(([.$C$3]*[.$C$4]*([.$C$5]-([.$C141]+1/2*[.D141]))+[.$C$6]*([.$C$7]-([.$C141]+1/2*[.D141])))/[.$C$8]/[.$C$4])" table:style-name="ce12">
            <text:p>0,000676</text:p>
          </table:table-cell>
          <table:table-cell office:value-type="float" office:value="6.7602663096579365E-4" table:formula="of:=[.$C$9]*(([.$C$3]*[.$C$4]*([.$C$5]-([.$C141]+1/2*[.E141]))+[.$C$6]*([.$C$7]-([.$C141]+1/2*[.E141])))/[.$C$8]/[.$C$4])" table:style-name="ce12">
            <text:p>0,000676</text:p>
          </table:table-cell>
          <table:table-cell office:value-type="float" office:value="6.5826838325199334E-4" table:formula="of:=[.$C$9]*(([.$C$3]*[.$C$4]*([.$C$5]-([.$C141]+[.F141]))+[.$C$6]*([.$C$7]-([.$C141]+[.F141])))/[.$C$8]/[.$C$4])" table:style-name="ce13">
            <text:p>0,000658</text:p>
          </table:table-cell>
          <table:table-cell office:value-type="float" office:value="41.270588258933067" table:formula="of:=[.H140]+1/6*([.I140]+2*[.J140]+2*[.K140]+[.L140])" table:style-name="ce6">
            <text:p>41,27058826</text:p>
          </table:table-cell>
          <table:table-cell office:value-type="float" office:value="5.2524404237495898E-3" table:formula="of:=[.$C$9]*(([.$C$3]*[.$C$4]*([.$C141]-[.$H141])+[.$C$6]*([.$C$7]-[.$H141]))/[.$C$8]/[.$C$4])" table:style-name="ce12">
            <text:p>0,005252</text:p>
          </table:table-cell>
          <table:table-cell office:value-type="float" office:value="5.1145638626262551E-3" table:formula="of:=[.$C$9]*(([.$C$3]*[.$C$4]*([.$C141]-([.$H141]+1/2*[.I141]))+[.$C$6]*([.$C$7]-([.$H141]+1/2*[.I141])))/[.$C$8]/[.$C$4])" table:style-name="ce12">
            <text:p>0,005115</text:p>
          </table:table-cell>
          <table:table-cell office:value-type="float" office:value="5.1181831223557307E-3" table:formula="of:=[.$C$9]*(([.$C$3]*[.$C$4]*([.$C141]-([.$H141]+1/2*[.J141]))+[.$C$6]*([.$C$7]-([.$H141]+1/2*[.J141])))/[.$C$8]/[.$C$4])" table:style-name="ce12">
            <text:p>0,005118</text:p>
          </table:table-cell>
          <table:table-cell office:value-type="float" office:value="4.9837358098258162E-3" table:formula="of:=[.$C$9]*(([.$C$3]*[.$C$4]*([.$C141]-([.$H141]+[.K141]))+[.$C$6]*([.$C$7]-([.$H141]+[.K141])))/[.$C$8]/[.$C$4])" table:style-name="ce13">
            <text:p>0,004984</text:p>
          </table:table-cell>
          <table:table-cell office:value-type="float" office:value="50.826980721033621" table:formula="of:=[.M140]+1/6*([.N140]+2*[.O140]+2*[.P140]+[.Q140])" table:style-name="ce24">
            <text:p>50,82698072</text:p>
          </table:table-cell>
          <table:table-cell office:value-type="float" office:value="2.0112925092388254E-2" table:formula="of:=[.$C$9]*(([.$C$3]*[.$C$4]*([.$H141]-[.$M141])+[.$C$6]*([.$C$7]-[.$M141]))/[.$C$8]/[.$C$4])" table:style-name="ce12">
            <text:p>0,020113</text:p>
          </table:table-cell>
          <table:table-cell office:value-type="float" office:value="1.9584960808712991E-2" table:formula="of:=[.$C$9]*(([.$C$3]*[.$C$4]*([.$H141]-([.$M141]+1/2*[.N141]))+[.$C$6]*([.$C$7]-([.$M141]+1/2*[.N141])))/[.$C$8]/[.$C$4])" table:style-name="ce12">
            <text:p>0,019585</text:p>
          </table:table-cell>
          <table:table-cell office:value-type="float" office:value="1.9598819871159492E-2" table:formula="of:=[.$C$9]*(([.$C$3]*[.$C$4]*([.$H141]-([.$M141]+1/2*[.O141]))+[.$C$6]*([.$C$7]-([.$M141]+1/2*[.O141])))/[.$C$8]/[.$C$4])" table:style-name="ce12">
            <text:p>0,019599</text:p>
          </table:table-cell>
          <table:table-cell office:value-type="float" office:value="1.9083987049152599E-2" table:formula="of:=[.$C$9]*(([.$C$3]*[.$C$4]*([.$H141]-([.$M141]+[.P141]))+[.$C$6]*([.$C$7]-([.$M141]+[.P141])))/[.$C$8]/[.$C$4])" table:style-name="ce13">
            <text:p>0,0190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4.5" table:formula="of:=[.B141]+[.$C$9]" table:style-name="ce28">
            <text:p>64,5</text:p>
          </table:table-cell>
          <table:table-cell office:value-type="float" office:value="30.939842343454842" table:formula="of:=[.C141]+1/6*([.D141]+2*[.E141]+2*[.F141]+[.G141])" table:style-name="ce6">
            <text:p>30,93984234</text:p>
          </table:table-cell>
          <table:table-cell office:value-type="float" office:value="6.5827696862072568E-4" table:formula="of:=[.$C$9]*(([.$C$3]*[.$C$4]*([.$C$5]-[.$C142])+[.$C$6]*([.$C$7]-[.$C142]))/[.$C$8]/[.$C$4])" table:style-name="ce12">
            <text:p>0,000658</text:p>
          </table:table-cell>
          <table:table-cell office:value-type="float" office:value="6.4099719819444092E-4" table:formula="of:=[.$C$9]*(([.$C$3]*[.$C$4]*([.$C$5]-([.$C142]+1/2*[.D142]))+[.$C$6]*([.$C$7]-([.$C142]+1/2*[.D142])))/[.$C$8]/[.$C$4])" table:style-name="ce12">
            <text:p>0,000641</text:p>
          </table:table-cell>
          <table:table-cell office:value-type="float" office:value="6.4145079216814337E-4" table:formula="of:=[.$C$9]*(([.$C$3]*[.$C$4]*([.$C$5]-([.$C142]+1/2*[.E142]))+[.$C$6]*([.$C$7]-([.$C142]+1/2*[.E142])))/[.$C$8]/[.$C$4])" table:style-name="ce12">
            <text:p>0,000641</text:p>
          </table:table-cell>
          <table:table-cell office:value-type="float" office:value="6.2460080203197773E-4" table:formula="of:=[.$C$9]*(([.$C$3]*[.$C$4]*([.$C$5]-([.$C142]+[.F142]))+[.$C$6]*([.$C$7]-([.$C142]+[.F142])))/[.$C$8]/[.$C$4])" table:style-name="ce13">
            <text:p>0,000625</text:p>
          </table:table-cell>
          <table:table-cell office:value-type="float" office:value="41.275705203966993" table:formula="of:=[.H141]+1/6*([.I141]+2*[.J141]+2*[.K141]+[.L141])" table:style-name="ce6">
            <text:p>41,2757052</text:p>
          </table:table-cell>
          <table:table-cell office:value-type="float" office:value="5.0175939644749408E-3" table:formula="of:=[.$C$9]*(([.$C$3]*[.$C$4]*([.$C142]-[.$H142])+[.$C$6]*([.$C$7]-[.$H142]))/[.$C$8]/[.$C$4])" table:style-name="ce12">
            <text:p>0,005018</text:p>
          </table:table-cell>
          <table:table-cell office:value-type="float" office:value="4.885882122907333E-3" table:formula="of:=[.$C$9]*(([.$C$3]*[.$C$4]*([.$C142]-([.$H142]+1/2*[.I142]))+[.$C$6]*([.$C$7]-([.$H142]+1/2*[.I142])))/[.$C$8]/[.$C$4])" table:style-name="ce12">
            <text:p>0,004886</text:p>
          </table:table-cell>
          <table:table-cell office:value-type="float" office:value="4.8893395587487022E-3" table:formula="of:=[.$C$9]*(([.$C$3]*[.$C$4]*([.$C142]-([.$H142]+1/2*[.J142]))+[.$C$6]*([.$C$7]-([.$H142]+1/2*[.J142])))/[.$C$8]/[.$C$4])" table:style-name="ce12">
            <text:p>0,004889</text:p>
          </table:table-cell>
          <table:table-cell office:value-type="float" office:value="4.7609036376405813E-3" table:formula="of:=[.$C$9]*(([.$C$3]*[.$C$4]*([.$C142]-([.$H142]+[.K142]))+[.$C$6]*([.$C$7]-([.$H142]+[.K142])))/[.$C$8]/[.$C$4])" table:style-name="ce13">
            <text:p>0,004761</text:p>
          </table:table-cell>
          <table:table-cell office:value-type="float" office:value="50.846574799950503" table:formula="of:=[.M141]+1/6*([.N141]+2*[.O141]+2*[.P141]+[.Q141])" table:style-name="ce24">
            <text:p>50,8465748</text:p>
          </table:table-cell>
          <table:table-cell office:value-type="float" office:value="1.9340083200948242E-2" table:formula="of:=[.$C$9]*(([.$C$3]*[.$C$4]*([.$H142]-[.$M142])+[.$C$6]*([.$C$7]-[.$M142]))/[.$C$8]/[.$C$4])" table:style-name="ce12">
            <text:p>0,019340</text:p>
          </table:table-cell>
          <table:table-cell office:value-type="float" office:value="1.8832406016923528E-2" table:formula="of:=[.$C$9]*(([.$C$3]*[.$C$4]*([.$H142]-([.$M142]+1/2*[.N142]))+[.$C$6]*([.$C$7]-([.$M142]+1/2*[.N142])))/[.$C$8]/[.$C$4])" table:style-name="ce12">
            <text:p>0,018832</text:p>
          </table:table-cell>
          <table:table-cell office:value-type="float" office:value="1.884573254300392E-2" table:formula="of:=[.$C$9]*(([.$C$3]*[.$C$4]*([.$H142]-([.$M142]+1/2*[.O142]))+[.$C$6]*([.$C$7]-([.$M142]+1/2*[.O142])))/[.$C$8]/[.$C$4])" table:style-name="ce12">
            <text:p>0,018846</text:p>
          </table:table-cell>
          <table:table-cell office:value-type="float" office:value="1.835068224244037E-2" table:formula="of:=[.$C$9]*(([.$C$3]*[.$C$4]*([.$H142]-([.$M142]+[.P142]))+[.$C$6]*([.$C$7]-([.$M142]+[.P142])))/[.$C$8]/[.$C$4])" table:style-name="ce13">
            <text:p>0,01835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5" table:formula="of:=[.B142]+[.$C$9]" table:style-name="ce28">
            <text:p>65</text:p>
          </table:table-cell>
          <table:table-cell office:value-type="float" office:value="30.940483639080071" table:formula="of:=[.C142]+1/6*([.D142]+2*[.E142]+2*[.F142]+[.G142])" table:style-name="ce6">
            <text:p>30,94048364</text:p>
          </table:table-cell>
          <table:table-cell office:value-type="float" office:value="6.2460894829632712E-4" table:formula="of:=[.$C$9]*(([.$C$3]*[.$C$4]*([.$C$5]-[.$C143])+[.$C$6]*([.$C$7]-[.$C143]))/[.$C$8]/[.$C$4])" table:style-name="ce12">
            <text:p>0,000625</text:p>
          </table:table-cell>
          <table:table-cell office:value-type="float" office:value="6.0821296340361644E-4" table:formula="of:=[.$C$9]*(([.$C$3]*[.$C$4]*([.$C$5]-([.$C143]+1/2*[.D143]))+[.$C$6]*([.$C$7]-([.$C143]+1/2*[.D143])))/[.$C$8]/[.$C$4])" table:style-name="ce12">
            <text:p>0,000608</text:p>
          </table:table-cell>
          <table:table-cell office:value-type="float" office:value="6.08643358006816E-4" table:formula="of:=[.$C$9]*(([.$C$3]*[.$C$4]*([.$C$5]-([.$C143]+1/2*[.E143]))+[.$C$6]*([.$C$7]-([.$C143]+1/2*[.E143])))/[.$C$8]/[.$C$4])" table:style-name="ce12">
            <text:p>0,000609</text:p>
          </table:table-cell>
          <table:table-cell office:value-type="float" office:value="5.9265517200083196E-4" table:formula="of:=[.$C$9]*(([.$C$3]*[.$C$4]*([.$C$5]-([.$C143]+[.F143]))+[.$C$6]*([.$C$7]-([.$C143]+[.F143])))/[.$C$8]/[.$C$4])" table:style-name="ce13">
            <text:p>0,000593</text:p>
          </table:table-cell>
          <table:table-cell office:value-type="float" office:value="41.280593360794562" table:formula="of:=[.H142]+1/6*([.I142]+2*[.J142]+2*[.K142]+[.L142])" table:style-name="ce6">
            <text:p>41,28059336</text:p>
          </table:table-cell>
          <table:table-cell office:value-type="float" office:value="4.7930305122889649E-3" table:formula="of:=[.$C$9]*(([.$C$3]*[.$C$4]*([.$C143]-[.$H143])+[.$C$6]*([.$C$7]-[.$H143]))/[.$C$8]/[.$C$4])" table:style-name="ce12">
            <text:p>0,004793</text:p>
          </table:table-cell>
          <table:table-cell office:value-type="float" office:value="4.667213461341589E-3" table:formula="of:=[.$C$9]*(([.$C$3]*[.$C$4]*([.$C143]-([.$H143]+1/2*[.I143]))+[.$C$6]*([.$C$7]-([.$H143]+1/2*[.I143])))/[.$C$8]/[.$C$4])" table:style-name="ce12">
            <text:p>0,004667</text:p>
          </table:table-cell>
          <table:table-cell office:value-type="float" office:value="4.6705161589287629E-3" table:formula="of:=[.$C$9]*(([.$C$3]*[.$C$4]*([.$C143]-([.$H143]+1/2*[.J143]))+[.$C$6]*([.$C$7]-([.$H143]+1/2*[.J143])))/[.$C$8]/[.$C$4])" table:style-name="ce12">
            <text:p>0,004671</text:p>
          </table:table-cell>
          <table:table-cell office:value-type="float" office:value="4.5478284139452395E-3" table:formula="of:=[.$C$9]*(([.$C$3]*[.$C$4]*([.$C143]-([.$H143]+[.K143]))+[.$C$6]*([.$C$7]-([.$H143]+[.K143])))/[.$C$8]/[.$C$4])" table:style-name="ce13">
            <text:p>0,004548</text:p>
          </table:table-cell>
          <table:table-cell office:value-type="float" office:value="50.865415973711045" table:formula="of:=[.M142]+1/6*([.N142]+2*[.O142]+2*[.P142]+[.Q142])" table:style-name="ce24">
            <text:p>50,86541597</text:p>
          </table:table-cell>
          <table:table-cell office:value-type="float" office:value="1.859532941989829E-2" table:formula="of:=[.$C$9]*(([.$C$3]*[.$C$4]*([.$H143]-[.$M143])+[.$C$6]*([.$C$7]-[.$M143]))/[.$C$8]/[.$C$4])" table:style-name="ce12">
            <text:p>0,018595</text:p>
          </table:table-cell>
          <table:table-cell office:value-type="float" office:value="1.8107202022626039E-2" table:formula="of:=[.$C$9]*(([.$C$3]*[.$C$4]*([.$H143]-([.$M143]+1/2*[.N143]))+[.$C$6]*([.$C$7]-([.$M143]+1/2*[.N143])))/[.$C$8]/[.$C$4])" table:style-name="ce12">
            <text:p>0,018107</text:p>
          </table:table-cell>
          <table:table-cell office:value-type="float" office:value="1.8120015366804524E-2" table:formula="of:=[.$C$9]*(([.$C$3]*[.$C$4]*([.$H143]-([.$M143]+1/2*[.O143]))+[.$C$6]*([.$C$7]-([.$M143]+1/2*[.O143])))/[.$C$8]/[.$C$4])" table:style-name="ce12">
            <text:p>0,018120</text:p>
          </table:table-cell>
          <table:table-cell office:value-type="float" office:value="1.7644028613141016E-2" table:formula="of:=[.$C$9]*(([.$C$3]*[.$C$4]*([.$H143]-([.$M143]+[.P143]))+[.$C$6]*([.$C$7]-([.$M143]+[.P143])))/[.$C$8]/[.$C$4])" table:style-name="ce13">
            <text:p>0,01764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5.5" table:formula="of:=[.B143]+[.$C$9]" table:style-name="ce28">
            <text:p>65,5</text:p>
          </table:table-cell>
          <table:table-cell office:value-type="float" office:value="30.941092135207256" table:formula="of:=[.C143]+1/6*([.D143]+2*[.E143]+2*[.F143]+[.G143])" table:style-name="ce6">
            <text:p>30,94109214</text:p>
          </table:table-cell>
          <table:table-cell office:value-type="float" office:value="5.9266290161895082E-4" table:formula="of:=[.$C$9]*(([.$C$3]*[.$C$4]*([.$C$5]-[.$C144])+[.$C$6]*([.$C$7]-[.$C144]))/[.$C$8]/[.$C$4])" table:style-name="ce12">
            <text:p>0,000593</text:p>
          </table:table-cell>
          <table:table-cell office:value-type="float" office:value="5.771055004515802E-4" table:formula="of:=[.$C$9]*(([.$C$3]*[.$C$4]*([.$C$5]-([.$C144]+1/2*[.D144]))+[.$C$6]*([.$C$7]-([.$C144]+1/2*[.D144])))/[.$C$8]/[.$C$4])" table:style-name="ce12">
            <text:p>0,000577</text:p>
          </table:table-cell>
          <table:table-cell office:value-type="float" office:value="5.7751388223209682E-4" table:formula="of:=[.$C$9]*(([.$C$3]*[.$C$4]*([.$C$5]-([.$C144]+1/2*[.E144]))+[.$C$6]*([.$C$7]-([.$C144]+1/2*[.E144])))/[.$C$8]/[.$C$4])" table:style-name="ce12">
            <text:p>0,000578</text:p>
          </table:table-cell>
          <table:table-cell office:value-type="float" office:value="5.6234342280197321E-4" table:formula="of:=[.$C$9]*(([.$C$3]*[.$C$4]*([.$C$5]-([.$C144]+[.F144]))+[.$C$6]*([.$C$7]-([.$C144]+[.F144])))/[.$C$8]/[.$C$4])" table:style-name="ce13">
            <text:p>0,000562</text:p>
          </table:table-cell>
          <table:table-cell office:value-type="float" office:value="41.285262747155691" table:formula="of:=[.H143]+1/6*([.I143]+2*[.J143]+2*[.K143]+[.L143])" table:style-name="ce6">
            <text:p>41,28526275</text:p>
          </table:table-cell>
          <table:table-cell office:value-type="float" office:value="4.5783125346890753E-3" table:formula="of:=[.$C$9]*(([.$C$3]*[.$C$4]*([.$C144]-[.$H144])+[.$C$6]*([.$C$7]-[.$H144]))/[.$C$8]/[.$C$4])" table:style-name="ce12">
            <text:p>0,004578</text:p>
          </table:table-cell>
          <table:table-cell office:value-type="float" office:value="4.4581318306534286E-3" table:formula="of:=[.$C$9]*(([.$C$3]*[.$C$4]*([.$C144]-([.$H144]+1/2*[.I144]))+[.$C$6]*([.$C$7]-([.$H144]+1/2*[.I144])))/[.$C$8]/[.$C$4])" table:style-name="ce12">
            <text:p>0,004458</text:p>
          </table:table-cell>
          <table:table-cell office:value-type="float" office:value="4.4612865741341916E-3" table:formula="of:=[.$C$9]*(([.$C$3]*[.$C$4]*([.$C144]-([.$H144]+1/2*[.J144]))+[.$C$6]*([.$C$7]-([.$H144]+1/2*[.J144])))/[.$C$8]/[.$C$4])" table:style-name="ce12">
            <text:p>0,004461</text:p>
          </table:table-cell>
          <table:table-cell office:value-type="float" office:value="4.3440949895469884E-3" table:formula="of:=[.$C$9]*(([.$C$3]*[.$C$4]*([.$C144]-([.$H144]+[.K144]))+[.$C$6]*([.$C$7]-([.$H144]+[.K144])))/[.$C$8]/[.$C$4])" table:style-name="ce13">
            <text:p>0,004344</text:p>
          </table:table-cell>
          <table:table-cell office:value-type="float" office:value="50.883531605846365" table:formula="of:=[.M143]+1/6*([.N143]+2*[.O143]+2*[.P143]+[.Q143])" table:style-name="ce24">
            <text:p>50,88353161</text:p>
          </table:table-cell>
          <table:table-cell office:value-type="float" office:value="1.7877728050850351E-2" table:formula="of:=[.$C$9]*(([.$C$3]*[.$C$4]*([.$H144]-[.$M144])+[.$C$6]*([.$C$7]-[.$M144]))/[.$C$8]/[.$C$4])" table:style-name="ce12">
            <text:p>0,017878</text:p>
          </table:table-cell>
          <table:table-cell office:value-type="float" office:value="1.7408437689515607E-2" table:formula="of:=[.$C$9]*(([.$C$3]*[.$C$4]*([.$H144]-([.$M144]+1/2*[.N144]))+[.$C$6]*([.$C$7]-([.$M144]+1/2*[.N144])))/[.$C$8]/[.$C$4])" table:style-name="ce12">
            <text:p>0,017408</text:p>
          </table:table-cell>
          <table:table-cell office:value-type="float" office:value="1.7420756561500751E-2" table:formula="of:=[.$C$9]*(([.$C$3]*[.$C$4]*([.$H144]-([.$M144]+1/2*[.O144]))+[.$C$6]*([.$C$7]-([.$M144]+1/2*[.O144])))/[.$C$8]/[.$C$4])" table:style-name="ce12">
            <text:p>0,017421</text:p>
          </table:table-cell>
          <table:table-cell office:value-type="float" office:value="1.6963138331371738E-2" table:formula="of:=[.$C$9]*(([.$C$3]*[.$C$4]*([.$H144]-([.$M144]+[.P144]))+[.$C$6]*([.$C$7]-([.$M144]+[.P144])))/[.$C$8]/[.$C$4])" table:style-name="ce13">
            <text:p>0,01696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6" table:formula="of:=[.B144]+[.$C$9]" table:style-name="ce28">
            <text:p>66</text:p>
          </table:table-cell>
          <table:table-cell office:value-type="float" office:value="30.941669509388888" table:formula="of:=[.C144]+1/6*([.D144]+2*[.E144]+2*[.F144]+[.G144])" table:style-name="ce6">
            <text:p>30,94166951</text:p>
          </table:table-cell>
          <table:table-cell office:value-type="float" office:value="5.6235075708343629E-4" table:formula="of:=[.$C$9]*(([.$C$3]*[.$C$4]*([.$C$5]-[.$C145])+[.$C$6]*([.$C$7]-[.$C145]))/[.$C$8]/[.$C$4])" table:style-name="ce12">
            <text:p>0,000562</text:p>
          </table:table-cell>
          <table:table-cell office:value-type="float" office:value="5.4758904970992717E-4" table:formula="of:=[.$C$9]*(([.$C$3]*[.$C$4]*([.$C$5]-([.$C145]+1/2*[.D145]))+[.$C$6]*([.$C$7]-([.$C145]+1/2*[.D145])))/[.$C$8]/[.$C$4])" table:style-name="ce12">
            <text:p>0,000548</text:p>
          </table:table-cell>
          <table:table-cell office:value-type="float" office:value="5.4797654452852387E-4" table:formula="of:=[.$C$9]*(([.$C$3]*[.$C$4]*([.$C$5]-([.$C145]+1/2*[.E145]))+[.$C$6]*([.$C$7]-([.$C145]+1/2*[.E145])))/[.$C$8]/[.$C$4])" table:style-name="ce12">
            <text:p>0,000548</text:p>
          </table:table-cell>
          <table:table-cell office:value-type="float" office:value="5.3358198849571181E-4" table:formula="of:=[.$C$9]*(([.$C$3]*[.$C$4]*([.$C$5]-([.$C145]+[.F145]))+[.$C$6]*([.$C$7]-([.$C145]+[.F145])))/[.$C$8]/[.$C$4])" table:style-name="ce13">
            <text:p>0,000534</text:p>
          </table:table-cell>
          <table:table-cell office:value-type="float" office:value="41.289722954544658" table:formula="of:=[.H144]+1/6*([.I144]+2*[.J144]+2*[.K144]+[.L144])" table:style-name="ce6">
            <text:p>41,28972295</text:p>
          </table:table-cell>
          <table:table-cell office:value-type="float" office:value="4.3730203558499173E-3" table:formula="of:=[.$C$9]*(([.$C$3]*[.$C$4]*([.$C145]-[.$H145])+[.$C$6]*([.$C$7]-[.$H145]))/[.$C$8]/[.$C$4])" table:style-name="ce12">
            <text:p>0,004373</text:p>
          </table:table-cell>
          <table:table-cell office:value-type="float" office:value="4.2582285715086531E-3" table:formula="of:=[.$C$9]*(([.$C$3]*[.$C$4]*([.$C145]-([.$H145]+1/2*[.I145]))+[.$C$6]*([.$C$7]-([.$H145]+1/2*[.I145])))/[.$C$8]/[.$C$4])" table:style-name="ce12">
            <text:p>0,004258</text:p>
          </table:table-cell>
          <table:table-cell office:value-type="float" office:value="4.2612418558475159E-3" table:formula="of:=[.$C$9]*(([.$C$3]*[.$C$4]*([.$C145]-([.$H145]+1/2*[.J145]))+[.$C$6]*([.$C$7]-([.$H145]+1/2*[.J145])))/[.$C$8]/[.$C$4])" table:style-name="ce12">
            <text:p>0,004261</text:p>
          </table:table-cell>
          <table:table-cell office:value-type="float" office:value="4.149305158417633E-3" table:formula="of:=[.$C$9]*(([.$C$3]*[.$C$4]*([.$C145]-([.$H145]+[.K145]))+[.$C$6]*([.$C$7]-([.$H145]+[.K145])))/[.$C$8]/[.$C$4])" table:style-name="ce13">
            <text:p>0,004149</text:p>
          </table:table-cell>
          <table:table-cell office:value-type="float" office:value="50.900948148327075" table:formula="of:=[.M144]+1/6*([.N144]+2*[.O144]+2*[.P144]+[.Q144])" table:style-name="ce24">
            <text:p>50,90094815</text:p>
          </table:table-cell>
          <table:table-cell office:value-type="float" office:value="1.7186369940061466E-2" table:formula="of:=[.$C$9]*(([.$C$3]*[.$C$4]*([.$H145]-[.$M145])+[.$C$6]*([.$C$7]-[.$M145]))/[.$C$8]/[.$C$4])" table:style-name="ce12">
            <text:p>0,017186</text:p>
          </table:table-cell>
          <table:table-cell office:value-type="float" office:value="1.6735227729134806E-2" table:formula="of:=[.$C$9]*(([.$C$3]*[.$C$4]*([.$H145]-([.$M145]+1/2*[.N145]))+[.$C$6]*([.$C$7]-([.$M145]+1/2*[.N145])))/[.$C$8]/[.$C$4])" table:style-name="ce12">
            <text:p>0,016735</text:p>
          </table:table-cell>
          <table:table-cell office:value-type="float" office:value="1.6747070212171821E-2" table:formula="of:=[.$C$9]*(([.$C$3]*[.$C$4]*([.$H145]-([.$M145]+1/2*[.O145]))+[.$C$6]*([.$C$7]-([.$M145]+1/2*[.O145])))/[.$C$8]/[.$C$4])" table:style-name="ce12">
            <text:p>0,016747</text:p>
          </table:table-cell>
          <table:table-cell office:value-type="float" office:value="1.6307148753922546E-2" table:formula="of:=[.$C$9]*(([.$C$3]*[.$C$4]*([.$H145]-([.$M145]+[.P145]))+[.$C$6]*([.$C$7]-([.$M145]+[.P145])))/[.$C$8]/[.$C$4])" table:style-name="ce13">
            <text:p>0,01630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6.5" table:formula="of:=[.B145]+[.$C$9]" table:style-name="ce28">
            <text:p>66,5</text:p>
          </table:table-cell>
          <table:table-cell office:value-type="float" office:value="30.942217353377895" table:formula="of:=[.C145]+1/6*([.D145]+2*[.E145]+2*[.F145]+[.G145])" table:style-name="ce6">
            <text:p>30,94221735</text:p>
          </table:table-cell>
          <table:table-cell office:value-type="float" office:value="5.3358894766051895E-4" table:formula="of:=[.$C$9]*(([.$C$3]*[.$C$4]*([.$C$5]-[.$C146])+[.$C$6]*([.$C$7]-[.$C146]))/[.$C$8]/[.$C$4])" table:style-name="ce12">
            <text:p>0,000534</text:p>
          </table:table-cell>
          <table:table-cell office:value-type="float" office:value="5.195822377843342E-4" table:formula="of:=[.$C$9]*(([.$C$3]*[.$C$4]*([.$C$5]-([.$C146]+1/2*[.D146]))+[.$C$6]*([.$C$7]-([.$C146]+1/2*[.D146])))/[.$C$8]/[.$C$4])" table:style-name="ce12">
            <text:p>0,000520</text:p>
          </table:table-cell>
          <table:table-cell office:value-type="float" office:value="5.1994991391859458E-4" table:formula="of:=[.$C$9]*(([.$C$3]*[.$C$4]*([.$C$5]-([.$C146]+1/2*[.E146]))+[.$C$6]*([.$C$7]-([.$C146]+1/2*[.E146])))/[.$C$8]/[.$C$4])" table:style-name="ce12">
            <text:p>0,000520</text:p>
          </table:table-cell>
          <table:table-cell office:value-type="float" office:value="5.0629157717969517E-4" table:formula="of:=[.$C$9]*(([.$C$3]*[.$C$4]*([.$C$5]-([.$C146]+[.F146]))+[.$C$6]*([.$C$7]-([.$C146]+[.F146])))/[.$C$8]/[.$C$4])" table:style-name="ce13">
            <text:p>0,000506</text:p>
          </table:table-cell>
          <table:table-cell office:value-type="float" office:value="41.293983165606157" table:formula="of:=[.H145]+1/6*([.I145]+2*[.J145]+2*[.K145]+[.L145])" table:style-name="ce6">
            <text:p>41,29398317</text:p>
          </table:table-cell>
          <table:table-cell office:value-type="float" office:value="4.1767514745714605E-3" table:formula="of:=[.$C$9]*(([.$C$3]*[.$C$4]*([.$C146]-[.$H146])+[.$C$6]*([.$C$7]-[.$H146]))/[.$C$8]/[.$C$4])" table:style-name="ce12">
            <text:p>0,004177</text:p>
          </table:table-cell>
          <table:table-cell office:value-type="float" office:value="4.0671117483639134E-3" table:formula="of:=[.$C$9]*(([.$C$3]*[.$C$4]*([.$C146]-([.$H146]+1/2*[.I146]))+[.$C$6]*([.$C$7]-([.$H146]+1/2*[.I146])))/[.$C$8]/[.$C$4])" table:style-name="ce12">
            <text:p>0,004067</text:p>
          </table:table-cell>
          <table:table-cell office:value-type="float" office:value="4.0699897911767946E-3" table:formula="of:=[.$C$9]*(([.$C$3]*[.$C$4]*([.$C146]-([.$H146]+1/2*[.J146]))+[.$C$6]*([.$C$7]-([.$H146]+1/2*[.J146])))/[.$C$8]/[.$C$4])" table:style-name="ce12">
            <text:p>0,004070</text:p>
          </table:table-cell>
          <table:table-cell office:value-type="float" office:value="3.9630770105347889E-3" table:formula="of:=[.$C$9]*(([.$C$3]*[.$C$4]*([.$C146]-([.$H146]+[.K146]))+[.$C$6]*([.$C$7]-([.$H146]+[.K146])))/[.$C$8]/[.$C$4])" table:style-name="ce13">
            <text:p>0,003963</text:p>
          </table:table-cell>
          <table:table-cell office:value-type="float" office:value="50.917691167423172" table:formula="of:=[.M145]+1/6*([.N145]+2*[.O145]+2*[.P145]+[.Q145])" table:style-name="ce24">
            <text:p>50,91769117</text:p>
          </table:table-cell>
          <table:table-cell office:value-type="float" office:value="1.6520371990591285E-2" table:formula="of:=[.$C$9]*(([.$C$3]*[.$C$4]*([.$H146]-[.$M146])+[.$C$6]*([.$C$7]-[.$M146]))/[.$C$8]/[.$C$4])" table:style-name="ce12">
            <text:p>0,016520</text:p>
          </table:table-cell>
          <table:table-cell office:value-type="float" office:value="1.6086712225838254E-2" table:formula="of:=[.$C$9]*(([.$C$3]*[.$C$4]*([.$H146]-([.$M146]+1/2*[.N146]))+[.$C$6]*([.$C$7]-([.$M146]+1/2*[.N146])))/[.$C$8]/[.$C$4])" table:style-name="ce12">
            <text:p>0,016087</text:p>
          </table:table-cell>
          <table:table-cell office:value-type="float" office:value="1.6098095794662926E-2" table:formula="of:=[.$C$9]*(([.$C$3]*[.$C$4]*([.$H146]-([.$M146]+1/2*[.O146]))+[.$C$6]*([.$C$7]-([.$M146]+1/2*[.O146])))/[.$C$8]/[.$C$4])" table:style-name="ce12">
            <text:p>0,016098</text:p>
          </table:table-cell>
          <table:table-cell office:value-type="float" office:value="1.5675221961371676E-2" table:formula="of:=[.$C$9]*(([.$C$3]*[.$C$4]*([.$H146]-([.$M146]+[.P146]))+[.$C$6]*([.$C$7]-([.$M146]+[.P146])))/[.$C$8]/[.$C$4])" table:style-name="ce13">
            <text:p>0,01567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7" table:formula="of:=[.B146]+[.$C$9]" table:style-name="ce28">
            <text:p>67</text:p>
          </table:table-cell>
          <table:table-cell office:value-type="float" office:value="30.942737177515937" table:formula="of:=[.C146]+1/6*([.D146]+2*[.E146]+2*[.F146]+[.G146])" table:style-name="ce6">
            <text:p>30,94273718</text:p>
          </table:table-cell>
          <table:table-cell office:value-type="float" office:value="5.0629818041329603E-4" table:formula="of:=[.$C$9]*(([.$C$3]*[.$C$4]*([.$C$5]-[.$C147])+[.$C$6]*([.$C$7]-[.$C147]))/[.$C$8]/[.$C$4])" table:style-name="ce12">
            <text:p>0,000506</text:p>
          </table:table-cell>
          <table:table-cell office:value-type="float" office:value="4.9300785317745973E-4" table:formula="of:=[.$C$9]*(([.$C$3]*[.$C$4]*([.$C$5]-([.$C147]+1/2*[.D147]))+[.$C$6]*([.$C$7]-([.$C147]+1/2*[.D147])))/[.$C$8]/[.$C$4])" table:style-name="ce12">
            <text:p>0,000493</text:p>
          </table:table-cell>
          <table:table-cell office:value-type="float" office:value="4.933567242674144E-4" table:formula="of:=[.$C$9]*(([.$C$3]*[.$C$4]*([.$C$5]-([.$C147]+1/2*[.E147]))+[.$C$6]*([.$C$7]-([.$C147]+1/2*[.E147])))/[.$C$8]/[.$C$4])" table:style-name="ce12">
            <text:p>0,000493</text:p>
          </table:table-cell>
          <table:table-cell office:value-type="float" office:value="4.8039695238935565E-4" table:formula="of:=[.$C$9]*(([.$C$3]*[.$C$4]*([.$C$5]-([.$C147]+[.F147]))+[.$C$6]*([.$C$7]-([.$C147]+[.F147])))/[.$C$8]/[.$C$4])" table:style-name="ce13">
            <text:p>0,000480</text:p>
          </table:table-cell>
          <table:table-cell office:value-type="float" office:value="41.298052170866853" table:formula="of:=[.H146]+1/6*([.I146]+2*[.J146]+2*[.K146]+[.L146])" table:style-name="ce6">
            <text:p>41,29805217</text:p>
          </table:table-cell>
          <table:table-cell office:value-type="float" office:value="3.9891199052869983E-3" table:formula="of:=[.$C$9]*(([.$C$3]*[.$C$4]*([.$C147]-[.$H147])+[.$C$6]*([.$C$7]-[.$H147]))/[.$C$8]/[.$C$4])" table:style-name="ce12">
            <text:p>0,003989</text:p>
          </table:table-cell>
          <table:table-cell office:value-type="float" office:value="3.8844055077734085E-3" table:formula="of:=[.$C$9]*(([.$C$3]*[.$C$4]*([.$C147]-([.$H147]+1/2*[.I147]))+[.$C$6]*([.$C$7]-([.$H147]+1/2*[.I147])))/[.$C$8]/[.$C$4])" table:style-name="ce12">
            <text:p>0,003884</text:p>
          </table:table-cell>
          <table:table-cell office:value-type="float" office:value="3.8871542607079165E-3" table:formula="of:=[.$C$9]*(([.$C$3]*[.$C$4]*([.$C147]-([.$H147]+1/2*[.J147]))+[.$C$6]*([.$C$7]-([.$H147]+1/2*[.J147])))/[.$C$8]/[.$C$4])" table:style-name="ce12">
            <text:p>0,003887</text:p>
          </table:table-cell>
          <table:table-cell office:value-type="float" office:value="3.7850443065997295E-3" table:formula="of:=[.$C$9]*(([.$C$3]*[.$C$4]*([.$C147]-([.$H147]+[.K147]))+[.$C$6]*([.$C$7]-([.$H147]+[.K147])))/[.$C$8]/[.$C$4])" table:style-name="ce13">
            <text:p>0,003785</text:p>
          </table:table-cell>
          <table:table-cell office:value-type="float" office:value="50.933785369088667" table:formula="of:=[.M146]+1/6*([.N146]+2*[.O146]+2*[.P146]+[.Q146])" table:style-name="ce24">
            <text:p>50,93378537</text:p>
          </table:table-cell>
          <table:table-cell office:value-type="float" office:value="1.5878876666187581E-2" table:formula="of:=[.$C$9]*(([.$C$3]*[.$C$4]*([.$H147]-[.$M147])+[.$C$6]*([.$C$7]-[.$M147]))/[.$C$8]/[.$C$4])" table:style-name="ce12">
            <text:p>0,015879</text:p>
          </table:table-cell>
          <table:table-cell office:value-type="float" office:value="1.5462056153700018E-2" table:formula="of:=[.$C$9]*(([.$C$3]*[.$C$4]*([.$H147]-([.$M147]+1/2*[.N147]))+[.$C$6]*([.$C$7]-([.$M147]+1/2*[.N147])))/[.$C$8]/[.$C$4])" table:style-name="ce12">
            <text:p>0,015462</text:p>
          </table:table-cell>
          <table:table-cell office:value-type="float" office:value="1.5472997692153172E-2" table:formula="of:=[.$C$9]*(([.$C$3]*[.$C$4]*([.$H147]-([.$M147]+1/2*[.O147]))+[.$C$6]*([.$C$7]-([.$M147]+1/2*[.O147])))/[.$C$8]/[.$C$4])" table:style-name="ce12">
            <text:p>0,015473</text:p>
          </table:table-cell>
          <table:table-cell office:value-type="float" office:value="1.5066544287349756E-2" table:formula="of:=[.$C$9]*(([.$C$3]*[.$C$4]*([.$H147]-([.$M147]+[.P147]))+[.$C$6]*([.$C$7]-([.$M147]+[.P147])))/[.$C$8]/[.$C$4])" table:style-name="ce13">
            <text:p>0,01506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7.5" table:formula="of:=[.B147]+[.$C$9]" table:style-name="ce28">
            <text:p>67,5</text:p>
          </table:table-cell>
          <table:table-cell office:value-type="float" office:value="30.943230414897219" table:formula="of:=[.C147]+1/6*([.D147]+2*[.E147]+2*[.F147]+[.G147])" table:style-name="ce6">
            <text:p>30,94323041</text:p>
          </table:table-cell>
          <table:table-cell office:value-type="float" office:value="4.8040321789608243E-4" table:formula="of:=[.$C$9]*(([.$C$3]*[.$C$4]*([.$C$5]-[.$C148])+[.$C$6]*([.$C$7]-[.$C148]))/[.$C$8]/[.$C$4])" table:style-name="ce12">
            <text:p>0,000480</text:p>
          </table:table-cell>
          <table:table-cell office:value-type="float" office:value="4.6779263342614283E-4" table:formula="of:=[.$C$9]*(([.$C$3]*[.$C$4]*([.$C$5]-([.$C148]+1/2*[.D148]))+[.$C$6]*([.$C$7]-([.$C148]+1/2*[.D148])))/[.$C$8]/[.$C$4])" table:style-name="ce12">
            <text:p>0,000468</text:p>
          </table:table-cell>
          <table:table-cell office:value-type="float" office:value="4.6812366126846428E-4" table:formula="of:=[.$C$9]*(([.$C$3]*[.$C$4]*([.$C$5]-([.$C148]+1/2*[.E148]))+[.$C$6]*([.$C$7]-([.$C148]+1/2*[.E148])))/[.$C$8]/[.$C$4])" table:style-name="ce12">
            <text:p>0,000468</text:p>
          </table:table-cell>
          <table:table-cell office:value-type="float" office:value="4.5582672567945793E-4" table:formula="of:=[.$C$9]*(([.$C$3]*[.$C$4]*([.$C$5]-([.$C148]+[.F148]))+[.$C$6]*([.$C$7]-([.$C148]+[.F148])))/[.$C$8]/[.$C$4])" table:style-name="ce13">
            <text:p>0,000456</text:p>
          </table:table-cell>
          <table:table-cell office:value-type="float" office:value="41.301938384824993" table:formula="of:=[.H147]+1/6*([.I147]+2*[.J147]+2*[.K147]+[.L147])" table:style-name="ce6">
            <text:p>41,30193838</text:p>
          </table:table-cell>
          <table:table-cell office:value-type="float" office:value="3.8097555415487249E-3" table:formula="of:=[.$C$9]*(([.$C$3]*[.$C$4]*([.$C148]-[.$H148])+[.$C$6]*([.$C$7]-[.$H148]))/[.$C$8]/[.$C$4])" table:style-name="ce12">
            <text:p>0,003810</text:p>
          </table:table-cell>
          <table:table-cell office:value-type="float" office:value="3.7097494585830192E-3" table:formula="of:=[.$C$9]*(([.$C$3]*[.$C$4]*([.$C148]-([.$H148]+1/2*[.I148]))+[.$C$6]*([.$C$7]-([.$H148]+1/2*[.I148])))/[.$C$8]/[.$C$4])" table:style-name="ce12">
            <text:p>0,003710</text:p>
          </table:table-cell>
          <table:table-cell office:value-type="float" office:value="3.7123746182611511E-3" table:formula="of:=[.$C$9]*(([.$C$3]*[.$C$4]*([.$C148]-([.$H148]+1/2*[.J148]))+[.$C$6]*([.$C$7]-([.$H148]+1/2*[.J148])))/[.$C$8]/[.$C$4])" table:style-name="ce12">
            <text:p>0,003712</text:p>
          </table:table-cell>
          <table:table-cell office:value-type="float" office:value="3.6148558740900396E-3" table:formula="of:=[.$C$9]*(([.$C$3]*[.$C$4]*([.$C148]-([.$H148]+[.K148]))+[.$C$6]*([.$C$7]-([.$H148]+[.K148])))/[.$C$8]/[.$C$4])" table:style-name="ce13">
            <text:p>0,003615</text:p>
          </table:table-cell>
          <table:table-cell office:value-type="float" office:value="50.949254623862878" table:formula="of:=[.M147]+1/6*([.N147]+2*[.O147]+2*[.P147]+[.Q147])" table:style-name="ce24">
            <text:p>50,94925462</text:p>
          </table:table-cell>
          <table:table-cell office:value-type="float" office:value="1.5261051488448573E-2" table:formula="of:=[.$C$9]*(([.$C$3]*[.$C$4]*([.$H148]-[.$M148])+[.$C$6]*([.$C$7]-[.$M148]))/[.$C$8]/[.$C$4])" table:style-name="ce12">
            <text:p>0,015261</text:p>
          </table:table-cell>
          <table:table-cell office:value-type="float" office:value="1.4860448886876725E-2" table:formula="of:=[.$C$9]*(([.$C$3]*[.$C$4]*([.$H148]-([.$M148]+1/2*[.N148]))+[.$C$6]*([.$C$7]-([.$M148]+1/2*[.N148])))/[.$C$8]/[.$C$4])" table:style-name="ce12">
            <text:p>0,014860</text:p>
          </table:table-cell>
          <table:table-cell office:value-type="float" office:value="1.4870964705168035E-2" table:formula="of:=[.$C$9]*(([.$C$3]*[.$C$4]*([.$H148]-([.$M148]+1/2*[.O148]))+[.$C$6]*([.$C$7]-([.$M148]+1/2*[.O148])))/[.$C$8]/[.$C$4])" table:style-name="ce12">
            <text:p>0,014871</text:p>
          </table:table-cell>
          <table:table-cell office:value-type="float" office:value="1.448032584142726E-2" table:formula="of:=[.$C$9]*(([.$C$3]*[.$C$4]*([.$H148]-([.$M148]+[.P148]))+[.$C$6]*([.$C$7]-([.$M148]+[.P148])))/[.$C$8]/[.$C$4])" table:style-name="ce13">
            <text:p>0,01448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8" table:formula="of:=[.B148]+[.$C$9]" table:style-name="ce28">
            <text:p>68</text:p>
          </table:table-cell>
          <table:table-cell office:value-type="float" office:value="30.943698425319379" table:formula="of:=[.C148]+1/6*([.D148]+2*[.E148]+2*[.F148]+[.G148])" table:style-name="ce6">
            <text:p>30,94369843</text:p>
          </table:table-cell>
          <table:table-cell office:value-type="float" office:value="4.5583267073266145E-4" table:formula="of:=[.$C$9]*(([.$C$3]*[.$C$4]*([.$C$5]-[.$C149])+[.$C$6]*([.$C$7]-[.$C149]))/[.$C$8]/[.$C$4])" table:style-name="ce12">
            <text:p>0,000456</text:p>
          </table:table-cell>
          <table:table-cell office:value-type="float" office:value="4.438670631259356E-4" table:formula="of:=[.$C$9]*(([.$C$3]*[.$C$4]*([.$C$5]-([.$C149]+1/2*[.D149]))+[.$C$6]*([.$C$7]-([.$C149]+1/2*[.D149])))/[.$C$8]/[.$C$4])" table:style-name="ce12">
            <text:p>0,000444</text:p>
          </table:table-cell>
          <table:table-cell office:value-type="float" office:value="4.4418116032557008E-4" table:formula="of:=[.$C$9]*(([.$C$3]*[.$C$4]*([.$C$5]-([.$C149]+1/2*[.E149]))+[.$C$6]*([.$C$7]-([.$C149]+1/2*[.E149])))/[.$C$8]/[.$C$4])" table:style-name="ce12">
            <text:p>0,000444</text:p>
          </table:table-cell>
          <table:table-cell office:value-type="float" office:value="4.3251315981547122E-4" table:formula="of:=[.$C$9]*(([.$C$3]*[.$C$4]*([.$C$5]-([.$C149]+[.F149]))+[.$C$6]*([.$C$7]-([.$C149]+[.F149])))/[.$C$8]/[.$C$4])" table:style-name="ce13">
            <text:p>0,000433</text:p>
          </table:table-cell>
          <table:table-cell office:value-type="float" office:value="41.30564986141988" table:formula="of:=[.H148]+1/6*([.I148]+2*[.J148]+2*[.K148]+[.L148])" table:style-name="ce6">
            <text:p>41,30564986</text:p>
          </table:table-cell>
          <table:table-cell office:value-type="float" office:value="3.6383035414252161E-3" table:formula="of:=[.$C$9]*(([.$C$3]*[.$C$4]*([.$C149]-[.$H149])+[.$C$6]*([.$C$7]-[.$H149]))/[.$C$8]/[.$C$4])" table:style-name="ce12">
            <text:p>0,003638</text:p>
          </table:table-cell>
          <table:table-cell office:value-type="float" office:value="3.5427980734629044E-3" table:formula="of:=[.$C$9]*(([.$C$3]*[.$C$4]*([.$C149]-([.$H149]+1/2*[.I149]))+[.$C$6]*([.$C$7]-([.$H149]+1/2*[.I149])))/[.$C$8]/[.$C$4])" table:style-name="ce12">
            <text:p>0,003543</text:p>
          </table:table-cell>
          <table:table-cell office:value-type="float" office:value="3.5453050919967382E-3" table:formula="of:=[.$C$9]*(([.$C$3]*[.$C$4]*([.$C149]-([.$H149]+1/2*[.J149]))+[.$C$6]*([.$C$7]-([.$H149]+1/2*[.J149])))/[.$C$8]/[.$C$4])" table:style-name="ce12">
            <text:p>0,003545</text:p>
          </table:table-cell>
          <table:table-cell office:value-type="float" office:value="3.4521750240953681E-3" table:formula="of:=[.$C$9]*(([.$C$3]*[.$C$4]*([.$C149]-([.$H149]+[.K149]))+[.$C$6]*([.$C$7]-([.$H149]+[.K149])))/[.$C$8]/[.$C$4])" table:style-name="ce13">
            <text:p>0,003452</text:p>
          </table:table-cell>
          <table:table-cell office:value-type="float" office:value="50.964121991281871" table:formula="of:=[.M148]+1/6*([.N148]+2*[.O148]+2*[.P148]+[.Q148])" table:style-name="ce24">
            <text:p>50,96412199</text:p>
          </table:table-cell>
          <table:table-cell office:value-type="float" office:value="1.4666088528695753E-2" table:formula="of:=[.$C$9]*(([.$C$3]*[.$C$4]*([.$H149]-[.$M149])+[.$C$6]*([.$C$7]-[.$M149]))/[.$C$8]/[.$C$4])" table:style-name="ce12">
            <text:p>0,014666</text:p>
          </table:table-cell>
          <table:table-cell office:value-type="float" office:value="1.4281103704817383E-2" table:formula="of:=[.$C$9]*(([.$C$3]*[.$C$4]*([.$H149]-([.$M149]+1/2*[.N149]))+[.$C$6]*([.$C$7]-([.$M149]+1/2*[.N149])))/[.$C$8]/[.$C$4])" table:style-name="ce12">
            <text:p>0,014281</text:p>
          </table:table-cell>
          <table:table-cell office:value-type="float" office:value="1.4291209556444244E-2" table:formula="of:=[.$C$9]*(([.$C$3]*[.$C$4]*([.$H149]-([.$M149]+1/2*[.O149]))+[.$C$6]*([.$C$7]-([.$M149]+1/2*[.O149])))/[.$C$8]/[.$C$4])" table:style-name="ce12">
            <text:p>0,014291</text:p>
          </table:table-cell>
          <table:table-cell office:value-type="float" office:value="1.3915800026982311E-2" table:formula="of:=[.$C$9]*(([.$C$3]*[.$C$4]*([.$H149]-([.$M149]+[.P149]))+[.$C$6]*([.$C$7]-([.$M149]+[.P149])))/[.$C$8]/[.$C$4])" table:style-name="ce13">
            <text:p>0,01391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8.5" table:formula="of:=[.B149]+[.$C$9]" table:style-name="ce28">
            <text:p>68,5</text:p>
          </table:table-cell>
          <table:table-cell office:value-type="float" office:value="30.944142499032289" table:formula="of:=[.C149]+1/6*([.D149]+2*[.E149]+2*[.F149]+[.G149])" table:style-name="ce6">
            <text:p>30,9441425</text:p>
          </table:table-cell>
          <table:table-cell office:value-type="float" office:value="4.325188008048144E-4" table:formula="of:=[.$C$9]*(([.$C$3]*[.$C$4]*([.$C$5]-[.$C150])+[.$C$6]*([.$C$7]-[.$C150]))/[.$C$8]/[.$C$4])" table:style-name="ce12">
            <text:p>0,000433</text:p>
          </table:table-cell>
          <table:table-cell office:value-type="float" office:value="4.2116518228363018E-4" table:formula="of:=[.$C$9]*(([.$C$3]*[.$C$4]*([.$C$5]-([.$C150]+1/2*[.D150]))+[.$C$6]*([.$C$7]-([.$C150]+1/2*[.D150])))/[.$C$8]/[.$C$4])" table:style-name="ce12">
            <text:p>0,000421</text:p>
          </table:table-cell>
          <table:table-cell office:value-type="float" office:value="4.214632147700286E-4" table:formula="of:=[.$C$9]*(([.$C$3]*[.$C$4]*([.$C$5]-([.$C150]+1/2*[.E150]))+[.$C$6]*([.$C$7]-([.$C150]+1/2*[.E150])))/[.$C$8]/[.$C$4])" table:style-name="ce12">
            <text:p>0,000421</text:p>
          </table:table-cell>
          <table:table-cell office:value-type="float" office:value="4.1039198202940953E-4" table:formula="of:=[.$C$9]*(([.$C$3]*[.$C$4]*([.$C$5]-([.$C150]+[.F150]))+[.$C$6]*([.$C$7]-([.$C150]+[.F150])))/[.$C$8]/[.$C$4])" table:style-name="ce13">
            <text:p>0,000410</text:p>
          </table:table-cell>
          <table:table-cell office:value-type="float" office:value="41.309194308902619" table:formula="of:=[.H149]+1/6*([.I149]+2*[.J149]+2*[.K149]+[.L149])" table:style-name="ce6">
            <text:p>41,30919431</text:p>
          </table:table-cell>
          <table:table-cell office:value-type="float" office:value="3.4744237342268888E-3" table:formula="of:=[.$C$9]*(([.$C$3]*[.$C$4]*([.$C150]-[.$H150])+[.$C$6]*([.$C$7]-[.$H150]))/[.$C$8]/[.$C$4])" table:style-name="ce12">
            <text:p>0,003474</text:p>
          </table:table-cell>
          <table:table-cell office:value-type="float" office:value="3.3832201112033999E-3" table:formula="of:=[.$C$9]*(([.$C$3]*[.$C$4]*([.$C150]-([.$H150]+1/2*[.I150]))+[.$C$6]*([.$C$7]-([.$H150]+1/2*[.I150])))/[.$C$8]/[.$C$4])" table:style-name="ce12">
            <text:p>0,003383</text:p>
          </table:table-cell>
          <table:table-cell office:value-type="float" office:value="3.3856142063078778E-3" table:formula="of:=[.$C$9]*(([.$C$3]*[.$C$4]*([.$C150]-([.$H150]+1/2*[.J150]))+[.$C$6]*([.$C$7]-([.$H150]+1/2*[.J150])))/[.$C$8]/[.$C$4])" table:style-name="ce12">
            <text:p>0,003386</text:p>
          </table:table-cell>
          <table:table-cell office:value-type="float" office:value="3.2966789883956834E-3" table:formula="of:=[.$C$9]*(([.$C$3]*[.$C$4]*([.$C150]-([.$H150]+[.K150]))+[.$C$6]*([.$C$7]-([.$H150]+[.K150])))/[.$C$8]/[.$C$4])" table:style-name="ce13">
            <text:p>0,003297</text:p>
          </table:table-cell>
          <table:table-cell office:value-type="float" office:value="50.978409743794906" table:formula="of:=[.M149]+1/6*([.N149]+2*[.O149]+2*[.P149]+[.Q149])" table:style-name="ce24">
            <text:p>50,97840974</text:p>
          </table:table-cell>
          <table:table-cell office:value-type="float" office:value="1.4093203895898342E-2" table:formula="of:=[.$C$9]*(([.$C$3]*[.$C$4]*([.$H150]-[.$M150])+[.$C$6]*([.$C$7]-[.$M150]))/[.$C$8]/[.$C$4])" table:style-name="ce12">
            <text:p>0,014093</text:p>
          </table:table-cell>
          <table:table-cell office:value-type="float" office:value="1.372325729363115E-2" table:formula="of:=[.$C$9]*(([.$C$3]*[.$C$4]*([.$H150]-([.$M150]+1/2*[.N150]))+[.$C$6]*([.$C$7]-([.$M150]+1/2*[.N150])))/[.$C$8]/[.$C$4])" table:style-name="ce12">
            <text:p>0,013723</text:p>
          </table:table-cell>
          <table:table-cell office:value-type="float" office:value="1.3732968391940461E-2" table:formula="of:=[.$C$9]*(([.$C$3]*[.$C$4]*([.$H150]-([.$M150]+1/2*[.O150]))+[.$C$6]*([.$C$7]-([.$M150]+1/2*[.O150])))/[.$C$8]/[.$C$4])" table:style-name="ce12">
            <text:p>0,013733</text:p>
          </table:table-cell>
          <table:table-cell office:value-type="float" office:value="1.3372223055321457E-2" table:formula="of:=[.$C$9]*(([.$C$3]*[.$C$4]*([.$H150]-([.$M150]+[.P150]))+[.$C$6]*([.$C$7]-([.$M150]+[.P150])))/[.$C$8]/[.$C$4])" table:style-name="ce13">
            <text:p>0,01337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9" table:formula="of:=[.B150]+[.$C$9]" table:style-name="ce28">
            <text:p>69</text:p>
          </table:table-cell>
          <table:table-cell office:value-type="float" office:value="30.944563860295112" table:formula="of:=[.C150]+1/6*([.D150]+2*[.E150]+2*[.F150]+[.G150])" table:style-name="ce6">
            <text:p>30,94456386</text:p>
          </table:table-cell>
          <table:table-cell office:value-type="float" office:value="4.1039733450668337E-4" table:formula="of:=[.$C$9]*(([.$C$3]*[.$C$4]*([.$C$5]-[.$C151])+[.$C$6]*([.$C$7]-[.$C151]))/[.$C$8]/[.$C$4])" table:style-name="ce12">
            <text:p>0,000410</text:p>
          </table:table-cell>
          <table:table-cell office:value-type="float" office:value="3.9962440447584416E-4" table:formula="of:=[.$C$9]*(([.$C$3]*[.$C$4]*([.$C$5]-([.$C151]+1/2*[.D151]))+[.$C$6]*([.$C$7]-([.$C151]+1/2*[.D151])))/[.$C$8]/[.$C$4])" table:style-name="ce12">
            <text:p>0,000400</text:p>
          </table:table-cell>
          <table:table-cell office:value-type="float" office:value="3.9990719388913475E-4" table:formula="of:=[.$C$9]*(([.$C$3]*[.$C$4]*([.$C$5]-([.$C151]+1/2*[.E151]))+[.$C$6]*([.$C$7]-([.$C151]+1/2*[.E151])))/[.$C$8]/[.$C$4])" table:style-name="ce12">
            <text:p>0,000400</text:p>
          </table:table-cell>
          <table:table-cell office:value-type="float" office:value="3.8940220682741257E-4" table:formula="of:=[.$C$9]*(([.$C$3]*[.$C$4]*([.$C$5]-([.$C151]+[.F151]))+[.$C$6]*([.$C$7]-([.$C151]+[.F151])))/[.$C$8]/[.$C$4])" table:style-name="ce13">
            <text:p>0,000389</text:p>
          </table:table-cell>
          <table:table-cell office:value-type="float" office:value="41.312579104128893" table:formula="of:=[.H150]+1/6*([.I150]+2*[.J150]+2*[.K150]+[.L150])" table:style-name="ce6">
            <text:p>41,3125791</text:p>
          </table:table-cell>
          <table:table-cell office:value-type="float" office:value="3.3177900479886375E-3" table:formula="of:=[.$C$9]*(([.$C$3]*[.$C$4]*([.$C151]-[.$H151])+[.$C$6]*([.$C$7]-[.$H151]))/[.$C$8]/[.$C$4])" table:style-name="ce12">
            <text:p>0,003318</text:p>
          </table:table-cell>
          <table:table-cell office:value-type="float" office:value="3.2306980592290984E-3" table:formula="of:=[.$C$9]*(([.$C$3]*[.$C$4]*([.$C151]-([.$H151]+1/2*[.I151]))+[.$C$6]*([.$C$7]-([.$H151]+1/2*[.I151])))/[.$C$8]/[.$C$4])" table:style-name="ce12">
            <text:p>0,003231</text:p>
          </table:table-cell>
          <table:table-cell office:value-type="float" office:value="3.2329842239339542E-3" table:formula="of:=[.$C$9]*(([.$C$3]*[.$C$4]*([.$C151]-([.$H151]+1/2*[.J151]))+[.$C$6]*([.$C$7]-([.$H151]+1/2*[.J151])))/[.$C$8]/[.$C$4])" table:style-name="ce12">
            <text:p>0,003233</text:p>
          </table:table-cell>
          <table:table-cell office:value-type="float" office:value="3.1480583762321431E-3" table:formula="of:=[.$C$9]*(([.$C$3]*[.$C$4]*([.$C151]-([.$H151]+[.K151]))+[.$C$6]*([.$C$7]-([.$H151]+[.K151])))/[.$C$8]/[.$C$4])" table:style-name="ce13">
            <text:p>0,003148</text:p>
          </table:table-cell>
          <table:table-cell office:value-type="float" office:value="50.992139390181968" table:formula="of:=[.M150]+1/6*([.N150]+2*[.O150]+2*[.P150]+[.Q150])" table:style-name="ce24">
            <text:p>50,99213939</text:p>
          </table:table-cell>
          <table:table-cell office:value-type="float" office:value="1.3541637221891393E-2" table:formula="of:=[.$C$9]*(([.$C$3]*[.$C$4]*([.$H151]-[.$M151])+[.$C$6]*([.$C$7]-[.$M151]))/[.$C$8]/[.$C$4])" table:style-name="ce12">
            <text:p>0,013542</text:p>
          </table:table-cell>
          <table:table-cell office:value-type="float" office:value="1.3186169244816654E-2" table:formula="of:=[.$C$9]*(([.$C$3]*[.$C$4]*([.$H151]-([.$M151]+1/2*[.N151]))+[.$C$6]*([.$C$7]-([.$M151]+1/2*[.N151])))/[.$C$8]/[.$C$4])" table:style-name="ce12">
            <text:p>0,013186</text:p>
          </table:table-cell>
          <table:table-cell office:value-type="float" office:value="1.3195500279214912E-2" table:formula="of:=[.$C$9]*(([.$C$3]*[.$C$4]*([.$H151]-([.$M151]+1/2*[.O151]))+[.$C$6]*([.$C$7]-([.$M151]+1/2*[.O151])))/[.$C$8]/[.$C$4])" table:style-name="ce12">
            <text:p>0,013196</text:p>
          </table:table-cell>
          <table:table-cell office:value-type="float" office:value="1.28488734572324E-2" table:formula="of:=[.$C$9]*(([.$C$3]*[.$C$4]*([.$H151]-([.$M151]+[.P151]))+[.$C$6]*([.$C$7]-([.$M151]+[.P151])))/[.$C$8]/[.$C$4])" table:style-name="ce13">
            <text:p>0,01284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9.5" table:formula="of:=[.B151]+[.$C$9]" table:style-name="ce28">
            <text:p>69,5</text:p>
          </table:table-cell>
          <table:table-cell office:value-type="float" office:value="30.944963670751456" table:formula="of:=[.C151]+1/6*([.D151]+2*[.E151]+2*[.F151]+[.G151])" table:style-name="ce6">
            <text:p>30,94496367</text:p>
          </table:table-cell>
          <table:table-cell office:value-type="float" office:value="3.8940728554860015E-4" table:formula="of:=[.$C$9]*(([.$C$3]*[.$C$4]*([.$C$5]-[.$C152])+[.$C$6]*([.$C$7]-[.$C152]))/[.$C$8]/[.$C$4])" table:style-name="ce12">
            <text:p>0,000389</text:p>
          </table:table-cell>
          <table:table-cell office:value-type="float" office:value="3.7918534430298221E-4" table:formula="of:=[.$C$9]*(([.$C$3]*[.$C$4]*([.$C$5]-([.$C152]+1/2*[.D152]))+[.$C$6]*([.$C$7]-([.$C152]+1/2*[.D152])))/[.$C$8]/[.$C$4])" table:style-name="ce12">
            <text:p>0,000379</text:p>
          </table:table-cell>
          <table:table-cell office:value-type="float" office:value="3.7945367026065923E-4" table:formula="of:=[.$C$9]*(([.$C$3]*[.$C$4]*([.$C$5]-([.$C152]+1/2*[.E152]))+[.$C$6]*([.$C$7]-([.$C152]+1/2*[.E152])))/[.$C$8]/[.$C$4])" table:style-name="ce12">
            <text:p>0,000379</text:p>
          </table:table-cell>
          <table:table-cell office:value-type="float" office:value="3.6948596785987321E-4" table:formula="of:=[.$C$9]*(([.$C$3]*[.$C$4]*([.$C$5]-([.$C152]+[.F152]))+[.$C$6]*([.$C$7]-([.$C152]+[.F152])))/[.$C$8]/[.$C$4])" table:style-name="ce13">
            <text:p>0,000369</text:p>
          </table:table-cell>
          <table:table-cell office:value-type="float" office:value="41.315811306293988" table:formula="of:=[.H151]+1/6*([.I151]+2*[.J151]+2*[.K151]+[.L151])" table:style-name="ce6">
            <text:p>41,31581131</text:p>
          </table:table-cell>
          <table:table-cell office:value-type="float" office:value="3.1680899571383636E-3" table:formula="of:=[.$C$9]*(([.$C$3]*[.$C$4]*([.$C152]-[.$H152])+[.$C$6]*([.$C$7]-[.$H152]))/[.$C$8]/[.$C$4])" table:style-name="ce12">
            <text:p>0,003168</text:p>
          </table:table-cell>
          <table:table-cell office:value-type="float" office:value="3.0849275957634745E-3" table:formula="of:=[.$C$9]*(([.$C$3]*[.$C$4]*([.$C152]-([.$H152]+1/2*[.I152]))+[.$C$6]*([.$C$7]-([.$H152]+1/2*[.I152])))/[.$C$8]/[.$C$4])" table:style-name="ce12">
            <text:p>0,003085</text:p>
          </table:table-cell>
          <table:table-cell office:value-type="float" office:value="3.0871106077496506E-3" table:formula="of:=[.$C$9]*(([.$C$3]*[.$C$4]*([.$C152]-([.$H152]+1/2*[.J152]))+[.$C$6]*([.$C$7]-([.$H152]+1/2*[.J152])))/[.$C$8]/[.$C$4])" table:style-name="ce12">
            <text:p>0,003087</text:p>
          </table:table-cell>
          <table:table-cell office:value-type="float" office:value="3.0060166502315724E-3" table:formula="of:=[.$C$9]*(([.$C$3]*[.$C$4]*([.$C152]-([.$H152]+[.K152]))+[.$C$6]*([.$C$7]-([.$H152]+[.K152])))/[.$C$8]/[.$C$4])" table:style-name="ce13">
            <text:p>0,003006</text:p>
          </table:table-cell>
          <table:table-cell office:value-type="float" office:value="51.005331698469831" table:formula="of:=[.M151]+1/6*([.N151]+2*[.O151]+2*[.P151]+[.Q151])" table:style-name="ce24">
            <text:p>51,0053317</text:p>
          </table:table-cell>
          <table:table-cell office:value-type="float" office:value="1.3010651145033251E-2" table:formula="of:=[.$C$9]*(([.$C$3]*[.$C$4]*([.$H152]-[.$M152])+[.$C$6]*([.$C$7]-[.$M152]))/[.$C$8]/[.$C$4])" table:style-name="ce12">
            <text:p>0,013011</text:p>
          </table:table-cell>
          <table:table-cell office:value-type="float" office:value="1.2669121552476043E-2" table:formula="of:=[.$C$9]*(([.$C$3]*[.$C$4]*([.$H152]-([.$M152]+1/2*[.N152]))+[.$C$6]*([.$C$7]-([.$M152]+1/2*[.N152])))/[.$C$8]/[.$C$4])" table:style-name="ce12">
            <text:p>0,012669</text:p>
          </table:table-cell>
          <table:table-cell office:value-type="float" office:value="1.2678086704280701E-2" table:formula="of:=[.$C$9]*(([.$C$3]*[.$C$4]*([.$H152]-([.$M152]+1/2*[.O152]))+[.$C$6]*([.$C$7]-([.$M152]+1/2*[.O152])))/[.$C$8]/[.$C$4])" table:style-name="ce12">
            <text:p>0,012678</text:p>
          </table:table-cell>
          <table:table-cell office:value-type="float" office:value="1.2345051593058315E-2" table:formula="of:=[.$C$9]*(([.$C$3]*[.$C$4]*([.$H152]-([.$M152]+[.P152]))+[.$C$6]*([.$C$7]-([.$M152]+[.P152])))/[.$C$8]/[.$C$4])" table:style-name="ce13">
            <text:p>0,01234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0" table:formula="of:=[.B152]+[.$C$9]" table:style-name="ce28">
            <text:p>70</text:p>
          </table:table-cell>
          <table:table-cell office:value-type="float" office:value="30.945343032631879" table:formula="of:=[.C152]+1/6*([.D152]+2*[.E152]+2*[.F152]+[.G152])" table:style-name="ce6">
            <text:p>30,94534303</text:p>
          </table:table-cell>
          <table:table-cell office:value-type="float" office:value="3.694907868263044E-4" table:formula="of:=[.$C$9]*(([.$C$3]*[.$C$4]*([.$C$5]-[.$C153])+[.$C$6]*([.$C$7]-[.$C153]))/[.$C$8]/[.$C$4])" table:style-name="ce12">
            <text:p>0,000369</text:p>
          </table:table-cell>
          <table:table-cell office:value-type="float" office:value="3.5979165367223232E-4" table:formula="of:=[.$C$9]*(([.$C$3]*[.$C$4]*([.$C$5]-([.$C153]+1/2*[.D153]))+[.$C$6]*([.$C$7]-([.$C153]+1/2*[.D153])))/[.$C$8]/[.$C$4])" table:style-name="ce12">
            <text:p>0,000360</text:p>
          </table:table-cell>
          <table:table-cell office:value-type="float" office:value="3.6004625591738205E-4" table:formula="of:=[.$C$9]*(([.$C$3]*[.$C$4]*([.$C$5]-([.$C153]+1/2*[.E153]))+[.$C$6]*([.$C$7]-([.$C153]+1/2*[.E153])))/[.$C$8]/[.$C$4])" table:style-name="ce12">
            <text:p>0,000360</text:p>
          </table:table-cell>
          <table:table-cell office:value-type="float" office:value="3.5058835839072344E-4" table:formula="of:=[.$C$9]*(([.$C$3]*[.$C$4]*([.$C$5]-([.$C153]+[.F153]))+[.$C$6]*([.$C$7]-([.$C153]+[.F153])))/[.$C$8]/[.$C$4])" table:style-name="ce13">
            <text:p>0,000351</text:p>
          </table:table-cell>
          <table:table-cell office:value-type="float" office:value="41.318897670129722" table:formula="of:=[.H152]+1/6*([.I152]+2*[.J152]+2*[.K152]+[.L152])" table:style-name="ce6">
            <text:p>41,31889767</text:p>
          </table:table-cell>
          <table:table-cell office:value-type="float" office:value="3.0250239497835309E-3" table:formula="of:=[.$C$9]*(([.$C$3]*[.$C$4]*([.$C153]-[.$H153])+[.$C$6]*([.$C$7]-[.$H153]))/[.$C$8]/[.$C$4])" table:style-name="ce12">
            <text:p>0,003025</text:p>
          </table:table-cell>
          <table:table-cell office:value-type="float" office:value="2.9456170711015376E-3" table:formula="of:=[.$C$9]*(([.$C$3]*[.$C$4]*([.$C153]-([.$H153]+1/2*[.I153]))+[.$C$6]*([.$C$7]-([.$H153]+1/2*[.I153])))/[.$C$8]/[.$C$4])" table:style-name="ce12">
            <text:p>0,002946</text:p>
          </table:table-cell>
          <table:table-cell office:value-type="float" office:value="2.9477015016670977E-3" table:formula="of:=[.$C$9]*(([.$C$3]*[.$C$4]*([.$C153]-([.$H153]+1/2*[.J153]))+[.$C$6]*([.$C$7]-([.$H153]+1/2*[.J153])))/[.$C$8]/[.$C$4])" table:style-name="ce12">
            <text:p>0,002948</text:p>
          </table:table-cell>
          <table:table-cell office:value-type="float" office:value="2.8702696209459192E-3" table:formula="of:=[.$C$9]*(([.$C$3]*[.$C$4]*([.$C153]-([.$H153]+[.K153]))+[.$C$6]*([.$C$7]-([.$H153]+[.K153])))/[.$C$8]/[.$C$4])" table:style-name="ce13">
            <text:p>0,002870</text:p>
          </table:table-cell>
          <table:table-cell office:value-type="float" office:value="51.018006718345099" table:formula="of:=[.M152]+1/6*([.N152]+2*[.O152]+2*[.P152]+[.Q152])" table:style-name="ce24">
            <text:p>51,01800672</text:p>
          </table:table-cell>
          <table:table-cell office:value-type="float" office:value="1.2499530793368421E-2" table:formula="of:=[.$C$9]*(([.$C$3]*[.$C$4]*([.$H153]-[.$M153])+[.$C$6]*([.$C$7]-[.$M153]))/[.$C$8]/[.$C$4])" table:style-name="ce12">
            <text:p>0,012500</text:p>
          </table:table-cell>
          <table:table-cell office:value-type="float" office:value="1.2171418110042622E-2" table:formula="of:=[.$C$9]*(([.$C$3]*[.$C$4]*([.$H153]-([.$M153]+1/2*[.N153]))+[.$C$6]*([.$C$7]-([.$M153]+1/2*[.N153])))/[.$C$8]/[.$C$4])" table:style-name="ce12">
            <text:p>0,012171</text:p>
          </table:table-cell>
          <table:table-cell office:value-type="float" office:value="1.2180031067979826E-2" table:formula="of:=[.$C$9]*(([.$C$3]*[.$C$4]*([.$H153]-([.$M153]+1/2*[.O153]))+[.$C$6]*([.$C$7]-([.$M153]+1/2*[.O153])))/[.$C$8]/[.$C$4])" table:style-name="ce12">
            <text:p>0,012180</text:p>
          </table:table-cell>
          <table:table-cell office:value-type="float" office:value="1.1860079162299598E-2" table:formula="of:=[.$C$9]*(([.$C$3]*[.$C$4]*([.$H153]-([.$M153]+[.P153]))+[.$C$6]*([.$C$7]-([.$M153]+[.P153])))/[.$C$8]/[.$C$4])" table:style-name="ce13">
            <text:p>0,01186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0.5" table:formula="of:=[.B153]+[.$C$9]" table:style-name="ce28">
            <text:p>70,5</text:p>
          </table:table-cell>
          <table:table-cell office:value-type="float" office:value="30.945702991792611" table:formula="of:=[.C153]+1/6*([.D153]+2*[.E153]+2*[.F153]+[.G153])" table:style-name="ce6">
            <text:p>30,94570299</text:p>
          </table:table-cell>
          <table:table-cell office:value-type="float" office:value="3.5059293088784217E-4" table:formula="of:=[.$C$9]*(([.$C$3]*[.$C$4]*([.$C$5]-[.$C154])+[.$C$6]*([.$C$7]-[.$C154]))/[.$C$8]/[.$C$4])" table:style-name="ce12">
            <text:p>0,000351</text:p>
          </table:table-cell>
          <table:table-cell office:value-type="float" office:value="3.4138986645211843E-4" table:formula="of:=[.$C$9]*(([.$C$3]*[.$C$4]*([.$C$5]-([.$C154]+1/2*[.D154]))+[.$C$6]*([.$C$7]-([.$C154]+1/2*[.D154])))/[.$C$8]/[.$C$4])" table:style-name="ce12">
            <text:p>0,000341</text:p>
          </table:table-cell>
          <table:table-cell office:value-type="float" office:value="3.4163144689364347E-4" table:formula="of:=[.$C$9]*(([.$C$3]*[.$C$4]*([.$C$5]-([.$C154]+1/2*[.E154]))+[.$C$6]*([.$C$7]-([.$C154]+1/2*[.E154])))/[.$C$8]/[.$C$4])" table:style-name="ce12">
            <text:p>0,000342</text:p>
          </table:table-cell>
          <table:table-cell office:value-type="float" office:value="3.3265727992602478E-4" table:formula="of:=[.$C$9]*(([.$C$3]*[.$C$4]*([.$C$5]-([.$C154]+[.F154]))+[.$C$6]*([.$C$7]-([.$C154]+[.F154])))/[.$C$8]/[.$C$4])" table:style-name="ce13">
            <text:p>0,000333</text:p>
          </table:table-cell>
          <table:table-cell office:value-type="float" office:value="41.321844658582435" table:formula="of:=[.H153]+1/6*([.I153]+2*[.J153]+2*[.K153]+[.L153])" table:style-name="ce6">
            <text:p>41,32184466</text:p>
          </table:table-cell>
          <table:table-cell office:value-type="float" office:value="2.8883050140526621E-3" table:formula="of:=[.$C$9]*(([.$C$3]*[.$C$4]*([.$C154]-[.$H154])+[.$C$6]*([.$C$7]-[.$H154]))/[.$C$8]/[.$C$4])" table:style-name="ce12">
            <text:p>0,002888</text:p>
          </table:table-cell>
          <table:table-cell office:value-type="float" office:value="2.8124870074337878E-3" table:formula="of:=[.$C$9]*(([.$C$3]*[.$C$4]*([.$C154]-([.$H154]+1/2*[.I154]))+[.$C$6]*([.$C$7]-([.$H154]+1/2*[.I154])))/[.$C$8]/[.$C$4])" table:style-name="ce12">
            <text:p>0,002812</text:p>
          </table:table-cell>
          <table:table-cell office:value-type="float" office:value="2.8144772301076271E-3" table:formula="of:=[.$C$9]*(([.$C$3]*[.$C$4]*([.$C154]-([.$H154]+1/2*[.J154]))+[.$C$6]*([.$C$7]-([.$H154]+1/2*[.J154])))/[.$C$8]/[.$C$4])" table:style-name="ce12">
            <text:p>0,002814</text:p>
          </table:table-cell>
          <table:table-cell office:value-type="float" office:value="2.7405449594718901E-3" table:formula="of:=[.$C$9]*(([.$C$3]*[.$C$4]*([.$C154]-([.$H154]+[.K154]))+[.$C$6]*([.$C$7]-([.$H154]+[.K154])))/[.$C$8]/[.$C$4])" table:style-name="ce13">
            <text:p>0,002741</text:p>
          </table:table-cell>
          <table:table-cell office:value-type="float" office:value="51.030183803063714" table:formula="of:=[.M153]+1/6*([.N153]+2*[.O153]+2*[.P153]+[.Q153])" table:style-name="ce24">
            <text:p>51,0301838</text:p>
          </table:table-cell>
          <table:table-cell office:value-type="float" office:value="1.200758326827679E-2" table:formula="of:=[.$C$9]*(([.$C$3]*[.$C$4]*([.$H154]-[.$M154])+[.$C$6]*([.$C$7]-[.$M154]))/[.$C$8]/[.$C$4])" table:style-name="ce12">
            <text:p>0,012008</text:p>
          </table:table-cell>
          <table:table-cell office:value-type="float" office:value="1.1692384207484622E-2" table:formula="of:=[.$C$9]*(([.$C$3]*[.$C$4]*([.$H154]-([.$M154]+1/2*[.N154]))+[.$C$6]*([.$C$7]-([.$M154]+1/2*[.N154])))/[.$C$8]/[.$C$4])" table:style-name="ce12">
            <text:p>0,011692</text:p>
          </table:table-cell>
          <table:table-cell office:value-type="float" office:value="1.1700658182830522E-2" table:formula="of:=[.$C$9]*(([.$C$3]*[.$C$4]*([.$H154]-([.$M154]+1/2*[.O154]))+[.$C$6]*([.$C$7]-([.$M154]+1/2*[.O154])))/[.$C$8]/[.$C$4])" table:style-name="ce12">
            <text:p>0,011701</text:p>
          </table:table-cell>
          <table:table-cell office:value-type="float" office:value="1.1393298713678064E-2" table:formula="of:=[.$C$9]*(([.$C$3]*[.$C$4]*([.$H154]-([.$M154]+[.P154]))+[.$C$6]*([.$C$7]-([.$M154]+[.P154])))/[.$C$8]/[.$C$4])" table:style-name="ce13">
            <text:p>0,01139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1" table:formula="of:=[.B154]+[.$C$9]" table:style-name="ce28">
            <text:p>71</text:p>
          </table:table-cell>
          <table:table-cell office:value-type="float" office:value="30.946044540598862" table:formula="of:=[.C154]+1/6*([.D154]+2*[.E154]+2*[.F154]+[.G154])" table:style-name="ce6">
            <text:p>30,94604454</text:p>
          </table:table-cell>
          <table:table-cell office:value-type="float" office:value="3.3266161855976861E-4" table:formula="of:=[.$C$9]*(([.$C$3]*[.$C$4]*([.$C$5]-[.$C155])+[.$C$6]*([.$C$7]-[.$C155]))/[.$C$8]/[.$C$4])" table:style-name="ce12">
            <text:p>0,000333</text:p>
          </table:table-cell>
          <table:table-cell office:value-type="float" office:value="3.2392925107262724E-4" table:formula="of:=[.$C$9]*(([.$C$3]*[.$C$4]*([.$C$5]-([.$C155]+1/2*[.D155]))+[.$C$6]*([.$C$7]-([.$C155]+1/2*[.D155])))/[.$C$8]/[.$C$4])" table:style-name="ce12">
            <text:p>0,000324</text:p>
          </table:table-cell>
          <table:table-cell office:value-type="float" office:value="3.2415847571894574E-4" table:formula="of:=[.$C$9]*(([.$C$3]*[.$C$4]*([.$C$5]-([.$C155]+1/2*[.E155]))+[.$C$6]*([.$C$7]-([.$C155]+1/2*[.E155])))/[.$C$8]/[.$C$4])" table:style-name="ce12">
            <text:p>0,000324</text:p>
          </table:table-cell>
          <table:table-cell office:value-type="float" office:value="3.1564329858440487E-4" table:formula="of:=[.$C$9]*(([.$C$3]*[.$C$4]*([.$C$5]-([.$C155]+[.F155]))+[.$C$6]*([.$C$7]-([.$C155]+[.F155])))/[.$C$8]/[.$C$4])" table:style-name="ce13">
            <text:p>0,000316</text:p>
          </table:table-cell>
          <table:table-cell office:value-type="float" office:value="41.324658454990534" table:formula="of:=[.H154]+1/6*([.I154]+2*[.J154]+2*[.K154]+[.L154])" table:style-name="ce6">
            <text:p>41,32465845</text:p>
          </table:table-cell>
          <table:table-cell office:value-type="float" office:value="2.7576581429400449E-3" table:formula="of:=[.$C$9]*(([.$C$3]*[.$C$4]*([.$C155]-[.$H155])+[.$C$6]*([.$C$7]-[.$H155]))/[.$C$8]/[.$C$4])" table:style-name="ce12">
            <text:p>0,002758</text:p>
          </table:table-cell>
          <table:table-cell office:value-type="float" office:value="2.6852696166878333E-3" table:formula="of:=[.$C$9]*(([.$C$3]*[.$C$4]*([.$C155]-([.$H155]+1/2*[.I155]))+[.$C$6]*([.$C$7]-([.$H155]+1/2*[.I155])))/[.$C$8]/[.$C$4])" table:style-name="ce12">
            <text:p>0,002685</text:p>
          </table:table-cell>
          <table:table-cell office:value-type="float" office:value="2.6871698155019885E-3" table:formula="of:=[.$C$9]*(([.$C$3]*[.$C$4]*([.$C155]-([.$H155]+1/2*[.J155]))+[.$C$6]*([.$C$7]-([.$H155]+1/2*[.J155])))/[.$C$8]/[.$C$4])" table:style-name="ce12">
            <text:p>0,002687</text:p>
          </table:table-cell>
          <table:table-cell office:value-type="float" office:value="2.616581727626226E-3" table:formula="of:=[.$C$9]*(([.$C$3]*[.$C$4]*([.$C155]-([.$H155]+[.K155]))+[.$C$6]*([.$C$7]-([.$H155]+[.K155])))/[.$C$8]/[.$C$4])" table:style-name="ce13">
            <text:p>0,002617</text:p>
          </table:table-cell>
          <table:table-cell office:value-type="float" office:value="51.041881630857482" table:formula="of:=[.M154]+1/6*([.N154]+2*[.O154]+2*[.P154]+[.Q154])" table:style-name="ce24">
            <text:p>51,04188163</text:p>
          </table:table-cell>
          <table:table-cell office:value-type="float" office:value="1.1534137129508907E-2" table:formula="of:=[.$C$9]*(([.$C$3]*[.$C$4]*([.$H155]-[.$M155])+[.$C$6]*([.$C$7]-[.$M155]))/[.$C$8]/[.$C$4])" table:style-name="ce12">
            <text:p>0,011534</text:p>
          </table:table-cell>
          <table:table-cell office:value-type="float" office:value="1.1231366029859089E-2" table:formula="of:=[.$C$9]*(([.$C$3]*[.$C$4]*([.$H155]-([.$M155]+1/2*[.N155]))+[.$C$6]*([.$C$7]-([.$M155]+1/2*[.N155])))/[.$C$8]/[.$C$4])" table:style-name="ce12">
            <text:p>0,011231</text:p>
          </table:table-cell>
          <table:table-cell office:value-type="float" office:value="1.1239313771225E-2" table:formula="of:=[.$C$9]*(([.$C$3]*[.$C$4]*([.$H155]-([.$M155]+1/2*[.O155]))+[.$C$6]*([.$C$7]-([.$M155]+1/2*[.O155])))/[.$C$8]/[.$C$4])" table:style-name="ce12">
            <text:p>0,011239</text:p>
          </table:table-cell>
          <table:table-cell office:value-type="float" office:value="1.0944073156519437E-2" table:formula="of:=[.$C$9]*(([.$C$3]*[.$C$4]*([.$H155]-([.$M155]+[.P155]))+[.$C$6]*([.$C$7]-([.$M155]+[.P155])))/[.$C$8]/[.$C$4])" table:style-name="ce13">
            <text:p>0,01094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1.5" table:formula="of:=[.B155]+[.$C$9]" table:style-name="ce28">
            <text:p>71,5</text:p>
          </table:table-cell>
          <table:table-cell office:value-type="float" office:value="30.94636862066065" table:formula="of:=[.C155]+1/6*([.D155]+2*[.E155]+2*[.F155]+[.G155])" table:style-name="ce6">
            <text:p>30,94636862</text:p>
          </table:table-cell>
          <table:table-cell office:value-type="float" office:value="3.1564741531587968E-4" table:formula="of:=[.$C$9]*(([.$C$3]*[.$C$4]*([.$C$5]-[.$C156])+[.$C$6]*([.$C$7]-[.$C156]))/[.$C$8]/[.$C$4])" table:style-name="ce12">
            <text:p>0,000316</text:p>
          </table:table-cell>
          <table:table-cell office:value-type="float" office:value="3.073616706639086E-4" table:formula="of:=[.$C$9]*(([.$C$3]*[.$C$4]*([.$C$5]-([.$C156]+1/2*[.D156]))+[.$C$6]*([.$C$7]-([.$C156]+1/2*[.D156])))/[.$C$8]/[.$C$4])" table:style-name="ce12">
            <text:p>0,000307</text:p>
          </table:table-cell>
          <table:table-cell office:value-type="float" office:value="3.0757917146104316E-4" table:formula="of:=[.$C$9]*(([.$C$3]*[.$C$4]*([.$C$5]-([.$C156]+1/2*[.E156]))+[.$C$6]*([.$C$7]-([.$C156]+1/2*[.E156])))/[.$C$8]/[.$C$4])" table:style-name="ce12">
            <text:p>0,000308</text:p>
          </table:table-cell>
          <table:table-cell office:value-type="float" office:value="2.9949950881416501E-4" table:formula="of:=[.$C$9]*(([.$C$3]*[.$C$4]*([.$C$5]-([.$C156]+[.F156]))+[.$C$6]*([.$C$7]-([.$C156]+[.F156])))/[.$C$8]/[.$C$4])" table:style-name="ce13">
            <text:p>0,000299</text:p>
          </table:table-cell>
          <table:table-cell office:value-type="float" office:value="41.327344974779692" table:formula="of:=[.H155]+1/6*([.I155]+2*[.J155]+2*[.K155]+[.L155])" table:style-name="ce6">
            <text:p>41,32734497</text:p>
          </table:table-cell>
          <table:table-cell office:value-type="float" office:value="2.6328198570986388E-3" table:formula="of:=[.$C$9]*(([.$C$3]*[.$C$4]*([.$C156]-[.$H156])+[.$C$6]*([.$C$7]-[.$H156]))/[.$C$8]/[.$C$4])" table:style-name="ce12">
            <text:p>0,002633</text:p>
          </table:table-cell>
          <table:table-cell office:value-type="float" office:value="2.5637083358498102E-3" table:formula="of:=[.$C$9]*(([.$C$3]*[.$C$4]*([.$C156]-([.$H156]+1/2*[.I156]))+[.$C$6]*([.$C$7]-([.$H156]+1/2*[.I156])))/[.$C$8]/[.$C$4])" table:style-name="ce12">
            <text:p>0,002564</text:p>
          </table:table-cell>
          <table:table-cell office:value-type="float" office:value="2.5655225132824172E-3" table:formula="of:=[.$C$9]*(([.$C$3]*[.$C$4]*([.$C156]-([.$H156]+1/2*[.J156]))+[.$C$6]*([.$C$7]-([.$H156]+1/2*[.J156])))/[.$C$8]/[.$C$4])" table:style-name="ce12">
            <text:p>0,002566</text:p>
          </table:table-cell>
          <table:table-cell office:value-type="float" office:value="2.4981299251514884E-3" table:formula="of:=[.$C$9]*(([.$C$3]*[.$C$4]*([.$C156]-([.$H156]+[.K156]))+[.$C$6]*([.$C$7]-([.$H156]+[.K156])))/[.$C$8]/[.$C$4])" table:style-name="ce13">
            <text:p>0,002498</text:p>
          </table:table-cell>
          <table:table-cell office:value-type="float" office:value="51.053118225838851" table:formula="of:=[.M155]+1/6*([.N155]+2*[.O155]+2*[.P155]+[.Q155])" table:style-name="ce24">
            <text:p>51,05311823</text:p>
          </table:table-cell>
          <table:table-cell office:value-type="float" office:value="1.1078541882444882E-2" table:formula="of:=[.$C$9]*(([.$C$3]*[.$C$4]*([.$H156]-[.$M156])+[.$C$6]*([.$C$7]-[.$M156]))/[.$C$8]/[.$C$4])" table:style-name="ce12">
            <text:p>0,011079</text:p>
          </table:table-cell>
          <table:table-cell office:value-type="float" office:value="1.078773015803074E-2" table:formula="of:=[.$C$9]*(([.$C$3]*[.$C$4]*([.$H156]-([.$M156]+1/2*[.N156]))+[.$C$6]*([.$C$7]-([.$M156]+1/2*[.N156])))/[.$C$8]/[.$C$4])" table:style-name="ce12">
            <text:p>0,010788</text:p>
          </table:table-cell>
          <table:table-cell office:value-type="float" office:value="1.0795363965796582E-2" table:formula="of:=[.$C$9]*(([.$C$3]*[.$C$4]*([.$H156]-([.$M156]+1/2*[.O156]))+[.$C$6]*([.$C$7]-([.$M156]+1/2*[.O156])))/[.$C$8]/[.$C$4])" table:style-name="ce12">
            <text:p>0,010795</text:p>
          </table:table-cell>
          <table:table-cell office:value-type="float" office:value="1.051178527424048E-2" table:formula="of:=[.$C$9]*(([.$C$3]*[.$C$4]*([.$H156]-([.$M156]+[.P156]))+[.$C$6]*([.$C$7]-([.$M156]+[.P156])))/[.$C$8]/[.$C$4])" table:style-name="ce13">
            <text:p>0,01051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2" table:formula="of:=[.B156]+[.$C$9]" table:style-name="ce28">
            <text:p>72</text:p>
          </table:table-cell>
          <table:table-cell office:value-type="float" office:value="30.946676125428713" table:formula="of:=[.C156]+1/6*([.D156]+2*[.E156]+2*[.F156]+[.G156])" table:style-name="ce6">
            <text:p>30,94667613</text:p>
          </table:table-cell>
          <table:table-cell office:value-type="float" office:value="2.9950341499261412E-4" table:formula="of:=[.$C$9]*(([.$C$3]*[.$C$4]*([.$C$5]-[.$C157])+[.$C$6]*([.$C$7]-[.$C157]))/[.$C$8]/[.$C$4])" table:style-name="ce12">
            <text:p>0,000300</text:p>
          </table:table-cell>
          <table:table-cell office:value-type="float" office:value="2.9164145034906141E-4" table:formula="of:=[.$C$9]*(([.$C$3]*[.$C$4]*([.$C$5]-([.$C157]+1/2*[.D157]))+[.$C$6]*([.$C$7]-([.$C157]+1/2*[.D157])))/[.$C$8]/[.$C$4])" table:style-name="ce12">
            <text:p>0,000292</text:p>
          </table:table-cell>
          <table:table-cell office:value-type="float" office:value="2.9184782692095725E-4" table:formula="of:=[.$C$9]*(([.$C$3]*[.$C$4]*([.$C$5]-([.$C157]+1/2*[.E157]))+[.$C$6]*([.$C$7]-([.$C157]+1/2*[.E157])))/[.$C$8]/[.$C$4])" table:style-name="ce12">
            <text:p>0,000292</text:p>
          </table:table-cell>
          <table:table-cell office:value-type="float" office:value="2.8418140407916325E-4" table:formula="of:=[.$C$9]*(([.$C$3]*[.$C$4]*([.$C$5]-([.$C157]+[.F157]))+[.$C$6]*([.$C$7]-([.$C157]+[.F157])))/[.$C$8]/[.$C$4])" table:style-name="ce13">
            <text:p>0,000284</text:p>
          </table:table-cell>
          <table:table-cell office:value-type="float" office:value="41.329909876693108" table:formula="of:=[.H156]+1/6*([.I156]+2*[.J156]+2*[.K156]+[.L156])" table:style-name="ce6">
            <text:p>41,32990988</text:p>
          </table:table-cell>
          <table:table-cell office:value-type="float" office:value="2.513537745047529E-3" table:formula="of:=[.$C$9]*(([.$C$3]*[.$C$4]*([.$C157]-[.$H157])+[.$C$6]*([.$C$7]-[.$H157]))/[.$C$8]/[.$C$4])" table:style-name="ce12">
            <text:p>0,002514</text:p>
          </table:table-cell>
          <table:table-cell office:value-type="float" office:value="2.4475573792400382E-3" table:formula="of:=[.$C$9]*(([.$C$3]*[.$C$4]*([.$C157]-([.$H157]+1/2*[.I157]))+[.$C$6]*([.$C$7]-([.$H157]+1/2*[.I157])))/[.$C$8]/[.$C$4])" table:style-name="ce12">
            <text:p>0,002448</text:p>
          </table:table-cell>
          <table:table-cell office:value-type="float" office:value="2.4492893638423537E-3" table:formula="of:=[.$C$9]*(([.$C$3]*[.$C$4]*([.$C157]-([.$H157]+1/2*[.J157]))+[.$C$6]*([.$C$7]-([.$H157]+1/2*[.J157])))/[.$C$8]/[.$C$4])" table:style-name="ce12">
            <text:p>0,002449</text:p>
          </table:table-cell>
          <table:table-cell office:value-type="float" office:value="2.3849500534455499E-3" table:formula="of:=[.$C$9]*(([.$C$3]*[.$C$4]*([.$C157]-([.$H157]+[.K157]))+[.$C$6]*([.$C$7]-([.$H157]+[.K157])))/[.$C$8]/[.$C$4])" table:style-name="ce13">
            <text:p>0,002385</text:p>
          </table:table-cell>
          <table:table-cell office:value-type="float" office:value="51.063910978406241" table:formula="of:=[.M156]+1/6*([.N156]+2*[.O156]+2*[.P156]+[.Q156])" table:style-name="ce24">
            <text:p>51,06391098</text:p>
          </table:table-cell>
          <table:table-cell office:value-type="float" office:value="1.0640167468327718E-2" table:formula="of:=[.$C$9]*(([.$C$3]*[.$C$4]*([.$H157]-[.$M157])+[.$C$6]*([.$C$7]-[.$M157]))/[.$C$8]/[.$C$4])" table:style-name="ce12">
            <text:p>0,010640</text:p>
          </table:table-cell>
          <table:table-cell office:value-type="float" office:value="1.0360863072284246E-2" table:formula="of:=[.$C$9]*(([.$C$3]*[.$C$4]*([.$H157]-([.$M157]+1/2*[.N157]))+[.$C$6]*([.$C$7]-([.$M157]+1/2*[.N157])))/[.$C$8]/[.$C$4])" table:style-name="ce12">
            <text:p>0,010361</text:p>
          </table:table-cell>
          <table:table-cell office:value-type="float" office:value="1.0368194812680372E-2" table:formula="of:=[.$C$9]*(([.$C$3]*[.$C$4]*([.$H157]-([.$M157]+1/2*[.O157]))+[.$C$6]*([.$C$7]-([.$M157]+1/2*[.O157])))/[.$C$8]/[.$C$4])" table:style-name="ce12">
            <text:p>0,010368</text:p>
          </table:table-cell>
          <table:table-cell office:value-type="float" office:value="1.0095837240662205E-2" table:formula="of:=[.$C$9]*(([.$C$3]*[.$C$4]*([.$H157]-([.$M157]+[.P157]))+[.$C$6]*([.$C$7]-([.$M157]+[.P157])))/[.$C$8]/[.$C$4])" table:style-name="ce13">
            <text:p>0,01009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2.5" table:formula="of:=[.B157]+[.$C$9]" table:style-name="ce28">
            <text:p>72,5</text:p>
          </table:table-cell>
          <table:table-cell office:value-type="float" office:value="30.946967902657647" table:formula="of:=[.C157]+1/6*([.D157]+2*[.E157]+2*[.F157]+[.G157])" table:style-name="ce6">
            <text:p>30,9469679</text:p>
          </table:table-cell>
          <table:table-cell office:value-type="float" office:value="2.8418511047345873E-4" table:formula="of:=[.$C$9]*(([.$C$3]*[.$C$4]*([.$C$5]-[.$C158])+[.$C$6]*([.$C$7]-[.$C158]))/[.$C$8]/[.$C$4])" table:style-name="ce12">
            <text:p>0,000284</text:p>
          </table:table-cell>
          <table:table-cell office:value-type="float" office:value="2.7672525132356896E-4" table:formula="of:=[.$C$9]*(([.$C$3]*[.$C$4]*([.$C$5]-([.$C158]+1/2*[.D158]))+[.$C$6]*([.$C$7]-([.$C158]+1/2*[.D158])))/[.$C$8]/[.$C$4])" table:style-name="ce12">
            <text:p>0,000277</text:p>
          </table:table-cell>
          <table:table-cell office:value-type="float" office:value="2.7692107262623723E-4" table:formula="of:=[.$C$9]*(([.$C$3]*[.$C$4]*([.$C$5]-([.$C158]+1/2*[.E158]))+[.$C$6]*([.$C$7]-([.$C158]+1/2*[.E158])))/[.$C$8]/[.$C$4])" table:style-name="ce12">
            <text:p>0,000277</text:p>
          </table:table-cell>
          <table:table-cell office:value-type="float" office:value="2.6964675416070352E-4" table:formula="of:=[.$C$9]*(([.$C$3]*[.$C$4]*([.$C$5]-([.$C158]+[.F158]))+[.$C$6]*([.$C$7]-([.$C158]+[.F158])))/[.$C$8]/[.$C$4])" table:style-name="ce13">
            <text:p>0,000270</text:p>
          </table:table-cell>
          <table:table-cell office:value-type="float" office:value="41.332358573573885" table:formula="of:=[.H157]+1/6*([.I157]+2*[.J157]+2*[.K157]+[.L157])" table:style-name="ce6">
            <text:p>41,33235857</text:p>
          </table:table-cell>
          <table:table-cell office:value-type="float" office:value="2.39957002025335E-3" table:formula="of:=[.$C$9]*(([.$C$3]*[.$C$4]*([.$C158]-[.$H158])+[.$C$6]*([.$C$7]-[.$H158]))/[.$C$8]/[.$C$4])" table:style-name="ce12">
            <text:p>0,002400</text:p>
          </table:table-cell>
          <table:table-cell office:value-type="float" office:value="2.3365813072216495E-3" table:formula="of:=[.$C$9]*(([.$C$3]*[.$C$4]*([.$C158]-([.$H158]+1/2*[.I158]))+[.$C$6]*([.$C$7]-([.$H158]+1/2*[.I158])))/[.$C$8]/[.$C$4])" table:style-name="ce12">
            <text:p>0,002337</text:p>
          </table:table-cell>
          <table:table-cell office:value-type="float" office:value="2.3382347609389171E-3" table:formula="of:=[.$C$9]*(([.$C$3]*[.$C$4]*([.$C158]-([.$H158]+1/2*[.J158]))+[.$C$6]*([.$C$7]-([.$H158]+1/2*[.J158])))/[.$C$8]/[.$C$4])" table:style-name="ce12">
            <text:p>0,002338</text:p>
          </table:table-cell>
          <table:table-cell office:value-type="float" office:value="2.276812695303988E-3" table:formula="of:=[.$C$9]*(([.$C$3]*[.$C$4]*([.$C158]-([.$H158]+[.K158]))+[.$C$6]*([.$C$7]-([.$H158]+[.K158])))/[.$C$8]/[.$C$4])" table:style-name="ce13">
            <text:p>0,002277</text:p>
          </table:table-cell>
          <table:table-cell office:value-type="float" office:value="51.07427666515273" table:formula="of:=[.M157]+1/6*([.N157]+2*[.O157]+2*[.P157]+[.Q157])" table:style-name="ce24">
            <text:p>51,07427667</text:p>
          </table:table-cell>
          <table:table-cell office:value-type="float" office:value="1.0218403758175896E-2" table:formula="of:=[.$C$9]*(([.$C$3]*[.$C$4]*([.$H158]-[.$M158])+[.$C$6]*([.$C$7]-[.$M158]))/[.$C$8]/[.$C$4])" table:style-name="ce12">
            <text:p>0,010218</text:p>
          </table:table-cell>
          <table:table-cell office:value-type="float" office:value="9.9501706595238482E-3" table:formula="of:=[.$C$9]*(([.$C$3]*[.$C$4]*([.$H158]-([.$M158]+1/2*[.N158]))+[.$C$6]*([.$C$7]-([.$M158]+1/2*[.N158])))/[.$C$8]/[.$C$4])" table:style-name="ce12">
            <text:p>0,009950</text:p>
          </table:table-cell>
          <table:table-cell office:value-type="float" office:value="9.9572117783634437E-3" table:formula="of:=[.$C$9]*(([.$C$3]*[.$C$4]*([.$H158]-([.$M158]+1/2*[.O158]))+[.$C$6]*([.$C$7]-([.$M158]+1/2*[.O158])))/[.$C$8]/[.$C$4])" table:style-name="ce12">
            <text:p>0,009957</text:p>
          </table:table-cell>
          <table:table-cell office:value-type="float" office:value="9.695650139811789E-3" table:formula="of:=[.$C$9]*(([.$C$3]*[.$C$4]*([.$H158]-([.$M158]+[.P158]))+[.$C$6]*([.$C$7]-([.$M158]+[.P158])))/[.$C$8]/[.$C$4])" table:style-name="ce13">
            <text:p>0,00969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3" table:formula="of:=[.B158]+[.$C$9]" table:style-name="ce28">
            <text:p>73</text:p>
          </table:table-cell>
          <table:table-cell office:value-type="float" office:value="30.947244756743068" table:formula="of:=[.C158]+1/6*([.D158]+2*[.E158]+2*[.F158]+[.G158])" table:style-name="ce6">
            <text:p>30,94724476</text:p>
          </table:table-cell>
          <table:table-cell office:value-type="float" office:value="2.6965027098890457E-4" table:formula="of:=[.$C$9]*(([.$C$3]*[.$C$4]*([.$C$5]-[.$C159])+[.$C$6]*([.$C$7]-[.$C159]))/[.$C$8]/[.$C$4])" table:style-name="ce12">
            <text:p>0,000270</text:p>
          </table:table-cell>
          <table:table-cell office:value-type="float" office:value="2.6257195137554845E-4" table:formula="of:=[.$C$9]*(([.$C$3]*[.$C$4]*([.$C$5]-([.$C159]+1/2*[.D159]))+[.$C$6]*([.$C$7]-([.$C159]+1/2*[.D159])))/[.$C$8]/[.$C$4])" table:style-name="ce12">
            <text:p>0,000263</text:p>
          </table:table-cell>
          <table:table-cell office:value-type="float" office:value="2.6275775726537629E-4" table:formula="of:=[.$C$9]*(([.$C$3]*[.$C$4]*([.$C$5]-([.$C159]+1/2*[.E159]))+[.$C$6]*([.$C$7]-([.$C159]+1/2*[.E159])))/[.$C$8]/[.$C$4])" table:style-name="ce12">
            <text:p>0,000263</text:p>
          </table:table-cell>
          <table:table-cell office:value-type="float" office:value="2.5585548873243623E-4" table:formula="of:=[.$C$9]*(([.$C$3]*[.$C$4]*([.$C$5]-([.$C159]+[.F159]))+[.$C$6]*([.$C$7]-([.$C159]+[.F159])))/[.$C$8]/[.$C$4])" table:style-name="ce13">
            <text:p>0,000256</text:p>
          </table:table-cell>
          <table:table-cell office:value-type="float" office:value="41.334696242715864" table:formula="of:=[.H158]+1/6*([.I158]+2*[.J158]+2*[.K158]+[.L158])" table:style-name="ce6">
            <text:p>41,33469624</text:p>
          </table:table-cell>
          <table:table-cell office:value-type="float" office:value="2.2906850945704489E-3" table:formula="of:=[.$C$9]*(([.$C$3]*[.$C$4]*([.$C159]-[.$H159])+[.$C$6]*([.$C$7]-[.$H159]))/[.$C$8]/[.$C$4])" table:style-name="ce12">
            <text:p>0,002291</text:p>
          </table:table-cell>
          <table:table-cell office:value-type="float" office:value="2.230554610838226E-3" table:formula="of:=[.$C$9]*(([.$C$3]*[.$C$4]*([.$C159]-([.$H159]+1/2*[.I159]))+[.$C$6]*([.$C$7]-([.$H159]+1/2*[.I159])))/[.$C$8]/[.$C$4])" table:style-name="ce12">
            <text:p>0,002231</text:p>
          </table:table-cell>
          <table:table-cell office:value-type="float" office:value="2.2321330360360889E-3" table:formula="of:=[.$C$9]*(([.$C$3]*[.$C$4]*([.$C159]-([.$H159]+1/2*[.J159]))+[.$C$6]*([.$C$7]-([.$H159]+1/2*[.J159])))/[.$C$8]/[.$C$4])" table:style-name="ce12">
            <text:p>0,002232</text:p>
          </table:table-cell>
          <table:table-cell office:value-type="float" office:value="2.1734981101784569E-3" table:formula="of:=[.$C$9]*(([.$C$3]*[.$C$4]*([.$C159]-([.$H159]+[.K159]))+[.$C$6]*([.$C$7]-([.$H159]+[.K159])))/[.$C$8]/[.$C$4])" table:style-name="ce13">
            <text:p>0,002173</text:p>
          </table:table-cell>
          <table:table-cell office:value-type="float" office:value="51.084231468281693" table:formula="of:=[.M158]+1/6*([.N158]+2*[.O158]+2*[.P158]+[.Q158])" table:style-name="ce24">
            <text:p>51,08423147</text:p>
          </table:table-cell>
          <table:table-cell office:value-type="float" office:value="9.8126600510042867E-3" table:formula="of:=[.$C$9]*(([.$C$3]*[.$C$4]*([.$H159]-[.$M159])+[.$C$6]*([.$C$7]-[.$M159]))/[.$C$8]/[.$C$4])" table:style-name="ce12">
            <text:p>0,009813</text:p>
          </table:table-cell>
          <table:table-cell office:value-type="float" office:value="9.5550777246652379E-3" table:formula="of:=[.$C$9]*(([.$C$3]*[.$C$4]*([.$H159]-([.$M159]+1/2*[.N159]))+[.$C$6]*([.$C$7]-([.$M159]+1/2*[.N159])))/[.$C$8]/[.$C$4])" table:style-name="ce12">
            <text:p>0,009555</text:p>
          </table:table-cell>
          <table:table-cell office:value-type="float" office:value="9.5618392607317443E-3" table:formula="of:=[.$C$9]*(([.$C$3]*[.$C$4]*([.$H159]-([.$M159]+1/2*[.O159]))+[.$C$6]*([.$C$7]-([.$M159]+1/2*[.O159])))/[.$C$8]/[.$C$4])" table:style-name="ce12">
            <text:p>0,009562</text:p>
          </table:table-cell>
          <table:table-cell office:value-type="float" office:value="9.3106634898157941E-3" table:formula="of:=[.$C$9]*(([.$C$3]*[.$C$4]*([.$H159]-([.$M159]+[.P159]))+[.$C$6]*([.$C$7]-([.$M159]+[.P159])))/[.$C$8]/[.$C$4])" table:style-name="ce13">
            <text:p>0,00931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3.5" table:formula="of:=[.B159]+[.$C$9]" table:style-name="ce28">
            <text:p>73,5</text:p>
          </table:table-cell>
          <table:table-cell office:value-type="float" office:value="30.947507450939234" table:formula="of:=[.C159]+1/6*([.D159]+2*[.E159]+2*[.F159]+[.G159])" table:style-name="ce6">
            <text:p>30,94750745</text:p>
          </table:table-cell>
          <table:table-cell office:value-type="float" office:value="2.5585882569021122E-4" table:formula="of:=[.$C$9]*(([.$C$3]*[.$C$4]*([.$C$5]-[.$C160])+[.$C$6]*([.$C$7]-[.$C160]))/[.$C$8]/[.$C$4])" table:style-name="ce12">
            <text:p>0,000256</text:p>
          </table:table-cell>
          <table:table-cell office:value-type="float" office:value="2.4914253151587216E-4" table:formula="of:=[.$C$9]*(([.$C$3]*[.$C$4]*([.$C$5]-([.$C160]+1/2*[.D160]))+[.$C$6]*([.$C$7]-([.$C160]+1/2*[.D160])))/[.$C$8]/[.$C$4])" table:style-name="ce12">
            <text:p>0,000249</text:p>
          </table:table-cell>
          <table:table-cell office:value-type="float" office:value="2.4931883423789713E-4" table:formula="of:=[.$C$9]*(([.$C$3]*[.$C$4]*([.$C$5]-([.$C160]+1/2*[.E160]))+[.$C$6]*([.$C$7]-([.$C160]+1/2*[.E160])))/[.$C$8]/[.$C$4])" table:style-name="ce12">
            <text:p>0,000249</text:p>
          </table:table-cell>
          <table:table-cell office:value-type="float" office:value="2.4276958689267757E-4" table:formula="of:=[.$C$9]*(([.$C$3]*[.$C$4]*([.$C$5]-([.$C160]+[.F160]))+[.$C$6]*([.$C$7]-([.$C160]+[.F160])))/[.$C$8]/[.$C$4])" table:style-name="ce13">
            <text:p>0,000243</text:p>
          </table:table-cell>
          <table:table-cell office:value-type="float" office:value="41.336927835798946" table:formula="of:=[.H159]+1/6*([.I159]+2*[.J159]+2*[.K159]+[.L159])" table:style-name="ce6">
            <text:p>41,33692784</text:p>
          </table:table-cell>
          <table:table-cell office:value-type="float" office:value="2.1866611675170587E-3" table:formula="of:=[.$C$9]*(([.$C$3]*[.$C$4]*([.$C160]-[.$H160])+[.$C$6]*([.$C$7]-[.$H160]))/[.$C$8]/[.$C$4])" table:style-name="ce12">
            <text:p>0,002187</text:p>
          </table:table-cell>
          <table:table-cell office:value-type="float" office:value="2.1292613118697543E-3" table:formula="of:=[.$C$9]*(([.$C$3]*[.$C$4]*([.$C160]-([.$H160]+1/2*[.I160]))+[.$C$6]*([.$C$7]-([.$H160]+1/2*[.I160])))/[.$C$8]/[.$C$4])" table:style-name="ce12">
            <text:p>0,002129</text:p>
          </table:table-cell>
          <table:table-cell office:value-type="float" office:value="2.1307680580806617E-3" table:formula="of:=[.$C$9]*(([.$C$3]*[.$C$4]*([.$C160]-([.$H160]+1/2*[.J160]))+[.$C$6]*([.$C$7]-([.$H160]+1/2*[.J160])))/[.$C$8]/[.$C$4])" table:style-name="ce12">
            <text:p>0,002131</text:p>
          </table:table-cell>
          <table:table-cell office:value-type="float" office:value="2.0747958444678714E-3" table:formula="of:=[.$C$9]*(([.$C$3]*[.$C$4]*([.$C160]-([.$H160]+[.K160]))+[.$C$6]*([.$C$7]-([.$H160]+[.K160])))/[.$C$8]/[.$C$4])" table:style-name="ce13">
            <text:p>0,002075</text:p>
          </table:table-cell>
          <table:table-cell office:value-type="float" office:value="51.093790994533627" table:formula="of:=[.M159]+1/6*([.N159]+2*[.O159]+2*[.P159]+[.Q159])" table:style-name="ce24">
            <text:p>51,09379099</text:p>
          </table:table-cell>
          <table:table-cell office:value-type="float" office:value="9.4223645769318416E-3" table:formula="of:=[.$C$9]*(([.$C$3]*[.$C$4]*([.$H160]-[.$M160])+[.$C$6]*([.$C$7]-[.$M160]))/[.$C$8]/[.$C$4])" table:style-name="ce12">
            <text:p>0,009422</text:p>
          </table:table-cell>
          <table:table-cell office:value-type="float" office:value="9.1750275067873296E-3" table:formula="of:=[.$C$9]*(([.$C$3]*[.$C$4]*([.$H160]-([.$M160]+1/2*[.N160]))+[.$C$6]*([.$C$7]-([.$M160]+1/2*[.N160])))/[.$C$8]/[.$C$4])" table:style-name="ce12">
            <text:p>0,009175</text:p>
          </table:table-cell>
          <table:table-cell office:value-type="float" office:value="9.1815201048786998E-3" table:formula="of:=[.$C$9]*(([.$C$3]*[.$C$4]*([.$H160]-([.$M160]+1/2*[.O160]))+[.$C$6]*([.$C$7]-([.$M160]+1/2*[.O160])))/[.$C$8]/[.$C$4])" table:style-name="ce12">
            <text:p>0,009182</text:p>
          </table:table-cell>
          <table:table-cell office:value-type="float" office:value="8.9403347714255687E-3" table:formula="of:=[.$C$9]*(([.$C$3]*[.$C$4]*([.$H160]-([.$M160]+[.P160]))+[.$C$6]*([.$C$7]-([.$M160]+[.P160])))/[.$C$8]/[.$C$4])" table:style-name="ce13">
            <text:p>0,00894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4" table:formula="of:=[.B160]+[.$C$9]" table:style-name="ce28">
            <text:p>74</text:p>
          </table:table-cell>
          <table:table-cell office:value-type="float" office:value="30.947756709463249" table:formula="of:=[.C160]+1/6*([.D160]+2*[.E160]+2*[.F160]+[.G160])" table:style-name="ce6">
            <text:p>30,94775671</text:p>
          </table:table-cell>
          <table:table-cell office:value-type="float" office:value="2.4277275317945168E-4" table:formula="of:=[.$C$9]*(([.$C$3]*[.$C$4]*([.$C$5]-[.$C161])+[.$C$6]*([.$C$7]-[.$C161]))/[.$C$8]/[.$C$4])" table:style-name="ce12">
            <text:p>0,000243</text:p>
          </table:table-cell>
          <table:table-cell office:value-type="float" office:value="2.3639996840847744E-4" table:formula="of:=[.$C$9]*(([.$C$3]*[.$C$4]*([.$C$5]-([.$C161]+1/2*[.D161]))+[.$C$6]*([.$C$7]-([.$C161]+1/2*[.D161])))/[.$C$8]/[.$C$4])" table:style-name="ce12">
            <text:p>0,000236</text:p>
          </table:table-cell>
          <table:table-cell office:value-type="float" office:value="2.3656725400871893E-4" table:formula="of:=[.$C$9]*(([.$C$3]*[.$C$4]*([.$C$5]-([.$C161]+1/2*[.E161]))+[.$C$6]*([.$C$7]-([.$C161]+1/2*[.E161])))/[.$C$8]/[.$C$4])" table:style-name="ce12">
            <text:p>0,000237</text:p>
          </table:table-cell>
          <table:table-cell office:value-type="float" office:value="2.3035297234389417E-4" table:formula="of:=[.$C$9]*(([.$C$3]*[.$C$4]*([.$C$5]-([.$C161]+[.F161]))+[.$C$6]*([.$C$7]-([.$C161]+[.F161])))/[.$C$8]/[.$C$4])" table:style-name="ce13">
            <text:p>0,000230</text:p>
          </table:table-cell>
          <table:table-cell office:value-type="float" office:value="41.33905808842426" table:formula="of:=[.H160]+1/6*([.I160]+2*[.J160]+2*[.K160]+[.L160])" table:style-name="ce6">
            <text:p>41,33905809</text:p>
          </table:table-cell>
          <table:table-cell office:value-type="float" office:value="2.0872858308888455E-3" table:formula="of:=[.$C$9]*(([.$C$3]*[.$C$4]*([.$C161]-[.$H161])+[.$C$6]*([.$C$7]-[.$H161]))/[.$C$8]/[.$C$4])" table:style-name="ce12">
            <text:p>0,002087</text:p>
          </table:table-cell>
          <table:table-cell office:value-type="float" office:value="2.0324945778281743E-3" table:formula="of:=[.$C$9]*(([.$C$3]*[.$C$4]*([.$C161]-([.$H161]+1/2*[.I161]))+[.$C$6]*([.$C$7]-([.$H161]+1/2*[.I161])))/[.$C$8]/[.$C$4])" table:style-name="ce12">
            <text:p>0,002032</text:p>
          </table:table-cell>
          <table:table-cell office:value-type="float" office:value="2.0339328482207293E-3" table:formula="of:=[.$C$9]*(([.$C$3]*[.$C$4]*([.$C161]-([.$H161]+1/2*[.J161]))+[.$C$6]*([.$C$7]-([.$H161]+1/2*[.J161])))/[.$C$8]/[.$C$4])" table:style-name="ce12">
            <text:p>0,002034</text:p>
          </table:table-cell>
          <table:table-cell office:value-type="float" office:value="1.980504356357301E-3" table:formula="of:=[.$C$9]*(([.$C$3]*[.$C$4]*([.$C161]-([.$H161]+[.K161]))+[.$C$6]*([.$C$7]-([.$H161]+[.K161])))/[.$C$8]/[.$C$4])" table:style-name="ce13">
            <text:p>0,001981</text:p>
          </table:table-cell>
          <table:table-cell office:value-type="float" office:value="51.102970293628907" table:formula="of:=[.M160]+1/6*([.N160]+2*[.O160]+2*[.P160]+[.Q160])" table:style-name="ce24">
            <text:p>51,10297029</text:p>
          </table:table-cell>
          <table:table-cell office:value-type="float" office:value="9.0469640056953723E-3" table:formula="of:=[.$C$9]*(([.$C$3]*[.$C$4]*([.$H161]-[.$M161])+[.$C$6]*([.$C$7]-[.$M161]))/[.$C$8]/[.$C$4])" table:style-name="ce12">
            <text:p>0,009047</text:p>
          </table:table-cell>
          <table:table-cell office:value-type="float" office:value="8.8094812005459749E-3" table:formula="of:=[.$C$9]*(([.$C$3]*[.$C$4]*([.$H161]-([.$M161]+1/2*[.N161]))+[.$C$6]*([.$C$7]-([.$M161]+1/2*[.N161])))/[.$C$8]/[.$C$4])" table:style-name="ce12">
            <text:p>0,008809</text:p>
          </table:table-cell>
          <table:table-cell office:value-type="float" office:value="8.8157151241811671E-3" table:formula="of:=[.$C$9]*(([.$C$3]*[.$C$4]*([.$H161]-([.$M161]+1/2*[.O161]))+[.$C$6]*([.$C$7]-([.$M161]+1/2*[.O161])))/[.$C$8]/[.$C$4])" table:style-name="ce12">
            <text:p>0,008816</text:p>
          </table:table-cell>
          <table:table-cell office:value-type="float" office:value="8.5841389616759332E-3" table:formula="of:=[.$C$9]*(([.$C$3]*[.$C$4]*([.$H161]-([.$M161]+[.P161]))+[.$C$6]*([.$C$7]-([.$M161]+[.P161])))/[.$C$8]/[.$C$4])" table:style-name="ce13">
            <text:p>0,0085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4.5" table:formula="of:=[.B161]+[.$C$9]" table:style-name="ce28">
            <text:p>74,5</text:p>
          </table:table-cell>
          <table:table-cell office:value-type="float" office:value="30.947993219491643" table:formula="of:=[.C161]+1/6*([.D161]+2*[.E161]+2*[.F161]+[.G161])" table:style-name="ce6">
            <text:p>30,94799322</text:p>
          </table:table-cell>
          <table:table-cell office:value-type="float" office:value="2.3035597668865648E-4" table:formula="of:=[.$C$9]*(([.$C$3]*[.$C$4]*([.$C$5]-[.$C162])+[.$C$6]*([.$C$7]-[.$C162]))/[.$C$8]/[.$C$4])" table:style-name="ce12">
            <text:p>0,000230</text:p>
          </table:table-cell>
          <table:table-cell office:value-type="float" office:value="2.2430913230061833E-4" table:formula="of:=[.$C$9]*(([.$C$3]*[.$C$4]*([.$C$5]-([.$C162]+1/2*[.D162]))+[.$C$6]*([.$C$7]-([.$C162]+1/2*[.D162])))/[.$C$8]/[.$C$4])" table:style-name="ce12">
            <text:p>0,000224</text:p>
          </table:table-cell>
          <table:table-cell office:value-type="float" office:value="2.244678619658771E-4" table:formula="of:=[.$C$9]*(([.$C$3]*[.$C$4]*([.$C$5]-([.$C162]+1/2*[.E162]))+[.$C$6]*([.$C$7]-([.$C162]+1/2*[.E162])))/[.$C$8]/[.$C$4])" table:style-name="ce12">
            <text:p>0,000224</text:p>
          </table:table-cell>
          <table:table-cell office:value-type="float" office:value="2.1857141393559232E-4" table:formula="of:=[.$C$9]*(([.$C$3]*[.$C$4]*([.$C$5]-([.$C162]+[.F162]))+[.$C$6]*([.$C$7]-([.$C162]+[.F162])))/[.$C$8]/[.$C$4])" table:style-name="ce13">
            <text:p>0,000219</text:p>
          </table:table-cell>
          <table:table-cell office:value-type="float" office:value="41.341091529264148" table:formula="of:=[.H161]+1/6*([.I161]+2*[.J161]+2*[.K161]+[.L161])" table:style-name="ce6">
            <text:p>41,34109153</text:p>
          </table:table-cell>
          <table:table-cell office:value-type="float" office:value="1.9923556882145022E-3" table:formula="of:=[.$C$9]*(([.$C$3]*[.$C$4]*([.$C162]-[.$H162])+[.$C$6]*([.$C$7]-[.$H162]))/[.$C$8]/[.$C$4])" table:style-name="ce12">
            <text:p>0,001992</text:p>
          </table:table-cell>
          <table:table-cell office:value-type="float" office:value="1.9400563513987663E-3" table:formula="of:=[.$C$9]*(([.$C$3]*[.$C$4]*([.$C162]-([.$H162]+1/2*[.I162]))+[.$C$6]*([.$C$7]-([.$H162]+1/2*[.I162])))/[.$C$8]/[.$C$4])" table:style-name="ce12">
            <text:p>0,001940</text:p>
          </table:table-cell>
          <table:table-cell office:value-type="float" office:value="1.9414292089900301E-3" table:formula="of:=[.$C$9]*(([.$C$3]*[.$C$4]*([.$C162]-([.$H162]+1/2*[.J162]))+[.$C$6]*([.$C$7]-([.$H162]+1/2*[.J162])))/[.$C$8]/[.$C$4])" table:style-name="ce12">
            <text:p>0,001941</text:p>
          </table:table-cell>
          <table:table-cell office:value-type="float" office:value="1.8904306547424313E-3" table:formula="of:=[.$C$9]*(([.$C$3]*[.$C$4]*([.$C162]-([.$H162]+[.K162]))+[.$C$6]*([.$C$7]-([.$H162]+[.K162])))/[.$C$8]/[.$C$4])" table:style-name="ce13">
            <text:p>0,001890</text:p>
          </table:table-cell>
          <table:table-cell office:value-type="float" office:value="51.111783876231712" table:formula="of:=[.M161]+1/6*([.N161]+2*[.O161]+2*[.P161]+[.Q161])" table:style-name="ce24">
            <text:p>51,11178388</text:p>
          </table:table-cell>
          <table:table-cell office:value-type="float" office:value="8.6859229610425359E-3" table:formula="of:=[.$C$9]*(([.$C$3]*[.$C$4]*([.$H162]-[.$M162])+[.$C$6]*([.$C$7]-[.$M162]))/[.$C$8]/[.$C$4])" table:style-name="ce12">
            <text:p>0,008686</text:p>
          </table:table-cell>
          <table:table-cell office:value-type="float" office:value="8.4579174833153276E-3" table:formula="of:=[.$C$9]*(([.$C$3]*[.$C$4]*([.$H162]-([.$M162]+1/2*[.N162]))+[.$C$6]*([.$C$7]-([.$M162]+1/2*[.N162])))/[.$C$8]/[.$C$4])" table:style-name="ce12">
            <text:p>0,008458</text:p>
          </table:table-cell>
          <table:table-cell office:value-type="float" office:value="8.4639026271055399E-3" table:formula="of:=[.$C$9]*(([.$C$3]*[.$C$4]*([.$H162]-([.$M162]+1/2*[.O162]))+[.$C$6]*([.$C$7]-([.$M162]+1/2*[.O162])))/[.$C$8]/[.$C$4])" table:style-name="ce12">
            <text:p>0,008464</text:p>
          </table:table-cell>
          <table:table-cell office:value-type="float" office:value="8.2415680731194249E-3" table:formula="of:=[.$C$9]*(([.$C$3]*[.$C$4]*([.$H162]-([.$M162]+[.P162]))+[.$C$6]*([.$C$7]-([.$M162]+[.P162])))/[.$C$8]/[.$C$4])" table:style-name="ce13">
            <text:p>0,00824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5" table:formula="of:=[.B162]+[.$C$9]" table:style-name="ce28">
            <text:p>75</text:p>
          </table:table-cell>
          <table:table-cell office:value-type="float" office:value="30.948217633054835" table:formula="of:=[.C162]+1/6*([.D162]+2*[.E162]+2*[.F162]+[.G162])" table:style-name="ce6">
            <text:p>30,94821763</text:p>
          </table:table-cell>
          <table:table-cell office:value-type="float" office:value="2.1857426462111107E-4" table:formula="of:=[.$C$9]*(([.$C$3]*[.$C$4]*([.$C$5]-[.$C163])+[.$C$6]*([.$C$7]-[.$C163]))/[.$C$8]/[.$C$4])" table:style-name="ce12">
            <text:p>0,000219</text:p>
          </table:table-cell>
          <table:table-cell office:value-type="float" office:value="2.1283669017475404E-4" table:formula="of:=[.$C$9]*(([.$C$3]*[.$C$4]*([.$C$5]-([.$C163]+1/2*[.D163]))+[.$C$6]*([.$C$7]-([.$C163]+1/2*[.D163])))/[.$C$8]/[.$C$4])" table:style-name="ce12">
            <text:p>0,000213</text:p>
          </table:table-cell>
          <table:table-cell office:value-type="float" office:value="2.1298730150397206E-4" table:formula="of:=[.$C$9]*(([.$C$3]*[.$C$4]*([.$C$5]-([.$C163]+1/2*[.E163]))+[.$C$6]*([.$C$7]-([.$C163]+1/2*[.E163])))/[.$C$8]/[.$C$4])" table:style-name="ce12">
            <text:p>0,000213</text:p>
          </table:table-cell>
          <table:table-cell office:value-type="float" office:value="2.0739243129230545E-4" table:formula="of:=[.$C$9]*(([.$C$3]*[.$C$4]*([.$C$5]-([.$C163]+[.F163]))+[.$C$6]*([.$C$7]-([.$C163]+[.F163])))/[.$C$8]/[.$C$4])" table:style-name="ce13">
            <text:p>0,000207</text:p>
          </table:table-cell>
          <table:table-cell office:value-type="float" office:value="41.343032488841438" table:formula="of:=[.H162]+1/6*([.I162]+2*[.J162]+2*[.K162]+[.L162])" table:style-name="ce6">
            <text:p>41,34303249</text:p>
          </table:table-cell>
          <table:table-cell office:value-type="float" office:value="1.9016759885662395E-3" table:formula="of:=[.$C$9]*(([.$C$3]*[.$C$4]*([.$C163]-[.$H163])+[.$C$6]*([.$C$7]-[.$H163]))/[.$C$8]/[.$C$4])" table:style-name="ce12">
            <text:p>0,001902</text:p>
          </table:table-cell>
          <table:table-cell office:value-type="float" office:value="1.8517569938665019E-3" table:formula="of:=[.$C$9]*(([.$C$3]*[.$C$4]*([.$C163]-([.$H163]+1/2*[.I163]))+[.$C$6]*([.$C$7]-([.$H163]+1/2*[.I163])))/[.$C$8]/[.$C$4])" table:style-name="ce12">
            <text:p>0,001852</text:p>
          </table:table-cell>
          <table:table-cell office:value-type="float" office:value="1.8530673674771378E-3" table:formula="of:=[.$C$9]*(([.$C$3]*[.$C$4]*([.$C163]-([.$H163]+1/2*[.J163]))+[.$C$6]*([.$C$7]-([.$H163]+1/2*[.J163])))/[.$C$8]/[.$C$4])" table:style-name="ce12">
            <text:p>0,001853</text:p>
          </table:table-cell>
          <table:table-cell office:value-type="float" office:value="1.8043899517737145E-3" table:formula="of:=[.$C$9]*(([.$C$3]*[.$C$4]*([.$C163]-([.$H163]+[.K163]))+[.$C$6]*([.$C$7]-([.$H163]+[.K163])))/[.$C$8]/[.$C$4])" table:style-name="ce13">
            <text:p>0,001804</text:p>
          </table:table-cell>
          <table:table-cell office:value-type="float" office:value="51.120245731440882" table:formula="of:=[.M162]+1/6*([.N162]+2*[.O162]+2*[.P162]+[.Q162])" table:style-name="ce24">
            <text:p>51,12024573</text:p>
          </table:table-cell>
          <table:table-cell office:value-type="float" office:value="8.3387235414255651E-3" table:formula="of:=[.$C$9]*(([.$C$3]*[.$C$4]*([.$H163]-[.$M163])+[.$C$6]*([.$C$7]-[.$M163]))/[.$C$8]/[.$C$4])" table:style-name="ce12">
            <text:p>0,008339</text:p>
          </table:table-cell>
          <table:table-cell office:value-type="float" office:value="8.1198320484630812E-3" table:formula="of:=[.$C$9]*(([.$C$3]*[.$C$4]*([.$H163]-([.$M163]+1/2*[.N163]))+[.$C$6]*([.$C$7]-([.$M163]+1/2*[.N163])))/[.$C$8]/[.$C$4])" table:style-name="ce12">
            <text:p>0,008120</text:p>
          </table:table-cell>
          <table:table-cell office:value-type="float" office:value="8.1255779501533988E-3" table:formula="of:=[.$C$9]*(([.$C$3]*[.$C$4]*([.$H163]-([.$M163]+1/2*[.O163]))+[.$C$6]*([.$C$7]-([.$M163]+1/2*[.O163])))/[.$C$8]/[.$C$4])" table:style-name="ce12">
            <text:p>0,008126</text:p>
          </table:table-cell>
          <table:table-cell office:value-type="float" office:value="7.912130699042506E-3" table:formula="of:=[.$C$9]*(([.$C$3]*[.$C$4]*([.$H163]-([.$M163]+[.P163]))+[.$C$6]*([.$C$7]-([.$M163]+[.P163])))/[.$C$8]/[.$C$4])" table:style-name="ce13">
            <text:p>0,00791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5.5" table:formula="of:=[.B163]+[.$C$9]" table:style-name="ce28">
            <text:p>75,5</text:p>
          </table:table-cell>
          <table:table-cell office:value-type="float" office:value="30.948430568834713" table:formula="of:=[.C163]+1/6*([.D163]+2*[.E163]+2*[.F163]+[.G163])" table:style-name="ce6">
            <text:p>30,94843057</text:p>
          </table:table-cell>
          <table:table-cell office:value-type="float" office:value="2.0739513617763804E-4" table:formula="of:=[.$C$9]*(([.$C$3]*[.$C$4]*([.$C$5]-[.$C164])+[.$C$6]*([.$C$7]-[.$C164]))/[.$C$8]/[.$C$4])" table:style-name="ce12">
            <text:p>0,000207</text:p>
          </table:table-cell>
          <table:table-cell office:value-type="float" office:value="2.019510138527494E-4" table:formula="of:=[.$C$9]*(([.$C$3]*[.$C$4]*([.$C$5]-([.$C164]+1/2*[.D164]))+[.$C$6]*([.$C$7]-([.$C164]+1/2*[.D164])))/[.$C$8]/[.$C$4])" table:style-name="ce12">
            <text:p>0,000202</text:p>
          </table:table-cell>
          <table:table-cell office:value-type="float" office:value="2.0209392206402299E-4" table:formula="of:=[.$C$9]*(([.$C$3]*[.$C$4]*([.$C$5]-([.$C164]+1/2*[.E164]))+[.$C$6]*([.$C$7]-([.$C164]+1/2*[.E164])))/[.$C$8]/[.$C$4])" table:style-name="ce12">
            <text:p>0,000202</text:p>
          </table:table-cell>
          <table:table-cell office:value-type="float" office:value="1.9678520526929334E-4" table:formula="of:=[.$C$9]*(([.$C$3]*[.$C$4]*([.$C$5]-([.$C164]+[.F164]))+[.$C$6]*([.$C$7]-([.$C164]+[.F164])))/[.$C$8]/[.$C$4])" table:style-name="ce13">
            <text:p>0,000197</text:p>
          </table:table-cell>
          <table:table-cell office:value-type="float" office:value="41.344885107951939" table:formula="of:=[.H163]+1/6*([.I163]+2*[.J163]+2*[.K163]+[.L163])" table:style-name="ce6">
            <text:p>41,34488511</text:p>
          </table:table-cell>
          <table:table-cell office:value-type="float" office:value="1.8150602742588262E-3" table:formula="of:=[.$C$9]*(([.$C$3]*[.$C$4]*([.$C164]-[.$H164])+[.$C$6]*([.$C$7]-[.$H164]))/[.$C$8]/[.$C$4])" table:style-name="ce12">
            <text:p>0,001815</text:p>
          </table:table-cell>
          <table:table-cell office:value-type="float" office:value="1.7674149420597587E-3" table:formula="of:=[.$C$9]*(([.$C$3]*[.$C$4]*([.$C164]-([.$H164]+1/2*[.I164]))+[.$C$6]*([.$C$7]-([.$H164]+1/2*[.I164])))/[.$C$8]/[.$C$4])" table:style-name="ce12">
            <text:p>0,001767</text:p>
          </table:table-cell>
          <table:table-cell office:value-type="float" office:value="1.7686656320296378E-3" table:formula="of:=[.$C$9]*(([.$C$3]*[.$C$4]*([.$C164]-([.$H164]+1/2*[.J164]))+[.$C$6]*([.$C$7]-([.$H164]+1/2*[.J164])))/[.$C$8]/[.$C$4])" table:style-name="ce12">
            <text:p>0,001769</text:p>
          </table:table-cell>
          <table:table-cell office:value-type="float" office:value="1.7222053285773883E-3" table:formula="of:=[.$C$9]*(([.$C$3]*[.$C$4]*([.$C164]-([.$H164]+[.K164]))+[.$C$6]*([.$C$7]-([.$H164]+[.K164])))/[.$C$8]/[.$C$4])" table:style-name="ce13">
            <text:p>0,001722</text:p>
          </table:table-cell>
          <table:table-cell office:value-type="float" office:value="51.12836934381383" table:formula="of:=[.M163]+1/6*([.N163]+2*[.O163]+2*[.P163]+[.Q163])" table:style-name="ce24">
            <text:p>51,12836934</text:p>
          </table:table-cell>
          <table:table-cell office:value-type="float" office:value="8.0048648473708683E-3" table:formula="of:=[.$C$9]*(([.$C$3]*[.$C$4]*([.$H164]-[.$M164])+[.$C$6]*([.$C$7]-[.$M164]))/[.$C$8]/[.$C$4])" table:style-name="ce12">
            <text:p>0,008005</text:p>
          </table:table-cell>
          <table:table-cell office:value-type="float" office:value="7.7947371451275562E-3" table:formula="of:=[.$C$9]*(([.$C$3]*[.$C$4]*([.$H164]-([.$M164]+1/2*[.N164]))+[.$C$6]*([.$C$7]-([.$M164]+1/2*[.N164])))/[.$C$8]/[.$C$4])" table:style-name="ce12">
            <text:p>0,007795</text:p>
          </table:table-cell>
          <table:table-cell office:value-type="float" office:value="7.8002529973110772E-3" table:formula="of:=[.$C$9]*(([.$C$3]*[.$C$4]*([.$H164]-([.$M164]+1/2*[.O164]))+[.$C$6]*([.$C$7]-([.$M164]+1/2*[.O164])))/[.$C$8]/[.$C$4])" table:style-name="ce12">
            <text:p>0,007800</text:p>
          </table:table-cell>
          <table:table-cell office:value-type="float" office:value="7.595351565011811E-3" table:formula="of:=[.$C$9]*(([.$C$3]*[.$C$4]*([.$H164]-([.$M164]+[.P164]))+[.$C$6]*([.$C$7]-([.$M164]+[.P164])))/[.$C$8]/[.$C$4])" table:style-name="ce13">
            <text:p>0,00759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6" table:formula="of:=[.B164]+[.$C$9]" table:style-name="ce28">
            <text:p>76</text:p>
          </table:table-cell>
          <table:table-cell office:value-type="float" office:value="30.948632613870259" table:formula="of:=[.C164]+1/6*([.D164]+2*[.E164]+2*[.F164]+[.G164])" table:style-name="ce6">
            <text:p>30,94863261</text:p>
          </table:table-cell>
          <table:table-cell office:value-type="float" office:value="1.9678777181138685E-4" table:formula="of:=[.$C$9]*(([.$C$3]*[.$C$4]*([.$C$5]-[.$C165])+[.$C$6]*([.$C$7]-[.$C165]))/[.$C$8]/[.$C$4])" table:style-name="ce12">
            <text:p>0,000197</text:p>
          </table:table-cell>
          <table:table-cell office:value-type="float" office:value="1.9162209280125354E-4" table:formula="of:=[.$C$9]*(([.$C$3]*[.$C$4]*([.$C$5]-([.$C165]+1/2*[.D165]))+[.$C$6]*([.$C$7]-([.$C165]+1/2*[.D165])))/[.$C$8]/[.$C$4])" table:style-name="ce12">
            <text:p>0,000192</text:p>
          </table:table-cell>
          <table:table-cell office:value-type="float" office:value="1.9175769187540937E-4" table:formula="of:=[.$C$9]*(([.$C$3]*[.$C$4]*([.$C$5]-([.$C165]+1/2*[.E165]))+[.$C$6]*([.$C$7]-([.$C165]+1/2*[.E165])))/[.$C$8]/[.$C$4])" table:style-name="ce12">
            <text:p>0,000192</text:p>
          </table:table-cell>
          <table:table-cell office:value-type="float" office:value="1.8672049298788806E-4" table:formula="of:=[.$C$9]*(([.$C$3]*[.$C$4]*([.$C$5]-([.$C165]+[.F165]))+[.$C$6]*([.$C$7]-([.$C165]+[.F165])))/[.$C$8]/[.$C$4])" table:style-name="ce13">
            <text:p>0,000187</text:p>
          </table:table-cell>
          <table:table-cell office:value-type="float" office:value="41.346653345743775" table:formula="of:=[.H164]+1/6*([.I164]+2*[.J164]+2*[.K164]+[.L164])" table:style-name="ce6">
            <text:p>41,34665335</text:p>
          </table:table-cell>
          <table:table-cell office:value-type="float" office:value="1.7323300419647013E-3" table:formula="of:=[.$C$9]*(([.$C$3]*[.$C$4]*([.$C165]-[.$H165])+[.$C$6]*([.$C$7]-[.$H165]))/[.$C$8]/[.$C$4])" table:style-name="ce12">
            <text:p>0,001732</text:p>
          </table:table-cell>
          <table:table-cell office:value-type="float" office:value="1.6868563783632453E-3" table:formula="of:=[.$C$9]*(([.$C$3]*[.$C$4]*([.$C165]-([.$H165]+1/2*[.I165]))+[.$C$6]*([.$C$7]-([.$H165]+1/2*[.I165])))/[.$C$8]/[.$C$4])" table:style-name="ce12">
            <text:p>0,001687</text:p>
          </table:table-cell>
          <table:table-cell office:value-type="float" office:value="1.6880500620325165E-3" table:formula="of:=[.$C$9]*(([.$C$3]*[.$C$4]*([.$C165]-([.$H165]+1/2*[.J165]))+[.$C$6]*([.$C$7]-([.$H165]+1/2*[.J165])))/[.$C$8]/[.$C$4])" table:style-name="ce12">
            <text:p>0,001688</text:p>
          </table:table-cell>
          <table:table-cell office:value-type="float" office:value="1.6437074137079434E-3" table:formula="of:=[.$C$9]*(([.$C$3]*[.$C$4]*([.$C165]-([.$H165]+[.K165]))+[.$C$6]*([.$C$7]-([.$H165]+[.K165])))/[.$C$8]/[.$C$4])" table:style-name="ce13">
            <text:p>0,001644</text:p>
          </table:table-cell>
          <table:table-cell office:value-type="float" office:value="51.136167709930042" table:formula="of:=[.M164]+1/6*([.N164]+2*[.O164]+2*[.P164]+[.Q164])" table:style-name="ce24">
            <text:p>51,13616771</text:p>
          </table:table-cell>
          <table:table-cell office:value-type="float" office:value="7.6838625158615059E-3" table:formula="of:=[.$C$9]*(([.$C$3]*[.$C$4]*([.$H165]-[.$M165])+[.$C$6]*([.$C$7]-[.$M165]))/[.$C$8]/[.$C$4])" table:style-name="ce12">
            <text:p>0,007684</text:p>
          </table:table-cell>
          <table:table-cell office:value-type="float" office:value="7.4821611248200954E-3" table:formula="of:=[.$C$9]*(([.$C$3]*[.$C$4]*([.$H165]-([.$M165]+1/2*[.N165]))+[.$C$6]*([.$C$7]-([.$M165]+1/2*[.N165])))/[.$C$8]/[.$C$4])" table:style-name="ce12">
            <text:p>0,007482</text:p>
          </table:table-cell>
          <table:table-cell office:value-type="float" office:value="7.4874557863348059E-3" table:formula="of:=[.$C$9]*(([.$C$3]*[.$C$4]*([.$H165]-([.$M165]+1/2*[.O165]))+[.$C$6]*([.$C$7]-([.$M165]+1/2*[.O165])))/[.$C$8]/[.$C$4])" table:style-name="ce12">
            <text:p>0,007487</text:p>
          </table:table-cell>
          <table:table-cell office:value-type="float" office:value="7.290771087079065E-3" table:formula="of:=[.$C$9]*(([.$C$3]*[.$C$4]*([.$H165]-([.$M165]+[.P165]))+[.$C$6]*([.$C$7]-([.$M165]+[.P165])))/[.$C$8]/[.$C$4])" table:style-name="ce13">
            <text:p>0,00729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6.5" table:formula="of:=[.B165]+[.$C$9]" table:style-name="ce28">
            <text:p>76,5</text:p>
          </table:table-cell>
          <table:table-cell office:value-type="float" office:value="30.948824325175952" table:formula="of:=[.C165]+1/6*([.D165]+2*[.E165]+2*[.F165]+[.G165])" table:style-name="ce6">
            <text:p>30,94882433</text:p>
          </table:table-cell>
          <table:table-cell office:value-type="float" office:value="1.8672292826249758E-4" table:formula="of:=[.$C$9]*(([.$C$3]*[.$C$4]*([.$C$5]-[.$C166])+[.$C$6]*([.$C$7]-[.$C166]))/[.$C$8]/[.$C$4])" table:style-name="ce12">
            <text:p>0,000187</text:p>
          </table:table-cell>
          <table:table-cell office:value-type="float" office:value="1.8182145139564908E-4" table:formula="of:=[.$C$9]*(([.$C$3]*[.$C$4]*([.$C$5]-([.$C166]+1/2*[.D166]))+[.$C$6]*([.$C$7]-([.$C166]+1/2*[.D166])))/[.$C$8]/[.$C$4])" table:style-name="ce12">
            <text:p>0,000182</text:p>
          </table:table-cell>
          <table:table-cell office:value-type="float" office:value="1.8195011516320393E-4" table:formula="of:=[.$C$9]*(([.$C$3]*[.$C$4]*([.$C$5]-([.$C166]+1/2*[.E166]))+[.$C$6]*([.$C$7]-([.$C166]+1/2*[.E166])))/[.$C$8]/[.$C$4])" table:style-name="ce12">
            <text:p>0,000182</text:p>
          </table:table-cell>
          <table:table-cell office:value-type="float" office:value="1.7717054721651948E-4" table:formula="of:=[.$C$9]*(([.$C$3]*[.$C$4]*([.$C$5]-([.$C166]+[.F166]))+[.$C$6]*([.$C$7]-([.$C166]+[.F166])))/[.$C$8]/[.$C$4])" table:style-name="ce13">
            <text:p>0,000177</text:p>
          </table:table-cell>
          <table:table-cell office:value-type="float" office:value="41.348340987466521" table:formula="of:=[.H165]+1/6*([.I165]+2*[.J165]+2*[.K165]+[.L165])" table:style-name="ce6">
            <text:p>41,34834099</text:p>
          </table:table-cell>
          <table:table-cell office:value-type="float" office:value="1.6533144168053013E-3" table:formula="of:=[.$C$9]*(([.$C$3]*[.$C$4]*([.$C166]-[.$H166])+[.$C$6]*([.$C$7]-[.$H166]))/[.$C$8]/[.$C$4])" table:style-name="ce12">
            <text:p>0,001653</text:p>
          </table:table-cell>
          <table:table-cell office:value-type="float" office:value="1.609914913364264E-3" table:formula="of:=[.$C$9]*(([.$C$3]*[.$C$4]*([.$C166]-([.$H166]+1/2*[.I166]))+[.$C$6]*([.$C$7]-([.$H166]+1/2*[.I166])))/[.$C$8]/[.$C$4])" table:style-name="ce12">
            <text:p>0,001610</text:p>
          </table:table-cell>
          <table:table-cell office:value-type="float" office:value="1.6110541503295509E-3" table:formula="of:=[.$C$9]*(([.$C$3]*[.$C$4]*([.$C166]-([.$H166]+1/2*[.J166]))+[.$C$6]*([.$C$7]-([.$H166]+1/2*[.J166])))/[.$C$8]/[.$C$4])" table:style-name="ce12">
            <text:p>0,001611</text:p>
          </table:table-cell>
          <table:table-cell office:value-type="float" office:value="1.5687340739127648E-3" table:formula="of:=[.$C$9]*(([.$C$3]*[.$C$4]*([.$C166]-([.$H166]+[.K166]))+[.$C$6]*([.$C$7]-([.$H166]+[.K166])))/[.$C$8]/[.$C$4])" table:style-name="ce13">
            <text:p>0,001569</text:p>
          </table:table-cell>
          <table:table-cell office:value-type="float" office:value="51.14365335450092" table:formula="of:=[.M165]+1/6*([.N165]+2*[.O165]+2*[.P165]+[.Q165])" table:style-name="ce24">
            <text:p>51,14365335</text:p>
          </table:table-cell>
          <table:table-cell office:value-type="float" office:value="7.3752482620278101E-3" table:formula="of:=[.$C$9]*(([.$C$3]*[.$C$4]*([.$H166]-[.$M166])+[.$C$6]*([.$C$7]-[.$M166]))/[.$C$8]/[.$C$4])" table:style-name="ce12">
            <text:p>0,007375</text:p>
          </table:table-cell>
          <table:table-cell office:value-type="float" office:value="7.1816479951497172E-3" table:formula="of:=[.$C$9]*(([.$C$3]*[.$C$4]*([.$H166]-([.$M166]+1/2*[.N166]))+[.$C$6]*([.$C$7]-([.$M166]+1/2*[.N166])))/[.$C$8]/[.$C$4])" table:style-name="ce12">
            <text:p>0,007182</text:p>
          </table:table-cell>
          <table:table-cell office:value-type="float" office:value="7.1867300021549452E-3" table:formula="of:=[.$C$9]*(([.$C$3]*[.$C$4]*([.$H166]-([.$M166]+1/2*[.O166]))+[.$C$6]*([.$C$7]-([.$M166]+1/2*[.O166])))/[.$C$8]/[.$C$4])" table:style-name="ce12">
            <text:p>0,007187</text:p>
          </table:table-cell>
          <table:table-cell office:value-type="float" office:value="6.9979449369146777E-3" table:formula="of:=[.$C$9]*(([.$C$3]*[.$C$4]*([.$H166]-([.$M166]+[.P166]))+[.$C$6]*([.$C$7]-([.$M166]+[.P166])))/[.$C$8]/[.$C$4])" table:style-name="ce13">
            <text:p>0,00699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7" table:formula="of:=[.B166]+[.$C$9]" table:style-name="ce28">
            <text:p>77</text:p>
          </table:table-cell>
          <table:table-cell office:value-type="float" office:value="30.949006231277384" table:formula="of:=[.C166]+1/6*([.D166]+2*[.E166]+2*[.F166]+[.G166])" table:style-name="ce6">
            <text:p>30,94900623</text:p>
          </table:table-cell>
          <table:table-cell office:value-type="float" office:value="1.7717285793730753E-4" table:formula="of:=[.$C$9]*(([.$C$3]*[.$C$4]*([.$C$5]-[.$C167])+[.$C$6]*([.$C$7]-[.$C167]))/[.$C$8]/[.$C$4])" table:style-name="ce12">
            <text:p>0,000177</text:p>
          </table:table-cell>
          <table:table-cell office:value-type="float" office:value="1.7252207041656219E-4" table:formula="of:=[.$C$9]*(([.$C$3]*[.$C$4]*([.$C$5]-([.$C167]+1/2*[.D167]))+[.$C$6]*([.$C$7]-([.$C167]+1/2*[.D167])))/[.$C$8]/[.$C$4])" table:style-name="ce12">
            <text:p>0,000173</text:p>
          </table:table-cell>
          <table:table-cell office:value-type="float" office:value="1.7264415358897624E-4" table:formula="of:=[.$C$9]*(([.$C$3]*[.$C$4]*([.$C$5]-([.$C167]+1/2*[.E167]))+[.$C$6]*([.$C$7]-([.$C167]+1/2*[.E167])))/[.$C$8]/[.$C$4])" table:style-name="ce12">
            <text:p>0,000173</text:p>
          </table:table-cell>
          <table:table-cell office:value-type="float" office:value="1.6810903987391157E-4" table:formula="of:=[.$C$9]*(([.$C$3]*[.$C$4]*([.$C$5]-([.$C167]+[.F167]))+[.$C$6]*([.$C$7]-([.$C167]+[.F167])))/[.$C$8]/[.$C$4])" table:style-name="ce13">
            <text:p>0,000168</text:p>
          </table:table-cell>
          <table:table-cell office:value-type="float" office:value="41.34995165190287" table:formula="of:=[.H166]+1/6*([.I166]+2*[.J166]+2*[.K166]+[.L166])" table:style-name="ce6">
            <text:p>41,34995165</text:p>
          </table:table-cell>
          <table:table-cell office:value-type="float" office:value="1.5778498389685182E-3" table:formula="of:=[.$C$9]*(([.$C$3]*[.$C$4]*([.$C167]-[.$H167])+[.$C$6]*([.$C$7]-[.$H167]))/[.$C$8]/[.$C$4])" table:style-name="ce12">
            <text:p>0,001578</text:p>
          </table:table-cell>
          <table:table-cell office:value-type="float" office:value="1.5364312806956377E-3" table:formula="of:=[.$C$9]*(([.$C$3]*[.$C$4]*([.$C167]-([.$H167]+1/2*[.I167]))+[.$C$6]*([.$C$7]-([.$H167]+1/2*[.I167])))/[.$C$8]/[.$C$4])" table:style-name="ce12">
            <text:p>0,001536</text:p>
          </table:table-cell>
          <table:table-cell office:value-type="float" office:value="1.5375185178502307E-3" table:formula="of:=[.$C$9]*(([.$C$3]*[.$C$4]*([.$C167]-([.$H167]+1/2*[.J167]))+[.$C$6]*([.$C$7]-([.$H167]+1/2*[.J167])))/[.$C$8]/[.$C$4])" table:style-name="ce12">
            <text:p>0,001538</text:p>
          </table:table-cell>
          <table:table-cell office:value-type="float" office:value="1.4971301167813636E-3" table:formula="of:=[.$C$9]*(([.$C$3]*[.$C$4]*([.$C167]-([.$H167]+[.K167]))+[.$C$6]*([.$C$7]-([.$H167]+[.K167])))/[.$C$8]/[.$C$4])" table:style-name="ce13">
            <text:p>0,001497</text:p>
          </table:table-cell>
          <table:table-cell office:value-type="float" office:value="51.150838346033176" table:formula="of:=[.M166]+1/6*([.N166]+2*[.O166]+2*[.P166]+[.Q166])" table:style-name="ce24">
            <text:p>51,15083835</text:p>
          </table:table-cell>
          <table:table-cell office:value-type="float" office:value="7.0785694284018061E-3" table:formula="of:=[.$C$9]*(([.$C$3]*[.$C$4]*([.$H167]-[.$M167])+[.$C$6]*([.$C$7]-[.$M167]))/[.$C$8]/[.$C$4])" table:style-name="ce12">
            <text:p>0,007079</text:p>
          </table:table-cell>
          <table:table-cell office:value-type="float" office:value="6.8927569809062563E-3" table:formula="of:=[.$C$9]*(([.$C$3]*[.$C$4]*([.$H167]-([.$M167]+1/2*[.N167]))+[.$C$6]*([.$C$7]-([.$M167]+1/2*[.N167])))/[.$C$8]/[.$C$4])" table:style-name="ce12">
            <text:p>0,006893</text:p>
          </table:table-cell>
          <table:table-cell office:value-type="float" office:value="6.8976345576530779E-3" table:formula="of:=[.$C$9]*(([.$C$3]*[.$C$4]*([.$H167]-([.$M167]+1/2*[.O167]))+[.$C$6]*([.$C$7]-([.$M167]+1/2*[.O167])))/[.$C$8]/[.$C$4])" table:style-name="ce12">
            <text:p>0,006898</text:p>
          </table:table-cell>
          <table:table-cell office:value-type="float" office:value="6.7164436141250693E-3" table:formula="of:=[.$C$9]*(([.$C$3]*[.$C$4]*([.$H167]-([.$M167]+[.P167]))+[.$C$6]*([.$C$7]-([.$M167]+[.P167])))/[.$C$8]/[.$C$4])" table:style-name="ce13">
            <text:p>0,00671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7.5" table:formula="of:=[.B167]+[.$C$9]" table:style-name="ce28">
            <text:p>77,5</text:p>
          </table:table-cell>
          <table:table-cell office:value-type="float" office:value="30.949178833668356" table:formula="of:=[.C167]+1/6*([.D167]+2*[.E167]+2*[.F167]+[.G167])" table:style-name="ce6">
            <text:p>30,94917883</text:p>
          </table:table-cell>
          <table:table-cell office:value-type="float" office:value="1.6811123241132009E-4" table:formula="of:=[.$C$9]*(([.$C$3]*[.$C$4]*([.$C$5]-[.$C168])+[.$C$6]*([.$C$7]-[.$C168]))/[.$C$8]/[.$C$4])" table:style-name="ce12">
            <text:p>0,000168</text:p>
          </table:table-cell>
          <table:table-cell office:value-type="float" office:value="1.6369831256054113E-4" table:formula="of:=[.$C$9]*(([.$C$3]*[.$C$4]*([.$C$5]-([.$C168]+1/2*[.D168]))+[.$C$6]*([.$C$7]-([.$C168]+1/2*[.D168])))/[.$C$8]/[.$C$4])" table:style-name="ce12">
            <text:p>0,000164</text:p>
          </table:table-cell>
          <table:table-cell office:value-type="float" office:value="1.6381415170656056E-4" table:formula="of:=[.$C$9]*(([.$C$3]*[.$C$4]*([.$C$5]-([.$C168]+1/2*[.E168]))+[.$C$6]*([.$C$7]-([.$C168]+1/2*[.E168])))/[.$C$8]/[.$C$4])" table:style-name="ce12">
            <text:p>0,000164</text:p>
          </table:table-cell>
          <table:table-cell office:value-type="float" office:value="1.5951098944685783E-4" table:formula="of:=[.$C$9]*(([.$C$3]*[.$C$4]*([.$C$5]-([.$C168]+[.F168]))+[.$C$6]*([.$C$7]-([.$C168]+[.F168])))/[.$C$8]/[.$C$4])" table:style-name="ce13">
            <text:p>0,000160</text:p>
          </table:table-cell>
          <table:table-cell office:value-type="float" office:value="41.351488798495012" table:formula="of:=[.H167]+1/6*([.I167]+2*[.J167]+2*[.K167]+[.L167])" table:style-name="ce6">
            <text:p>41,3514888</text:p>
          </table:table-cell>
          <table:table-cell office:value-type="float" office:value="1.5057797624295972E-3" table:formula="of:=[.$C$9]*(([.$C$3]*[.$C$4]*([.$C168]-[.$H168])+[.$C$6]*([.$C$7]-[.$H168]))/[.$C$8]/[.$C$4])" table:style-name="ce12">
            <text:p>0,001506</text:p>
          </table:table-cell>
          <table:table-cell office:value-type="float" office:value="1.466253043666029E-3" table:formula="of:=[.$C$9]*(([.$C$3]*[.$C$4]*([.$C168]-([.$H168]+1/2*[.I168]))+[.$C$6]*([.$C$7]-([.$H168]+1/2*[.I168])))/[.$C$8]/[.$C$4])" table:style-name="ce12">
            <text:p>0,001466</text:p>
          </table:table-cell>
          <table:table-cell office:value-type="float" office:value="1.467290620033623E-3" table:formula="of:=[.$C$9]*(([.$C$3]*[.$C$4]*([.$C168]-([.$H168]+1/2*[.J168]))+[.$C$6]*([.$C$7]-([.$H168]+1/2*[.J168])))/[.$C$8]/[.$C$4])" table:style-name="ce12">
            <text:p>0,001467</text:p>
          </table:table-cell>
          <table:table-cell office:value-type="float" office:value="1.4287470048777778E-3" table:formula="of:=[.$C$9]*(([.$C$3]*[.$C$4]*([.$C168]-([.$H168]+[.K168]))+[.$C$6]*([.$C$7]-([.$H168]+[.K168])))/[.$C$8]/[.$C$4])" table:style-name="ce13">
            <text:p>0,001429</text:p>
          </table:table-cell>
          <table:table-cell office:value-type="float" office:value="51.157734312053115" table:formula="of:=[.M167]+1/6*([.N167]+2*[.O167]+2*[.P167]+[.Q167])" table:style-name="ce24">
            <text:p>51,15773431</text:p>
          </table:table-cell>
          <table:table-cell office:value-type="float" office:value="6.7933885419620308E-3" table:formula="of:=[.$C$9]*(([.$C$3]*[.$C$4]*([.$H168]-[.$M168])+[.$C$6]*([.$C$7]-[.$M168]))/[.$C$8]/[.$C$4])" table:style-name="ce12">
            <text:p>0,006793</text:p>
          </table:table-cell>
          <table:table-cell office:value-type="float" office:value="6.615062092735457E-3" table:formula="of:=[.$C$9]*(([.$C$3]*[.$C$4]*([.$H168]-([.$M168]+1/2*[.N168]))+[.$C$6]*([.$C$7]-([.$M168]+1/2*[.N168])))/[.$C$8]/[.$C$4])" table:style-name="ce12">
            <text:p>0,006615</text:p>
          </table:table-cell>
          <table:table-cell office:value-type="float" office:value="6.6197431620277601E-3" table:formula="of:=[.$C$9]*(([.$C$3]*[.$C$4]*([.$H168]-([.$M168]+1/2*[.O168]))+[.$C$6]*([.$C$7]-([.$M168]+1/2*[.O168])))/[.$C$8]/[.$C$4])" table:style-name="ce12">
            <text:p>0,006620</text:p>
          </table:table-cell>
          <table:table-cell office:value-type="float" office:value="6.4458520259556163E-3" table:formula="of:=[.$C$9]*(([.$C$3]*[.$C$4]*([.$H168]-([.$M168]+[.P168]))+[.$C$6]*([.$C$7]-([.$M168]+[.P168])))/[.$C$8]/[.$C$4])" table:style-name="ce13">
            <text:p>0,00644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8" table:formula="of:=[.B168]+[.$C$9]" table:style-name="ce28">
            <text:p>78</text:p>
          </table:table-cell>
          <table:table-cell office:value-type="float" office:value="30.949342608193422" table:formula="of:=[.C168]+1/6*([.D168]+2*[.E168]+2*[.F168]+[.G168])" table:style-name="ce6">
            <text:p>30,94934261</text:p>
          </table:table-cell>
          <table:table-cell office:value-type="float" office:value="1.5951306984527492E-4" table:formula="of:=[.$C$9]*(([.$C$3]*[.$C$4]*([.$C$5]-[.$C169])+[.$C$6]*([.$C$7]-[.$C169]))/[.$C$8]/[.$C$4])" table:style-name="ce12">
            <text:p>0,000160</text:p>
          </table:table-cell>
          <table:table-cell office:value-type="float" office:value="1.5532585176185877E-4" table:formula="of:=[.$C$9]*(([.$C$3]*[.$C$4]*([.$C$5]-([.$C169]+1/2*[.D169]))+[.$C$6]*([.$C$7]-([.$C169]+1/2*[.D169])))/[.$C$8]/[.$C$4])" table:style-name="ce12">
            <text:p>0,000155</text:p>
          </table:table-cell>
          <table:table-cell office:value-type="float" office:value="1.5543576623656464E-4" table:formula="of:=[.$C$9]*(([.$C$3]*[.$C$4]*([.$C$5]-([.$C169]+1/2*[.E169]))+[.$C$6]*([.$C$7]-([.$C169]+1/2*[.E169])))/[.$C$8]/[.$C$4])" table:style-name="ce12">
            <text:p>0,000155</text:p>
          </table:table-cell>
          <table:table-cell office:value-type="float" office:value="1.5135269211805281E-4" table:formula="of:=[.$C$9]*(([.$C$3]*[.$C$4]*([.$C$5]-([.$C169]+[.F169]))+[.$C$6]*([.$C$7]-([.$C169]+[.F169])))/[.$C$8]/[.$C$4])" table:style-name="ce13">
            <text:p>0,000151</text:p>
          </table:table-cell>
          <table:table-cell office:value-type="float" office:value="41.352955734177463" table:formula="of:=[.H168]+1/6*([.I168]+2*[.J168]+2*[.K168]+[.L168])" table:style-name="ce6">
            <text:p>41,35295573</text:p>
          </table:table-cell>
          <table:table-cell office:value-type="float" office:value="1.4369543653542677E-3" table:formula="of:=[.$C$9]*(([.$C$3]*[.$C$4]*([.$C169]-[.$H169])+[.$C$6]*([.$C$7]-[.$H169]))/[.$C$8]/[.$C$4])" table:style-name="ce12">
            <text:p>0,001437</text:p>
          </table:table-cell>
          <table:table-cell office:value-type="float" office:value="1.3992343132636052E-3" table:formula="of:=[.$C$9]*(([.$C$3]*[.$C$4]*([.$C169]-([.$H169]+1/2*[.I169]))+[.$C$6]*([.$C$7]-([.$H169]+1/2*[.I169])))/[.$C$8]/[.$C$4])" table:style-name="ce12">
            <text:p>0,001399</text:p>
          </table:table-cell>
          <table:table-cell office:value-type="float" office:value="1.4002244646310372E-3" table:formula="of:=[.$C$9]*(([.$C$3]*[.$C$4]*([.$C169]-([.$H169]+1/2*[.J169]))+[.$C$6]*([.$C$7]-([.$H169]+1/2*[.J169])))/[.$C$8]/[.$C$4])" table:style-name="ce12">
            <text:p>0,001400</text:p>
          </table:table-cell>
          <table:table-cell office:value-type="float" office:value="1.3634425809610775E-3" table:formula="of:=[.$C$9]*(([.$C$3]*[.$C$4]*([.$C169]-([.$H169]+[.K169]))+[.$C$6]*([.$C$7]-([.$H169]+[.K169])))/[.$C$8]/[.$C$4])" table:style-name="ce13">
            <text:p>0,001363</text:p>
          </table:table-cell>
          <table:table-cell office:value-type="float" office:value="51.164352453899355" table:formula="of:=[.M168]+1/6*([.N168]+2*[.O168]+2*[.P168]+[.Q168])" table:style-name="ce24">
            <text:p>51,16435245</text:p>
          </table:table-cell>
          <table:table-cell office:value-type="float" office:value="6.5192828791570036E-3" table:formula="of:=[.$C$9]*(([.$C$3]*[.$C$4]*([.$H169]-[.$M169])+[.$C$6]*([.$C$7]-[.$M169]))/[.$C$8]/[.$C$4])" table:style-name="ce12">
            <text:p>0,006519</text:p>
          </table:table-cell>
          <table:table-cell office:value-type="float" office:value="6.3481517035792762E-3" table:formula="of:=[.$C$9]*(([.$C$3]*[.$C$4]*([.$H169]-([.$M169]+1/2*[.N169]))+[.$C$6]*([.$C$7]-([.$M169]+1/2*[.N169])))/[.$C$8]/[.$C$4])" table:style-name="ce12">
            <text:p>0,006348</text:p>
          </table:table-cell>
          <table:table-cell office:value-type="float" office:value="6.3526438969381616E-3" table:formula="of:=[.$C$9]*(([.$C$3]*[.$C$4]*([.$H169]-([.$M169]+1/2*[.O169]))+[.$C$6]*([.$C$7]-([.$M169]+1/2*[.O169])))/[.$C$8]/[.$C$4])" table:style-name="ce12">
            <text:p>0,006353</text:p>
          </table:table-cell>
          <table:table-cell office:value-type="float" office:value="6.1857690745678153E-3" table:formula="of:=[.$C$9]*(([.$C$3]*[.$C$4]*([.$H169]-([.$M169]+[.P169]))+[.$C$6]*([.$C$7]-([.$M169]+[.P169])))/[.$C$8]/[.$C$4])" table:style-name="ce13">
            <text:p>0,00618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8.5" table:formula="of:=[.B169]+[.$C$9]" table:style-name="ce28">
            <text:p>78,5</text:p>
          </table:table-cell>
          <table:table-cell office:value-type="float" office:value="30.94949800635975" table:formula="of:=[.C169]+1/6*([.D169]+2*[.E169]+2*[.F169]+[.G169])" table:style-name="ce6">
            <text:p>30,94949801</text:p>
          </table:table-cell>
          <table:table-cell office:value-type="float" office:value="1.5135466611309313E-4" table:formula="of:=[.$C$9]*(([.$C$3]*[.$C$4]*([.$C$5]-[.$C170])+[.$C$6]*([.$C$7]-[.$C170]))/[.$C$8]/[.$C$4])" table:style-name="ce12">
            <text:p>0,000151</text:p>
          </table:table-cell>
          <table:table-cell office:value-type="float" office:value="1.4738160612751017E-4" table:formula="of:=[.$C$9]*(([.$C$3]*[.$C$4]*([.$C$5]-([.$C170]+1/2*[.D170]))+[.$C$6]*([.$C$7]-([.$C170]+1/2*[.D170])))/[.$C$8]/[.$C$4])" table:style-name="ce12">
            <text:p>0,000147</text:p>
          </table:table-cell>
          <table:table-cell office:value-type="float" office:value="1.474858989522545E-4" table:formula="of:=[.$C$9]*(([.$C$3]*[.$C$4]*([.$C$5]-([.$C170]+1/2*[.E170]))+[.$C$6]*([.$C$7]-([.$C170]+1/2*[.E170])))/[.$C$8]/[.$C$4])" table:style-name="ce12">
            <text:p>0,000147</text:p>
          </table:table-cell>
          <table:table-cell office:value-type="float" office:value="1.4361165641810203E-4" table:formula="of:=[.$C$9]*(([.$C$3]*[.$C$4]*([.$C$5]-([.$C170]+[.F170]))+[.$C$6]*([.$C$7]-([.$C170]+[.F170])))/[.$C$8]/[.$C$4])" table:style-name="ce13">
            <text:p>0,000144</text:p>
          </table:table-cell>
          <table:table-cell office:value-type="float" office:value="41.354355619927816" table:formula="of:=[.H169]+1/6*([.I169]+2*[.J169]+2*[.K169]+[.L169])" table:style-name="ce6">
            <text:p>41,35435562</text:p>
          </table:table-cell>
          <table:table-cell office:value-type="float" office:value="1.3712302717772218E-3" table:formula="of:=[.$C$9]*(([.$C$3]*[.$C$4]*([.$C170]-[.$H170])+[.$C$6]*([.$C$7]-[.$H170]))/[.$C$8]/[.$C$4])" table:style-name="ce12">
            <text:p>0,001371</text:p>
          </table:table-cell>
          <table:table-cell office:value-type="float" office:value="1.335235477143101E-3" table:formula="of:=[.$C$9]*(([.$C$3]*[.$C$4]*([.$C170]-([.$H170]+1/2*[.I170]))+[.$C$6]*([.$C$7]-([.$H170]+1/2*[.I170])))/[.$C$8]/[.$C$4])" table:style-name="ce12">
            <text:p>0,001335</text:p>
          </table:table-cell>
          <table:table-cell office:value-type="float" office:value="1.3361803405020965E-3" table:formula="of:=[.$C$9]*(([.$C$3]*[.$C$4]*([.$C170]-([.$H170]+1/2*[.J170]))+[.$C$6]*([.$C$7]-([.$H170]+1/2*[.J170])))/[.$C$8]/[.$C$4])" table:style-name="ce12">
            <text:p>0,001336</text:p>
          </table:table-cell>
          <table:table-cell office:value-type="float" office:value="1.3010808039008452E-3" table:formula="of:=[.$C$9]*(([.$C$3]*[.$C$4]*([.$C170]-([.$H170]+[.K170]))+[.$C$6]*([.$C$7]-([.$H170]+[.K170])))/[.$C$8]/[.$C$4])" table:style-name="ce13">
            <text:p>0,001301</text:p>
          </table:table-cell>
          <table:table-cell office:value-type="float" office:value="51.170703561091813" table:formula="of:=[.M169]+1/6*([.N169]+2*[.O169]+2*[.P169]+[.Q169])" table:style-name="ce24">
            <text:p>51,17070356</text:p>
          </table:table-cell>
          <table:table-cell office:value-type="float" office:value="6.2558440390706096E-3" table:formula="of:=[.$C$9]*(([.$C$3]*[.$C$4]*([.$H170]-[.$M170])+[.$C$6]*([.$C$7]-[.$M170]))/[.$C$8]/[.$C$4])" table:style-name="ce12">
            <text:p>0,006256</text:p>
          </table:table-cell>
          <table:table-cell office:value-type="float" office:value="6.0916281330449353E-3" table:formula="of:=[.$C$9]*(([.$C$3]*[.$C$4]*([.$H170]-([.$M170]+1/2*[.N170]))+[.$C$6]*([.$C$7]-([.$M170]+1/2*[.N170])))/[.$C$8]/[.$C$4])" table:style-name="ce12">
            <text:p>0,006092</text:p>
          </table:table-cell>
          <table:table-cell office:value-type="float" office:value="6.0959388005780964E-3" table:formula="of:=[.$C$9]*(([.$C$3]*[.$C$4]*([.$H170]-([.$M170]+1/2*[.O170]))+[.$C$6]*([.$C$7]-([.$M170]+1/2*[.O170])))/[.$C$8]/[.$C$4])" table:style-name="ce12">
            <text:p>0,006096</text:p>
          </table:table-cell>
          <table:table-cell office:value-type="float" office:value="5.9358072520403768E-3" table:formula="of:=[.$C$9]*(([.$C$3]*[.$C$4]*([.$H170]-([.$M170]+[.P170]))+[.$C$6]*([.$C$7]-([.$M170]+[.P170])))/[.$C$8]/[.$C$4])" table:style-name="ce13">
            <text:p>0,00593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9" table:formula="of:=[.B170]+[.$C$9]" table:style-name="ce28">
            <text:p>79</text:p>
          </table:table-cell>
          <table:table-cell office:value-type="float" office:value="30.949645456581866" table:formula="of:=[.C170]+1/6*([.D170]+2*[.E170]+2*[.F170]+[.G170])" table:style-name="ce6">
            <text:p>30,94964546</text:p>
          </table:table-cell>
          <table:table-cell office:value-type="float" office:value="1.4361352945206819E-4" table:formula="of:=[.$C$9]*(([.$C$3]*[.$C$4]*([.$C$5]-[.$C171])+[.$C$6]*([.$C$7]-[.$C171]))/[.$C$8]/[.$C$4])" table:style-name="ce12">
            <text:p>0,000144</text:p>
          </table:table-cell>
          <table:table-cell office:value-type="float" office:value="1.3984367430384736E-4" table:formula="of:=[.$C$9]*(([.$C$3]*[.$C$4]*([.$C$5]-([.$C171]+1/2*[.D171]))+[.$C$6]*([.$C$7]-([.$C171]+1/2*[.D171])))/[.$C$8]/[.$C$4])" table:style-name="ce12">
            <text:p>0,000140</text:p>
          </table:table-cell>
          <table:table-cell office:value-type="float" office:value="1.3994263300151034E-4" table:formula="of:=[.$C$9]*(([.$C$3]*[.$C$4]*([.$C$5]-([.$C171]+1/2*[.E171]))+[.$C$6]*([.$C$7]-([.$C171]+1/2*[.E171])))/[.$C$8]/[.$C$4])" table:style-name="ce12">
            <text:p>0,000140</text:p>
          </table:table-cell>
          <table:table-cell office:value-type="float" office:value="1.3626654121947013E-4" table:formula="of:=[.$C$9]*(([.$C$3]*[.$C$4]*([.$C$5]-([.$C171]+[.F171]))+[.$C$6]*([.$C$7]-([.$C171]+[.F171])))/[.$C$8]/[.$C$4])" table:style-name="ce13">
            <text:p>0,000136</text:p>
          </table:table-cell>
          <table:table-cell office:value-type="float" office:value="41.355691477046314" table:formula="of:=[.H170]+1/6*([.I170]+2*[.J170]+2*[.K170]+[.L170])" table:style-name="ce6">
            <text:p>41,35569148</text:p>
          </table:table-cell>
          <table:table-cell office:value-type="float" office:value="1.3084702841617854E-3" table:formula="of:=[.$C$9]*(([.$C$3]*[.$C$4]*([.$C171]-[.$H171])+[.$C$6]*([.$C$7]-[.$H171]))/[.$C$8]/[.$C$4])" table:style-name="ce12">
            <text:p>0,001308</text:p>
          </table:table-cell>
          <table:table-cell office:value-type="float" office:value="1.274122939202698E-3" table:formula="of:=[.$C$9]*(([.$C$3]*[.$C$4]*([.$C171]-([.$H171]+1/2*[.I171]))+[.$C$6]*([.$C$7]-([.$H171]+1/2*[.I171])))/[.$C$8]/[.$C$4])" table:style-name="ce12">
            <text:p>0,001274</text:p>
          </table:table-cell>
          <table:table-cell office:value-type="float" office:value="1.2750245570075549E-3" table:formula="of:=[.$C$9]*(([.$C$3]*[.$C$4]*([.$C171]-([.$H171]+1/2*[.J171]))+[.$C$6]*([.$C$7]-([.$H171]+1/2*[.J171])))/[.$C$8]/[.$C$4])" table:style-name="ce12">
            <text:p>0,001275</text:p>
          </table:table-cell>
          <table:table-cell office:value-type="float" office:value="1.2415314949187177E-3" table:formula="of:=[.$C$9]*(([.$C$3]*[.$C$4]*([.$C171]-([.$H171]+[.K171]))+[.$C$6]*([.$C$7]-([.$H171]+[.K171])))/[.$C$8]/[.$C$4])" table:style-name="ce13">
            <text:p>0,001242</text:p>
          </table:table-cell>
          <table:table-cell office:value-type="float" office:value="51.176798025284874" table:formula="of:=[.M170]+1/6*([.N170]+2*[.O170]+2*[.P170]+[.Q170])" table:style-name="ce24">
            <text:p>51,17679803</text:p>
          </table:table-cell>
          <table:table-cell office:value-type="float" office:value="6.0026775248597916E-3" table:formula="of:=[.$C$9]*(([.$C$3]*[.$C$4]*([.$H171]-[.$M171])+[.$C$6]*([.$C$7]-[.$M171]))/[.$C$8]/[.$C$4])" table:style-name="ce12">
            <text:p>0,006003</text:p>
          </table:table-cell>
          <table:table-cell office:value-type="float" office:value="5.8451072398321459E-3" table:formula="of:=[.$C$9]*(([.$C$3]*[.$C$4]*([.$H171]-([.$M171]+1/2*[.N171]))+[.$C$6]*([.$C$7]-([.$M171]+1/2*[.N171])))/[.$C$8]/[.$C$4])" table:style-name="ce12">
            <text:p>0,005845</text:p>
          </table:table-cell>
          <table:table-cell office:value-type="float" office:value="5.8492434598140901E-3" table:formula="of:=[.$C$9]*(([.$C$3]*[.$C$4]*([.$H171]-([.$M171]+1/2*[.O171]))+[.$C$6]*([.$C$7]-([.$M171]+1/2*[.O171])))/[.$C$8]/[.$C$4])" table:style-name="ce12">
            <text:p>0,005849</text:p>
          </table:table-cell>
          <table:table-cell office:value-type="float" office:value="5.6955922432196078E-3" table:formula="of:=[.$C$9]*(([.$C$3]*[.$C$4]*([.$H171]-([.$M171]+[.P171]))+[.$C$6]*([.$C$7]-([.$M171]+[.P171])))/[.$C$8]/[.$C$4])" table:style-name="ce13">
            <text:p>0,00569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9.5" table:formula="of:=[.B171]+[.$C$9]" table:style-name="ce28">
            <text:p>79,5</text:p>
          </table:table-cell>
          <table:table-cell office:value-type="float" office:value="30.949785365362747" table:formula="of:=[.C171]+1/6*([.D171]+2*[.E171]+2*[.F171]+[.G171])" table:style-name="ce6">
            <text:p>30,94978537</text:p>
          </table:table-cell>
          <table:table-cell office:value-type="float" office:value="1.3626831845579092E-4" table:formula="of:=[.$C$9]*(([.$C$3]*[.$C$4]*([.$C$5]-[.$C172])+[.$C$6]*([.$C$7]-[.$C172]))/[.$C$8]/[.$C$4])" table:style-name="ce12">
            <text:p>0,000136</text:p>
          </table:table-cell>
          <table:table-cell office:value-type="float" office:value="1.3269127509636292E-4" table:formula="of:=[.$C$9]*(([.$C$3]*[.$C$4]*([.$C$5]-([.$C172]+1/2*[.D172]))+[.$C$6]*([.$C$7]-([.$C172]+1/2*[.D172])))/[.$C$8]/[.$C$4])" table:style-name="ce12">
            <text:p>0,000133</text:p>
          </table:table-cell>
          <table:table-cell office:value-type="float" office:value="1.3278517248443221E-4" table:formula="of:=[.$C$9]*(([.$C$3]*[.$C$4]*([.$C$5]-([.$C172]+1/2*[.E172]))+[.$C$6]*([.$C$7]-([.$C172]+1/2*[.E172])))/[.$C$8]/[.$C$4])" table:style-name="ce12">
            <text:p>0,000133</text:p>
          </table:table-cell>
          <table:table-cell office:value-type="float" office:value="1.2929709690035905E-4" table:formula="of:=[.$C$9]*(([.$C$3]*[.$C$4]*([.$C$5]-([.$C172]+[.F172]))+[.$C$6]*([.$C$7]-([.$C172]+[.F172])))/[.$C$8]/[.$C$4])" table:style-name="ce13">
            <text:p>0,000129</text:p>
          </table:table-cell>
          <table:table-cell office:value-type="float" office:value="41.356966193174898" table:formula="of:=[.H171]+1/6*([.I171]+2*[.J171]+2*[.K171]+[.L171])" table:style-name="ce6">
            <text:p>41,35696619</text:p>
          </table:table-cell>
          <table:table-cell office:value-type="float" office:value="1.2485431264551608E-3" table:formula="of:=[.$C$9]*(([.$C$3]*[.$C$4]*([.$C172]-[.$H172])+[.$C$6]*([.$C$7]-[.$H172]))/[.$C$8]/[.$C$4])" table:style-name="ce12">
            <text:p>0,001249</text:p>
          </table:table-cell>
          <table:table-cell office:value-type="float" office:value="1.2157688693857835E-3" table:formula="of:=[.$C$9]*(([.$C$3]*[.$C$4]*([.$C172]-([.$H172]+1/2*[.I172]))+[.$C$6]*([.$C$7]-([.$H172]+1/2*[.I172])))/[.$C$8]/[.$C$4])" table:style-name="ce12">
            <text:p>0,001216</text:p>
          </table:table-cell>
          <table:table-cell office:value-type="float" office:value="1.2166291936337075E-3" table:formula="of:=[.$C$9]*(([.$C$3]*[.$C$4]*([.$C172]-([.$H172]+1/2*[.J172]))+[.$C$6]*([.$C$7]-([.$H172]+1/2*[.J172])))/[.$C$8]/[.$C$4])" table:style-name="ce12">
            <text:p>0,001217</text:p>
          </table:table-cell>
          <table:table-cell office:value-type="float" office:value="1.1846700937893503E-3" table:formula="of:=[.$C$9]*(([.$C$3]*[.$C$4]*([.$C172]-([.$H172]+[.K172]))+[.$C$6]*([.$C$7]-([.$H172]+[.K172])))/[.$C$8]/[.$C$4])" table:style-name="ce13">
            <text:p>0,001185</text:p>
          </table:table-cell>
          <table:table-cell office:value-type="float" office:value="51.182645853812772" table:formula="of:=[.M171]+1/6*([.N171]+2*[.O171]+2*[.P171]+[.Q171])" table:style-name="ce24">
            <text:p>51,18264585</text:p>
          </table:table-cell>
          <table:table-cell office:value-type="float" office:value="5.7594023335743143E-3" table:formula="of:=[.$C$9]*(([.$C$3]*[.$C$4]*([.$H172]-[.$M172])+[.$C$6]*([.$C$7]-[.$M172]))/[.$C$8]/[.$C$4])" table:style-name="ce12">
            <text:p>0,005759</text:p>
          </table:table-cell>
          <table:table-cell office:value-type="float" office:value="5.6082180223178853E-3" table:formula="of:=[.$C$9]*(([.$C$3]*[.$C$4]*([.$H172]-([.$M172]+1/2*[.N172]))+[.$C$6]*([.$C$7]-([.$M172]+1/2*[.N172])))/[.$C$8]/[.$C$4])" table:style-name="ce12">
            <text:p>0,005608</text:p>
          </table:table-cell>
          <table:table-cell office:value-type="float" office:value="5.6121866104885502E-3" table:formula="of:=[.$C$9]*(([.$C$3]*[.$C$4]*([.$H172]-([.$M172]+1/2*[.O172]))+[.$C$6]*([.$C$7]-([.$M172]+1/2*[.O172])))/[.$C$8]/[.$C$4])" table:style-name="ce12">
            <text:p>0,005612</text:p>
          </table:table-cell>
          <table:table-cell office:value-type="float" office:value="5.464762536523551E-3" table:formula="of:=[.$C$9]*(([.$C$3]*[.$C$4]*([.$H172]-([.$M172]+[.P172]))+[.$C$6]*([.$C$7]-([.$M172]+[.P172])))/[.$C$8]/[.$C$4])" table:style-name="ce13">
            <text:p>0,00546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0" table:formula="of:=[.B172]+[.$C$9]" table:style-name="ce28">
            <text:p>80</text:p>
          </table:table-cell>
          <table:table-cell office:value-type="float" office:value="30.949918118414498" table:formula="of:=[.C172]+1/6*([.D172]+2*[.E172]+2*[.F172]+[.G172])" table:style-name="ce6">
            <text:p>30,94991812</text:p>
          </table:table-cell>
          <table:table-cell office:value-type="float" office:value="1.2929878323882348E-4" table:formula="of:=[.$C$9]*(([.$C$3]*[.$C$4]*([.$C$5]-[.$C173])+[.$C$6]*([.$C$7]-[.$C173]))/[.$C$8]/[.$C$4])" table:style-name="ce12">
            <text:p>0,000129</text:p>
          </table:table-cell>
          <table:table-cell office:value-type="float" office:value="1.2590469017891338E-4" table:formula="of:=[.$C$9]*(([.$C$3]*[.$C$4]*([.$C$5]-([.$C173]+1/2*[.D173]))+[.$C$6]*([.$C$7]-([.$C173]+1/2*[.D173])))/[.$C$8]/[.$C$4])" table:style-name="ce12">
            <text:p>0,000126</text:p>
          </table:table-cell>
          <table:table-cell office:value-type="float" office:value="1.259937851216364E-4" table:formula="of:=[.$C$9]*(([.$C$3]*[.$C$4]*([.$C$5]-([.$C173]+1/2*[.E173]))+[.$C$6]*([.$C$7]-([.$C173]+1/2*[.E173])))/[.$C$8]/[.$C$4])" table:style-name="ce12">
            <text:p>0,000126</text:p>
          </table:table-cell>
          <table:table-cell office:value-type="float" office:value="1.2268410951992337E-4" table:formula="of:=[.$C$9]*(([.$C$3]*[.$C$4]*([.$C$5]-([.$C173]+[.F173]))+[.$C$6]*([.$C$7]-([.$C173]+[.F173])))/[.$C$8]/[.$C$4])" table:style-name="ce13">
            <text:p>0,000123</text:p>
          </table:table-cell>
          <table:table-cell office:value-type="float" office:value="41.358182528065946" table:formula="of:=[.H172]+1/6*([.I172]+2*[.J172]+2*[.K172]+[.L172])" table:style-name="ce6">
            <text:p>41,35818253</text:p>
          </table:table-cell>
          <table:table-cell office:value-type="float" office:value="1.1913231972628183E-3" table:formula="of:=[.$C$9]*(([.$C$3]*[.$C$4]*([.$C173]-[.$H173])+[.$C$6]*([.$C$7]-[.$H173]))/[.$C$8]/[.$C$4])" table:style-name="ce12">
            <text:p>0,001191</text:p>
          </table:table-cell>
          <table:table-cell office:value-type="float" office:value="1.1600509633346973E-3" table:formula="of:=[.$C$9]*(([.$C$3]*[.$C$4]*([.$C173]-([.$H173]+1/2*[.I173]))+[.$C$6]*([.$C$7]-([.$H173]+1/2*[.I173])))/[.$C$8]/[.$C$4])" table:style-name="ce12">
            <text:p>0,001160</text:p>
          </table:table-cell>
          <table:table-cell office:value-type="float" office:value="1.1608718594752646E-3" table:formula="of:=[.$C$9]*(([.$C$3]*[.$C$4]*([.$C173]-([.$H173]+1/2*[.J173]))+[.$C$6]*([.$C$7]-([.$H173]+1/2*[.J173])))/[.$C$8]/[.$C$4])" table:style-name="ce12">
            <text:p>0,001161</text:p>
          </table:table-cell>
          <table:table-cell office:value-type="float" office:value="1.1303774246403009E-3" table:formula="of:=[.$C$9]*(([.$C$3]*[.$C$4]*([.$C173]-([.$H173]+[.K173]))+[.$C$6]*([.$C$7]-([.$H173]+[.K173])))/[.$C$8]/[.$C$4])" table:style-name="ce13">
            <text:p>0,001130</text:p>
          </table:table-cell>
          <table:table-cell office:value-type="float" office:value="51.188256682835394" table:formula="of:=[.M172]+1/6*([.N172]+2*[.O172]+2*[.P172]+[.Q172])" table:style-name="ce24">
            <text:p>51,18825668</text:p>
          </table:table-cell>
          <table:table-cell office:value-type="float" office:value="5.5256505544390962E-3" table:formula="of:=[.$C$9]*(([.$C$3]*[.$C$4]*([.$H173]-[.$M173])+[.$C$6]*([.$C$7]-[.$M173]))/[.$C$8]/[.$C$4])" table:style-name="ce12">
            <text:p>0,005526</text:p>
          </table:table-cell>
          <table:table-cell office:value-type="float" office:value="5.3806022273852252E-3" table:formula="of:=[.$C$9]*(([.$C$3]*[.$C$4]*([.$H173]-([.$M173]+1/2*[.N173]))+[.$C$6]*([.$C$7]-([.$M173]+1/2*[.N173])))/[.$C$8]/[.$C$4])" table:style-name="ce12">
            <text:p>0,005381</text:p>
          </table:table-cell>
          <table:table-cell office:value-type="float" office:value="5.3844097459701179E-3" table:formula="of:=[.$C$9]*(([.$C$3]*[.$C$4]*([.$H173]-([.$M173]+1/2*[.O173]))+[.$C$6]*([.$C$7]-([.$M173]+1/2*[.O173])))/[.$C$8]/[.$C$4])" table:style-name="ce12">
            <text:p>0,005384</text:p>
          </table:table-cell>
          <table:table-cell office:value-type="float" office:value="5.2429690427755419E-3" table:formula="of:=[.$C$9]*(([.$C$3]*[.$C$4]*([.$H173]-([.$M173]+[.P173]))+[.$C$6]*([.$C$7]-([.$M173]+[.P173])))/[.$C$8]/[.$C$4])" table:style-name="ce13">
            <text:p>0,00524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0.5" table:formula="of:=[.B173]+[.$C$9]" table:style-name="ce28">
            <text:p>80,5</text:p>
          </table:table-cell>
          <table:table-cell office:value-type="float" office:value="30.950044081721725" table:formula="of:=[.C173]+1/6*([.D173]+2*[.E173]+2*[.F173]+[.G173])" table:style-name="ce6">
            <text:p>30,95004408</text:p>
          </table:table-cell>
          <table:table-cell office:value-type="float" office:value="1.2268570960952729E-4" table:formula="of:=[.$C$9]*(([.$C$3]*[.$C$4]*([.$C$5]-[.$C174])+[.$C$6]*([.$C$7]-[.$C174]))/[.$C$8]/[.$C$4])" table:style-name="ce12">
            <text:p>0,000123</text:p>
          </table:table-cell>
          <table:table-cell office:value-type="float" office:value="1.1946520973208407E-4" table:formula="of:=[.$C$9]*(([.$C$3]*[.$C$4]*([.$C$5]-([.$C174]+1/2*[.D174]))+[.$C$6]*([.$C$7]-([.$C174]+1/2*[.D174])))/[.$C$8]/[.$C$4])" table:style-name="ce12">
            <text:p>0,000119</text:p>
          </table:table-cell>
          <table:table-cell office:value-type="float" office:value="1.1954974785396643E-4" table:formula="of:=[.$C$9]*(([.$C$3]*[.$C$4]*([.$C$5]-([.$C174]+1/2*[.E174]))+[.$C$6]*([.$C$7]-([.$C174]+1/2*[.E174])))/[.$C$8]/[.$C$4])" table:style-name="ce12">
            <text:p>0,000120</text:p>
          </table:table-cell>
          <table:table-cell office:value-type="float" office:value="1.1640934784702495E-4" table:formula="of:=[.$C$9]*(([.$C$3]*[.$C$4]*([.$C$5]-([.$C174]+[.F174]))+[.$C$6]*([.$C$7]-([.$C174]+[.F174])))/[.$C$8]/[.$C$4])" table:style-name="ce13">
            <text:p>0,000116</text:p>
          </table:table-cell>
          <table:table-cell office:value-type="float" office:value="41.359343119110534" table:formula="of:=[.H173]+1/6*([.I173]+2*[.J173]+2*[.K173]+[.L173])" table:style-name="ce6">
            <text:p>41,35934312</text:p>
          </table:table-cell>
          <table:table-cell office:value-type="float" office:value="1.1366903327832462E-3" table:formula="of:=[.$C$9]*(([.$C$3]*[.$C$4]*([.$C174]-[.$H174])+[.$C$6]*([.$C$7]-[.$H174]))/[.$C$8]/[.$C$4])" table:style-name="ce12">
            <text:p>0,001137</text:p>
          </table:table-cell>
          <table:table-cell office:value-type="float" office:value="1.1068522115475616E-3" table:formula="of:=[.$C$9]*(([.$C$3]*[.$C$4]*([.$C174]-([.$H174]+1/2*[.I174]))+[.$C$6]*([.$C$7]-([.$H174]+1/2*[.I174])))/[.$C$8]/[.$C$4])" table:style-name="ce12">
            <text:p>0,001107</text:p>
          </table:table-cell>
          <table:table-cell office:value-type="float" office:value="1.1076354622300642E-3" table:formula="of:=[.$C$9]*(([.$C$3]*[.$C$4]*([.$C174]-([.$H174]+1/2*[.J174]))+[.$C$6]*([.$C$7]-([.$H174]+1/2*[.J174])))/[.$C$8]/[.$C$4])" table:style-name="ce12">
            <text:p>0,001108</text:p>
          </table:table-cell>
          <table:table-cell office:value-type="float" office:value="1.0785394710159154E-3" table:formula="of:=[.$C$9]*(([.$C$3]*[.$C$4]*([.$C174]-([.$H174]+[.K174]))+[.$C$6]*([.$C$7]-([.$H174]+[.K174])))/[.$C$8]/[.$C$4])" table:style-name="ce13">
            <text:p>0,001079</text:p>
          </table:table-cell>
          <table:table-cell office:value-type="float" office:value="51.193639790092718" table:formula="of:=[.M173]+1/6*([.N173]+2*[.O173]+2*[.P173]+[.Q173])" table:style-name="ce24">
            <text:p>51,19363979</text:p>
          </table:table-cell>
          <table:table-cell office:value-type="float" office:value="5.301066975659012E-3" table:formula="of:=[.$C$9]*(([.$C$3]*[.$C$4]*([.$H174]-[.$M174])+[.$C$6]*([.$C$7]-[.$M174]))/[.$C$8]/[.$C$4])" table:style-name="ce12">
            <text:p>0,005301</text:p>
          </table:table-cell>
          <table:table-cell office:value-type="float" office:value="5.1619139675478888E-3" table:formula="of:=[.$C$9]*(([.$C$3]*[.$C$4]*([.$H174]-([.$M174]+1/2*[.N174]))+[.$C$6]*([.$C$7]-([.$M174]+1/2*[.N174])))/[.$C$8]/[.$C$4])" table:style-name="ce12">
            <text:p>0,005162</text:p>
          </table:table-cell>
          <table:table-cell office:value-type="float" office:value="5.1655667340110654E-3" table:formula="of:=[.$C$9]*(([.$C$3]*[.$C$4]*([.$H174]-([.$M174]+1/2*[.O174]))+[.$C$6]*([.$C$7]-([.$M174]+1/2*[.O174])))/[.$C$8]/[.$C$4])" table:style-name="ce12">
            <text:p>0,005166</text:p>
          </table:table-cell>
          <table:table-cell office:value-type="float" office:value="5.0298747221232815E-3" table:formula="of:=[.$C$9]*(([.$C$3]*[.$C$4]*([.$H174]-([.$M174]+[.P174]))+[.$C$6]*([.$C$7]-([.$M174]+[.P174])))/[.$C$8]/[.$C$4])" table:style-name="ce13">
            <text:p>0,00503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1" table:formula="of:=[.B174]+[.$C$9]" table:style-name="ce28">
            <text:p>81</text:p>
          </table:table-cell>
          <table:table-cell office:value-type="float" office:value="30.950163602550496" table:formula="of:=[.C174]+1/6*([.D174]+2*[.E174]+2*[.F174]+[.G174])" table:style-name="ce6">
            <text:p>30,9501636</text:p>
          </table:table-cell>
          <table:table-cell office:value-type="float" office:value="1.1641086609893136E-4" table:formula="of:=[.$C$9]*(([.$C$3]*[.$C$4]*([.$C$5]-[.$C175])+[.$C$6]*([.$C$7]-[.$C175]))/[.$C$8]/[.$C$4])" table:style-name="ce12">
            <text:p>0,000116</text:p>
          </table:table-cell>
          <table:table-cell office:value-type="float" office:value="1.1335508086381196E-4" table:formula="of:=[.$C$9]*(([.$C$3]*[.$C$4]*([.$C$5]-([.$C175]+1/2*[.D175]))+[.$C$6]*([.$C$7]-([.$C175]+1/2*[.D175])))/[.$C$8]/[.$C$4])" table:style-name="ce12">
            <text:p>0,000113</text:p>
          </table:table-cell>
          <table:table-cell office:value-type="float" office:value="1.134352952262816E-4" table:formula="of:=[.$C$9]*(([.$C$3]*[.$C$4]*([.$C$5]-([.$C175]+1/2*[.E175]))+[.$C$6]*([.$C$7]-([.$C175]+1/2*[.E175])))/[.$C$8]/[.$C$4])" table:style-name="ce12">
            <text:p>0,000113</text:p>
          </table:table-cell>
          <table:table-cell office:value-type="float" office:value="1.104555130996232E-4" table:formula="of:=[.$C$9]*(([.$C$3]*[.$C$4]*([.$C$5]-([.$C175]+[.F175]))+[.$C$6]*([.$C$7]-([.$C175]+[.F175])))/[.$C$8]/[.$C$4])" table:style-name="ce13">
            <text:p>0,000110</text:p>
          </table:table-cell>
          <table:table-cell office:value-type="float" office:value="41.360450486635763" table:formula="of:=[.H174]+1/6*([.I174]+2*[.J174]+2*[.K174]+[.L174])" table:style-name="ce6">
            <text:p>41,36045049</text:p>
          </table:table-cell>
          <table:table-cell office:value-type="float" office:value="1.0845295791472153E-3" table:formula="of:=[.$C$9]*(([.$C$3]*[.$C$4]*([.$C175]-[.$H175])+[.$C$6]*([.$C$7]-[.$H175]))/[.$C$8]/[.$C$4])" table:style-name="ce12">
            <text:p>0,001085</text:p>
          </table:table-cell>
          <table:table-cell office:value-type="float" office:value="1.0560606776947453E-3" table:formula="of:=[.$C$9]*(([.$C$3]*[.$C$4]*([.$C175]-([.$H175]+1/2*[.I175]))+[.$C$6]*([.$C$7]-([.$H175]+1/2*[.I175])))/[.$C$8]/[.$C$4])" table:style-name="ce12">
            <text:p>0,001056</text:p>
          </table:table-cell>
          <table:table-cell office:value-type="float" office:value="1.0568079863576259E-3" table:formula="of:=[.$C$9]*(([.$C$3]*[.$C$4]*([.$C175]-([.$H175]+1/2*[.J175]))+[.$C$6]*([.$C$7]-([.$H175]+1/2*[.J175])))/[.$C$8]/[.$C$4])" table:style-name="ce12">
            <text:p>0,001057</text:p>
          </table:table-cell>
          <table:table-cell office:value-type="float" office:value="1.029047159863353E-3" table:formula="of:=[.$C$9]*(([.$C$3]*[.$C$4]*([.$C175]-([.$H175]+[.K175]))+[.$C$6]*([.$C$7]-([.$H175]+[.K175])))/[.$C$8]/[.$C$4])" table:style-name="ce13">
            <text:p>0,001029</text:p>
          </table:table-cell>
          <table:table-cell office:value-type="float" office:value="51.198804107276203" table:formula="of:=[.M174]+1/6*([.N174]+2*[.O174]+2*[.P174]+[.Q174])" table:style-name="ce24">
            <text:p>51,19880411</text:p>
          </table:table-cell>
          <table:table-cell office:value-type="float" office:value="5.0853086997875042E-3" table:formula="of:=[.$C$9]*(([.$C$3]*[.$C$4]*([.$H175]-[.$M175])+[.$C$6]*([.$C$7]-[.$M175]))/[.$C$8]/[.$C$4])" table:style-name="ce12">
            <text:p>0,005085</text:p>
          </table:table-cell>
          <table:table-cell office:value-type="float" office:value="4.9518193464179487E-3" table:formula="of:=[.$C$9]*(([.$C$3]*[.$C$4]*([.$H175]-([.$M175]+1/2*[.N175]))+[.$C$6]*([.$C$7]-([.$M175]+1/2*[.N175])))/[.$C$8]/[.$C$4])" table:style-name="ce12">
            <text:p>0,004952</text:p>
          </table:table-cell>
          <table:table-cell office:value-type="float" office:value="4.9553234419441308E-3" table:formula="of:=[.$C$9]*(([.$C$3]*[.$C$4]*([.$H175]-([.$M175]+1/2*[.O175]))+[.$C$6]*([.$C$7]-([.$M175]+1/2*[.O175])))/[.$C$8]/[.$C$4])" table:style-name="ce12">
            <text:p>0,004955</text:p>
          </table:table-cell>
          <table:table-cell office:value-type="float" office:value="4.8251542190856185E-3" table:formula="of:=[.$C$9]*(([.$C$3]*[.$C$4]*([.$H175]-([.$M175]+[.P175]))+[.$C$6]*([.$C$7]-([.$M175]+[.P175])))/[.$C$8]/[.$C$4])" table:style-name="ce13">
            <text:p>0,00482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1.5" table:formula="of:=[.B175]+[.$C$9]" table:style-name="ce28">
            <text:p>81,5</text:p>
          </table:table-cell>
          <table:table-cell office:value-type="float" office:value="30.950277010405728" table:formula="of:=[.C175]+1/6*([.D175]+2*[.E175]+2*[.F175]+[.G175])" table:style-name="ce6">
            <text:p>30,95027701</text:p>
          </table:table-cell>
          <table:table-cell office:value-type="float" office:value="1.1045695369932673E-4" table:formula="of:=[.$C$9]*(([.$C$3]*[.$C$4]*([.$C$5]-[.$C176])+[.$C$6]*([.$C$7]-[.$C176]))/[.$C$8]/[.$C$4])" table:style-name="ce12">
            <text:p>0,000110</text:p>
          </table:table-cell>
          <table:table-cell office:value-type="float" office:value="1.0755745866470078E-4" table:formula="of:=[.$C$9]*(([.$C$3]*[.$C$4]*([.$C$5]-([.$C176]+1/2*[.D176]))+[.$C$6]*([.$C$7]-([.$C176]+1/2*[.D176])))/[.$C$8]/[.$C$4])" table:style-name="ce12">
            <text:p>0,000108</text:p>
          </table:table-cell>
          <table:table-cell office:value-type="float" office:value="1.0763357040934807E-4" table:formula="of:=[.$C$9]*(([.$C$3]*[.$C$4]*([.$C$5]-([.$C176]+1/2*[.E176]))+[.$C$6]*([.$C$7]-([.$C176]+1/2*[.E176])))/[.$C$8]/[.$C$4])" table:style-name="ce12">
            <text:p>0,000108</text:p>
          </table:table-cell>
          <table:table-cell office:value-type="float" office:value="1.0480619125291924E-4" table:formula="of:=[.$C$9]*(([.$C$3]*[.$C$4]*([.$C$5]-([.$C176]+[.F176]))+[.$C$6]*([.$C$7]-([.$C176]+[.F176])))/[.$C$8]/[.$C$4])" table:style-name="ce13">
            <text:p>0,000105</text:p>
          </table:table-cell>
          <table:table-cell office:value-type="float" office:value="41.361507038980285" table:formula="of:=[.H175]+1/6*([.I175]+2*[.J175]+2*[.K175]+[.L175])" table:style-name="ce6">
            <text:p>41,36150704</text:p>
          </table:table-cell>
          <table:table-cell office:value-type="float" office:value="1.0347309738214109E-3" table:formula="of:=[.$C$9]*(([.$C$3]*[.$C$4]*([.$C176]-[.$H176])+[.$C$6]*([.$C$7]-[.$H176]))/[.$C$8]/[.$C$4])" table:style-name="ce12">
            <text:p>0,001035</text:p>
          </table:table-cell>
          <table:table-cell office:value-type="float" office:value="1.0075692857583363E-3" table:formula="of:=[.$C$9]*(([.$C$3]*[.$C$4]*([.$C176]-([.$H176]+1/2*[.I176]))+[.$C$6]*([.$C$7]-([.$H176]+1/2*[.I176])))/[.$C$8]/[.$C$4])" table:style-name="ce12">
            <text:p>0,001008</text:p>
          </table:table-cell>
          <table:table-cell office:value-type="float" office:value="1.0082822800701479E-3" table:formula="of:=[.$C$9]*(([.$C$3]*[.$C$4]*([.$C176]-([.$H176]+1/2*[.J176]))+[.$C$6]*([.$C$7]-([.$H176]+1/2*[.J176])))/[.$C$8]/[.$C$4])" table:style-name="ce12">
            <text:p>0,001008</text:p>
          </table:table-cell>
          <table:table-cell office:value-type="float" office:value="9.8179615411788735E-4" table:formula="of:=[.$C$9]*(([.$C$3]*[.$C$4]*([.$C176]-([.$H176]+[.K176]))+[.$C$6]*([.$C$7]-([.$H176]+[.K176])))/[.$C$8]/[.$C$4])" table:style-name="ce13">
            <text:p>0,000982</text:p>
          </table:table-cell>
          <table:table-cell office:value-type="float" office:value="51.203758232025471" table:formula="of:=[.M175]+1/6*([.N175]+2*[.O175]+2*[.P175]+[.Q175])" table:style-name="ce24">
            <text:p>51,20375823</text:p>
          </table:table-cell>
          <table:table-cell office:value-type="float" office:value="4.8780447676770112E-3" table:formula="of:=[.$C$9]*(([.$C$3]*[.$C$4]*([.$H176]-[.$M176])+[.$C$6]*([.$C$7]-[.$M176]))/[.$C$8]/[.$C$4])" table:style-name="ce12">
            <text:p>0,004878</text:p>
          </table:table-cell>
          <table:table-cell office:value-type="float" office:value="4.7499960925254641E-3" table:formula="of:=[.$C$9]*(([.$C$3]*[.$C$4]*([.$H176]-([.$M176]+1/2*[.N176]))+[.$C$6]*([.$C$7]-([.$M176]+1/2*[.N176])))/[.$C$8]/[.$C$4])" table:style-name="ce12">
            <text:p>0,004750</text:p>
          </table:table-cell>
          <table:table-cell office:value-type="float" office:value="4.7533573702481817E-3" table:formula="of:=[.$C$9]*(([.$C$3]*[.$C$4]*([.$H176]-([.$M176]+1/2*[.O176]))+[.$C$6]*([.$C$7]-([.$M176]+1/2*[.O176])))/[.$C$8]/[.$C$4])" table:style-name="ce12">
            <text:p>0,004753</text:p>
          </table:table-cell>
          <table:table-cell office:value-type="float" office:value="4.6284935057390158E-3" table:formula="of:=[.$C$9]*(([.$C$3]*[.$C$4]*([.$H176]-([.$M176]+[.P176]))+[.$C$6]*([.$C$7]-([.$M176]+[.P176])))/[.$C$8]/[.$C$4])" table:style-name="ce13">
            <text:p>0,00462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2" table:formula="of:=[.B176]+[.$C$9]" table:style-name="ce28">
            <text:p>82</text:p>
          </table:table-cell>
          <table:table-cell office:value-type="float" office:value="30.950384617939577" table:formula="of:=[.C176]+1/6*([.D176]+2*[.E176]+2*[.F176]+[.G176])" table:style-name="ce6">
            <text:p>30,95038462</text:p>
          </table:table-cell>
          <table:table-cell office:value-type="float" office:value="1.0480755817229692E-4" table:formula="of:=[.$C$9]*(([.$C$3]*[.$C$4]*([.$C$5]-[.$C177])+[.$C$6]*([.$C$7]-[.$C177]))/[.$C$8]/[.$C$4])" table:style-name="ce12">
            <text:p>0,000105</text:p>
          </table:table-cell>
          <table:table-cell office:value-type="float" office:value="1.0205635977024486E-4" table:formula="of:=[.$C$9]*(([.$C$3]*[.$C$4]*([.$C$5]-([.$C177]+1/2*[.D177]))+[.$C$6]*([.$C$7]-([.$C177]+1/2*[.D177])))/[.$C$8]/[.$C$4])" table:style-name="ce12">
            <text:p>0,000102</text:p>
          </table:table-cell>
          <table:table-cell office:value-type="float" office:value="1.0212857872818404E-4" table:formula="of:=[.$C$9]*(([.$C$3]*[.$C$4]*([.$C$5]-([.$C177]+1/2*[.E177]))+[.$C$6]*([.$C$7]-([.$C177]+1/2*[.E177])))/[.$C$8]/[.$C$4])" table:style-name="ce12">
            <text:p>0,000102</text:p>
          </table:table-cell>
          <table:table-cell office:value-type="float" office:value="9.9445807789038548E-5" table:formula="of:=[.$C$9]*(([.$C$3]*[.$C$4]*([.$C$5]-([.$C177]+[.F177]))+[.$C$6]*([.$C$7]-([.$C177]+[.F177])))/[.$C$8]/[.$C$4])" table:style-name="ce13">
            <text:p>0,000099</text:p>
          </table:table-cell>
          <table:table-cell office:value-type="float" office:value="41.362515077356882" table:formula="of:=[.H176]+1/6*([.I176]+2*[.J176]+2*[.K176]+[.L176])" table:style-name="ce6">
            <text:p>41,36251508</text:p>
          </table:table-cell>
          <table:table-cell office:value-type="float" office:value="9.8718933574252783E-4" table:formula="of:=[.$C$9]*(([.$C$3]*[.$C$4]*([.$C177]-[.$H177])+[.$C$6]*([.$C$7]-[.$H177]))/[.$C$8]/[.$C$4])" table:style-name="ce12">
            <text:p>0,000987</text:p>
          </table:table-cell>
          <table:table-cell office:value-type="float" office:value="9.6127561567914204E-4" table:formula="of:=[.$C$9]*(([.$C$3]*[.$C$4]*([.$C177]-([.$H177]+1/2*[.I177]))+[.$C$6]*([.$C$7]-([.$H177]+1/2*[.I177])))/[.$C$8]/[.$C$4])" table:style-name="ce12">
            <text:p>0,000961</text:p>
          </table:table-cell>
          <table:table-cell office:value-type="float" office:value="9.6195585083103195E-4" table:formula="of:=[.$C$9]*(([.$C$3]*[.$C$4]*([.$C177]-([.$H177]+1/2*[.J177]))+[.$C$6]*([.$C$7]-([.$H177]+1/2*[.J177])))/[.$C$8]/[.$C$4])" table:style-name="ce12">
            <text:p>0,000962</text:p>
          </table:table-cell>
          <table:table-cell office:value-type="float" office:value="9.3668665357381545E-4" table:formula="of:=[.$C$9]*(([.$C$3]*[.$C$4]*([.$C177]-([.$H177]+[.K177]))+[.$C$6]*([.$C$7]-([.$H177]+[.K177])))/[.$C$8]/[.$C$4])" table:style-name="ce13">
            <text:p>0,000937</text:p>
          </table:table-cell>
          <table:table-cell office:value-type="float" office:value="51.20851043955863" table:formula="of:=[.M176]+1/6*([.N176]+2*[.O176]+2*[.P176]+[.Q176])" table:style-name="ce24">
            <text:p>51,20851044</text:p>
          </table:table-cell>
          <table:table-cell office:value-type="float" office:value="4.6789557910160507E-3" table:formula="of:=[.$C$9]*(([.$C$3]*[.$C$4]*([.$H177]-[.$M177])+[.$C$6]*([.$C$7]-[.$M177]))/[.$C$8]/[.$C$4])" table:style-name="ce12">
            <text:p>0,004679</text:p>
          </table:table-cell>
          <table:table-cell office:value-type="float" office:value="4.5561332015016656E-3" table:formula="of:=[.$C$9]*(([.$C$3]*[.$C$4]*([.$H177]-([.$M177]+1/2*[.N177]))+[.$C$6]*([.$C$7]-([.$M177]+1/2*[.N177])))/[.$C$8]/[.$C$4])" table:style-name="ce12">
            <text:p>0,004556</text:p>
          </table:table-cell>
          <table:table-cell office:value-type="float" office:value="4.5593572944765699E-3" table:formula="of:=[.$C$9]*(([.$C$3]*[.$C$4]*([.$H177]-([.$M177]+1/2*[.O177]))+[.$C$6]*([.$C$7]-([.$M177]+1/2*[.O177])))/[.$C$8]/[.$C$4])" table:style-name="ce12">
            <text:p>0,004559</text:p>
          </table:table-cell>
          <table:table-cell office:value-type="float" office:value="4.4395895330560506E-3" table:formula="of:=[.$C$9]*(([.$C$3]*[.$C$4]*([.$H177]-([.$M177]+[.P177]))+[.$C$6]*([.$C$7]-([.$M177]+[.P177])))/[.$C$8]/[.$C$4])" table:style-name="ce13">
            <text:p>0,00444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2.5" table:formula="of:=[.B177]+[.$C$9]" table:style-name="ce28">
            <text:p>82,5</text:p>
          </table:table-cell>
          <table:table-cell office:value-type="float" office:value="30.950486721813402" table:formula="of:=[.C177]+1/6*([.D177]+2*[.E177]+2*[.F177]+[.G177])" table:style-name="ce6">
            <text:p>30,95048672</text:p>
          </table:table-cell>
          <table:table-cell office:value-type="float" office:value="9.9447104796354318E-5" table:formula="of:=[.$C$9]*(([.$C$3]*[.$C$4]*([.$C$5]-[.$C178])+[.$C$6]*([.$C$7]-[.$C178]))/[.$C$8]/[.$C$4])" table:style-name="ce12">
            <text:p>0,000099</text:p>
          </table:table-cell>
          <table:table-cell office:value-type="float" office:value="9.6836618295583317E-5" table:formula="of:=[.$C$9]*(([.$C$3]*[.$C$4]*([.$C$5]-([.$C178]+1/2*[.D178]))+[.$C$6]*([.$C$7]-([.$C178]+1/2*[.D178])))/[.$C$8]/[.$C$4])" table:style-name="ce12">
            <text:p>0,000097</text:p>
          </table:table-cell>
          <table:table-cell office:value-type="float" office:value="9.6905143566118569E-5" table:formula="of:=[.$C$9]*(([.$C$3]*[.$C$4]*([.$C$5]-([.$C178]+1/2*[.E178]))+[.$C$6]*([.$C$7]-([.$C178]+1/2*[.E178])))/[.$C$8]/[.$C$4])" table:style-name="ce12">
            <text:p>0,000097</text:p>
          </table:table-cell>
          <table:table-cell office:value-type="float" office:value="9.4359584759331488E-5" table:formula="of:=[.$C$9]*(([.$C$3]*[.$C$4]*([.$C$5]-([.$C178]+[.F178]))+[.$C$6]*([.$C$7]-([.$C178]+[.F178])))/[.$C$8]/[.$C$4])" table:style-name="ce13">
            <text:p>0,000094</text:p>
          </table:table-cell>
          <table:table-cell office:value-type="float" office:value="41.363476800510604" table:formula="of:=[.H177]+1/6*([.I177]+2*[.J177]+2*[.K177]+[.L177])" table:style-name="ce6">
            <text:p>41,3634768</text:p>
          </table:table-cell>
          <table:table-cell office:value-type="float" office:value="9.4180406386340108E-4" table:formula="of:=[.$C$9]*(([.$C$3]*[.$C$4]*([.$C178]-[.$H178])+[.$C$6]*([.$C$7]-[.$H178]))/[.$C$8]/[.$C$4])" table:style-name="ce12">
            <text:p>0,000942</text:p>
          </table:table-cell>
          <table:table-cell office:value-type="float" office:value="9.170817071870943E-4" table:formula="of:=[.$C$9]*(([.$C$3]*[.$C$4]*([.$C178]-([.$H178]+1/2*[.I178]))+[.$C$6]*([.$C$7]-([.$H178]+1/2*[.I178])))/[.$C$8]/[.$C$4])" table:style-name="ce12">
            <text:p>0,000917</text:p>
          </table:table-cell>
          <table:table-cell office:value-type="float" office:value="9.1773066904977441E-4" table:formula="of:=[.$C$9]*(([.$C$3]*[.$C$4]*([.$C178]-([.$H178]+1/2*[.J178]))+[.$C$6]*([.$C$7]-([.$H178]+1/2*[.J178])))/[.$C$8]/[.$C$4])" table:style-name="ce12">
            <text:p>0,000918</text:p>
          </table:table-cell>
          <table:table-cell office:value-type="float" office:value="8.936232037382297E-4" table:formula="of:=[.$C$9]*(([.$C$3]*[.$C$4]*([.$C178]-([.$H178]+[.K178]))+[.$C$6]*([.$C$7]-([.$H178]+[.K178])))/[.$C$8]/[.$C$4])" table:style-name="ce13">
            <text:p>0,000894</text:p>
          </table:table-cell>
          <table:table-cell office:value-type="float" office:value="51.213068693944635" table:formula="of:=[.M177]+1/6*([.N177]+2*[.O177]+2*[.P177]+[.Q177])" table:style-name="ce24">
            <text:p>51,21306869</text:p>
          </table:table-cell>
          <table:table-cell office:value-type="float" office:value="4.4877335934368151E-3" table:formula="of:=[.$C$9]*(([.$C$3]*[.$C$4]*([.$H178]-[.$M178])+[.$C$6]*([.$C$7]-[.$M178]))/[.$C$8]/[.$C$4])" table:style-name="ce12">
            <text:p>0,004488</text:p>
          </table:table-cell>
          <table:table-cell office:value-type="float" office:value="4.3699305866091434E-3" table:formula="of:=[.$C$9]*(([.$C$3]*[.$C$4]*([.$H178]-([.$M178]+1/2*[.N178]))+[.$C$6]*([.$C$7]-([.$M178]+1/2*[.N178])))/[.$C$8]/[.$C$4])" table:style-name="ce12">
            <text:p>0,004370</text:p>
          </table:table-cell>
          <table:table-cell office:value-type="float" office:value="4.3730229155384565E-3" table:formula="of:=[.$C$9]*(([.$C$3]*[.$C$4]*([.$H178]-([.$M178]+1/2*[.O178]))+[.$C$6]*([.$C$7]-([.$M178]+1/2*[.O178])))/[.$C$8]/[.$C$4])" table:style-name="ce12">
            <text:p>0,004373</text:p>
          </table:table-cell>
          <table:table-cell office:value-type="float" office:value="4.2581498903711008E-3" table:formula="of:=[.$C$9]*(([.$C$3]*[.$C$4]*([.$H178]-([.$M178]+[.P178]))+[.$C$6]*([.$C$7]-([.$M178]+[.P178])))/[.$C$8]/[.$C$4])" table:style-name="ce13">
            <text:p>0,00425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3" table:formula="of:=[.B178]+[.$C$9]" table:style-name="ce28">
            <text:p>83</text:p>
          </table:table-cell>
          <table:table-cell office:value-type="float" office:value="30.950583603515614" table:formula="of:=[.C178]+1/6*([.D178]+2*[.E178]+2*[.F178]+[.G178])" table:style-name="ce6">
            <text:p>30,9505836</text:p>
          </table:table-cell>
          <table:table-cell office:value-type="float" office:value="9.4360815430263756E-5" table:formula="of:=[.$C$9]*(([.$C$3]*[.$C$4]*([.$C$5]-[.$C179])+[.$C$6]*([.$C$7]-[.$C179]))/[.$C$8]/[.$C$4])" table:style-name="ce12">
            <text:p>0,000094</text:p>
          </table:table-cell>
          <table:table-cell office:value-type="float" office:value="9.1883844025232979E-5" table:formula="of:=[.$C$9]*(([.$C$3]*[.$C$4]*([.$C$5]-([.$C179]+1/2*[.D179]))+[.$C$6]*([.$C$7]-([.$C179]+1/2*[.D179])))/[.$C$8]/[.$C$4])" table:style-name="ce12">
            <text:p>0,000092</text:p>
          </table:table-cell>
          <table:table-cell office:value-type="float" office:value="9.1948864524511015E-5" table:formula="of:=[.$C$9]*(([.$C$3]*[.$C$4]*([.$C$5]-([.$C179]+1/2*[.E179]))+[.$C$6]*([.$C$7]-([.$C179]+1/2*[.E179])))/[.$C$8]/[.$C$4])" table:style-name="ce12">
            <text:p>0,000092</text:p>
          </table:table-cell>
          <table:table-cell office:value-type="float" office:value="8.9533500042648481E-5" table:formula="of:=[.$C$9]*(([.$C$3]*[.$C$4]*([.$C$5]-([.$C179]+[.F179]))+[.$C$6]*([.$C$7]-([.$C179]+[.F179])))/[.$C$8]/[.$C$4])" table:style-name="ce13">
            <text:p>0,000090</text:p>
          </table:table-cell>
          <table:table-cell office:value-type="float" office:value="41.364394309180618" table:formula="of:=[.H178]+1/6*([.I178]+2*[.J178]+2*[.K178]+[.L178])" table:style-name="ce6">
            <text:p>41,36439431</text:p>
          </table:table-cell>
          <table:table-cell office:value-type="float" office:value="8.9847894379829546E-4" table:formula="of:=[.$C$9]*(([.$C$3]*[.$C$4]*([.$C179]-[.$H179])+[.$C$6]*([.$C$7]-[.$H179]))/[.$C$8]/[.$C$4])" table:style-name="ce12">
            <text:p>0,000898</text:p>
          </table:table-cell>
          <table:table-cell office:value-type="float" office:value="8.7489387152368185E-4" table:formula="of:=[.$C$9]*(([.$C$3]*[.$C$4]*([.$C179]-([.$H179]+1/2*[.I179]))+[.$C$6]*([.$C$7]-([.$H179]+1/2*[.I179])))/[.$C$8]/[.$C$4])" table:style-name="ce12">
            <text:p>0,000875</text:p>
          </table:table-cell>
          <table:table-cell office:value-type="float" office:value="8.7551297967070237E-4" table:formula="of:=[.$C$9]*(([.$C$3]*[.$C$4]*([.$C179]-([.$H179]+1/2*[.J179]))+[.$C$6]*([.$C$7]-([.$H179]+1/2*[.J179])))/[.$C$8]/[.$C$4])" table:style-name="ce12">
            <text:p>0,000876</text:p>
          </table:table-cell>
          <table:table-cell office:value-type="float" office:value="8.5251451236570115E-4" table:formula="of:=[.$C$9]*(([.$C$3]*[.$C$4]*([.$C179]-([.$H179]+[.K179]))+[.$C$6]*([.$C$7]-([.$H179]+[.K179])))/[.$C$8]/[.$C$4])" table:style-name="ce13">
            <text:p>0,000853</text:p>
          </table:table-cell>
          <table:table-cell office:value-type="float" office:value="51.217440659025982" table:formula="of:=[.M178]+1/6*([.N178]+2*[.O178]+2*[.P178]+[.Q178])" table:style-name="ce24">
            <text:p>51,21744066</text:p>
          </table:table-cell>
          <table:table-cell office:value-type="float" office:value="4.3040808601668345E-3" table:formula="of:=[.$C$9]*(([.$C$3]*[.$C$4]*([.$H179]-[.$M179])+[.$C$6]*([.$C$7]-[.$M179]))/[.$C$8]/[.$C$4])" table:style-name="ce12">
            <text:p>0,004304</text:p>
          </table:table-cell>
          <table:table-cell office:value-type="float" office:value="4.1910987375874814E-3" table:formula="of:=[.$C$9]*(([.$C$3]*[.$C$4]*([.$H179]-([.$M179]+1/2*[.N179]))+[.$C$6]*([.$C$7]-([.$M179]+1/2*[.N179])))/[.$C$8]/[.$C$4])" table:style-name="ce12">
            <text:p>0,004191</text:p>
          </table:table-cell>
          <table:table-cell office:value-type="float" office:value="4.1940645183050265E-3" table:formula="of:=[.$C$9]*(([.$C$3]*[.$C$4]*([.$H179]-([.$M179]+1/2*[.O179]))+[.$C$6]*([.$C$7]-([.$M179]+1/2*[.O179])))/[.$C$8]/[.$C$4])" table:style-name="ce12">
            <text:p>0,004194</text:p>
          </table:table-cell>
          <table:table-cell office:value-type="float" office:value="4.0838924729559379E-3" table:formula="of:=[.$C$9]*(([.$C$3]*[.$C$4]*([.$H179]-([.$M179]+[.P179]))+[.$C$6]*([.$C$7]-([.$M179]+[.P179])))/[.$C$8]/[.$C$4])" table:style-name="ce13">
            <text:p>0,00408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3.5" table:formula="of:=[.B179]+[.$C$9]" table:style-name="ce28">
            <text:p>83,5</text:p>
          </table:table-cell>
          <table:table-cell office:value-type="float" office:value="30.950675530137708" table:formula="of:=[.C179]+1/6*([.D179]+2*[.E179]+2*[.F179]+[.G179])" table:style-name="ce6">
            <text:p>30,95067553</text:p>
          </table:table-cell>
          <table:table-cell office:value-type="float" office:value="8.9534667770294613E-5" table:formula="of:=[.$C$9]*(([.$C$3]*[.$C$4]*([.$C$5]-[.$C180])+[.$C$6]*([.$C$7]-[.$C180]))/[.$C$8]/[.$C$4])" table:style-name="ce12">
            <text:p>0,000090</text:p>
          </table:table-cell>
          <table:table-cell office:value-type="float" office:value="8.7184382741270383E-5" table:formula="of:=[.$C$9]*(([.$C$3]*[.$C$4]*([.$C$5]-([.$C180]+1/2*[.D180]))+[.$C$6]*([.$C$7]-([.$C180]+1/2*[.D180])))/[.$C$8]/[.$C$4])" table:style-name="ce12">
            <text:p>0,000087</text:p>
          </table:table-cell>
          <table:table-cell office:value-type="float" office:value="8.724607772330728E-5" table:formula="of:=[.$C$9]*(([.$C$3]*[.$C$4]*([.$C$5]-([.$C180]+1/2*[.E180]))+[.$C$6]*([.$C$7]-([.$C180]+1/2*[.E180])))/[.$C$8]/[.$C$4])" table:style-name="ce12">
            <text:p>0,000087</text:p>
          </table:table-cell>
          <table:table-cell office:value-type="float" office:value="8.4954248689882666E-5" table:formula="of:=[.$C$9]*(([.$C$3]*[.$C$4]*([.$C$5]-([.$C180]+[.F180]))+[.$C$6]*([.$C$7]-([.$C180]+[.F180])))/[.$C$8]/[.$C$4])" table:style-name="ce13">
            <text:p>0,000085</text:p>
          </table:table-cell>
          <table:table-cell office:value-type="float" office:value="41.365269610373709" table:formula="of:=[.H179]+1/6*([.I179]+2*[.J179]+2*[.K179]+[.L179])" table:style-name="ce6">
            <text:p>41,36526961</text:p>
          </table:table-cell>
          <table:table-cell office:value-type="float" office:value="8.5712196226575088E-4" table:formula="of:=[.$C$9]*(([.$C$3]*[.$C$4]*([.$C180]-[.$H180])+[.$C$6]*([.$C$7]-[.$H180]))/[.$C$8]/[.$C$4])" table:style-name="ce12">
            <text:p>0,000857</text:p>
          </table:table-cell>
          <table:table-cell office:value-type="float" office:value="8.3462251075616222E-4" table:formula="of:=[.$C$9]*(([.$C$3]*[.$C$4]*([.$C180]-([.$H180]+1/2*[.I180]))+[.$C$6]*([.$C$7]-([.$H180]+1/2*[.I180])))/[.$C$8]/[.$C$4])" table:style-name="ce12">
            <text:p>0,000835</text:p>
          </table:table-cell>
          <table:table-cell office:value-type="float" office:value="8.3521312135849261E-4" table:formula="of:=[.$C$9]*(([.$C$3]*[.$C$4]*([.$C180]-([.$H180]+1/2*[.J180]))+[.$C$6]*([.$C$7]-([.$H180]+1/2*[.J180])))/[.$C$8]/[.$C$4])" table:style-name="ce12">
            <text:p>0,000835</text:p>
          </table:table-cell>
          <table:table-cell office:value-type="float" office:value="8.1327327339454311E-4" table:formula="of:=[.$C$9]*(([.$C$3]*[.$C$4]*([.$C180]-([.$H180]+[.K180]))+[.$C$6]*([.$C$7]-([.$H180]+[.K180])))/[.$C$8]/[.$C$4])" table:style-name="ce13">
            <text:p>0,000813</text:p>
          </table:table-cell>
          <table:table-cell office:value-type="float" office:value="51.22163370900013" table:formula="of:=[.M179]+1/6*([.N179]+2*[.O179]+2*[.P179]+[.Q179])" table:style-name="ce24">
            <text:p>51,22163371</text:p>
          </table:table-cell>
          <table:table-cell office:value-type="float" office:value="4.1277107961786332E-3" table:formula="of:=[.$C$9]*(([.$C$3]*[.$C$4]*([.$H180]-[.$M180])+[.$C$6]*([.$C$7]-[.$M180]))/[.$C$8]/[.$C$4])" table:style-name="ce12">
            <text:p>0,004128</text:p>
          </table:table-cell>
          <table:table-cell office:value-type="float" office:value="4.0193583877788227E-3" table:formula="of:=[.$C$9]*(([.$C$3]*[.$C$4]*([.$H180]-([.$M180]+1/2*[.N180]))+[.$C$6]*([.$C$7]-([.$M180]+1/2*[.N180])))/[.$C$8]/[.$C$4])" table:style-name="ce12">
            <text:p>0,004019</text:p>
          </table:table-cell>
          <table:table-cell office:value-type="float" office:value="4.02220263849938E-3" table:formula="of:=[.$C$9]*(([.$C$3]*[.$C$4]*([.$H180]-([.$M180]+1/2*[.O180]))+[.$C$6]*([.$C$7]-([.$M180]+1/2*[.O180])))/[.$C$8]/[.$C$4])" table:style-name="ce12">
            <text:p>0,004022</text:p>
          </table:table-cell>
          <table:table-cell office:value-type="float" office:value="3.916545157657254E-3" table:formula="of:=[.$C$9]*(([.$C$3]*[.$C$4]*([.$H180]-([.$M180]+[.P180]))+[.$C$6]*([.$C$7]-([.$M180]+[.P180])))/[.$C$8]/[.$C$4])" table:style-name="ce13">
            <text:p>0,00391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4" table:formula="of:=[.B180]+[.$C$9]" table:style-name="ce28">
            <text:p>84</text:p>
          </table:table-cell>
          <table:table-cell office:value-type="float" office:value="30.950762755110606" table:formula="of:=[.C180]+1/6*([.D180]+2*[.E180]+2*[.F180]+[.G180])" table:style-name="ce6">
            <text:p>30,95076276</text:p>
          </table:table-cell>
          <table:table-cell office:value-type="float" office:value="8.4955356693171773E-5" table:formula="of:=[.$C$9]*(([.$C$3]*[.$C$4]*([.$C$5]-[.$C181])+[.$C$6]*([.$C$7]-[.$C181]))/[.$C$8]/[.$C$4])" table:style-name="ce12">
            <text:p>0,000085</text:p>
          </table:table-cell>
          <table:table-cell office:value-type="float" office:value="8.2725278580028313E-5" table:formula="of:=[.$C$9]*(([.$C$3]*[.$C$4]*([.$C$5]-([.$C181]+1/2*[.D181]))+[.$C$6]*([.$C$7]-([.$C181]+1/2*[.D181])))/[.$C$8]/[.$C$4])" table:style-name="ce12">
            <text:p>0,000083</text:p>
          </table:table-cell>
          <table:table-cell office:value-type="float" office:value="8.278381813045143E-5" table:formula="of:=[.$C$9]*(([.$C$3]*[.$C$4]*([.$C$5]-([.$C181]+1/2*[.E181]))+[.$C$6]*([.$C$7]-([.$C181]+1/2*[.E181])))/[.$C$8]/[.$C$4])" table:style-name="ce12">
            <text:p>0,000083</text:p>
          </table:table-cell>
          <table:table-cell office:value-type="float" office:value="8.0609206241319948E-5" table:formula="of:=[.$C$9]*(([.$C$3]*[.$C$4]*([.$C$5]-([.$C181]+[.F181]))+[.$C$6]*([.$C$7]-([.$C181]+[.F181])))/[.$C$8]/[.$C$4])" table:style-name="ce13">
            <text:p>0,000081</text:p>
          </table:table-cell>
          <table:table-cell office:value-type="float" office:value="41.366104621457026" table:formula="of:=[.H180]+1/6*([.I180]+2*[.J180]+2*[.K180]+[.L180])" table:style-name="ce6">
            <text:p>41,36610462</text:p>
          </table:table-cell>
          <table:table-cell office:value-type="float" office:value="8.1764512903635027E-4" table:formula="of:=[.$C$9]*(([.$C$3]*[.$C$4]*([.$C181]-[.$H181])+[.$C$6]*([.$C$7]-[.$H181]))/[.$C$8]/[.$C$4])" table:style-name="ce12">
            <text:p>0,000818</text:p>
          </table:table-cell>
          <table:table-cell office:value-type="float" office:value="7.9618194439933627E-4" table:formula="of:=[.$C$9]*(([.$C$3]*[.$C$4]*([.$C181]-([.$H181]+1/2*[.I181]))+[.$C$6]*([.$C$7]-([.$H181]+1/2*[.I181])))/[.$C$8]/[.$C$4])" table:style-name="ce12">
            <text:p>0,000796</text:p>
          </table:table-cell>
          <table:table-cell office:value-type="float" office:value="7.9674535299602669E-4" table:formula="of:=[.$C$9]*(([.$C$3]*[.$C$4]*([.$C181]-([.$H181]+1/2*[.J181]))+[.$C$6]*([.$C$7]-([.$H181]+1/2*[.J181])))/[.$C$8]/[.$C$4])" table:style-name="ce12">
            <text:p>0,000797</text:p>
          </table:table-cell>
          <table:table-cell office:value-type="float" office:value="7.7581599800419102E-4" table:formula="of:=[.$C$9]*(([.$C$3]*[.$C$4]*([.$C181]-([.$H181]+[.K181]))+[.$C$6]*([.$C$7]-([.$H181]+[.K181])))/[.$C$8]/[.$C$4])" table:style-name="ce13">
            <text:p>0,000776</text:p>
          </table:table-cell>
          <table:table-cell office:value-type="float" office:value="51.225654938667866" table:formula="of:=[.M180]+1/6*([.N180]+2*[.O180]+2*[.P180]+[.Q180])" table:style-name="ce24">
            <text:p>51,22565494</text:p>
          </table:table-cell>
          <table:table-cell office:value-type="float" office:value="3.9583467927883477E-3" table:formula="of:=[.$C$9]*(([.$C$3]*[.$C$4]*([.$H181]-[.$M181])+[.$C$6]*([.$C$7]-[.$M181]))/[.$C$8]/[.$C$4])" table:style-name="ce12">
            <text:p>0,003958</text:p>
          </table:table-cell>
          <table:table-cell office:value-type="float" office:value="3.8544401894777137E-3" table:formula="of:=[.$C$9]*(([.$C$3]*[.$C$4]*([.$H181]-([.$M181]+1/2*[.N181]))+[.$C$6]*([.$C$7]-([.$M181]+1/2*[.N181])))/[.$C$8]/[.$C$4])" table:style-name="ce12">
            <text:p>0,003854</text:p>
          </table:table-cell>
          <table:table-cell office:value-type="float" office:value="3.8571677378147341E-3" table:formula="of:=[.$C$9]*(([.$C$3]*[.$C$4]*([.$H181]-([.$M181]+1/2*[.O181]))+[.$C$6]*([.$C$7]-([.$M181]+1/2*[.O181])))/[.$C$8]/[.$C$4])" table:style-name="ce12">
            <text:p>0,003857</text:p>
          </table:table-cell>
          <table:table-cell office:value-type="float" office:value="3.7558454865531986E-3" table:formula="of:=[.$C$9]*(([.$C$3]*[.$C$4]*([.$H181]-([.$M181]+[.P181]))+[.$C$6]*([.$C$7]-([.$M181]+[.P181])))/[.$C$8]/[.$C$4])" table:style-name="ce13">
            <text:p>0,00375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4.5" table:formula="of:=[.B181]+[.$C$9]" table:style-name="ce28">
            <text:p>84,5</text:p>
          </table:table-cell>
          <table:table-cell office:value-type="float" office:value="30.950845518903332" table:formula="of:=[.C181]+1/6*([.D181]+2*[.E181]+2*[.F181]+[.G181])" table:style-name="ce6">
            <text:p>30,95084552</text:p>
          </table:table-cell>
          <table:table-cell office:value-type="float" office:value="8.0610257575131067E-5" table:formula="of:=[.$C$9]*(([.$C$3]*[.$C$4]*([.$C$5]-[.$C182])+[.$C$6]*([.$C$7]-[.$C182]))/[.$C$8]/[.$C$4])" table:style-name="ce12">
            <text:p>0,000081</text:p>
          </table:table-cell>
          <table:table-cell office:value-type="float" office:value="7.8494238313624014E-5" table:formula="of:=[.$C$9]*(([.$C$3]*[.$C$4]*([.$C$5]-([.$C182]+1/2*[.D182]))+[.$C$6]*([.$C$7]-([.$C182]+1/2*[.D182])))/[.$C$8]/[.$C$4])" table:style-name="ce12">
            <text:p>0,000078</text:p>
          </table:table-cell>
          <table:table-cell office:value-type="float" office:value="7.8549783819198643E-5" table:formula="of:=[.$C$9]*(([.$C$3]*[.$C$4]*([.$C$5]-([.$C182]+1/2*[.E182]))+[.$C$6]*([.$C$7]-([.$C182]+1/2*[.E182])))/[.$C$8]/[.$C$4])" table:style-name="ce12">
            <text:p>0,000079</text:p>
          </table:table-cell>
          <table:table-cell office:value-type="float" office:value="7.6486393924597002E-5" table:formula="of:=[.$C$9]*(([.$C$3]*[.$C$4]*([.$C$5]-([.$C182]+[.F182]))+[.$C$6]*([.$C$7]-([.$C182]+[.F182])))/[.$C$8]/[.$C$4])" table:style-name="ce13">
            <text:p>0,000076</text:p>
          </table:table-cell>
          <table:table-cell office:value-type="float" office:value="41.366901174077334" table:formula="of:=[.H181]+1/6*([.I181]+2*[.J181]+2*[.K181]+[.L181])" table:style-name="ce6">
            <text:p>41,36690117</text:p>
          </table:table-cell>
          <table:table-cell office:value-type="float" office:value="7.7996430610653537E-4" table:formula="of:=[.$C$9]*(([.$C$3]*[.$C$4]*([.$C182]-[.$H182])+[.$C$6]*([.$C$7]-[.$H182]))/[.$C$8]/[.$C$4])" table:style-name="ce12">
            <text:p>0,000780</text:p>
          </table:table-cell>
          <table:table-cell office:value-type="float" office:value="7.5949024307135464E-4" table:formula="of:=[.$C$9]*(([.$C$3]*[.$C$4]*([.$C182]-([.$H182]+1/2*[.I182]))+[.$C$6]*([.$C$7]-([.$H182]+1/2*[.I182])))/[.$C$8]/[.$C$4])" table:style-name="ce12">
            <text:p>0,000759</text:p>
          </table:table-cell>
          <table:table-cell office:value-type="float" office:value="7.6002768722605648E-4" table:formula="of:=[.$C$9]*(([.$C$3]*[.$C$4]*([.$C182]-([.$H182]+1/2*[.J182]))+[.$C$6]*([.$C$7]-([.$H182]+1/2*[.J182])))/[.$C$8]/[.$C$4])" table:style-name="ce12">
            <text:p>0,000760</text:p>
          </table:table-cell>
          <table:table-cell office:value-type="float" office:value="7.4006285252698942E-4" table:formula="of:=[.$C$9]*(([.$C$3]*[.$C$4]*([.$C182]-([.$H182]+[.K182]))+[.$C$6]*([.$C$7]-([.$H182]+[.K182])))/[.$C$8]/[.$C$4])" table:style-name="ce13">
            <text:p>0,000740</text:p>
          </table:table-cell>
          <table:table-cell office:value-type="float" office:value="51.229511173356855" table:formula="of:=[.M181]+1/6*([.N181]+2*[.O181]+2*[.P181]+[.Q181])" table:style-name="ce24">
            <text:p>51,22951117</text:p>
          </table:table-cell>
          <table:table-cell office:value-type="float" office:value="3.795722102631828E-3" table:formula="of:=[.$C$9]*(([.$C$3]*[.$C$4]*([.$H182]-[.$M182])+[.$C$6]*([.$C$7]-[.$M182]))/[.$C$8]/[.$C$4])" table:style-name="ce12">
            <text:p>0,003796</text:p>
          </table:table-cell>
          <table:table-cell office:value-type="float" office:value="3.6960843974376302E-3" table:formula="of:=[.$C$9]*(([.$C$3]*[.$C$4]*([.$H182]-([.$M182]+1/2*[.N182]))+[.$C$6]*([.$C$7]-([.$M182]+1/2*[.N182])))/[.$C$8]/[.$C$4])" table:style-name="ce12">
            <text:p>0,003696</text:p>
          </table:table-cell>
          <table:table-cell office:value-type="float" office:value="3.6986998871992114E-3" table:formula="of:=[.$C$9]*(([.$C$3]*[.$C$4]*([.$H182]-([.$M182]+1/2*[.O182]))+[.$C$6]*([.$C$7]-([.$M182]+1/2*[.O182])))/[.$C$8]/[.$C$4])" table:style-name="ce12">
            <text:p>0,003699</text:p>
          </table:table-cell>
          <table:table-cell office:value-type="float" office:value="3.6015403585537343E-3" table:formula="of:=[.$C$9]*(([.$C$3]*[.$C$4]*([.$H182]-([.$M182]+[.P182]))+[.$C$6]*([.$C$7]-([.$M182]+[.P182])))/[.$C$8]/[.$C$4])" table:style-name="ce13">
            <text:p>0,00360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5" table:formula="of:=[.B182]+[.$C$9]" table:style-name="ce28">
            <text:p>85</text:p>
          </table:table-cell>
          <table:table-cell office:value-type="float" office:value="30.950924049685959" table:formula="of:=[.C182]+1/6*([.D182]+2*[.E182]+2*[.F182]+[.G182])" table:style-name="ce6">
            <text:p>30,95092405</text:p>
          </table:table-cell>
          <table:table-cell office:value-type="float" office:value="7.6487391487148676E-5" table:formula="of:=[.$C$9]*(([.$C$3]*[.$C$4]*([.$C$5]-[.$C183])+[.$C$6]*([.$C$7]-[.$C183]))/[.$C$8]/[.$C$4])" table:style-name="ce12">
            <text:p>0,000076</text:p>
          </table:table-cell>
          <table:table-cell office:value-type="float" office:value="7.4479597460594957E-5" table:formula="of:=[.$C$9]*(([.$C$3]*[.$C$4]*([.$C$5]-([.$C183]+1/2*[.D183]))+[.$C$6]*([.$C$7]-([.$C183]+1/2*[.D183])))/[.$C$8]/[.$C$4])" table:style-name="ce12">
            <text:p>0,000074</text:p>
          </table:table-cell>
          <table:table-cell office:value-type="float" office:value="7.4532302053853525E-5" table:formula="of:=[.$C$9]*(([.$C$3]*[.$C$4]*([.$C$5]-([.$C183]+1/2*[.E183]))+[.$C$6]*([.$C$7]-([.$C183]+1/2*[.E183])))/[.$C$8]/[.$C$4])" table:style-name="ce12">
            <text:p>0,000075</text:p>
          </table:table-cell>
          <table:table-cell office:value-type="float" office:value="7.2574445629356888E-5" table:formula="of:=[.$C$9]*(([.$C$3]*[.$C$4]*([.$C$5]-([.$C183]+[.F183]))+[.$C$6]*([.$C$7]-([.$C183]+[.F183])))/[.$C$8]/[.$C$4])" table:style-name="ce13">
            <text:p>0,000073</text:p>
          </table:table-cell>
          <table:table-cell office:value-type="float" office:value="41.367661017913875" table:formula="of:=[.H182]+1/6*([.I182]+2*[.J182]+2*[.K182]+[.L182])" table:style-name="ce6">
            <text:p>41,36766102</text:p>
          </table:table-cell>
          <table:table-cell office:value-type="float" office:value="7.4399904381959917E-4" table:formula="of:=[.$C$9]*(([.$C$3]*[.$C$4]*([.$C183]-[.$H183])+[.$C$6]*([.$C$7]-[.$H183]))/[.$C$8]/[.$C$4])" table:style-name="ce12">
            <text:p>0,000744</text:p>
          </table:table-cell>
          <table:table-cell office:value-type="float" office:value="7.244690689193476E-4" table:formula="of:=[.$C$9]*(([.$C$3]*[.$C$4]*([.$C183]-([.$H183]+1/2*[.I183]))+[.$C$6]*([.$C$7]-([.$H183]+1/2*[.I183])))/[.$C$8]/[.$C$4])" table:style-name="ce12">
            <text:p>0,000724</text:p>
          </table:table-cell>
          <table:table-cell office:value-type="float" office:value="7.2498173076053257E-4" table:formula="of:=[.$C$9]*(([.$C$3]*[.$C$4]*([.$C183]-([.$H183]+1/2*[.J183]))+[.$C$6]*([.$C$7]-([.$H183]+1/2*[.J183])))/[.$C$8]/[.$C$4])" table:style-name="ce12">
            <text:p>0,000725</text:p>
          </table:table-cell>
          <table:table-cell office:value-type="float" office:value="7.0593750295449805E-4" table:formula="of:=[.$C$9]*(([.$C$3]*[.$C$4]*([.$C183]-([.$H183]+[.K183]))+[.$C$6]*([.$C$7]-([.$H183]+[.K183])))/[.$C$8]/[.$C$4])" table:style-name="ce13">
            <text:p>0,000706</text:p>
          </table:table-cell>
          <table:table-cell office:value-type="float" office:value="51.233208978528594" table:formula="of:=[.M182]+1/6*([.N182]+2*[.O182]+2*[.P182]+[.Q182])" table:style-name="ce24">
            <text:p>51,23320898</text:p>
          </table:table-cell>
          <table:table-cell office:value-type="float" office:value="3.6395795229425404E-3" table:formula="of:=[.$C$9]*(([.$C$3]*[.$C$4]*([.$H183]-[.$M183])+[.$C$6]*([.$C$7]-[.$M183]))/[.$C$8]/[.$C$4])" table:style-name="ce12">
            <text:p>0,003640</text:p>
          </table:table-cell>
          <table:table-cell office:value-type="float" office:value="3.5440405604653621E-3" table:formula="of:=[.$C$9]*(([.$C$3]*[.$C$4]*([.$H183]-([.$M183]+1/2*[.N183]))+[.$C$6]*([.$C$7]-([.$M183]+1/2*[.N183])))/[.$C$8]/[.$C$4])" table:style-name="ce12">
            <text:p>0,003544</text:p>
          </table:table-cell>
          <table:table-cell office:value-type="float" office:value="3.546548458230177E-3" table:formula="of:=[.$C$9]*(([.$C$3]*[.$C$4]*([.$H183]-([.$M183]+1/2*[.O183]))+[.$C$6]*([.$C$7]-([.$M183]+1/2*[.O183])))/[.$C$8]/[.$C$4])" table:style-name="ce12">
            <text:p>0,003547</text:p>
          </table:table-cell>
          <table:table-cell office:value-type="float" office:value="3.4533857288853369E-3" table:formula="of:=[.$C$9]*(([.$C$3]*[.$C$4]*([.$H183]-([.$M183]+[.P183]))+[.$C$6]*([.$C$7]-([.$M183]+[.P183])))/[.$C$8]/[.$C$4])" table:style-name="ce13">
            <text:p>0,0034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5.5" table:formula="of:=[.B183]+[.$C$9]" table:style-name="ce28">
            <text:p>85,5</text:p>
          </table:table-cell>
          <table:table-cell office:value-type="float" office:value="30.950998563958649" table:formula="of:=[.C183]+1/6*([.D183]+2*[.E183]+2*[.F183]+[.G183])" table:style-name="ce6">
            <text:p>30,95099856</text:p>
          </table:table-cell>
          <table:table-cell office:value-type="float" office:value="7.2575392170961099E-5" table:formula="of:=[.$C$9]*(([.$C$3]*[.$C$4]*([.$C$5]-[.$C184])+[.$C$6]*([.$C$7]-[.$C184]))/[.$C$8]/[.$C$4])" table:style-name="ce12">
            <text:p>0,000073</text:p>
          </table:table-cell>
          <table:table-cell office:value-type="float" office:value="7.0670288126393647E-5" table:formula="of:=[.$C$9]*(([.$C$3]*[.$C$4]*([.$C$5]-([.$C184]+1/2*[.D184]))+[.$C$6]*([.$C$7]-([.$C184]+1/2*[.D184])))/[.$C$8]/[.$C$4])" table:style-name="ce12">
            <text:p>0,000071</text:p>
          </table:table-cell>
          <table:table-cell office:value-type="float" office:value="7.0720297107754957E-5" table:formula="of:=[.$C$9]*(([.$C$3]*[.$C$4]*([.$C$5]-([.$C184]+1/2*[.E184]))+[.$C$6]*([.$C$7]-([.$C184]+1/2*[.E184])))/[.$C$8]/[.$C$4])" table:style-name="ce12">
            <text:p>0,000071</text:p>
          </table:table-cell>
          <table:table-cell office:value-type="float" office:value="6.8862576572882976E-5" table:formula="of:=[.$C$9]*(([.$C$3]*[.$C$4]*([.$C$5]-([.$C184]+[.F184]))+[.$C$6]*([.$C$7]-([.$C184]+[.F184])))/[.$C$8]/[.$C$4])" table:style-name="ce13">
            <text:p>0,000069</text:p>
          </table:table-cell>
          <table:table-cell office:value-type="float" office:value="41.368385824271563" table:formula="of:=[.H183]+1/6*([.I183]+2*[.J183]+2*[.K183]+[.L183])" table:style-name="ce6">
            <text:p>41,36838582</text:p>
          </table:table-cell>
          <table:table-cell office:value-type="float" office:value="7.0967242367532893E-4" table:formula="of:=[.$C$9]*(([.$C$3]*[.$C$4]*([.$C184]-[.$H184])+[.$C$6]*([.$C$7]-[.$H184]))/[.$C$8]/[.$C$4])" table:style-name="ce12">
            <text:p>0,000710</text:p>
          </table:table-cell>
          <table:table-cell office:value-type="float" office:value="6.9104352255374129E-4" table:formula="of:=[.$C$9]*(([.$C$3]*[.$C$4]*([.$C184]-([.$H184]+1/2*[.I184]))+[.$C$6]*([.$C$7]-([.$H184]+1/2*[.I184])))/[.$C$8]/[.$C$4])" table:style-name="ce12">
            <text:p>0,000691</text:p>
          </table:table-cell>
          <table:table-cell office:value-type="float" office:value="6.9153253120839511E-4" table:formula="of:=[.$C$9]*(([.$C$3]*[.$C$4]*([.$C184]-([.$H184]+1/2*[.J184]))+[.$C$6]*([.$C$7]-([.$H184]+1/2*[.J184])))/[.$C$8]/[.$C$4])" table:style-name="ce12">
            <text:p>0,000692</text:p>
          </table:table-cell>
          <table:table-cell office:value-type="float" office:value="6.7336696578706784E-4" table:formula="of:=[.$C$9]*(([.$C$3]*[.$C$4]*([.$C184]-([.$H184]+[.K184]))+[.$C$6]*([.$C$7]-([.$H184]+[.K184])))/[.$C$8]/[.$C$4])" table:style-name="ce13">
            <text:p>0,000673</text:p>
          </table:table-cell>
          <table:table-cell office:value-type="float" office:value="51.236754669076795" table:formula="of:=[.M183]+1/6*([.N183]+2*[.O183]+2*[.P183]+[.Q183])" table:style-name="ce24">
            <text:p>51,23675467</text:p>
          </table:table-cell>
          <table:table-cell office:value-type="float" office:value="3.4896710870464176E-3" table:formula="of:=[.$C$9]*(([.$C$3]*[.$C$4]*([.$H184]-[.$M184])+[.$C$6]*([.$C$7]-[.$M184]))/[.$C$8]/[.$C$4])" table:style-name="ce12">
            <text:p>0,003490</text:p>
          </table:table-cell>
          <table:table-cell office:value-type="float" office:value="3.3980672210112174E-3" table:formula="of:=[.$C$9]*(([.$C$3]*[.$C$4]*([.$H184]-([.$M184]+1/2*[.N184]))+[.$C$6]*([.$C$7]-([.$M184]+1/2*[.N184])))/[.$C$8]/[.$C$4])" table:style-name="ce12">
            <text:p>0,003398</text:p>
          </table:table-cell>
          <table:table-cell office:value-type="float" office:value="3.4004718224947511E-3" table:formula="of:=[.$C$9]*(([.$C$3]*[.$C$4]*([.$H184]-([.$M184]+1/2*[.O184]))+[.$C$6]*([.$C$7]-([.$M184]+1/2*[.O184])))/[.$C$8]/[.$C$4])" table:style-name="ce12">
            <text:p>0,003400</text:p>
          </table:table-cell>
          <table:table-cell office:value-type="float" office:value="3.3111463163654092E-3" table:formula="of:=[.$C$9]*(([.$C$3]*[.$C$4]*([.$H184]-([.$M184]+[.P184]))+[.$C$6]*([.$C$7]-([.$M184]+[.P184])))/[.$C$8]/[.$C$4])" table:style-name="ce13">
            <text:p>0,00331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6" table:formula="of:=[.B184]+[.$C$9]" table:style-name="ce28">
            <text:p>86</text:p>
          </table:table-cell>
          <table:table-cell office:value-type="float" office:value="30.951069267148519" table:formula="of:=[.C184]+1/6*([.D184]+2*[.E184]+2*[.F184]+[.G184])" table:style-name="ce6">
            <text:p>30,95106927</text:p>
          </table:table-cell>
          <table:table-cell office:value-type="float" office:value="6.8863474702766321E-5" table:formula="of:=[.$C$9]*(([.$C$3]*[.$C$4]*([.$C$5]-[.$C185])+[.$C$6]*([.$C$7]-[.$C185]))/[.$C$8]/[.$C$4])" table:style-name="ce12">
            <text:p>0,000069</text:p>
          </table:table-cell>
          <table:table-cell office:value-type="float" office:value="6.7055808491772948E-5" table:formula="of:=[.$C$9]*(([.$C$3]*[.$C$4]*([.$C$5]-([.$C185]+1/2*[.D185]))+[.$C$6]*([.$C$7]-([.$C185]+1/2*[.D185])))/[.$C$8]/[.$C$4])" table:style-name="ce12">
            <text:p>0,000067</text:p>
          </table:table-cell>
          <table:table-cell office:value-type="float" office:value="6.7103259729719866E-5" table:formula="of:=[.$C$9]*(([.$C$3]*[.$C$4]*([.$C$5]-([.$C185]+1/2*[.E185]))+[.$C$6]*([.$C$7]-([.$C185]+1/2*[.E185])))/[.$C$8]/[.$C$4])" table:style-name="ce12">
            <text:p>0,000067</text:p>
          </table:table-cell>
          <table:table-cell office:value-type="float" office:value="6.5340553566898058E-5" table:formula="of:=[.$C$9]*(([.$C$3]*[.$C$4]*([.$C$5]-([.$C185]+[.F185]))+[.$C$6]*([.$C$7]-([.$C185]+[.F185])))/[.$C$8]/[.$C$4])" table:style-name="ce13">
            <text:p>0,000065</text:p>
          </table:table-cell>
          <table:table-cell office:value-type="float" office:value="41.369077189521057" table:formula="of:=[.H184]+1/6*([.I184]+2*[.J184]+2*[.K184]+[.L184])" table:style-name="ce6">
            <text:p>41,36907719</text:p>
          </table:table-cell>
          <table:table-cell office:value-type="float" office:value="6.7691090757034545E-4" table:formula="of:=[.$C$9]*(([.$C$3]*[.$C$4]*([.$C185]-[.$H185])+[.$C$6]*([.$C$7]-[.$H185]))/[.$C$8]/[.$C$4])" table:style-name="ce12">
            <text:p>0,000677</text:p>
          </table:table-cell>
          <table:table-cell office:value-type="float" office:value="6.5914199624671709E-4" table:formula="of:=[.$C$9]*(([.$C$3]*[.$C$4]*([.$C185]-([.$H185]+1/2*[.I185]))+[.$C$6]*([.$C$7]-([.$H185]+1/2*[.I185])))/[.$C$8]/[.$C$4])" table:style-name="ce12">
            <text:p>0,000659</text:p>
          </table:table-cell>
          <table:table-cell office:value-type="float" office:value="6.596084301688734E-4" table:formula="of:=[.$C$9]*(([.$C$3]*[.$C$4]*([.$C185]-([.$H185]+1/2*[.J185]))+[.$C$6]*([.$C$7]-([.$H185]+1/2*[.J185])))/[.$C$8]/[.$C$4])" table:style-name="ce12">
            <text:p>0,000660</text:p>
          </table:table-cell>
          <table:table-cell office:value-type="float" office:value="6.422814649864677E-4" table:formula="of:=[.$C$9]*(([.$C$3]*[.$C$4]*([.$C185]-([.$H185]+[.K185]))+[.$C$6]*([.$C$7]-([.$H185]+[.K185])))/[.$C$8]/[.$C$4])" table:style-name="ce13">
            <text:p>0,000642</text:p>
          </table:table-cell>
          <table:table-cell office:value-type="float" office:value="51.240154318325196" table:formula="of:=[.M184]+1/6*([.N184]+2*[.O184]+2*[.P184]+[.Q184])" table:style-name="ce24">
            <text:p>51,24015432</text:p>
          </table:table-cell>
          <table:table-cell office:value-type="float" office:value="3.345757763980032E-3" table:formula="of:=[.$C$9]*(([.$C$3]*[.$C$4]*([.$H185]-[.$M185])+[.$C$6]*([.$C$7]-[.$M185]))/[.$C$8]/[.$C$4])" table:style-name="ce12">
            <text:p>0,003346</text:p>
          </table:table-cell>
          <table:table-cell office:value-type="float" office:value="3.2579316226755851E-3" table:formula="of:=[.$C$9]*(([.$C$3]*[.$C$4]*([.$H185]-([.$M185]+1/2*[.N185]))+[.$C$6]*([.$C$7]-([.$M185]+1/2*[.N185])))/[.$C$8]/[.$C$4])" table:style-name="ce12">
            <text:p>0,003258</text:p>
          </table:table-cell>
          <table:table-cell office:value-type="float" office:value="3.2602370588849681E-3" table:formula="of:=[.$C$9]*(([.$C$3]*[.$C$4]*([.$H185]-([.$M185]+1/2*[.O185]))+[.$C$6]*([.$C$7]-([.$M185]+1/2*[.O185])))/[.$C$8]/[.$C$4])" table:style-name="ce12">
            <text:p>0,003260</text:p>
          </table:table-cell>
          <table:table-cell office:value-type="float" office:value="3.1745953183887538E-3" table:formula="of:=[.$C$9]*(([.$C$3]*[.$C$4]*([.$H185]-([.$M185]+[.P185]))+[.$C$6]*([.$C$7]-([.$M185]+[.P185])))/[.$C$8]/[.$C$4])" table:style-name="ce13">
            <text:p>0,00317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6.5" table:formula="of:=[.B185]+[.$C$9]" table:style-name="ce28">
            <text:p>86,5</text:p>
          </table:table-cell>
          <table:table-cell office:value-type="float" office:value="30.951136354175972" table:formula="of:=[.C185]+1/6*([.D185]+2*[.E185]+2*[.F185]+[.G185])" table:style-name="ce6">
            <text:p>30,95113635</text:p>
          </table:table-cell>
          <table:table-cell office:value-type="float" office:value="6.5341405761500934E-5" table:formula="of:=[.$C$9]*(([.$C$3]*[.$C$4]*([.$C$5]-[.$C186])+[.$C$6]*([.$C$7]-[.$C186]))/[.$C$8]/[.$C$4])" table:style-name="ce12">
            <text:p>0,000065</text:p>
          </table:table-cell>
          <table:table-cell office:value-type="float" office:value="6.3626193860386596E-5" table:formula="of:=[.$C$9]*(([.$C$3]*[.$C$4]*([.$C$5]-([.$C186]+1/2*[.D186]))+[.$C$6]*([.$C$7]-([.$C186]+1/2*[.D186])))/[.$C$8]/[.$C$4])" table:style-name="ce12">
            <text:p>0,000064</text:p>
          </table:table-cell>
          <table:table-cell office:value-type="float" office:value="6.3671218172544288E-5" table:formula="of:=[.$C$9]*(([.$C$3]*[.$C$4]*([.$C$5]-([.$C186]+1/2*[.E186]))+[.$C$6]*([.$C$7]-([.$C186]+1/2*[.E186])))/[.$C$8]/[.$C$4])" table:style-name="ce12">
            <text:p>0,000064</text:p>
          </table:table-cell>
          <table:table-cell office:value-type="float" office:value="6.1998666807426168E-5" table:formula="of:=[.$C$9]*(([.$C$3]*[.$C$4]*([.$C$5]-([.$C186]+[.F186]))+[.$C$6]*([.$C$7]-([.$C186]+[.F186])))/[.$C$8]/[.$C$4])" table:style-name="ce13">
            <text:p>0,000062</text:p>
          </table:table-cell>
          <table:table-cell office:value-type="float" office:value="41.369736638391956" table:formula="of:=[.H185]+1/6*([.I185]+2*[.J185]+2*[.K185]+[.L185])" table:style-name="ce6">
            <text:p>41,36973664</text:p>
          </table:table-cell>
          <table:table-cell office:value-type="float" office:value="6.4564419322095997E-4" table:formula="of:=[.$C$9]*(([.$C$3]*[.$C$4]*([.$C186]-[.$H186])+[.$C$6]*([.$C$7]-[.$H186]))/[.$C$8]/[.$C$4])" table:style-name="ce12">
            <text:p>0,000646</text:p>
          </table:table-cell>
          <table:table-cell office:value-type="float" office:value="6.2869603314868528E-4" table:formula="of:=[.$C$9]*(([.$C$3]*[.$C$4]*([.$C186]-([.$H186]+1/2*[.I186]))+[.$C$6]*([.$C$7]-([.$H186]+1/2*[.I186])))/[.$C$8]/[.$C$4])" table:style-name="ce12">
            <text:p>0,000629</text:p>
          </table:table-cell>
          <table:table-cell office:value-type="float" office:value="6.2914092235087085E-4" table:formula="of:=[.$C$9]*(([.$C$3]*[.$C$4]*([.$C186]-([.$H186]+1/2*[.J186]))+[.$C$6]*([.$C$7]-([.$H186]+1/2*[.J186])))/[.$C$8]/[.$C$4])" table:style-name="ce12">
            <text:p>0,000629</text:p>
          </table:table-cell>
          <table:table-cell office:value-type="float" office:value="6.1261429479759501E-4" table:formula="of:=[.$C$9]*(([.$C$3]*[.$C$4]*([.$C186]-([.$H186]+[.K186]))+[.$C$6]*([.$C$7]-([.$H186]+[.K186])))/[.$C$8]/[.$C$4])" table:style-name="ce13">
            <text:p>0,000613</text:p>
          </table:table-cell>
          <table:table-cell office:value-type="float" office:value="51.243413766732779" table:formula="of:=[.M185]+1/6*([.N185]+2*[.O185]+2*[.P185]+[.Q185])" table:style-name="ce24">
            <text:p>51,24341377</text:p>
          </table:table-cell>
          <table:table-cell office:value-type="float" office:value="3.207609166126872E-3" table:formula="of:=[.$C$9]*(([.$C$3]*[.$C$4]*([.$H186]-[.$M186])+[.$C$6]*([.$C$7]-[.$M186]))/[.$C$8]/[.$C$4])" table:style-name="ce12">
            <text:p>0,003208</text:p>
          </table:table-cell>
          <table:table-cell office:value-type="float" office:value="3.1234094255161151E-3" table:formula="of:=[.$C$9]*(([.$C$3]*[.$C$4]*([.$H186]-([.$M186]+1/2*[.N186]))+[.$C$6]*([.$C$7]-([.$M186]+1/2*[.N186])))/[.$C$8]/[.$C$4])" table:style-name="ce12">
            <text:p>0,003123</text:p>
          </table:table-cell>
          <table:table-cell office:value-type="float" office:value="3.1256196687072021E-3" table:formula="of:=[.$C$9]*(([.$C$3]*[.$C$4]*([.$H186]-([.$M186]+1/2*[.O186]))+[.$C$6]*([.$C$7]-([.$M186]+1/2*[.O186])))/[.$C$8]/[.$C$4])" table:style-name="ce12">
            <text:p>0,003126</text:p>
          </table:table-cell>
          <table:table-cell office:value-type="float" office:value="3.0435141335196933E-3" table:formula="of:=[.$C$9]*(([.$C$3]*[.$C$4]*([.$H186]-([.$M186]+[.P186]))+[.$C$6]*([.$C$7]-([.$M186]+[.P186])))/[.$C$8]/[.$C$4])" table:style-name="ce13">
            <text:p>0,00304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7" table:formula="of:=[.B186]+[.$C$9]" table:style-name="ce28">
            <text:p>87</text:p>
          </table:table-cell>
          <table:table-cell office:value-type="float" office:value="30.951200009992078" table:formula="of:=[.C186]+1/6*([.D186]+2*[.E186]+2*[.F186]+[.G186])" table:style-name="ce6">
            <text:p>30,95120001</text:p>
          </table:table-cell>
          <table:table-cell office:value-type="float" office:value="6.1999475415859702E-5" table:formula="of:=[.$C$9]*(([.$C$3]*[.$C$4]*([.$C$5]-[.$C187])+[.$C$6]*([.$C$7]-[.$C187]))/[.$C$8]/[.$C$4])" table:style-name="ce12">
            <text:p>0,000062</text:p>
          </table:table-cell>
          <table:table-cell office:value-type="float" office:value="6.0371989186251087E-5" table:formula="of:=[.$C$9]*(([.$C$3]*[.$C$4]*([.$C$5]-([.$C187]+1/2*[.D187]))+[.$C$6]*([.$C$7]-([.$C187]+1/2*[.D187])))/[.$C$8]/[.$C$4])" table:style-name="ce12">
            <text:p>0,000060</text:p>
          </table:table-cell>
          <table:table-cell office:value-type="float" office:value="6.0414710699774335E-5" table:formula="of:=[.$C$9]*(([.$C$3]*[.$C$4]*([.$C$5]-([.$C187]+1/2*[.E187]))+[.$C$6]*([.$C$7]-([.$C187]+1/2*[.E187])))/[.$C$8]/[.$C$4])" table:style-name="ce12">
            <text:p>0,000060</text:p>
          </table:table-cell>
          <table:table-cell office:value-type="float" office:value="5.8827703104157081E-5" table:formula="of:=[.$C$9]*(([.$C$3]*[.$C$4]*([.$C$5]-([.$C187]+[.F187]))+[.$C$6]*([.$C$7]-([.$C187]+[.F187])))/[.$C$8]/[.$C$4])" table:style-name="ce13">
            <text:p>0,000059</text:p>
          </table:table-cell>
          <table:table-cell office:value-type="float" office:value="41.370365627125125" table:formula="of:=[.H186]+1/6*([.I186]+2*[.J186]+2*[.K186]+[.L186])" table:style-name="ce6">
            <text:p>41,37036563</text:p>
          </table:table-cell>
          <table:table-cell office:value-type="float" office:value="6.1580507553492226E-4" table:formula="of:=[.$C$9]*(([.$C$3]*[.$C$4]*([.$C187]-[.$H187])+[.$C$6]*([.$C$7]-[.$H187]))/[.$C$8]/[.$C$4])" table:style-name="ce12">
            <text:p>0,000616</text:p>
          </table:table-cell>
          <table:table-cell office:value-type="float" office:value="5.9964019230199033E-4" table:formula="of:=[.$C$9]*(([.$C$3]*[.$C$4]*([.$C187]-([.$H187]+1/2*[.I187]))+[.$C$6]*([.$C$7]-([.$H187]+1/2*[.I187])))/[.$C$8]/[.$C$4])" table:style-name="ce12">
            <text:p>0,000600</text:p>
          </table:table-cell>
          <table:table-cell office:value-type="float" office:value="6.0006452048685336E-4" table:formula="of:=[.$C$9]*(([.$C$3]*[.$C$4]*([.$C187]-([.$H187]+1/2*[.J187]))+[.$C$6]*([.$C$7]-([.$H187]+1/2*[.J187])))/[.$C$8]/[.$C$4])" table:style-name="ce12">
            <text:p>0,000600</text:p>
          </table:table-cell>
          <table:table-cell office:value-type="float" office:value="5.8430168820950714E-4" table:formula="of:=[.$C$9]*(([.$C$3]*[.$C$4]*([.$C187]-([.$H187]+[.K187]))+[.$C$6]*([.$C$7]-([.$H187]+[.K187])))/[.$C$8]/[.$C$4])" table:style-name="ce13">
            <text:p>0,000584</text:p>
          </table:table-cell>
          <table:table-cell office:value-type="float" office:value="51.246538630314127" table:formula="of:=[.M186]+1/6*([.N186]+2*[.O186]+2*[.P186]+[.Q186])" table:style-name="ce24">
            <text:p>51,24653863</text:p>
          </table:table-cell>
          <table:table-cell office:value-type="float" office:value="3.0750032647645755E-3" table:formula="of:=[.$C$9]*(([.$C$3]*[.$C$4]*([.$H187]-[.$M187])+[.$C$6]*([.$C$7]-[.$M187]))/[.$C$8]/[.$C$4])" table:style-name="ce12">
            <text:p>0,003075</text:p>
          </table:table-cell>
          <table:table-cell office:value-type="float" office:value="2.9942844290644075E-3" table:formula="of:=[.$C$9]*(([.$C$3]*[.$C$4]*([.$H187]-([.$M187]+1/2*[.N187]))+[.$C$6]*([.$C$7]-([.$M187]+1/2*[.N187])))/[.$C$8]/[.$C$4])" table:style-name="ce12">
            <text:p>0,002994</text:p>
          </table:table-cell>
          <table:table-cell office:value-type="float" office:value="2.9964032985016617E-3" table:formula="of:=[.$C$9]*(([.$C$3]*[.$C$4]*([.$H187]-([.$M187]+1/2*[.O187]))+[.$C$6]*([.$C$7]-([.$M187]+1/2*[.O187])))/[.$C$8]/[.$C$4])" table:style-name="ce12">
            <text:p>0,002996</text:p>
          </table:table-cell>
          <table:table-cell office:value-type="float" office:value="2.9176920915931531E-3" table:formula="of:=[.$C$9]*(([.$C$3]*[.$C$4]*([.$H187]-([.$M187]+[.P187]))+[.$C$6]*([.$C$7]-([.$M187]+[.P187])))/[.$C$8]/[.$C$4])" table:style-name="ce13">
            <text:p>0,00291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7.5" table:formula="of:=[.B187]+[.$C$9]" table:style-name="ce28">
            <text:p>87,5</text:p>
          </table:table-cell>
          <table:table-cell office:value-type="float" office:value="30.951260410088459" table:formula="of:=[.C187]+1/6*([.D187]+2*[.E187]+2*[.F187]+[.G187])" table:style-name="ce6">
            <text:p>30,95126041</text:p>
          </table:table-cell>
          <table:table-cell office:value-type="float" office:value="5.8828470355933862E-5" table:formula="of:=[.$C$9]*(([.$C$3]*[.$C$4]*([.$C$5]-[.$C188])+[.$C$6]*([.$C$7]-[.$C188]))/[.$C$8]/[.$C$4])" table:style-name="ce12">
            <text:p>0,000059</text:p>
          </table:table-cell>
          <table:table-cell office:value-type="float" office:value="5.7284223009105515E-5" table:formula="of:=[.$C$9]*(([.$C$3]*[.$C$4]*([.$C$5]-([.$C188]+1/2*[.D188]))+[.$C$6]*([.$C$7]-([.$C188]+1/2*[.D188])))/[.$C$8]/[.$C$4])" table:style-name="ce12">
            <text:p>0,000057</text:p>
          </table:table-cell>
          <table:table-cell office:value-type="float" office:value="5.7324759501852898E-5" table:formula="of:=[.$C$9]*(([.$C$3]*[.$C$4]*([.$C$5]-([.$C188]+1/2*[.E188]))+[.$C$6]*([.$C$7]-([.$C188]+1/2*[.E188])))/[.$C$8]/[.$C$4])" table:style-name="ce12">
            <text:p>0,000057</text:p>
          </table:table-cell>
          <table:table-cell office:value-type="float" office:value="5.5818920481897294E-5" table:formula="of:=[.$C$9]*(([.$C$3]*[.$C$4]*([.$C$5]-([.$C188]+[.F188]))+[.$C$6]*([.$C$7]-([.$C188]+[.F188])))/[.$C$8]/[.$C$4])" table:style-name="ce13">
            <text:p>0,000056</text:p>
          </table:table-cell>
          <table:table-cell office:value-type="float" office:value="41.370965546490012" table:formula="of:=[.H187]+1/6*([.I187]+2*[.J187]+2*[.K187]+[.L187])" table:style-name="ce6">
            <text:p>41,37096555</text:p>
          </table:table-cell>
          <table:table-cell office:value-type="float" office:value="5.8732931369729615E-4" table:formula="of:=[.$C$9]*(([.$C$3]*[.$C$4]*([.$C188]-[.$H188])+[.$C$6]*([.$C$7]-[.$H188]))/[.$C$8]/[.$C$4])" table:style-name="ce12">
            <text:p>0,000587</text:p>
          </table:table-cell>
          <table:table-cell office:value-type="float" office:value="5.7191191921253902E-4" table:formula="of:=[.$C$9]*(([.$C$3]*[.$C$4]*([.$C188]-([.$H188]+1/2*[.I188]))+[.$C$6]*([.$C$7]-([.$H188]+1/2*[.I188])))/[.$C$8]/[.$C$4])" table:style-name="ce12">
            <text:p>0,000572</text:p>
          </table:table-cell>
          <table:table-cell office:value-type="float" office:value="5.7231662581807544E-4" table:formula="of:=[.$C$9]*(([.$C$3]*[.$C$4]*([.$C188]-([.$H188]+1/2*[.J188]))+[.$C$6]*([.$C$7]-([.$H188]+1/2*[.J188])))/[.$C$8]/[.$C$4])" table:style-name="ce12">
            <text:p>0,000572</text:p>
          </table:table-cell>
          <table:table-cell office:value-type="float" office:value="5.5728269084170284E-4" table:formula="of:=[.$C$9]*(([.$C$3]*[.$C$4]*([.$C188]-([.$H188]+[.K188]))+[.$C$6]*([.$C$7]-([.$H188]+[.K188])))/[.$C$8]/[.$C$4])" table:style-name="ce13">
            <text:p>0,000557</text:p>
          </table:table-cell>
          <table:table-cell office:value-type="float" office:value="51.249534308782707" table:formula="of:=[.M187]+1/6*([.N187]+2*[.O187]+2*[.P187]+[.Q187])" table:style-name="ce24">
            <text:p>51,24953431</text:p>
          </table:table-cell>
          <table:table-cell office:value-type="float" office:value="2.9477261134085212E-3" table:formula="of:=[.$C$9]*(([.$C$3]*[.$C$4]*([.$H188]-[.$M188])+[.$C$6]*([.$C$7]-[.$M188]))/[.$C$8]/[.$C$4])" table:style-name="ce12">
            <text:p>0,002948</text:p>
          </table:table-cell>
          <table:table-cell office:value-type="float" office:value="2.8703483029316316E-3" table:formula="of:=[.$C$9]*(([.$C$3]*[.$C$4]*([.$H188]-([.$M188]+1/2*[.N188]))+[.$C$6]*([.$C$7]-([.$M188]+1/2*[.N188])))/[.$C$8]/[.$C$4])" table:style-name="ce12">
            <text:p>0,002870</text:p>
          </table:table-cell>
          <table:table-cell office:value-type="float" office:value="2.8723794704565079E-3" table:formula="of:=[.$C$9]*(([.$C$3]*[.$C$4]*([.$H188]-([.$M188]+1/2*[.O188]))+[.$C$6]*([.$C$7]-([.$M188]+1/2*[.O188])))/[.$C$8]/[.$C$4])" table:style-name="ce12">
            <text:p>0,002872</text:p>
          </table:table-cell>
          <table:table-cell office:value-type="float" office:value="2.7969261912097068E-3" table:formula="of:=[.$C$9]*(([.$C$3]*[.$C$4]*([.$H188]-([.$M188]+[.P188]))+[.$C$6]*([.$C$7]-([.$M188]+[.P188])))/[.$C$8]/[.$C$4])" table:style-name="ce13">
            <text:p>0,00279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8" table:formula="of:=[.B188]+[.$C$9]" table:style-name="ce28">
            <text:p>88</text:p>
          </table:table-cell>
          <table:table-cell office:value-type="float" office:value="30.951317720981102" table:formula="of:=[.C188]+1/6*([.D188]+2*[.E188]+2*[.F188]+[.G188])" table:style-name="ce6">
            <text:p>30,95131772</text:p>
          </table:table-cell>
          <table:table-cell office:value-type="float" office:value="5.5819648492160919E-5" table:formula="of:=[.$C$9]*(([.$C$3]*[.$C$4]*([.$C$5]-[.$C189])+[.$C$6]*([.$C$7]-[.$C189]))/[.$C$8]/[.$C$4])" table:style-name="ce12">
            <text:p>0,000056</text:p>
          </table:table-cell>
          <table:table-cell office:value-type="float" office:value="5.4354382719111524E-5" table:formula="of:=[.$C$9]*(([.$C$3]*[.$C$4]*([.$C$5]-([.$C189]+1/2*[.D189]))+[.$C$6]*([.$C$7]-([.$C189]+1/2*[.D189])))/[.$C$8]/[.$C$4])" table:style-name="ce12">
            <text:p>0,000054</text:p>
          </table:table-cell>
          <table:table-cell office:value-type="float" office:value="5.4392845945812949E-5" table:formula="of:=[.$C$9]*(([.$C$3]*[.$C$4]*([.$C$5]-([.$C189]+1/2*[.E189]))+[.$C$6]*([.$C$7]-([.$C189]+1/2*[.E189])))/[.$C$8]/[.$C$4])" table:style-name="ce12">
            <text:p>0,000054</text:p>
          </table:table-cell>
          <table:table-cell office:value-type="float" office:value="5.296402407986989E-5" table:formula="of:=[.$C$9]*(([.$C$3]*[.$C$4]*([.$C$5]-([.$C189]+[.F189]))+[.$C$6]*([.$C$7]-([.$C189]+[.F189])))/[.$C$8]/[.$C$4])" table:style-name="ce13">
            <text:p>0,000053</text:p>
          </table:table-cell>
          <table:table-cell office:value-type="float" office:value="41.371537724672443" table:formula="of:=[.H188]+1/6*([.I188]+2*[.J188]+2*[.K188]+[.L188])" table:style-name="ce6">
            <text:p>41,37153772</text:p>
          </table:table-cell>
          <table:table-cell office:value-type="float" office:value="5.6015550375184374E-4" table:formula="of:=[.$C$9]*(([.$C$3]*[.$C$4]*([.$C189]-[.$H189])+[.$C$6]*([.$C$7]-[.$H189]))/[.$C$8]/[.$C$4])" table:style-name="ce12">
            <text:p>0,000560</text:p>
          </table:table-cell>
          <table:table-cell office:value-type="float" office:value="5.4545142177846629E-4" table:formula="of:=[.$C$9]*(([.$C$3]*[.$C$4]*([.$C189]-([.$H189]+1/2*[.I189]))+[.$C$6]*([.$C$7]-([.$H189]+1/2*[.I189])))/[.$C$8]/[.$C$4])" table:style-name="ce12">
            <text:p>0,000545</text:p>
          </table:table-cell>
          <table:table-cell office:value-type="float" office:value="5.4583740393036352E-4" table:formula="of:=[.$C$9]*(([.$C$3]*[.$C$4]*([.$C189]-([.$H189]+1/2*[.J189]))+[.$C$6]*([.$C$7]-([.$H189]+1/2*[.J189])))/[.$C$8]/[.$C$4])" table:style-name="ce12">
            <text:p>0,000546</text:p>
          </table:table-cell>
          <table:table-cell office:value-type="float" office:value="5.3149904004533256E-4" table:formula="of:=[.$C$9]*(([.$C$3]*[.$C$4]*([.$C189]-([.$H189]+[.K189]))+[.$C$6]*([.$C$7]-([.$H189]+[.K189])))/[.$C$8]/[.$C$4])" table:style-name="ce13">
            <text:p>0,000531</text:p>
          </table:table-cell>
          <table:table-cell office:value-type="float" office:value="51.252405993424603" table:formula="of:=[.M188]+1/6*([.N188]+2*[.O188]+2*[.P188]+[.Q188])" table:style-name="ce24">
            <text:p>51,25240599</text:p>
          </table:table-cell>
          <table:table-cell office:value-type="float" office:value="2.8255715788305337E-3" table:formula="of:=[.$C$9]*(([.$C$3]*[.$C$4]*([.$H189]-[.$M189])+[.$C$6]*([.$C$7]-[.$M189]))/[.$C$8]/[.$C$4])" table:style-name="ce12">
            <text:p>0,002826</text:p>
          </table:table-cell>
          <table:table-cell office:value-type="float" office:value="2.7514003248863333E-3" table:formula="of:=[.$C$9]*(([.$C$3]*[.$C$4]*([.$H189]-([.$M189]+1/2*[.N189]))+[.$C$6]*([.$C$7]-([.$M189]+1/2*[.N189])))/[.$C$8]/[.$C$4])" table:style-name="ce12">
            <text:p>0,002751</text:p>
          </table:table-cell>
          <table:table-cell office:value-type="float" office:value="2.7533473203023959E-3" table:formula="of:=[.$C$9]*(([.$C$3]*[.$C$4]*([.$H189]-([.$M189]+1/2*[.O189]))+[.$C$6]*([.$C$7]-([.$M189]+1/2*[.O189])))/[.$C$8]/[.$C$4])" table:style-name="ce12">
            <text:p>0,002753</text:p>
          </table:table-cell>
          <table:table-cell office:value-type="float" office:value="2.6810208445147057E-3" table:formula="of:=[.$C$9]*(([.$C$3]*[.$C$4]*([.$H189]-([.$M189]+[.P189]))+[.$C$6]*([.$C$7]-([.$M189]+[.P189])))/[.$C$8]/[.$C$4])" table:style-name="ce13">
            <text:p>0,00268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8.5" table:formula="of:=[.B189]+[.$C$9]" table:style-name="ce28">
            <text:p>88,5</text:p>
          </table:table-cell>
          <table:table-cell office:value-type="float" office:value="30.95137210066942" table:formula="of:=[.C189]+1/6*([.D189]+2*[.E189]+2*[.F189]+[.G189])" table:style-name="ce6">
            <text:p>30,9513721</text:p>
          </table:table-cell>
          <table:table-cell office:value-type="float" office:value="5.2964714855420426E-5" table:formula="of:=[.$C$9]*(([.$C$3]*[.$C$4]*([.$C$5]-[.$C190])+[.$C$6]*([.$C$7]-[.$C190]))/[.$C$8]/[.$C$4])" table:style-name="ce12">
            <text:p>0,000053</text:p>
          </table:table-cell>
          <table:table-cell office:value-type="float" office:value="5.1574391090525753E-5" table:formula="of:=[.$C$9]*(([.$C$3]*[.$C$4]*([.$C$5]-([.$C190]+1/2*[.D190]))+[.$C$6]*([.$C$7]-([.$C190]+1/2*[.D190])))/[.$C$8]/[.$C$4])" table:style-name="ce12">
            <text:p>0,000052</text:p>
          </table:table-cell>
          <table:table-cell office:value-type="float" office:value="5.1610887089282187E-5" table:formula="of:=[.$C$9]*(([.$C$3]*[.$C$4]*([.$C$5]-([.$C190]+1/2*[.E190]))+[.$C$6]*([.$C$7]-([.$C190]+1/2*[.E190])))/[.$C$8]/[.$C$4])" table:style-name="ce12">
            <text:p>0,000052</text:p>
          </table:table-cell>
          <table:table-cell office:value-type="float" office:value="5.0255143283266077E-5" table:formula="of:=[.$C$9]*(([.$C$3]*[.$C$4]*([.$C$5]-([.$C190]+[.F190]))+[.$C$6]*([.$C$7]-([.$C190]+[.F190])))/[.$C$8]/[.$C$4])" table:style-name="ce13">
            <text:p>0,000050</text:p>
          </table:table-cell>
          <table:table-cell office:value-type="float" office:value="41.372083430038309" table:formula="of:=[.H189]+1/6*([.I189]+2*[.J189]+2*[.K189]+[.L189])" table:style-name="ce6">
            <text:p>41,37208343</text:p>
          </table:table-cell>
          <table:table-cell office:value-type="float" office:value="5.3422495645975236E-4" table:formula="of:=[.$C$9]*(([.$C$3]*[.$C$4]*([.$C190]-[.$H190])+[.$C$6]*([.$C$7]-[.$H190]))/[.$C$8]/[.$C$4])" table:style-name="ce12">
            <text:p>0,000534</text:p>
          </table:table-cell>
          <table:table-cell office:value-type="float" office:value="5.202015513530114E-4" table:formula="of:=[.$C$9]*(([.$C$3]*[.$C$4]*([.$C190]-([.$H190]+1/2*[.I190]))+[.$C$6]*([.$C$7]-([.$H190]+1/2*[.I190])))/[.$C$8]/[.$C$4])" table:style-name="ce12">
            <text:p>0,000520</text:p>
          </table:table-cell>
          <table:table-cell office:value-type="float" office:value="5.2056966573672976E-4" table:formula="of:=[.$C$9]*(([.$C$3]*[.$C$4]*([.$C190]-([.$H190]+1/2*[.J190]))+[.$C$6]*([.$C$7]-([.$H190]+1/2*[.J190])))/[.$C$8]/[.$C$4])" table:style-name="ce12">
            <text:p>0,000521</text:p>
          </table:table-cell>
          <table:table-cell office:value-type="float" office:value="5.0689504900856266E-4" table:formula="of:=[.$C$9]*(([.$C$3]*[.$C$4]*([.$C190]-([.$H190]+[.K190]))+[.$C$6]*([.$C$7]-([.$H190]+[.K190])))/[.$C$8]/[.$C$4])" table:style-name="ce13">
            <text:p>0,000507</text:p>
          </table:table-cell>
          <table:table-cell office:value-type="float" office:value="51.255158674710223" table:formula="of:=[.M189]+1/6*([.N189]+2*[.O189]+2*[.P189]+[.Q189])" table:style-name="ce24">
            <text:p>51,25515867</text:p>
          </table:table-cell>
          <table:table-cell office:value-type="float" office:value="2.7083410796287241E-3" table:formula="of:=[.$C$9]*(([.$C$3]*[.$C$4]*([.$H190]-[.$M190])+[.$C$6]*([.$C$7]-[.$M190]))/[.$C$8]/[.$C$4])" table:style-name="ce12">
            <text:p>0,002708</text:p>
          </table:table-cell>
          <table:table-cell office:value-type="float" office:value="2.6372471262885709E-3" table:formula="of:=[.$C$9]*(([.$C$3]*[.$C$4]*([.$H190]-([.$M190]+1/2*[.N190]))+[.$C$6]*([.$C$7]-([.$M190]+1/2*[.N190])))/[.$C$8]/[.$C$4])" table:style-name="ce12">
            <text:p>0,002637</text:p>
          </table:table-cell>
          <table:table-cell office:value-type="float" office:value="2.6391133425636894E-3" table:formula="of:=[.$C$9]*(([.$C$3]*[.$C$4]*([.$H190]-([.$M190]+1/2*[.O190]))+[.$C$6]*([.$C$7]-([.$M190]+1/2*[.O190])))/[.$C$8]/[.$C$4])" table:style-name="ce12">
            <text:p>0,002639</text:p>
          </table:table-cell>
          <table:table-cell office:value-type="float" office:value="2.5697876291442866E-3" table:formula="of:=[.$C$9]*(([.$C$3]*[.$C$4]*([.$H190]-([.$M190]+[.P190]))+[.$C$6]*([.$C$7]-([.$M190]+[.P190])))/[.$C$8]/[.$C$4])" table:style-name="ce13">
            <text:p>0,00257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9" table:formula="of:=[.B190]+[.$C$9]" table:style-name="ce28">
            <text:p>89</text:p>
          </table:table-cell>
          <table:table-cell office:value-type="float" office:value="30.951423699071835" table:formula="of:=[.C190]+1/6*([.D190]+2*[.E190]+2*[.F190]+[.G190])" table:style-name="ce6">
            <text:p>30,9514237</text:p>
          </table:table-cell>
          <table:table-cell office:value-type="float" office:value="5.0255798728699119E-5" table:formula="of:=[.$C$9]*(([.$C$3]*[.$C$4]*([.$C$5]-[.$C191])+[.$C$6]*([.$C$7]-[.$C191]))/[.$C$8]/[.$C$4])" table:style-name="ce12">
            <text:p>0,000050</text:p>
          </table:table-cell>
          <table:table-cell office:value-type="float" office:value="4.893658401215362E-5" table:formula="of:=[.$C$9]*(([.$C$3]*[.$C$4]*([.$C$5]-([.$C191]+1/2*[.D191]))+[.$C$6]*([.$C$7]-([.$C191]+1/2*[.D191])))/[.$C$8]/[.$C$4])" table:style-name="ce12">
            <text:p>0,000049</text:p>
          </table:table-cell>
          <table:table-cell office:value-type="float" office:value="4.897121339831756E-5" table:formula="of:=[.$C$9]*(([.$C$3]*[.$C$4]*([.$C$5]-([.$C191]+1/2*[.E191]))+[.$C$6]*([.$C$7]-([.$C191]+1/2*[.E191])))/[.$C$8]/[.$C$4])" table:style-name="ce12">
            <text:p>0,000049</text:p>
          </table:table-cell>
          <table:table-cell office:value-type="float" office:value="4.7684810025202749E-5" table:formula="of:=[.$C$9]*(([.$C$3]*[.$C$4]*([.$C$5]-([.$C191]+[.F191]))+[.$C$6]*([.$C$7]-([.$C191]+[.F191])))/[.$C$8]/[.$C$4])" table:style-name="ce13">
            <text:p>0,000048</text:p>
          </table:table-cell>
          <table:table-cell office:value-type="float" office:value="41.372603873778253" table:formula="of:=[.H190]+1/6*([.I190]+2*[.J190]+2*[.K190]+[.L190])" table:style-name="ce6">
            <text:p>41,37260387</text:p>
          </table:table-cell>
          <table:table-cell office:value-type="float" office:value="5.0948158023356887E-4" table:formula="of:=[.$C$9]*(([.$C$3]*[.$C$4]*([.$C191]-[.$H191])+[.$C$6]*([.$C$7]-[.$H191]))/[.$C$8]/[.$C$4])" table:style-name="ce12">
            <text:p>0,000509</text:p>
          </table:table-cell>
          <table:table-cell office:value-type="float" office:value="4.96107688752204E-4" table:formula="of:=[.$C$9]*(([.$C$3]*[.$C$4]*([.$C191]-([.$H191]+1/2*[.I191]))+[.$C$6]*([.$C$7]-([.$H191]+1/2*[.I191])))/[.$C$8]/[.$C$4])" table:style-name="ce12">
            <text:p>0,000496</text:p>
          </table:table-cell>
          <table:table-cell office:value-type="float" office:value="4.9645875340377185E-4" table:formula="of:=[.$C$9]*(([.$C$3]*[.$C$4]*([.$C191]-([.$H191]+1/2*[.J191]))+[.$C$6]*([.$C$7]-([.$H191]+1/2*[.J191])))/[.$C$8]/[.$C$4])" table:style-name="ce12">
            <text:p>0,000496</text:p>
          </table:table-cell>
          <table:table-cell office:value-type="float" office:value="4.8341749567975964E-4" table:formula="of:=[.$C$9]*(([.$C$3]*[.$C$4]*([.$C191]-([.$H191]+[.K191]))+[.$C$6]*([.$C$7]-([.$H191]+[.K191])))/[.$C$8]/[.$C$4])" table:style-name="ce13">
            <text:p>0,000483</text:p>
          </table:table-cell>
          <table:table-cell office:value-type="float" office:value="51.257797149651303" table:formula="of:=[.M190]+1/6*([.N190]+2*[.O190]+2*[.P190]+[.Q190])" table:style-name="ce24">
            <text:p>51,25779715</text:p>
          </table:table-cell>
          <table:table-cell office:value-type="float" office:value="2.5958433322192036E-3" table:formula="of:=[.$C$9]*(([.$C$3]*[.$C$4]*([.$H191]-[.$M191])+[.$C$6]*([.$C$7]-[.$M191]))/[.$C$8]/[.$C$4])" table:style-name="ce12">
            <text:p>0,002596</text:p>
          </table:table-cell>
          <table:table-cell office:value-type="float" office:value="2.5277024447485702E-3" table:formula="of:=[.$C$9]*(([.$C$3]*[.$C$4]*([.$H191]-([.$M191]+1/2*[.N191]))+[.$C$6]*([.$C$7]-([.$M191]+1/2*[.N191])))/[.$C$8]/[.$C$4])" table:style-name="ce12">
            <text:p>0,002528</text:p>
          </table:table-cell>
          <table:table-cell office:value-type="float" office:value="2.5294911430445381E-3" table:formula="of:=[.$C$9]*(([.$C$3]*[.$C$4]*([.$H191]-([.$M191]+1/2*[.O191]))+[.$C$6]*([.$C$7]-([.$M191]+1/2*[.O191])))/[.$C$8]/[.$C$4])" table:style-name="ce12">
            <text:p>0,002529</text:p>
          </table:table-cell>
          <table:table-cell office:value-type="float" office:value="2.4630450472094482E-3" table:formula="of:=[.$C$9]*(([.$C$3]*[.$C$4]*([.$H191]-([.$M191]+[.P191]))+[.$C$6]*([.$C$7]-([.$M191]+[.P191])))/[.$C$8]/[.$C$4])" table:style-name="ce13">
            <text:p>0,00246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9.5" table:formula="of:=[.B191]+[.$C$9]" table:style-name="ce28">
            <text:p>89,5</text:p>
          </table:table-cell>
          <table:table-cell office:value-type="float" office:value="30.951472658439098" table:formula="of:=[.C191]+1/6*([.D191]+2*[.E191]+2*[.F191]+[.G191])" table:style-name="ce6">
            <text:p>30,95147266</text:p>
          </table:table-cell>
          <table:table-cell office:value-type="float" office:value="4.768543194745689E-5" table:formula="of:=[.$C$9]*(([.$C$3]*[.$C$4]*([.$C$5]-[.$C192])+[.$C$6]*([.$C$7]-[.$C192]))/[.$C$8]/[.$C$4])" table:style-name="ce12">
            <text:p>0,000048</text:p>
          </table:table-cell>
          <table:table-cell office:value-type="float" office:value="4.6433689358764239E-5" table:formula="of:=[.$C$9]*(([.$C$3]*[.$C$4]*([.$C$5]-([.$C192]+1/2*[.D192]))+[.$C$6]*([.$C$7]-([.$C192]+1/2*[.D192])))/[.$C$8]/[.$C$4])" table:style-name="ce12">
            <text:p>0,000046</text:p>
          </table:table-cell>
          <table:table-cell office:value-type="float" office:value="4.6466547601767159E-5" table:formula="of:=[.$C$9]*(([.$C$3]*[.$C$4]*([.$C$5]-([.$C192]+1/2*[.E192]))+[.$C$6]*([.$C$7]-([.$C192]+1/2*[.E192])))/[.$C$8]/[.$C$4])" table:style-name="ce12">
            <text:p>0,000046</text:p>
          </table:table-cell>
          <table:table-cell office:value-type="float" office:value="4.5245938198377187E-5" table:formula="of:=[.$C$9]*(([.$C$3]*[.$C$4]*([.$C$5]-([.$C192]+[.F192]))+[.$C$6]*([.$C$7]-([.$C192]+[.F192])))/[.$C$8]/[.$C$4])" table:style-name="ce13">
            <text:p>0,000045</text:p>
          </table:table-cell>
          <table:table-cell office:value-type="float" office:value="41.373100212438288" table:formula="of:=[.H191]+1/6*([.I191]+2*[.J191]+2*[.K191]+[.L191])" table:style-name="ce6">
            <text:p>41,37310021</text:p>
          </table:table-cell>
          <table:table-cell office:value-type="float" office:value="4.8587176894477577E-4" table:formula="of:=[.$C$9]*(([.$C$3]*[.$C$4]*([.$C192]-[.$H192])+[.$C$6]*([.$C$7]-[.$H192]))/[.$C$8]/[.$C$4])" table:style-name="ce12">
            <text:p>0,000486</text:p>
          </table:table-cell>
          <table:table-cell office:value-type="float" office:value="4.731176350098849E-4" table:formula="of:=[.$C$9]*(([.$C$3]*[.$C$4]*([.$C192]-([.$H192]+1/2*[.I192]))+[.$C$6]*([.$C$7]-([.$H192]+1/2*[.I192])))/[.$C$8]/[.$C$4])" table:style-name="ce12">
            <text:p>0,000473</text:p>
          </table:table-cell>
          <table:table-cell office:value-type="float" office:value="4.7345243102574842E-4" table:formula="of:=[.$C$9]*(([.$C$3]*[.$C$4]*([.$C192]-([.$H192]+1/2*[.J192]))+[.$C$6]*([.$C$7]-([.$H192]+1/2*[.J192])))/[.$C$8]/[.$C$4])" table:style-name="ce12">
            <text:p>0,000473</text:p>
          </table:table-cell>
          <table:table-cell office:value-type="float" office:value="4.6101551631602433E-4" table:formula="of:=[.$C$9]*(([.$C$3]*[.$C$4]*([.$C192]-([.$H192]+[.K192]))+[.$C$6]*([.$C$7]-([.$H192]+[.K192])))/[.$C$8]/[.$C$4])" table:style-name="ce13">
            <text:p>0,000461</text:p>
          </table:table-cell>
          <table:table-cell office:value-type="float" office:value="51.26032602891047" table:formula="of:=[.M191]+1/6*([.N191]+2*[.O191]+2*[.P191]+[.Q191])" table:style-name="ce24">
            <text:p>51,26032603</text:p>
          </table:table-cell>
          <table:table-cell office:value-type="float" office:value="2.4878941041147867E-3" table:formula="of:=[.$C$9]*(([.$C$3]*[.$C$4]*([.$H192]-[.$M192])+[.$C$6]*([.$C$7]-[.$M192]))/[.$C$8]/[.$C$4])" table:style-name="ce12">
            <text:p>0,002488</text:p>
          </table:table-cell>
          <table:table-cell office:value-type="float" office:value="2.4225868838815929E-3" table:formula="of:=[.$C$9]*(([.$C$3]*[.$C$4]*([.$H192]-([.$M192]+1/2*[.N192]))+[.$C$6]*([.$C$7]-([.$M192]+1/2*[.N192])))/[.$C$8]/[.$C$4])" table:style-name="ce12">
            <text:p>0,002423</text:p>
          </table:table-cell>
          <table:table-cell office:value-type="float" office:value="2.4243011984128771E-3" table:formula="of:=[.$C$9]*(([.$C$3]*[.$C$4]*([.$H192]-([.$M192]+1/2*[.O192]))+[.$C$6]*([.$C$7]-([.$M192]+1/2*[.O192])))/[.$C$8]/[.$C$4])" table:style-name="ce12">
            <text:p>0,002424</text:p>
          </table:table-cell>
          <table:table-cell office:value-type="float" office:value="2.3606182911982501E-3" table:formula="of:=[.$C$9]*(([.$C$3]*[.$C$4]*([.$H192]-([.$M192]+[.P192]))+[.$C$6]*([.$C$7]-([.$M192]+[.P192])))/[.$C$8]/[.$C$4])" table:style-name="ce13">
            <text:p>0,0023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0" table:formula="of:=[.B192]+[.$C$9]" table:style-name="ce28">
            <text:p>90</text:p>
          </table:table-cell>
          <table:table-cell office:value-type="float" office:value="30.951519113746443" table:formula="of:=[.C192]+1/6*([.D192]+2*[.E192]+2*[.F192]+[.G192])" table:style-name="ce6">
            <text:p>30,95151911</text:p>
          </table:table-cell>
          <table:table-cell office:value-type="float" office:value="4.5246528311849943E-5" table:formula="of:=[.$C$9]*(([.$C$3]*[.$C$4]*([.$C$5]-[.$C193])+[.$C$6]*([.$C$7]-[.$C193]))/[.$C$8]/[.$C$4])" table:style-name="ce12">
            <text:p>0,000045</text:p>
          </table:table-cell>
          <table:table-cell office:value-type="float" office:value="4.405880694366715E-5" table:formula="of:=[.$C$9]*(([.$C$3]*[.$C$4]*([.$C$5]-([.$C193]+1/2*[.D193]))+[.$C$6]*([.$C$7]-([.$C193]+1/2*[.D193])))/[.$C$8]/[.$C$4])" table:style-name="ce12">
            <text:p>0,000044</text:p>
          </table:table-cell>
          <table:table-cell office:value-type="float" office:value="4.4089984629522404E-5" table:formula="of:=[.$C$9]*(([.$C$3]*[.$C$4]*([.$C$5]-([.$C193]+1/2*[.E193]))+[.$C$6]*([.$C$7]-([.$C193]+1/2*[.E193])))/[.$C$8]/[.$C$4])" table:style-name="ce12">
            <text:p>0,000044</text:p>
          </table:table-cell>
          <table:table-cell office:value-type="float" office:value="4.293180411866615E-5" table:formula="of:=[.$C$9]*(([.$C$3]*[.$C$4]*([.$C$5]-([.$C193]+[.F193]))+[.$C$6]*([.$C$7]-([.$C193]+[.F193])))/[.$C$8]/[.$C$4])" table:style-name="ce13">
            <text:p>0,000043</text:p>
          </table:table-cell>
          <table:table-cell office:value-type="float" office:value="41.373573550341177" table:formula="of:=[.H192]+1/6*([.I192]+2*[.J192]+2*[.K192]+[.L192])" table:style-name="ce6">
            <text:p>41,37357355</text:p>
          </table:table-cell>
          <table:table-cell office:value-type="float" office:value="4.6334429441026258E-4" table:formula="of:=[.$C$9]*(([.$C$3]*[.$C$4]*([.$C193]-[.$H193])+[.$C$6]*([.$C$7]-[.$H193]))/[.$C$8]/[.$C$4])" table:style-name="ce12">
            <text:p>0,000463</text:p>
          </table:table-cell>
          <table:table-cell office:value-type="float" office:value="4.5118150668179167E-4" table:formula="of:=[.$C$9]*(([.$C$3]*[.$C$4]*([.$C193]-([.$H193]+1/2*[.I193]))+[.$C$6]*([.$C$7]-([.$H193]+1/2*[.I193])))/[.$C$8]/[.$C$4])" table:style-name="ce12">
            <text:p>0,000451</text:p>
          </table:table-cell>
          <table:table-cell office:value-type="float" office:value="4.5150077986011184E-4" table:formula="of:=[.$C$9]*(([.$C$3]*[.$C$4]*([.$C193]-([.$H193]+1/2*[.J193]))+[.$C$6]*([.$C$7]-([.$H193]+1/2*[.J193])))/[.$C$8]/[.$C$4])" table:style-name="ce12">
            <text:p>0,000452</text:p>
          </table:table-cell>
          <table:table-cell office:value-type="float" office:value="4.3964050346767178E-4" table:formula="of:=[.$C$9]*(([.$C$3]*[.$C$4]*([.$C193]-([.$H193]+[.K193]))+[.$C$6]*([.$C$7]-([.$H193]+[.K193])))/[.$C$8]/[.$C$4])" table:style-name="ce13">
            <text:p>0,000440</text:p>
          </table:table-cell>
          <table:table-cell office:value-type="float" office:value="51.262749743670454" table:formula="of:=[.M192]+1/6*([.N192]+2*[.O192]+2*[.P192]+[.Q192])" table:style-name="ce24">
            <text:p>51,26274974</text:p>
          </table:table-cell>
          <table:table-cell office:value-type="float" office:value="2.3843159743601062E-3" table:formula="of:=[.$C$9]*(([.$C$3]*[.$C$4]*([.$H193]-[.$M193])+[.$C$6]*([.$C$7]-[.$M193]))/[.$C$8]/[.$C$4])" table:style-name="ce12">
            <text:p>0,002384</text:p>
          </table:table-cell>
          <table:table-cell office:value-type="float" office:value="2.3217276800332341E-3" table:formula="of:=[.$C$9]*(([.$C$3]*[.$C$4]*([.$H193]-([.$M193]+1/2*[.N193]))+[.$C$6]*([.$C$7]-([.$M193]+1/2*[.N193])))/[.$C$8]/[.$C$4])" table:style-name="ce12">
            <text:p>0,002322</text:p>
          </table:table-cell>
          <table:table-cell office:value-type="float" office:value="2.3233706227592846E-3" table:formula="of:=[.$C$9]*(([.$C$3]*[.$C$4]*([.$H193]-([.$M193]+1/2*[.O193]))+[.$C$6]*([.$C$7]-([.$M193]+1/2*[.O193])))/[.$C$8]/[.$C$4])" table:style-name="ce12">
            <text:p>0,002323</text:p>
          </table:table-cell>
          <table:table-cell office:value-type="float" office:value="2.2623390166650096E-3" table:formula="of:=[.$C$9]*(([.$C$3]*[.$C$4]*([.$H193]-([.$M193]+[.P193]))+[.$C$6]*([.$C$7]-([.$M193]+[.P193])))/[.$C$8]/[.$C$4])" table:style-name="ce13">
            <text:p>0,0022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0.5" table:formula="of:=[.B193]+[.$C$9]" table:style-name="ce28">
            <text:p>90,5</text:p>
          </table:table-cell>
          <table:table-cell office:value-type="float" office:value="30.951563193065706" table:formula="of:=[.C193]+1/6*([.D193]+2*[.E193]+2*[.F193]+[.G193])" table:style-name="ce6">
            <text:p>30,95156319</text:p>
          </table:table-cell>
          <table:table-cell office:value-type="float" office:value="4.293236405044354E-5" table:formula="of:=[.$C$9]*(([.$C$3]*[.$C$4]*([.$C$5]-[.$C194])+[.$C$6]*([.$C$7]-[.$C194]))/[.$C$8]/[.$C$4])" table:style-name="ce12">
            <text:p>0,000043</text:p>
          </table:table-cell>
          <table:table-cell office:value-type="float" office:value="4.1805389494015799E-5" table:formula="of:=[.$C$9]*(([.$C$3]*[.$C$4]*([.$C$5]-([.$C194]+1/2*[.D194]))+[.$C$6]*([.$C$7]-([.$C194]+1/2*[.D194])))/[.$C$8]/[.$C$4])" table:style-name="ce12">
            <text:p>0,000042</text:p>
          </table:table-cell>
          <table:table-cell office:value-type="float" office:value="4.1834972576339166E-5" table:formula="of:=[.$C$9]*(([.$C$3]*[.$C$4]*([.$C$5]-([.$C194]+1/2*[.E194]))+[.$C$6]*([.$C$7]-([.$C194]+1/2*[.E194])))/[.$C$8]/[.$C$4])" table:style-name="ce12">
            <text:p>0,000042</text:p>
          </table:table-cell>
          <table:table-cell office:value-type="float" office:value="4.0736027990078582E-5" table:formula="of:=[.$C$9]*(([.$C$3]*[.$C$4]*([.$C$5]-([.$C194]+[.F194]))+[.$C$6]*([.$C$7]-([.$C194]+[.F194])))/[.$C$8]/[.$C$4])" table:style-name="ce13">
            <text:p>0,000041</text:p>
          </table:table-cell>
          <table:table-cell office:value-type="float" office:value="41.374024941903002" table:formula="of:=[.H193]+1/6*([.I193]+2*[.J193]+2*[.K193]+[.L193])" table:style-name="ce6">
            <text:p>41,37402494</text:p>
          </table:table-cell>
          <table:table-cell office:value-type="float" office:value="4.4185020337761215E-4" table:formula="of:=[.$C$9]*(([.$C$3]*[.$C$4]*([.$C194]-[.$H194])+[.$C$6]*([.$C$7]-[.$H194]))/[.$C$8]/[.$C$4])" table:style-name="ce12">
            <text:p>0,000442</text:p>
          </table:table-cell>
          <table:table-cell office:value-type="float" office:value="4.3025163553920718E-4" table:formula="of:=[.$C$9]*(([.$C$3]*[.$C$4]*([.$C194]-([.$H194]+1/2*[.I194]))+[.$C$6]*([.$C$7]-([.$H194]+1/2*[.I194])))/[.$C$8]/[.$C$4])" table:style-name="ce12">
            <text:p>0,000430</text:p>
          </table:table-cell>
          <table:table-cell office:value-type="float" office:value="4.3055609794487282E-4" table:formula="of:=[.$C$9]*(([.$C$3]*[.$C$4]*([.$C194]-([.$H194]+1/2*[.J194]))+[.$C$6]*([.$C$7]-([.$H194]+1/2*[.J194])))/[.$C$8]/[.$C$4])" table:style-name="ce12">
            <text:p>0,000431</text:p>
          </table:table-cell>
          <table:table-cell office:value-type="float" office:value="4.192460082355183E-4" table:formula="of:=[.$C$9]*(([.$C$3]*[.$C$4]*([.$C194]-([.$H194]+[.K194]))+[.$C$6]*([.$C$7]-([.$H194]+[.K194])))/[.$C$8]/[.$C$4])" table:style-name="ce13">
            <text:p>0,000419</text:p>
          </table:table-cell>
          <table:table-cell office:value-type="float" office:value="51.265072552269892" table:formula="of:=[.M193]+1/6*([.N193]+2*[.O193]+2*[.P193]+[.Q193])" table:style-name="ce24">
            <text:p>51,26507255</text:p>
          </table:table-cell>
          <table:table-cell office:value-type="float" office:value="2.2849381009808099E-3" table:formula="of:=[.$C$9]*(([.$C$3]*[.$C$4]*([.$H194]-[.$M194])+[.$C$6]*([.$C$7]-[.$M194]))/[.$C$8]/[.$C$4])" table:style-name="ce12">
            <text:p>0,002285</text:p>
          </table:table-cell>
          <table:table-cell office:value-type="float" office:value="2.224958475829908E-3" table:formula="of:=[.$C$9]*(([.$C$3]*[.$C$4]*([.$H194]-([.$M194]+1/2*[.N194]))+[.$C$6]*([.$C$7]-([.$M194]+1/2*[.N194])))/[.$C$8]/[.$C$4])" table:style-name="ce12">
            <text:p>0,002225</text:p>
          </table:table-cell>
          <table:table-cell office:value-type="float" office:value="2.2265329409901255E-3" table:formula="of:=[.$C$9]*(([.$C$3]*[.$C$4]*([.$H194]-([.$M194]+1/2*[.O194]))+[.$C$6]*([.$C$7]-([.$M194]+1/2*[.O194])))/[.$C$8]/[.$C$4])" table:style-name="ce12">
            <text:p>0,002227</text:p>
          </table:table-cell>
          <table:table-cell office:value-type="float" office:value="2.1680451215789274E-3" table:formula="of:=[.$C$9]*(([.$C$3]*[.$C$4]*([.$H194]-([.$M194]+[.P194]))+[.$C$6]*([.$C$7]-([.$M194]+[.P194])))/[.$C$8]/[.$C$4])" table:style-name="ce13">
            <text:p>0,00216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1" table:formula="of:=[.B194]+[.$C$9]" table:style-name="ce28">
            <text:p>91</text:p>
          </table:table-cell>
          <table:table-cell office:value-type="float" office:value="30.951605017918403" table:formula="of:=[.C194]+1/6*([.D194]+2*[.E194]+2*[.F194]+[.G194])" table:style-name="ce6">
            <text:p>30,95160502</text:p>
          </table:table-cell>
          <table:table-cell office:value-type="float" office:value="4.073655928380049E-5" table:formula="of:=[.$C$9]*(([.$C$3]*[.$C$4]*([.$C$5]-[.$C195])+[.$C$6]*([.$C$7]-[.$C195]))/[.$C$8]/[.$C$4])" table:style-name="ce12">
            <text:p>0,000041</text:p>
          </table:table-cell>
          <table:table-cell office:value-type="float" office:value="3.9667224602681016E-5" table:formula="of:=[.$C$9]*(([.$C$3]*[.$C$4]*([.$C$5]-([.$C195]+1/2*[.D195]))+[.$C$6]*([.$C$7]-([.$C195]+1/2*[.D195])))/[.$C$8]/[.$C$4])" table:style-name="ce12">
            <text:p>0,000040</text:p>
          </table:table-cell>
          <table:table-cell office:value-type="float" office:value="3.9695294638022461E-5" table:formula="of:=[.$C$9]*(([.$C$3]*[.$C$4]*([.$C$5]-([.$C195]+1/2*[.E195]))+[.$C$6]*([.$C$7]-([.$C195]+1/2*[.E195])))/[.$C$8]/[.$C$4])" table:style-name="ce12">
            <text:p>0,000040</text:p>
          </table:table-cell>
          <table:table-cell office:value-type="float" office:value="3.865255631524178E-5" table:formula="of:=[.$C$9]*(([.$C$3]*[.$C$4]*([.$C$5]-([.$C195]+[.F195]))+[.$C$6]*([.$C$7]-([.$C195]+[.F195])))/[.$C$8]/[.$C$4])" table:style-name="ce13">
            <text:p>0,000039</text:p>
          </table:table-cell>
          <table:table-cell office:value-type="float" office:value="41.374455393849431" table:formula="of:=[.H194]+1/6*([.I194]+2*[.J194]+2*[.K194]+[.L194])" table:style-name="ce6">
            <text:p>41,37445539</text:p>
          </table:table-cell>
          <table:table-cell office:value-type="float" office:value="4.213427188250307E-4" table:formula="of:=[.$C$9]*(([.$C$3]*[.$C$4]*([.$C195]-[.$H195])+[.$C$6]*([.$C$7]-[.$H195]))/[.$C$8]/[.$C$4])" table:style-name="ce12">
            <text:p>0,000421</text:p>
          </table:table-cell>
          <table:table-cell office:value-type="float" office:value="4.1028247245594686E-4" table:formula="of:=[.$C$9]*(([.$C$3]*[.$C$4]*([.$C195]-([.$H195]+1/2*[.I195]))+[.$C$6]*([.$C$7]-([.$H195]+1/2*[.I195])))/[.$C$8]/[.$C$4])" table:style-name="ce12">
            <text:p>0,000410</text:p>
          </table:table-cell>
          <table:table-cell office:value-type="float" office:value="4.1057280392305985E-4" table:formula="of:=[.$C$9]*(([.$C$3]*[.$C$4]*([.$C195]-([.$H195]+1/2*[.J195]))+[.$C$6]*([.$C$7]-([.$H195]+1/2*[.J195])))/[.$C$8]/[.$C$4])" table:style-name="ce12">
            <text:p>0,000411</text:p>
          </table:table-cell>
          <table:table-cell office:value-type="float" office:value="3.9978764661918829E-4" table:formula="of:=[.$C$9]*(([.$C$3]*[.$C$4]*([.$C195]-([.$H195]+[.K195]))+[.$C$6]*([.$C$7]-([.$H195]+[.K195])))/[.$C$8]/[.$C$4])" table:style-name="ce13">
            <text:p>0,000400</text:p>
          </table:table-cell>
          <table:table-cell office:value-type="float" office:value="51.267298546612594" table:formula="of:=[.M194]+1/6*([.N194]+2*[.O194]+2*[.P194]+[.Q194])" table:style-name="ce24">
            <text:p>51,26729855</text:p>
          </table:table-cell>
          <table:table-cell office:value-type="float" office:value="2.1895959953102989E-3" table:formula="of:=[.$C$9]*(([.$C$3]*[.$C$4]*([.$H195]-[.$M195])+[.$C$6]*([.$C$7]-[.$M195]))/[.$C$8]/[.$C$4])" table:style-name="ce12">
            <text:p>0,002190</text:p>
          </table:table-cell>
          <table:table-cell office:value-type="float" office:value="2.1321191004336697E-3" table:formula="of:=[.$C$9]*(([.$C$3]*[.$C$4]*([.$H195]-([.$M195]+1/2*[.N195]))+[.$C$6]*([.$C$7]-([.$M195]+1/2*[.N195])))/[.$C$8]/[.$C$4])" table:style-name="ce12">
            <text:p>0,002132</text:p>
          </table:table-cell>
          <table:table-cell office:value-type="float" office:value="2.1336278689238954E-3" table:formula="of:=[.$C$9]*(([.$C$3]*[.$C$4]*([.$H195]-([.$M195]+1/2*[.O195]))+[.$C$6]*([.$C$7]-([.$M195]+1/2*[.O195])))/[.$C$8]/[.$C$4])" table:style-name="ce12">
            <text:p>0,002134</text:p>
          </table:table-cell>
          <table:table-cell office:value-type="float" office:value="2.0775805321919735E-3" table:formula="of:=[.$C$9]*(([.$C$3]*[.$C$4]*([.$H195]-([.$M195]+[.P195]))+[.$C$6]*([.$C$7]-([.$M195]+[.P195])))/[.$C$8]/[.$C$4])" table:style-name="ce13">
            <text:p>0,00207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1.5" table:formula="of:=[.B195]+[.$C$9]" table:style-name="ce28">
            <text:p>91,5</text:p>
          </table:table-cell>
          <table:table-cell office:value-type="float" office:value="30.95164470361075" table:formula="of:=[.C195]+1/6*([.D195]+2*[.E195]+2*[.F195]+[.G195])" table:style-name="ce6">
            <text:p>30,9516447</text:p>
          </table:table-cell>
          <table:table-cell office:value-type="float" office:value="3.8653060435649423E-5" table:formula="of:=[.$C$9]*(([.$C$3]*[.$C$4]*([.$C$5]-[.$C196])+[.$C$6]*([.$C$7]-[.$C196]))/[.$C$8]/[.$C$4])" table:style-name="ce12">
            <text:p>0,000039</text:p>
          </table:table-cell>
          <table:table-cell office:value-type="float" office:value="3.7638417599168862E-5" table:formula="of:=[.$C$9]*(([.$C$3]*[.$C$4]*([.$C$5]-([.$C196]+1/2*[.D196]))+[.$C$6]*([.$C$7]-([.$C196]+1/2*[.D196])))/[.$C$8]/[.$C$4])" table:style-name="ce12">
            <text:p>0,000038</text:p>
          </table:table-cell>
          <table:table-cell office:value-type="float" office:value="3.7665051973476696E-5" table:formula="of:=[.$C$9]*(([.$C$3]*[.$C$4]*([.$C$5]-([.$C196]+1/2*[.E196]))+[.$C$6]*([.$C$7]-([.$C196]+1/2*[.E196])))/[.$C$8]/[.$C$4])" table:style-name="ce12">
            <text:p>0,000038</text:p>
          </table:table-cell>
          <table:table-cell office:value-type="float" office:value="3.6675645207083104E-5" table:formula="of:=[.$C$9]*(([.$C$3]*[.$C$4]*([.$C$5]-([.$C196]+[.F196]))+[.$C$6]*([.$C$7]-([.$C196]+[.F196])))/[.$C$8]/[.$C$4])" table:style-name="ce13">
            <text:p>0,000037</text:p>
          </table:table-cell>
          <table:table-cell office:value-type="float" office:value="41.374865867335799" table:formula="of:=[.H195]+1/6*([.I195]+2*[.J195]+2*[.K195]+[.L195])" table:style-name="ce6">
            <text:p>41,37486587</text:p>
          </table:table-cell>
          <table:table-cell office:value-type="float" office:value="4.0177714540800478E-4" table:formula="of:=[.$C$9]*(([.$C$3]*[.$C$4]*([.$C196]-[.$H196])+[.$C$6]*([.$C$7]-[.$H196]))/[.$C$8]/[.$C$4])" table:style-name="ce12">
            <text:p>0,000402</text:p>
          </table:table-cell>
          <table:table-cell office:value-type="float" office:value="3.9123049534100574E-4" table:formula="of:=[.$C$9]*(([.$C$3]*[.$C$4]*([.$C196]-([.$H196]+1/2*[.I196]))+[.$C$6]*([.$C$7]-([.$H196]+1/2*[.I196])))/[.$C$8]/[.$C$4])" table:style-name="ce12">
            <text:p>0,000391</text:p>
          </table:table-cell>
          <table:table-cell office:value-type="float" office:value="3.9150734490533523E-4" table:formula="of:=[.$C$9]*(([.$C$3]*[.$C$4]*([.$C196]-([.$H196]+1/2*[.J196]))+[.$C$6]*([.$C$7]-([.$H196]+1/2*[.J196])))/[.$C$8]/[.$C$4])" table:style-name="ce12">
            <text:p>0,000392</text:p>
          </table:table-cell>
          <table:table-cell office:value-type="float" office:value="3.8122300980046473E-4" table:formula="of:=[.$C$9]*(([.$C$3]*[.$C$4]*([.$C196]-([.$H196]+[.K196]))+[.$C$6]*([.$C$7]-([.$H196]+[.K196])))/[.$C$8]/[.$C$4])" table:style-name="ce13">
            <text:p>0,000381</text:p>
          </table:table-cell>
          <table:table-cell office:value-type="float" office:value="51.269431658356964" table:formula="of:=[.M195]+1/6*([.N195]+2*[.O195]+2*[.P195]+[.Q195])" table:style-name="ce24">
            <text:p>51,26943166</text:p>
          </table:table-cell>
          <table:table-cell office:value-type="float" office:value="2.0981313030493426E-3" table:formula="of:=[.$C$9]*(([.$C$3]*[.$C$4]*([.$H196]-[.$M196])+[.$C$6]*([.$C$7]-[.$M196]))/[.$C$8]/[.$C$4])" table:style-name="ce12">
            <text:p>0,002098</text:p>
          </table:table-cell>
          <table:table-cell office:value-type="float" office:value="2.043055356344439E-3" table:formula="of:=[.$C$9]*(([.$C$3]*[.$C$4]*([.$H196]-([.$M196]+1/2*[.N196]))+[.$C$6]*([.$C$7]-([.$M196]+1/2*[.N196])))/[.$C$8]/[.$C$4])" table:style-name="ce12">
            <text:p>0,002043</text:p>
          </table:table-cell>
          <table:table-cell office:value-type="float" office:value="2.0445010999454211E-3" table:formula="of:=[.$C$9]*(([.$C$3]*[.$C$4]*([.$H196]-([.$M196]+1/2*[.O196]))+[.$C$6]*([.$C$7]-([.$M196]+1/2*[.O196])))/[.$C$8]/[.$C$4])" table:style-name="ce12">
            <text:p>0,002045</text:p>
          </table:table-cell>
          <table:table-cell office:value-type="float" office:value="1.9907949953021672E-3" table:formula="of:=[.$C$9]*(([.$C$3]*[.$C$4]*([.$H196]-([.$M196]+[.P196]))+[.$C$6]*([.$C$7]-([.$M196]+[.P196])))/[.$C$8]/[.$C$4])" table:style-name="ce13">
            <text:p>0,00199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2" table:formula="of:=[.B196]+[.$C$9]" table:style-name="ce28">
            <text:p>92</text:p>
          </table:table-cell>
          <table:table-cell office:value-type="float" office:value="30.951682359551548" table:formula="of:=[.C196]+1/6*([.D196]+2*[.E196]+2*[.F196]+[.G196])" table:style-name="ce6">
            <text:p>30,95168236</text:p>
          </table:table-cell>
          <table:table-cell office:value-type="float" office:value="3.6676123543770699E-5" table:formula="of:=[.$C$9]*(([.$C$3]*[.$C$4]*([.$C$5]-[.$C197])+[.$C$6]*([.$C$7]-[.$C197]))/[.$C$8]/[.$C$4])" table:style-name="ce12">
            <text:p>0,000037</text:p>
          </table:table-cell>
          <table:table-cell office:value-type="float" office:value="3.5713375300701956E-5" table:formula="of:=[.$C$9]*(([.$C$3]*[.$C$4]*([.$C$5]-([.$C197]+1/2*[.D197]))+[.$C$6]*([.$C$7]-([.$C197]+1/2*[.D197])))/[.$C$8]/[.$C$4])" table:style-name="ce12">
            <text:p>0,000036</text:p>
          </table:table-cell>
          <table:table-cell office:value-type="float" office:value="3.5738647442030925E-5" table:formula="of:=[.$C$9]*(([.$C$3]*[.$C$4]*([.$C$5]-([.$C197]+1/2*[.E197]))+[.$C$6]*([.$C$7]-([.$C197]+1/2*[.E197])))/[.$C$8]/[.$C$4])" table:style-name="ce12">
            <text:p>0,000036</text:p>
          </table:table-cell>
          <table:table-cell office:value-type="float" office:value="3.4799844553162983E-5" table:formula="of:=[.$C$9]*(([.$C$3]*[.$C$4]*([.$C$5]-([.$C197]+[.F197]))+[.$C$6]*([.$C$7]-([.$C197]+[.F197])))/[.$C$8]/[.$C$4])" table:style-name="ce13">
            <text:p>0,000035</text:p>
          </table:table-cell>
          <table:table-cell office:value-type="float" office:value="41.375257279975081" table:formula="of:=[.H196]+1/6*([.I196]+2*[.J196]+2*[.K196]+[.L196])" table:style-name="ce6">
            <text:p>41,37525728</text:p>
          </table:table-cell>
          <table:table-cell office:value-type="float" office:value="3.8311077888556611E-4" table:formula="of:=[.$C$9]*(([.$C$3]*[.$C$4]*([.$C197]-[.$H197])+[.$C$6]*([.$C$7]-[.$H197]))/[.$C$8]/[.$C$4])" table:style-name="ce12">
            <text:p>0,000383</text:p>
          </table:table-cell>
          <table:table-cell office:value-type="float" office:value="3.7305412093996892E-4" table:formula="of:=[.$C$9]*(([.$C$3]*[.$C$4]*([.$C197]-([.$H197]+1/2*[.I197]))+[.$C$6]*([.$C$7]-([.$H197]+1/2*[.I197])))/[.$C$8]/[.$C$4])" table:style-name="ce12">
            <text:p>0,000373</text:p>
          </table:table-cell>
          <table:table-cell office:value-type="float" office:value="3.7331810821092403E-4" table:formula="of:=[.$C$9]*(([.$C$3]*[.$C$4]*([.$C197]-([.$H197]+1/2*[.J197]))+[.$C$6]*([.$C$7]-([.$H197]+1/2*[.J197])))/[.$C$8]/[.$C$4])" table:style-name="ce12">
            <text:p>0,000373</text:p>
          </table:table-cell>
          <table:table-cell office:value-type="float" office:value="3.6351157820456594E-4" table:formula="of:=[.$C$9]*(([.$C$3]*[.$C$4]*([.$C197]-([.$H197]+[.K197]))+[.$C$6]*([.$C$7]-([.$H197]+[.K197])))/[.$C$8]/[.$C$4])" table:style-name="ce13">
            <text:p>0,000364</text:p>
          </table:table-cell>
          <table:table-cell office:value-type="float" office:value="51.271475664892122" table:formula="of:=[.M196]+1/6*([.N196]+2*[.O196]+2*[.P196]+[.Q196])" table:style-name="ce24">
            <text:p>51,27147566</text:p>
          </table:table-cell>
          <table:table-cell office:value-type="float" office:value="2.0103915919175959E-3" table:formula="of:=[.$C$9]*(([.$C$3]*[.$C$4]*([.$H197]-[.$M197])+[.$C$6]*([.$C$7]-[.$M197]))/[.$C$8]/[.$C$4])" table:style-name="ce12">
            <text:p>0,002010</text:p>
          </table:table-cell>
          <table:table-cell office:value-type="float" office:value="1.9576188126296189E-3" table:formula="of:=[.$C$9]*(([.$C$3]*[.$C$4]*([.$H197]-([.$M197]+1/2*[.N197]))+[.$C$6]*([.$C$7]-([.$M197]+1/2*[.N197])))/[.$C$8]/[.$C$4])" table:style-name="ce12">
            <text:p>0,001958</text:p>
          </table:table-cell>
          <table:table-cell office:value-type="float" office:value="1.9590040980862113E-3" table:formula="of:=[.$C$9]*(([.$C$3]*[.$C$4]*([.$H197]-([.$M197]+1/2*[.O197]))+[.$C$6]*([.$C$7]-([.$M197]+1/2*[.O197])))/[.$C$8]/[.$C$4])" table:style-name="ce12">
            <text:p>0,001959</text:p>
          </table:table-cell>
          <table:table-cell office:value-type="float" office:value="1.9075438767682726E-3" table:formula="of:=[.$C$9]*(([.$C$3]*[.$C$4]*([.$H197]-([.$M197]+[.P197]))+[.$C$6]*([.$C$7]-([.$M197]+[.P197])))/[.$C$8]/[.$C$4])" table:style-name="ce13">
            <text:p>0,00190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2.5" table:formula="of:=[.B197]+[.$C$9]" table:style-name="ce28">
            <text:p>92,5</text:p>
          </table:table-cell>
          <table:table-cell office:value-type="float" office:value="30.951718089553811" table:formula="of:=[.C197]+1/6*([.D197]+2*[.E197]+2*[.F197]+[.G197])" table:style-name="ce6">
            <text:p>30,95171809</text:p>
          </table:table-cell>
          <table:table-cell office:value-type="float" office:value="3.480029842489785E-5" table:formula="of:=[.$C$9]*(([.$C$3]*[.$C$4]*([.$C$5]-[.$C198])+[.$C$6]*([.$C$7]-[.$C198]))/[.$C$8]/[.$C$4])" table:style-name="ce12">
            <text:p>0,000035</text:p>
          </table:table-cell>
          <table:table-cell office:value-type="float" office:value="3.3886790591395763E-5" table:formula="of:=[.$C$9]*(([.$C$3]*[.$C$4]*([.$C$5]-([.$C198]+1/2*[.D198]))+[.$C$6]*([.$C$7]-([.$C198]+1/2*[.D198])))/[.$C$8]/[.$C$4])" table:style-name="ce12">
            <text:p>0,000034</text:p>
          </table:table-cell>
          <table:table-cell office:value-type="float" office:value="3.3910770171928564E-5" table:formula="of:=[.$C$9]*(([.$C$3]*[.$C$4]*([.$C$5]-([.$C198]+1/2*[.E198]))+[.$C$6]*([.$C$7]-([.$C198]+1/2*[.E198])))/[.$C$8]/[.$C$4])" table:style-name="ce12">
            <text:p>0,000034</text:p>
          </table:table-cell>
          <table:table-cell office:value-type="float" office:value="3.3019982990936116E-5" table:formula="of:=[.$C$9]*(([.$C$3]*[.$C$4]*([.$C$5]-([.$C198]+[.F198]))+[.$C$6]*([.$C$7]-([.$C198]+[.F198])))/[.$C$8]/[.$C$4])" table:style-name="ce13">
            <text:p>0,000033</text:p>
          </table:table-cell>
          <table:table-cell office:value-type="float" office:value="41.375630507777643" table:formula="of:=[.H197]+1/6*([.I197]+2*[.J197]+2*[.K197]+[.L197])" table:style-name="ce6">
            <text:p>41,37563051</text:p>
          </table:table-cell>
          <table:table-cell office:value-type="float" office:value="3.6530281936427399E-4" table:formula="of:=[.$C$9]*(([.$C$3]*[.$C$4]*([.$C198]-[.$H198])+[.$C$6]*([.$C$7]-[.$H198]))/[.$C$8]/[.$C$4])" table:style-name="ce12">
            <text:p>0,000365</text:p>
          </table:table-cell>
          <table:table-cell office:value-type="float" office:value="3.5571362035602763E-4" table:formula="of:=[.$C$9]*(([.$C$3]*[.$C$4]*([.$C198]-([.$H198]+1/2*[.I198]))+[.$C$6]*([.$C$7]-([.$H198]+1/2*[.I198])))/[.$C$8]/[.$C$4])" table:style-name="ce12">
            <text:p>0,000356</text:p>
          </table:table-cell>
          <table:table-cell office:value-type="float" office:value="3.5596533683008148E-4" table:formula="of:=[.$C$9]*(([.$C$3]*[.$C$4]*([.$C198]-([.$H198]+1/2*[.J198]))+[.$C$6]*([.$C$7]-([.$H198]+1/2*[.J198])))/[.$C$8]/[.$C$4])" table:style-name="ce12">
            <text:p>0,000356</text:p>
          </table:table-cell>
          <table:table-cell office:value-type="float" office:value="3.4661463918075696E-4" table:formula="of:=[.$C$9]*(([.$C$3]*[.$C$4]*([.$C198]-([.$H198]+[.K198]))+[.$C$6]*([.$C$7]-([.$H198]+[.K198])))/[.$C$8]/[.$C$4])" table:style-name="ce13">
            <text:p>0,000347</text:p>
          </table:table-cell>
          <table:table-cell office:value-type="float" office:value="51.273434195107143" table:formula="of:=[.M197]+1/6*([.N197]+2*[.O197]+2*[.P197]+[.Q197])" table:style-name="ce24">
            <text:p>51,2734342</text:p>
          </table:table-cell>
          <table:table-cell office:value-type="float" office:value="1.9262301457571879E-3" table:formula="of:=[.$C$9]*(([.$C$3]*[.$C$4]*([.$H198]-[.$M198])+[.$C$6]*([.$C$7]-[.$M198]))/[.$C$8]/[.$C$4])" table:style-name="ce12">
            <text:p>0,001926</text:p>
          </table:table-cell>
          <table:table-cell office:value-type="float" office:value="1.8756666044311033E-3" table:formula="of:=[.$C$9]*(([.$C$3]*[.$C$4]*([.$H198]-([.$M198]+1/2*[.N198]))+[.$C$6]*([.$C$7]-([.$M198]+1/2*[.N198])))/[.$C$8]/[.$C$4])" table:style-name="ce12">
            <text:p>0,001876</text:p>
          </table:table-cell>
          <table:table-cell office:value-type="float" office:value="1.8769938973908324E-3" table:formula="of:=[.$C$9]*(([.$C$3]*[.$C$4]*([.$H198]-([.$M198]+1/2*[.O198]))+[.$C$6]*([.$C$7]-([.$M198]+1/2*[.O198])))/[.$C$8]/[.$C$4])" table:style-name="ce12">
            <text:p>0,001877</text:p>
          </table:table-cell>
          <table:table-cell office:value-type="float" office:value="1.8276879661441967E-3" table:formula="of:=[.$C$9]*(([.$C$3]*[.$C$4]*([.$H198]-([.$M198]+[.P198]))+[.$C$6]*([.$C$7]-([.$M198]+[.P198])))/[.$C$8]/[.$C$4])" table:style-name="ce13">
            <text:p>0,00182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3" table:formula="of:=[.B198]+[.$C$9]" table:style-name="ce28">
            <text:p>93</text:p>
          </table:table-cell>
          <table:table-cell office:value-type="float" office:value="30.951751992120968" table:formula="of:=[.C198]+1/6*([.D198]+2*[.E198]+2*[.F198]+[.G198])" table:style-name="ce6">
            <text:p>30,95175199</text:p>
          </table:table-cell>
          <table:table-cell office:value-type="float" office:value="3.3020413649182953E-5" table:formula="of:=[.$C$9]*(([.$C$3]*[.$C$4]*([.$C$5]-[.$C199])+[.$C$6]*([.$C$7]-[.$C199]))/[.$C$8]/[.$C$4])" table:style-name="ce12">
            <text:p>0,000033</text:p>
          </table:table-cell>
          <table:table-cell office:value-type="float" office:value="3.2153627790989958E-5" table:formula="of:=[.$C$9]*(([.$C$3]*[.$C$4]*([.$C$5]-([.$C199]+1/2*[.D199]))+[.$C$6]*([.$C$7]-([.$C199]+1/2*[.D199])))/[.$C$8]/[.$C$4])" table:style-name="ce12">
            <text:p>0,000032</text:p>
          </table:table-cell>
          <table:table-cell office:value-type="float" office:value="3.2176380919622713E-5" table:formula="of:=[.$C$9]*(([.$C$3]*[.$C$4]*([.$C$5]-([.$C199]+1/2*[.E199]))+[.$C$6]*([.$C$7]-([.$C199]+1/2*[.E199])))/[.$C$8]/[.$C$4])" table:style-name="ce12">
            <text:p>0,000032</text:p>
          </table:table-cell>
          <table:table-cell office:value-type="float" office:value="3.1331153650853592E-5" table:formula="of:=[.$C$9]*(([.$C$3]*[.$C$4]*([.$C$5]-([.$C199]+[.F199]))+[.$C$6]*([.$C$7]-([.$C199]+[.F199])))/[.$C$8]/[.$C$4])" table:style-name="ce13">
            <text:p>0,000031</text:p>
          </table:table-cell>
          <table:table-cell office:value-type="float" office:value="41.375986387006463" table:formula="of:=[.H198]+1/6*([.I198]+2*[.J198]+2*[.K198]+[.L198])" table:style-name="ce6">
            <text:p>41,37598639</text:p>
          </table:table-cell>
          <table:table-cell office:value-type="float" office:value="3.4831428820905332E-4" table:formula="of:=[.$C$9]*(([.$C$3]*[.$C$4]*([.$C199]-[.$H199])+[.$C$6]*([.$C$7]-[.$H199]))/[.$C$8]/[.$C$4])" table:style-name="ce12">
            <text:p>0,000348</text:p>
          </table:table-cell>
          <table:table-cell office:value-type="float" office:value="3.3917103814371788E-4" table:formula="of:=[.$C$9]*(([.$C$3]*[.$C$4]*([.$C199]-([.$H199]+1/2*[.I199]))+[.$C$6]*([.$C$7]-([.$H199]+1/2*[.I199])))/[.$C$8]/[.$C$4])" table:style-name="ce12">
            <text:p>0,000339</text:p>
          </table:table-cell>
          <table:table-cell office:value-type="float" office:value="3.3941104845769133E-4" table:formula="of:=[.$C$9]*(([.$C$3]*[.$C$4]*([.$C199]-([.$H199]+1/2*[.J199]))+[.$C$6]*([.$C$7]-([.$H199]+1/2*[.J199])))/[.$C$8]/[.$C$4])" table:style-name="ce12">
            <text:p>0,000339</text:p>
          </table:table-cell>
          <table:table-cell office:value-type="float" office:value="3.3049520816507539E-4" table:formula="of:=[.$C$9]*(([.$C$3]*[.$C$4]*([.$C199]-([.$H199]+[.K199]))+[.$C$6]*([.$C$7]-([.$H199]+[.K199])))/[.$C$8]/[.$C$4])" table:style-name="ce13">
            <text:p>0,000330</text:p>
          </table:table-cell>
          <table:table-cell office:value-type="float" office:value="51.275310734959731" table:formula="of:=[.M198]+1/6*([.N198]+2*[.O198]+2*[.P198]+[.Q198])" table:style-name="ce24">
            <text:p>51,27531073</text:p>
          </table:table-cell>
          <table:table-cell office:value-type="float" office:value="1.8455057649372861E-3" table:formula="of:=[.$C$9]*(([.$C$3]*[.$C$4]*([.$H199]-[.$M199])+[.$C$6]*([.$C$7]-[.$M199]))/[.$C$8]/[.$C$4])" table:style-name="ce12">
            <text:p>0,001846</text:p>
          </table:table-cell>
          <table:table-cell office:value-type="float" office:value="1.7970612386077392E-3" table:formula="of:=[.$C$9]*(([.$C$3]*[.$C$4]*([.$H199]-([.$M199]+1/2*[.N199]))+[.$C$6]*([.$C$7]-([.$M199]+1/2*[.N199])))/[.$C$8]/[.$C$4])" table:style-name="ce12">
            <text:p>0,001797</text:p>
          </table:table-cell>
          <table:table-cell office:value-type="float" office:value="1.7983329074238554E-3" table:formula="of:=[.$C$9]*(([.$C$3]*[.$C$4]*([.$H199]-([.$M199]+1/2*[.O199]))+[.$C$6]*([.$C$7]-([.$M199]+1/2*[.O199])))/[.$C$8]/[.$C$4])" table:style-name="ce12">
            <text:p>0,001798</text:p>
          </table:table-cell>
          <table:table-cell office:value-type="float" office:value="1.7510932872973513E-3" table:formula="of:=[.$C$9]*(([.$C$3]*[.$C$4]*([.$H199]-([.$M199]+[.P199]))+[.$C$6]*([.$C$7]-([.$M199]+[.P199])))/[.$C$8]/[.$C$4])" table:style-name="ce13">
            <text:p>0,00175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3.5" table:formula="of:=[.B199]+[.$C$9]" table:style-name="ce28">
            <text:p>93,5</text:p>
          </table:table-cell>
          <table:table-cell office:value-type="float" office:value="30.951784160718422" table:formula="of:=[.C199]+1/6*([.D199]+2*[.E199]+2*[.F199]+[.G199])" table:style-name="ce6">
            <text:p>30,95178416</text:p>
          </table:table-cell>
          <table:table-cell office:value-type="float" office:value="3.133156228284406E-5" table:formula="of:=[.$C$9]*(([.$C$3]*[.$C$4]*([.$C$5]-[.$C200])+[.$C$6]*([.$C$7]-[.$C200]))/[.$C$8]/[.$C$4])" table:style-name="ce12">
            <text:p>0,000031</text:p>
          </table:table-cell>
          <table:table-cell office:value-type="float" office:value="3.0509108772889705E-5" table:formula="of:=[.$C$9]*(([.$C$3]*[.$C$4]*([.$C$5]-([.$C200]+1/2*[.D200]))+[.$C$6]*([.$C$7]-([.$C200]+1/2*[.D200])))/[.$C$8]/[.$C$4])" table:style-name="ce12">
            <text:p>0,000031</text:p>
          </table:table-cell>
          <table:table-cell office:value-type="float" office:value="3.0530698177472007E-5" table:formula="of:=[.$C$9]*(([.$C$3]*[.$C$4]*([.$C$5]-([.$C200]+1/2*[.E200]))+[.$C$6]*([.$C$7]-([.$C200]+1/2*[.E200])))/[.$C$8]/[.$C$4])" table:style-name="ce12">
            <text:p>0,000031</text:p>
          </table:table-cell>
          <table:table-cell office:value-type="float" office:value="2.9728700628652406E-5" table:formula="of:=[.$C$9]*(([.$C$3]*[.$C$4]*([.$C$5]-([.$C200]+[.F200]))+[.$C$6]*([.$C$7]-([.$C200]+[.F200])))/[.$C$8]/[.$C$4])" table:style-name="ce13">
            <text:p>0,000030</text:p>
          </table:table-cell>
          <table:table-cell office:value-type="float" office:value="41.376325715951396" table:formula="of:=[.H199]+1/6*([.I199]+2*[.J199]+2*[.K199]+[.L199])" table:style-name="ce6">
            <text:p>41,37632572</text:p>
          </table:table-cell>
          <table:table-cell office:value-type="float" office:value="3.321079484727534E-4" table:formula="of:=[.$C$9]*(([.$C$3]*[.$C$4]*([.$C200]-[.$H200])+[.$C$6]*([.$C$7]-[.$H200]))/[.$C$8]/[.$C$4])" table:style-name="ce12">
            <text:p>0,000332</text:p>
          </table:table-cell>
          <table:table-cell office:value-type="float" office:value="3.2339011482554269E-4" table:formula="of:=[.$C$9]*(([.$C$3]*[.$C$4]*([.$C200]-([.$H200]+1/2*[.I200]))+[.$C$6]*([.$C$7]-([.$H200]+1/2*[.I200])))/[.$C$8]/[.$C$4])" table:style-name="ce12">
            <text:p>0,000323</text:p>
          </table:table-cell>
          <table:table-cell office:value-type="float" office:value="3.2361895795861528E-4" table:formula="of:=[.$C$9]*(([.$C$3]*[.$C$4]*([.$C200]-([.$H200]+1/2*[.J200]))+[.$C$6]*([.$C$7]-([.$H200]+1/2*[.J200])))/[.$C$8]/[.$C$4])" table:style-name="ce12">
            <text:p>0,000324</text:p>
          </table:table-cell>
          <table:table-cell office:value-type="float" office:value="3.1511795317999258E-4" table:formula="of:=[.$C$9]*(([.$C$3]*[.$C$4]*([.$C200]-([.$H200]+[.K200]))+[.$C$6]*([.$C$7]-([.$H200]+[.K200])))/[.$C$8]/[.$C$4])" table:style-name="ce13">
            <text:p>0,000315</text:p>
          </table:table-cell>
          <table:table-cell office:value-type="float" office:value="51.27710863285045" table:formula="of:=[.M199]+1/6*([.N199]+2*[.O199]+2*[.P199]+[.Q199])" table:style-name="ce24">
            <text:p>51,27710863</text:p>
          </table:table-cell>
          <table:table-cell office:value-type="float" office:value="1.7680825729211164E-3" table:formula="of:=[.$C$9]*(([.$C$3]*[.$C$4]*([.$H200]-[.$M200])+[.$C$6]*([.$C$7]-[.$M200]))/[.$C$8]/[.$C$4])" table:style-name="ce12">
            <text:p>0,001768</text:p>
          </table:table-cell>
          <table:table-cell office:value-type="float" office:value="1.7216704053820422E-3" table:formula="of:=[.$C$9]*(([.$C$3]*[.$C$4]*([.$H200]-([.$M200]+1/2*[.N200]))+[.$C$6]*([.$C$7]-([.$M200]+1/2*[.N200])))/[.$C$8]/[.$C$4])" table:style-name="ce12">
            <text:p>0,001722</text:p>
          </table:table-cell>
          <table:table-cell office:value-type="float" office:value="1.722888724779807E-3" table:formula="of:=[.$C$9]*(([.$C$3]*[.$C$4]*([.$H200]-([.$M200]+1/2*[.O200]))+[.$C$6]*([.$C$7]-([.$M200]+1/2*[.O200])))/[.$C$8]/[.$C$4])" table:style-name="ce12">
            <text:p>0,001723</text:p>
          </table:table-cell>
          <table:table-cell office:value-type="float" office:value="1.6776309148702922E-3" table:formula="of:=[.$C$9]*(([.$C$3]*[.$C$4]*([.$H200]-([.$M200]+[.P200]))+[.$C$6]*([.$C$7]-([.$M200]+[.P200])))/[.$C$8]/[.$C$4])" table:style-name="ce13">
            <text:p>0,00167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4" table:formula="of:=[.B200]+[.$C$9]" table:style-name="ce28">
            <text:p>94</text:p>
          </table:table-cell>
          <table:table-cell office:value-type="float" office:value="30.951814684031223" table:formula="of:=[.C200]+1/6*([.D200]+2*[.E200]+2*[.F200]+[.G200])" table:style-name="ce6">
            <text:p>30,95181468</text:p>
          </table:table-cell>
          <table:table-cell office:value-type="float" office:value="2.9729088360681998E-5" table:formula="of:=[.$C$9]*(([.$C$3]*[.$C$4]*([.$C$5]-[.$C201])+[.$C$6]*([.$C$7]-[.$C201]))/[.$C$8]/[.$C$4])" table:style-name="ce12">
            <text:p>0,000030</text:p>
          </table:table-cell>
          <table:table-cell office:value-type="float" office:value="2.8948699791271793E-5" table:formula="of:=[.$C$9]*(([.$C$3]*[.$C$4]*([.$C$5]-([.$C201]+1/2*[.D201]))+[.$C$6]*([.$C$7]-([.$C201]+1/2*[.D201])))/[.$C$8]/[.$C$4])" table:style-name="ce12">
            <text:p>0,000029</text:p>
          </table:table-cell>
          <table:table-cell office:value-type="float" office:value="2.8969184991183284E-5" table:formula="of:=[.$C$9]*(([.$C$3]*[.$C$4]*([.$C$5]-([.$C201]+1/2*[.E201]))+[.$C$6]*([.$C$7]-([.$C201]+1/2*[.E201])))/[.$C$8]/[.$C$4])" table:style-name="ce12">
            <text:p>0,000029</text:p>
          </table:table-cell>
          <table:table-cell office:value-type="float" office:value="2.8208206148747193E-5" table:formula="of:=[.$C$9]*(([.$C$3]*[.$C$4]*([.$C$5]-([.$C201]+[.F201]))+[.$C$6]*([.$C$7]-([.$C201]+[.F201])))/[.$C$8]/[.$C$4])" table:style-name="ce13">
            <text:p>0,000028</text:p>
          </table:table-cell>
          <table:table-cell office:value-type="float" office:value="41.376649256625932" table:formula="of:=[.H200]+1/6*([.I200]+2*[.J200]+2*[.K200]+[.L200])" table:style-name="ce6">
            <text:p>41,37664926</text:p>
          </table:table-cell>
          <table:table-cell office:value-type="float" office:value="3.1664822869970522E-4" table:formula="of:=[.$C$9]*(([.$C$3]*[.$C$4]*([.$C201]-[.$H201])+[.$C$6]*([.$C$7]-[.$H201]))/[.$C$8]/[.$C$4])" table:style-name="ce12">
            <text:p>0,000317</text:p>
          </table:table-cell>
          <table:table-cell office:value-type="float" office:value="3.0833621269619018E-4" table:formula="of:=[.$C$9]*(([.$C$3]*[.$C$4]*([.$C201]-([.$H201]+1/2*[.I201]))+[.$C$6]*([.$C$7]-([.$H201]+1/2*[.I201])))/[.$C$8]/[.$C$4])" table:style-name="ce12">
            <text:p>0,000308</text:p>
          </table:table-cell>
          <table:table-cell office:value-type="float" office:value="3.0855440311643178E-4" table:formula="of:=[.$C$9]*(([.$C$3]*[.$C$4]*([.$C201]-([.$H201]+1/2*[.J201]))+[.$C$6]*([.$C$7]-([.$H201]+1/2*[.J201])))/[.$C$8]/[.$C$4])" table:style-name="ce12">
            <text:p>0,000309</text:p>
          </table:table-cell>
          <table:table-cell office:value-type="float" office:value="3.004491225359516E-4" table:formula="of:=[.$C$9]*(([.$C$3]*[.$C$4]*([.$C201]-([.$H201]+[.K201]))+[.$C$6]*([.$C$7]-([.$H201]+[.K201])))/[.$C$8]/[.$C$4])" table:style-name="ce13">
            <text:p>0,000300</text:p>
          </table:table-cell>
          <table:table-cell office:value-type="float" office:value="51.278831104808468" table:formula="of:=[.M200]+1/6*([.N200]+2*[.O200]+2*[.P200]+[.Q200])" table:style-name="ce24">
            <text:p>51,2788311</text:p>
          </table:table-cell>
          <table:table-cell office:value-type="float" office:value="1.6938298288520742E-3" table:formula="of:=[.$C$9]*(([.$C$3]*[.$C$4]*([.$H201]-[.$M201])+[.$C$6]*([.$C$7]-[.$M201]))/[.$C$8]/[.$C$4])" table:style-name="ce12">
            <text:p>0,001694</text:p>
          </table:table-cell>
          <table:table-cell office:value-type="float" office:value="1.649366795844628E-3" table:formula="of:=[.$C$9]*(([.$C$3]*[.$C$4]*([.$H201]-([.$M201]+1/2*[.N201]))+[.$C$6]*([.$C$7]-([.$M201]+1/2*[.N201])))/[.$C$8]/[.$C$4])" table:style-name="ce12">
            <text:p>0,001649</text:p>
          </table:table-cell>
          <table:table-cell office:value-type="float" office:value="1.6505339504611243E-3" table:formula="of:=[.$C$9]*(([.$C$3]*[.$C$4]*([.$H201]-([.$M201]+1/2*[.O201]))+[.$C$6]*([.$C$7]-([.$M201]+1/2*[.O201])))/[.$C$8]/[.$C$4])" table:style-name="ce12">
            <text:p>0,001651</text:p>
          </table:table-cell>
          <table:table-cell office:value-type="float" office:value="1.6071767964527907E-3" table:formula="of:=[.$C$9]*(([.$C$3]*[.$C$4]*([.$H201]-([.$M201]+[.P201]))+[.$C$6]*([.$C$7]-([.$M201]+[.P201])))/[.$C$8]/[.$C$4])" table:style-name="ce13">
            <text:p>0,00160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4.5" table:formula="of:=[.B201]+[.$C$9]" table:style-name="ce28">
            <text:p>94,5</text:p>
          </table:table-cell>
          <table:table-cell office:value-type="float" office:value="30.95184364620857" table:formula="of:=[.C201]+1/6*([.D201]+2*[.E201]+2*[.F201]+[.G201])" table:style-name="ce6">
            <text:p>30,95184365</text:p>
          </table:table-cell>
          <table:table-cell office:value-type="float" office:value="2.8208574050040625E-5" table:formula="of:=[.$C$9]*(([.$C$3]*[.$C$4]*([.$C$5]-[.$C202])+[.$C$6]*([.$C$7]-[.$C202]))/[.$C$8]/[.$C$4])" table:style-name="ce12">
            <text:p>0,000028</text:p>
          </table:table-cell>
          <table:table-cell office:value-type="float" office:value="2.7468098981330512E-5" table:formula="of:=[.$C$9]*(([.$C$3]*[.$C$4]*([.$C$5]-([.$C202]+1/2*[.D202]))+[.$C$6]*([.$C$7]-([.$C202]+1/2*[.D202])))/[.$C$8]/[.$C$4])" table:style-name="ce12">
            <text:p>0,000027</text:p>
          </table:table-cell>
          <table:table-cell office:value-type="float" office:value="2.7487536451872073E-5" table:formula="of:=[.$C$9]*(([.$C$3]*[.$C$4]*([.$C$5]-([.$C202]+1/2*[.E202]))+[.$C$6]*([.$C$7]-([.$C202]+1/2*[.E202])))/[.$C$8]/[.$C$4])" table:style-name="ce12">
            <text:p>0,000027</text:p>
          </table:table-cell>
          <table:table-cell office:value-type="float" office:value="2.6765478386323592E-5" table:formula="of:=[.$C$9]*(([.$C$3]*[.$C$4]*([.$C$5]-([.$C202]+[.F202]))+[.$C$6]*([.$C$7]-([.$C202]+[.F202])))/[.$C$8]/[.$C$4])" table:style-name="ce13">
            <text:p>0,000027</text:p>
          </table:table-cell>
          <table:table-cell office:value-type="float" office:value="41.376957736389741" table:formula="of:=[.H201]+1/6*([.I201]+2*[.J201]+2*[.K201]+[.L201])" table:style-name="ce6">
            <text:p>41,37695774</text:p>
          </table:table-cell>
          <table:table-cell office:value-type="float" office:value="3.0190114996719332E-4" table:formula="of:=[.$C$9]*(([.$C$3]*[.$C$4]*([.$C202]-[.$H202])+[.$C$6]*([.$C$7]-[.$H202]))/[.$C$8]/[.$C$4])" table:style-name="ce12">
            <text:p>0,000302</text:p>
          </table:table-cell>
          <table:table-cell office:value-type="float" office:value="2.9397624478042417E-4" table:formula="of:=[.$C$9]*(([.$C$3]*[.$C$4]*([.$C202]-([.$H202]+1/2*[.I202]))+[.$C$6]*([.$C$7]-([.$H202]+1/2*[.I202])))/[.$C$8]/[.$C$4])" table:style-name="ce12">
            <text:p>0,000294</text:p>
          </table:table-cell>
          <table:table-cell office:value-type="float" office:value="2.9418427354164578E-4" table:formula="of:=[.$C$9]*(([.$C$3]*[.$C$4]*([.$C202]-([.$H202]+1/2*[.J202]))+[.$C$6]*([.$C$7]-([.$H202]+1/2*[.J202])))/[.$C$8]/[.$C$4])" table:style-name="ce12">
            <text:p>0,000294</text:p>
          </table:table-cell>
          <table:table-cell office:value-type="float" office:value="2.8645647560608721E-4" table:formula="of:=[.$C$9]*(([.$C$3]*[.$C$4]*([.$C202]-([.$H202]+[.K202]))+[.$C$6]*([.$C$7]-([.$H202]+[.K202])))/[.$C$8]/[.$C$4])" table:style-name="ce13">
            <text:p>0,000286</text:p>
          </table:table-cell>
          <table:table-cell office:value-type="float" office:value="51.28048123949479" table:formula="of:=[.M201]+1/6*([.N201]+2*[.O201]+2*[.P201]+[.Q201])" table:style-name="ce24">
            <text:p>51,28048124</text:p>
          </table:table-cell>
          <table:table-cell office:value-type="float" office:value="1.6226217460105659E-3" table:formula="of:=[.$C$9]*(([.$C$3]*[.$C$4]*([.$H202]-[.$M202])+[.$C$6]*([.$C$7]-[.$M202]))/[.$C$8]/[.$C$4])" table:style-name="ce12">
            <text:p>0,001623</text:p>
          </table:table-cell>
          <table:table-cell office:value-type="float" office:value="1.5800279251778875E-3" table:formula="of:=[.$C$9]*(([.$C$3]*[.$C$4]*([.$H202]-([.$M202]+1/2*[.N202]))+[.$C$6]*([.$C$7]-([.$M202]+1/2*[.N202])))/[.$C$8]/[.$C$4])" table:style-name="ce12">
            <text:p>0,001580</text:p>
          </table:table-cell>
          <table:table-cell office:value-type="float" office:value="1.5811460129748411E-3" table:formula="of:=[.$C$9]*(([.$C$3]*[.$C$4]*([.$H202]-([.$M202]+1/2*[.O202]))+[.$C$6]*([.$C$7]-([.$M202]+1/2*[.O202])))/[.$C$8]/[.$C$4])" table:style-name="ce12">
            <text:p>0,001581</text:p>
          </table:table-cell>
          <table:table-cell office:value-type="float" office:value="1.5396115803294492E-3" table:formula="of:=[.$C$9]*(([.$C$3]*[.$C$4]*([.$H202]-([.$M202]+[.P202]))+[.$C$6]*([.$C$7]-([.$M202]+[.P202])))/[.$C$8]/[.$C$4])" table:style-name="ce13">
            <text:p>0,00154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5" table:formula="of:=[.B202]+[.$C$9]" table:style-name="ce28">
            <text:p>95</text:p>
          </table:table-cell>
          <table:table-cell office:value-type="float" office:value="30.951871127095785" table:formula="of:=[.C202]+1/6*([.D202]+2*[.E202]+2*[.F202]+[.G202])" table:style-name="ce6">
            <text:p>30,95187113</text:p>
          </table:table-cell>
          <table:table-cell office:value-type="float" office:value="2.6765827471308513E-5" table:formula="of:=[.$C$9]*(([.$C$3]*[.$C$4]*([.$C$5]-[.$C203])+[.$C$6]*([.$C$7]-[.$C203]))/[.$C$8]/[.$C$4])" table:style-name="ce12">
            <text:p>0,000027</text:p>
          </table:table-cell>
          <table:table-cell office:value-type="float" office:value="2.6063224500262548E-5" table:formula="of:=[.$C$9]*(([.$C$3]*[.$C$4]*([.$C$5]-([.$C203]+1/2*[.D203]))+[.$C$6]*([.$C$7]-([.$C203]+1/2*[.D203])))/[.$C$8]/[.$C$4])" table:style-name="ce12">
            <text:p>0,000026</text:p>
          </table:table-cell>
          <table:table-cell office:value-type="float" office:value="2.60816678280662E-5" table:formula="of:=[.$C$9]*(([.$C$3]*[.$C$4]*([.$C$5]-([.$C203]+1/2*[.E203]))+[.$C$6]*([.$C$7]-([.$C203]+1/2*[.E203])))/[.$C$8]/[.$C$4])" table:style-name="ce12">
            <text:p>0,000026</text:p>
          </table:table-cell>
          <table:table-cell office:value-type="float" office:value="2.5396539910389036E-5" table:formula="of:=[.$C$9]*(([.$C$3]*[.$C$4]*([.$C$5]-([.$C203]+[.F203]))+[.$C$6]*([.$C$7]-([.$C203]+[.F203])))/[.$C$8]/[.$C$4])" table:style-name="ce13">
            <text:p>0,000025</text:p>
          </table:table-cell>
          <table:table-cell office:value-type="float" office:value="41.377251849500112" table:formula="of:=[.H202]+1/6*([.I202]+2*[.J202]+2*[.K202]+[.L202])" table:style-name="ce6">
            <text:p>41,37725185</text:p>
          </table:table-cell>
          <table:table-cell office:value-type="float" office:value="2.8783425603330669E-4" table:formula="of:=[.$C$9]*(([.$C$3]*[.$C$4]*([.$C203]-[.$H203])+[.$C$6]*([.$C$7]-[.$H203]))/[.$C$8]/[.$C$4])" table:style-name="ce12">
            <text:p>0,000288</text:p>
          </table:table-cell>
          <table:table-cell office:value-type="float" office:value="2.8027860681265792E-4" table:formula="of:=[.$C$9]*(([.$C$3]*[.$C$4]*([.$C203]-([.$H203]+1/2*[.I203]))+[.$C$6]*([.$C$7]-([.$H203]+1/2*[.I203])))/[.$C$8]/[.$C$4])" table:style-name="ce12">
            <text:p>0,000280</text:p>
          </table:table-cell>
          <table:table-cell office:value-type="float" office:value="2.8047694260465052E-4" table:formula="of:=[.$C$9]*(([.$C$3]*[.$C$4]*([.$C203]-([.$H203]+1/2*[.J203]))+[.$C$6]*([.$C$7]-([.$H203]+1/2*[.J203])))/[.$C$8]/[.$C$4])" table:style-name="ce12">
            <text:p>0,000280</text:p>
          </table:table-cell>
          <table:table-cell office:value-type="float" office:value="2.7310921654657251E-4" table:formula="of:=[.$C$9]*(([.$C$3]*[.$C$4]*([.$C203]-([.$H203]+[.K203]))+[.$C$6]*([.$C$7]-([.$H203]+[.K203])))/[.$C$8]/[.$C$4])" table:style-name="ce13">
            <text:p>0,000273</text:p>
          </table:table-cell>
          <table:table-cell office:value-type="float" office:value="51.282062003028564" table:formula="of:=[.M202]+1/6*([.N202]+2*[.O202]+2*[.P202]+[.Q202])" table:style-name="ce24">
            <text:p>51,282062</text:p>
          </table:table-cell>
          <table:table-cell office:value-type="float" office:value="1.5543373160060128E-3" table:formula="of:=[.$C$9]*(([.$C$3]*[.$C$4]*([.$H203]-[.$M203])+[.$C$6]*([.$C$7]-[.$M203]))/[.$C$8]/[.$C$4])" table:style-name="ce12">
            <text:p>0,001554</text:p>
          </table:table-cell>
          <table:table-cell office:value-type="float" office:value="1.5135359614608318E-3" table:formula="of:=[.$C$9]*(([.$C$3]*[.$C$4]*([.$H203]-([.$M203]+1/2*[.N203]))+[.$C$6]*([.$C$7]-([.$M203]+1/2*[.N203])))/[.$C$8]/[.$C$4])" table:style-name="ce12">
            <text:p>0,001514</text:p>
          </table:table-cell>
          <table:table-cell office:value-type="float" office:value="1.5146069970176086E-3" table:formula="of:=[.$C$9]*(([.$C$3]*[.$C$4]*([.$H203]-([.$M203]+1/2*[.O203]))+[.$C$6]*([.$C$7]-([.$M203]+1/2*[.O203])))/[.$C$8]/[.$C$4])" table:style-name="ce12">
            <text:p>0,001515</text:p>
          </table:table-cell>
          <table:table-cell office:value-type="float" office:value="1.4748204486623991E-3" table:formula="of:=[.$C$9]*(([.$C$3]*[.$C$4]*([.$H203]-([.$M203]+[.P203]))+[.$C$6]*([.$C$7]-([.$M203]+[.P203])))/[.$C$8]/[.$C$4])" table:style-name="ce13">
            <text:p>0,00147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5.5" table:formula="of:=[.B203]+[.$C$9]" table:style-name="ce28">
            <text:p>95,5</text:p>
          </table:table-cell>
          <table:table-cell office:value-type="float" office:value="30.951897202454457" table:formula="of:=[.C203]+1/6*([.D203]+2*[.E203]+2*[.F203]+[.G203])" table:style-name="ce6">
            <text:p>30,9518972</text:p>
          </table:table-cell>
          <table:table-cell office:value-type="float" office:value="2.5396871141083466E-5" table:formula="of:=[.$C$9]*(([.$C$3]*[.$C$4]*([.$C$5]-[.$C204])+[.$C$6]*([.$C$7]-[.$C204]))/[.$C$8]/[.$C$4])" table:style-name="ce12">
            <text:p>0,000025</text:p>
          </table:table-cell>
          <table:table-cell office:value-type="float" office:value="2.4730203273634289E-5" table:formula="of:=[.$C$9]*(([.$C$3]*[.$C$4]*([.$C$5]-([.$C204]+1/2*[.D204]))+[.$C$6]*([.$C$7]-([.$C204]+1/2*[.D204])))/[.$C$8]/[.$C$4])" table:style-name="ce12">
            <text:p>0,000025</text:p>
          </table:table-cell>
          <table:table-cell office:value-type="float" office:value="2.4747703305138203E-5" table:formula="of:=[.$C$9]*(([.$C$3]*[.$C$4]*([.$C$5]-([.$C204]+1/2*[.E204]))+[.$C$6]*([.$C$7]-([.$C204]+1/2*[.E204])))/[.$C$8]/[.$C$4])" table:style-name="ce12">
            <text:p>0,000025</text:p>
          </table:table-cell>
          <table:table-cell office:value-type="float" office:value="2.4097616717540405E-5" table:formula="of:=[.$C$9]*(([.$C$3]*[.$C$4]*([.$C$5]-([.$C204]+[.F204]))+[.$C$6]*([.$C$7]-([.$C204]+[.F204])))/[.$C$8]/[.$C$4])" table:style-name="ce13">
            <text:p>0,000024</text:p>
          </table:table-cell>
          <table:table-cell office:value-type="float" office:value="41.377532258595345" table:formula="of:=[.H203]+1/6*([.I203]+2*[.J203]+2*[.K203]+[.L203])" table:style-name="ce6">
            <text:p>41,37753226</text:p>
          </table:table-cell>
          <table:table-cell office:value-type="float" office:value="2.7441654646736424E-4" table:formula="of:=[.$C$9]*(([.$C$3]*[.$C$4]*([.$C204]-[.$H204])+[.$C$6]*([.$C$7]-[.$H204]))/[.$C$8]/[.$C$4])" table:style-name="ce12">
            <text:p>0,000274</text:p>
          </table:table-cell>
          <table:table-cell office:value-type="float" office:value="2.6721311212270395E-4" table:formula="of:=[.$C$9]*(([.$C$3]*[.$C$4]*([.$C204]-([.$H204]+1/2*[.I204]))+[.$C$6]*([.$C$7]-([.$H204]+1/2*[.I204])))/[.$C$8]/[.$C$4])" table:style-name="ce12">
            <text:p>0,000267</text:p>
          </table:table-cell>
          <table:table-cell office:value-type="float" office:value="2.6740220227407008E-4" table:formula="of:=[.$C$9]*(([.$C$3]*[.$C$4]*([.$C204]-([.$H204]+1/2*[.J204]))+[.$C$6]*([.$C$7]-([.$H204]+1/2*[.J204])))/[.$C$8]/[.$C$4])" table:style-name="ce12">
            <text:p>0,000267</text:p>
          </table:table-cell>
          <table:table-cell office:value-type="float" office:value="2.6037793084776693E-4" table:formula="of:=[.$C$9]*(([.$C$3]*[.$C$4]*([.$C204]-([.$H204]+[.K204]))+[.$C$6]*([.$C$7]-([.$H204]+[.K204])))/[.$C$8]/[.$C$4])" table:style-name="ce13">
            <text:p>0,000260</text:p>
          </table:table-cell>
          <table:table-cell office:value-type="float" office:value="51.283576243642166" table:formula="of:=[.M203]+1/6*([.N203]+2*[.O203]+2*[.P203]+[.Q203])" table:style-name="ce24">
            <text:p>51,28357624</text:p>
          </table:table-cell>
          <table:table-cell office:value-type="float" office:value="1.4888601385534912E-3" table:formula="of:=[.$C$9]*(([.$C$3]*[.$C$4]*([.$H204]-[.$M204])+[.$C$6]*([.$C$7]-[.$M204]))/[.$C$8]/[.$C$4])" table:style-name="ce12">
            <text:p>0,001489</text:p>
          </table:table-cell>
          <table:table-cell office:value-type="float" office:value="1.4497775599165265E-3" table:formula="of:=[.$C$9]*(([.$C$3]*[.$C$4]*([.$H204]-([.$M204]+1/2*[.N204]))+[.$C$6]*([.$C$7]-([.$M204]+1/2*[.N204])))/[.$C$8]/[.$C$4])" table:style-name="ce12">
            <text:p>0,001450</text:p>
          </table:table-cell>
          <table:table-cell office:value-type="float" office:value="1.4508034776058595E-3" table:formula="of:=[.$C$9]*(([.$C$3]*[.$C$4]*([.$H204]-([.$M204]+1/2*[.O204]))+[.$C$6]*([.$C$7]-([.$M204]+1/2*[.O204])))/[.$C$8]/[.$C$4])" table:style-name="ce12">
            <text:p>0,001451</text:p>
          </table:table-cell>
          <table:table-cell office:value-type="float" office:value="1.4126929559793665E-3" table:formula="of:=[.$C$9]*(([.$C$3]*[.$C$4]*([.$H204]-([.$M204]+[.P204]))+[.$C$6]*([.$C$7]-([.$M204]+[.P204])))/[.$C$8]/[.$C$4])" table:style-name="ce13">
            <text:p>0,00141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6" table:formula="of:=[.B204]+[.$C$9]" table:style-name="ce28">
            <text:p>96</text:p>
          </table:table-cell>
          <table:table-cell office:value-type="float" office:value="30.951921944171293" table:formula="of:=[.C204]+1/6*([.D204]+2*[.E204]+2*[.F204]+[.G204])" table:style-name="ce6">
            <text:p>30,95192194</text:p>
          </table:table-cell>
          <table:table-cell office:value-type="float" office:value="2.409793100719071E-5" table:formula="of:=[.$C$9]*(([.$C$3]*[.$C$4]*([.$C$5]-[.$C205])+[.$C$6]*([.$C$7]-[.$C205]))/[.$C$8]/[.$C$4])" table:style-name="ce12">
            <text:p>0,000024</text:p>
          </table:table-cell>
          <table:table-cell office:value-type="float" office:value="2.3465360318141392E-5" table:formula="of:=[.$C$9]*(([.$C$3]*[.$C$4]*([.$C$5]-([.$C205]+1/2*[.D205]))+[.$C$6]*([.$C$7]-([.$C205]+1/2*[.D205])))/[.$C$8]/[.$C$4])" table:style-name="ce12">
            <text:p>0,000023</text:p>
          </table:table-cell>
          <table:table-cell office:value-type="float" office:value="2.3481965298628893E-5" table:formula="of:=[.$C$9]*(([.$C$3]*[.$C$4]*([.$C$5]-([.$C205]+1/2*[.E205]))+[.$C$6]*([.$C$7]-([.$C205]+1/2*[.E205])))/[.$C$8]/[.$C$4])" table:style-name="ce12">
            <text:p>0,000023</text:p>
          </table:table-cell>
          <table:table-cell office:value-type="float" office:value="2.2865127828822552E-5" table:formula="of:=[.$C$9]*(([.$C$3]*[.$C$4]*([.$C$5]-([.$C205]+[.F205]))+[.$C$6]*([.$C$7]-([.$C205]+[.F205])))/[.$C$8]/[.$C$4])" table:style-name="ce13">
            <text:p>0,000023</text:p>
          </table:table-cell>
          <table:table-cell office:value-type="float" office:value="41.377799596113029" table:formula="of:=[.H204]+1/6*([.I204]+2*[.J204]+2*[.K204]+[.L204])" table:style-name="ce6">
            <text:p>41,3777996</text:p>
          </table:table-cell>
          <table:table-cell office:value-type="float" office:value="2.6161841263058251E-4" table:formula="of:=[.$C$9]*(([.$C$3]*[.$C$4]*([.$C205]-[.$H205])+[.$C$6]*([.$C$7]-[.$H205]))/[.$C$8]/[.$C$4])" table:style-name="ce12">
            <text:p>0,000262</text:p>
          </table:table-cell>
          <table:table-cell office:value-type="float" office:value="2.5475092929900709E-4" table:formula="of:=[.$C$9]*(([.$C$3]*[.$C$4]*([.$C205]-([.$H205]+1/2*[.I205]))+[.$C$6]*([.$C$7]-([.$H205]+1/2*[.I205])))/[.$C$8]/[.$C$4])" table:style-name="ce12">
            <text:p>0,000255</text:p>
          </table:table-cell>
          <table:table-cell office:value-type="float" office:value="2.5493120073656427E-4" table:formula="of:=[.$C$9]*(([.$C$3]*[.$C$4]*([.$C205]-([.$H205]+1/2*[.J205]))+[.$C$6]*([.$C$7]-([.$H205]+1/2*[.J205])))/[.$C$8]/[.$C$4])" table:style-name="ce12">
            <text:p>0,000255</text:p>
          </table:table-cell>
          <table:table-cell office:value-type="float" office:value="2.4823452459202147E-4" table:formula="of:=[.$C$9]*(([.$C$3]*[.$C$4]*([.$C205]-([.$H205]+[.K205]))+[.$C$6]*([.$C$7]-([.$H205]+[.K205])))/[.$C$8]/[.$C$4])" table:style-name="ce13">
            <text:p>0,000248</text:p>
          </table:table-cell>
          <table:table-cell office:value-type="float" office:value="51.285026696170426" table:formula="of:=[.M204]+1/6*([.N204]+2*[.O204]+2*[.P204]+[.Q204])" table:style-name="ce24">
            <text:p>51,2850267</text:p>
          </table:table-cell>
          <table:table-cell office:value-type="float" office:value="1.4260782567039883E-3" table:formula="of:=[.$C$9]*(([.$C$3]*[.$C$4]*([.$H205]-[.$M205])+[.$C$6]*([.$C$7]-[.$M205]))/[.$C$8]/[.$C$4])" table:style-name="ce12">
            <text:p>0,001426</text:p>
          </table:table-cell>
          <table:table-cell office:value-type="float" office:value="1.3886437024657424E-3" table:formula="of:=[.$C$9]*(([.$C$3]*[.$C$4]*([.$H205]-([.$M205]+1/2*[.N205]))+[.$C$6]*([.$C$7]-([.$M205]+1/2*[.N205])))/[.$C$8]/[.$C$4])" table:style-name="ce12">
            <text:p>0,001389</text:p>
          </table:table-cell>
          <table:table-cell office:value-type="float" office:value="1.3896263595142386E-3" table:formula="of:=[.$C$9]*(([.$C$3]*[.$C$4]*([.$H205]-([.$M205]+1/2*[.O205]))+[.$C$6]*([.$C$7]-([.$M205]+1/2*[.O205])))/[.$C$8]/[.$C$4])" table:style-name="ce12">
            <text:p>0,001390</text:p>
          </table:table-cell>
          <table:table-cell office:value-type="float" office:value="1.3531228728297152E-3" table:formula="of:=[.$C$9]*(([.$C$3]*[.$C$4]*([.$H205]-([.$M205]+[.P205]))+[.$C$6]*([.$C$7]-([.$M205]+[.P205])))/[.$C$8]/[.$C$4])" table:style-name="ce13">
            <text:p>0,0013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6.5" table:formula="of:=[.B205]+[.$C$9]" table:style-name="ce28">
            <text:p>96,5</text:p>
          </table:table-cell>
          <table:table-cell office:value-type="float" office:value="30.951945420456305" table:formula="of:=[.C205]+1/6*([.D205]+2*[.E205]+2*[.F205]+[.G205])" table:style-name="ce6">
            <text:p>30,95194542</text:p>
          </table:table-cell>
          <table:table-cell office:value-type="float" office:value="2.2865426044063498E-5" table:formula="of:=[.$C$9]*(([.$C$3]*[.$C$4]*([.$C$5]-[.$C206])+[.$C$6]*([.$C$7]-[.$C206]))/[.$C$8]/[.$C$4])" table:style-name="ce12">
            <text:p>0,000023</text:p>
          </table:table-cell>
          <table:table-cell office:value-type="float" office:value="2.2265208610292575E-5" table:formula="of:=[.$C$9]*(([.$C$3]*[.$C$4]*([.$C$5]-([.$C206]+1/2*[.D206]))+[.$C$6]*([.$C$7]-([.$C206]+1/2*[.D206])))/[.$C$8]/[.$C$4])" table:style-name="ce12">
            <text:p>0,000022</text:p>
          </table:table-cell>
          <table:table-cell office:value-type="float" office:value="2.2280964317928918E-5" table:formula="of:=[.$C$9]*(([.$C$3]*[.$C$4]*([.$C$5]-([.$C206]+1/2*[.E206]))+[.$C$6]*([.$C$7]-([.$C206]+1/2*[.E206])))/[.$C$8]/[.$C$4])" table:style-name="ce12">
            <text:p>0,000022</text:p>
          </table:table-cell>
          <table:table-cell office:value-type="float" office:value="2.1695675417390702E-5" table:formula="of:=[.$C$9]*(([.$C$3]*[.$C$4]*([.$C$5]-([.$C206]+[.F206]))+[.$C$6]*([.$C$7]-([.$C206]+[.F206])))/[.$C$8]/[.$C$4])" table:style-name="ce13">
            <text:p>0,000022</text:p>
          </table:table-cell>
          <table:table-cell office:value-type="float" office:value="41.37805446564591" table:formula="of:=[.H205]+1/6*([.I205]+2*[.J205]+2*[.K205]+[.L205])" table:style-name="ce6">
            <text:p>41,37805447</text:p>
          </table:table-cell>
          <table:table-cell office:value-type="float" office:value="2.4941157640500934E-4" table:formula="of:=[.$C$9]*(([.$C$3]*[.$C$4]*([.$C206]-[.$H206])+[.$C$6]*([.$C$7]-[.$H206]))/[.$C$8]/[.$C$4])" table:style-name="ce12">
            <text:p>0,000249</text:p>
          </table:table-cell>
          <table:table-cell office:value-type="float" office:value="2.4286452252431445E-4" table:formula="of:=[.$C$9]*(([.$C$3]*[.$C$4]*([.$C206]-([.$H206]+1/2*[.I206]))+[.$C$6]*([.$C$7]-([.$H206]+1/2*[.I206])))/[.$C$8]/[.$C$4])" table:style-name="ce12">
            <text:p>0,000243</text:p>
          </table:table-cell>
          <table:table-cell office:value-type="float" office:value="2.4303638268884242E-4" table:formula="of:=[.$C$9]*(([.$C$3]*[.$C$4]*([.$C206]-([.$H206]+1/2*[.J206]))+[.$C$6]*([.$C$7]-([.$H206]+1/2*[.J206])))/[.$C$8]/[.$C$4])" table:style-name="ce12">
            <text:p>0,000243</text:p>
          </table:table-cell>
          <table:table-cell office:value-type="float" office:value="2.3665216631366093E-4" table:formula="of:=[.$C$9]*(([.$C$3]*[.$C$4]*([.$C206]-([.$H206]+[.K206]))+[.$C$6]*([.$C$7]-([.$H206]+[.K206])))/[.$C$8]/[.$C$4])" table:style-name="ce13">
            <text:p>0,000237</text:p>
          </table:table-cell>
          <table:table-cell office:value-type="float" office:value="51.286415986379339" table:formula="of:=[.M205]+1/6*([.N205]+2*[.O205]+2*[.P205]+[.Q205])" table:style-name="ce24">
            <text:p>51,28641599</text:p>
          </table:table-cell>
          <table:table-cell office:value-type="float" office:value="1.3658839973802515E-3" table:formula="of:=[.$C$9]*(([.$C$3]*[.$C$4]*([.$H206]-[.$M206])+[.$C$6]*([.$C$7]-[.$M206]))/[.$C$8]/[.$C$4])" table:style-name="ce12">
            <text:p>0,001366</text:p>
          </table:table-cell>
          <table:table-cell office:value-type="float" office:value="1.3300295424489264E-3" table:formula="of:=[.$C$9]*(([.$C$3]*[.$C$4]*([.$H206]-([.$M206]+1/2*[.N206]))+[.$C$6]*([.$C$7]-([.$M206]+1/2*[.N206])))/[.$C$8]/[.$C$4])" table:style-name="ce12">
            <text:p>0,001330</text:p>
          </table:table-cell>
          <table:table-cell office:value-type="float" office:value="1.330970721890992E-3" table:formula="of:=[.$C$9]*(([.$C$3]*[.$C$4]*([.$H206]-([.$M206]+1/2*[.O206]))+[.$C$6]*([.$C$7]-([.$M206]+1/2*[.O206])))/[.$C$8]/[.$C$4])" table:style-name="ce12">
            <text:p>0,001331</text:p>
          </table:table-cell>
          <table:table-cell office:value-type="float" office:value="1.2960080344810762E-3" table:formula="of:=[.$C$9]*(([.$C$3]*[.$C$4]*([.$H206]-([.$M206]+[.P206]))+[.$C$6]*([.$C$7]-([.$M206]+[.P206])))/[.$C$8]/[.$C$4])" table:style-name="ce13">
            <text:p>0,00129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7" table:formula="of:=[.B206]+[.$C$9]" table:style-name="ce28">
            <text:p>97</text:p>
          </table:table-cell>
          <table:table-cell office:value-type="float" office:value="30.951967696030859" table:formula="of:=[.C206]+1/6*([.D206]+2*[.E206]+2*[.F206]+[.G206])" table:style-name="ce6">
            <text:p>30,9519677</text:p>
          </table:table-cell>
          <table:table-cell office:value-type="float" office:value="2.1695958379950752E-5" table:formula="of:=[.$C$9]*(([.$C$3]*[.$C$4]*([.$C$5]-[.$C207])+[.$C$6]*([.$C$7]-[.$C207]))/[.$C$8]/[.$C$4])" table:style-name="ce12">
            <text:p>0,000022</text:p>
          </table:table-cell>
          <table:table-cell office:value-type="float" office:value="2.1126439472368474E-5" table:formula="of:=[.$C$9]*(([.$C$3]*[.$C$4]*([.$C$5]-([.$C207]+1/2*[.D207]))+[.$C$6]*([.$C$7]-([.$C207]+1/2*[.D207])))/[.$C$8]/[.$C$4])" table:style-name="ce12">
            <text:p>0,000021</text:p>
          </table:table-cell>
          <table:table-cell office:value-type="float" office:value="2.1141389343711127E-5" table:formula="of:=[.$C$9]*(([.$C$3]*[.$C$4]*([.$C$5]-([.$C207]+1/2*[.E207]))+[.$C$6]*([.$C$7]-([.$C207]+1/2*[.E207])))/[.$C$8]/[.$C$4])" table:style-name="ce12">
            <text:p>0,000021</text:p>
          </table:table-cell>
          <table:table-cell office:value-type="float" office:value="2.058603543935078E-5" table:formula="of:=[.$C$9]*(([.$C$3]*[.$C$4]*([.$C$5]-([.$C207]+[.F207]))+[.$C$6]*([.$C$7]-([.$C207]+[.F207])))/[.$C$8]/[.$C$4])" table:style-name="ce13">
            <text:p>0,000021</text:p>
          </table:table-cell>
          <table:table-cell office:value-type="float" office:value="41.378297443238104" table:formula="of:=[.H206]+1/6*([.I206]+2*[.J206]+2*[.K206]+[.L206])" table:style-name="ce6">
            <text:p>41,37829744</text:p>
          </table:table-cell>
          <table:table-cell office:value-type="float" office:value="2.3776903154259799E-4" table:formula="of:=[.$C$9]*(([.$C$3]*[.$C$4]*([.$C207]-[.$H207])+[.$C$6]*([.$C$7]-[.$H207]))/[.$C$8]/[.$C$4])" table:style-name="ce12">
            <text:p>0,000238</text:p>
          </table:table-cell>
          <table:table-cell office:value-type="float" office:value="2.3152759446452365E-4" table:formula="of:=[.$C$9]*(([.$C$3]*[.$C$4]*([.$C207]-([.$H207]+1/2*[.I207]))+[.$C$6]*([.$C$7]-([.$H207]+1/2*[.I207])))/[.$C$8]/[.$C$4])" table:style-name="ce12">
            <text:p>0,000232</text:p>
          </table:table-cell>
          <table:table-cell office:value-type="float" office:value="2.3169143218774478E-4" table:formula="of:=[.$C$9]*(([.$C$3]*[.$C$4]*([.$C207]-([.$H207]+1/2*[.J207]))+[.$C$6]*([.$C$7]-([.$H207]+1/2*[.J207])))/[.$C$8]/[.$C$4])" table:style-name="ce12">
            <text:p>0,000232</text:p>
          </table:table-cell>
          <table:table-cell office:value-type="float" office:value="2.2560523135257426E-4" table:formula="of:=[.$C$9]*(([.$C$3]*[.$C$4]*([.$C207]-([.$H207]+[.K207]))+[.$C$6]*([.$C$7]-([.$H207]+[.K207])))/[.$C$8]/[.$C$4])" table:style-name="ce13">
            <text:p>0,000226</text:p>
          </table:table-cell>
          <table:table-cell office:value-type="float" office:value="51.287746635139428" table:formula="of:=[.M206]+1/6*([.N206]+2*[.O206]+2*[.P206]+[.Q206])" table:style-name="ce24">
            <text:p>51,28774664</text:p>
          </table:table-cell>
          <table:table-cell office:value-type="float" office:value="1.3081738170852191E-3" table:formula="of:=[.$C$9]*(([.$C$3]*[.$C$4]*([.$H207]-[.$M207])+[.$C$6]*([.$C$7]-[.$M207]))/[.$C$8]/[.$C$4])" table:style-name="ce12">
            <text:p>0,001308</text:p>
          </table:table-cell>
          <table:table-cell office:value-type="float" office:value="1.2738342543868839E-3" table:formula="of:=[.$C$9]*(([.$C$3]*[.$C$4]*([.$H207]-([.$M207]+1/2*[.N207]))+[.$C$6]*([.$C$7]-([.$M207]+1/2*[.N207])))/[.$C$8]/[.$C$4])" table:style-name="ce12">
            <text:p>0,001274</text:p>
          </table:table-cell>
          <table:table-cell office:value-type="float" office:value="1.2747356679074641E-3" table:formula="of:=[.$C$9]*(([.$C$3]*[.$C$4]*([.$H207]-([.$M207]+1/2*[.O207]))+[.$C$6]*([.$C$7]-([.$M207]+1/2*[.O207])))/[.$C$8]/[.$C$4])" table:style-name="ce12">
            <text:p>0,001275</text:p>
          </table:table-cell>
          <table:table-cell office:value-type="float" office:value="1.2412501945201484E-3" table:formula="of:=[.$C$9]*(([.$C$3]*[.$C$4]*([.$H207]-([.$M207]+[.P207]))+[.$C$6]*([.$C$7]-([.$M207]+[.P207])))/[.$C$8]/[.$C$4])" table:style-name="ce13">
            <text:p>0,00124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7.5" table:formula="of:=[.B207]+[.$C$9]" table:style-name="ce28">
            <text:p>97,5</text:p>
          </table:table-cell>
          <table:table-cell office:value-type="float" office:value="30.9519888323061" table:formula="of:=[.C207]+1/6*([.D207]+2*[.E207]+2*[.F207]+[.G207])" table:style-name="ce6">
            <text:p>30,95198883</text:p>
          </table:table-cell>
          <table:table-cell office:value-type="float" office:value="2.0586303929803761E-5" table:formula="of:=[.$C$9]*(([.$C$3]*[.$C$4]*([.$C$5]-[.$C208])+[.$C$6]*([.$C$7]-[.$C208]))/[.$C$8]/[.$C$4])" table:style-name="ce12">
            <text:p>0,000021</text:p>
          </table:table-cell>
          <table:table-cell office:value-type="float" office:value="2.0045913451554043E-5" table:formula="of:=[.$C$9]*(([.$C$3]*[.$C$4]*([.$C$5]-([.$C208]+1/2*[.D208]))+[.$C$6]*([.$C$7]-([.$C208]+1/2*[.D208])))/[.$C$8]/[.$C$4])" table:style-name="ce12">
            <text:p>0,000020</text:p>
          </table:table-cell>
          <table:table-cell office:value-type="float" office:value="2.0060098701719653E-5" table:formula="of:=[.$C$9]*(([.$C$3]*[.$C$4]*([.$C$5]-([.$C208]+1/2*[.E208]))+[.$C$6]*([.$C$7]-([.$C208]+1/2*[.E208])))/[.$C$8]/[.$C$4])" table:style-name="ce12">
            <text:p>0,000020</text:p>
          </table:table-cell>
          <table:table-cell office:value-type="float" office:value="1.9533148747996167E-5" table:formula="of:=[.$C$9]*(([.$C$3]*[.$C$4]*([.$C$5]-([.$C208]+[.F208]))+[.$C$6]*([.$C$7]-([.$C208]+[.F208])))/[.$C$8]/[.$C$4])" table:style-name="ce13">
            <text:p>0,000020</text:p>
          </table:table-cell>
          <table:table-cell office:value-type="float" office:value="41.37852907862414" table:formula="of:=[.H207]+1/6*([.I207]+2*[.J207]+2*[.K207]+[.L207])" table:style-name="ce6">
            <text:p>41,37852908</text:p>
          </table:table-cell>
          <table:table-cell office:value-type="float" office:value="2.2666498753767429E-4" table:formula="of:=[.$C$9]*(([.$C$3]*[.$C$4]*([.$C208]-[.$H208])+[.$C$6]*([.$C$7]-[.$H208]))/[.$C$8]/[.$C$4])" table:style-name="ce12">
            <text:p>0,000227</text:p>
          </table:table-cell>
          <table:table-cell office:value-type="float" office:value="2.2071503161475903E-4" table:formula="of:=[.$C$9]*(([.$C$3]*[.$C$4]*([.$C208]-([.$H208]+1/2*[.I208]))+[.$C$6]*([.$C$7]-([.$H208]+1/2*[.I208])))/[.$C$8]/[.$C$4])" table:style-name="ce12">
            <text:p>0,000221</text:p>
          </table:table-cell>
          <table:table-cell office:value-type="float" office:value="2.2087121795755137E-4" table:formula="of:=[.$C$9]*(([.$C$3]*[.$C$4]*([.$C208]-([.$H208]+1/2*[.J208]))+[.$C$6]*([.$C$7]-([.$H208]+1/2*[.J208])))/[.$C$8]/[.$C$4])" table:style-name="ce12">
            <text:p>0,000221</text:p>
          </table:table-cell>
          <table:table-cell office:value-type="float" office:value="2.1506924859500032E-4" table:formula="of:=[.$C$9]*(([.$C$3]*[.$C$4]*([.$C208]-([.$H208]+[.K208]))+[.$C$6]*([.$C$7]-([.$H208]+[.K208])))/[.$C$8]/[.$C$4])" table:style-name="ce13">
            <text:p>0,000215</text:p>
          </table:table-cell>
          <table:table-cell office:value-type="float" office:value="51.289021062448796" table:formula="of:=[.M207]+1/6*([.N207]+2*[.O207]+2*[.P207]+[.Q207])" table:style-name="ce24">
            <text:p>51,28902106</text:p>
          </table:table-cell>
          <table:table-cell office:value-type="float" office:value="1.2528481526451855E-3" table:formula="of:=[.$C$9]*(([.$C$3]*[.$C$4]*([.$H208]-[.$M208])+[.$C$6]*([.$C$7]-[.$M208]))/[.$C$8]/[.$C$4])" table:style-name="ce12">
            <text:p>0,001253</text:p>
          </table:table-cell>
          <table:table-cell office:value-type="float" office:value="1.2199608886382407E-3" table:formula="of:=[.$C$9]*(([.$C$3]*[.$C$4]*([.$H208]-([.$M208]+1/2*[.N208]))+[.$C$6]*([.$C$7]-([.$M208]+1/2*[.N208])))/[.$C$8]/[.$C$4])" table:style-name="ce12">
            <text:p>0,001220</text:p>
          </table:table-cell>
          <table:table-cell office:value-type="float" office:value="1.2208241793185835E-3" table:formula="of:=[.$C$9]*(([.$C$3]*[.$C$4]*([.$H208]-([.$M208]+1/2*[.O208]))+[.$C$6]*([.$C$7]-([.$M208]+1/2*[.O208])))/[.$C$8]/[.$C$4])" table:style-name="ce12">
            <text:p>0,001221</text:p>
          </table:table-cell>
          <table:table-cell office:value-type="float" office:value="1.1887548832308994E-3" table:formula="of:=[.$C$9]*(([.$C$3]*[.$C$4]*([.$H208]-([.$M208]+[.P208]))+[.$C$6]*([.$C$7]-([.$M208]+[.P208])))/[.$C$8]/[.$C$4])" table:style-name="ce13">
            <text:p>0,00118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8" table:formula="of:=[.B208]+[.$C$9]" table:style-name="ce28">
            <text:p>98</text:p>
          </table:table-cell>
          <table:table-cell office:value-type="float" office:value="30.952008887552264" table:formula="of:=[.C208]+1/6*([.D208]+2*[.E208]+2*[.F208]+[.G208])" table:style-name="ce6">
            <text:p>30,95200889</text:p>
          </table:table-cell>
          <table:table-cell office:value-type="float" office:value="1.9533403506216017E-5" table:formula="of:=[.$C$9]*(([.$C$3]*[.$C$4]*([.$C$5]-[.$C209])+[.$C$6]*([.$C$7]-[.$C209]))/[.$C$8]/[.$C$4])" table:style-name="ce12">
            <text:p>0,000020</text:p>
          </table:table-cell>
          <table:table-cell office:value-type="float" office:value="1.902065166416378E-5" table:formula="of:=[.$C$9]*(([.$C$3]*[.$C$4]*([.$C$5]-([.$C209]+1/2*[.D209]))+[.$C$6]*([.$C$7]-([.$C209]+1/2*[.D209])))/[.$C$8]/[.$C$4])" table:style-name="ce12">
            <text:p>0,000019</text:p>
          </table:table-cell>
          <table:table-cell office:value-type="float" office:value="1.9034111399946597E-5" table:formula="of:=[.$C$9]*(([.$C$3]*[.$C$4]*([.$C$5]-([.$C209]+1/2*[.E209]))+[.$C$6]*([.$C$7]-([.$C209]+1/2*[.E209])))/[.$C$8]/[.$C$4])" table:style-name="ce12">
            <text:p>0,000019</text:p>
          </table:table-cell>
          <table:table-cell office:value-type="float" office:value="1.8534112657675905E-5" table:formula="of:=[.$C$9]*(([.$C$3]*[.$C$4]*([.$C$5]-([.$C209]+[.F209]))+[.$C$6]*([.$C$7]-([.$C209]+[.F209])))/[.$C$8]/[.$C$4])" table:style-name="ce13">
            <text:p>0,000019</text:p>
          </table:table-cell>
          <table:table-cell office:value-type="float" office:value="41.378749896413353" table:formula="of:=[.H208]+1/6*([.I208]+2*[.J208]+2*[.K208]+[.L208])" table:style-name="ce6">
            <text:p>41,3787499</text:p>
          </table:table-cell>
          <table:table-cell office:value-type="float" office:value="2.1607481591206579E-4" table:formula="of:=[.$C$9]*(([.$C$3]*[.$C$4]*([.$C209]-[.$H209])+[.$C$6]*([.$C$7]-[.$H209]))/[.$C$8]/[.$C$4])" table:style-name="ce12">
            <text:p>0,000216</text:p>
          </table:table-cell>
          <table:table-cell office:value-type="float" office:value="2.1040285199455867E-4" table:formula="of:=[.$C$9]*(([.$C$3]*[.$C$4]*([.$C209]-([.$H209]+1/2*[.I209]))+[.$C$6]*([.$C$7]-([.$H209]+1/2*[.I209])))/[.$C$8]/[.$C$4])" table:style-name="ce12">
            <text:p>0,000210</text:p>
          </table:table-cell>
          <table:table-cell office:value-type="float" office:value="2.105517410474249E-4" table:formula="of:=[.$C$9]*(([.$C$3]*[.$C$4]*([.$C209]-([.$H209]+1/2*[.J209]))+[.$C$6]*([.$C$7]-([.$H209]+1/2*[.J209])))/[.$C$8]/[.$C$4])" table:style-name="ce12">
            <text:p>0,000211</text:p>
          </table:table-cell>
          <table:table-cell office:value-type="float" office:value="2.0502084950715016E-4" table:formula="of:=[.$C$9]*(([.$C$3]*[.$C$4]*([.$C209]-([.$H209]+[.K209]))+[.$C$6]*([.$C$7]-([.$H209]+[.K209])))/[.$C$8]/[.$C$4])" table:style-name="ce13">
            <text:p>0,000205</text:p>
          </table:table-cell>
          <table:table-cell office:value-type="float" office:value="51.29024159131076" table:formula="of:=[.M208]+1/6*([.N208]+2*[.O208]+2*[.P208]+[.Q208])" table:style-name="ce24">
            <text:p>51,29024159</text:p>
          </table:table-cell>
          <table:table-cell office:value-type="float" office:value="1.1998112768528131E-3" table:formula="of:=[.$C$9]*(([.$C$3]*[.$C$4]*([.$H209]-[.$M209])+[.$C$6]*([.$C$7]-[.$M209]))/[.$C$8]/[.$C$4])" table:style-name="ce12">
            <text:p>0,001200</text:p>
          </table:table-cell>
          <table:table-cell office:value-type="float" office:value="1.1683162308355009E-3" table:formula="of:=[.$C$9]*(([.$C$3]*[.$C$4]*([.$H209]-([.$M209]+1/2*[.N209]))+[.$C$6]*([.$C$7]-([.$M209]+1/2*[.N209])))/[.$C$8]/[.$C$4])" table:style-name="ce12">
            <text:p>0,001168</text:p>
          </table:table-cell>
          <table:table-cell office:value-type="float" office:value="1.1691429757934202E-3" table:formula="of:=[.$C$9]*(([.$C$3]*[.$C$4]*([.$H209]-([.$M209]+1/2*[.O209]))+[.$C$6]*([.$C$7]-([.$M209]+1/2*[.O209])))/[.$C$8]/[.$C$4])" table:style-name="ce12">
            <text:p>0,001169</text:p>
          </table:table-cell>
          <table:table-cell office:value-type="float" office:value="1.1384312706237553E-3" table:formula="of:=[.$C$9]*(([.$C$3]*[.$C$4]*([.$H209]-([.$M209]+[.P209]))+[.$C$6]*([.$C$7]-([.$M209]+[.P209])))/[.$C$8]/[.$C$4])" table:style-name="ce13">
            <text:p>0,00113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8.5" table:formula="of:=[.B209]+[.$C$9]" table:style-name="ce28">
            <text:p>98,5</text:p>
          </table:table-cell>
          <table:table-cell office:value-type="float" office:value="30.952027917059311" table:formula="of:=[.C209]+1/6*([.D209]+2*[.E209]+2*[.F209]+[.G209])" table:style-name="ce6">
            <text:p>30,95202792</text:p>
          </table:table-cell>
          <table:table-cell office:value-type="float" office:value="1.8534354386247286E-5" table:formula="of:=[.$C$9]*(([.$C$3]*[.$C$4]*([.$C$5]-[.$C210])+[.$C$6]*([.$C$7]-[.$C210]))/[.$C$8]/[.$C$4])" table:style-name="ce12">
            <text:p>0,000019</text:p>
          </table:table-cell>
          <table:table-cell office:value-type="float" office:value="1.8047827583473009E-5" table:formula="of:=[.$C$9]*(([.$C$3]*[.$C$4]*([.$C$5]-([.$C210]+1/2*[.D210]))+[.$C$6]*([.$C$7]-([.$C210]+1/2*[.D210])))/[.$C$8]/[.$C$4])" table:style-name="ce12">
            <text:p>0,000018</text:p>
          </table:table-cell>
          <table:table-cell office:value-type="float" office:value="1.8060598912143176E-5" table:formula="of:=[.$C$9]*(([.$C$3]*[.$C$4]*([.$C$5]-([.$C210]+1/2*[.E210]))+[.$C$6]*([.$C$7]-([.$C210]+1/2*[.E210])))/[.$C$8]/[.$C$4])" table:style-name="ce12">
            <text:p>0,000018</text:p>
          </table:table-cell>
          <table:table-cell office:value-type="float" office:value="1.7586172943310884E-5" table:formula="of:=[.$C$9]*(([.$C$3]*[.$C$4]*([.$C$5]-([.$C210]+[.F210]))+[.$C$6]*([.$C$7]-([.$C210]+[.F210])))/[.$C$8]/[.$C$4])" table:style-name="ce13">
            <text:p>0,000018</text:p>
          </table:table-cell>
          <table:table-cell office:value-type="float" office:value="41.378960397221938" table:formula="of:=[.H209]+1/6*([.I209]+2*[.J209]+2*[.K209]+[.L209])" table:style-name="ce6">
            <text:p>41,3789604</text:p>
          </table:table-cell>
          <table:table-cell office:value-type="float" office:value="2.0597499881387193E-4" table:formula="of:=[.$C$9]*(([.$C$3]*[.$C$4]*([.$C210]-[.$H210])+[.$C$6]*([.$C$7]-[.$H210]))/[.$C$8]/[.$C$4])" table:style-name="ce12">
            <text:p>0,000206</text:p>
          </table:table-cell>
          <table:table-cell office:value-type="float" office:value="2.0056815509474291E-4" table:formula="of:=[.$C$9]*(([.$C$3]*[.$C$4]*([.$C210]-([.$H210]+1/2*[.I210]))+[.$C$6]*([.$C$7]-([.$H210]+1/2*[.I210])))/[.$C$8]/[.$C$4])" table:style-name="ce12">
            <text:p>0,000201</text:p>
          </table:table-cell>
          <table:table-cell office:value-type="float" office:value="2.0071008474269547E-4" table:formula="of:=[.$C$9]*(([.$C$3]*[.$C$4]*([.$C210]-([.$H210]+1/2*[.J210]))+[.$C$6]*([.$C$7]-([.$H210]+1/2*[.J210])))/[.$C$8]/[.$C$4])" table:style-name="ce12">
            <text:p>0,000201</text:p>
          </table:table-cell>
          <table:table-cell office:value-type="float" office:value="1.9543771936491794E-4" table:formula="of:=[.$C$9]*(([.$C$3]*[.$C$4]*([.$C210]-([.$H210]+[.K210]))+[.$C$6]*([.$C$7]-([.$H210]+[.K210])))/[.$C$8]/[.$C$4])" table:style-name="ce13">
            <text:p>0,000195</text:p>
          </table:table-cell>
          <table:table-cell office:value-type="float" office:value="51.291410451470881" table:formula="of:=[.M209]+1/6*([.N209]+2*[.O209]+2*[.P209]+[.Q209])" table:style-name="ce24">
            <text:p>51,29141045</text:p>
          </table:table-cell>
          <table:table-cell office:value-type="float" office:value="1.148971158875611E-3" table:formula="of:=[.$C$9]*(([.$C$3]*[.$C$4]*([.$H210]-[.$M210])+[.$C$6]*([.$C$7]-[.$M210]))/[.$C$8]/[.$C$4])" table:style-name="ce12">
            <text:p>0,001149</text:p>
          </table:table-cell>
          <table:table-cell office:value-type="float" office:value="1.1188106659553796E-3" table:formula="of:=[.$C$9]*(([.$C$3]*[.$C$4]*([.$H210]-([.$M210]+1/2*[.N210]))+[.$C$6]*([.$C$7]-([.$M210]+1/2*[.N210])))/[.$C$8]/[.$C$4])" table:style-name="ce12">
            <text:p>0,001119</text:p>
          </table:table-cell>
          <table:table-cell office:value-type="float" office:value="1.1196023788942284E-3" table:formula="of:=[.$C$9]*(([.$C$3]*[.$C$4]*([.$H210]-([.$M210]+1/2*[.O210]))+[.$C$6]*([.$C$7]-([.$M210]+1/2*[.O210])))/[.$C$8]/[.$C$4])" table:style-name="ce12">
            <text:p>0,001120</text:p>
          </table:table-cell>
          <table:table-cell office:value-type="float" office:value="1.0901920339838399E-3" table:formula="of:=[.$C$9]*(([.$C$3]*[.$C$4]*([.$H210]-([.$M210]+[.P210]))+[.$C$6]*([.$C$7]-([.$M210]+[.P210])))/[.$C$8]/[.$C$4])" table:style-name="ce13">
            <text:p>0,00109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9" table:formula="of:=[.B210]+[.$C$9]" table:style-name="ce28">
            <text:p>99</text:p>
          </table:table-cell>
          <table:table-cell office:value-type="float" office:value="30.952045973289366" table:formula="of:=[.C210]+1/6*([.D210]+2*[.E210]+2*[.F210]+[.G210])" table:style-name="ce6">
            <text:p>30,95204597</text:p>
          </table:table-cell>
          <table:table-cell office:value-type="float" office:value="1.7586402308324977E-5" table:formula="of:=[.$C$9]*(([.$C$3]*[.$C$4]*([.$C$5]-[.$C211])+[.$C$6]*([.$C$7]-[.$C211]))/[.$C$8]/[.$C$4])" table:style-name="ce12">
            <text:p>0,000018</text:p>
          </table:table-cell>
          <table:table-cell office:value-type="float" office:value="1.7124759247735711E-5" table:formula="of:=[.$C$9]*(([.$C$3]*[.$C$4]*([.$C$5]-([.$C211]+1/2*[.D211]))+[.$C$6]*([.$C$7]-([.$C211]+1/2*[.D211])))/[.$C$8]/[.$C$4])" table:style-name="ce12">
            <text:p>0,000017</text:p>
          </table:table-cell>
          <table:table-cell office:value-type="float" office:value="1.7136877378106874E-5" table:formula="of:=[.$C$9]*(([.$C$3]*[.$C$4]*([.$C$5]-([.$C211]+1/2*[.E211]))+[.$C$6]*([.$C$7]-([.$C211]+1/2*[.E211])))/[.$C$8]/[.$C$4])" table:style-name="ce12">
            <text:p>0,000017</text:p>
          </table:table-cell>
          <table:table-cell office:value-type="float" office:value="1.6686716245999379E-5" table:formula="of:=[.$C$9]*(([.$C$3]*[.$C$4]*([.$C$5]-([.$C211]+[.F211]))+[.$C$6]*([.$C$7]-([.$C211]+[.F211])))/[.$C$8]/[.$C$4])" table:style-name="ce13">
            <text:p>0,000017</text:p>
          </table:table-cell>
          <table:table-cell office:value-type="float" office:value="41.379161058754917" table:formula="of:=[.H210]+1/6*([.I210]+2*[.J210]+2*[.K210]+[.L210])" table:style-name="ce6">
            <text:p>41,37916106</text:p>
          </table:table-cell>
          <table:table-cell office:value-type="float" office:value="1.9634307983506006E-4" table:formula="of:=[.$C$9]*(([.$C$3]*[.$C$4]*([.$C211]-[.$H211])+[.$C$6]*([.$C$7]-[.$H211]))/[.$C$8]/[.$C$4])" table:style-name="ce12">
            <text:p>0,000196</text:p>
          </table:table-cell>
          <table:table-cell office:value-type="float" office:value="1.9118907398944885E-4" table:formula="of:=[.$C$9]*(([.$C$3]*[.$C$4]*([.$C211]-([.$H211]+1/2*[.I211]))+[.$C$6]*([.$C$7]-([.$H211]+1/2*[.I211])))/[.$C$8]/[.$C$4])" table:style-name="ce12">
            <text:p>0,000191</text:p>
          </table:table-cell>
          <table:table-cell office:value-type="float" office:value="1.9132436664290252E-4" table:formula="of:=[.$C$9]*(([.$C$3]*[.$C$4]*([.$C211]-([.$H211]+1/2*[.J211]))+[.$C$6]*([.$C$7]-([.$H211]+1/2*[.J211])))/[.$C$8]/[.$C$4])" table:style-name="ce12">
            <text:p>0,000191</text:p>
          </table:table-cell>
          <table:table-cell office:value-type="float" office:value="1.8629855058657085E-4" table:formula="of:=[.$C$9]*(([.$C$3]*[.$C$4]*([.$C211]-([.$H211]+[.K211]))+[.$C$6]*([.$C$7]-([.$H211]+[.K211])))/[.$C$8]/[.$C$4])" table:style-name="ce13">
            <text:p>0,000186</text:p>
          </table:table-cell>
          <table:table-cell office:value-type="float" office:value="51.292529783017976" table:formula="of:=[.M210]+1/6*([.N210]+2*[.O210]+2*[.P210]+[.Q210])" table:style-name="ce24">
            <text:p>51,29252978</text:p>
          </table:table-cell>
          <table:table-cell office:value-type="float" office:value="1.1002393293021555E-3" table:formula="of:=[.$C$9]*(([.$C$3]*[.$C$4]*([.$H211]-[.$M211])+[.$C$6]*([.$C$7]-[.$M211]))/[.$C$8]/[.$C$4])" table:style-name="ce12">
            <text:p>0,001100</text:p>
          </table:table-cell>
          <table:table-cell office:value-type="float" office:value="1.0713580469079035E-3" table:formula="of:=[.$C$9]*(([.$C$3]*[.$C$4]*([.$H211]-([.$M211]+1/2*[.N211]))+[.$C$6]*([.$C$7]-([.$M211]+1/2*[.N211])))/[.$C$8]/[.$C$4])" table:style-name="ce12">
            <text:p>0,001071</text:p>
          </table:table-cell>
          <table:table-cell office:value-type="float" office:value="1.0721161805706174E-3" table:formula="of:=[.$C$9]*(([.$C$3]*[.$C$4]*([.$H211]-([.$M211]+1/2*[.O211]))+[.$C$6]*([.$C$7]-([.$M211]+1/2*[.O211])))/[.$C$8]/[.$C$4])" table:style-name="ce12">
            <text:p>0,001072</text:p>
          </table:table-cell>
          <table:table-cell office:value-type="float" office:value="1.043953229821966E-3" table:formula="of:=[.$C$9]*(([.$C$3]*[.$C$4]*([.$H211]-([.$M211]+[.P211]))+[.$C$6]*([.$C$7]-([.$M211]+[.P211])))/[.$C$8]/[.$C$4])" table:style-name="ce13">
            <text:p>0,00104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9.5" table:formula="of:=[.B211]+[.$C$9]" table:style-name="ce28">
            <text:p>99,5</text:p>
          </table:table-cell>
          <table:table-cell office:value-type="float" office:value="30.952063106021335" table:formula="of:=[.C211]+1/6*([.D211]+2*[.E211]+2*[.F211]+[.G211])" table:style-name="ce6">
            <text:p>30,95206311</text:p>
          </table:table-cell>
          <table:table-cell office:value-type="float" office:value="1.6686933879896058E-5" table:formula="of:=[.$C$9]*(([.$C$3]*[.$C$4]*([.$C$5]-[.$C212])+[.$C$6]*([.$C$7]-[.$C212]))/[.$C$8]/[.$C$4])" table:style-name="ce12">
            <text:p>0,000017</text:p>
          </table:table-cell>
          <table:table-cell office:value-type="float" office:value="1.6248901865537845E-5" table:formula="of:=[.$C$9]*(([.$C$3]*[.$C$4]*([.$C$5]-([.$C212]+1/2*[.D212]))+[.$C$6]*([.$C$7]-([.$C212]+1/2*[.D212])))/[.$C$8]/[.$C$4])" table:style-name="ce12">
            <text:p>0,000016</text:p>
          </table:table-cell>
          <table:table-cell office:value-type="float" office:value="1.6260400205965197E-5" table:formula="of:=[.$C$9]*(([.$C$3]*[.$C$4]*([.$C$5]-([.$C212]+1/2*[.E212]))+[.$C$6]*([.$C$7]-([.$C212]+1/2*[.E212])))/[.$C$8]/[.$C$4])" table:style-name="ce12">
            <text:p>0,000016</text:p>
          </table:table-cell>
          <table:table-cell office:value-type="float" office:value="1.5833262869136888E-5" table:formula="of:=[.$C$9]*(([.$C$3]*[.$C$4]*([.$C$5]-([.$C212]+[.F212]))+[.$C$6]*([.$C$7]-([.$C212]+[.F212])))/[.$C$8]/[.$C$4])" table:style-name="ce13">
            <text:p>0,000016</text:p>
          </table:table-cell>
          <table:table-cell office:value-type="float" office:value="41.379352336840199" table:formula="of:=[.H211]+1/6*([.I211]+2*[.J211]+2*[.K211]+[.L211])" table:style-name="ce6">
            <text:p>41,37935234</text:p>
          </table:table-cell>
          <table:table-cell office:value-type="float" office:value="1.8715761695625588E-4" table:formula="of:=[.$C$9]*(([.$C$3]*[.$C$4]*([.$C212]-[.$H212])+[.$C$6]*([.$C$7]-[.$H212]))/[.$C$8]/[.$C$4])" table:style-name="ce12">
            <text:p>0,000187</text:p>
          </table:table-cell>
          <table:table-cell office:value-type="float" office:value="1.8224472951146708E-4" table:formula="of:=[.$C$9]*(([.$C$3]*[.$C$4]*([.$C212]-([.$H212]+1/2*[.I212]))+[.$C$6]*([.$C$7]-([.$H212]+1/2*[.I212])))/[.$C$8]/[.$C$4])" table:style-name="ce12">
            <text:p>0,000182</text:p>
          </table:table-cell>
          <table:table-cell office:value-type="float" office:value="1.8237369280655003E-4" table:formula="of:=[.$C$9]*(([.$C$3]*[.$C$4]*([.$C212]-([.$H212]+1/2*[.J212]))+[.$C$6]*([.$C$7]-([.$H212]+1/2*[.J212])))/[.$C$8]/[.$C$4])" table:style-name="ce12">
            <text:p>0,000182</text:p>
          </table:table-cell>
          <table:table-cell office:value-type="float" office:value="1.7758299808394895E-4" table:formula="of:=[.$C$9]*(([.$C$3]*[.$C$4]*([.$C212]-([.$H212]+[.K212]))+[.$C$6]*([.$C$7]-([.$H212]+[.K212])))/[.$C$8]/[.$C$4])" table:style-name="ce13">
            <text:p>0,000178</text:p>
          </table:table-cell>
          <table:table-cell office:value-type="float" office:value="51.293601639853655" table:formula="of:=[.M211]+1/6*([.N211]+2*[.O211]+2*[.P211]+[.Q211])" table:style-name="ce24">
            <text:p>51,29360164</text:p>
          </table:table-cell>
          <table:table-cell office:value-type="float" office:value="1.0535307496930386E-3" table:formula="of:=[.$C$9]*(([.$C$3]*[.$C$4]*([.$H212]-[.$M212])+[.$C$6]*([.$C$7]-[.$M212]))/[.$C$8]/[.$C$4])" table:style-name="ce12">
            <text:p>0,001054</text:p>
          </table:table-cell>
          <table:table-cell office:value-type="float" office:value="1.025875567513765E-3" table:formula="of:=[.$C$9]*(([.$C$3]*[.$C$4]*([.$H212]-([.$M212]+1/2*[.N212]))+[.$C$6]*([.$C$7]-([.$M212]+1/2*[.N212])))/[.$C$8]/[.$C$4])" table:style-name="ce12">
            <text:p>0,001026</text:p>
          </table:table-cell>
          <table:table-cell office:value-type="float" office:value="1.0266015160460143E-3" table:formula="of:=[.$C$9]*(([.$C$3]*[.$C$4]*([.$H212]-([.$M212]+1/2*[.O212]))+[.$C$6]*([.$C$7]-([.$M212]+1/2*[.O212])))/[.$C$8]/[.$C$4])" table:style-name="ce12">
            <text:p>0,001027</text:p>
          </table:table-cell>
          <table:table-cell office:value-type="float" office:value="9.9963417010064852E-4" table:formula="of:=[.$C$9]*(([.$C$3]*[.$C$4]*([.$H212]-([.$M212]+[.P212]))+[.$C$6]*([.$C$7]-([.$M212]+[.P212])))/[.$C$8]/[.$C$4])" table:style-name="ce13">
            <text:p>0,001000</text:p>
          </table:table-cell>
          <table:table-cell table:number-columns-repeated="16367"/>
        </table:table-row>
        <table:table-row table:style-name="ro6">
          <table:table-cell/>
          <table:table-cell office:value-type="float" office:value="100" table:formula="of:=[.B212]+[.$C$9]" table:style-name="ce29">
            <text:p>100</text:p>
          </table:table-cell>
          <table:table-cell office:value-type="float" office:value="30.952079362488149" table:formula="of:=[.C212]+1/6*([.D212]+2*[.E212]+2*[.F212]+[.G212])" table:style-name="ce8">
            <text:p>30,95207936</text:p>
          </table:table-cell>
          <table:table-cell office:value-type="float" office:value="1.5833469372182664E-5" table:formula="of:=[.$C$9]*(([.$C$3]*[.$C$4]*([.$C$5]-[.$C213])+[.$C$6]*([.$C$7]-[.$C213]))/[.$C$8]/[.$C$4])" table:style-name="ce14">
            <text:p>0,000016</text:p>
          </table:table-cell>
          <table:table-cell office:value-type="float" office:value="1.541784080131947E-5" table:formula="of:=[.$C$9]*(([.$C$3]*[.$C$4]*([.$C$5]-([.$C213]+1/2*[.D213]))+[.$C$6]*([.$C$7]-([.$C213]+1/2*[.D213])))/[.$C$8]/[.$C$4])" table:style-name="ce14">
            <text:p>0,000015</text:p>
          </table:table-cell>
          <table:table-cell office:value-type="float" office:value="1.5428751051217659E-5" table:formula="of:=[.$C$9]*(([.$C$3]*[.$C$4]*([.$C$5]-([.$C213]+1/2*[.E213]))+[.$C$6]*([.$C$7]-([.$C213]+1/2*[.E213])))/[.$C$8]/[.$C$4])" table:style-name="ce14">
            <text:p>0,000015</text:p>
          </table:table-cell>
          <table:table-cell office:value-type="float" office:value="1.5023459941971851E-5" table:formula="of:=[.$C$9]*(([.$C$3]*[.$C$4]*([.$C$5]-([.$C213]+[.F213]))+[.$C$6]*([.$C$7]-([.$C213]+[.F213])))/[.$C$8]/[.$C$4])" table:style-name="ce15">
            <text:p>0,000015</text:p>
          </table:table-cell>
          <table:table-cell office:value-type="float" office:value="41.379534666416809" table:formula="of:=[.H212]+1/6*([.I212]+2*[.J212]+2*[.K212]+[.L212])" table:style-name="ce8">
            <text:p>41,37953467</text:p>
          </table:table-cell>
          <table:table-cell office:value-type="float" office:value="1.7839813752493683E-4" table:formula="of:=[.$C$9]*(([.$C$3]*[.$C$4]*([.$C213]-[.$H213])+[.$C$6]*([.$C$7]-[.$H213]))/[.$C$8]/[.$C$4])" table:style-name="ce14">
            <text:p>0,000178</text:p>
          </table:table-cell>
          <table:table-cell office:value-type="float" office:value="1.7371518641505189E-4" table:formula="of:=[.$C$9]*(([.$C$3]*[.$C$4]*([.$C213]-([.$H213]+1/2*[.I213]))+[.$C$6]*([.$C$7]-([.$H213]+1/2*[.I213])))/[.$C$8]/[.$C$4])" table:style-name="ce14">
            <text:p>0,000174</text:p>
          </table:table-cell>
          <table:table-cell office:value-type="float" office:value="1.7383811388151571E-4" table:formula="of:=[.$C$9]*(([.$C$3]*[.$C$4]*([.$C213]-([.$H213]+1/2*[.J213]))+[.$C$6]*([.$C$7]-([.$H213]+1/2*[.J213])))/[.$C$8]/[.$C$4])" table:style-name="ce14">
            <text:p>0,000174</text:p>
          </table:table-cell>
          <table:table-cell office:value-type="float" office:value="1.6927163654622746E-4" table:formula="of:=[.$C$9]*(([.$C$3]*[.$C$4]*([.$C213]-([.$H213]+[.K213]))+[.$C$6]*([.$C$7]-([.$H213]+[.K213])))/[.$C$8]/[.$C$4])" table:style-name="ce15">
            <text:p>0,000169</text:p>
          </table:table-cell>
          <table:table-cell office:value-type="float" office:value="51.294627993034808" table:formula="of:=[.M212]+1/6*([.N212]+2*[.O212]+2*[.P212]+[.Q212])" table:style-name="ce25">
            <text:p>51,29462799</text:p>
          </table:table-cell>
          <table:table-cell office:value-type="float" office:value="1.0087636865130775E-3" table:formula="of:=[.$C$9]*(([.$C$3]*[.$C$4]*([.$H213]-[.$M213])+[.$C$6]*([.$C$7]-[.$M213]))/[.$C$8]/[.$C$4])" table:style-name="ce14">
            <text:p>0,001009</text:p>
          </table:table-cell>
          <table:table-cell office:value-type="float" office:value="9.8228363974209288E-4" table:formula="of:=[.$C$9]*(([.$C$3]*[.$C$4]*([.$H213]-([.$M213]+1/2*[.N213]))+[.$C$6]*([.$C$7]-([.$M213]+1/2*[.N213])))/[.$C$8]/[.$C$4])" table:style-name="ce14">
            <text:p>0,000982</text:p>
          </table:table-cell>
          <table:table-cell office:value-type="float" office:value="9.8297874096977015E-4" table:formula="of:=[.$C$9]*(([.$C$3]*[.$C$4]*([.$H213]-([.$M213]+1/2*[.O213]))+[.$C$6]*([.$C$7]-([.$M213]+1/2*[.O213])))/[.$C$8]/[.$C$4])" table:style-name="ce14">
            <text:p>0,000983</text:p>
          </table:table-cell>
          <table:table-cell office:value-type="float" office:value="9.5715730261207454E-4" table:formula="of:=[.$C$9]*(([.$C$3]*[.$C$4]*([.$H213]-([.$M213]+[.P213]))+[.$C$6]*([.$C$7]-([.$M213]+[.P213])))/[.$C$8]/[.$C$4])" table:style-name="ce15">
            <text:p>0,000957</text:p>
          </table:table-cell>
          <table:table-cell table:number-columns-repeated="16367"/>
        </table:table-row>
        <table:table-row table:number-rows-repeated="1048363" table:style-name="ro1">
          <table:table-cell table:number-columns-repeated="16384"/>
        </table:table-row>
      </table:table>
      <table:table table:name="Problema_6_Gráfico1">
        <table:shapes>
          <draw:frame draw:z-index="1" draw:id="id0" draw:style-name="a0" draw:name="Gráfico 1" svg:x="0in" svg:y="0in" svg:width="10.07781in" svg:height="6.149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Anxo Sánchez Bermúdez</meta:initial-creator>
    <dc:creator>Anxo</dc:creator>
    <meta:creation-date>2001-06-20T18:34:53Z</meta:creation-date>
    <dc:date>2021-12-18T20:00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7361in" style:font-size-asian="0.17361in" style:font-size-complex="0.1736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389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542in" style:font-size-asian="0.13542in" style:font-size-complex="0.1354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431in" style:font-size-asian="0.12431in" style:font-size-complex="0.1243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969696" svg:stroke-opacity="100%" draw:stroke-linejoin="round" svg:stroke-linecap="butt"/>
    </style:style>
    <style:style style:family="chart" style:name="Axs1" style:data-style-name="N1">
      <style:chart-properties chart:gap-width="150" chart:overlap="0" chart:link-data-style-to-source="false" chart:visible="true" chart:logarithmic="false" chart:maximum="60" chart:minimum="2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542in" style:font-size-asian="0.13542in" style:font-size-complex="0.1354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347in" svg:stroke-color="#969696" svg:stroke-opacity="100%" draw:stroke-linejoin="round" svg:stroke-linecap="butt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1389in" svg:stroke-color="#008000" svg:stroke-opacity="100%" draw:stroke-linejoin="round" svg:stroke-linecap="round"/>
    </style:style>
    <style:style style:family="chart" style:name="GMi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G0S1">
      <style:chart-properties chart:symbol-type="named-symbol" chart:symbol-name="diamond" chart:symbol-width="0.08333in" chart:symbol-height="0.08333in" chart:connect-bars="false" chart:interpolation="cubic-spline" chart:solid-type="cuboid"/>
      <style:graphic-properties draw:fill="none" draw:stroke="solid" svg:stroke-width="0.01389in" svg:stroke-color="#000080" svg:stroke-opacity="100%" draw:stroke-linejoin="round" svg:stroke-linecap="round"/>
    </style:style>
    <style:style style:family="chart" style:name="GMi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G0S2">
      <style:chart-properties chart:symbol-type="named-symbol" chart:symbol-name="square" chart:symbol-width="0.08333in" chart:symbol-height="0.08333in" chart:connect-bars="false" chart:interpolation="cubic-spline" chart:solid-type="cuboid"/>
      <style:graphic-properties draw:fill="none" draw:stroke="solid" svg:stroke-width="0.01389in" svg:stroke-color="#9933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7361in" style:font-size-asian="0.17361in" style:font-size-complex="0.1736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389in" svg:stroke-color="#808080" svg:stroke-opacity="100%"/>
    </style:style>
  </office:automatic-styles>
  <office:body>
    <office:chart>
      <chart:chart chart:class="chart:scatter" svg:height="442.7711023622047pt" svg:width="725.6024409448818pt" chart:style-name="Crt0">
        <chart:title svg:x="210.1020472440945pt" svg:y="9.00551181102362pt" chart:style-name="CT00">
          <text:p text:style-name="a0" text:class-names="" text:cond-style-name="">Variación da temperatura en cada tanque co tempo</text:p>
        </chart:title>
        <chart:legend style:legend-expansion="custom" style:legend-expansion-aspect-ratio="1.4998106473565223" svg:width="72.03496062992125pt" svg:height="48.02937007874016pt" svg:x="102.7999212598425pt" svg:y="97.55976377952755pt" chart:style-name="Lgnd"/>
        <chart:plot-area svg:x="26.54629921259842pt" svg:y="52.34031496062992pt" svg:width="632.1467716535432pt" svg:height="358.4233858267717pt" chart:style-name="Plt0">
          <chart:axis chart:dimension="x" chart:name="primary-x" chart:style-name="Axs0">
            <chart:title svg:x="318.1545669291338pt" svg:y="415.7545669291338pt" chart:style-name="AT00">
              <text:p text:style-name="a1" text:class-names="" text:cond-style-name="">Tempo (s)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6.002913385826772pt" svg:y="180.11031496063pt" chart:style-name="AT01">
              <text:p text:style-name="a2" text:class-names="" text:cond-style-name="">Temperatura (°C)</text:p>
            </chart:title>
            <chart:grid chart:class="major" chart:style-name="GMa1"/>
            <chart:grid chart:class="minor" chart:style-name="GMi1"/>
          </chart:axis>
          <chart:series chart:label-cell-address="Problema_6_Folla_1.$C$12" chart:values-cell-range-address="Problema_6_Folla_1.$C$13:.$C$213" chart:class="chart:scatter" chart:attached-axis="primary-y" chart:style-name="G0S0">
            <chart:domain table:cell-range-address="Problema_6_Folla_1.$B$13:.$B$213"/>
            <chart:data-point chart:repeated="201"/>
          </chart:series>
          <chart:series chart:label-cell-address="Problema_6_Folla_1.$H$12" chart:values-cell-range-address="Problema_6_Folla_1.$H$13:.$H$213" chart:class="chart:scatter" chart:attached-axis="primary-y" chart:style-name="G0S1">
            <chart:domain table:cell-range-address="Problema_6_Folla_1.$B$13:.$B$213"/>
            <chart:data-point chart:repeated="201"/>
          </chart:series>
          <chart:series chart:label-cell-address="Problema_6_Folla_1.$M$12" chart:values-cell-range-address="Problema_6_Folla_1.$M$13:.$M$213" chart:class="chart:scatter" chart:attached-axis="primary-y" chart:style-name="G0S2">
            <chart:domain table:cell-range-address="Problema_6_Folla_1.$B$13:.$B$213"/>
            <chart:data-point chart:repeated="2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